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138in"/>
    </style:style>
    <style:style style:name="co3" style:family="table-column">
      <style:table-column-properties fo:break-before="auto" style:column-width="0.1925in"/>
    </style:style>
    <style:style style:name="co4" style:family="table-column">
      <style:table-column-properties fo:break-before="auto" style:column-width="0.7217in"/>
    </style:style>
    <style:style style:name="co5" style:family="table-column">
      <style:table-column-properties fo:break-before="auto" style:column-width="1.2465in"/>
    </style:style>
    <style:style style:name="co6" style:family="table-column">
      <style:table-column-properties fo:break-before="auto" style:column-width="0.7in"/>
    </style:style>
    <style:style style:name="co7" style:family="table-column">
      <style:table-column-properties fo:break-before="auto" style:column-width="0.4in"/>
    </style:style>
    <style:style style:name="co8" style:family="table-column">
      <style:table-column-properties fo:break-before="auto" style:column-width="1.2791in"/>
    </style:style>
    <style:style style:name="co9" style:family="table-column">
      <style:table-column-properties fo:break-before="auto" style:column-width="3.6807in"/>
    </style:style>
    <style:style style:name="co10" style:family="table-column">
      <style:table-column-properties fo:break-before="auto" style:column-width="1.361in"/>
    </style:style>
    <style:style style:name="co11" style:family="table-column">
      <style:table-column-properties fo:break-before="auto" style:column-width="0.25in"/>
    </style:style>
    <style:style style:name="co12" style:family="table-column">
      <style:table-column-properties fo:break-before="auto" style:column-width="0.9362in"/>
    </style:style>
    <style:style style:name="co13" style:family="table-column">
      <style:table-column-properties fo:break-before="auto" style:column-width="0.8819in"/>
    </style:style>
    <style:style style:name="co14" style:family="table-column">
      <style:table-column-properties fo:break-before="auto" style:column-width="1.0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table table:name="tblAc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office:value-type="string" calcext:value-type="string">
            <text:p>A01</text:p>
          </table:table-cell>
          <table:table-cell office:value-type="string" calcext:value-type="string">
            <text:p>AMP</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A01&quot;," calcext:value-type="string">
            <text:p>"A01",</text:p>
          </table:table-cell>
          <table:table-cell table:style-name="ce1" table:formula="of:=[.$I$1]&amp;[.B2]&amp;[.$J$1]&amp;[.$K$1]" office:value-type="string" office:string-value="&quot;AMP&quot;," calcext:value-type="string">
            <text:p>"AMP",</text:p>
          </table:table-cell>
          <table:table-cell table:formula="of:=[.$I$1]&amp;[.C2]&amp;[.$J$1]&amp;[.$K$1]" office:value-type="string" office:string-value="&quot;A&quot;," calcext:value-type="string">
            <text:p>"A",</text:p>
          </table:table-cell>
          <table:table-cell table:style-name="ce1" table:formula="of:=[.$I$1]&amp;[.D2]&amp;[.$J$1]&amp;[.$K$1]" office:value-type="string" office:string-value="&quot;W&quot;," calcext:value-type="string">
            <text:p>"W",</text:p>
          </table:table-cell>
        </table:table-row>
        <table:table-row table:style-name="ro1">
          <table:table-cell office:value-type="string" calcext:value-type="string">
            <text:p>A02</text:p>
          </table:table-cell>
          <table:table-cell office:value-type="string" calcext:value-type="string">
            <text:p>Inbox</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A02&quot;," calcext:value-type="string">
            <text:p>"A02",</text:p>
          </table:table-cell>
          <table:table-cell table:style-name="ce1" table:formula="of:=[.$I$1]&amp;[.B3]&amp;[.$J$1]&amp;[.$K$1]" office:value-type="string" office:string-value="&quot;Inbox&quot;," calcext:value-type="string">
            <text:p>"Inbox",</text:p>
          </table:table-cell>
          <table:table-cell table:formula="of:=[.$I$1]&amp;[.C3]&amp;[.$J$1]&amp;[.$K$1]" office:value-type="string" office:string-value="&quot;A&quot;," calcext:value-type="string">
            <text:p>"A",</text:p>
          </table:table-cell>
          <table:table-cell table:style-name="ce1" table:formula="of:=[.$I$1]&amp;[.D3]&amp;[.$J$1]&amp;[.$K$1]" office:value-type="string" office:string-value="&quot;W&quot;," calcext:value-type="string">
            <text:p>"W",</text:p>
          </table:table-cell>
        </table:table-row>
        <table:table-row table:style-name="ro1">
          <table:table-cell office:value-type="string" calcext:value-type="string">
            <text:p>A03</text:p>
          </table:table-cell>
          <table:table-cell office:value-type="string" calcext:value-type="string">
            <text:p>Expense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A03&quot;," calcext:value-type="string">
            <text:p>"A03",</text:p>
          </table:table-cell>
          <table:table-cell table:style-name="ce1" table:formula="of:=[.$I$1]&amp;[.B4]&amp;[.$J$1]&amp;[.$K$1]" office:value-type="string" office:string-value="&quot;Expenses&quot;," calcext:value-type="string">
            <text:p>"Expenses",</text:p>
          </table:table-cell>
          <table:table-cell table:formula="of:=[.$I$1]&amp;[.C4]&amp;[.$J$1]&amp;[.$K$1]" office:value-type="string" office:string-value="&quot;A&quot;," calcext:value-type="string">
            <text:p>"A",</text:p>
          </table:table-cell>
          <table:table-cell table:style-name="ce1" table:formula="of:=[.$I$1]&amp;[.D4]&amp;[.$J$1]&amp;[.$K$1]" office:value-type="string" office:string-value="&quot;W&quot;," calcext:value-type="string">
            <text:p>"W",</text:p>
          </table:table-cell>
        </table:table-row>
        <table:table-row table:style-name="ro1">
          <table:table-cell office:value-type="string" calcext:value-type="string">
            <text:p>A04</text:p>
          </table:table-cell>
          <table:table-cell office:value-type="string" calcext:value-type="string">
            <text:p>Desktop Review</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A04&quot;," calcext:value-type="string">
            <text:p>"A04",</text:p>
          </table:table-cell>
          <table:table-cell table:style-name="ce1" table:formula="of:=[.$I$1]&amp;[.B5]&amp;[.$J$1]&amp;[.$K$1]" office:value-type="string" office:string-value="&quot;Desktop Review&quot;," calcext:value-type="string">
            <text:p>"Desktop Review",</text:p>
          </table:table-cell>
          <table:table-cell table:formula="of:=[.$I$1]&amp;[.C5]&amp;[.$J$1]&amp;[.$K$1]" office:value-type="string" office:string-value="&quot;A&quot;," calcext:value-type="string">
            <text:p>"A",</text:p>
          </table:table-cell>
          <table:table-cell table:style-name="ce1" table:formula="of:=[.$I$1]&amp;[.D5]&amp;[.$J$1]&amp;[.$K$1]" office:value-type="string" office:string-value="&quot;W&quot;," calcext:value-type="string">
            <text:p>"W",</text:p>
          </table:table-cell>
        </table:table-row>
        <table:table-row table:style-name="ro1">
          <table:table-cell office:value-type="string" calcext:value-type="string">
            <text:p>A05</text:p>
          </table:table-cell>
          <table:table-cell office:value-type="string" calcext:value-type="string">
            <text:p>Training Admin</text:p>
          </table:table-cell>
          <table:table-cell office:value-type="string" calcext:value-type="string">
            <text:p>A</text:p>
          </table:table-cell>
          <table:table-cell office:value-type="string" calcext:value-type="string">
            <text:p>TLA</text:p>
          </table:table-cell>
          <table:table-cell office:value-type="string" calcext:value-type="string">
            <text:p>Active</text:p>
          </table:table-cell>
          <table:table-cell table:number-columns-repeated="9"/>
          <table:table-cell table:style-name="ce1" table:formula="of:=[.$I$1]&amp;[.A6]&amp;[.$J$1]&amp;[.$K$1]" office:value-type="string" office:string-value="&quot;A05&quot;," calcext:value-type="string">
            <text:p>"A05",</text:p>
          </table:table-cell>
          <table:table-cell table:style-name="ce1" table:formula="of:=[.$I$1]&amp;[.B6]&amp;[.$J$1]&amp;[.$K$1]" office:value-type="string" office:string-value="&quot;Training Admin&quot;," calcext:value-type="string">
            <text:p>"Training Admin",</text:p>
          </table:table-cell>
          <table:table-cell table:formula="of:=[.$I$1]&amp;[.C6]&amp;[.$J$1]&amp;[.$K$1]" office:value-type="string" office:string-value="&quot;A&quot;," calcext:value-type="string">
            <text:p>"A",</text:p>
          </table:table-cell>
          <table:table-cell table:style-name="ce1" table:formula="of:=[.$I$1]&amp;[.D6]&amp;[.$J$1]&amp;[.$K$1]" office:value-type="string" office:string-value="&quot;TLA&quot;," calcext:value-type="string">
            <text:p>"TLA",</text:p>
          </table:table-cell>
        </table:table-row>
        <table:table-row table:style-name="ro1">
          <table:table-cell office:value-type="string" calcext:value-type="string">
            <text:p>A06</text:p>
          </table:table-cell>
          <table:table-cell office:value-type="string" calcext:value-type="string">
            <text:p>CPA License</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A06&quot;," calcext:value-type="string">
            <text:p>"A06",</text:p>
          </table:table-cell>
          <table:table-cell table:style-name="ce1" table:formula="of:=[.$I$1]&amp;[.B7]&amp;[.$J$1]&amp;[.$K$1]" office:value-type="string" office:string-value="&quot;CPA License&quot;," calcext:value-type="string">
            <text:p>"CPA License",</text:p>
          </table:table-cell>
          <table:table-cell table:formula="of:=[.$I$1]&amp;[.C7]&amp;[.$J$1]&amp;[.$K$1]" office:value-type="string" office:string-value="&quot;A&quot;," calcext:value-type="string">
            <text:p>"A",</text:p>
          </table:table-cell>
          <table:table-cell table:style-name="ce1" table:formula="of:=[.$I$1]&amp;[.D7]&amp;[.$J$1]&amp;[.$K$1]" office:value-type="string" office:string-value="&quot;W&quot;," calcext:value-type="string">
            <text:p>"W",</text:p>
          </table:table-cell>
        </table:table-row>
        <table:table-row table:style-name="ro1">
          <table:table-cell office:value-type="string" calcext:value-type="string">
            <text:p>A07</text:p>
          </table:table-cell>
          <table:table-cell office:value-type="string" calcext:value-type="string">
            <text:p>Tech Suppor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A07&quot;," calcext:value-type="string">
            <text:p>"A07",</text:p>
          </table:table-cell>
          <table:table-cell table:style-name="ce1" table:formula="of:=[.$I$1]&amp;[.B8]&amp;[.$J$1]&amp;[.$K$1]" office:value-type="string" office:string-value="&quot;Tech Support&quot;," calcext:value-type="string">
            <text:p>"Tech Support",</text:p>
          </table:table-cell>
          <table:table-cell table:formula="of:=[.$I$1]&amp;[.C8]&amp;[.$J$1]&amp;[.$K$1]" office:value-type="string" office:string-value="&quot;A&quot;," calcext:value-type="string">
            <text:p>"A",</text:p>
          </table:table-cell>
          <table:table-cell table:style-name="ce1" table:formula="of:=[.$I$1]&amp;[.D8]&amp;[.$J$1]&amp;[.$K$1]" office:value-type="string" office:string-value="&quot;W&quot;," calcext:value-type="string">
            <text:p>"W",</text:p>
          </table:table-cell>
        </table:table-row>
        <table:table-row table:style-name="ro1">
          <table:table-cell office:value-type="string" calcext:value-type="string">
            <text:p>A08</text:p>
          </table:table-cell>
          <table:table-cell office:value-type="string" calcext:value-type="string">
            <text:p>Time Mgm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A08&quot;," calcext:value-type="string">
            <text:p>"A08",</text:p>
          </table:table-cell>
          <table:table-cell table:style-name="ce1" table:formula="of:=[.$I$1]&amp;[.B9]&amp;[.$J$1]&amp;[.$K$1]" office:value-type="string" office:string-value="&quot;Time Mgmt&quot;," calcext:value-type="string">
            <text:p>"Time Mgmt",</text:p>
          </table:table-cell>
          <table:table-cell table:formula="of:=[.$I$1]&amp;[.C9]&amp;[.$J$1]&amp;[.$K$1]" office:value-type="string" office:string-value="&quot;A&quot;," calcext:value-type="string">
            <text:p>"A",</text:p>
          </table:table-cell>
          <table:table-cell table:style-name="ce1" table:formula="of:=[.$I$1]&amp;[.D9]&amp;[.$J$1]&amp;[.$K$1]" office:value-type="string" office:string-value="&quot;W&quot;," calcext:value-type="string">
            <text:p>"W",</text:p>
          </table:table-cell>
        </table:table-row>
        <table:table-row table:style-name="ro1">
          <table:table-cell office:value-type="string" calcext:value-type="string">
            <text:p>A09</text:p>
          </table:table-cell>
          <table:table-cell office:value-type="string" calcext:value-type="string">
            <text:p>Timesheet</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A09&quot;," calcext:value-type="string">
            <text:p>"A09",</text:p>
          </table:table-cell>
          <table:table-cell table:style-name="ce1" table:formula="of:=[.$I$1]&amp;[.B10]&amp;[.$J$1]&amp;[.$K$1]" office:value-type="string" office:string-value="&quot;Timesheet&quot;," calcext:value-type="string">
            <text:p>"Timesheet",</text:p>
          </table:table-cell>
          <table:table-cell table:formula="of:=[.$I$1]&amp;[.C10]&amp;[.$J$1]&amp;[.$K$1]" office:value-type="string" office:string-value="&quot;A&quot;," calcext:value-type="string">
            <text:p>"A",</text:p>
          </table:table-cell>
          <table:table-cell table:style-name="ce1" table:formula="of:=[.$I$1]&amp;[.D10]&amp;[.$J$1]&amp;[.$K$1]" office:value-type="string" office:string-value="&quot;W&quot;," calcext:value-type="string">
            <text:p>"W",</text:p>
          </table:table-cell>
        </table:table-row>
        <table:table-row table:style-name="ro1">
          <table:table-cell office:value-type="string" calcext:value-type="string">
            <text:p>A10</text:p>
          </table:table-cell>
          <table:table-cell office:value-type="string" calcext:value-type="string">
            <text:p>Travel Booking</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A10&quot;," calcext:value-type="string">
            <text:p>"A10",</text:p>
          </table:table-cell>
          <table:table-cell table:style-name="ce1" table:formula="of:=[.$I$1]&amp;[.B11]&amp;[.$J$1]&amp;[.$K$1]" office:value-type="string" office:string-value="&quot;Travel Booking&quot;," calcext:value-type="string">
            <text:p>"Travel Booking",</text:p>
          </table:table-cell>
          <table:table-cell table:formula="of:=[.$I$1]&amp;[.C11]&amp;[.$J$1]&amp;[.$K$1]" office:value-type="string" office:string-value="&quot;A&quot;," calcext:value-type="string">
            <text:p>"A",</text:p>
          </table:table-cell>
          <table:table-cell table:style-name="ce1" table:formula="of:=[.$I$1]&amp;[.D11]&amp;[.$J$1]&amp;[.$K$1]" office:value-type="string" office:string-value="&quot;W&quot;," calcext:value-type="string">
            <text:p>"W",</text:p>
          </table:table-cell>
        </table:table-row>
        <table:table-row table:style-name="ro1">
          <table:table-cell office:value-type="string" calcext:value-type="string">
            <text:p>B01</text:p>
          </table:table-cell>
          <table:table-cell office:value-type="string" calcext:value-type="string">
            <text:p>Bathroom</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2]&amp;[.$J$1]&amp;[.$K$1]" office:value-type="string" office:string-value="&quot;B01&quot;," calcext:value-type="string">
            <text:p>"B01",</text:p>
          </table:table-cell>
          <table:table-cell table:style-name="ce1" table:formula="of:=[.$I$1]&amp;[.B12]&amp;[.$J$1]&amp;[.$K$1]" office:value-type="string" office:string-value="&quot;Bathroom&quot;," calcext:value-type="string">
            <text:p>"Bathroom",</text:p>
          </table:table-cell>
          <table:table-cell table:formula="of:=[.$I$1]&amp;[.C12]&amp;[.$J$1]&amp;[.$K$1]" office:value-type="string" office:string-value="&quot;R&quot;," calcext:value-type="string">
            <text:p>"R",</text:p>
          </table:table-cell>
          <table:table-cell table:style-name="ce1" table:formula="of:=[.$I$1]&amp;[.D12]&amp;[.$J$1]&amp;[.$K$1]" office:value-type="string" office:string-value="&quot;P&quot;," calcext:value-type="string">
            <text:p>"P",</text:p>
          </table:table-cell>
        </table:table-row>
        <table:table-row table:style-name="ro1">
          <table:table-cell office:value-type="string" calcext:value-type="string">
            <text:p>B02</text:p>
          </table:table-cell>
          <table:table-cell office:value-type="string" calcext:value-type="string">
            <text:p>Eat</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amp;[.$J$1]&amp;[.$K$1]" office:value-type="string" office:string-value="&quot;B02&quot;," calcext:value-type="string">
            <text:p>"B02",</text:p>
          </table:table-cell>
          <table:table-cell table:style-name="ce1" table:formula="of:=[.$I$1]&amp;[.B13]&amp;[.$J$1]&amp;[.$K$1]" office:value-type="string" office:string-value="&quot;Eat&quot;," calcext:value-type="string">
            <text:p>"Eat",</text:p>
          </table:table-cell>
          <table:table-cell table:formula="of:=[.$I$1]&amp;[.C13]&amp;[.$J$1]&amp;[.$K$1]" office:value-type="string" office:string-value="&quot;3&quot;," calcext:value-type="string">
            <text:p>"3",</text:p>
          </table:table-cell>
          <table:table-cell table:style-name="ce1" table:formula="of:=[.$I$1]&amp;[.D13]&amp;[.$J$1]&amp;[.$K$1]" office:value-type="string" office:string-value="&quot;P&quot;," calcext:value-type="string">
            <text:p>"P",</text:p>
          </table:table-cell>
        </table:table-row>
        <table:table-row table:style-name="ro1">
          <table:table-cell office:value-type="string" calcext:value-type="string">
            <text:p>B04</text:p>
          </table:table-cell>
          <table:table-cell office:value-type="string" calcext:value-type="string">
            <text:p>Lunch</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amp;[.$J$1]&amp;[.$K$1]" office:value-type="string" office:string-value="&quot;B04&quot;," calcext:value-type="string">
            <text:p>"B04",</text:p>
          </table:table-cell>
          <table:table-cell table:style-name="ce1" table:formula="of:=[.$I$1]&amp;[.B14]&amp;[.$J$1]&amp;[.$K$1]" office:value-type="string" office:string-value="&quot;Lunch&quot;," calcext:value-type="string">
            <text:p>"Lunch",</text:p>
          </table:table-cell>
          <table:table-cell table:formula="of:=[.$I$1]&amp;[.C14]&amp;[.$J$1]&amp;[.$K$1]" office:value-type="string" office:string-value="&quot;3&quot;," calcext:value-type="string">
            <text:p>"3",</text:p>
          </table:table-cell>
          <table:table-cell table:style-name="ce1" table:formula="of:=[.$I$1]&amp;[.D14]&amp;[.$J$1]&amp;[.$K$1]" office:value-type="string" office:string-value="&quot;P&quot;," calcext:value-type="string">
            <text:p>"P",</text:p>
          </table:table-cell>
        </table:table-row>
        <table:table-row table:style-name="ro1">
          <table:table-cell office:value-type="string" calcext:value-type="string">
            <text:p>B05</text:p>
          </table:table-cell>
          <table:table-cell office:value-type="string" calcext:value-type="string">
            <text:p>Order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amp;[.$J$1]&amp;[.$K$1]" office:value-type="string" office:string-value="&quot;B05&quot;," calcext:value-type="string">
            <text:p>"B05",</text:p>
          </table:table-cell>
          <table:table-cell table:style-name="ce1" table:formula="of:=[.$I$1]&amp;[.B15]&amp;[.$J$1]&amp;[.$K$1]" office:value-type="string" office:string-value="&quot;Order Food&quot;," calcext:value-type="string">
            <text:p>"Order Food",</text:p>
          </table:table-cell>
          <table:table-cell table:formula="of:=[.$I$1]&amp;[.C15]&amp;[.$J$1]&amp;[.$K$1]" office:value-type="string" office:string-value="&quot;P&quot;," calcext:value-type="string">
            <text:p>"P",</text:p>
          </table:table-cell>
          <table:table-cell table:style-name="ce1" table:formula="of:=[.$I$1]&amp;[.D15]&amp;[.$J$1]&amp;[.$K$1]" office:value-type="string" office:string-value="&quot;P&quot;," calcext:value-type="string">
            <text:p>"P",</text:p>
          </table:table-cell>
        </table:table-row>
        <table:table-row table:style-name="ro1">
          <table:table-cell office:value-type="string" calcext:value-type="string">
            <text:p>B06</text:p>
          </table:table-cell>
          <table:table-cell office:value-type="string" calcext:value-type="string">
            <text:p>Beverage</text:p>
          </table:table-cell>
          <table:table-cell office:value-type="string" calcext:value-type="string">
            <text:p>B</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6]&amp;[.$J$1]&amp;[.$K$1]" office:value-type="string" office:string-value="&quot;B06&quot;," calcext:value-type="string">
            <text:p>"B06",</text:p>
          </table:table-cell>
          <table:table-cell table:style-name="ce1" table:formula="of:=[.$I$1]&amp;[.B16]&amp;[.$J$1]&amp;[.$K$1]" office:value-type="string" office:string-value="&quot;Beverage&quot;," calcext:value-type="string">
            <text:p>"Beverage",</text:p>
          </table:table-cell>
          <table:table-cell table:formula="of:=[.$I$1]&amp;[.C16]&amp;[.$J$1]&amp;[.$K$1]" office:value-type="string" office:string-value="&quot;B&quot;," calcext:value-type="string">
            <text:p>"B",</text:p>
          </table:table-cell>
          <table:table-cell table:style-name="ce1" table:formula="of:=[.$I$1]&amp;[.D16]&amp;[.$J$1]&amp;[.$K$1]" office:value-type="string" office:string-value="&quot;P&quot;," calcext:value-type="string">
            <text:p>"P",</text:p>
          </table:table-cell>
        </table:table-row>
        <table:table-row table:style-name="ro1">
          <table:table-cell office:value-type="string" calcext:value-type="string">
            <text:p>D01</text:p>
          </table:table-cell>
          <table:table-cell office:value-type="string" calcext:value-type="string">
            <text:p>Month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7]&amp;[.$J$1]&amp;[.$K$1]" office:value-type="string" office:string-value="&quot;D01&quot;," calcext:value-type="string">
            <text:p>"D01",</text:p>
          </table:table-cell>
          <table:table-cell table:style-name="ce1" table:formula="of:=[.$I$1]&amp;[.B17]&amp;[.$J$1]&amp;[.$K$1]" office:value-type="string" office:string-value="&quot;Monthly Review&quot;," calcext:value-type="string">
            <text:p>"Monthly Review",</text:p>
          </table:table-cell>
          <table:table-cell table:formula="of:=[.$I$1]&amp;[.C17]&amp;[.$J$1]&amp;[.$K$1]" office:value-type="string" office:string-value="&quot;D&quot;," calcext:value-type="string">
            <text:p>"D",</text:p>
          </table:table-cell>
          <table:table-cell table:style-name="ce1" table:formula="of:=[.$I$1]&amp;[.D17]&amp;[.$J$1]&amp;[.$K$1]" office:value-type="string" office:string-value="&quot;D&quot;," calcext:value-type="string">
            <text:p>"D",</text:p>
          </table:table-cell>
        </table:table-row>
        <table:table-row table:style-name="ro1">
          <table:table-cell office:value-type="string" calcext:value-type="string">
            <text:p>D02</text:p>
          </table:table-cell>
          <table:table-cell office:value-type="string" calcext:value-type="string">
            <text:p>Weekly Review</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18]&amp;[.$J$1]&amp;[.$K$1]" office:value-type="string" office:string-value="&quot;D02&quot;," calcext:value-type="string">
            <text:p>"D02",</text:p>
          </table:table-cell>
          <table:table-cell table:style-name="ce1" table:formula="of:=[.$I$1]&amp;[.B18]&amp;[.$J$1]&amp;[.$K$1]" office:value-type="string" office:string-value="&quot;Weekly Review&quot;," calcext:value-type="string">
            <text:p>"Weekly Review",</text:p>
          </table:table-cell>
          <table:table-cell table:formula="of:=[.$I$1]&amp;[.C18]&amp;[.$J$1]&amp;[.$K$1]" office:value-type="string" office:string-value="&quot;D&quot;," calcext:value-type="string">
            <text:p>"D",</text:p>
          </table:table-cell>
          <table:table-cell table:style-name="ce1" table:formula="of:=[.$I$1]&amp;[.D18]&amp;[.$J$1]&amp;[.$K$1]" office:value-type="string" office:string-value="&quot;D&quot;," calcext:value-type="string">
            <text:p>"D",</text:p>
          </table:table-cell>
        </table:table-row>
        <table:table-row table:style-name="ro1">
          <table:table-cell office:value-type="string" calcext:value-type="string">
            <text:p>D03</text:p>
          </table:table-cell>
          <table:table-cell office:value-type="string" calcext:value-type="string">
            <text:p>Dev Plan</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9]&amp;[.$J$1]&amp;[.$K$1]" office:value-type="string" office:string-value="&quot;D03&quot;," calcext:value-type="string">
            <text:p>"D03",</text:p>
          </table:table-cell>
          <table:table-cell table:style-name="ce1" table:formula="of:=[.$I$1]&amp;[.B19]&amp;[.$J$1]&amp;[.$K$1]" office:value-type="string" office:string-value="&quot;Dev Plan&quot;," calcext:value-type="string">
            <text:p>"Dev Plan",</text:p>
          </table:table-cell>
          <table:table-cell table:formula="of:=[.$I$1]&amp;[.C19]&amp;[.$J$1]&amp;[.$K$1]" office:value-type="string" office:string-value="&quot;D&quot;," calcext:value-type="string">
            <text:p>"D",</text:p>
          </table:table-cell>
          <table:table-cell table:style-name="ce1" table:formula="of:=[.$I$1]&amp;[.D19]&amp;[.$J$1]&amp;[.$K$1]" office:value-type="string" office:string-value="&quot;D&quot;," calcext:value-type="string">
            <text:p>"D",</text:p>
          </table:table-cell>
        </table:table-row>
        <table:table-row table:style-name="ro1">
          <table:table-cell office:value-type="string" calcext:value-type="string">
            <text:p>D04</text:p>
          </table:table-cell>
          <table:table-cell office:value-type="string" calcext:value-type="string">
            <text:p>One-on-One</text:p>
          </table:table-cell>
          <table:table-cell office:value-type="string" calcext:value-type="string">
            <text:p>D</text:p>
          </table:table-cell>
          <table:table-cell office:value-type="string" calcext:value-type="string">
            <text:p>DS</text:p>
          </table:table-cell>
          <table:table-cell office:value-type="string" calcext:value-type="string">
            <text:p>Active</text:p>
          </table:table-cell>
          <table:table-cell table:number-columns-repeated="9"/>
          <table:table-cell table:style-name="ce1" table:formula="of:=[.$I$1]&amp;[.A20]&amp;[.$J$1]&amp;[.$K$1]" office:value-type="string" office:string-value="&quot;D04&quot;," calcext:value-type="string">
            <text:p>"D04",</text:p>
          </table:table-cell>
          <table:table-cell table:style-name="ce1" table:formula="of:=[.$I$1]&amp;[.B20]&amp;[.$J$1]&amp;[.$K$1]" office:value-type="string" office:string-value="&quot;One-on-One&quot;," calcext:value-type="string">
            <text:p>"One-on-One",</text:p>
          </table:table-cell>
          <table:table-cell table:formula="of:=[.$I$1]&amp;[.C20]&amp;[.$J$1]&amp;[.$K$1]" office:value-type="string" office:string-value="&quot;D&quot;," calcext:value-type="string">
            <text:p>"D",</text:p>
          </table:table-cell>
          <table:table-cell table:style-name="ce1" table:formula="of:=[.$I$1]&amp;[.D20]&amp;[.$J$1]&amp;[.$K$1]" office:value-type="string" office:string-value="&quot;DS&quot;," calcext:value-type="string">
            <text:p>"DS",</text:p>
          </table:table-cell>
        </table:table-row>
        <table:table-row table:style-name="ro1">
          <table:table-cell office:value-type="string" calcext:value-type="string">
            <text:p>D05</text:p>
          </table:table-cell>
          <table:table-cell office:value-type="string" calcext:value-type="string">
            <text:p>One-on-One Prep</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1]&amp;[.$J$1]&amp;[.$K$1]" office:value-type="string" office:string-value="&quot;D05&quot;," calcext:value-type="string">
            <text:p>"D05",</text:p>
          </table:table-cell>
          <table:table-cell table:style-name="ce1" table:formula="of:=[.$I$1]&amp;[.B21]&amp;[.$J$1]&amp;[.$K$1]" office:value-type="string" office:string-value="&quot;One-on-One Prep&quot;," calcext:value-type="string">
            <text:p>"One-on-One Prep",</text:p>
          </table:table-cell>
          <table:table-cell table:formula="of:=[.$I$1]&amp;[.C21]&amp;[.$J$1]&amp;[.$K$1]" office:value-type="string" office:string-value="&quot;D&quot;," calcext:value-type="string">
            <text:p>"D",</text:p>
          </table:table-cell>
          <table:table-cell table:style-name="ce1" table:formula="of:=[.$I$1]&amp;[.D21]&amp;[.$J$1]&amp;[.$K$1]" office:value-type="string" office:string-value="&quot;D&quot;," calcext:value-type="string">
            <text:p>"D",</text:p>
          </table:table-cell>
        </table:table-row>
        <table:table-row table:style-name="ro1">
          <table:table-cell office:value-type="string" calcext:value-type="string">
            <text:p>D06</text:p>
          </table:table-cell>
          <table:table-cell office:value-type="string" calcext:value-type="string">
            <text:p>Coaching (D)</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2]&amp;[.$J$1]&amp;[.$K$1]" office:value-type="string" office:string-value="&quot;D06&quot;," calcext:value-type="string">
            <text:p>"D06",</text:p>
          </table:table-cell>
          <table:table-cell table:style-name="ce1" table:formula="of:=[.$I$1]&amp;[.B22]&amp;[.$J$1]&amp;[.$K$1]" office:value-type="string" office:string-value="&quot;Coaching (D)&quot;," calcext:value-type="string">
            <text:p>"Coaching (D)",</text:p>
          </table:table-cell>
          <table:table-cell table:formula="of:=[.$I$1]&amp;[.C22]&amp;[.$J$1]&amp;[.$K$1]" office:value-type="string" office:string-value="&quot;D&quot;," calcext:value-type="string">
            <text:p>"D",</text:p>
          </table:table-cell>
          <table:table-cell table:style-name="ce1" table:formula="of:=[.$I$1]&amp;[.D22]&amp;[.$J$1]&amp;[.$K$1]" office:value-type="string" office:string-value="&quot;D&quot;," calcext:value-type="string">
            <text:p>"D",</text:p>
          </table:table-cell>
        </table:table-row>
        <table:table-row table:style-name="ro1">
          <table:table-cell office:value-type="string" calcext:value-type="string">
            <text:p>I01</text:p>
          </table:table-cell>
          <table:table-cell office:value-type="string" calcext:value-type="string">
            <text:p>IIA Meetings &amp; Emai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3]&amp;[.$J$1]&amp;[.$K$1]" office:value-type="string" office:string-value="&quot;I01&quot;," calcext:value-type="string">
            <text:p>"I01",</text:p>
          </table:table-cell>
          <table:table-cell table:style-name="ce1" table:formula="of:=[.$I$1]&amp;[.B23]&amp;[.$J$1]&amp;[.$K$1]" office:value-type="string" office:string-value="&quot;IIA Meetings &amp; Emails&quot;," calcext:value-type="string">
            <text:p>"IIA Meetings &amp; Emails",</text:p>
          </table:table-cell>
          <table:table-cell table:formula="of:=[.$I$1]&amp;[.C23]&amp;[.$J$1]&amp;[.$K$1]" office:value-type="string" office:string-value="&quot;I&quot;," calcext:value-type="string">
            <text:p>"I",</text:p>
          </table:table-cell>
          <table:table-cell table:style-name="ce1" table:formula="of:=[.$I$1]&amp;[.D23]&amp;[.$J$1]&amp;[.$K$1]" office:value-type="string" office:string-value="&quot;I&quot;," calcext:value-type="string">
            <text:p>"I",</text:p>
          </table:table-cell>
        </table:table-row>
        <table:table-row table:style-name="ro1">
          <table:table-cell office:value-type="string" calcext:value-type="string">
            <text:p>I02</text:p>
          </table:table-cell>
          <table:table-cell office:value-type="string" calcext:value-type="string">
            <text:p>IIA Recon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4]&amp;[.$J$1]&amp;[.$K$1]" office:value-type="string" office:string-value="&quot;I02&quot;," calcext:value-type="string">
            <text:p>"I02",</text:p>
          </table:table-cell>
          <table:table-cell table:style-name="ce1" table:formula="of:=[.$I$1]&amp;[.B24]&amp;[.$J$1]&amp;[.$K$1]" office:value-type="string" office:string-value="&quot;IIA Recons&quot;," calcext:value-type="string">
            <text:p>"IIA Recons",</text:p>
          </table:table-cell>
          <table:table-cell table:formula="of:=[.$I$1]&amp;[.C24]&amp;[.$J$1]&amp;[.$K$1]" office:value-type="string" office:string-value="&quot;I&quot;," calcext:value-type="string">
            <text:p>"I",</text:p>
          </table:table-cell>
          <table:table-cell table:style-name="ce1" table:formula="of:=[.$I$1]&amp;[.D24]&amp;[.$J$1]&amp;[.$K$1]" office:value-type="string" office:string-value="&quot;I&quot;," calcext:value-type="string">
            <text:p>"I",</text:p>
          </table:table-cell>
        </table:table-row>
        <table:table-row table:style-name="ro1">
          <table:table-cell office:value-type="string" calcext:value-type="string">
            <text:p>I03</text:p>
          </table:table-cell>
          <table:table-cell office:value-type="string" calcext:value-type="string">
            <text:p>Board Materia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5]&amp;[.$J$1]&amp;[.$K$1]" office:value-type="string" office:string-value="&quot;I03&quot;," calcext:value-type="string">
            <text:p>"I03",</text:p>
          </table:table-cell>
          <table:table-cell table:style-name="ce1" table:formula="of:=[.$I$1]&amp;[.B25]&amp;[.$J$1]&amp;[.$K$1]" office:value-type="string" office:string-value="&quot;Board Materials&quot;," calcext:value-type="string">
            <text:p>"Board Materials",</text:p>
          </table:table-cell>
          <table:table-cell table:formula="of:=[.$I$1]&amp;[.C25]&amp;[.$J$1]&amp;[.$K$1]" office:value-type="string" office:string-value="&quot;I&quot;," calcext:value-type="string">
            <text:p>"I",</text:p>
          </table:table-cell>
          <table:table-cell table:style-name="ce1" table:formula="of:=[.$I$1]&amp;[.D25]&amp;[.$J$1]&amp;[.$K$1]" office:value-type="string" office:string-value="&quot;I&quot;," calcext:value-type="string">
            <text:p>"I",</text:p>
          </table:table-cell>
        </table:table-row>
        <table:table-row table:style-name="ro1">
          <table:table-cell office:value-type="string" calcext:value-type="string">
            <text:p>I04</text:p>
          </table:table-cell>
          <table:table-cell office:value-type="string" calcext:value-type="string">
            <text:p>Slot Report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6]&amp;[.$J$1]&amp;[.$K$1]" office:value-type="string" office:string-value="&quot;I04&quot;," calcext:value-type="string">
            <text:p>"I04",</text:p>
          </table:table-cell>
          <table:table-cell table:style-name="ce1" table:formula="of:=[.$I$1]&amp;[.B26]&amp;[.$J$1]&amp;[.$K$1]" office:value-type="string" office:string-value="&quot;Slot Reporting&quot;," calcext:value-type="string">
            <text:p>"Slot Reporting",</text:p>
          </table:table-cell>
          <table:table-cell table:formula="of:=[.$I$1]&amp;[.C26]&amp;[.$J$1]&amp;[.$K$1]" office:value-type="string" office:string-value="&quot;I&quot;," calcext:value-type="string">
            <text:p>"I",</text:p>
          </table:table-cell>
          <table:table-cell table:style-name="ce1" table:formula="of:=[.$I$1]&amp;[.D26]&amp;[.$J$1]&amp;[.$K$1]" office:value-type="string" office:string-value="&quot;I&quot;," calcext:value-type="string">
            <text:p>"I",</text:p>
          </table:table-cell>
        </table:table-row>
        <table:table-row table:style-name="ro1">
          <table:table-cell office:value-type="string" calcext:value-type="string">
            <text:p>I05</text:p>
          </table:table-cell>
          <table:table-cell office:value-type="string" calcext:value-type="string">
            <text:p>Post Office</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7]&amp;[.$J$1]&amp;[.$K$1]" office:value-type="string" office:string-value="&quot;I05&quot;," calcext:value-type="string">
            <text:p>"I05",</text:p>
          </table:table-cell>
          <table:table-cell table:style-name="ce1" table:formula="of:=[.$I$1]&amp;[.B27]&amp;[.$J$1]&amp;[.$K$1]" office:value-type="string" office:string-value="&quot;Post Office&quot;," calcext:value-type="string">
            <text:p>"Post Office",</text:p>
          </table:table-cell>
          <table:table-cell table:formula="of:=[.$I$1]&amp;[.C27]&amp;[.$J$1]&amp;[.$K$1]" office:value-type="string" office:string-value="&quot;I&quot;," calcext:value-type="string">
            <text:p>"I",</text:p>
          </table:table-cell>
          <table:table-cell table:style-name="ce1" table:formula="of:=[.$I$1]&amp;[.D27]&amp;[.$J$1]&amp;[.$K$1]" office:value-type="string" office:string-value="&quot;I&quot;," calcext:value-type="string">
            <text:p>"I",</text:p>
          </table:table-cell>
        </table:table-row>
        <table:table-row table:style-name="ro1">
          <table:table-cell office:value-type="string" calcext:value-type="string">
            <text:p>I06</text:p>
          </table:table-cell>
          <table:table-cell office:value-type="string" calcext:value-type="string">
            <text:p>Invoic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8]&amp;[.$J$1]&amp;[.$K$1]" office:value-type="string" office:string-value="&quot;I06&quot;," calcext:value-type="string">
            <text:p>"I06",</text:p>
          </table:table-cell>
          <table:table-cell table:style-name="ce1" table:formula="of:=[.$I$1]&amp;[.B28]&amp;[.$J$1]&amp;[.$K$1]" office:value-type="string" office:string-value="&quot;Invoicing&quot;," calcext:value-type="string">
            <text:p>"Invoicing",</text:p>
          </table:table-cell>
          <table:table-cell table:formula="of:=[.$I$1]&amp;[.C28]&amp;[.$J$1]&amp;[.$K$1]" office:value-type="string" office:string-value="&quot;I&quot;," calcext:value-type="string">
            <text:p>"I",</text:p>
          </table:table-cell>
          <table:table-cell table:style-name="ce1" table:formula="of:=[.$I$1]&amp;[.D28]&amp;[.$J$1]&amp;[.$K$1]" office:value-type="string" office:string-value="&quot;I&quot;," calcext:value-type="string">
            <text:p>"I",</text:p>
          </table:table-cell>
        </table:table-row>
        <table:table-row table:style-name="ro1">
          <table:table-cell office:value-type="string" calcext:value-type="string">
            <text:p>L01</text:p>
          </table:table-cell>
          <table:table-cell office:value-type="string" calcext:value-type="string">
            <text:p>Assimil</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29]&amp;[.$J$1]&amp;[.$K$1]" office:value-type="string" office:string-value="&quot;L01&quot;," calcext:value-type="string">
            <text:p>"L01",</text:p>
          </table:table-cell>
          <table:table-cell table:style-name="ce1" table:formula="of:=[.$I$1]&amp;[.B29]&amp;[.$J$1]&amp;[.$K$1]" office:value-type="string" office:string-value="&quot;Assimil&quot;," calcext:value-type="string">
            <text:p>"Assimil",</text:p>
          </table:table-cell>
          <table:table-cell table:formula="of:=[.$I$1]&amp;[.C29]&amp;[.$J$1]&amp;[.$K$1]" office:value-type="string" office:string-value="&quot;L&quot;," calcext:value-type="string">
            <text:p>"L",</text:p>
          </table:table-cell>
          <table:table-cell table:style-name="ce1" table:formula="of:=[.$I$1]&amp;[.D29]&amp;[.$J$1]&amp;[.$K$1]" office:value-type="string" office:string-value="&quot;L&quot;," calcext:value-type="string">
            <text:p>"L",</text:p>
          </table:table-cell>
        </table:table-row>
        <table:table-row table:style-name="ro1">
          <table:table-cell office:value-type="string" calcext:value-type="string">
            <text:p>L02</text:p>
          </table:table-cell>
          <table:table-cell office:value-type="string" calcext:value-type="string">
            <text:p>Brain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0]&amp;[.$J$1]&amp;[.$K$1]" office:value-type="string" office:string-value="&quot;L02&quot;," calcext:value-type="string">
            <text:p>"L02",</text:p>
          </table:table-cell>
          <table:table-cell table:style-name="ce1" table:formula="of:=[.$I$1]&amp;[.B30]&amp;[.$J$1]&amp;[.$K$1]" office:value-type="string" office:string-value="&quot;Brain Training&quot;," calcext:value-type="string">
            <text:p>"Brain Training",</text:p>
          </table:table-cell>
          <table:table-cell table:formula="of:=[.$I$1]&amp;[.C30]&amp;[.$J$1]&amp;[.$K$1]" office:value-type="string" office:string-value="&quot;L&quot;," calcext:value-type="string">
            <text:p>"L",</text:p>
          </table:table-cell>
          <table:table-cell table:style-name="ce1" table:formula="of:=[.$I$1]&amp;[.D30]&amp;[.$J$1]&amp;[.$K$1]" office:value-type="string" office:string-value="&quot;L&quot;," calcext:value-type="string">
            <text:p>"L",</text:p>
          </table:table-cell>
        </table:table-row>
        <table:table-row table:style-name="ro1">
          <table:table-cell office:value-type="string" calcext:value-type="string">
            <text:p>L03</text:p>
          </table:table-cell>
          <table:table-cell office:value-type="string" calcext:value-type="string">
            <text:p>Car Repairs</text:p>
          </table:table-cell>
          <table:table-cell office:value-type="float" office:value="1" calcext:value-type="float">
            <text:p>1</text:p>
          </table:table-cell>
          <table:table-cell office:value-type="string" calcext:value-type="string">
            <text:p>PL</text:p>
          </table:table-cell>
          <table:table-cell office:value-type="string" calcext:value-type="string">
            <text:p>Active</text:p>
          </table:table-cell>
          <table:table-cell table:number-columns-repeated="9"/>
          <table:table-cell table:style-name="ce1" table:formula="of:=[.$I$1]&amp;[.A31]&amp;[.$J$1]&amp;[.$K$1]" office:value-type="string" office:string-value="&quot;L03&quot;," calcext:value-type="string">
            <text:p>"L03",</text:p>
          </table:table-cell>
          <table:table-cell table:style-name="ce1" table:formula="of:=[.$I$1]&amp;[.B31]&amp;[.$J$1]&amp;[.$K$1]" office:value-type="string" office:string-value="&quot;Car Repairs&quot;," calcext:value-type="string">
            <text:p>"Car Repairs",</text:p>
          </table:table-cell>
          <table:table-cell table:formula="of:=[.$I$1]&amp;[.C31]&amp;[.$J$1]&amp;[.$K$1]" office:value-type="string" office:string-value="&quot;1&quot;," calcext:value-type="string">
            <text:p>"1",</text:p>
          </table:table-cell>
          <table:table-cell table:style-name="ce1" table:formula="of:=[.$I$1]&amp;[.D31]&amp;[.$J$1]&amp;[.$K$1]" office:value-type="string" office:string-value="&quot;PL&quot;," calcext:value-type="string">
            <text:p>"PL",</text:p>
          </table:table-cell>
        </table:table-row>
        <table:table-row table:style-name="ro1">
          <table:table-cell office:value-type="string" calcext:value-type="string">
            <text:p>L04</text:p>
          </table:table-cell>
          <table:table-cell office:value-type="string" calcext:value-type="string">
            <text:p>Coffee Break Language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2]&amp;[.$J$1]&amp;[.$K$1]" office:value-type="string" office:string-value="&quot;L04&quot;," calcext:value-type="string">
            <text:p>"L04",</text:p>
          </table:table-cell>
          <table:table-cell table:style-name="ce1" table:formula="of:=[.$I$1]&amp;[.B32]&amp;[.$J$1]&amp;[.$K$1]" office:value-type="string" office:string-value="&quot;Coffee Break Languages&quot;," calcext:value-type="string">
            <text:p>"Coffee Break Languages",</text:p>
          </table:table-cell>
          <table:table-cell table:formula="of:=[.$I$1]&amp;[.C32]&amp;[.$J$1]&amp;[.$K$1]" office:value-type="string" office:string-value="&quot;L&quot;," calcext:value-type="string">
            <text:p>"L",</text:p>
          </table:table-cell>
          <table:table-cell table:style-name="ce1" table:formula="of:=[.$I$1]&amp;[.D32]&amp;[.$J$1]&amp;[.$K$1]" office:value-type="string" office:string-value="&quot;L&quot;," calcext:value-type="string">
            <text:p>"L",</text:p>
          </table:table-cell>
        </table:table-row>
        <table:table-row table:style-name="ro1">
          <table:table-cell office:value-type="string" calcext:value-type="string">
            <text:p>L05</text:p>
          </table:table-cell>
          <table:table-cell office:value-type="string" calcext:value-type="string">
            <text:p>DuoLingo</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3]&amp;[.$J$1]&amp;[.$K$1]" office:value-type="string" office:string-value="&quot;L05&quot;," calcext:value-type="string">
            <text:p>"L05",</text:p>
          </table:table-cell>
          <table:table-cell table:style-name="ce1" table:formula="of:=[.$I$1]&amp;[.B33]&amp;[.$J$1]&amp;[.$K$1]" office:value-type="string" office:string-value="&quot;DuoLingo&quot;," calcext:value-type="string">
            <text:p>"DuoLingo",</text:p>
          </table:table-cell>
          <table:table-cell table:formula="of:=[.$I$1]&amp;[.C33]&amp;[.$J$1]&amp;[.$K$1]" office:value-type="string" office:string-value="&quot;L&quot;," calcext:value-type="string">
            <text:p>"L",</text:p>
          </table:table-cell>
          <table:table-cell table:style-name="ce1" table:formula="of:=[.$I$1]&amp;[.D33]&amp;[.$J$1]&amp;[.$K$1]" office:value-type="string" office:string-value="&quot;L&quot;," calcext:value-type="string">
            <text:p>"L",</text:p>
          </table:table-cell>
        </table:table-row>
        <table:table-row table:style-name="ro1">
          <table:table-cell office:value-type="string" calcext:value-type="string">
            <text:p>L06</text:p>
          </table:table-cell>
          <table:table-cell office:value-type="string" calcext:value-type="string">
            <text:p>Grammar</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4]&amp;[.$J$1]&amp;[.$K$1]" office:value-type="string" office:string-value="&quot;L06&quot;," calcext:value-type="string">
            <text:p>"L06",</text:p>
          </table:table-cell>
          <table:table-cell table:style-name="ce1" table:formula="of:=[.$I$1]&amp;[.B34]&amp;[.$J$1]&amp;[.$K$1]" office:value-type="string" office:string-value="&quot;Grammar&quot;," calcext:value-type="string">
            <text:p>"Grammar",</text:p>
          </table:table-cell>
          <table:table-cell table:formula="of:=[.$I$1]&amp;[.C34]&amp;[.$J$1]&amp;[.$K$1]" office:value-type="string" office:string-value="&quot;L&quot;," calcext:value-type="string">
            <text:p>"L",</text:p>
          </table:table-cell>
          <table:table-cell table:style-name="ce1" table:formula="of:=[.$I$1]&amp;[.D34]&amp;[.$J$1]&amp;[.$K$1]" office:value-type="string" office:string-value="&quot;L&quot;," calcext:value-type="string">
            <text:p>"L",</text:p>
          </table:table-cell>
        </table:table-row>
        <table:table-row table:style-name="ro1">
          <table:table-cell office:value-type="string" calcext:value-type="string">
            <text:p>L07</text:p>
          </table:table-cell>
          <table:table-cell office:value-type="string" calcext:value-type="string">
            <text:p>Math</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5]&amp;[.$J$1]&amp;[.$K$1]" office:value-type="string" office:string-value="&quot;L07&quot;," calcext:value-type="string">
            <text:p>"L07",</text:p>
          </table:table-cell>
          <table:table-cell table:style-name="ce1" table:formula="of:=[.$I$1]&amp;[.B35]&amp;[.$J$1]&amp;[.$K$1]" office:value-type="string" office:string-value="&quot;Math&quot;," calcext:value-type="string">
            <text:p>"Math",</text:p>
          </table:table-cell>
          <table:table-cell table:formula="of:=[.$I$1]&amp;[.C35]&amp;[.$J$1]&amp;[.$K$1]" office:value-type="string" office:string-value="&quot;L&quot;," calcext:value-type="string">
            <text:p>"L",</text:p>
          </table:table-cell>
          <table:table-cell table:style-name="ce1" table:formula="of:=[.$I$1]&amp;[.D35]&amp;[.$J$1]&amp;[.$K$1]" office:value-type="string" office:string-value="&quot;L&quot;," calcext:value-type="string">
            <text:p>"L",</text:p>
          </table:table-cell>
        </table:table-row>
        <table:table-row table:style-name="ro1">
          <table:table-cell office:value-type="string" calcext:value-type="string">
            <text:p>I09</text:p>
          </table:table-cell>
          <table:table-cell office:value-type="string" calcext:value-type="string">
            <text:p>Pay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36]&amp;[.$J$1]&amp;[.$K$1]" office:value-type="string" office:string-value="&quot;I09&quot;," calcext:value-type="string">
            <text:p>"I09",</text:p>
          </table:table-cell>
          <table:table-cell table:style-name="ce1" table:formula="of:=[.$I$1]&amp;[.B36]&amp;[.$J$1]&amp;[.$K$1]" office:value-type="string" office:string-value="&quot;Payments&quot;," calcext:value-type="string">
            <text:p>"Payments",</text:p>
          </table:table-cell>
          <table:table-cell table:formula="of:=[.$I$1]&amp;[.C36]&amp;[.$J$1]&amp;[.$K$1]" office:value-type="string" office:string-value="&quot;I&quot;," calcext:value-type="string">
            <text:p>"I",</text:p>
          </table:table-cell>
          <table:table-cell table:style-name="ce1" table:formula="of:=[.$I$1]&amp;[.D36]&amp;[.$J$1]&amp;[.$K$1]" office:value-type="string" office:string-value="&quot;I&quot;," calcext:value-type="string">
            <text:p>"I",</text:p>
          </table:table-cell>
        </table:table-row>
        <table:table-row table:style-name="ro1">
          <table:table-cell office:value-type="string" calcext:value-type="string">
            <text:p>L09</text:p>
          </table:table-cell>
          <table:table-cell office:value-type="string" calcext:value-type="string">
            <text:p>Rosetta Stone</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7]&amp;[.$J$1]&amp;[.$K$1]" office:value-type="string" office:string-value="&quot;L09&quot;," calcext:value-type="string">
            <text:p>"L09",</text:p>
          </table:table-cell>
          <table:table-cell table:style-name="ce1" table:formula="of:=[.$I$1]&amp;[.B37]&amp;[.$J$1]&amp;[.$K$1]" office:value-type="string" office:string-value="&quot;Rosetta Stone&quot;," calcext:value-type="string">
            <text:p>"Rosetta Stone",</text:p>
          </table:table-cell>
          <table:table-cell table:formula="of:=[.$I$1]&amp;[.C37]&amp;[.$J$1]&amp;[.$K$1]" office:value-type="string" office:string-value="&quot;L&quot;," calcext:value-type="string">
            <text:p>"L",</text:p>
          </table:table-cell>
          <table:table-cell table:style-name="ce1" table:formula="of:=[.$I$1]&amp;[.D37]&amp;[.$J$1]&amp;[.$K$1]" office:value-type="string" office:string-value="&quot;L&quot;," calcext:value-type="string">
            <text:p>"L",</text:p>
          </table:table-cell>
        </table:table-row>
        <table:table-row table:style-name="ro1">
          <table:table-cell office:value-type="string" calcext:value-type="string">
            <text:p>L10</text:p>
          </table:table-cell>
          <table:table-cell office:value-type="string" calcext:value-type="string">
            <text:p>VB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8]&amp;[.$J$1]&amp;[.$K$1]" office:value-type="string" office:string-value="&quot;L10&quot;," calcext:value-type="string">
            <text:p>"L10",</text:p>
          </table:table-cell>
          <table:table-cell table:style-name="ce1" table:formula="of:=[.$I$1]&amp;[.B38]&amp;[.$J$1]&amp;[.$K$1]" office:value-type="string" office:string-value="&quot;VB Training&quot;," calcext:value-type="string">
            <text:p>"VB Training",</text:p>
          </table:table-cell>
          <table:table-cell table:formula="of:=[.$I$1]&amp;[.C38]&amp;[.$J$1]&amp;[.$K$1]" office:value-type="string" office:string-value="&quot;L&quot;," calcext:value-type="string">
            <text:p>"L",</text:p>
          </table:table-cell>
          <table:table-cell table:style-name="ce1" table:formula="of:=[.$I$1]&amp;[.D38]&amp;[.$J$1]&amp;[.$K$1]" office:value-type="string" office:string-value="&quot;L&quot;," calcext:value-type="string">
            <text:p>"L",</text:p>
          </table:table-cell>
        </table:table-row>
        <table:table-row table:style-name="ro1">
          <table:table-cell office:value-type="string" calcext:value-type="string">
            <text:p>L12</text:p>
          </table:table-cell>
          <table:table-cell office:value-type="string" calcext:value-type="string">
            <text:p>Python</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9]&amp;[.$J$1]&amp;[.$K$1]" office:value-type="string" office:string-value="&quot;L12&quot;," calcext:value-type="string">
            <text:p>"L12",</text:p>
          </table:table-cell>
          <table:table-cell table:style-name="ce1" table:formula="of:=[.$I$1]&amp;[.B39]&amp;[.$J$1]&amp;[.$K$1]" office:value-type="string" office:string-value="&quot;Python&quot;," calcext:value-type="string">
            <text:p>"Python",</text:p>
          </table:table-cell>
          <table:table-cell table:formula="of:=[.$I$1]&amp;[.C39]&amp;[.$J$1]&amp;[.$K$1]" office:value-type="string" office:string-value="&quot;L&quot;," calcext:value-type="string">
            <text:p>"L",</text:p>
          </table:table-cell>
          <table:table-cell table:style-name="ce1" table:formula="of:=[.$I$1]&amp;[.D39]&amp;[.$J$1]&amp;[.$K$1]" office:value-type="string" office:string-value="&quot;L&quot;," calcext:value-type="string">
            <text:p>"L",</text:p>
          </table:table-cell>
        </table:table-row>
        <table:table-row table:style-name="ro1">
          <table:table-cell office:value-type="string" calcext:value-type="string">
            <text:p>L13</text:p>
          </table:table-cell>
          <table:table-cell office:value-type="string" calcext:value-type="string">
            <text:p>Java</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40]&amp;[.$J$1]&amp;[.$K$1]" office:value-type="string" office:string-value="&quot;L13&quot;," calcext:value-type="string">
            <text:p>"L13",</text:p>
          </table:table-cell>
          <table:table-cell table:style-name="ce1" table:formula="of:=[.$I$1]&amp;[.B40]&amp;[.$J$1]&amp;[.$K$1]" office:value-type="string" office:string-value="&quot;Java&quot;," calcext:value-type="string">
            <text:p>"Java",</text:p>
          </table:table-cell>
          <table:table-cell table:formula="of:=[.$I$1]&amp;[.C40]&amp;[.$J$1]&amp;[.$K$1]" office:value-type="string" office:string-value="&quot;L&quot;," calcext:value-type="string">
            <text:p>"L",</text:p>
          </table:table-cell>
          <table:table-cell table:style-name="ce1" table:formula="of:=[.$I$1]&amp;[.D40]&amp;[.$J$1]&amp;[.$K$1]" office:value-type="string" office:string-value="&quot;L&quot;," calcext:value-type="string">
            <text:p>"L",</text:p>
          </table:table-cell>
        </table:table-row>
        <table:table-row table:style-name="ro1">
          <table:table-cell office:value-type="string" calcext:value-type="string">
            <text:p>L14</text:p>
          </table:table-cell>
          <table:table-cell office:value-type="string" calcext:value-type="string">
            <text:p>Web Dev</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41]&amp;[.$J$1]&amp;[.$K$1]" office:value-type="string" office:string-value="&quot;L14&quot;," calcext:value-type="string">
            <text:p>"L14",</text:p>
          </table:table-cell>
          <table:table-cell table:style-name="ce1" table:formula="of:=[.$I$1]&amp;[.B41]&amp;[.$J$1]&amp;[.$K$1]" office:value-type="string" office:string-value="&quot;Web Dev&quot;," calcext:value-type="string">
            <text:p>"Web Dev",</text:p>
          </table:table-cell>
          <table:table-cell table:formula="of:=[.$I$1]&amp;[.C41]&amp;[.$J$1]&amp;[.$K$1]" office:value-type="string" office:string-value="&quot;L&quot;," calcext:value-type="string">
            <text:p>"L",</text:p>
          </table:table-cell>
          <table:table-cell table:style-name="ce1" table:formula="of:=[.$I$1]&amp;[.D41]&amp;[.$J$1]&amp;[.$K$1]" office:value-type="string" office:string-value="&quot;L&quot;," calcext:value-type="string">
            <text:p>"L",</text:p>
          </table:table-cell>
        </table:table-row>
        <table:table-row table:style-name="ro1">
          <table:table-cell office:value-type="string" calcext:value-type="string">
            <text:p>M01</text:p>
          </table:table-cell>
          <table:table-cell office:value-type="string" calcext:value-type="string">
            <text:p>Risk or Control Mtg</text:p>
          </table:table-cell>
          <table:table-cell office:value-type="string" calcext:value-type="string">
            <text:p>M</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42]&amp;[.$J$1]&amp;[.$K$1]" office:value-type="string" office:string-value="&quot;M01&quot;," calcext:value-type="string">
            <text:p>"M01",</text:p>
          </table:table-cell>
          <table:table-cell table:style-name="ce1" table:formula="of:=[.$I$1]&amp;[.B42]&amp;[.$J$1]&amp;[.$K$1]" office:value-type="string" office:string-value="&quot;Risk or Control Mtg&quot;," calcext:value-type="string">
            <text:p>"Risk or Control Mtg",</text:p>
          </table:table-cell>
          <table:table-cell table:formula="of:=[.$I$1]&amp;[.C42]&amp;[.$J$1]&amp;[.$K$1]" office:value-type="string" office:string-value="&quot;M&quot;," calcext:value-type="string">
            <text:p>"M",</text:p>
          </table:table-cell>
          <table:table-cell table:style-name="ce1" table:formula="of:=[.$I$1]&amp;[.D42]&amp;[.$J$1]&amp;[.$K$1]" office:value-type="string" office:string-value="&quot;WD&quot;," calcext:value-type="string">
            <text:p>"WD",</text:p>
          </table:table-cell>
        </table:table-row>
        <table:table-row table:style-name="ro1">
          <table:table-cell office:value-type="string" calcext:value-type="string">
            <text:p>M02</text:p>
          </table:table-cell>
          <table:table-cell office:value-type="string" calcext:value-type="string">
            <text:p>Business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M02&quot;," calcext:value-type="string">
            <text:p>"M02",</text:p>
          </table:table-cell>
          <table:table-cell table:style-name="ce1" table:formula="of:=[.$I$1]&amp;[.B43]&amp;[.$J$1]&amp;[.$K$1]" office:value-type="string" office:string-value="&quot;Business Mtg&quot;," calcext:value-type="string">
            <text:p>"Business Mtg",</text:p>
          </table:table-cell>
          <table:table-cell table:formula="of:=[.$I$1]&amp;[.C43]&amp;[.$J$1]&amp;[.$K$1]" office:value-type="string" office:string-value="&quot;M&quot;," calcext:value-type="string">
            <text:p>"M",</text:p>
          </table:table-cell>
          <table:table-cell table:style-name="ce1" table:formula="of:=[.$I$1]&amp;[.D43]&amp;[.$J$1]&amp;[.$K$1]" office:value-type="string" office:string-value="&quot;W&quot;," calcext:value-type="string">
            <text:p>"W",</text:p>
          </table:table-cell>
        </table:table-row>
        <table:table-row table:style-name="ro1">
          <table:table-cell office:value-type="string" calcext:value-type="string">
            <text:p>M03</text:p>
          </table:table-cell>
          <table:table-cell office:value-type="string" calcext:value-type="string">
            <text:p>Committee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M03&quot;," calcext:value-type="string">
            <text:p>"M03",</text:p>
          </table:table-cell>
          <table:table-cell table:style-name="ce1" table:formula="of:=[.$I$1]&amp;[.B44]&amp;[.$J$1]&amp;[.$K$1]" office:value-type="string" office:string-value="&quot;Committee Meeting&quot;," calcext:value-type="string">
            <text:p>"Committee Meeting",</text:p>
          </table:table-cell>
          <table:table-cell table:formula="of:=[.$I$1]&amp;[.C44]&amp;[.$J$1]&amp;[.$K$1]" office:value-type="string" office:string-value="&quot;M&quot;," calcext:value-type="string">
            <text:p>"M",</text:p>
          </table:table-cell>
          <table:table-cell table:style-name="ce1" table:formula="of:=[.$I$1]&amp;[.D44]&amp;[.$J$1]&amp;[.$K$1]" office:value-type="string" office:string-value="&quot;W&quot;," calcext:value-type="string">
            <text:p>"W",</text:p>
          </table:table-cell>
        </table:table-row>
        <table:table-row table:style-name="ro1">
          <table:table-cell office:value-type="string" calcext:value-type="string">
            <text:p>M04</text:p>
          </table:table-cell>
          <table:table-cell office:value-type="string" calcext:value-type="string">
            <text:p>Corporate Meeting </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5]&amp;[.$J$1]&amp;[.$K$1]" office:value-type="string" office:string-value="&quot;M04&quot;," calcext:value-type="string">
            <text:p>"M04",</text:p>
          </table:table-cell>
          <table:table-cell table:style-name="ce1" table:formula="of:=[.$I$1]&amp;[.B45]&amp;[.$J$1]&amp;[.$K$1]" office:value-type="string" office:string-value="&quot;Corporate Meeting &quot;," calcext:value-type="string">
            <text:p>"Corporate Meeting ",</text:p>
          </table:table-cell>
          <table:table-cell table:formula="of:=[.$I$1]&amp;[.C45]&amp;[.$J$1]&amp;[.$K$1]" office:value-type="string" office:string-value="&quot;M&quot;," calcext:value-type="string">
            <text:p>"M",</text:p>
          </table:table-cell>
          <table:table-cell table:style-name="ce1" table:formula="of:=[.$I$1]&amp;[.D45]&amp;[.$J$1]&amp;[.$K$1]" office:value-type="string" office:string-value="&quot;W&quot;," calcext:value-type="string">
            <text:p>"W",</text:p>
          </table:table-cell>
        </table:table-row>
        <table:table-row table:style-name="ro1">
          <table:table-cell office:value-type="string" calcext:value-type="string">
            <text:p>M05</text:p>
          </table:table-cell>
          <table:table-cell office:value-type="string" calcext:value-type="string">
            <text:p>Interviewing</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6]&amp;[.$J$1]&amp;[.$K$1]" office:value-type="string" office:string-value="&quot;M05&quot;," calcext:value-type="string">
            <text:p>"M05",</text:p>
          </table:table-cell>
          <table:table-cell table:style-name="ce1" table:formula="of:=[.$I$1]&amp;[.B46]&amp;[.$J$1]&amp;[.$K$1]" office:value-type="string" office:string-value="&quot;Interviewing&quot;," calcext:value-type="string">
            <text:p>"Interviewing",</text:p>
          </table:table-cell>
          <table:table-cell table:formula="of:=[.$I$1]&amp;[.C46]&amp;[.$J$1]&amp;[.$K$1]" office:value-type="string" office:string-value="&quot;M&quot;," calcext:value-type="string">
            <text:p>"M",</text:p>
          </table:table-cell>
          <table:table-cell table:style-name="ce1" table:formula="of:=[.$I$1]&amp;[.D46]&amp;[.$J$1]&amp;[.$K$1]" office:value-type="string" office:string-value="&quot;WD&quot;," calcext:value-type="string">
            <text:p>"WD",</text:p>
          </table:table-cell>
        </table:table-row>
        <table:table-row table:style-name="ro1">
          <table:table-cell office:value-type="string" calcext:value-type="string">
            <text:p>M06</text:p>
          </table:table-cell>
          <table:table-cell office:value-type="string" calcext:value-type="string">
            <text:p>Meeting Prep</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7]&amp;[.$J$1]&amp;[.$K$1]" office:value-type="string" office:string-value="&quot;M06&quot;," calcext:value-type="string">
            <text:p>"M06",</text:p>
          </table:table-cell>
          <table:table-cell table:style-name="ce1" table:formula="of:=[.$I$1]&amp;[.B47]&amp;[.$J$1]&amp;[.$K$1]" office:value-type="string" office:string-value="&quot;Meeting Prep&quot;," calcext:value-type="string">
            <text:p>"Meeting Prep",</text:p>
          </table:table-cell>
          <table:table-cell table:formula="of:=[.$I$1]&amp;[.C47]&amp;[.$J$1]&amp;[.$K$1]" office:value-type="string" office:string-value="&quot;M&quot;," calcext:value-type="string">
            <text:p>"M",</text:p>
          </table:table-cell>
          <table:table-cell table:style-name="ce1" table:formula="of:=[.$I$1]&amp;[.D47]&amp;[.$J$1]&amp;[.$K$1]" office:value-type="string" office:string-value="&quot;WD&quot;," calcext:value-type="string">
            <text:p>"WD",</text:p>
          </table:table-cell>
        </table:table-row>
        <table:table-row table:style-name="ro1">
          <table:table-cell office:value-type="string" calcext:value-type="string">
            <text:p>M07</text:p>
          </table:table-cell>
          <table:table-cell office:value-type="string" calcext:value-type="string">
            <text:p>Phone: Work</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8]&amp;[.$J$1]&amp;[.$K$1]" office:value-type="string" office:string-value="&quot;M07&quot;," calcext:value-type="string">
            <text:p>"M07",</text:p>
          </table:table-cell>
          <table:table-cell table:style-name="ce1" table:formula="of:=[.$I$1]&amp;[.B48]&amp;[.$J$1]&amp;[.$K$1]" office:value-type="string" office:string-value="&quot;Phone: Work&quot;," calcext:value-type="string">
            <text:p>"Phone: Work",</text:p>
          </table:table-cell>
          <table:table-cell table:formula="of:=[.$I$1]&amp;[.C48]&amp;[.$J$1]&amp;[.$K$1]" office:value-type="string" office:string-value="&quot;M&quot;," calcext:value-type="string">
            <text:p>"M",</text:p>
          </table:table-cell>
          <table:table-cell table:style-name="ce1" table:formula="of:=[.$I$1]&amp;[.D48]&amp;[.$J$1]&amp;[.$K$1]" office:value-type="string" office:string-value="&quot;W&quot;," calcext:value-type="string">
            <text:p>"W",</text:p>
          </table:table-cell>
        </table:table-row>
        <table:table-row table:style-name="ro1">
          <table:table-cell office:value-type="string" calcext:value-type="string">
            <text:p>M08</text:p>
          </table:table-cell>
          <table:table-cell office:value-type="string" calcext:value-type="string">
            <text:p>Planning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9]&amp;[.$J$1]&amp;[.$K$1]" office:value-type="string" office:string-value="&quot;M08&quot;," calcext:value-type="string">
            <text:p>"M08",</text:p>
          </table:table-cell>
          <table:table-cell table:style-name="ce1" table:formula="of:=[.$I$1]&amp;[.B49]&amp;[.$J$1]&amp;[.$K$1]" office:value-type="string" office:string-value="&quot;Planning Mtg&quot;," calcext:value-type="string">
            <text:p>"Planning Mtg",</text:p>
          </table:table-cell>
          <table:table-cell table:formula="of:=[.$I$1]&amp;[.C49]&amp;[.$J$1]&amp;[.$K$1]" office:value-type="string" office:string-value="&quot;M&quot;," calcext:value-type="string">
            <text:p>"M",</text:p>
          </table:table-cell>
          <table:table-cell table:style-name="ce1" table:formula="of:=[.$I$1]&amp;[.D49]&amp;[.$J$1]&amp;[.$K$1]" office:value-type="string" office:string-value="&quot;W&quot;," calcext:value-type="string">
            <text:p>"W",</text:p>
          </table:table-cell>
        </table:table-row>
        <table:table-row table:style-name="ro1">
          <table:table-cell office:value-type="string" calcext:value-type="string">
            <text:p>M09</text:p>
          </table:table-cell>
          <table:table-cell office:value-type="string" calcext:value-type="string">
            <text:p>Schedule Mtgs</text:p>
          </table:table-cell>
          <table:table-cell office:value-type="string" calcext:value-type="string">
            <text:p>A</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50]&amp;[.$J$1]&amp;[.$K$1]" office:value-type="string" office:string-value="&quot;M09&quot;," calcext:value-type="string">
            <text:p>"M09",</text:p>
          </table:table-cell>
          <table:table-cell table:style-name="ce1" table:formula="of:=[.$I$1]&amp;[.B50]&amp;[.$J$1]&amp;[.$K$1]" office:value-type="string" office:string-value="&quot;Schedule Mtgs&quot;," calcext:value-type="string">
            <text:p>"Schedule Mtgs",</text:p>
          </table:table-cell>
          <table:table-cell table:formula="of:=[.$I$1]&amp;[.C50]&amp;[.$J$1]&amp;[.$K$1]" office:value-type="string" office:string-value="&quot;A&quot;," calcext:value-type="string">
            <text:p>"A",</text:p>
          </table:table-cell>
          <table:table-cell table:style-name="ce1" table:formula="of:=[.$I$1]&amp;[.D50]&amp;[.$J$1]&amp;[.$K$1]" office:value-type="string" office:string-value="&quot;WD&quot;," calcext:value-type="string">
            <text:p>"WD",</text:p>
          </table:table-cell>
        </table:table-row>
        <table:table-row table:style-name="ro1">
          <table:table-cell office:value-type="string" calcext:value-type="string">
            <text:p>M10</text:p>
          </table:table-cell>
          <table:table-cell office:value-type="string" calcext:value-type="string">
            <text:p>Team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1]&amp;[.$J$1]&amp;[.$K$1]" office:value-type="string" office:string-value="&quot;M10&quot;," calcext:value-type="string">
            <text:p>"M10",</text:p>
          </table:table-cell>
          <table:table-cell table:style-name="ce1" table:formula="of:=[.$I$1]&amp;[.B51]&amp;[.$J$1]&amp;[.$K$1]" office:value-type="string" office:string-value="&quot;Team Mtg&quot;," calcext:value-type="string">
            <text:p>"Team Mtg",</text:p>
          </table:table-cell>
          <table:table-cell table:formula="of:=[.$I$1]&amp;[.C51]&amp;[.$J$1]&amp;[.$K$1]" office:value-type="string" office:string-value="&quot;M&quot;," calcext:value-type="string">
            <text:p>"M",</text:p>
          </table:table-cell>
          <table:table-cell table:style-name="ce1" table:formula="of:=[.$I$1]&amp;[.D51]&amp;[.$J$1]&amp;[.$K$1]" office:value-type="string" office:string-value="&quot;W&quot;," calcext:value-type="string">
            <text:p>"W",</text:p>
          </table:table-cell>
        </table:table-row>
        <table:table-row table:style-name="ro1">
          <table:table-cell office:value-type="string" calcext:value-type="string">
            <text:p>M11</text:p>
          </table:table-cell>
          <table:table-cell office:value-type="string" calcext:value-type="string">
            <text:p>Volunteer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52]&amp;[.$J$1]&amp;[.$K$1]" office:value-type="string" office:string-value="&quot;M11&quot;," calcext:value-type="string">
            <text:p>"M11",</text:p>
          </table:table-cell>
          <table:table-cell table:style-name="ce1" table:formula="of:=[.$I$1]&amp;[.B52]&amp;[.$J$1]&amp;[.$K$1]" office:value-type="string" office:string-value="&quot;Volunteering&quot;," calcext:value-type="string">
            <text:p>"Volunteering",</text:p>
          </table:table-cell>
          <table:table-cell table:formula="of:=[.$I$1]&amp;[.C52]&amp;[.$J$1]&amp;[.$K$1]" office:value-type="string" office:string-value="&quot;M&quot;," calcext:value-type="string">
            <text:p>"M",</text:p>
          </table:table-cell>
          <table:table-cell table:style-name="ce1" table:formula="of:=[.$I$1]&amp;[.D52]&amp;[.$J$1]&amp;[.$K$1]" office:value-type="string" office:string-value="&quot;W&quot;," calcext:value-type="string">
            <text:p>"W",</text:p>
          </table:table-cell>
        </table:table-row>
        <table:table-row table:style-name="ro1">
          <table:table-cell office:value-type="string" calcext:value-type="string">
            <text:p>N01</text:p>
          </table:table-cell>
          <table:table-cell office:value-type="string" calcext:value-type="string">
            <text:p>Untracked Time</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53]&amp;[.$J$1]&amp;[.$K$1]" office:value-type="string" office:string-value="&quot;N01&quot;," calcext:value-type="string">
            <text:p>"N01",</text:p>
          </table:table-cell>
          <table:table-cell table:style-name="ce1" table:formula="of:=[.$I$1]&amp;[.B53]&amp;[.$J$1]&amp;[.$K$1]" office:value-type="string" office:string-value="&quot;Untracked Time&quot;," calcext:value-type="string">
            <text:p>"Untracked Time",</text:p>
          </table:table-cell>
          <table:table-cell table:formula="of:=[.$I$1]&amp;[.C53]&amp;[.$J$1]&amp;[.$K$1]" office:value-type="string" office:string-value="&quot;N&quot;," calcext:value-type="string">
            <text:p>"N",</text:p>
          </table:table-cell>
          <table:table-cell table:style-name="ce1" table:formula="of:=[.$I$1]&amp;[.D53]&amp;[.$J$1]&amp;[.$K$1]" office:value-type="string" office:string-value="&quot;N&quot;," calcext:value-type="string">
            <text:p>"N",</text:p>
          </table:table-cell>
        </table:table-row>
        <table:table-row table:style-name="ro1">
          <table:table-cell office:value-type="string" calcext:value-type="string">
            <text:p>N02</text:p>
          </table:table-cell>
          <table:table-cell office:value-type="string" calcext:value-type="string">
            <text:p>Drive</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54]&amp;[.$J$1]&amp;[.$K$1]" office:value-type="string" office:string-value="&quot;N02&quot;," calcext:value-type="string">
            <text:p>"N02",</text:p>
          </table:table-cell>
          <table:table-cell table:style-name="ce1" table:formula="of:=[.$I$1]&amp;[.B54]&amp;[.$J$1]&amp;[.$K$1]" office:value-type="string" office:string-value="&quot;Drive&quot;," calcext:value-type="string">
            <text:p>"Drive",</text:p>
          </table:table-cell>
          <table:table-cell table:formula="of:=[.$I$1]&amp;[.C54]&amp;[.$J$1]&amp;[.$K$1]" office:value-type="string" office:string-value="&quot;2&quot;," calcext:value-type="string">
            <text:p>"2",</text:p>
          </table:table-cell>
          <table:table-cell table:style-name="ce1" table:formula="of:=[.$I$1]&amp;[.D54]&amp;[.$J$1]&amp;[.$K$1]" office:value-type="string" office:string-value="&quot;PS&quot;," calcext:value-type="string">
            <text:p>"PS",</text:p>
          </table:table-cell>
        </table:table-row>
        <table:table-row table:style-name="ro1">
          <table:table-cell office:value-type="string" calcext:value-type="string">
            <text:p>N03</text:p>
          </table:table-cell>
          <table:table-cell office:value-type="string" calcext:value-type="string">
            <text:p>TV</text:p>
          </table:table-cell>
          <table:table-cell office:value-type="string" calcext:value-type="string">
            <text:p>P</text:p>
          </table:table-cell>
          <table:table-cell office:value-type="string" calcext:value-type="string">
            <text:p>LPS</text:p>
          </table:table-cell>
          <table:table-cell office:value-type="string" calcext:value-type="string">
            <text:p>Active</text:p>
          </table:table-cell>
          <table:table-cell table:number-columns-repeated="9"/>
          <table:table-cell table:style-name="ce1" table:formula="of:=[.$I$1]&amp;[.A55]&amp;[.$J$1]&amp;[.$K$1]" office:value-type="string" office:string-value="&quot;N03&quot;," calcext:value-type="string">
            <text:p>"N03",</text:p>
          </table:table-cell>
          <table:table-cell table:style-name="ce1" table:formula="of:=[.$I$1]&amp;[.B55]&amp;[.$J$1]&amp;[.$K$1]" office:value-type="string" office:string-value="&quot;TV&quot;," calcext:value-type="string">
            <text:p>"TV",</text:p>
          </table:table-cell>
          <table:table-cell table:formula="of:=[.$I$1]&amp;[.C55]&amp;[.$J$1]&amp;[.$K$1]" office:value-type="string" office:string-value="&quot;P&quot;," calcext:value-type="string">
            <text:p>"P",</text:p>
          </table:table-cell>
          <table:table-cell table:style-name="ce1" table:formula="of:=[.$I$1]&amp;[.D55]&amp;[.$J$1]&amp;[.$K$1]" office:value-type="string" office:string-value="&quot;LPS&quot;," calcext:value-type="string">
            <text:p>"LPS",</text:p>
          </table:table-cell>
        </table:table-row>
        <table:table-row table:style-name="ro1">
          <table:table-cell office:value-type="string" calcext:value-type="string">
            <text:p>P01</text:p>
          </table:table-cell>
          <table:table-cell office:value-type="string" calcext:value-type="string">
            <text:p>Databas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6]&amp;[.$J$1]&amp;[.$K$1]" office:value-type="string" office:string-value="&quot;P01&quot;," calcext:value-type="string">
            <text:p>"P01",</text:p>
          </table:table-cell>
          <table:table-cell table:style-name="ce1" table:formula="of:=[.$I$1]&amp;[.B56]&amp;[.$J$1]&amp;[.$K$1]" office:value-type="string" office:string-value="&quot;Database&quot;," calcext:value-type="string">
            <text:p>"Database",</text:p>
          </table:table-cell>
          <table:table-cell table:formula="of:=[.$I$1]&amp;[.C56]&amp;[.$J$1]&amp;[.$K$1]" office:value-type="string" office:string-value="&quot;P&quot;," calcext:value-type="string">
            <text:p>"P",</text:p>
          </table:table-cell>
          <table:table-cell table:style-name="ce1" table:formula="of:=[.$I$1]&amp;[.D56]&amp;[.$J$1]&amp;[.$K$1]" office:value-type="string" office:string-value="&quot;P&quot;," calcext:value-type="string">
            <text:p>"P",</text:p>
          </table:table-cell>
        </table:table-row>
        <table:table-row table:style-name="ro1">
          <table:table-cell office:value-type="string" calcext:value-type="string">
            <text:p>P02</text:p>
          </table:table-cell>
          <table:table-cell office:value-type="string" calcext:value-type="string">
            <text:p>Job Search</text:p>
          </table:table-cell>
          <table:table-cell office:value-type="string" calcext:value-type="string">
            <text:p>D</text:p>
          </table:table-cell>
          <table:table-cell office:value-type="string" calcext:value-type="string">
            <text:p>DPW</text:p>
          </table:table-cell>
          <table:table-cell office:value-type="string" calcext:value-type="string">
            <text:p>Inactive</text:p>
          </table:table-cell>
          <table:table-cell table:number-columns-repeated="9"/>
          <table:table-cell table:style-name="ce1" table:formula="of:=[.$I$1]&amp;[.A57]&amp;[.$J$1]&amp;[.$K$1]" office:value-type="string" office:string-value="&quot;P02&quot;," calcext:value-type="string">
            <text:p>"P02",</text:p>
          </table:table-cell>
          <table:table-cell table:style-name="ce1" table:formula="of:=[.$I$1]&amp;[.B57]&amp;[.$J$1]&amp;[.$K$1]" office:value-type="string" office:string-value="&quot;Job Search&quot;," calcext:value-type="string">
            <text:p>"Job Search",</text:p>
          </table:table-cell>
          <table:table-cell table:formula="of:=[.$I$1]&amp;[.C57]&amp;[.$J$1]&amp;[.$K$1]" office:value-type="string" office:string-value="&quot;D&quot;," calcext:value-type="string">
            <text:p>"D",</text:p>
          </table:table-cell>
          <table:table-cell table:style-name="ce1" table:formula="of:=[.$I$1]&amp;[.D57]&amp;[.$J$1]&amp;[.$K$1]" office:value-type="string" office:string-value="&quot;DPW&quot;," calcext:value-type="string">
            <text:p>"DPW",</text:p>
          </table:table-cell>
        </table:table-row>
        <table:table-row table:style-name="ro1">
          <table:table-cell office:value-type="string" calcext:value-type="string">
            <text:p>P04</text:p>
          </table:table-cell>
          <table:table-cell office:value-type="string" calcext:value-type="string">
            <text:p>Finance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8]&amp;[.$J$1]&amp;[.$K$1]" office:value-type="string" office:string-value="&quot;P04&quot;," calcext:value-type="string">
            <text:p>"P04",</text:p>
          </table:table-cell>
          <table:table-cell table:style-name="ce1" table:formula="of:=[.$I$1]&amp;[.B58]&amp;[.$J$1]&amp;[.$K$1]" office:value-type="string" office:string-value="&quot;Finances&quot;," calcext:value-type="string">
            <text:p>"Finances",</text:p>
          </table:table-cell>
          <table:table-cell table:formula="of:=[.$I$1]&amp;[.C58]&amp;[.$J$1]&amp;[.$K$1]" office:value-type="string" office:string-value="&quot;P&quot;," calcext:value-type="string">
            <text:p>"P",</text:p>
          </table:table-cell>
          <table:table-cell table:style-name="ce1" table:formula="of:=[.$I$1]&amp;[.D58]&amp;[.$J$1]&amp;[.$K$1]" office:value-type="string" office:string-value="&quot;P&quot;," calcext:value-type="string">
            <text:p>"P",</text:p>
          </table:table-cell>
        </table:table-row>
        <table:table-row table:style-name="ro1">
          <table:table-cell office:value-type="string" calcext:value-type="string">
            <text:p>P05</text:p>
          </table:table-cell>
          <table:table-cell office:value-type="string" calcext:value-type="string">
            <text:p>Personal: Admin</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9]&amp;[.$J$1]&amp;[.$K$1]" office:value-type="string" office:string-value="&quot;P05&quot;," calcext:value-type="string">
            <text:p>"P05",</text:p>
          </table:table-cell>
          <table:table-cell table:style-name="ce1" table:formula="of:=[.$I$1]&amp;[.B59]&amp;[.$J$1]&amp;[.$K$1]" office:value-type="string" office:string-value="&quot;Personal: Admin&quot;," calcext:value-type="string">
            <text:p>"Personal: Admin",</text:p>
          </table:table-cell>
          <table:table-cell table:formula="of:=[.$I$1]&amp;[.C59]&amp;[.$J$1]&amp;[.$K$1]" office:value-type="string" office:string-value="&quot;P&quot;," calcext:value-type="string">
            <text:p>"P",</text:p>
          </table:table-cell>
          <table:table-cell table:style-name="ce1" table:formula="of:=[.$I$1]&amp;[.D59]&amp;[.$J$1]&amp;[.$K$1]" office:value-type="string" office:string-value="&quot;P&quot;," calcext:value-type="string">
            <text:p>"P",</text:p>
          </table:table-cell>
        </table:table-row>
        <table:table-row table:style-name="ro1">
          <table:table-cell office:value-type="string" calcext:value-type="string">
            <text:p>P06</text:p>
          </table:table-cell>
          <table:table-cell office:value-type="string" calcext:value-type="string">
            <text:p>Retirement</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0]&amp;[.$J$1]&amp;[.$K$1]" office:value-type="string" office:string-value="&quot;P06&quot;," calcext:value-type="string">
            <text:p>"P06",</text:p>
          </table:table-cell>
          <table:table-cell table:style-name="ce1" table:formula="of:=[.$I$1]&amp;[.B60]&amp;[.$J$1]&amp;[.$K$1]" office:value-type="string" office:string-value="&quot;Retirement&quot;," calcext:value-type="string">
            <text:p>"Retirement",</text:p>
          </table:table-cell>
          <table:table-cell table:formula="of:=[.$I$1]&amp;[.C60]&amp;[.$J$1]&amp;[.$K$1]" office:value-type="string" office:string-value="&quot;P&quot;," calcext:value-type="string">
            <text:p>"P",</text:p>
          </table:table-cell>
          <table:table-cell table:style-name="ce1" table:formula="of:=[.$I$1]&amp;[.D60]&amp;[.$J$1]&amp;[.$K$1]" office:value-type="string" office:string-value="&quot;P&quot;," calcext:value-type="string">
            <text:p>"P",</text:p>
          </table:table-cell>
        </table:table-row>
        <table:table-row table:style-name="ro1">
          <table:table-cell office:value-type="string" calcext:value-type="string">
            <text:p>P07</text:p>
          </table:table-cell>
          <table:table-cell office:value-type="string" calcext:value-type="string">
            <text:p>Taxes</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1]&amp;[.$J$1]&amp;[.$K$1]" office:value-type="string" office:string-value="&quot;P07&quot;," calcext:value-type="string">
            <text:p>"P07",</text:p>
          </table:table-cell>
          <table:table-cell table:style-name="ce1" table:formula="of:=[.$I$1]&amp;[.B61]&amp;[.$J$1]&amp;[.$K$1]" office:value-type="string" office:string-value="&quot;Taxes&quot;," calcext:value-type="string">
            <text:p>"Taxes",</text:p>
          </table:table-cell>
          <table:table-cell table:formula="of:=[.$I$1]&amp;[.C61]&amp;[.$J$1]&amp;[.$K$1]" office:value-type="string" office:string-value="&quot;1&quot;," calcext:value-type="string">
            <text:p>"1",</text:p>
          </table:table-cell>
          <table:table-cell table:style-name="ce1" table:formula="of:=[.$I$1]&amp;[.D61]&amp;[.$J$1]&amp;[.$K$1]" office:value-type="string" office:string-value="&quot;P&quot;," calcext:value-type="string">
            <text:p>"P",</text:p>
          </table:table-cell>
        </table:table-row>
        <table:table-row table:style-name="ro1">
          <table:table-cell office:value-type="string" calcext:value-type="string">
            <text:p>P08</text:p>
          </table:table-cell>
          <table:table-cell office:value-type="string" calcext:value-type="string">
            <text:p>Taxes (S)</text:p>
          </table:table-cell>
          <table:table-cell office:value-type="string" calcext:value-type="string">
            <text:p>P</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62]&amp;[.$J$1]&amp;[.$K$1]" office:value-type="string" office:string-value="&quot;P08&quot;," calcext:value-type="string">
            <text:p>"P08",</text:p>
          </table:table-cell>
          <table:table-cell table:style-name="ce1" table:formula="of:=[.$I$1]&amp;[.B62]&amp;[.$J$1]&amp;[.$K$1]" office:value-type="string" office:string-value="&quot;Taxes (S)&quot;," calcext:value-type="string">
            <text:p>"Taxes (S)",</text:p>
          </table:table-cell>
          <table:table-cell table:formula="of:=[.$I$1]&amp;[.C62]&amp;[.$J$1]&amp;[.$K$1]" office:value-type="string" office:string-value="&quot;P&quot;," calcext:value-type="string">
            <text:p>"P",</text:p>
          </table:table-cell>
          <table:table-cell table:style-name="ce1" table:formula="of:=[.$I$1]&amp;[.D62]&amp;[.$J$1]&amp;[.$K$1]" office:value-type="string" office:string-value="&quot;S&quot;," calcext:value-type="string">
            <text:p>"S",</text:p>
          </table:table-cell>
        </table:table-row>
        <table:table-row table:style-name="ro1">
          <table:table-cell office:value-type="string" calcext:value-type="string">
            <text:p>P09</text:p>
          </table:table-cell>
          <table:table-cell office:value-type="string" calcext:value-type="string">
            <text:p>Brush Teeth</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09&quot;," calcext:value-type="string">
            <text:p>"P09",</text:p>
          </table:table-cell>
          <table:table-cell table:style-name="ce1" table:formula="of:=[.$I$1]&amp;[.B63]&amp;[.$J$1]&amp;[.$K$1]" office:value-type="string" office:string-value="&quot;Brush Teeth&quot;," calcext:value-type="string">
            <text:p>"Brush Teeth",</text:p>
          </table:table-cell>
          <table:table-cell table:formula="of:=[.$I$1]&amp;[.C63]&amp;[.$J$1]&amp;[.$K$1]" office:value-type="string" office:string-value="&quot;R&quot;," calcext:value-type="string">
            <text:p>"R",</text:p>
          </table:table-cell>
          <table:table-cell table:style-name="ce1" table:formula="of:=[.$I$1]&amp;[.D63]&amp;[.$J$1]&amp;[.$K$1]" office:value-type="string" office:string-value="&quot;P&quot;," calcext:value-type="string">
            <text:p>"P",</text:p>
          </table:table-cell>
        </table:table-row>
        <table:table-row table:style-name="ro1">
          <table:table-cell office:value-type="string" calcext:value-type="string">
            <text:p>P10</text:p>
          </table:table-cell>
          <table:table-cell office:value-type="string" calcext:value-type="string">
            <text:p>Car Search</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4]&amp;[.$J$1]&amp;[.$K$1]" office:value-type="string" office:string-value="&quot;P10&quot;," calcext:value-type="string">
            <text:p>"P10",</text:p>
          </table:table-cell>
          <table:table-cell table:style-name="ce1" table:formula="of:=[.$I$1]&amp;[.B64]&amp;[.$J$1]&amp;[.$K$1]" office:value-type="string" office:string-value="&quot;Car Search&quot;," calcext:value-type="string">
            <text:p>"Car Search",</text:p>
          </table:table-cell>
          <table:table-cell table:formula="of:=[.$I$1]&amp;[.C64]&amp;[.$J$1]&amp;[.$K$1]" office:value-type="string" office:string-value="&quot;P&quot;," calcext:value-type="string">
            <text:p>"P",</text:p>
          </table:table-cell>
          <table:table-cell table:style-name="ce1" table:formula="of:=[.$I$1]&amp;[.D64]&amp;[.$J$1]&amp;[.$K$1]" office:value-type="string" office:string-value="&quot;P&quot;," calcext:value-type="string">
            <text:p>"P",</text:p>
          </table:table-cell>
        </table:table-row>
        <table:table-row table:style-name="ro1">
          <table:table-cell office:value-type="string" calcext:value-type="string">
            <text:p>P11</text:p>
          </table:table-cell>
          <table:table-cell office:value-type="string" calcext:value-type="string">
            <text:p>Clean House</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5]&amp;[.$J$1]&amp;[.$K$1]" office:value-type="string" office:string-value="&quot;P11&quot;," calcext:value-type="string">
            <text:p>"P11",</text:p>
          </table:table-cell>
          <table:table-cell table:style-name="ce1" table:formula="of:=[.$I$1]&amp;[.B65]&amp;[.$J$1]&amp;[.$K$1]" office:value-type="string" office:string-value="&quot;Clean House&quot;," calcext:value-type="string">
            <text:p>"Clean House",</text:p>
          </table:table-cell>
          <table:table-cell table:formula="of:=[.$I$1]&amp;[.C65]&amp;[.$J$1]&amp;[.$K$1]" office:value-type="string" office:string-value="&quot;1&quot;," calcext:value-type="string">
            <text:p>"1",</text:p>
          </table:table-cell>
          <table:table-cell table:style-name="ce1" table:formula="of:=[.$I$1]&amp;[.D65]&amp;[.$J$1]&amp;[.$K$1]" office:value-type="string" office:string-value="&quot;P&quot;," calcext:value-type="string">
            <text:p>"P",</text:p>
          </table:table-cell>
        </table:table-row>
        <table:table-row table:style-name="ro1">
          <table:table-cell office:value-type="string" calcext:value-type="string">
            <text:p>P12</text:p>
          </table:table-cell>
          <table:table-cell office:value-type="string" calcext:value-type="string">
            <text:p>Fingernail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12&quot;," calcext:value-type="string">
            <text:p>"P12",</text:p>
          </table:table-cell>
          <table:table-cell table:style-name="ce1" table:formula="of:=[.$I$1]&amp;[.B66]&amp;[.$J$1]&amp;[.$K$1]" office:value-type="string" office:string-value="&quot;Fingernails&quot;," calcext:value-type="string">
            <text:p>"Fingernails",</text:p>
          </table:table-cell>
          <table:table-cell table:formula="of:=[.$I$1]&amp;[.C66]&amp;[.$J$1]&amp;[.$K$1]" office:value-type="string" office:string-value="&quot;R&quot;," calcext:value-type="string">
            <text:p>"R",</text:p>
          </table:table-cell>
          <table:table-cell table:style-name="ce1" table:formula="of:=[.$I$1]&amp;[.D66]&amp;[.$J$1]&amp;[.$K$1]" office:value-type="string" office:string-value="&quot;P&quot;," calcext:value-type="string">
            <text:p>"P",</text:p>
          </table:table-cell>
        </table:table-row>
        <table:table-row table:style-name="ro1">
          <table:table-cell office:value-type="string" calcext:value-type="string">
            <text:p>P13</text:p>
          </table:table-cell>
          <table:table-cell office:value-type="string" calcext:value-type="string">
            <text:p>Cook</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P13&quot;," calcext:value-type="string">
            <text:p>"P13",</text:p>
          </table:table-cell>
          <table:table-cell table:style-name="ce1" table:formula="of:=[.$I$1]&amp;[.B67]&amp;[.$J$1]&amp;[.$K$1]" office:value-type="string" office:string-value="&quot;Cook&quot;," calcext:value-type="string">
            <text:p>"Cook",</text:p>
          </table:table-cell>
          <table:table-cell table:formula="of:=[.$I$1]&amp;[.C67]&amp;[.$J$1]&amp;[.$K$1]" office:value-type="string" office:string-value="&quot;P&quot;," calcext:value-type="string">
            <text:p>"P",</text:p>
          </table:table-cell>
          <table:table-cell table:style-name="ce1" table:formula="of:=[.$I$1]&amp;[.D67]&amp;[.$J$1]&amp;[.$K$1]" office:value-type="string" office:string-value="&quot;P&quot;," calcext:value-type="string">
            <text:p>"P",</text:p>
          </table:table-cell>
        </table:table-row>
        <table:table-row table:style-name="ro1">
          <table:table-cell office:value-type="string" calcext:value-type="string">
            <text:p>P14</text:p>
          </table:table-cell>
          <table:table-cell office:value-type="string" calcext:value-type="string">
            <text:p>Dinner</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8]&amp;[.$J$1]&amp;[.$K$1]" office:value-type="string" office:string-value="&quot;P14&quot;," calcext:value-type="string">
            <text:p>"P14",</text:p>
          </table:table-cell>
          <table:table-cell table:style-name="ce1" table:formula="of:=[.$I$1]&amp;[.B68]&amp;[.$J$1]&amp;[.$K$1]" office:value-type="string" office:string-value="&quot;Dinner&quot;," calcext:value-type="string">
            <text:p>"Dinner",</text:p>
          </table:table-cell>
          <table:table-cell table:formula="of:=[.$I$1]&amp;[.C68]&amp;[.$J$1]&amp;[.$K$1]" office:value-type="string" office:string-value="&quot;3&quot;," calcext:value-type="string">
            <text:p>"3",</text:p>
          </table:table-cell>
          <table:table-cell table:style-name="ce1" table:formula="of:=[.$I$1]&amp;[.D68]&amp;[.$J$1]&amp;[.$K$1]" office:value-type="string" office:string-value="&quot;P&quot;," calcext:value-type="string">
            <text:p>"P",</text:p>
          </table:table-cell>
        </table:table-row>
        <table:table-row table:style-name="ro1">
          <table:table-cell office:value-type="string" calcext:value-type="string">
            <text:p>P15</text:p>
          </table:table-cell>
          <table:table-cell office:value-type="string" calcext:value-type="string">
            <text:p>Doctor/Dentis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P15&quot;," calcext:value-type="string">
            <text:p>"P15",</text:p>
          </table:table-cell>
          <table:table-cell table:style-name="ce1" table:formula="of:=[.$I$1]&amp;[.B69]&amp;[.$J$1]&amp;[.$K$1]" office:value-type="string" office:string-value="&quot;Doctor/Dentist&quot;," calcext:value-type="string">
            <text:p>"Doctor/Dentist",</text:p>
          </table:table-cell>
          <table:table-cell table:formula="of:=[.$I$1]&amp;[.C69]&amp;[.$J$1]&amp;[.$K$1]" office:value-type="string" office:string-value="&quot;P&quot;," calcext:value-type="string">
            <text:p>"P",</text:p>
          </table:table-cell>
          <table:table-cell table:style-name="ce1" table:formula="of:=[.$I$1]&amp;[.D69]&amp;[.$J$1]&amp;[.$K$1]" office:value-type="string" office:string-value="&quot;P&quot;," calcext:value-type="string">
            <text:p>"P",</text:p>
          </table:table-cell>
        </table:table-row>
        <table:table-row table:style-name="ro1">
          <table:table-cell office:value-type="string" calcext:value-type="string">
            <text:p>P16</text:p>
          </table:table-cell>
          <table:table-cell office:value-type="string" calcext:value-type="string">
            <text:p>Dog</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70]&amp;[.$J$1]&amp;[.$K$1]" office:value-type="string" office:string-value="&quot;P16&quot;," calcext:value-type="string">
            <text:p>"P16",</text:p>
          </table:table-cell>
          <table:table-cell table:style-name="ce1" table:formula="of:=[.$I$1]&amp;[.B70]&amp;[.$J$1]&amp;[.$K$1]" office:value-type="string" office:string-value="&quot;Dog&quot;," calcext:value-type="string">
            <text:p>"Dog",</text:p>
          </table:table-cell>
          <table:table-cell table:formula="of:=[.$I$1]&amp;[.C70]&amp;[.$J$1]&amp;[.$K$1]" office:value-type="string" office:string-value="&quot;P&quot;," calcext:value-type="string">
            <text:p>"P",</text:p>
          </table:table-cell>
          <table:table-cell table:style-name="ce1" table:formula="of:=[.$I$1]&amp;[.D70]&amp;[.$J$1]&amp;[.$K$1]" office:value-type="string" office:string-value="&quot;PS&quot;," calcext:value-type="string">
            <text:p>"PS",</text:p>
          </table:table-cell>
        </table:table-row>
        <table:table-row table:style-name="ro1">
          <table:table-cell office:value-type="string" calcext:value-type="string">
            <text:p>P17</text:p>
          </table:table-cell>
          <table:table-cell office:value-type="string" calcext:value-type="string">
            <text:p>Fantasy Football</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1]&amp;[.$J$1]&amp;[.$K$1]" office:value-type="string" office:string-value="&quot;P17&quot;," calcext:value-type="string">
            <text:p>"P17",</text:p>
          </table:table-cell>
          <table:table-cell table:style-name="ce1" table:formula="of:=[.$I$1]&amp;[.B71]&amp;[.$J$1]&amp;[.$K$1]" office:value-type="string" office:string-value="&quot;Fantasy Football&quot;," calcext:value-type="string">
            <text:p>"Fantasy Football",</text:p>
          </table:table-cell>
          <table:table-cell table:formula="of:=[.$I$1]&amp;[.C71]&amp;[.$J$1]&amp;[.$K$1]" office:value-type="string" office:string-value="&quot;P&quot;," calcext:value-type="string">
            <text:p>"P",</text:p>
          </table:table-cell>
          <table:table-cell table:style-name="ce1" table:formula="of:=[.$I$1]&amp;[.D71]&amp;[.$J$1]&amp;[.$K$1]" office:value-type="string" office:string-value="&quot;P&quot;," calcext:value-type="string">
            <text:p>"P",</text:p>
          </table:table-cell>
        </table:table-row>
        <table:table-row table:style-name="ro1">
          <table:table-cell office:value-type="string" calcext:value-type="string">
            <text:p>P18</text:p>
          </table:table-cell>
          <table:table-cell office:value-type="string" calcext:value-type="string">
            <text:p>Food Tracking</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2]&amp;[.$J$1]&amp;[.$K$1]" office:value-type="string" office:string-value="&quot;P18&quot;," calcext:value-type="string">
            <text:p>"P18",</text:p>
          </table:table-cell>
          <table:table-cell table:style-name="ce1" table:formula="of:=[.$I$1]&amp;[.B72]&amp;[.$J$1]&amp;[.$K$1]" office:value-type="string" office:string-value="&quot;Food Tracking&quot;," calcext:value-type="string">
            <text:p>"Food Tracking",</text:p>
          </table:table-cell>
          <table:table-cell table:formula="of:=[.$I$1]&amp;[.C72]&amp;[.$J$1]&amp;[.$K$1]" office:value-type="string" office:string-value="&quot;P&quot;," calcext:value-type="string">
            <text:p>"P",</text:p>
          </table:table-cell>
          <table:table-cell table:style-name="ce1" table:formula="of:=[.$I$1]&amp;[.D72]&amp;[.$J$1]&amp;[.$K$1]" office:value-type="string" office:string-value="&quot;P&quot;," calcext:value-type="string">
            <text:p>"P",</text:p>
          </table:table-cell>
        </table:table-row>
        <table:table-row table:style-name="ro1">
          <table:table-cell office:value-type="string" calcext:value-type="string">
            <text:p>P19</text:p>
          </table:table-cell>
          <table:table-cell office:value-type="string" calcext:value-type="string">
            <text:p>Shopping: Furniture</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3]&amp;[.$J$1]&amp;[.$K$1]" office:value-type="string" office:string-value="&quot;P19&quot;," calcext:value-type="string">
            <text:p>"P19",</text:p>
          </table:table-cell>
          <table:table-cell table:style-name="ce1" table:formula="of:=[.$I$1]&amp;[.B73]&amp;[.$J$1]&amp;[.$K$1]" office:value-type="string" office:string-value="&quot;Shopping: Furniture&quot;," calcext:value-type="string">
            <text:p>"Shopping: Furniture",</text:p>
          </table:table-cell>
          <table:table-cell table:formula="of:=[.$I$1]&amp;[.C73]&amp;[.$J$1]&amp;[.$K$1]" office:value-type="string" office:string-value="&quot;P&quot;," calcext:value-type="string">
            <text:p>"P",</text:p>
          </table:table-cell>
          <table:table-cell table:style-name="ce1" table:formula="of:=[.$I$1]&amp;[.D73]&amp;[.$J$1]&amp;[.$K$1]" office:value-type="string" office:string-value="&quot;P&quot;," calcext:value-type="string">
            <text:p>"P",</text:p>
          </table:table-cell>
        </table:table-row>
        <table:table-row table:style-name="ro1">
          <table:table-cell office:value-type="string" calcext:value-type="string">
            <text:p>P20</text:p>
          </table:table-cell>
          <table:table-cell office:value-type="string" calcext:value-type="string">
            <text:p>Dre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4]&amp;[.$J$1]&amp;[.$K$1]" office:value-type="string" office:string-value="&quot;P20&quot;," calcext:value-type="string">
            <text:p>"P20",</text:p>
          </table:table-cell>
          <table:table-cell table:style-name="ce1" table:formula="of:=[.$I$1]&amp;[.B74]&amp;[.$J$1]&amp;[.$K$1]" office:value-type="string" office:string-value="&quot;Dress&quot;," calcext:value-type="string">
            <text:p>"Dress",</text:p>
          </table:table-cell>
          <table:table-cell table:formula="of:=[.$I$1]&amp;[.C74]&amp;[.$J$1]&amp;[.$K$1]" office:value-type="string" office:string-value="&quot;R&quot;," calcext:value-type="string">
            <text:p>"R",</text:p>
          </table:table-cell>
          <table:table-cell table:style-name="ce1" table:formula="of:=[.$I$1]&amp;[.D74]&amp;[.$J$1]&amp;[.$K$1]" office:value-type="string" office:string-value="&quot;P&quot;," calcext:value-type="string">
            <text:p>"P",</text:p>
          </table:table-cell>
        </table:table-row>
        <table:table-row table:style-name="ro1">
          <table:table-cell office:value-type="string" calcext:value-type="string">
            <text:p>P21</text:p>
          </table:table-cell>
          <table:table-cell office:value-type="string" calcext:value-type="string">
            <text:p>Shopping: Gifts</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5]&amp;[.$J$1]&amp;[.$K$1]" office:value-type="string" office:string-value="&quot;P21&quot;," calcext:value-type="string">
            <text:p>"P21",</text:p>
          </table:table-cell>
          <table:table-cell table:style-name="ce1" table:formula="of:=[.$I$1]&amp;[.B75]&amp;[.$J$1]&amp;[.$K$1]" office:value-type="string" office:string-value="&quot;Shopping: Gifts&quot;," calcext:value-type="string">
            <text:p>"Shopping: Gifts",</text:p>
          </table:table-cell>
          <table:table-cell table:formula="of:=[.$I$1]&amp;[.C75]&amp;[.$J$1]&amp;[.$K$1]" office:value-type="string" office:string-value="&quot;P&quot;," calcext:value-type="string">
            <text:p>"P",</text:p>
          </table:table-cell>
          <table:table-cell table:style-name="ce1" table:formula="of:=[.$I$1]&amp;[.D75]&amp;[.$J$1]&amp;[.$K$1]" office:value-type="string" office:string-value="&quot;P&quot;," calcext:value-type="string">
            <text:p>"P",</text:p>
          </table:table-cell>
        </table:table-row>
        <table:table-row table:style-name="ro1">
          <table:table-cell office:value-type="string" calcext:value-type="string">
            <text:p>P22</text:p>
          </table:table-cell>
          <table:table-cell office:value-type="string" calcext:value-type="string">
            <text:p>Haircut</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6]&amp;[.$J$1]&amp;[.$K$1]" office:value-type="string" office:string-value="&quot;P22&quot;," calcext:value-type="string">
            <text:p>"P22",</text:p>
          </table:table-cell>
          <table:table-cell table:style-name="ce1" table:formula="of:=[.$I$1]&amp;[.B76]&amp;[.$J$1]&amp;[.$K$1]" office:value-type="string" office:string-value="&quot;Haircut&quot;," calcext:value-type="string">
            <text:p>"Haircut",</text:p>
          </table:table-cell>
          <table:table-cell table:formula="of:=[.$I$1]&amp;[.C76]&amp;[.$J$1]&amp;[.$K$1]" office:value-type="string" office:string-value="&quot;1&quot;," calcext:value-type="string">
            <text:p>"1",</text:p>
          </table:table-cell>
          <table:table-cell table:style-name="ce1" table:formula="of:=[.$I$1]&amp;[.D76]&amp;[.$J$1]&amp;[.$K$1]" office:value-type="string" office:string-value="&quot;P&quot;," calcext:value-type="string">
            <text:p>"P",</text:p>
          </table:table-cell>
        </table:table-row>
        <table:table-row table:style-name="ro1">
          <table:table-cell office:value-type="string" calcext:value-type="string">
            <text:p>P23</text:p>
          </table:table-cell>
          <table:table-cell office:value-type="string" calcext:value-type="string">
            <text:p>Home/Apt Search</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77]&amp;[.$J$1]&amp;[.$K$1]" office:value-type="string" office:string-value="&quot;P23&quot;," calcext:value-type="string">
            <text:p>"P23",</text:p>
          </table:table-cell>
          <table:table-cell table:style-name="ce1" table:formula="of:=[.$I$1]&amp;[.B77]&amp;[.$J$1]&amp;[.$K$1]" office:value-type="string" office:string-value="&quot;Home/Apt Search&quot;," calcext:value-type="string">
            <text:p>"Home/Apt Search",</text:p>
          </table:table-cell>
          <table:table-cell table:formula="of:=[.$I$1]&amp;[.C77]&amp;[.$J$1]&amp;[.$K$1]" office:value-type="string" office:string-value="&quot;1&quot;," calcext:value-type="string">
            <text:p>"1",</text:p>
          </table:table-cell>
          <table:table-cell table:style-name="ce1" table:formula="of:=[.$I$1]&amp;[.D77]&amp;[.$J$1]&amp;[.$K$1]" office:value-type="string" office:string-value="&quot;P&quot;," calcext:value-type="string">
            <text:p>"P",</text:p>
          </table:table-cell>
        </table:table-row>
        <table:table-row table:style-name="ro1">
          <table:table-cell office:value-type="string" calcext:value-type="string">
            <text:p>P24</text:p>
          </table:table-cell>
          <table:table-cell office:value-type="string" calcext:value-type="string">
            <text:p>Interne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P24&quot;," calcext:value-type="string">
            <text:p>"P24",</text:p>
          </table:table-cell>
          <table:table-cell table:style-name="ce1" table:formula="of:=[.$I$1]&amp;[.B78]&amp;[.$J$1]&amp;[.$K$1]" office:value-type="string" office:string-value="&quot;Internet&quot;," calcext:value-type="string">
            <text:p>"Internet",</text:p>
          </table:table-cell>
          <table:table-cell table:formula="of:=[.$I$1]&amp;[.C78]&amp;[.$J$1]&amp;[.$K$1]" office:value-type="string" office:string-value="&quot;P&quot;," calcext:value-type="string">
            <text:p>"P",</text:p>
          </table:table-cell>
          <table:table-cell table:style-name="ce1" table:formula="of:=[.$I$1]&amp;[.D78]&amp;[.$J$1]&amp;[.$K$1]" office:value-type="string" office:string-value="&quot;P&quot;," calcext:value-type="string">
            <text:p>"P",</text:p>
          </table:table-cell>
        </table:table-row>
        <table:table-row table:style-name="ro1">
          <table:table-cell office:value-type="string" calcext:value-type="string">
            <text:p>P25</text:p>
          </table:table-cell>
          <table:table-cell office:value-type="string" calcext:value-type="string">
            <text:p>Investment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9]&amp;[.$J$1]&amp;[.$K$1]" office:value-type="string" office:string-value="&quot;P25&quot;," calcext:value-type="string">
            <text:p>"P25",</text:p>
          </table:table-cell>
          <table:table-cell table:style-name="ce1" table:formula="of:=[.$I$1]&amp;[.B79]&amp;[.$J$1]&amp;[.$K$1]" office:value-type="string" office:string-value="&quot;Investments&quot;," calcext:value-type="string">
            <text:p>"Investments",</text:p>
          </table:table-cell>
          <table:table-cell table:formula="of:=[.$I$1]&amp;[.C79]&amp;[.$J$1]&amp;[.$K$1]" office:value-type="string" office:string-value="&quot;P&quot;," calcext:value-type="string">
            <text:p>"P",</text:p>
          </table:table-cell>
          <table:table-cell table:style-name="ce1" table:formula="of:=[.$I$1]&amp;[.D79]&amp;[.$J$1]&amp;[.$K$1]" office:value-type="string" office:string-value="&quot;P&quot;," calcext:value-type="string">
            <text:p>"P",</text:p>
          </table:table-cell>
        </table:table-row>
        <table:table-row table:style-name="ro1">
          <table:table-cell office:value-type="string" calcext:value-type="string">
            <text:p>P26</text:p>
          </table:table-cell>
          <table:table-cell office:value-type="string" calcext:value-type="string">
            <text:p>JO</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80]&amp;[.$J$1]&amp;[.$K$1]" office:value-type="string" office:string-value="&quot;P26&quot;," calcext:value-type="string">
            <text:p>"P26",</text:p>
          </table:table-cell>
          <table:table-cell table:style-name="ce1" table:formula="of:=[.$I$1]&amp;[.B80]&amp;[.$J$1]&amp;[.$K$1]" office:value-type="string" office:string-value="&quot;JO&quot;," calcext:value-type="string">
            <text:p>"JO",</text:p>
          </table:table-cell>
          <table:table-cell table:formula="of:=[.$I$1]&amp;[.C80]&amp;[.$J$1]&amp;[.$K$1]" office:value-type="string" office:string-value="&quot;P&quot;," calcext:value-type="string">
            <text:p>"P",</text:p>
          </table:table-cell>
          <table:table-cell table:style-name="ce1" table:formula="of:=[.$I$1]&amp;[.D80]&amp;[.$J$1]&amp;[.$K$1]" office:value-type="string" office:string-value="&quot;P&quot;," calcext:value-type="string">
            <text:p>"P",</text:p>
          </table:table-cell>
        </table:table-row>
        <table:table-row table:style-name="ro1">
          <table:table-cell office:value-type="string" calcext:value-type="string">
            <text:p>P29</text:p>
          </table:table-cell>
          <table:table-cell office:value-type="string" calcext:value-type="string">
            <text:p>Showe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1]&amp;[.$J$1]&amp;[.$K$1]" office:value-type="string" office:string-value="&quot;P29&quot;," calcext:value-type="string">
            <text:p>"P29",</text:p>
          </table:table-cell>
          <table:table-cell table:style-name="ce1" table:formula="of:=[.$I$1]&amp;[.B81]&amp;[.$J$1]&amp;[.$K$1]" office:value-type="string" office:string-value="&quot;Shower&quot;," calcext:value-type="string">
            <text:p>"Shower",</text:p>
          </table:table-cell>
          <table:table-cell table:formula="of:=[.$I$1]&amp;[.C81]&amp;[.$J$1]&amp;[.$K$1]" office:value-type="string" office:string-value="&quot;R&quot;," calcext:value-type="string">
            <text:p>"R",</text:p>
          </table:table-cell>
          <table:table-cell table:style-name="ce1" table:formula="of:=[.$I$1]&amp;[.D81]&amp;[.$J$1]&amp;[.$K$1]" office:value-type="string" office:string-value="&quot;P&quot;," calcext:value-type="string">
            <text:p>"P",</text:p>
          </table:table-cell>
        </table:table-row>
        <table:table-row table:style-name="ro1">
          <table:table-cell office:value-type="string" calcext:value-type="string">
            <text:p>P30</text:p>
          </table:table-cell>
          <table:table-cell office:value-type="string" calcext:value-type="string">
            <text:p>Walk</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2]&amp;[.$J$1]&amp;[.$K$1]" office:value-type="string" office:string-value="&quot;P30&quot;," calcext:value-type="string">
            <text:p>"P30",</text:p>
          </table:table-cell>
          <table:table-cell table:style-name="ce1" table:formula="of:=[.$I$1]&amp;[.B82]&amp;[.$J$1]&amp;[.$K$1]" office:value-type="string" office:string-value="&quot;Walk&quot;," calcext:value-type="string">
            <text:p>"Walk",</text:p>
          </table:table-cell>
          <table:table-cell table:formula="of:=[.$I$1]&amp;[.C82]&amp;[.$J$1]&amp;[.$K$1]" office:value-type="string" office:string-value="&quot;H&quot;," calcext:value-type="string">
            <text:p>"H",</text:p>
          </table:table-cell>
          <table:table-cell table:style-name="ce1" table:formula="of:=[.$I$1]&amp;[.D82]&amp;[.$J$1]&amp;[.$K$1]" office:value-type="string" office:string-value="&quot;PS&quot;," calcext:value-type="string">
            <text:p>"PS",</text:p>
          </table:table-cell>
        </table:table-row>
        <table:table-row table:style-name="ro1">
          <table:table-cell office:value-type="string" calcext:value-type="string">
            <text:p>P31</text:p>
          </table:table-cell>
          <table:table-cell office:value-type="string" calcext:value-type="string">
            <text:p>Gym</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3]&amp;[.$J$1]&amp;[.$K$1]" office:value-type="string" office:string-value="&quot;P31&quot;," calcext:value-type="string">
            <text:p>"P31",</text:p>
          </table:table-cell>
          <table:table-cell table:style-name="ce1" table:formula="of:=[.$I$1]&amp;[.B83]&amp;[.$J$1]&amp;[.$K$1]" office:value-type="string" office:string-value="&quot;Gym&quot;," calcext:value-type="string">
            <text:p>"Gym",</text:p>
          </table:table-cell>
          <table:table-cell table:formula="of:=[.$I$1]&amp;[.C83]&amp;[.$J$1]&amp;[.$K$1]" office:value-type="string" office:string-value="&quot;H&quot;," calcext:value-type="string">
            <text:p>"H",</text:p>
          </table:table-cell>
          <table:table-cell table:style-name="ce1" table:formula="of:=[.$I$1]&amp;[.D83]&amp;[.$J$1]&amp;[.$K$1]" office:value-type="string" office:string-value="&quot;P&quot;," calcext:value-type="string">
            <text:p>"P",</text:p>
          </table:table-cell>
        </table:table-row>
        <table:table-row table:style-name="ro1">
          <table:table-cell office:value-type="string" calcext:value-type="string">
            <text:p>P32</text:p>
          </table:table-cell>
          <table:table-cell office:value-type="string" calcext:value-type="string">
            <text:p>Pack</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4]&amp;[.$J$1]&amp;[.$K$1]" office:value-type="string" office:string-value="&quot;P32&quot;," calcext:value-type="string">
            <text:p>"P32",</text:p>
          </table:table-cell>
          <table:table-cell table:style-name="ce1" table:formula="of:=[.$I$1]&amp;[.B84]&amp;[.$J$1]&amp;[.$K$1]" office:value-type="string" office:string-value="&quot;Pack&quot;," calcext:value-type="string">
            <text:p>"Pack",</text:p>
          </table:table-cell>
          <table:table-cell table:formula="of:=[.$I$1]&amp;[.C84]&amp;[.$J$1]&amp;[.$K$1]" office:value-type="string" office:string-value="&quot;R&quot;," calcext:value-type="string">
            <text:p>"R",</text:p>
          </table:table-cell>
          <table:table-cell table:style-name="ce1" table:formula="of:=[.$I$1]&amp;[.D84]&amp;[.$J$1]&amp;[.$K$1]" office:value-type="string" office:string-value="&quot;P&quot;," calcext:value-type="string">
            <text:p>"P",</text:p>
          </table:table-cell>
        </table:table-row>
        <table:table-row table:style-name="ro1">
          <table:table-cell office:value-type="string" calcext:value-type="string">
            <text:p>P33</text:p>
          </table:table-cell>
          <table:table-cell office:value-type="string" calcext:value-type="string">
            <text:p>Shave &amp; Hai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5]&amp;[.$J$1]&amp;[.$K$1]" office:value-type="string" office:string-value="&quot;P33&quot;," calcext:value-type="string">
            <text:p>"P33",</text:p>
          </table:table-cell>
          <table:table-cell table:style-name="ce1" table:formula="of:=[.$I$1]&amp;[.B85]&amp;[.$J$1]&amp;[.$K$1]" office:value-type="string" office:string-value="&quot;Shave &amp; Hair&quot;," calcext:value-type="string">
            <text:p>"Shave &amp; Hair",</text:p>
          </table:table-cell>
          <table:table-cell table:formula="of:=[.$I$1]&amp;[.C85]&amp;[.$J$1]&amp;[.$K$1]" office:value-type="string" office:string-value="&quot;R&quot;," calcext:value-type="string">
            <text:p>"R",</text:p>
          </table:table-cell>
          <table:table-cell table:style-name="ce1" table:formula="of:=[.$I$1]&amp;[.D85]&amp;[.$J$1]&amp;[.$K$1]" office:value-type="string" office:string-value="&quot;P&quot;," calcext:value-type="string">
            <text:p>"P",</text:p>
          </table:table-cell>
        </table:table-row>
        <table:table-row table:style-name="ro1">
          <table:table-cell office:value-type="string" calcext:value-type="string">
            <text:p>P34</text:p>
          </table:table-cell>
          <table:table-cell office:value-type="string" calcext:value-type="string">
            <text:p>Laundr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P34&quot;," calcext:value-type="string">
            <text:p>"P34",</text:p>
          </table:table-cell>
          <table:table-cell table:style-name="ce1" table:formula="of:=[.$I$1]&amp;[.B86]&amp;[.$J$1]&amp;[.$K$1]" office:value-type="string" office:string-value="&quot;Laundry&quot;," calcext:value-type="string">
            <text:p>"Laundry",</text:p>
          </table:table-cell>
          <table:table-cell table:formula="of:=[.$I$1]&amp;[.C86]&amp;[.$J$1]&amp;[.$K$1]" office:value-type="string" office:string-value="&quot;1&quot;," calcext:value-type="string">
            <text:p>"1",</text:p>
          </table:table-cell>
          <table:table-cell table:style-name="ce1" table:formula="of:=[.$I$1]&amp;[.D86]&amp;[.$J$1]&amp;[.$K$1]" office:value-type="string" office:string-value="&quot;P&quot;," calcext:value-type="string">
            <text:p>"P",</text:p>
          </table:table-cell>
        </table:table-row>
        <table:table-row table:style-name="ro1">
          <table:table-cell office:value-type="string" calcext:value-type="string">
            <text:p>P35</text:p>
          </table:table-cell>
          <table:table-cell office:value-type="string" calcext:value-type="string">
            <text:p>Dishe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7]&amp;[.$J$1]&amp;[.$K$1]" office:value-type="string" office:string-value="&quot;P35&quot;," calcext:value-type="string">
            <text:p>"P35",</text:p>
          </table:table-cell>
          <table:table-cell table:style-name="ce1" table:formula="of:=[.$I$1]&amp;[.B87]&amp;[.$J$1]&amp;[.$K$1]" office:value-type="string" office:string-value="&quot;Dishes&quot;," calcext:value-type="string">
            <text:p>"Dishes",</text:p>
          </table:table-cell>
          <table:table-cell table:formula="of:=[.$I$1]&amp;[.C87]&amp;[.$J$1]&amp;[.$K$1]" office:value-type="string" office:string-value="&quot;1&quot;," calcext:value-type="string">
            <text:p>"1",</text:p>
          </table:table-cell>
          <table:table-cell table:style-name="ce1" table:formula="of:=[.$I$1]&amp;[.D87]&amp;[.$J$1]&amp;[.$K$1]" office:value-type="string" office:string-value="&quot;P&quot;," calcext:value-type="string">
            <text:p>"P",</text:p>
          </table:table-cell>
        </table:table-row>
        <table:table-row table:style-name="ro1">
          <table:table-cell office:value-type="string" calcext:value-type="string">
            <text:p>P36</text:p>
          </table:table-cell>
          <table:table-cell office:value-type="string" calcext:value-type="string">
            <text:p>Groceries</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8]&amp;[.$J$1]&amp;[.$K$1]" office:value-type="string" office:string-value="&quot;P36&quot;," calcext:value-type="string">
            <text:p>"P36",</text:p>
          </table:table-cell>
          <table:table-cell table:style-name="ce1" table:formula="of:=[.$I$1]&amp;[.B88]&amp;[.$J$1]&amp;[.$K$1]" office:value-type="string" office:string-value="&quot;Groceries&quot;," calcext:value-type="string">
            <text:p>"Groceries",</text:p>
          </table:table-cell>
          <table:table-cell table:formula="of:=[.$I$1]&amp;[.C88]&amp;[.$J$1]&amp;[.$K$1]" office:value-type="string" office:string-value="&quot;P&quot;," calcext:value-type="string">
            <text:p>"P",</text:p>
          </table:table-cell>
          <table:table-cell table:style-name="ce1" table:formula="of:=[.$I$1]&amp;[.D88]&amp;[.$J$1]&amp;[.$K$1]" office:value-type="string" office:string-value="&quot;PS&quot;," calcext:value-type="string">
            <text:p>"PS",</text:p>
          </table:table-cell>
        </table:table-row>
        <table:table-row table:style-name="ro1">
          <table:table-cell office:value-type="string" calcext:value-type="string">
            <text:p>P37</text:p>
          </table:table-cell>
          <table:table-cell office:value-type="string" calcext:value-type="string">
            <text:p>Lawn &amp; Gard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9]&amp;[.$J$1]&amp;[.$K$1]" office:value-type="string" office:string-value="&quot;P37&quot;," calcext:value-type="string">
            <text:p>"P37",</text:p>
          </table:table-cell>
          <table:table-cell table:style-name="ce1" table:formula="of:=[.$I$1]&amp;[.B89]&amp;[.$J$1]&amp;[.$K$1]" office:value-type="string" office:string-value="&quot;Lawn &amp; Garden&quot;," calcext:value-type="string">
            <text:p>"Lawn &amp; Garden",</text:p>
          </table:table-cell>
          <table:table-cell table:formula="of:=[.$I$1]&amp;[.C89]&amp;[.$J$1]&amp;[.$K$1]" office:value-type="string" office:string-value="&quot;1&quot;," calcext:value-type="string">
            <text:p>"1",</text:p>
          </table:table-cell>
          <table:table-cell table:style-name="ce1" table:formula="of:=[.$I$1]&amp;[.D89]&amp;[.$J$1]&amp;[.$K$1]" office:value-type="string" office:string-value="&quot;P&quot;," calcext:value-type="string">
            <text:p>"P",</text:p>
          </table:table-cell>
        </table:table-row>
        <table:table-row table:style-name="ro1">
          <table:table-cell office:value-type="string" calcext:value-type="string">
            <text:p>W47</text:p>
          </table:table-cell>
          <table:table-cell office:value-type="string" calcext:value-type="string">
            <text:p>Quality Assurance</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W47&quot;," calcext:value-type="string">
            <text:p>"W47",</text:p>
          </table:table-cell>
          <table:table-cell table:style-name="ce1" table:formula="of:=[.$I$1]&amp;[.B90]&amp;[.$J$1]&amp;[.$K$1]" office:value-type="string" office:string-value="&quot;Quality Assurance&quot;," calcext:value-type="string">
            <text:p>"Quality Assurance",</text:p>
          </table:table-cell>
          <table:table-cell table:formula="of:=[.$I$1]&amp;[.C90]&amp;[.$J$1]&amp;[.$K$1]" office:value-type="string" office:string-value="&quot;W&quot;," calcext:value-type="string">
            <text:p>"W",</text:p>
          </table:table-cell>
          <table:table-cell table:style-name="ce1" table:formula="of:=[.$I$1]&amp;[.D90]&amp;[.$J$1]&amp;[.$K$1]" office:value-type="string" office:string-value="&quot;W&quot;," calcext:value-type="string">
            <text:p>"W",</text:p>
          </table:table-cell>
        </table:table-row>
        <table:table-row table:style-name="ro1">
          <table:table-cell office:value-type="string" calcext:value-type="string">
            <text:p>P39</text:p>
          </table:table-cell>
          <table:table-cell office:value-type="string" calcext:value-type="string">
            <text:p>Shopping: Home</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91]&amp;[.$J$1]&amp;[.$K$1]" office:value-type="string" office:string-value="&quot;P39&quot;," calcext:value-type="string">
            <text:p>"P39",</text:p>
          </table:table-cell>
          <table:table-cell table:style-name="ce1" table:formula="of:=[.$I$1]&amp;[.B91]&amp;[.$J$1]&amp;[.$K$1]" office:value-type="string" office:string-value="&quot;Shopping: Home&quot;," calcext:value-type="string">
            <text:p>"Shopping: Home",</text:p>
          </table:table-cell>
          <table:table-cell table:formula="of:=[.$I$1]&amp;[.C91]&amp;[.$J$1]&amp;[.$K$1]" office:value-type="string" office:string-value="&quot;P&quot;," calcext:value-type="string">
            <text:p>"P",</text:p>
          </table:table-cell>
          <table:table-cell table:style-name="ce1" table:formula="of:=[.$I$1]&amp;[.D91]&amp;[.$J$1]&amp;[.$K$1]" office:value-type="string" office:string-value="&quot;PS&quot;," calcext:value-type="string">
            <text:p>"PS",</text:p>
          </table:table-cell>
        </table:table-row>
        <table:table-row table:style-name="ro1">
          <table:table-cell office:value-type="string" calcext:value-type="string">
            <text:p>P40</text:p>
          </table:table-cell>
          <table:table-cell office:value-type="string" calcext:value-type="string">
            <text:p>Gas</text:p>
          </table:table-cell>
          <table:table-cell office:value-type="float" office:value="2" calcext:value-type="float">
            <text:p>2</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2]&amp;[.$J$1]&amp;[.$K$1]" office:value-type="string" office:string-value="&quot;P40&quot;," calcext:value-type="string">
            <text:p>"P40",</text:p>
          </table:table-cell>
          <table:table-cell table:style-name="ce1" table:formula="of:=[.$I$1]&amp;[.B92]&amp;[.$J$1]&amp;[.$K$1]" office:value-type="string" office:string-value="&quot;Gas&quot;," calcext:value-type="string">
            <text:p>"Gas",</text:p>
          </table:table-cell>
          <table:table-cell table:formula="of:=[.$I$1]&amp;[.C92]&amp;[.$J$1]&amp;[.$K$1]" office:value-type="string" office:string-value="&quot;2&quot;," calcext:value-type="string">
            <text:p>"2",</text:p>
          </table:table-cell>
          <table:table-cell table:style-name="ce1" table:formula="of:=[.$I$1]&amp;[.D92]&amp;[.$J$1]&amp;[.$K$1]" office:value-type="string" office:string-value="&quot;P&quot;," calcext:value-type="string">
            <text:p>"P",</text:p>
          </table:table-cell>
        </table:table-row>
        <table:table-row table:style-name="ro1">
          <table:table-cell office:value-type="string" calcext:value-type="string">
            <text:p>P41</text:p>
          </table:table-cell>
          <table:table-cell office:value-type="string" calcext:value-type="string">
            <text:p>Tras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3]&amp;[.$J$1]&amp;[.$K$1]" office:value-type="string" office:string-value="&quot;P41&quot;," calcext:value-type="string">
            <text:p>"P41",</text:p>
          </table:table-cell>
          <table:table-cell table:style-name="ce1" table:formula="of:=[.$I$1]&amp;[.B93]&amp;[.$J$1]&amp;[.$K$1]" office:value-type="string" office:string-value="&quot;Trash&quot;," calcext:value-type="string">
            <text:p>"Trash",</text:p>
          </table:table-cell>
          <table:table-cell table:formula="of:=[.$I$1]&amp;[.C93]&amp;[.$J$1]&amp;[.$K$1]" office:value-type="string" office:string-value="&quot;1&quot;," calcext:value-type="string">
            <text:p>"1",</text:p>
          </table:table-cell>
          <table:table-cell table:style-name="ce1" table:formula="of:=[.$I$1]&amp;[.D93]&amp;[.$J$1]&amp;[.$K$1]" office:value-type="string" office:string-value="&quot;P&quot;," calcext:value-type="string">
            <text:p>"P",</text:p>
          </table:table-cell>
        </table:table-row>
        <table:table-row table:style-name="ro1">
          <table:table-cell office:value-type="string" calcext:value-type="string">
            <text:p>S01</text:p>
          </table:table-cell>
          <table:table-cell office:value-type="string" calcext:value-type="string">
            <text:p>Socia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4]&amp;[.$J$1]&amp;[.$K$1]" office:value-type="string" office:string-value="&quot;S01&quot;," calcext:value-type="string">
            <text:p>"S01",</text:p>
          </table:table-cell>
          <table:table-cell table:style-name="ce1" table:formula="of:=[.$I$1]&amp;[.B94]&amp;[.$J$1]&amp;[.$K$1]" office:value-type="string" office:string-value="&quot;Social&quot;," calcext:value-type="string">
            <text:p>"Social",</text:p>
          </table:table-cell>
          <table:table-cell table:formula="of:=[.$I$1]&amp;[.C94]&amp;[.$J$1]&amp;[.$K$1]" office:value-type="string" office:string-value="&quot;S&quot;," calcext:value-type="string">
            <text:p>"S",</text:p>
          </table:table-cell>
          <table:table-cell table:style-name="ce1" table:formula="of:=[.$I$1]&amp;[.D94]&amp;[.$J$1]&amp;[.$K$1]" office:value-type="string" office:string-value="&quot;S&quot;," calcext:value-type="string">
            <text:p>"S",</text:p>
          </table:table-cell>
        </table:table-row>
        <table:table-row table:style-name="ro1">
          <table:table-cell office:value-type="string" calcext:value-type="string">
            <text:p>S02</text:p>
          </table:table-cell>
          <table:table-cell office:value-type="string" calcext:value-type="string">
            <text:p>Sex</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5]&amp;[.$J$1]&amp;[.$K$1]" office:value-type="string" office:string-value="&quot;S02&quot;," calcext:value-type="string">
            <text:p>"S02",</text:p>
          </table:table-cell>
          <table:table-cell table:style-name="ce1" table:formula="of:=[.$I$1]&amp;[.B95]&amp;[.$J$1]&amp;[.$K$1]" office:value-type="string" office:string-value="&quot;Sex&quot;," calcext:value-type="string">
            <text:p>"Sex",</text:p>
          </table:table-cell>
          <table:table-cell table:formula="of:=[.$I$1]&amp;[.C95]&amp;[.$J$1]&amp;[.$K$1]" office:value-type="string" office:string-value="&quot;S&quot;," calcext:value-type="string">
            <text:p>"S",</text:p>
          </table:table-cell>
          <table:table-cell table:style-name="ce1" table:formula="of:=[.$I$1]&amp;[.D95]&amp;[.$J$1]&amp;[.$K$1]" office:value-type="string" office:string-value="&quot;S&quot;," calcext:value-type="string">
            <text:p>"S",</text:p>
          </table:table-cell>
        </table:table-row>
        <table:table-row table:style-name="ro1">
          <table:table-cell office:value-type="string" calcext:value-type="string">
            <text:p>S03</text:p>
          </table:table-cell>
          <table:table-cell office:value-type="string" calcext:value-type="string">
            <text:p>Lun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6]&amp;[.$J$1]&amp;[.$K$1]" office:value-type="string" office:string-value="&quot;S03&quot;," calcext:value-type="string">
            <text:p>"S03",</text:p>
          </table:table-cell>
          <table:table-cell table:style-name="ce1" table:formula="of:=[.$I$1]&amp;[.B96]&amp;[.$J$1]&amp;[.$K$1]" office:value-type="string" office:string-value="&quot;Lunch (S)&quot;," calcext:value-type="string">
            <text:p>"Lunch (S)",</text:p>
          </table:table-cell>
          <table:table-cell table:formula="of:=[.$I$1]&amp;[.C96]&amp;[.$J$1]&amp;[.$K$1]" office:value-type="string" office:string-value="&quot;S&quot;," calcext:value-type="string">
            <text:p>"S",</text:p>
          </table:table-cell>
          <table:table-cell table:style-name="ce1" table:formula="of:=[.$I$1]&amp;[.D96]&amp;[.$J$1]&amp;[.$K$1]" office:value-type="string" office:string-value="&quot;S&quot;," calcext:value-type="string">
            <text:p>"S",</text:p>
          </table:table-cell>
        </table:table-row>
        <table:table-row table:style-name="ro1">
          <table:table-cell office:value-type="string" calcext:value-type="string">
            <text:p>S04</text:p>
          </table:table-cell>
          <table:table-cell office:value-type="string" calcext:value-type="string">
            <text:p>Coffee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7]&amp;[.$J$1]&amp;[.$K$1]" office:value-type="string" office:string-value="&quot;S04&quot;," calcext:value-type="string">
            <text:p>"S04",</text:p>
          </table:table-cell>
          <table:table-cell table:style-name="ce1" table:formula="of:=[.$I$1]&amp;[.B97]&amp;[.$J$1]&amp;[.$K$1]" office:value-type="string" office:string-value="&quot;Coffee (S)&quot;," calcext:value-type="string">
            <text:p>"Coffee (S)",</text:p>
          </table:table-cell>
          <table:table-cell table:formula="of:=[.$I$1]&amp;[.C97]&amp;[.$J$1]&amp;[.$K$1]" office:value-type="string" office:string-value="&quot;S&quot;," calcext:value-type="string">
            <text:p>"S",</text:p>
          </table:table-cell>
          <table:table-cell table:style-name="ce1" table:formula="of:=[.$I$1]&amp;[.D97]&amp;[.$J$1]&amp;[.$K$1]" office:value-type="string" office:string-value="&quot;S&quot;," calcext:value-type="string">
            <text:p>"S",</text:p>
          </table:table-cell>
        </table:table-row>
        <table:table-row table:style-name="ro1">
          <table:table-cell office:value-type="string" calcext:value-type="string">
            <text:p>S05</text:p>
          </table:table-cell>
          <table:table-cell office:value-type="string" calcext:value-type="string">
            <text:p>Breakfast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8]&amp;[.$J$1]&amp;[.$K$1]" office:value-type="string" office:string-value="&quot;S05&quot;," calcext:value-type="string">
            <text:p>"S05",</text:p>
          </table:table-cell>
          <table:table-cell table:style-name="ce1" table:formula="of:=[.$I$1]&amp;[.B98]&amp;[.$J$1]&amp;[.$K$1]" office:value-type="string" office:string-value="&quot;Breakfast (S)&quot;," calcext:value-type="string">
            <text:p>"Breakfast (S)",</text:p>
          </table:table-cell>
          <table:table-cell table:formula="of:=[.$I$1]&amp;[.C98]&amp;[.$J$1]&amp;[.$K$1]" office:value-type="string" office:string-value="&quot;S&quot;," calcext:value-type="string">
            <text:p>"S",</text:p>
          </table:table-cell>
          <table:table-cell table:style-name="ce1" table:formula="of:=[.$I$1]&amp;[.D98]&amp;[.$J$1]&amp;[.$K$1]" office:value-type="string" office:string-value="&quot;S&quot;," calcext:value-type="string">
            <text:p>"S",</text:p>
          </table:table-cell>
        </table:table-row>
        <table:table-row table:style-name="ro1">
          <table:table-cell office:value-type="string" calcext:value-type="string">
            <text:p>S06</text:p>
          </table:table-cell>
          <table:table-cell office:value-type="string" calcext:value-type="string">
            <text:p>Resear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9]&amp;[.$J$1]&amp;[.$K$1]" office:value-type="string" office:string-value="&quot;S06&quot;," calcext:value-type="string">
            <text:p>"S06",</text:p>
          </table:table-cell>
          <table:table-cell table:style-name="ce1" table:formula="of:=[.$I$1]&amp;[.B99]&amp;[.$J$1]&amp;[.$K$1]" office:value-type="string" office:string-value="&quot;Research (S)&quot;," calcext:value-type="string">
            <text:p>"Research (S)",</text:p>
          </table:table-cell>
          <table:table-cell table:formula="of:=[.$I$1]&amp;[.C99]&amp;[.$J$1]&amp;[.$K$1]" office:value-type="string" office:string-value="&quot;S&quot;," calcext:value-type="string">
            <text:p>"S",</text:p>
          </table:table-cell>
          <table:table-cell table:style-name="ce1" table:formula="of:=[.$I$1]&amp;[.D99]&amp;[.$J$1]&amp;[.$K$1]" office:value-type="string" office:string-value="&quot;S&quot;," calcext:value-type="string">
            <text:p>"S",</text:p>
          </table:table-cell>
        </table:table-row>
        <table:table-row table:style-name="ro1">
          <table:table-cell office:value-type="string" calcext:value-type="string">
            <text:p>S07</text:p>
          </table:table-cell>
          <table:table-cell office:value-type="string" calcext:value-type="string">
            <text:p>Meal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0]&amp;[.$J$1]&amp;[.$K$1]" office:value-type="string" office:string-value="&quot;S07&quot;," calcext:value-type="string">
            <text:p>"S07",</text:p>
          </table:table-cell>
          <table:table-cell table:style-name="ce1" table:formula="of:=[.$I$1]&amp;[.B100]&amp;[.$J$1]&amp;[.$K$1]" office:value-type="string" office:string-value="&quot;Meal (S)&quot;," calcext:value-type="string">
            <text:p>"Meal (S)",</text:p>
          </table:table-cell>
          <table:table-cell table:formula="of:=[.$I$1]&amp;[.C100]&amp;[.$J$1]&amp;[.$K$1]" office:value-type="string" office:string-value="&quot;S&quot;," calcext:value-type="string">
            <text:p>"S",</text:p>
          </table:table-cell>
          <table:table-cell table:style-name="ce1" table:formula="of:=[.$I$1]&amp;[.D100]&amp;[.$J$1]&amp;[.$K$1]" office:value-type="string" office:string-value="&quot;S&quot;," calcext:value-type="string">
            <text:p>"S",</text:p>
          </table:table-cell>
        </table:table-row>
        <table:table-row table:style-name="ro1">
          <table:table-cell office:value-type="string" calcext:value-type="string">
            <text:p>S08</text:p>
          </table:table-cell>
          <table:table-cell office:value-type="string" calcext:value-type="string">
            <text:p>Travel Planning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01]&amp;[.$J$1]&amp;[.$K$1]" office:value-type="string" office:string-value="&quot;S08&quot;," calcext:value-type="string">
            <text:p>"S08",</text:p>
          </table:table-cell>
          <table:table-cell table:style-name="ce1" table:formula="of:=[.$I$1]&amp;[.B101]&amp;[.$J$1]&amp;[.$K$1]" office:value-type="string" office:string-value="&quot;Travel Planning (S)&quot;," calcext:value-type="string">
            <text:p>"Travel Planning (S)",</text:p>
          </table:table-cell>
          <table:table-cell table:formula="of:=[.$I$1]&amp;[.C101]&amp;[.$J$1]&amp;[.$K$1]" office:value-type="string" office:string-value="&quot;S&quot;," calcext:value-type="string">
            <text:p>"S",</text:p>
          </table:table-cell>
          <table:table-cell table:style-name="ce1" table:formula="of:=[.$I$1]&amp;[.D101]&amp;[.$J$1]&amp;[.$K$1]" office:value-type="string" office:string-value="&quot;S&quot;," calcext:value-type="string">
            <text:p>"S",</text:p>
          </table:table-cell>
        </table:table-row>
        <table:table-row table:style-name="ro1">
          <table:table-cell office:value-type="string" calcext:value-type="string">
            <text:p>S09</text:p>
          </table:table-cell>
          <table:table-cell office:value-type="string" calcext:value-type="string">
            <text:p>Event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2]&amp;[.$J$1]&amp;[.$K$1]" office:value-type="string" office:string-value="&quot;S09&quot;," calcext:value-type="string">
            <text:p>"S09",</text:p>
          </table:table-cell>
          <table:table-cell table:style-name="ce1" table:formula="of:=[.$I$1]&amp;[.B102]&amp;[.$J$1]&amp;[.$K$1]" office:value-type="string" office:string-value="&quot;Events&quot;," calcext:value-type="string">
            <text:p>"Events",</text:p>
          </table:table-cell>
          <table:table-cell table:formula="of:=[.$I$1]&amp;[.C102]&amp;[.$J$1]&amp;[.$K$1]" office:value-type="string" office:string-value="&quot;S&quot;," calcext:value-type="string">
            <text:p>"S",</text:p>
          </table:table-cell>
          <table:table-cell table:style-name="ce1" table:formula="of:=[.$I$1]&amp;[.D102]&amp;[.$J$1]&amp;[.$K$1]" office:value-type="string" office:string-value="&quot;S&quot;," calcext:value-type="string">
            <text:p>"S",</text:p>
          </table:table-cell>
        </table:table-row>
        <table:table-row table:style-name="ro1">
          <table:table-cell office:value-type="string" calcext:value-type="string">
            <text:p>S10</text:p>
          </table:table-cell>
          <table:table-cell office:value-type="string" calcext:value-type="string">
            <text:p>Shopping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3]&amp;[.$J$1]&amp;[.$K$1]" office:value-type="string" office:string-value="&quot;S10&quot;," calcext:value-type="string">
            <text:p>"S10",</text:p>
          </table:table-cell>
          <table:table-cell table:style-name="ce1" table:formula="of:=[.$I$1]&amp;[.B103]&amp;[.$J$1]&amp;[.$K$1]" office:value-type="string" office:string-value="&quot;Shopping (S)&quot;," calcext:value-type="string">
            <text:p>"Shopping (S)",</text:p>
          </table:table-cell>
          <table:table-cell table:formula="of:=[.$I$1]&amp;[.C103]&amp;[.$J$1]&amp;[.$K$1]" office:value-type="string" office:string-value="&quot;S&quot;," calcext:value-type="string">
            <text:p>"S",</text:p>
          </table:table-cell>
          <table:table-cell table:style-name="ce1" table:formula="of:=[.$I$1]&amp;[.D103]&amp;[.$J$1]&amp;[.$K$1]" office:value-type="string" office:string-value="&quot;S&quot;," calcext:value-type="string">
            <text:p>"S",</text:p>
          </table:table-cell>
        </table:table-row>
        <table:table-row table:style-name="ro1">
          <table:table-cell office:value-type="string" calcext:value-type="string">
            <text:p>T02</text:p>
          </table:table-cell>
          <table:table-cell office:value-type="string" calcext:value-type="string">
            <text:p>Exam</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4]&amp;[.$J$1]&amp;[.$K$1]" office:value-type="string" office:string-value="&quot;T02&quot;," calcext:value-type="string">
            <text:p>"T02",</text:p>
          </table:table-cell>
          <table:table-cell table:style-name="ce1" table:formula="of:=[.$I$1]&amp;[.B104]&amp;[.$J$1]&amp;[.$K$1]" office:value-type="string" office:string-value="&quot;Exam&quot;," calcext:value-type="string">
            <text:p>"Exam",</text:p>
          </table:table-cell>
          <table:table-cell table:formula="of:=[.$I$1]&amp;[.C104]&amp;[.$J$1]&amp;[.$K$1]" office:value-type="string" office:string-value="&quot;L&quot;," calcext:value-type="string">
            <text:p>"L",</text:p>
          </table:table-cell>
          <table:table-cell table:style-name="ce1" table:formula="of:=[.$I$1]&amp;[.D104]&amp;[.$J$1]&amp;[.$K$1]" office:value-type="string" office:string-value="&quot;L&quot;," calcext:value-type="string">
            <text:p>"L",</text:p>
          </table:table-cell>
        </table:table-row>
        <table:table-row table:style-name="ro1">
          <table:table-cell office:value-type="string" calcext:value-type="string">
            <text:p>T03</text:p>
          </table:table-cell>
          <table:table-cell office:value-type="string" calcext:value-type="string">
            <text:p>Study</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5]&amp;[.$J$1]&amp;[.$K$1]" office:value-type="string" office:string-value="&quot;T03&quot;," calcext:value-type="string">
            <text:p>"T03",</text:p>
          </table:table-cell>
          <table:table-cell table:style-name="ce1" table:formula="of:=[.$I$1]&amp;[.B105]&amp;[.$J$1]&amp;[.$K$1]" office:value-type="string" office:string-value="&quot;Study&quot;," calcext:value-type="string">
            <text:p>"Study",</text:p>
          </table:table-cell>
          <table:table-cell table:formula="of:=[.$I$1]&amp;[.C105]&amp;[.$J$1]&amp;[.$K$1]" office:value-type="string" office:string-value="&quot;L&quot;," calcext:value-type="string">
            <text:p>"L",</text:p>
          </table:table-cell>
          <table:table-cell table:style-name="ce1" table:formula="of:=[.$I$1]&amp;[.D105]&amp;[.$J$1]&amp;[.$K$1]" office:value-type="string" office:string-value="&quot;L&quot;," calcext:value-type="string">
            <text:p>"L",</text:p>
          </table:table-cell>
        </table:table-row>
        <table:table-row table:style-name="ro1">
          <table:table-cell office:value-type="string" calcext:value-type="string">
            <text:p>T04</text:p>
          </table:table-cell>
          <table:table-cell office:value-type="string" calcext:value-type="string">
            <text:p>Training</text:p>
          </table:table-cell>
          <table:table-cell table:number-columns-repeated="2" office:value-type="string" calcext:value-type="string">
            <text:p>T</text:p>
          </table:table-cell>
          <table:table-cell office:value-type="string" calcext:value-type="string">
            <text:p>Active</text:p>
          </table:table-cell>
          <table:table-cell table:number-columns-repeated="9"/>
          <table:table-cell table:style-name="ce1" table:formula="of:=[.$I$1]&amp;[.A106]&amp;[.$J$1]&amp;[.$K$1]" office:value-type="string" office:string-value="&quot;T04&quot;," calcext:value-type="string">
            <text:p>"T04",</text:p>
          </table:table-cell>
          <table:table-cell table:style-name="ce1" table:formula="of:=[.$I$1]&amp;[.B106]&amp;[.$J$1]&amp;[.$K$1]" office:value-type="string" office:string-value="&quot;Training&quot;," calcext:value-type="string">
            <text:p>"Training",</text:p>
          </table:table-cell>
          <table:table-cell table:formula="of:=[.$I$1]&amp;[.C106]&amp;[.$J$1]&amp;[.$K$1]" office:value-type="string" office:string-value="&quot;T&quot;," calcext:value-type="string">
            <text:p>"T",</text:p>
          </table:table-cell>
          <table:table-cell table:style-name="ce1" table:formula="of:=[.$I$1]&amp;[.D106]&amp;[.$J$1]&amp;[.$K$1]" office:value-type="string" office:string-value="&quot;T&quot;," calcext:value-type="string">
            <text:p>"T",</text:p>
          </table:table-cell>
        </table:table-row>
        <table:table-row table:style-name="ro1">
          <table:table-cell office:value-type="string" calcext:value-type="string">
            <text:p>W00</text:p>
          </table:table-cell>
          <table:table-cell office:value-type="string" calcext:value-type="string">
            <text:p>Admin (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W00&quot;," calcext:value-type="string">
            <text:p>"W00",</text:p>
          </table:table-cell>
          <table:table-cell table:style-name="ce1" table:formula="of:=[.$I$1]&amp;[.B107]&amp;[.$J$1]&amp;[.$K$1]" office:value-type="string" office:string-value="&quot;Admin (W)&quot;," calcext:value-type="string">
            <text:p>"Admin (W)",</text:p>
          </table:table-cell>
          <table:table-cell table:formula="of:=[.$I$1]&amp;[.C107]&amp;[.$J$1]&amp;[.$K$1]" office:value-type="string" office:string-value="&quot;W&quot;," calcext:value-type="string">
            <text:p>"W",</text:p>
          </table:table-cell>
          <table:table-cell table:style-name="ce1" table:formula="of:=[.$I$1]&amp;[.D107]&amp;[.$J$1]&amp;[.$K$1]" office:value-type="string" office:string-value="&quot;W&quot;," calcext:value-type="string">
            <text:p>"W",</text:p>
          </table:table-cell>
        </table:table-row>
        <table:table-row table:style-name="ro1">
          <table:table-cell office:value-type="string" calcext:value-type="string">
            <text:p>W01</text:p>
          </table:table-cell>
          <table:table-cell office:value-type="string" calcext:value-type="string">
            <text:p>Agenda</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08]&amp;[.$J$1]&amp;[.$K$1]" office:value-type="string" office:string-value="&quot;W01&quot;," calcext:value-type="string">
            <text:p>"W01",</text:p>
          </table:table-cell>
          <table:table-cell table:style-name="ce1" table:formula="of:=[.$I$1]&amp;[.B108]&amp;[.$J$1]&amp;[.$K$1]" office:value-type="string" office:string-value="&quot;Agenda&quot;," calcext:value-type="string">
            <text:p>"Agenda",</text:p>
          </table:table-cell>
          <table:table-cell table:formula="of:=[.$I$1]&amp;[.C108]&amp;[.$J$1]&amp;[.$K$1]" office:value-type="string" office:string-value="&quot;W&quot;," calcext:value-type="string">
            <text:p>"W",</text:p>
          </table:table-cell>
          <table:table-cell table:style-name="ce1" table:formula="of:=[.$I$1]&amp;[.D108]&amp;[.$J$1]&amp;[.$K$1]" office:value-type="string" office:string-value="&quot;W&quot;," calcext:value-type="string">
            <text:p>"W",</text:p>
          </table:table-cell>
        </table:table-row>
        <table:table-row table:style-name="ro1">
          <table:table-cell office:value-type="string" calcext:value-type="string">
            <text:p>W02</text:p>
          </table:table-cell>
          <table:table-cell office:value-type="string" calcext:value-type="string">
            <text:p>Annual Pla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W02&quot;," calcext:value-type="string">
            <text:p>"W02",</text:p>
          </table:table-cell>
          <table:table-cell table:style-name="ce1" table:formula="of:=[.$I$1]&amp;[.B109]&amp;[.$J$1]&amp;[.$K$1]" office:value-type="string" office:string-value="&quot;Annual Plan&quot;," calcext:value-type="string">
            <text:p>"Annual Plan",</text:p>
          </table:table-cell>
          <table:table-cell table:formula="of:=[.$I$1]&amp;[.C109]&amp;[.$J$1]&amp;[.$K$1]" office:value-type="string" office:string-value="&quot;W&quot;," calcext:value-type="string">
            <text:p>"W",</text:p>
          </table:table-cell>
          <table:table-cell table:style-name="ce1" table:formula="of:=[.$I$1]&amp;[.D109]&amp;[.$J$1]&amp;[.$K$1]" office:value-type="string" office:string-value="&quot;W&quot;," calcext:value-type="string">
            <text:p>"W",</text:p>
          </table:table-cell>
        </table:table-row>
        <table:table-row table:style-name="ro1">
          <table:table-cell office:value-type="string" calcext:value-type="string">
            <text:p>W04</text:p>
          </table:table-cell>
          <table:table-cell office:value-type="string" calcext:value-type="string">
            <text:p>Reporting</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W04&quot;," calcext:value-type="string">
            <text:p>"W04",</text:p>
          </table:table-cell>
          <table:table-cell table:style-name="ce1" table:formula="of:=[.$I$1]&amp;[.B110]&amp;[.$J$1]&amp;[.$K$1]" office:value-type="string" office:string-value="&quot;Reporting&quot;," calcext:value-type="string">
            <text:p>"Reporting",</text:p>
          </table:table-cell>
          <table:table-cell table:formula="of:=[.$I$1]&amp;[.C110]&amp;[.$J$1]&amp;[.$K$1]" office:value-type="string" office:string-value="&quot;W&quot;," calcext:value-type="string">
            <text:p>"W",</text:p>
          </table:table-cell>
          <table:table-cell table:style-name="ce1" table:formula="of:=[.$I$1]&amp;[.D110]&amp;[.$J$1]&amp;[.$K$1]" office:value-type="string" office:string-value="&quot;W&quot;," calcext:value-type="string">
            <text:p>"W",</text:p>
          </table:table-cell>
        </table:table-row>
        <table:table-row table:style-name="ro1">
          <table:table-cell office:value-type="string" calcext:value-type="string">
            <text:p>W06</text:p>
          </table:table-cell>
          <table:table-cell office:value-type="string" calcext:value-type="string">
            <text:p>CE Test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1]&amp;[.$J$1]&amp;[.$K$1]" office:value-type="string" office:string-value="&quot;W06&quot;," calcext:value-type="string">
            <text:p>"W06",</text:p>
          </table:table-cell>
          <table:table-cell table:style-name="ce1" table:formula="of:=[.$I$1]&amp;[.B111]&amp;[.$J$1]&amp;[.$K$1]" office:value-type="string" office:string-value="&quot;CE Testing&quot;," calcext:value-type="string">
            <text:p>"CE Testing",</text:p>
          </table:table-cell>
          <table:table-cell table:formula="of:=[.$I$1]&amp;[.C111]&amp;[.$J$1]&amp;[.$K$1]" office:value-type="string" office:string-value="&quot;W&quot;," calcext:value-type="string">
            <text:p>"W",</text:p>
          </table:table-cell>
          <table:table-cell table:style-name="ce1" table:formula="of:=[.$I$1]&amp;[.D111]&amp;[.$J$1]&amp;[.$K$1]" office:value-type="string" office:string-value="&quot;W&quot;," calcext:value-type="string">
            <text:p>"W",</text:p>
          </table:table-cell>
        </table:table-row>
        <table:table-row table:style-name="ro1">
          <table:table-cell office:value-type="string" calcext:value-type="string">
            <text:p>W07</text:p>
          </table:table-cell>
          <table:table-cell office:value-type="string" calcext:value-type="string">
            <text:p>Clos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2]&amp;[.$J$1]&amp;[.$K$1]" office:value-type="string" office:string-value="&quot;W07&quot;," calcext:value-type="string">
            <text:p>"W07",</text:p>
          </table:table-cell>
          <table:table-cell table:style-name="ce1" table:formula="of:=[.$I$1]&amp;[.B112]&amp;[.$J$1]&amp;[.$K$1]" office:value-type="string" office:string-value="&quot;Closing&quot;," calcext:value-type="string">
            <text:p>"Closing",</text:p>
          </table:table-cell>
          <table:table-cell table:formula="of:=[.$I$1]&amp;[.C112]&amp;[.$J$1]&amp;[.$K$1]" office:value-type="string" office:string-value="&quot;W&quot;," calcext:value-type="string">
            <text:p>"W",</text:p>
          </table:table-cell>
          <table:table-cell table:style-name="ce1" table:formula="of:=[.$I$1]&amp;[.D112]&amp;[.$J$1]&amp;[.$K$1]" office:value-type="string" office:string-value="&quot;W&quot;," calcext:value-type="string">
            <text:p>"W",</text:p>
          </table:table-cell>
        </table:table-row>
        <table:table-row table:style-name="ro1">
          <table:table-cell office:value-type="string" calcext:value-type="string">
            <text:p>W08</text:p>
          </table:table-cell>
          <table:table-cell office:value-type="string" calcext:value-type="string">
            <text:p>Coach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W08&quot;," calcext:value-type="string">
            <text:p>"W08",</text:p>
          </table:table-cell>
          <table:table-cell table:style-name="ce1" table:formula="of:=[.$I$1]&amp;[.B113]&amp;[.$J$1]&amp;[.$K$1]" office:value-type="string" office:string-value="&quot;Coaching&quot;," calcext:value-type="string">
            <text:p>"Coaching",</text:p>
          </table:table-cell>
          <table:table-cell table:formula="of:=[.$I$1]&amp;[.C113]&amp;[.$J$1]&amp;[.$K$1]" office:value-type="string" office:string-value="&quot;W&quot;," calcext:value-type="string">
            <text:p>"W",</text:p>
          </table:table-cell>
          <table:table-cell table:style-name="ce1" table:formula="of:=[.$I$1]&amp;[.D113]&amp;[.$J$1]&amp;[.$K$1]" office:value-type="string" office:string-value="&quot;W&quot;," calcext:value-type="string">
            <text:p>"W",</text:p>
          </table:table-cell>
        </table:table-row>
        <table:table-row table:style-name="ro1">
          <table:table-cell office:value-type="string" calcext:value-type="string">
            <text:p>W09</text:p>
          </table:table-cell>
          <table:table-cell office:value-type="string" calcext:value-type="string">
            <text:p>DE Do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W09&quot;," calcext:value-type="string">
            <text:p>"W09",</text:p>
          </table:table-cell>
          <table:table-cell table:style-name="ce1" table:formula="of:=[.$I$1]&amp;[.B114]&amp;[.$J$1]&amp;[.$K$1]" office:value-type="string" office:string-value="&quot;DE Docs&quot;," calcext:value-type="string">
            <text:p>"DE Docs",</text:p>
          </table:table-cell>
          <table:table-cell table:formula="of:=[.$I$1]&amp;[.C114]&amp;[.$J$1]&amp;[.$K$1]" office:value-type="string" office:string-value="&quot;W&quot;," calcext:value-type="string">
            <text:p>"W",</text:p>
          </table:table-cell>
          <table:table-cell table:style-name="ce1" table:formula="of:=[.$I$1]&amp;[.D114]&amp;[.$J$1]&amp;[.$K$1]" office:value-type="string" office:string-value="&quot;W&quot;," calcext:value-type="string">
            <text:p>"W",</text:p>
          </table:table-cell>
        </table:table-row>
        <table:table-row table:style-name="ro1">
          <table:table-cell office:value-type="string" calcext:value-type="string">
            <text:p>W10</text:p>
          </table:table-cell>
          <table:table-cell office:value-type="string" calcext:value-type="string">
            <text:p>Email</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5]&amp;[.$J$1]&amp;[.$K$1]" office:value-type="string" office:string-value="&quot;W10&quot;," calcext:value-type="string">
            <text:p>"W10",</text:p>
          </table:table-cell>
          <table:table-cell table:style-name="ce1" table:formula="of:=[.$I$1]&amp;[.B115]&amp;[.$J$1]&amp;[.$K$1]" office:value-type="string" office:string-value="&quot;Email&quot;," calcext:value-type="string">
            <text:p>"Email",</text:p>
          </table:table-cell>
          <table:table-cell table:formula="of:=[.$I$1]&amp;[.C115]&amp;[.$J$1]&amp;[.$K$1]" office:value-type="string" office:string-value="&quot;W&quot;," calcext:value-type="string">
            <text:p>"W",</text:p>
          </table:table-cell>
          <table:table-cell table:style-name="ce1" table:formula="of:=[.$I$1]&amp;[.D115]&amp;[.$J$1]&amp;[.$K$1]" office:value-type="string" office:string-value="&quot;WD&quot;," calcext:value-type="string">
            <text:p>"WD",</text:p>
          </table:table-cell>
        </table:table-row>
        <table:table-row table:style-name="ro1">
          <table:table-cell office:value-type="string" calcext:value-type="string">
            <text:p>W11</text:p>
          </table:table-cell>
          <table:table-cell office:value-type="string" calcext:value-type="string">
            <text:p>Engagement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W11&quot;," calcext:value-type="string">
            <text:p>"W11",</text:p>
          </table:table-cell>
          <table:table-cell table:style-name="ce1" table:formula="of:=[.$I$1]&amp;[.B116]&amp;[.$J$1]&amp;[.$K$1]" office:value-type="string" office:string-value="&quot;Engagement Memo&quot;," calcext:value-type="string">
            <text:p>"Engagement Memo",</text:p>
          </table:table-cell>
          <table:table-cell table:formula="of:=[.$I$1]&amp;[.C116]&amp;[.$J$1]&amp;[.$K$1]" office:value-type="string" office:string-value="&quot;W&quot;," calcext:value-type="string">
            <text:p>"W",</text:p>
          </table:table-cell>
          <table:table-cell table:style-name="ce1" table:formula="of:=[.$I$1]&amp;[.D116]&amp;[.$J$1]&amp;[.$K$1]" office:value-type="string" office:string-value="&quot;W&quot;," calcext:value-type="string">
            <text:p>"W",</text:p>
          </table:table-cell>
        </table:table-row>
        <table:table-row table:style-name="ro1">
          <table:table-cell office:value-type="string" calcext:value-type="string">
            <text:p>W12</text:p>
          </table:table-cell>
          <table:table-cell office:value-type="string" calcext:value-type="string">
            <text:p>Research: External</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W12&quot;," calcext:value-type="string">
            <text:p>"W12",</text:p>
          </table:table-cell>
          <table:table-cell table:style-name="ce1" table:formula="of:=[.$I$1]&amp;[.B117]&amp;[.$J$1]&amp;[.$K$1]" office:value-type="string" office:string-value="&quot;Research: External&quot;," calcext:value-type="string">
            <text:p>"Research: External",</text:p>
          </table:table-cell>
          <table:table-cell table:formula="of:=[.$I$1]&amp;[.C117]&amp;[.$J$1]&amp;[.$K$1]" office:value-type="string" office:string-value="&quot;A&quot;," calcext:value-type="string">
            <text:p>"A",</text:p>
          </table:table-cell>
          <table:table-cell table:style-name="ce1" table:formula="of:=[.$I$1]&amp;[.D117]&amp;[.$J$1]&amp;[.$K$1]" office:value-type="string" office:string-value="&quot;W&quot;," calcext:value-type="string">
            <text:p>"W",</text:p>
          </table:table-cell>
        </table:table-row>
        <table:table-row table:style-name="ro1">
          <table:table-cell office:value-type="string" calcext:value-type="string">
            <text:p>W15</text:p>
          </table:table-cell>
          <table:table-cell office:value-type="string" calcext:value-type="string">
            <text:p>Issue Memo</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8]&amp;[.$J$1]&amp;[.$K$1]" office:value-type="string" office:string-value="&quot;W15&quot;," calcext:value-type="string">
            <text:p>"W15",</text:p>
          </table:table-cell>
          <table:table-cell table:style-name="ce1" table:formula="of:=[.$I$1]&amp;[.B118]&amp;[.$J$1]&amp;[.$K$1]" office:value-type="string" office:string-value="&quot;Issue Memo&quot;," calcext:value-type="string">
            <text:p>"Issue Memo",</text:p>
          </table:table-cell>
          <table:table-cell table:formula="of:=[.$I$1]&amp;[.C118]&amp;[.$J$1]&amp;[.$K$1]" office:value-type="string" office:string-value="&quot;W&quot;," calcext:value-type="string">
            <text:p>"W",</text:p>
          </table:table-cell>
          <table:table-cell table:style-name="ce1" table:formula="of:=[.$I$1]&amp;[.D118]&amp;[.$J$1]&amp;[.$K$1]" office:value-type="string" office:string-value="&quot;W&quot;," calcext:value-type="string">
            <text:p>"W",</text:p>
          </table:table-cell>
        </table:table-row>
        <table:table-row table:style-name="ro1">
          <table:table-cell office:value-type="string" calcext:value-type="string">
            <text:p>W17</text:p>
          </table:table-cell>
          <table:table-cell office:value-type="string" calcext:value-type="string">
            <text:p>Research</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9]&amp;[.$J$1]&amp;[.$K$1]" office:value-type="string" office:string-value="&quot;W17&quot;," calcext:value-type="string">
            <text:p>"W17",</text:p>
          </table:table-cell>
          <table:table-cell table:style-name="ce1" table:formula="of:=[.$I$1]&amp;[.B119]&amp;[.$J$1]&amp;[.$K$1]" office:value-type="string" office:string-value="&quot;Research&quot;," calcext:value-type="string">
            <text:p>"Research",</text:p>
          </table:table-cell>
          <table:table-cell table:formula="of:=[.$I$1]&amp;[.C119]&amp;[.$J$1]&amp;[.$K$1]" office:value-type="string" office:string-value="&quot;W&quot;," calcext:value-type="string">
            <text:p>"W",</text:p>
          </table:table-cell>
          <table:table-cell table:style-name="ce1" table:formula="of:=[.$I$1]&amp;[.D119]&amp;[.$J$1]&amp;[.$K$1]" office:value-type="string" office:string-value="&quot;WD&quot;," calcext:value-type="string">
            <text:p>"WD",</text:p>
          </table:table-cell>
        </table:table-row>
        <table:table-row table:style-name="ro1">
          <table:table-cell office:value-type="string" calcext:value-type="string">
            <text:p>W19</text:p>
          </table:table-cell>
          <table:table-cell office:value-type="string" calcext:value-type="string">
            <text:p>Issue Valid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0]&amp;[.$J$1]&amp;[.$K$1]" office:value-type="string" office:string-value="&quot;W19&quot;," calcext:value-type="string">
            <text:p>"W19",</text:p>
          </table:table-cell>
          <table:table-cell table:style-name="ce1" table:formula="of:=[.$I$1]&amp;[.B120]&amp;[.$J$1]&amp;[.$K$1]" office:value-type="string" office:string-value="&quot;Issue Validation&quot;," calcext:value-type="string">
            <text:p>"Issue Validation",</text:p>
          </table:table-cell>
          <table:table-cell table:formula="of:=[.$I$1]&amp;[.C120]&amp;[.$J$1]&amp;[.$K$1]" office:value-type="string" office:string-value="&quot;W&quot;," calcext:value-type="string">
            <text:p>"W",</text:p>
          </table:table-cell>
          <table:table-cell table:style-name="ce1" table:formula="of:=[.$I$1]&amp;[.D120]&amp;[.$J$1]&amp;[.$K$1]" office:value-type="string" office:string-value="&quot;W&quot;," calcext:value-type="string">
            <text:p>"W",</text:p>
          </table:table-cell>
        </table:table-row>
        <table:table-row table:style-name="ro1">
          <table:table-cell office:value-type="string" calcext:value-type="string">
            <text:p>W20</text:p>
          </table:table-cell>
          <table:table-cell office:value-type="string" calcext:value-type="string">
            <text:p>Meeting Notes</text:p>
          </table:table-cell>
          <table:table-cell office:value-type="string" calcext:value-type="string">
            <text:p>W</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121]&amp;[.$J$1]&amp;[.$K$1]" office:value-type="string" office:string-value="&quot;W20&quot;," calcext:value-type="string">
            <text:p>"W20",</text:p>
          </table:table-cell>
          <table:table-cell table:style-name="ce1" table:formula="of:=[.$I$1]&amp;[.B121]&amp;[.$J$1]&amp;[.$K$1]" office:value-type="string" office:string-value="&quot;Meeting Notes&quot;," calcext:value-type="string">
            <text:p>"Meeting Notes",</text:p>
          </table:table-cell>
          <table:table-cell table:formula="of:=[.$I$1]&amp;[.C121]&amp;[.$J$1]&amp;[.$K$1]" office:value-type="string" office:string-value="&quot;W&quot;," calcext:value-type="string">
            <text:p>"W",</text:p>
          </table:table-cell>
          <table:table-cell table:style-name="ce1" table:formula="of:=[.$I$1]&amp;[.D121]&amp;[.$J$1]&amp;[.$K$1]" office:value-type="string" office:string-value="&quot;WD&quot;," calcext:value-type="string">
            <text:p>"WD",</text:p>
          </table:table-cell>
        </table:table-row>
        <table:table-row table:style-name="ro1">
          <table:table-cell office:value-type="string" calcext:value-type="string">
            <text:p>W21</text:p>
          </table:table-cell>
          <table:table-cell office:value-type="string" calcext:value-type="string">
            <text:p>Planning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2]&amp;[.$J$1]&amp;[.$K$1]" office:value-type="string" office:string-value="&quot;W21&quot;," calcext:value-type="string">
            <text:p>"W21",</text:p>
          </table:table-cell>
          <table:table-cell table:style-name="ce1" table:formula="of:=[.$I$1]&amp;[.B122]&amp;[.$J$1]&amp;[.$K$1]" office:value-type="string" office:string-value="&quot;Planning Memo&quot;," calcext:value-type="string">
            <text:p>"Planning Memo",</text:p>
          </table:table-cell>
          <table:table-cell table:formula="of:=[.$I$1]&amp;[.C122]&amp;[.$J$1]&amp;[.$K$1]" office:value-type="string" office:string-value="&quot;W&quot;," calcext:value-type="string">
            <text:p>"W",</text:p>
          </table:table-cell>
          <table:table-cell table:style-name="ce1" table:formula="of:=[.$I$1]&amp;[.D122]&amp;[.$J$1]&amp;[.$K$1]" office:value-type="string" office:string-value="&quot;W&quot;," calcext:value-type="string">
            <text:p>"W",</text:p>
          </table:table-cell>
        </table:table-row>
        <table:table-row table:style-name="ro1">
          <table:table-cell office:value-type="string" calcext:value-type="string">
            <text:p>W22</text:p>
          </table:table-cell>
          <table:table-cell office:value-type="string" calcext:value-type="string">
            <text:p>Planning: General</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3]&amp;[.$J$1]&amp;[.$K$1]" office:value-type="string" office:string-value="&quot;W22&quot;," calcext:value-type="string">
            <text:p>"W22",</text:p>
          </table:table-cell>
          <table:table-cell table:style-name="ce1" table:formula="of:=[.$I$1]&amp;[.B123]&amp;[.$J$1]&amp;[.$K$1]" office:value-type="string" office:string-value="&quot;Planning: General&quot;," calcext:value-type="string">
            <text:p>"Planning: General",</text:p>
          </table:table-cell>
          <table:table-cell table:formula="of:=[.$I$1]&amp;[.C123]&amp;[.$J$1]&amp;[.$K$1]" office:value-type="string" office:string-value="&quot;W&quot;," calcext:value-type="string">
            <text:p>"W",</text:p>
          </table:table-cell>
          <table:table-cell table:style-name="ce1" table:formula="of:=[.$I$1]&amp;[.D123]&amp;[.$J$1]&amp;[.$K$1]" office:value-type="string" office:string-value="&quot;W&quot;," calcext:value-type="string">
            <text:p>"W",</text:p>
          </table:table-cell>
        </table:table-row>
        <table:table-row table:style-name="ro1">
          <table:table-cell office:value-type="string" calcext:value-type="string">
            <text:p>W25</text:p>
          </table:table-cell>
          <table:table-cell office:value-type="string" calcext:value-type="string">
            <text:p>Project Economi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4]&amp;[.$J$1]&amp;[.$K$1]" office:value-type="string" office:string-value="&quot;W25&quot;," calcext:value-type="string">
            <text:p>"W25",</text:p>
          </table:table-cell>
          <table:table-cell table:style-name="ce1" table:formula="of:=[.$I$1]&amp;[.B124]&amp;[.$J$1]&amp;[.$K$1]" office:value-type="string" office:string-value="&quot;Project Economics&quot;," calcext:value-type="string">
            <text:p>"Project Economics",</text:p>
          </table:table-cell>
          <table:table-cell table:formula="of:=[.$I$1]&amp;[.C124]&amp;[.$J$1]&amp;[.$K$1]" office:value-type="string" office:string-value="&quot;W&quot;," calcext:value-type="string">
            <text:p>"W",</text:p>
          </table:table-cell>
          <table:table-cell table:style-name="ce1" table:formula="of:=[.$I$1]&amp;[.D124]&amp;[.$J$1]&amp;[.$K$1]" office:value-type="string" office:string-value="&quot;W&quot;," calcext:value-type="string">
            <text:p>"W",</text:p>
          </table:table-cell>
        </table:table-row>
        <table:table-row table:style-name="ro1">
          <table:table-cell office:value-type="string" calcext:value-type="string">
            <text:p>W27</text:p>
          </table:table-cell>
          <table:table-cell office:value-type="string" calcext:value-type="string">
            <text:p>Business Profile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5]&amp;[.$J$1]&amp;[.$K$1]" office:value-type="string" office:string-value="&quot;W27&quot;," calcext:value-type="string">
            <text:p>"W27",</text:p>
          </table:table-cell>
          <table:table-cell table:style-name="ce1" table:formula="of:=[.$I$1]&amp;[.B125]&amp;[.$J$1]&amp;[.$K$1]" office:value-type="string" office:string-value="&quot;Business Profile Review&quot;," calcext:value-type="string">
            <text:p>"Business Profile Review",</text:p>
          </table:table-cell>
          <table:table-cell table:formula="of:=[.$I$1]&amp;[.C125]&amp;[.$J$1]&amp;[.$K$1]" office:value-type="string" office:string-value="&quot;W&quot;," calcext:value-type="string">
            <text:p>"W",</text:p>
          </table:table-cell>
          <table:table-cell table:style-name="ce1" table:formula="of:=[.$I$1]&amp;[.D125]&amp;[.$J$1]&amp;[.$K$1]" office:value-type="string" office:string-value="&quot;W&quot;," calcext:value-type="string">
            <text:p>"W",</text:p>
          </table:table-cell>
        </table:table-row>
        <table:table-row table:style-name="ro1">
          <table:table-cell office:value-type="string" calcext:value-type="string">
            <text:p>W29</text:p>
          </table:table-cell>
          <table:table-cell office:value-type="string" calcext:value-type="string">
            <text:p>Process Risk Control</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6]&amp;[.$J$1]&amp;[.$K$1]" office:value-type="string" office:string-value="&quot;W29&quot;," calcext:value-type="string">
            <text:p>"W29",</text:p>
          </table:table-cell>
          <table:table-cell table:style-name="ce1" table:formula="of:=[.$I$1]&amp;[.B126]&amp;[.$J$1]&amp;[.$K$1]" office:value-type="string" office:string-value="&quot;Process Risk Control&quot;," calcext:value-type="string">
            <text:p>"Process Risk Control",</text:p>
          </table:table-cell>
          <table:table-cell table:formula="of:=[.$I$1]&amp;[.C126]&amp;[.$J$1]&amp;[.$K$1]" office:value-type="string" office:string-value="&quot;W&quot;," calcext:value-type="string">
            <text:p>"W",</text:p>
          </table:table-cell>
          <table:table-cell table:style-name="ce1" table:formula="of:=[.$I$1]&amp;[.D126]&amp;[.$J$1]&amp;[.$K$1]" office:value-type="string" office:string-value="&quot;W&quot;," calcext:value-type="string">
            <text:p>"W",</text:p>
          </table:table-cell>
        </table:table-row>
        <table:table-row table:style-name="ro1">
          <table:table-cell office:value-type="string" calcext:value-type="string">
            <text:p>W30</text:p>
          </table:table-cell>
          <table:table-cell office:value-type="string" calcext:value-type="string">
            <text:p>Doc Reques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7]&amp;[.$J$1]&amp;[.$K$1]" office:value-type="string" office:string-value="&quot;W30&quot;," calcext:value-type="string">
            <text:p>"W30",</text:p>
          </table:table-cell>
          <table:table-cell table:style-name="ce1" table:formula="of:=[.$I$1]&amp;[.B127]&amp;[.$J$1]&amp;[.$K$1]" office:value-type="string" office:string-value="&quot;Doc Request&quot;," calcext:value-type="string">
            <text:p>"Doc Request",</text:p>
          </table:table-cell>
          <table:table-cell table:formula="of:=[.$I$1]&amp;[.C127]&amp;[.$J$1]&amp;[.$K$1]" office:value-type="string" office:string-value="&quot;W&quot;," calcext:value-type="string">
            <text:p>"W",</text:p>
          </table:table-cell>
          <table:table-cell table:style-name="ce1" table:formula="of:=[.$I$1]&amp;[.D127]&amp;[.$J$1]&amp;[.$K$1]" office:value-type="string" office:string-value="&quot;W&quot;," calcext:value-type="string">
            <text:p>"W",</text:p>
          </table:table-cell>
        </table:table-row>
        <table:table-row table:style-name="ro1">
          <table:table-cell office:value-type="string" calcext:value-type="string">
            <text:p>W32</text:p>
          </table:table-cell>
          <table:table-cell office:value-type="string" calcext:value-type="string">
            <text:p>Review Note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8]&amp;[.$J$1]&amp;[.$K$1]" office:value-type="string" office:string-value="&quot;W32&quot;," calcext:value-type="string">
            <text:p>"W32",</text:p>
          </table:table-cell>
          <table:table-cell table:style-name="ce1" table:formula="of:=[.$I$1]&amp;[.B128]&amp;[.$J$1]&amp;[.$K$1]" office:value-type="string" office:string-value="&quot;Review Notes&quot;," calcext:value-type="string">
            <text:p>"Review Notes",</text:p>
          </table:table-cell>
          <table:table-cell table:formula="of:=[.$I$1]&amp;[.C128]&amp;[.$J$1]&amp;[.$K$1]" office:value-type="string" office:string-value="&quot;W&quot;," calcext:value-type="string">
            <text:p>"W",</text:p>
          </table:table-cell>
          <table:table-cell table:style-name="ce1" table:formula="of:=[.$I$1]&amp;[.D128]&amp;[.$J$1]&amp;[.$K$1]" office:value-type="string" office:string-value="&quot;W&quot;," calcext:value-type="string">
            <text:p>"W",</text:p>
          </table:table-cell>
        </table:table-row>
        <table:table-row table:style-name="ro1">
          <table:table-cell office:value-type="string" calcext:value-type="string">
            <text:p>W33</text:p>
          </table:table-cell>
          <table:table-cell office:value-type="string" calcext:value-type="string">
            <text:p>Risk Assessmen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9]&amp;[.$J$1]&amp;[.$K$1]" office:value-type="string" office:string-value="&quot;W33&quot;," calcext:value-type="string">
            <text:p>"W33",</text:p>
          </table:table-cell>
          <table:table-cell table:style-name="ce1" table:formula="of:=[.$I$1]&amp;[.B129]&amp;[.$J$1]&amp;[.$K$1]" office:value-type="string" office:string-value="&quot;Risk Assessment&quot;," calcext:value-type="string">
            <text:p>"Risk Assessment",</text:p>
          </table:table-cell>
          <table:table-cell table:formula="of:=[.$I$1]&amp;[.C129]&amp;[.$J$1]&amp;[.$K$1]" office:value-type="string" office:string-value="&quot;W&quot;," calcext:value-type="string">
            <text:p>"W",</text:p>
          </table:table-cell>
          <table:table-cell table:style-name="ce1" table:formula="of:=[.$I$1]&amp;[.D129]&amp;[.$J$1]&amp;[.$K$1]" office:value-type="string" office:string-value="&quot;W&quot;," calcext:value-type="string">
            <text:p>"W",</text:p>
          </table:table-cell>
        </table:table-row>
        <table:table-row table:style-name="ro1">
          <table:table-cell office:value-type="string" calcext:value-type="string">
            <text:p>W35</text:p>
          </table:table-cell>
          <table:table-cell office:value-type="string" calcext:value-type="string">
            <text:p>Sampl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0]&amp;[.$J$1]&amp;[.$K$1]" office:value-type="string" office:string-value="&quot;W35&quot;," calcext:value-type="string">
            <text:p>"W35",</text:p>
          </table:table-cell>
          <table:table-cell table:style-name="ce1" table:formula="of:=[.$I$1]&amp;[.B130]&amp;[.$J$1]&amp;[.$K$1]" office:value-type="string" office:string-value="&quot;Sampling&quot;," calcext:value-type="string">
            <text:p>"Sampling",</text:p>
          </table:table-cell>
          <table:table-cell table:formula="of:=[.$I$1]&amp;[.C130]&amp;[.$J$1]&amp;[.$K$1]" office:value-type="string" office:string-value="&quot;W&quot;," calcext:value-type="string">
            <text:p>"W",</text:p>
          </table:table-cell>
          <table:table-cell table:style-name="ce1" table:formula="of:=[.$I$1]&amp;[.D130]&amp;[.$J$1]&amp;[.$K$1]" office:value-type="string" office:string-value="&quot;W&quot;," calcext:value-type="string">
            <text:p>"W",</text:p>
          </table:table-cell>
        </table:table-row>
        <table:table-row table:style-name="ro1">
          <table:table-cell office:value-type="string" calcext:value-type="string">
            <text:p>P49</text:p>
          </table:table-cell>
          <table:table-cell office:value-type="string" calcext:value-type="string">
            <text:p>Air Travel</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31]&amp;[.$J$1]&amp;[.$K$1]" office:value-type="string" office:string-value="&quot;P49&quot;," calcext:value-type="string">
            <text:p>"P49",</text:p>
          </table:table-cell>
          <table:table-cell table:style-name="ce1" table:formula="of:=[.$I$1]&amp;[.B131]&amp;[.$J$1]&amp;[.$K$1]" office:value-type="string" office:string-value="&quot;Air Travel&quot;," calcext:value-type="string">
            <text:p>"Air Travel",</text:p>
          </table:table-cell>
          <table:table-cell table:formula="of:=[.$I$1]&amp;[.C131]&amp;[.$J$1]&amp;[.$K$1]" office:value-type="string" office:string-value="&quot;2&quot;," calcext:value-type="string">
            <text:p>"2",</text:p>
          </table:table-cell>
          <table:table-cell table:style-name="ce1" table:formula="of:=[.$I$1]&amp;[.D131]&amp;[.$J$1]&amp;[.$K$1]" office:value-type="string" office:string-value="&quot;PS&quot;," calcext:value-type="string">
            <text:p>"PS",</text:p>
          </table:table-cell>
        </table:table-row>
        <table:table-row table:style-name="ro1">
          <table:table-cell office:value-type="string" calcext:value-type="string">
            <text:p>W38</text:p>
          </table:table-cell>
          <table:table-cell office:value-type="string" calcext:value-type="string">
            <text:p>Status Repor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32]&amp;[.$J$1]&amp;[.$K$1]" office:value-type="string" office:string-value="&quot;W38&quot;," calcext:value-type="string">
            <text:p>"W38",</text:p>
          </table:table-cell>
          <table:table-cell table:style-name="ce1" table:formula="of:=[.$I$1]&amp;[.B132]&amp;[.$J$1]&amp;[.$K$1]" office:value-type="string" office:string-value="&quot;Status Report&quot;," calcext:value-type="string">
            <text:p>"Status Report",</text:p>
          </table:table-cell>
          <table:table-cell table:formula="of:=[.$I$1]&amp;[.C132]&amp;[.$J$1]&amp;[.$K$1]" office:value-type="string" office:string-value="&quot;W&quot;," calcext:value-type="string">
            <text:p>"W",</text:p>
          </table:table-cell>
          <table:table-cell table:style-name="ce1" table:formula="of:=[.$I$1]&amp;[.D132]&amp;[.$J$1]&amp;[.$K$1]" office:value-type="string" office:string-value="&quot;W&quot;," calcext:value-type="string">
            <text:p>"W",</text:p>
          </table:table-cell>
        </table:table-row>
        <table:table-row table:style-name="ro1">
          <table:table-cell office:value-type="string" calcext:value-type="string">
            <text:p>W39</text:p>
          </table:table-cell>
          <table:table-cell office:value-type="string" calcext:value-type="string">
            <text:p>Process Flo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3]&amp;[.$J$1]&amp;[.$K$1]" office:value-type="string" office:string-value="&quot;W39&quot;," calcext:value-type="string">
            <text:p>"W39",</text:p>
          </table:table-cell>
          <table:table-cell table:style-name="ce1" table:formula="of:=[.$I$1]&amp;[.B133]&amp;[.$J$1]&amp;[.$K$1]" office:value-type="string" office:string-value="&quot;Process Flow&quot;," calcext:value-type="string">
            <text:p>"Process Flow",</text:p>
          </table:table-cell>
          <table:table-cell table:formula="of:=[.$I$1]&amp;[.C133]&amp;[.$J$1]&amp;[.$K$1]" office:value-type="string" office:string-value="&quot;W&quot;," calcext:value-type="string">
            <text:p>"W",</text:p>
          </table:table-cell>
          <table:table-cell table:style-name="ce1" table:formula="of:=[.$I$1]&amp;[.D133]&amp;[.$J$1]&amp;[.$K$1]" office:value-type="string" office:string-value="&quot;W&quot;," calcext:value-type="string">
            <text:p>"W",</text:p>
          </table:table-cell>
        </table:table-row>
        <table:table-row table:style-name="ro1">
          <table:table-cell office:value-type="string" calcext:value-type="string">
            <text:p>W40</text:p>
          </table:table-cell>
          <table:table-cell office:value-type="string" calcext:value-type="string">
            <text:p>Workpaper Revie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4]&amp;[.$J$1]&amp;[.$K$1]" office:value-type="string" office:string-value="&quot;W40&quot;," calcext:value-type="string">
            <text:p>"W40",</text:p>
          </table:table-cell>
          <table:table-cell table:style-name="ce1" table:formula="of:=[.$I$1]&amp;[.B134]&amp;[.$J$1]&amp;[.$K$1]" office:value-type="string" office:string-value="&quot;Workpaper Review&quot;," calcext:value-type="string">
            <text:p>"Workpaper Review",</text:p>
          </table:table-cell>
          <table:table-cell table:formula="of:=[.$I$1]&amp;[.C134]&amp;[.$J$1]&amp;[.$K$1]" office:value-type="string" office:string-value="&quot;W&quot;," calcext:value-type="string">
            <text:p>"W",</text:p>
          </table:table-cell>
          <table:table-cell table:style-name="ce1" table:formula="of:=[.$I$1]&amp;[.D134]&amp;[.$J$1]&amp;[.$K$1]" office:value-type="string" office:string-value="&quot;W&quot;," calcext:value-type="string">
            <text:p>"W",</text:p>
          </table:table-cell>
        </table:table-row>
        <table:table-row table:style-name="ro1">
          <table:table-cell office:value-type="string" calcext:value-type="string">
            <text:p>W42</text:p>
          </table:table-cell>
          <table:table-cell office:value-type="string" calcext:value-type="string">
            <text:p>Checklist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5]&amp;[.$J$1]&amp;[.$K$1]" office:value-type="string" office:string-value="&quot;W42&quot;," calcext:value-type="string">
            <text:p>"W42",</text:p>
          </table:table-cell>
          <table:table-cell table:style-name="ce1" table:formula="of:=[.$I$1]&amp;[.B135]&amp;[.$J$1]&amp;[.$K$1]" office:value-type="string" office:string-value="&quot;Checklists&quot;," calcext:value-type="string">
            <text:p>"Checklists",</text:p>
          </table:table-cell>
          <table:table-cell table:formula="of:=[.$I$1]&amp;[.C135]&amp;[.$J$1]&amp;[.$K$1]" office:value-type="string" office:string-value="&quot;A&quot;," calcext:value-type="string">
            <text:p>"A",</text:p>
          </table:table-cell>
          <table:table-cell table:style-name="ce1" table:formula="of:=[.$I$1]&amp;[.D135]&amp;[.$J$1]&amp;[.$K$1]" office:value-type="string" office:string-value="&quot;W&quot;," calcext:value-type="string">
            <text:p>"W",</text:p>
          </table:table-cell>
        </table:table-row>
        <table:table-row table:style-name="ro1">
          <table:table-cell office:value-type="string" calcext:value-type="string">
            <text:p>W43</text:p>
          </table:table-cell>
          <table:table-cell office:value-type="string" calcext:value-type="string">
            <text:p>Audit Form</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6]&amp;[.$J$1]&amp;[.$K$1]" office:value-type="string" office:string-value="&quot;W43&quot;," calcext:value-type="string">
            <text:p>"W43",</text:p>
          </table:table-cell>
          <table:table-cell table:style-name="ce1" table:formula="of:=[.$I$1]&amp;[.B136]&amp;[.$J$1]&amp;[.$K$1]" office:value-type="string" office:string-value="&quot;Audit Form&quot;," calcext:value-type="string">
            <text:p>"Audit Form",</text:p>
          </table:table-cell>
          <table:table-cell table:formula="of:=[.$I$1]&amp;[.C136]&amp;[.$J$1]&amp;[.$K$1]" office:value-type="string" office:string-value="&quot;W&quot;," calcext:value-type="string">
            <text:p>"W",</text:p>
          </table:table-cell>
          <table:table-cell table:style-name="ce1" table:formula="of:=[.$I$1]&amp;[.D136]&amp;[.$J$1]&amp;[.$K$1]" office:value-type="string" office:string-value="&quot;W&quot;," calcext:value-type="string">
            <text:p>"W",</text:p>
          </table:table-cell>
        </table:table-row>
        <table:table-row table:style-name="ro1">
          <table:table-cell office:value-type="string" calcext:value-type="string">
            <text:p>W44</text:p>
          </table:table-cell>
          <table:table-cell office:value-type="string" calcext:value-type="string">
            <text:p>Staff IPA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7]&amp;[.$J$1]&amp;[.$K$1]" office:value-type="string" office:string-value="&quot;W44&quot;," calcext:value-type="string">
            <text:p>"W44",</text:p>
          </table:table-cell>
          <table:table-cell table:style-name="ce1" table:formula="of:=[.$I$1]&amp;[.B137]&amp;[.$J$1]&amp;[.$K$1]" office:value-type="string" office:string-value="&quot;Staff IPAs&quot;," calcext:value-type="string">
            <text:p>"Staff IPAs",</text:p>
          </table:table-cell>
          <table:table-cell table:formula="of:=[.$I$1]&amp;[.C137]&amp;[.$J$1]&amp;[.$K$1]" office:value-type="string" office:string-value="&quot;W&quot;," calcext:value-type="string">
            <text:p>"W",</text:p>
          </table:table-cell>
          <table:table-cell table:style-name="ce1" table:formula="of:=[.$I$1]&amp;[.D137]&amp;[.$J$1]&amp;[.$K$1]" office:value-type="string" office:string-value="&quot;W&quot;," calcext:value-type="string">
            <text:p>"W",</text:p>
          </table:table-cell>
        </table:table-row>
        <table:table-row table:style-name="ro1">
          <table:table-cell office:value-type="string" calcext:value-type="string">
            <text:p>W46</text:p>
          </table:table-cell>
          <table:table-cell office:value-type="string" calcext:value-type="string">
            <text:p>Issue Report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8]&amp;[.$J$1]&amp;[.$K$1]" office:value-type="string" office:string-value="&quot;W46&quot;," calcext:value-type="string">
            <text:p>"W46",</text:p>
          </table:table-cell>
          <table:table-cell table:style-name="ce1" table:formula="of:=[.$I$1]&amp;[.B138]&amp;[.$J$1]&amp;[.$K$1]" office:value-type="string" office:string-value="&quot;Issue Report Meeting&quot;," calcext:value-type="string">
            <text:p>"Issue Report Meeting",</text:p>
          </table:table-cell>
          <table:table-cell table:formula="of:=[.$I$1]&amp;[.C138]&amp;[.$J$1]&amp;[.$K$1]" office:value-type="string" office:string-value="&quot;M&quot;," calcext:value-type="string">
            <text:p>"M",</text:p>
          </table:table-cell>
          <table:table-cell table:style-name="ce1" table:formula="of:=[.$I$1]&amp;[.D138]&amp;[.$J$1]&amp;[.$K$1]" office:value-type="string" office:string-value="&quot;W&quot;," calcext:value-type="string">
            <text:p>"W",</text:p>
          </table:table-cell>
        </table:table-row>
        <table:table-row table:style-name="ro1">
          <table:table-cell office:value-type="string" calcext:value-type="string">
            <text:p>P42</text:p>
          </table:table-cell>
          <table:table-cell office:value-type="string" calcext:value-type="string">
            <text:p>Run</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9]&amp;[.$J$1]&amp;[.$K$1]" office:value-type="string" office:string-value="&quot;P42&quot;," calcext:value-type="string">
            <text:p>"P42",</text:p>
          </table:table-cell>
          <table:table-cell table:style-name="ce1" table:formula="of:=[.$I$1]&amp;[.B139]&amp;[.$J$1]&amp;[.$K$1]" office:value-type="string" office:string-value="&quot;Run&quot;," calcext:value-type="string">
            <text:p>"Run",</text:p>
          </table:table-cell>
          <table:table-cell table:formula="of:=[.$I$1]&amp;[.C139]&amp;[.$J$1]&amp;[.$K$1]" office:value-type="string" office:string-value="&quot;H&quot;," calcext:value-type="string">
            <text:p>"H",</text:p>
          </table:table-cell>
          <table:table-cell table:style-name="ce1" table:formula="of:=[.$I$1]&amp;[.D139]&amp;[.$J$1]&amp;[.$K$1]" office:value-type="string" office:string-value="&quot;P&quot;," calcext:value-type="string">
            <text:p>"P",</text:p>
          </table:table-cell>
        </table:table-row>
        <table:table-row table:style-name="ro1">
          <table:table-cell office:value-type="string" calcext:value-type="string">
            <text:p>P43</text:p>
          </table:table-cell>
          <table:table-cell office:value-type="string" calcext:value-type="string">
            <text:p>Home Repair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40]&amp;[.$J$1]&amp;[.$K$1]" office:value-type="string" office:string-value="&quot;P43&quot;," calcext:value-type="string">
            <text:p>"P43",</text:p>
          </table:table-cell>
          <table:table-cell table:style-name="ce1" table:formula="of:=[.$I$1]&amp;[.B140]&amp;[.$J$1]&amp;[.$K$1]" office:value-type="string" office:string-value="&quot;Home Repairs&quot;," calcext:value-type="string">
            <text:p>"Home Repairs",</text:p>
          </table:table-cell>
          <table:table-cell table:formula="of:=[.$I$1]&amp;[.C140]&amp;[.$J$1]&amp;[.$K$1]" office:value-type="string" office:string-value="&quot;1&quot;," calcext:value-type="string">
            <text:p>"1",</text:p>
          </table:table-cell>
          <table:table-cell table:style-name="ce1" table:formula="of:=[.$I$1]&amp;[.D140]&amp;[.$J$1]&amp;[.$K$1]" office:value-type="string" office:string-value="&quot;P&quot;," calcext:value-type="string">
            <text:p>"P",</text:p>
          </table:table-cell>
        </table:table-row>
        <table:table-row table:style-name="ro1">
          <table:table-cell office:value-type="string" calcext:value-type="string">
            <text:p>S11</text:p>
          </table:table-cell>
          <table:table-cell office:value-type="string" calcext:value-type="string">
            <text:p>Poo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1]&amp;[.$J$1]&amp;[.$K$1]" office:value-type="string" office:string-value="&quot;S11&quot;," calcext:value-type="string">
            <text:p>"S11",</text:p>
          </table:table-cell>
          <table:table-cell table:style-name="ce1" table:formula="of:=[.$I$1]&amp;[.B141]&amp;[.$J$1]&amp;[.$K$1]" office:value-type="string" office:string-value="&quot;Pool&quot;," calcext:value-type="string">
            <text:p>"Pool",</text:p>
          </table:table-cell>
          <table:table-cell table:formula="of:=[.$I$1]&amp;[.C141]&amp;[.$J$1]&amp;[.$K$1]" office:value-type="string" office:string-value="&quot;S&quot;," calcext:value-type="string">
            <text:p>"S",</text:p>
          </table:table-cell>
          <table:table-cell table:style-name="ce1" table:formula="of:=[.$I$1]&amp;[.D141]&amp;[.$J$1]&amp;[.$K$1]" office:value-type="string" office:string-value="&quot;S&quot;," calcext:value-type="string">
            <text:p>"S",</text:p>
          </table:table-cell>
        </table:table-row>
        <table:table-row table:style-name="ro1">
          <table:table-cell office:value-type="string" calcext:value-type="string">
            <text:p>S12</text:p>
          </table:table-cell>
          <table:table-cell office:value-type="string" calcext:value-type="string">
            <text:p>Beach</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2]&amp;[.$J$1]&amp;[.$K$1]" office:value-type="string" office:string-value="&quot;S12&quot;," calcext:value-type="string">
            <text:p>"S12",</text:p>
          </table:table-cell>
          <table:table-cell table:style-name="ce1" table:formula="of:=[.$I$1]&amp;[.B142]&amp;[.$J$1]&amp;[.$K$1]" office:value-type="string" office:string-value="&quot;Beach&quot;," calcext:value-type="string">
            <text:p>"Beach",</text:p>
          </table:table-cell>
          <table:table-cell table:formula="of:=[.$I$1]&amp;[.C142]&amp;[.$J$1]&amp;[.$K$1]" office:value-type="string" office:string-value="&quot;S&quot;," calcext:value-type="string">
            <text:p>"S",</text:p>
          </table:table-cell>
          <table:table-cell table:style-name="ce1" table:formula="of:=[.$I$1]&amp;[.D142]&amp;[.$J$1]&amp;[.$K$1]" office:value-type="string" office:string-value="&quot;S&quot;," calcext:value-type="string">
            <text:p>"S",</text:p>
          </table:table-cell>
        </table:table-row>
        <table:table-row table:style-name="ro1">
          <table:table-cell office:value-type="string" calcext:value-type="string">
            <text:p>L15</text:p>
          </table:table-cell>
          <table:table-cell office:value-type="string" calcext:value-type="string">
            <text:p>New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43]&amp;[.$J$1]&amp;[.$K$1]" office:value-type="string" office:string-value="&quot;L15&quot;," calcext:value-type="string">
            <text:p>"L15",</text:p>
          </table:table-cell>
          <table:table-cell table:style-name="ce1" table:formula="of:=[.$I$1]&amp;[.B143]&amp;[.$J$1]&amp;[.$K$1]" office:value-type="string" office:string-value="&quot;News&quot;," calcext:value-type="string">
            <text:p>"News",</text:p>
          </table:table-cell>
          <table:table-cell table:formula="of:=[.$I$1]&amp;[.C143]&amp;[.$J$1]&amp;[.$K$1]" office:value-type="string" office:string-value="&quot;L&quot;," calcext:value-type="string">
            <text:p>"L",</text:p>
          </table:table-cell>
          <table:table-cell table:style-name="ce1" table:formula="of:=[.$I$1]&amp;[.D143]&amp;[.$J$1]&amp;[.$K$1]" office:value-type="string" office:string-value="&quot;L&quot;," calcext:value-type="string">
            <text:p>"L",</text:p>
          </table:table-cell>
        </table:table-row>
        <table:table-row table:style-name="ro1">
          <table:table-cell office:value-type="string" calcext:value-type="string">
            <text:p>S13</text:p>
          </table:table-cell>
          <table:table-cell office:value-type="string" calcext:value-type="string">
            <text:p>Bar</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4]&amp;[.$J$1]&amp;[.$K$1]" office:value-type="string" office:string-value="&quot;S13&quot;," calcext:value-type="string">
            <text:p>"S13",</text:p>
          </table:table-cell>
          <table:table-cell table:style-name="ce1" table:formula="of:=[.$I$1]&amp;[.B144]&amp;[.$J$1]&amp;[.$K$1]" office:value-type="string" office:string-value="&quot;Bar&quot;," calcext:value-type="string">
            <text:p>"Bar",</text:p>
          </table:table-cell>
          <table:table-cell table:formula="of:=[.$I$1]&amp;[.C144]&amp;[.$J$1]&amp;[.$K$1]" office:value-type="string" office:string-value="&quot;S&quot;," calcext:value-type="string">
            <text:p>"S",</text:p>
          </table:table-cell>
          <table:table-cell table:style-name="ce1" table:formula="of:=[.$I$1]&amp;[.D144]&amp;[.$J$1]&amp;[.$K$1]" office:value-type="string" office:string-value="&quot;S&quot;," calcext:value-type="string">
            <text:p>"S",</text:p>
          </table:table-cell>
        </table:table-row>
        <table:table-row table:style-name="ro1">
          <table:table-cell office:value-type="string" calcext:value-type="string">
            <text:p>D07</text:p>
          </table:table-cell>
          <table:table-cell office:value-type="string" calcext:value-type="string">
            <text:p>Dai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45]&amp;[.$J$1]&amp;[.$K$1]" office:value-type="string" office:string-value="&quot;D07&quot;," calcext:value-type="string">
            <text:p>"D07",</text:p>
          </table:table-cell>
          <table:table-cell table:style-name="ce1" table:formula="of:=[.$I$1]&amp;[.B145]&amp;[.$J$1]&amp;[.$K$1]" office:value-type="string" office:string-value="&quot;Daily Review&quot;," calcext:value-type="string">
            <text:p>"Daily Review",</text:p>
          </table:table-cell>
          <table:table-cell table:formula="of:=[.$I$1]&amp;[.C145]&amp;[.$J$1]&amp;[.$K$1]" office:value-type="string" office:string-value="&quot;D&quot;," calcext:value-type="string">
            <text:p>"D",</text:p>
          </table:table-cell>
          <table:table-cell table:style-name="ce1" table:formula="of:=[.$I$1]&amp;[.D145]&amp;[.$J$1]&amp;[.$K$1]" office:value-type="string" office:string-value="&quot;D&quot;," calcext:value-type="string">
            <text:p>"D",</text:p>
          </table:table-cell>
        </table:table-row>
        <table:table-row table:style-name="ro1">
          <table:table-cell office:value-type="string" calcext:value-type="string">
            <text:p>P44</text:p>
          </table:table-cell>
          <table:table-cell office:value-type="string" calcext:value-type="string">
            <text:p>Dry Clea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6]&amp;[.$J$1]&amp;[.$K$1]" office:value-type="string" office:string-value="&quot;P44&quot;," calcext:value-type="string">
            <text:p>"P44",</text:p>
          </table:table-cell>
          <table:table-cell table:style-name="ce1" table:formula="of:=[.$I$1]&amp;[.B146]&amp;[.$J$1]&amp;[.$K$1]" office:value-type="string" office:string-value="&quot;Dry Cleaning&quot;," calcext:value-type="string">
            <text:p>"Dry Cleaning",</text:p>
          </table:table-cell>
          <table:table-cell table:formula="of:=[.$I$1]&amp;[.C146]&amp;[.$J$1]&amp;[.$K$1]" office:value-type="string" office:string-value="&quot;1&quot;," calcext:value-type="string">
            <text:p>"1",</text:p>
          </table:table-cell>
          <table:table-cell table:style-name="ce1" table:formula="of:=[.$I$1]&amp;[.D146]&amp;[.$J$1]&amp;[.$K$1]" office:value-type="string" office:string-value="&quot;P&quot;," calcext:value-type="string">
            <text:p>"P",</text:p>
          </table:table-cell>
        </table:table-row>
        <table:table-row table:style-name="ro1">
          <table:table-cell office:value-type="string" calcext:value-type="string">
            <text:p>P45</text:p>
          </table:table-cell>
          <table:table-cell office:value-type="string" calcext:value-type="string">
            <text:p>Pick-up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47]&amp;[.$J$1]&amp;[.$K$1]" office:value-type="string" office:string-value="&quot;P45&quot;," calcext:value-type="string">
            <text:p>"P45",</text:p>
          </table:table-cell>
          <table:table-cell table:style-name="ce1" table:formula="of:=[.$I$1]&amp;[.B147]&amp;[.$J$1]&amp;[.$K$1]" office:value-type="string" office:string-value="&quot;Pick-up Food&quot;," calcext:value-type="string">
            <text:p>"Pick-up Food",</text:p>
          </table:table-cell>
          <table:table-cell table:formula="of:=[.$I$1]&amp;[.C147]&amp;[.$J$1]&amp;[.$K$1]" office:value-type="string" office:string-value="&quot;P&quot;," calcext:value-type="string">
            <text:p>"P",</text:p>
          </table:table-cell>
          <table:table-cell table:style-name="ce1" table:formula="of:=[.$I$1]&amp;[.D147]&amp;[.$J$1]&amp;[.$K$1]" office:value-type="string" office:string-value="&quot;P&quot;," calcext:value-type="string">
            <text:p>"P",</text:p>
          </table:table-cell>
        </table:table-row>
        <table:table-row table:style-name="ro1">
          <table:table-cell office:value-type="string" calcext:value-type="string">
            <text:p>I07</text:p>
          </table:table-cell>
          <table:table-cell office:value-type="string" calcext:value-type="string">
            <text:p>Financial State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8]&amp;[.$J$1]&amp;[.$K$1]" office:value-type="string" office:string-value="&quot;I07&quot;," calcext:value-type="string">
            <text:p>"I07",</text:p>
          </table:table-cell>
          <table:table-cell table:style-name="ce1" table:formula="of:=[.$I$1]&amp;[.B148]&amp;[.$J$1]&amp;[.$K$1]" office:value-type="string" office:string-value="&quot;Financial Statements&quot;," calcext:value-type="string">
            <text:p>"Financial Statements",</text:p>
          </table:table-cell>
          <table:table-cell table:formula="of:=[.$I$1]&amp;[.C148]&amp;[.$J$1]&amp;[.$K$1]" office:value-type="string" office:string-value="&quot;I&quot;," calcext:value-type="string">
            <text:p>"I",</text:p>
          </table:table-cell>
          <table:table-cell table:style-name="ce1" table:formula="of:=[.$I$1]&amp;[.D148]&amp;[.$J$1]&amp;[.$K$1]" office:value-type="string" office:string-value="&quot;I&quot;," calcext:value-type="string">
            <text:p>"I",</text:p>
          </table:table-cell>
        </table:table-row>
        <table:table-row table:style-name="ro1">
          <table:table-cell office:value-type="string" calcext:value-type="string">
            <text:p>I08</text:p>
          </table:table-cell>
          <table:table-cell office:value-type="string" calcext:value-type="string">
            <text:p>Journal Entrie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9]&amp;[.$J$1]&amp;[.$K$1]" office:value-type="string" office:string-value="&quot;I08&quot;," calcext:value-type="string">
            <text:p>"I08",</text:p>
          </table:table-cell>
          <table:table-cell table:style-name="ce1" table:formula="of:=[.$I$1]&amp;[.B149]&amp;[.$J$1]&amp;[.$K$1]" office:value-type="string" office:string-value="&quot;Journal Entries&quot;," calcext:value-type="string">
            <text:p>"Journal Entries",</text:p>
          </table:table-cell>
          <table:table-cell table:formula="of:=[.$I$1]&amp;[.C149]&amp;[.$J$1]&amp;[.$K$1]" office:value-type="string" office:string-value="&quot;I&quot;," calcext:value-type="string">
            <text:p>"I",</text:p>
          </table:table-cell>
          <table:table-cell table:style-name="ce1" table:formula="of:=[.$I$1]&amp;[.D149]&amp;[.$J$1]&amp;[.$K$1]" office:value-type="string" office:string-value="&quot;I&quot;," calcext:value-type="string">
            <text:p>"I",</text:p>
          </table:table-cell>
        </table:table-row>
        <table:table-row table:style-name="ro1">
          <table:table-cell office:value-type="string" calcext:value-type="string">
            <text:p>P46</text:p>
          </table:table-cell>
          <table:table-cell office:value-type="string" calcext:value-type="string">
            <text:p>Wedding Plan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50]&amp;[.$J$1]&amp;[.$K$1]" office:value-type="string" office:string-value="&quot;P46&quot;," calcext:value-type="string">
            <text:p>"P46",</text:p>
          </table:table-cell>
          <table:table-cell table:style-name="ce1" table:formula="of:=[.$I$1]&amp;[.B150]&amp;[.$J$1]&amp;[.$K$1]" office:value-type="string" office:string-value="&quot;Wedding Planning&quot;," calcext:value-type="string">
            <text:p>"Wedding Planning",</text:p>
          </table:table-cell>
          <table:table-cell table:formula="of:=[.$I$1]&amp;[.C150]&amp;[.$J$1]&amp;[.$K$1]" office:value-type="string" office:string-value="&quot;1&quot;," calcext:value-type="string">
            <text:p>"1",</text:p>
          </table:table-cell>
          <table:table-cell table:style-name="ce1" table:formula="of:=[.$I$1]&amp;[.D150]&amp;[.$J$1]&amp;[.$K$1]" office:value-type="string" office:string-value="&quot;P&quot;," calcext:value-type="string">
            <text:p>"P",</text:p>
          </table:table-cell>
        </table:table-row>
        <table:table-row table:style-name="ro1">
          <table:table-cell office:value-type="string" calcext:value-type="string">
            <text:p>P47</text:p>
          </table:table-cell>
          <table:table-cell office:value-type="string" calcext:value-type="string">
            <text:p>Shopping: Onlin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1]&amp;[.$J$1]&amp;[.$K$1]" office:value-type="string" office:string-value="&quot;P47&quot;," calcext:value-type="string">
            <text:p>"P47",</text:p>
          </table:table-cell>
          <table:table-cell table:style-name="ce1" table:formula="of:=[.$I$1]&amp;[.B151]&amp;[.$J$1]&amp;[.$K$1]" office:value-type="string" office:string-value="&quot;Shopping: Online&quot;," calcext:value-type="string">
            <text:p>"Shopping: Online",</text:p>
          </table:table-cell>
          <table:table-cell table:formula="of:=[.$I$1]&amp;[.C151]&amp;[.$J$1]&amp;[.$K$1]" office:value-type="string" office:string-value="&quot;P&quot;," calcext:value-type="string">
            <text:p>"P",</text:p>
          </table:table-cell>
          <table:table-cell table:style-name="ce1" table:formula="of:=[.$I$1]&amp;[.D151]&amp;[.$J$1]&amp;[.$K$1]" office:value-type="string" office:string-value="&quot;P&quot;," calcext:value-type="string">
            <text:p>"P",</text:p>
          </table:table-cell>
        </table:table-row>
        <table:table-row table:style-name="ro1">
          <table:table-cell office:value-type="string" calcext:value-type="string">
            <text:p>P48</text:p>
          </table:table-cell>
          <table:table-cell office:value-type="string" calcext:value-type="string">
            <text:p>Clean Car</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52]&amp;[.$J$1]&amp;[.$K$1]" office:value-type="string" office:string-value="&quot;P48&quot;," calcext:value-type="string">
            <text:p>"P48",</text:p>
          </table:table-cell>
          <table:table-cell table:style-name="ce1" table:formula="of:=[.$I$1]&amp;[.B152]&amp;[.$J$1]&amp;[.$K$1]" office:value-type="string" office:string-value="&quot;Clean Car&quot;," calcext:value-type="string">
            <text:p>"Clean Car",</text:p>
          </table:table-cell>
          <table:table-cell table:formula="of:=[.$I$1]&amp;[.C152]&amp;[.$J$1]&amp;[.$K$1]" office:value-type="string" office:string-value="&quot;1&quot;," calcext:value-type="string">
            <text:p>"1",</text:p>
          </table:table-cell>
          <table:table-cell table:style-name="ce1" table:formula="of:=[.$I$1]&amp;[.D152]&amp;[.$J$1]&amp;[.$K$1]" office:value-type="string" office:string-value="&quot;P&quot;," calcext:value-type="string">
            <text:p>"P",</text:p>
          </table:table-cell>
        </table:table-row>
        <table:table-row table:style-name="ro1">
          <table:table-cell office:value-type="string" calcext:value-type="string">
            <text:p>N04</text:p>
          </table:table-cell>
          <table:table-cell office:value-type="string" calcext:value-type="string">
            <text:p>Sleep</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153]&amp;[.$J$1]&amp;[.$K$1]" office:value-type="string" office:string-value="&quot;N04&quot;," calcext:value-type="string">
            <text:p>"N04",</text:p>
          </table:table-cell>
          <table:table-cell table:style-name="ce1" table:formula="of:=[.$I$1]&amp;[.B153]&amp;[.$J$1]&amp;[.$K$1]" office:value-type="string" office:string-value="&quot;Sleep&quot;," calcext:value-type="string">
            <text:p>"Sleep",</text:p>
          </table:table-cell>
          <table:table-cell table:formula="of:=[.$I$1]&amp;[.C153]&amp;[.$J$1]&amp;[.$K$1]" office:value-type="string" office:string-value="&quot;N&quot;," calcext:value-type="string">
            <text:p>"N",</text:p>
          </table:table-cell>
          <table:table-cell table:style-name="ce1" table:formula="of:=[.$I$1]&amp;[.D153]&amp;[.$J$1]&amp;[.$K$1]" office:value-type="string" office:string-value="&quot;N&quot;," calcext:value-type="string">
            <text:p>"N",</text:p>
          </table:table-cell>
        </table:table-row>
        <table:table-row table:style-name="ro1">
          <table:table-cell office:value-type="string" calcext:value-type="string">
            <text:p>P50</text:p>
          </table:table-cell>
          <table:table-cell office:value-type="string" calcext:value-type="string">
            <text:p>Public Trans.</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4]&amp;[.$J$1]&amp;[.$K$1]" office:value-type="string" office:string-value="&quot;P50&quot;," calcext:value-type="string">
            <text:p>"P50",</text:p>
          </table:table-cell>
          <table:table-cell table:style-name="ce1" table:formula="of:=[.$I$1]&amp;[.B154]&amp;[.$J$1]&amp;[.$K$1]" office:value-type="string" office:string-value="&quot;Public Trans.&quot;," calcext:value-type="string">
            <text:p>"Public Trans.",</text:p>
          </table:table-cell>
          <table:table-cell table:formula="of:=[.$I$1]&amp;[.C154]&amp;[.$J$1]&amp;[.$K$1]" office:value-type="string" office:string-value="&quot;2&quot;," calcext:value-type="string">
            <text:p>"2",</text:p>
          </table:table-cell>
          <table:table-cell table:style-name="ce1" table:formula="of:=[.$I$1]&amp;[.D154]&amp;[.$J$1]&amp;[.$K$1]" office:value-type="string" office:string-value="&quot;PS&quot;," calcext:value-type="string">
            <text:p>"PS",</text:p>
          </table:table-cell>
        </table:table-row>
        <table:table-row table:style-name="ro1">
          <table:table-cell office:value-type="string" calcext:value-type="string">
            <text:p>W48</text:p>
          </table:table-cell>
          <table:table-cell office:value-type="string" calcext:value-type="string">
            <text:p>Reg Analysi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55]&amp;[.$J$1]&amp;[.$K$1]" office:value-type="string" office:string-value="&quot;W48&quot;," calcext:value-type="string">
            <text:p>"W48",</text:p>
          </table:table-cell>
          <table:table-cell table:style-name="ce1" table:formula="of:=[.$I$1]&amp;[.B155]&amp;[.$J$1]&amp;[.$K$1]" office:value-type="string" office:string-value="&quot;Reg Analysis&quot;," calcext:value-type="string">
            <text:p>"Reg Analysis",</text:p>
          </table:table-cell>
          <table:table-cell table:formula="of:=[.$I$1]&amp;[.C155]&amp;[.$J$1]&amp;[.$K$1]" office:value-type="string" office:string-value="&quot;W&quot;," calcext:value-type="string">
            <text:p>"W",</text:p>
          </table:table-cell>
          <table:table-cell table:style-name="ce1" table:formula="of:=[.$I$1]&amp;[.D155]&amp;[.$J$1]&amp;[.$K$1]" office:value-type="string" office:string-value="&quot;W&quot;," calcext:value-type="string">
            <text:p>"W",</text:p>
          </table:table-cell>
        </table:table-row>
        <table:table-row table:style-name="ro1">
          <table:table-cell office:value-type="string" calcext:value-type="string">
            <text:p>P51</text:p>
          </table:table-cell>
          <table:table-cell office:value-type="string" calcext:value-type="string">
            <text:p>Airport</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6]&amp;[.$J$1]&amp;[.$K$1]" office:value-type="string" office:string-value="&quot;P51&quot;," calcext:value-type="string">
            <text:p>"P51",</text:p>
          </table:table-cell>
          <table:table-cell table:style-name="ce1" table:formula="of:=[.$I$1]&amp;[.B156]&amp;[.$J$1]&amp;[.$K$1]" office:value-type="string" office:string-value="&quot;Airport&quot;," calcext:value-type="string">
            <text:p>"Airport",</text:p>
          </table:table-cell>
          <table:table-cell table:formula="of:=[.$I$1]&amp;[.C156]&amp;[.$J$1]&amp;[.$K$1]" office:value-type="string" office:string-value="&quot;2&quot;," calcext:value-type="string">
            <text:p>"2",</text:p>
          </table:table-cell>
          <table:table-cell table:style-name="ce1" table:formula="of:=[.$I$1]&amp;[.D156]&amp;[.$J$1]&amp;[.$K$1]" office:value-type="string" office:string-value="&quot;PS&quot;," calcext:value-type="string">
            <text:p>"PS",</text:p>
          </table:table-cell>
        </table:table-row>
        <table:table-row table:style-name="ro1">
          <table:table-cell office:value-type="string" calcext:value-type="string">
            <text:p>M12</text:p>
          </table:table-cell>
          <table:table-cell office:value-type="string" calcext:value-type="string">
            <text:p>Regulator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7]&amp;[.$J$1]&amp;[.$K$1]" office:value-type="string" office:string-value="&quot;M12&quot;," calcext:value-type="string">
            <text:p>"M12",</text:p>
          </table:table-cell>
          <table:table-cell table:style-name="ce1" table:formula="of:=[.$I$1]&amp;[.B157]&amp;[.$J$1]&amp;[.$K$1]" office:value-type="string" office:string-value="&quot;Regulator Mtg&quot;," calcext:value-type="string">
            <text:p>"Regulator Mtg",</text:p>
          </table:table-cell>
          <table:table-cell table:formula="of:=[.$I$1]&amp;[.C157]&amp;[.$J$1]&amp;[.$K$1]" office:value-type="string" office:string-value="&quot;M&quot;," calcext:value-type="string">
            <text:p>"M",</text:p>
          </table:table-cell>
          <table:table-cell table:style-name="ce1" table:formula="of:=[.$I$1]&amp;[.D157]&amp;[.$J$1]&amp;[.$K$1]" office:value-type="string" office:string-value="&quot;W&quot;," calcext:value-type="string">
            <text:p>"W",</text:p>
          </table:table-cell>
        </table:table-row>
        <table:table-row table:style-name="ro1">
          <table:table-cell office:value-type="string" calcext:value-type="string">
            <text:p>P52</text:p>
          </table:table-cell>
          <table:table-cell office:value-type="string" calcext:value-type="string">
            <text:p>Commute (pre-split)</text:p>
          </table:table-cell>
          <table:table-cell office:value-type="float" office:value="2" calcext:value-type="float">
            <text:p>2</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8]&amp;[.$J$1]&amp;[.$K$1]" office:value-type="string" office:string-value="&quot;P52&quot;," calcext:value-type="string">
            <text:p>"P52",</text:p>
          </table:table-cell>
          <table:table-cell table:style-name="ce1" table:formula="of:=[.$I$1]&amp;[.B158]&amp;[.$J$1]&amp;[.$K$1]" office:value-type="string" office:string-value="&quot;Commute (pre-split)&quot;," calcext:value-type="string">
            <text:p>"Commute (pre-split)",</text:p>
          </table:table-cell>
          <table:table-cell table:formula="of:=[.$I$1]&amp;[.C158]&amp;[.$J$1]&amp;[.$K$1]" office:value-type="string" office:string-value="&quot;2&quot;," calcext:value-type="string">
            <text:p>"2",</text:p>
          </table:table-cell>
          <table:table-cell table:style-name="ce1" table:formula="of:=[.$I$1]&amp;[.D158]&amp;[.$J$1]&amp;[.$K$1]" office:value-type="string" office:string-value="&quot;W&quot;," calcext:value-type="string">
            <text:p>"W",</text:p>
          </table:table-cell>
        </table:table-row>
        <table:table-row table:style-name="ro1">
          <table:table-cell office:value-type="string" calcext:value-type="string">
            <text:p>L16</text:p>
          </table:table-cell>
          <table:table-cell office:value-type="string" calcext:value-type="string">
            <text:p>Read</text:p>
          </table:table-cell>
          <table:table-cell office:value-type="string" calcext:value-type="string">
            <text:p>L</text:p>
          </table:table-cell>
          <table:table-cell office:value-type="string" calcext:value-type="string">
            <text:p>TLP</text:p>
          </table:table-cell>
          <table:table-cell office:value-type="string" calcext:value-type="string">
            <text:p>Active</text:p>
          </table:table-cell>
          <table:table-cell table:number-columns-repeated="9"/>
          <table:table-cell table:style-name="ce1" table:formula="of:=[.$I$1]&amp;[.A159]&amp;[.$J$1]&amp;[.$K$1]" office:value-type="string" office:string-value="&quot;L16&quot;," calcext:value-type="string">
            <text:p>"L16",</text:p>
          </table:table-cell>
          <table:table-cell table:style-name="ce1" table:formula="of:=[.$I$1]&amp;[.B159]&amp;[.$J$1]&amp;[.$K$1]" office:value-type="string" office:string-value="&quot;Read&quot;," calcext:value-type="string">
            <text:p>"Read",</text:p>
          </table:table-cell>
          <table:table-cell table:formula="of:=[.$I$1]&amp;[.C159]&amp;[.$J$1]&amp;[.$K$1]" office:value-type="string" office:string-value="&quot;L&quot;," calcext:value-type="string">
            <text:p>"L",</text:p>
          </table:table-cell>
          <table:table-cell table:style-name="ce1" table:formula="of:=[.$I$1]&amp;[.D159]&amp;[.$J$1]&amp;[.$K$1]" office:value-type="string" office:string-value="&quot;TLP&quot;," calcext:value-type="string">
            <text:p>"TLP",</text:p>
          </table:table-cell>
        </table:table-row>
        <table:table-row table:style-name="ro1">
          <table:table-cell office:value-type="string" calcext:value-type="string">
            <text:p>D08</text:p>
          </table:table-cell>
          <table:table-cell office:value-type="string" calcext:value-type="string">
            <text:p>Job Interview Prep</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0]&amp;[.$J$1]&amp;[.$K$1]" office:value-type="string" office:string-value="&quot;D08&quot;," calcext:value-type="string">
            <text:p>"D08",</text:p>
          </table:table-cell>
          <table:table-cell table:style-name="ce1" table:formula="of:=[.$I$1]&amp;[.B160]&amp;[.$J$1]&amp;[.$K$1]" office:value-type="string" office:string-value="&quot;Job Interview Prep&quot;," calcext:value-type="string">
            <text:p>"Job Interview Prep",</text:p>
          </table:table-cell>
          <table:table-cell table:formula="of:=[.$I$1]&amp;[.C160]&amp;[.$J$1]&amp;[.$K$1]" office:value-type="string" office:string-value="&quot;D&quot;," calcext:value-type="string">
            <text:p>"D",</text:p>
          </table:table-cell>
          <table:table-cell table:style-name="ce1" table:formula="of:=[.$I$1]&amp;[.D160]&amp;[.$J$1]&amp;[.$K$1]" office:value-type="string" office:string-value="&quot;DP&quot;," calcext:value-type="string">
            <text:p>"DP",</text:p>
          </table:table-cell>
        </table:table-row>
        <table:table-row table:style-name="ro1">
          <table:table-cell office:value-type="string" calcext:value-type="string">
            <text:p>D09</text:p>
          </table:table-cell>
          <table:table-cell office:value-type="string" calcext:value-type="string">
            <text:p>Job Interview</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1]&amp;[.$J$1]&amp;[.$K$1]" office:value-type="string" office:string-value="&quot;D09&quot;," calcext:value-type="string">
            <text:p>"D09",</text:p>
          </table:table-cell>
          <table:table-cell table:style-name="ce1" table:formula="of:=[.$I$1]&amp;[.B161]&amp;[.$J$1]&amp;[.$K$1]" office:value-type="string" office:string-value="&quot;Job Interview&quot;," calcext:value-type="string">
            <text:p>"Job Interview",</text:p>
          </table:table-cell>
          <table:table-cell table:formula="of:=[.$I$1]&amp;[.C161]&amp;[.$J$1]&amp;[.$K$1]" office:value-type="string" office:string-value="&quot;D&quot;," calcext:value-type="string">
            <text:p>"D",</text:p>
          </table:table-cell>
          <table:table-cell table:style-name="ce1" table:formula="of:=[.$I$1]&amp;[.D161]&amp;[.$J$1]&amp;[.$K$1]" office:value-type="string" office:string-value="&quot;DP&quot;," calcext:value-type="string">
            <text:p>"DP",</text:p>
          </table:table-cell>
        </table:table-row>
        <table:table-row table:style-name="ro1">
          <table:table-cell office:value-type="string" calcext:value-type="string">
            <text:p>P53</text:p>
          </table:table-cell>
          <table:table-cell office:value-type="string" calcext:value-type="string">
            <text:p>Cryptocurrenc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62]&amp;[.$J$1]&amp;[.$K$1]" office:value-type="string" office:string-value="&quot;P53&quot;," calcext:value-type="string">
            <text:p>"P53",</text:p>
          </table:table-cell>
          <table:table-cell table:style-name="ce1" table:formula="of:=[.$I$1]&amp;[.B162]&amp;[.$J$1]&amp;[.$K$1]" office:value-type="string" office:string-value="&quot;Cryptocurrency&quot;," calcext:value-type="string">
            <text:p>"Cryptocurrency",</text:p>
          </table:table-cell>
          <table:table-cell table:formula="of:=[.$I$1]&amp;[.C162]&amp;[.$J$1]&amp;[.$K$1]" office:value-type="string" office:string-value="&quot;P&quot;," calcext:value-type="string">
            <text:p>"P",</text:p>
          </table:table-cell>
          <table:table-cell table:style-name="ce1" table:formula="of:=[.$I$1]&amp;[.D162]&amp;[.$J$1]&amp;[.$K$1]" office:value-type="string" office:string-value="&quot;P&quot;," calcext:value-type="string">
            <text:p>"P",</text:p>
          </table:table-cell>
        </table:table-row>
        <table:table-row table:style-name="ro1">
          <table:table-cell office:value-type="string" calcext:value-type="string">
            <text:p>P54</text:p>
          </table:table-cell>
          <table:table-cell office:value-type="string" calcext:value-type="string">
            <text:p>Fishing / Kaya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3]&amp;[.$J$1]&amp;[.$K$1]" office:value-type="string" office:string-value="&quot;P54&quot;," calcext:value-type="string">
            <text:p>"P54",</text:p>
          </table:table-cell>
          <table:table-cell table:style-name="ce1" table:formula="of:=[.$I$1]&amp;[.B163]&amp;[.$J$1]&amp;[.$K$1]" office:value-type="string" office:string-value="&quot;Fishing / Kayaking&quot;," calcext:value-type="string">
            <text:p>"Fishing / Kayaking",</text:p>
          </table:table-cell>
          <table:table-cell table:formula="of:=[.$I$1]&amp;[.C163]&amp;[.$J$1]&amp;[.$K$1]" office:value-type="string" office:string-value="&quot;H&quot;," calcext:value-type="string">
            <text:p>"H",</text:p>
          </table:table-cell>
          <table:table-cell table:style-name="ce1" table:formula="of:=[.$I$1]&amp;[.D163]&amp;[.$J$1]&amp;[.$K$1]" office:value-type="string" office:string-value="&quot;PS&quot;," calcext:value-type="string">
            <text:p>"PS",</text:p>
          </table:table-cell>
        </table:table-row>
        <table:table-row table:style-name="ro1">
          <table:table-cell office:value-type="string" calcext:value-type="string">
            <text:p>L17</text:p>
          </table:table-cell>
          <table:table-cell office:value-type="string" calcext:value-type="string">
            <text:p>Lecture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4]&amp;[.$J$1]&amp;[.$K$1]" office:value-type="string" office:string-value="&quot;L17&quot;," calcext:value-type="string">
            <text:p>"L17",</text:p>
          </table:table-cell>
          <table:table-cell table:style-name="ce1" table:formula="of:=[.$I$1]&amp;[.B164]&amp;[.$J$1]&amp;[.$K$1]" office:value-type="string" office:string-value="&quot;Lectures&quot;," calcext:value-type="string">
            <text:p>"Lectures",</text:p>
          </table:table-cell>
          <table:table-cell table:formula="of:=[.$I$1]&amp;[.C164]&amp;[.$J$1]&amp;[.$K$1]" office:value-type="string" office:string-value="&quot;L&quot;," calcext:value-type="string">
            <text:p>"L",</text:p>
          </table:table-cell>
          <table:table-cell table:style-name="ce1" table:formula="of:=[.$I$1]&amp;[.D164]&amp;[.$J$1]&amp;[.$K$1]" office:value-type="string" office:string-value="&quot;TL&quot;," calcext:value-type="string">
            <text:p>"TL",</text:p>
          </table:table-cell>
        </table:table-row>
        <table:table-row table:style-name="ro1">
          <table:table-cell office:value-type="string" calcext:value-type="string">
            <text:p>P55</text:p>
          </table:table-cell>
          <table:table-cell office:value-type="string" calcext:value-type="string">
            <text:p>Convo DB</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165]&amp;[.$J$1]&amp;[.$K$1]" office:value-type="string" office:string-value="&quot;P55&quot;," calcext:value-type="string">
            <text:p>"P55",</text:p>
          </table:table-cell>
          <table:table-cell table:style-name="ce1" table:formula="of:=[.$I$1]&amp;[.B165]&amp;[.$J$1]&amp;[.$K$1]" office:value-type="string" office:string-value="&quot;Convo DB&quot;," calcext:value-type="string">
            <text:p>"Convo DB",</text:p>
          </table:table-cell>
          <table:table-cell table:formula="of:=[.$I$1]&amp;[.C165]&amp;[.$J$1]&amp;[.$K$1]" office:value-type="string" office:string-value="&quot;P&quot;," calcext:value-type="string">
            <text:p>"P",</text:p>
          </table:table-cell>
          <table:table-cell table:style-name="ce1" table:formula="of:=[.$I$1]&amp;[.D165]&amp;[.$J$1]&amp;[.$K$1]" office:value-type="string" office:string-value="&quot;P&quot;," calcext:value-type="string">
            <text:p>"P",</text:p>
          </table:table-cell>
        </table:table-row>
        <table:table-row table:style-name="ro1">
          <table:table-cell office:value-type="string" calcext:value-type="string">
            <text:p>L18</text:p>
          </table:table-cell>
          <table:table-cell office:value-type="string" calcext:value-type="string">
            <text:p>Flashcard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6]&amp;[.$J$1]&amp;[.$K$1]" office:value-type="string" office:string-value="&quot;L18&quot;," calcext:value-type="string">
            <text:p>"L18",</text:p>
          </table:table-cell>
          <table:table-cell table:style-name="ce1" table:formula="of:=[.$I$1]&amp;[.B166]&amp;[.$J$1]&amp;[.$K$1]" office:value-type="string" office:string-value="&quot;Flashcards&quot;," calcext:value-type="string">
            <text:p>"Flashcards",</text:p>
          </table:table-cell>
          <table:table-cell table:formula="of:=[.$I$1]&amp;[.C166]&amp;[.$J$1]&amp;[.$K$1]" office:value-type="string" office:string-value="&quot;L&quot;," calcext:value-type="string">
            <text:p>"L",</text:p>
          </table:table-cell>
          <table:table-cell table:style-name="ce1" table:formula="of:=[.$I$1]&amp;[.D166]&amp;[.$J$1]&amp;[.$K$1]" office:value-type="string" office:string-value="&quot;TL&quot;," calcext:value-type="string">
            <text:p>"TL",</text:p>
          </table:table-cell>
        </table:table-row>
        <table:table-row table:style-name="ro1">
          <table:table-cell office:value-type="string" calcext:value-type="string">
            <text:p>W49</text:p>
          </table:table-cell>
          <table:table-cell office:value-type="string" calcext:value-type="string">
            <text:p>Announcement Letter</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67]&amp;[.$J$1]&amp;[.$K$1]" office:value-type="string" office:string-value="&quot;W49&quot;," calcext:value-type="string">
            <text:p>"W49",</text:p>
          </table:table-cell>
          <table:table-cell table:style-name="ce1" table:formula="of:=[.$I$1]&amp;[.B167]&amp;[.$J$1]&amp;[.$K$1]" office:value-type="string" office:string-value="&quot;Announcement Letter&quot;," calcext:value-type="string">
            <text:p>"Announcement Letter",</text:p>
          </table:table-cell>
          <table:table-cell table:formula="of:=[.$I$1]&amp;[.C167]&amp;[.$J$1]&amp;[.$K$1]" office:value-type="string" office:string-value="&quot;W&quot;," calcext:value-type="string">
            <text:p>"W",</text:p>
          </table:table-cell>
          <table:table-cell table:style-name="ce1" table:formula="of:=[.$I$1]&amp;[.D167]&amp;[.$J$1]&amp;[.$K$1]" office:value-type="string" office:string-value="&quot;W&quot;," calcext:value-type="string">
            <text:p>"W",</text:p>
          </table:table-cell>
        </table:table-row>
        <table:table-row table:style-name="ro1">
          <table:table-cell office:value-type="string" calcext:value-type="string">
            <text:p>P56</text:p>
          </table:table-cell>
          <table:table-cell office:value-type="string" calcext:value-type="string">
            <text:p>Hiking</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68]&amp;[.$J$1]&amp;[.$K$1]" office:value-type="string" office:string-value="&quot;P56&quot;," calcext:value-type="string">
            <text:p>"P56",</text:p>
          </table:table-cell>
          <table:table-cell table:style-name="ce1" table:formula="of:=[.$I$1]&amp;[.B168]&amp;[.$J$1]&amp;[.$K$1]" office:value-type="string" office:string-value="&quot;Hiking&quot;," calcext:value-type="string">
            <text:p>"Hiking",</text:p>
          </table:table-cell>
          <table:table-cell table:formula="of:=[.$I$1]&amp;[.C168]&amp;[.$J$1]&amp;[.$K$1]" office:value-type="string" office:string-value="&quot;H&quot;," calcext:value-type="string">
            <text:p>"H",</text:p>
          </table:table-cell>
          <table:table-cell table:style-name="ce1" table:formula="of:=[.$I$1]&amp;[.D168]&amp;[.$J$1]&amp;[.$K$1]" office:value-type="string" office:string-value="&quot;PS&quot;," calcext:value-type="string">
            <text:p>"PS",</text:p>
          </table:table-cell>
        </table:table-row>
        <table:table-row table:style-name="ro1">
          <table:table-cell office:value-type="string" calcext:value-type="string">
            <text:p>P57</text:p>
          </table:table-cell>
          <table:table-cell office:value-type="string" calcext:value-type="string">
            <text:p>Bi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9]&amp;[.$J$1]&amp;[.$K$1]" office:value-type="string" office:string-value="&quot;P57&quot;," calcext:value-type="string">
            <text:p>"P57",</text:p>
          </table:table-cell>
          <table:table-cell table:style-name="ce1" table:formula="of:=[.$I$1]&amp;[.B169]&amp;[.$J$1]&amp;[.$K$1]" office:value-type="string" office:string-value="&quot;Biking&quot;," calcext:value-type="string">
            <text:p>"Biking",</text:p>
          </table:table-cell>
          <table:table-cell table:formula="of:=[.$I$1]&amp;[.C169]&amp;[.$J$1]&amp;[.$K$1]" office:value-type="string" office:string-value="&quot;H&quot;," calcext:value-type="string">
            <text:p>"H",</text:p>
          </table:table-cell>
          <table:table-cell table:style-name="ce1" table:formula="of:=[.$I$1]&amp;[.D169]&amp;[.$J$1]&amp;[.$K$1]" office:value-type="string" office:string-value="&quot;PS&quot;," calcext:value-type="string">
            <text:p>"PS",</text:p>
          </table:table-cell>
        </table:table-row>
        <table:table-row table:style-name="ro1">
          <table:table-cell office:value-type="string" calcext:value-type="string">
            <text:p>P61</text:p>
          </table:table-cell>
          <table:table-cell office:value-type="string" calcext:value-type="string">
            <text:p>Sheets &amp; Towel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0]&amp;[.$J$1]&amp;[.$K$1]" office:value-type="string" office:string-value="&quot;P61&quot;," calcext:value-type="string">
            <text:p>"P61",</text:p>
          </table:table-cell>
          <table:table-cell table:style-name="ce1" table:formula="of:=[.$I$1]&amp;[.B170]&amp;[.$J$1]&amp;[.$K$1]" office:value-type="string" office:string-value="&quot;Sheets &amp; Towels&quot;," calcext:value-type="string">
            <text:p>"Sheets &amp; Towels",</text:p>
          </table:table-cell>
          <table:table-cell table:formula="of:=[.$I$1]&amp;[.C170]&amp;[.$J$1]&amp;[.$K$1]" office:value-type="string" office:string-value="&quot;1&quot;," calcext:value-type="string">
            <text:p>"1",</text:p>
          </table:table-cell>
          <table:table-cell table:style-name="ce1" table:formula="of:=[.$I$1]&amp;[.D170]&amp;[.$J$1]&amp;[.$K$1]" office:value-type="string" office:string-value="&quot;P&quot;," calcext:value-type="string">
            <text:p>"P",</text:p>
          </table:table-cell>
        </table:table-row>
        <table:table-row table:style-name="ro1">
          <table:table-cell office:value-type="string" calcext:value-type="string">
            <text:p>W50</text:p>
          </table:table-cell>
          <table:table-cell office:value-type="string" calcext:value-type="string">
            <text:p>Procedures</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71]&amp;[.$J$1]&amp;[.$K$1]" office:value-type="string" office:string-value="&quot;W50&quot;," calcext:value-type="string">
            <text:p>"W50",</text:p>
          </table:table-cell>
          <table:table-cell table:style-name="ce1" table:formula="of:=[.$I$1]&amp;[.B171]&amp;[.$J$1]&amp;[.$K$1]" office:value-type="string" office:string-value="&quot;Procedures&quot;," calcext:value-type="string">
            <text:p>"Procedures",</text:p>
          </table:table-cell>
          <table:table-cell table:formula="of:=[.$I$1]&amp;[.C171]&amp;[.$J$1]&amp;[.$K$1]" office:value-type="string" office:string-value="&quot;W&quot;," calcext:value-type="string">
            <text:p>"W",</text:p>
          </table:table-cell>
          <table:table-cell table:style-name="ce1" table:formula="of:=[.$I$1]&amp;[.D171]&amp;[.$J$1]&amp;[.$K$1]" office:value-type="string" office:string-value="&quot;W&quot;," calcext:value-type="string">
            <text:p>"W",</text:p>
          </table:table-cell>
        </table:table-row>
        <table:table-row table:style-name="ro1">
          <table:table-cell office:value-type="string" calcext:value-type="string">
            <text:p>P58</text:p>
          </table:table-cell>
          <table:table-cell office:value-type="string" calcext:value-type="string">
            <text:p>Clean Kitch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2]&amp;[.$J$1]&amp;[.$K$1]" office:value-type="string" office:string-value="&quot;P58&quot;," calcext:value-type="string">
            <text:p>"P58",</text:p>
          </table:table-cell>
          <table:table-cell table:style-name="ce1" table:formula="of:=[.$I$1]&amp;[.B172]&amp;[.$J$1]&amp;[.$K$1]" office:value-type="string" office:string-value="&quot;Clean Kitchen&quot;," calcext:value-type="string">
            <text:p>"Clean Kitchen",</text:p>
          </table:table-cell>
          <table:table-cell table:formula="of:=[.$I$1]&amp;[.C172]&amp;[.$J$1]&amp;[.$K$1]" office:value-type="string" office:string-value="&quot;1&quot;," calcext:value-type="string">
            <text:p>"1",</text:p>
          </table:table-cell>
          <table:table-cell table:style-name="ce1" table:formula="of:=[.$I$1]&amp;[.D172]&amp;[.$J$1]&amp;[.$K$1]" office:value-type="string" office:string-value="&quot;P&quot;," calcext:value-type="string">
            <text:p>"P",</text:p>
          </table:table-cell>
        </table:table-row>
        <table:table-row table:style-name="ro1">
          <table:table-cell office:value-type="string" calcext:value-type="string">
            <text:p>P59</text:p>
          </table:table-cell>
          <table:table-cell office:value-type="string" calcext:value-type="string">
            <text:p>Vacuum</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3]&amp;[.$J$1]&amp;[.$K$1]" office:value-type="string" office:string-value="&quot;P59&quot;," calcext:value-type="string">
            <text:p>"P59",</text:p>
          </table:table-cell>
          <table:table-cell table:style-name="ce1" table:formula="of:=[.$I$1]&amp;[.B173]&amp;[.$J$1]&amp;[.$K$1]" office:value-type="string" office:string-value="&quot;Vacuum&quot;," calcext:value-type="string">
            <text:p>"Vacuum",</text:p>
          </table:table-cell>
          <table:table-cell table:formula="of:=[.$I$1]&amp;[.C173]&amp;[.$J$1]&amp;[.$K$1]" office:value-type="string" office:string-value="&quot;1&quot;," calcext:value-type="string">
            <text:p>"1",</text:p>
          </table:table-cell>
          <table:table-cell table:style-name="ce1" table:formula="of:=[.$I$1]&amp;[.D173]&amp;[.$J$1]&amp;[.$K$1]" office:value-type="string" office:string-value="&quot;P&quot;," calcext:value-type="string">
            <text:p>"P",</text:p>
          </table:table-cell>
        </table:table-row>
        <table:table-row table:style-name="ro1">
          <table:table-cell office:value-type="string" calcext:value-type="string">
            <text:p>P65</text:p>
          </table:table-cell>
          <table:table-cell office:value-type="string" calcext:value-type="string">
            <text:p>Negativit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74]&amp;[.$J$1]&amp;[.$K$1]" office:value-type="string" office:string-value="&quot;P65&quot;," calcext:value-type="string">
            <text:p>"P65",</text:p>
          </table:table-cell>
          <table:table-cell table:style-name="ce1" table:formula="of:=[.$I$1]&amp;[.B174]&amp;[.$J$1]&amp;[.$K$1]" office:value-type="string" office:string-value="&quot;Negativity&quot;," calcext:value-type="string">
            <text:p>"Negativity",</text:p>
          </table:table-cell>
          <table:table-cell table:formula="of:=[.$I$1]&amp;[.C174]&amp;[.$J$1]&amp;[.$K$1]" office:value-type="string" office:string-value="&quot;P&quot;," calcext:value-type="string">
            <text:p>"P",</text:p>
          </table:table-cell>
          <table:table-cell table:style-name="ce1" table:formula="of:=[.$I$1]&amp;[.D174]&amp;[.$J$1]&amp;[.$K$1]" office:value-type="string" office:string-value="&quot;P&quot;," calcext:value-type="string">
            <text:p>"P",</text:p>
          </table:table-cell>
        </table:table-row>
        <table:table-row table:style-name="ro1">
          <table:table-cell office:value-type="string" calcext:value-type="string">
            <text:p>W51</text:p>
          </table:table-cell>
          <table:table-cell office:value-type="string" calcext:value-type="string">
            <text:p>Present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75]&amp;[.$J$1]&amp;[.$K$1]" office:value-type="string" office:string-value="&quot;W51&quot;," calcext:value-type="string">
            <text:p>"W51",</text:p>
          </table:table-cell>
          <table:table-cell table:style-name="ce1" table:formula="of:=[.$I$1]&amp;[.B175]&amp;[.$J$1]&amp;[.$K$1]" office:value-type="string" office:string-value="&quot;Presentation&quot;," calcext:value-type="string">
            <text:p>"Presentation",</text:p>
          </table:table-cell>
          <table:table-cell table:formula="of:=[.$I$1]&amp;[.C175]&amp;[.$J$1]&amp;[.$K$1]" office:value-type="string" office:string-value="&quot;W&quot;," calcext:value-type="string">
            <text:p>"W",</text:p>
          </table:table-cell>
          <table:table-cell table:style-name="ce1" table:formula="of:=[.$I$1]&amp;[.D175]&amp;[.$J$1]&amp;[.$K$1]" office:value-type="string" office:string-value="&quot;W&quot;," calcext:value-type="string">
            <text:p>"W",</text:p>
          </table:table-cell>
        </table:table-row>
        <table:table-row table:style-name="ro1">
          <table:table-cell office:value-type="string" calcext:value-type="string">
            <text:p>P60</text:p>
          </table:table-cell>
          <table:table-cell office:value-type="string" calcext:value-type="string">
            <text:p>Flo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6]&amp;[.$J$1]&amp;[.$K$1]" office:value-type="string" office:string-value="&quot;P60&quot;," calcext:value-type="string">
            <text:p>"P60",</text:p>
          </table:table-cell>
          <table:table-cell table:style-name="ce1" table:formula="of:=[.$I$1]&amp;[.B176]&amp;[.$J$1]&amp;[.$K$1]" office:value-type="string" office:string-value="&quot;Floss&quot;," calcext:value-type="string">
            <text:p>"Floss",</text:p>
          </table:table-cell>
          <table:table-cell table:formula="of:=[.$I$1]&amp;[.C176]&amp;[.$J$1]&amp;[.$K$1]" office:value-type="string" office:string-value="&quot;R&quot;," calcext:value-type="string">
            <text:p>"R",</text:p>
          </table:table-cell>
          <table:table-cell table:style-name="ce1" table:formula="of:=[.$I$1]&amp;[.D176]&amp;[.$J$1]&amp;[.$K$1]" office:value-type="string" office:string-value="&quot;P&quot;," calcext:value-type="string">
            <text:p>"P",</text:p>
          </table:table-cell>
        </table:table-row>
        <table:table-row table:style-name="ro1">
          <table:table-cell office:value-type="string" calcext:value-type="string">
            <text:p>S14</text:p>
          </table:table-cell>
          <table:table-cell office:value-type="string" calcext:value-type="string">
            <text:p>Game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77]&amp;[.$J$1]&amp;[.$K$1]" office:value-type="string" office:string-value="&quot;S14&quot;," calcext:value-type="string">
            <text:p>"S14",</text:p>
          </table:table-cell>
          <table:table-cell table:style-name="ce1" table:formula="of:=[.$I$1]&amp;[.B177]&amp;[.$J$1]&amp;[.$K$1]" office:value-type="string" office:string-value="&quot;Games&quot;," calcext:value-type="string">
            <text:p>"Games",</text:p>
          </table:table-cell>
          <table:table-cell table:formula="of:=[.$I$1]&amp;[.C177]&amp;[.$J$1]&amp;[.$K$1]" office:value-type="string" office:string-value="&quot;S&quot;," calcext:value-type="string">
            <text:p>"S",</text:p>
          </table:table-cell>
          <table:table-cell table:style-name="ce1" table:formula="of:=[.$I$1]&amp;[.D177]&amp;[.$J$1]&amp;[.$K$1]" office:value-type="string" office:string-value="&quot;S&quot;," calcext:value-type="string">
            <text:p>"S",</text:p>
          </table:table-cell>
        </table:table-row>
        <table:table-row table:style-name="ro1">
          <table:table-cell office:value-type="string" calcext:value-type="string">
            <text:p>P63</text:p>
          </table:table-cell>
          <table:table-cell office:value-type="string" calcext:value-type="string">
            <text:p>Meditate</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8]&amp;[.$J$1]&amp;[.$K$1]" office:value-type="string" office:string-value="&quot;P63&quot;," calcext:value-type="string">
            <text:p>"P63",</text:p>
          </table:table-cell>
          <table:table-cell table:style-name="ce1" table:formula="of:=[.$I$1]&amp;[.B178]&amp;[.$J$1]&amp;[.$K$1]" office:value-type="string" office:string-value="&quot;Meditate&quot;," calcext:value-type="string">
            <text:p>"Meditate",</text:p>
          </table:table-cell>
          <table:table-cell table:formula="of:=[.$I$1]&amp;[.C178]&amp;[.$J$1]&amp;[.$K$1]" office:value-type="string" office:string-value="&quot;H&quot;," calcext:value-type="string">
            <text:p>"H",</text:p>
          </table:table-cell>
          <table:table-cell table:style-name="ce1" table:formula="of:=[.$I$1]&amp;[.D178]&amp;[.$J$1]&amp;[.$K$1]" office:value-type="string" office:string-value="&quot;P&quot;," calcext:value-type="string">
            <text:p>"P",</text:p>
          </table:table-cell>
        </table:table-row>
        <table:table-row table:style-name="ro1">
          <table:table-cell office:value-type="string" calcext:value-type="string">
            <text:p>P62</text:p>
          </table:table-cell>
          <table:table-cell office:value-type="string" calcext:value-type="string">
            <text:p>Decorat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79]&amp;[.$J$1]&amp;[.$K$1]" office:value-type="string" office:string-value="&quot;P62&quot;," calcext:value-type="string">
            <text:p>"P62",</text:p>
          </table:table-cell>
          <table:table-cell table:style-name="ce1" table:formula="of:=[.$I$1]&amp;[.B179]&amp;[.$J$1]&amp;[.$K$1]" office:value-type="string" office:string-value="&quot;Decorate&quot;," calcext:value-type="string">
            <text:p>"Decorate",</text:p>
          </table:table-cell>
          <table:table-cell table:formula="of:=[.$I$1]&amp;[.C179]&amp;[.$J$1]&amp;[.$K$1]" office:value-type="string" office:string-value="&quot;1&quot;," calcext:value-type="string">
            <text:p>"1",</text:p>
          </table:table-cell>
          <table:table-cell table:style-name="ce1" table:formula="of:=[.$I$1]&amp;[.D179]&amp;[.$J$1]&amp;[.$K$1]" office:value-type="string" office:string-value="&quot;P&quot;," calcext:value-type="string">
            <text:p>"P",</text:p>
          </table:table-cell>
        </table:table-row>
        <table:table-row table:style-name="ro1">
          <table:table-cell office:value-type="string" calcext:value-type="string">
            <text:p>P64</text:p>
          </table:table-cell>
          <table:table-cell office:value-type="string" calcext:value-type="string">
            <text:p>Mail</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0]&amp;[.$J$1]&amp;[.$K$1]" office:value-type="string" office:string-value="&quot;P64&quot;," calcext:value-type="string">
            <text:p>"P64",</text:p>
          </table:table-cell>
          <table:table-cell table:style-name="ce1" table:formula="of:=[.$I$1]&amp;[.B180]&amp;[.$J$1]&amp;[.$K$1]" office:value-type="string" office:string-value="&quot;Mail&quot;," calcext:value-type="string">
            <text:p>"Mail",</text:p>
          </table:table-cell>
          <table:table-cell table:formula="of:=[.$I$1]&amp;[.C180]&amp;[.$J$1]&amp;[.$K$1]" office:value-type="string" office:string-value="&quot;1&quot;," calcext:value-type="string">
            <text:p>"1",</text:p>
          </table:table-cell>
          <table:table-cell table:style-name="ce1" table:formula="of:=[.$I$1]&amp;[.D180]&amp;[.$J$1]&amp;[.$K$1]" office:value-type="string" office:string-value="&quot;P&quot;," calcext:value-type="string">
            <text:p>"P",</text:p>
          </table:table-cell>
        </table:table-row>
        <table:table-row table:style-name="ro1">
          <table:table-cell office:value-type="string" calcext:value-type="string">
            <text:p>W52</text:p>
          </table:table-cell>
          <table:table-cell office:value-type="string" calcext:value-type="string">
            <text:p>Property Search</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81]&amp;[.$J$1]&amp;[.$K$1]" office:value-type="string" office:string-value="&quot;W52&quot;," calcext:value-type="string">
            <text:p>"W52",</text:p>
          </table:table-cell>
          <table:table-cell table:style-name="ce1" table:formula="of:=[.$I$1]&amp;[.B181]&amp;[.$J$1]&amp;[.$K$1]" office:value-type="string" office:string-value="&quot;Property Search&quot;," calcext:value-type="string">
            <text:p>"Property Search",</text:p>
          </table:table-cell>
          <table:table-cell table:formula="of:=[.$I$1]&amp;[.C181]&amp;[.$J$1]&amp;[.$K$1]" office:value-type="string" office:string-value="&quot;W&quot;," calcext:value-type="string">
            <text:p>"W",</text:p>
          </table:table-cell>
          <table:table-cell table:style-name="ce1" table:formula="of:=[.$I$1]&amp;[.D181]&amp;[.$J$1]&amp;[.$K$1]" office:value-type="string" office:string-value="&quot;W&quot;," calcext:value-type="string">
            <text:p>"W",</text:p>
          </table:table-cell>
        </table:table-row>
        <table:table-row table:style-name="ro1">
          <table:table-cell office:value-type="string" calcext:value-type="string">
            <text:p>D10</text:p>
          </table:table-cell>
          <table:table-cell office:value-type="string" calcext:value-type="string">
            <text:p>Onboarding</text:p>
          </table:table-cell>
          <table:table-cell office:value-type="string" calcext:value-type="string">
            <text:p>D</text:p>
          </table:table-cell>
          <table:table-cell office:value-type="string" calcext:value-type="string">
            <text:p>DW</text:p>
          </table:table-cell>
          <table:table-cell office:value-type="string" calcext:value-type="string">
            <text:p>Active</text:p>
          </table:table-cell>
          <table:table-cell table:number-columns-repeated="9"/>
          <table:table-cell table:style-name="ce1" table:formula="of:=[.$I$1]&amp;[.A182]&amp;[.$J$1]&amp;[.$K$1]" office:value-type="string" office:string-value="&quot;D10&quot;," calcext:value-type="string">
            <text:p>"D10",</text:p>
          </table:table-cell>
          <table:table-cell table:style-name="ce1" table:formula="of:=[.$I$1]&amp;[.B182]&amp;[.$J$1]&amp;[.$K$1]" office:value-type="string" office:string-value="&quot;Onboarding&quot;," calcext:value-type="string">
            <text:p>"Onboarding",</text:p>
          </table:table-cell>
          <table:table-cell table:formula="of:=[.$I$1]&amp;[.C182]&amp;[.$J$1]&amp;[.$K$1]" office:value-type="string" office:string-value="&quot;D&quot;," calcext:value-type="string">
            <text:p>"D",</text:p>
          </table:table-cell>
          <table:table-cell table:style-name="ce1" table:formula="of:=[.$I$1]&amp;[.D182]&amp;[.$J$1]&amp;[.$K$1]" office:value-type="string" office:string-value="&quot;DW&quot;," calcext:value-type="string">
            <text:p>"DW",</text:p>
          </table:table-cell>
        </table:table-row>
        <table:table-row table:style-name="ro1">
          <table:table-cell office:value-type="string" calcext:value-type="string">
            <text:p>B07</text:p>
          </table:table-cell>
          <table:table-cell office:value-type="string" calcext:value-type="string">
            <text:p>Bathroom 2</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3]&amp;[.$J$1]&amp;[.$K$1]" office:value-type="string" office:string-value="&quot;B07&quot;," calcext:value-type="string">
            <text:p>"B07",</text:p>
          </table:table-cell>
          <table:table-cell table:style-name="ce1" table:formula="of:=[.$I$1]&amp;[.B183]&amp;[.$J$1]&amp;[.$K$1]" office:value-type="string" office:string-value="&quot;Bathroom 2&quot;," calcext:value-type="string">
            <text:p>"Bathroom 2",</text:p>
          </table:table-cell>
          <table:table-cell table:formula="of:=[.$I$1]&amp;[.C183]&amp;[.$J$1]&amp;[.$K$1]" office:value-type="string" office:string-value="&quot;R&quot;," calcext:value-type="string">
            <text:p>"R",</text:p>
          </table:table-cell>
          <table:table-cell table:style-name="ce1" table:formula="of:=[.$I$1]&amp;[.D183]&amp;[.$J$1]&amp;[.$K$1]" office:value-type="string" office:string-value="&quot;P&quot;," calcext:value-type="string">
            <text:p>"P",</text:p>
          </table:table-cell>
        </table:table-row>
        <table:table-row table:style-name="ro1">
          <table:table-cell office:value-type="string" calcext:value-type="string">
            <text:p>L19</text:p>
          </table:table-cell>
          <table:table-cell office:value-type="string" calcext:value-type="string">
            <text:p>Crossword </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184]&amp;[.$J$1]&amp;[.$K$1]" office:value-type="string" office:string-value="&quot;L19&quot;," calcext:value-type="string">
            <text:p>"L19",</text:p>
          </table:table-cell>
          <table:table-cell table:style-name="ce1" table:formula="of:=[.$I$1]&amp;[.B184]&amp;[.$J$1]&amp;[.$K$1]" office:value-type="string" office:string-value="&quot;Crossword &quot;," calcext:value-type="string">
            <text:p>"Crossword ",</text:p>
          </table:table-cell>
          <table:table-cell table:formula="of:=[.$I$1]&amp;[.C184]&amp;[.$J$1]&amp;[.$K$1]" office:value-type="string" office:string-value="&quot;L&quot;," calcext:value-type="string">
            <text:p>"L",</text:p>
          </table:table-cell>
          <table:table-cell table:style-name="ce1" table:formula="of:=[.$I$1]&amp;[.D184]&amp;[.$J$1]&amp;[.$K$1]" office:value-type="string" office:string-value="&quot;L&quot;," calcext:value-type="string">
            <text:p>"L",</text:p>
          </table:table-cell>
        </table:table-row>
        <table:table-row table:style-name="ro1">
          <table:table-cell office:value-type="string" calcext:value-type="string">
            <text:p>L20</text:p>
          </table:table-cell>
          <table:table-cell office:value-type="string" calcext:value-type="string">
            <text:p>Writ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85]&amp;[.$J$1]&amp;[.$K$1]" office:value-type="string" office:string-value="&quot;L20&quot;," calcext:value-type="string">
            <text:p>"L20",</text:p>
          </table:table-cell>
          <table:table-cell table:style-name="ce1" table:formula="of:=[.$I$1]&amp;[.B185]&amp;[.$J$1]&amp;[.$K$1]" office:value-type="string" office:string-value="&quot;Writing&quot;," calcext:value-type="string">
            <text:p>"Writing",</text:p>
          </table:table-cell>
          <table:table-cell table:formula="of:=[.$I$1]&amp;[.C185]&amp;[.$J$1]&amp;[.$K$1]" office:value-type="string" office:string-value="&quot;L&quot;," calcext:value-type="string">
            <text:p>"L",</text:p>
          </table:table-cell>
          <table:table-cell table:style-name="ce1" table:formula="of:=[.$I$1]&amp;[.D185]&amp;[.$J$1]&amp;[.$K$1]" office:value-type="string" office:string-value="&quot;L&quot;," calcext:value-type="string">
            <text:p>"L",</text:p>
          </table:table-cell>
        </table:table-row>
        <table:table-row table:style-name="ro1">
          <table:table-cell office:value-type="string" calcext:value-type="string">
            <text:p>C01</text:p>
          </table:table-cell>
          <table:table-cell office:value-type="string" calcext:value-type="string">
            <text:p>Diaper 1</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6]&amp;[.$J$1]&amp;[.$K$1]" office:value-type="string" office:string-value="&quot;C01&quot;," calcext:value-type="string">
            <text:p>"C01",</text:p>
          </table:table-cell>
          <table:table-cell table:style-name="ce1" table:formula="of:=[.$I$1]&amp;[.B186]&amp;[.$J$1]&amp;[.$K$1]" office:value-type="string" office:string-value="&quot;Diaper 1&quot;," calcext:value-type="string">
            <text:p>"Diaper 1",</text:p>
          </table:table-cell>
          <table:table-cell table:formula="of:=[.$I$1]&amp;[.C186]&amp;[.$J$1]&amp;[.$K$1]" office:value-type="string" office:string-value="&quot;1&quot;," calcext:value-type="string">
            <text:p>"1",</text:p>
          </table:table-cell>
          <table:table-cell table:style-name="ce1" table:formula="of:=[.$I$1]&amp;[.D186]&amp;[.$J$1]&amp;[.$K$1]" office:value-type="string" office:string-value="&quot;P&quot;," calcext:value-type="string">
            <text:p>"P",</text:p>
          </table:table-cell>
        </table:table-row>
        <table:table-row table:style-name="ro1">
          <table:table-cell office:value-type="string" calcext:value-type="string">
            <text:p>C02</text:p>
          </table:table-cell>
          <table:table-cell office:value-type="string" calcext:value-type="string">
            <text:p>Diaper 2</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7]&amp;[.$J$1]&amp;[.$K$1]" office:value-type="string" office:string-value="&quot;C02&quot;," calcext:value-type="string">
            <text:p>"C02",</text:p>
          </table:table-cell>
          <table:table-cell table:style-name="ce1" table:formula="of:=[.$I$1]&amp;[.B187]&amp;[.$J$1]&amp;[.$K$1]" office:value-type="string" office:string-value="&quot;Diaper 2&quot;," calcext:value-type="string">
            <text:p>"Diaper 2",</text:p>
          </table:table-cell>
          <table:table-cell table:formula="of:=[.$I$1]&amp;[.C187]&amp;[.$J$1]&amp;[.$K$1]" office:value-type="string" office:string-value="&quot;1&quot;," calcext:value-type="string">
            <text:p>"1",</text:p>
          </table:table-cell>
          <table:table-cell table:style-name="ce1" table:formula="of:=[.$I$1]&amp;[.D187]&amp;[.$J$1]&amp;[.$K$1]" office:value-type="string" office:string-value="&quot;P&quot;," calcext:value-type="string">
            <text:p>"P",</text:p>
          </table:table-cell>
        </table:table-row>
        <table:table-row table:style-name="ro1">
          <table:table-cell office:value-type="string" calcext:value-type="string">
            <text:p>W54</text:p>
          </table:table-cell>
          <table:table-cell office:value-type="string" calcext:value-type="string">
            <text:p>Policy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88]&amp;[.$J$1]&amp;[.$K$1]" office:value-type="string" office:string-value="&quot;W54&quot;," calcext:value-type="string">
            <text:p>"W54",</text:p>
          </table:table-cell>
          <table:table-cell table:style-name="ce1" table:formula="of:=[.$I$1]&amp;[.B188]&amp;[.$J$1]&amp;[.$K$1]" office:value-type="string" office:string-value="&quot;Policy Review&quot;," calcext:value-type="string">
            <text:p>"Policy Review",</text:p>
          </table:table-cell>
          <table:table-cell table:formula="of:=[.$I$1]&amp;[.C188]&amp;[.$J$1]&amp;[.$K$1]" office:value-type="string" office:string-value="&quot;W&quot;," calcext:value-type="string">
            <text:p>"W",</text:p>
          </table:table-cell>
          <table:table-cell table:style-name="ce1" table:formula="of:=[.$I$1]&amp;[.D188]&amp;[.$J$1]&amp;[.$K$1]" office:value-type="string" office:string-value="&quot;W&quot;," calcext:value-type="string">
            <text:p>"W",</text:p>
          </table:table-cell>
        </table:table-row>
        <table:table-row table:style-name="ro1">
          <table:table-cell office:value-type="string" calcext:value-type="string">
            <text:p>C03</text:p>
          </table:table-cell>
          <table:table-cell office:value-type="string" calcext:value-type="string">
            <text:p>Fee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9]&amp;[.$J$1]&amp;[.$K$1]" office:value-type="string" office:string-value="&quot;C03&quot;," calcext:value-type="string">
            <text:p>"C03",</text:p>
          </table:table-cell>
          <table:table-cell table:style-name="ce1" table:formula="of:=[.$I$1]&amp;[.B189]&amp;[.$J$1]&amp;[.$K$1]" office:value-type="string" office:string-value="&quot;Feeding&quot;," calcext:value-type="string">
            <text:p>"Feeding",</text:p>
          </table:table-cell>
          <table:table-cell table:formula="of:=[.$I$1]&amp;[.C189]&amp;[.$J$1]&amp;[.$K$1]" office:value-type="string" office:string-value="&quot;1&quot;," calcext:value-type="string">
            <text:p>"1",</text:p>
          </table:table-cell>
          <table:table-cell table:style-name="ce1" table:formula="of:=[.$I$1]&amp;[.D189]&amp;[.$J$1]&amp;[.$K$1]" office:value-type="string" office:string-value="&quot;P&quot;," calcext:value-type="string">
            <text:p>"P",</text:p>
          </table:table-cell>
        </table:table-row>
        <table:table-row table:style-name="ro1">
          <table:table-cell office:value-type="string" calcext:value-type="string">
            <text:p>C04</text:p>
          </table:table-cell>
          <table:table-cell office:value-type="string" calcext:value-type="string">
            <text:p>Baby Bat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0]&amp;[.$J$1]&amp;[.$K$1]" office:value-type="string" office:string-value="&quot;C04&quot;," calcext:value-type="string">
            <text:p>"C04",</text:p>
          </table:table-cell>
          <table:table-cell table:style-name="ce1" table:formula="of:=[.$I$1]&amp;[.B190]&amp;[.$J$1]&amp;[.$K$1]" office:value-type="string" office:string-value="&quot;Baby Bath&quot;," calcext:value-type="string">
            <text:p>"Baby Bath",</text:p>
          </table:table-cell>
          <table:table-cell table:formula="of:=[.$I$1]&amp;[.C190]&amp;[.$J$1]&amp;[.$K$1]" office:value-type="string" office:string-value="&quot;1&quot;," calcext:value-type="string">
            <text:p>"1",</text:p>
          </table:table-cell>
          <table:table-cell table:style-name="ce1" table:formula="of:=[.$I$1]&amp;[.D190]&amp;[.$J$1]&amp;[.$K$1]" office:value-type="string" office:string-value="&quot;P&quot;," calcext:value-type="string">
            <text:p>"P",</text:p>
          </table:table-cell>
        </table:table-row>
        <table:table-row table:style-name="ro1">
          <table:table-cell office:value-type="string" calcext:value-type="string">
            <text:p>W53</text:p>
          </table:table-cell>
          <table:table-cell office:value-type="string" calcext:value-type="string">
            <text:p>Leave Prep</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91]&amp;[.$J$1]&amp;[.$K$1]" office:value-type="string" office:string-value="&quot;W53&quot;," calcext:value-type="string">
            <text:p>"W53",</text:p>
          </table:table-cell>
          <table:table-cell table:style-name="ce1" table:formula="of:=[.$I$1]&amp;[.B191]&amp;[.$J$1]&amp;[.$K$1]" office:value-type="string" office:string-value="&quot;Leave Prep&quot;," calcext:value-type="string">
            <text:p>"Leave Prep",</text:p>
          </table:table-cell>
          <table:table-cell table:formula="of:=[.$I$1]&amp;[.C191]&amp;[.$J$1]&amp;[.$K$1]" office:value-type="string" office:string-value="&quot;W&quot;," calcext:value-type="string">
            <text:p>"W",</text:p>
          </table:table-cell>
          <table:table-cell table:style-name="ce1" table:formula="of:=[.$I$1]&amp;[.D191]&amp;[.$J$1]&amp;[.$K$1]" office:value-type="string" office:string-value="&quot;W&quot;," calcext:value-type="string">
            <text:p>"W",</text:p>
          </table:table-cell>
        </table:table-row>
        <table:table-row table:style-name="ro1">
          <table:table-cell office:value-type="string" calcext:value-type="string">
            <text:p>C05</text:p>
          </table:table-cell>
          <table:table-cell office:value-type="string" calcext:value-type="string">
            <text:p>Pediatricia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2]&amp;[.$J$1]&amp;[.$K$1]" office:value-type="string" office:string-value="&quot;C05&quot;," calcext:value-type="string">
            <text:p>"C05",</text:p>
          </table:table-cell>
          <table:table-cell table:style-name="ce1" table:formula="of:=[.$I$1]&amp;[.B192]&amp;[.$J$1]&amp;[.$K$1]" office:value-type="string" office:string-value="&quot;Pediatrician&quot;," calcext:value-type="string">
            <text:p>"Pediatrician",</text:p>
          </table:table-cell>
          <table:table-cell table:formula="of:=[.$I$1]&amp;[.C192]&amp;[.$J$1]&amp;[.$K$1]" office:value-type="string" office:string-value="&quot;1&quot;," calcext:value-type="string">
            <text:p>"1",</text:p>
          </table:table-cell>
          <table:table-cell table:style-name="ce1" table:formula="of:=[.$I$1]&amp;[.D192]&amp;[.$J$1]&amp;[.$K$1]" office:value-type="string" office:string-value="&quot;P&quot;," calcext:value-type="string">
            <text:p>"P",</text:p>
          </table:table-cell>
        </table:table-row>
        <table:table-row table:style-name="ro1">
          <table:table-cell office:value-type="string" calcext:value-type="string">
            <text:p>P66</text:p>
          </table:table-cell>
          <table:table-cell office:value-type="string" calcext:value-type="string">
            <text:p>Home Organizatio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3]&amp;[.$J$1]&amp;[.$K$1]" office:value-type="string" office:string-value="&quot;P66&quot;," calcext:value-type="string">
            <text:p>"P66",</text:p>
          </table:table-cell>
          <table:table-cell table:style-name="ce1" table:formula="of:=[.$I$1]&amp;[.B193]&amp;[.$J$1]&amp;[.$K$1]" office:value-type="string" office:string-value="&quot;Home Organization&quot;," calcext:value-type="string">
            <text:p>"Home Organization",</text:p>
          </table:table-cell>
          <table:table-cell table:formula="of:=[.$I$1]&amp;[.C193]&amp;[.$J$1]&amp;[.$K$1]" office:value-type="string" office:string-value="&quot;1&quot;," calcext:value-type="string">
            <text:p>"1",</text:p>
          </table:table-cell>
          <table:table-cell table:style-name="ce1" table:formula="of:=[.$I$1]&amp;[.D193]&amp;[.$J$1]&amp;[.$K$1]" office:value-type="string" office:string-value="&quot;P&quot;," calcext:value-type="string">
            <text:p>"P",</text:p>
          </table:table-cell>
        </table:table-row>
        <table:table-row table:style-name="ro1">
          <table:table-cell office:value-type="string" calcext:value-type="string">
            <text:p>C06</text:p>
          </table:table-cell>
          <table:table-cell office:value-type="string" calcext:value-type="string">
            <text:p>Cry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4]&amp;[.$J$1]&amp;[.$K$1]" office:value-type="string" office:string-value="&quot;C06&quot;," calcext:value-type="string">
            <text:p>"C06",</text:p>
          </table:table-cell>
          <table:table-cell table:style-name="ce1" table:formula="of:=[.$I$1]&amp;[.B194]&amp;[.$J$1]&amp;[.$K$1]" office:value-type="string" office:string-value="&quot;Crying&quot;," calcext:value-type="string">
            <text:p>"Crying",</text:p>
          </table:table-cell>
          <table:table-cell table:formula="of:=[.$I$1]&amp;[.C194]&amp;[.$J$1]&amp;[.$K$1]" office:value-type="string" office:string-value="&quot;1&quot;," calcext:value-type="string">
            <text:p>"1",</text:p>
          </table:table-cell>
          <table:table-cell table:style-name="ce1" table:formula="of:=[.$I$1]&amp;[.D194]&amp;[.$J$1]&amp;[.$K$1]" office:value-type="string" office:string-value="&quot;P&quot;," calcext:value-type="string">
            <text:p>"P",</text:p>
          </table:table-cell>
        </table:table-row>
        <table:table-row table:style-name="ro1">
          <table:table-cell office:value-type="string" calcext:value-type="string">
            <text:p>C07</text:p>
          </table:table-cell>
          <table:table-cell office:value-type="string" calcext:value-type="string">
            <text:p>Tummy Tim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5]&amp;[.$J$1]&amp;[.$K$1]" office:value-type="string" office:string-value="&quot;C07&quot;," calcext:value-type="string">
            <text:p>"C07",</text:p>
          </table:table-cell>
          <table:table-cell table:style-name="ce1" table:formula="of:=[.$I$1]&amp;[.B195]&amp;[.$J$1]&amp;[.$K$1]" office:value-type="string" office:string-value="&quot;Tummy Time&quot;," calcext:value-type="string">
            <text:p>"Tummy Time",</text:p>
          </table:table-cell>
          <table:table-cell table:formula="of:=[.$I$1]&amp;[.C195]&amp;[.$J$1]&amp;[.$K$1]" office:value-type="string" office:string-value="&quot;1&quot;," calcext:value-type="string">
            <text:p>"1",</text:p>
          </table:table-cell>
          <table:table-cell table:style-name="ce1" table:formula="of:=[.$I$1]&amp;[.D195]&amp;[.$J$1]&amp;[.$K$1]" office:value-type="string" office:string-value="&quot;P&quot;," calcext:value-type="string">
            <text:p>"P",</text:p>
          </table:table-cell>
        </table:table-row>
        <table:table-row table:style-name="ro1">
          <table:table-cell office:value-type="string" calcext:value-type="string">
            <text:p>C08</text:p>
          </table:table-cell>
          <table:table-cell office:value-type="string" calcext:value-type="string">
            <text:p>Rea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6]&amp;[.$J$1]&amp;[.$K$1]" office:value-type="string" office:string-value="&quot;C08&quot;," calcext:value-type="string">
            <text:p>"C08",</text:p>
          </table:table-cell>
          <table:table-cell table:style-name="ce1" table:formula="of:=[.$I$1]&amp;[.B196]&amp;[.$J$1]&amp;[.$K$1]" office:value-type="string" office:string-value="&quot;Reading&quot;," calcext:value-type="string">
            <text:p>"Reading",</text:p>
          </table:table-cell>
          <table:table-cell table:formula="of:=[.$I$1]&amp;[.C196]&amp;[.$J$1]&amp;[.$K$1]" office:value-type="string" office:string-value="&quot;1&quot;," calcext:value-type="string">
            <text:p>"1",</text:p>
          </table:table-cell>
          <table:table-cell table:style-name="ce1" table:formula="of:=[.$I$1]&amp;[.D196]&amp;[.$J$1]&amp;[.$K$1]" office:value-type="string" office:string-value="&quot;P&quot;," calcext:value-type="string">
            <text:p>"P",</text:p>
          </table:table-cell>
        </table:table-row>
        <table:table-row table:style-name="ro1">
          <table:table-cell office:value-type="string" calcext:value-type="string">
            <text:p>C09</text:p>
          </table:table-cell>
          <table:table-cell office:value-type="string" calcext:value-type="string">
            <text:p>Pla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7]&amp;[.$J$1]&amp;[.$K$1]" office:value-type="string" office:string-value="&quot;C09&quot;," calcext:value-type="string">
            <text:p>"C09",</text:p>
          </table:table-cell>
          <table:table-cell table:style-name="ce1" table:formula="of:=[.$I$1]&amp;[.B197]&amp;[.$J$1]&amp;[.$K$1]" office:value-type="string" office:string-value="&quot;Play&quot;," calcext:value-type="string">
            <text:p>"Play",</text:p>
          </table:table-cell>
          <table:table-cell table:formula="of:=[.$I$1]&amp;[.C197]&amp;[.$J$1]&amp;[.$K$1]" office:value-type="string" office:string-value="&quot;1&quot;," calcext:value-type="string">
            <text:p>"1",</text:p>
          </table:table-cell>
          <table:table-cell table:style-name="ce1" table:formula="of:=[.$I$1]&amp;[.D197]&amp;[.$J$1]&amp;[.$K$1]" office:value-type="string" office:string-value="&quot;P&quot;," calcext:value-type="string">
            <text:p>"P",</text:p>
          </table:table-cell>
        </table:table-row>
        <table:table-row table:style-name="ro1">
          <table:table-cell office:value-type="string" calcext:value-type="string">
            <text:p>B08</text:p>
          </table:table-cell>
          <table:table-cell office:value-type="string" calcext:value-type="string">
            <text:p>Bathroom 1-S</text:p>
          </table:table-cell>
          <table:table-cell office:value-type="string" calcext:value-type="string">
            <text:p>R</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8]&amp;[.$J$1]&amp;[.$K$1]" office:value-type="string" office:string-value="&quot;B08&quot;," calcext:value-type="string">
            <text:p>"B08",</text:p>
          </table:table-cell>
          <table:table-cell table:style-name="ce1" table:formula="of:=[.$I$1]&amp;[.B198]&amp;[.$J$1]&amp;[.$K$1]" office:value-type="string" office:string-value="&quot;Bathroom 1-S&quot;," calcext:value-type="string">
            <text:p>"Bathroom 1-S",</text:p>
          </table:table-cell>
          <table:table-cell table:formula="of:=[.$I$1]&amp;[.C198]&amp;[.$J$1]&amp;[.$K$1]" office:value-type="string" office:string-value="&quot;R&quot;," calcext:value-type="string">
            <text:p>"R",</text:p>
          </table:table-cell>
          <table:table-cell table:style-name="ce1" table:formula="of:=[.$I$1]&amp;[.D198]&amp;[.$J$1]&amp;[.$K$1]" office:value-type="string" office:string-value="&quot;P&quot;," calcext:value-type="string">
            <text:p>"P",</text:p>
          </table:table-cell>
        </table:table-row>
        <table:table-row table:style-name="ro1">
          <table:table-cell office:value-type="string" calcext:value-type="string">
            <text:p>B09</text:p>
          </table:table-cell>
          <table:table-cell office:value-type="string" calcext:value-type="string">
            <text:p>Eat (Slow)</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9]&amp;[.$J$1]&amp;[.$K$1]" office:value-type="string" office:string-value="&quot;B09&quot;," calcext:value-type="string">
            <text:p>"B09",</text:p>
          </table:table-cell>
          <table:table-cell table:style-name="ce1" table:formula="of:=[.$I$1]&amp;[.B199]&amp;[.$J$1]&amp;[.$K$1]" office:value-type="string" office:string-value="&quot;Eat (Slow)&quot;," calcext:value-type="string">
            <text:p>"Eat (Slow)",</text:p>
          </table:table-cell>
          <table:table-cell table:formula="of:=[.$I$1]&amp;[.C199]&amp;[.$J$1]&amp;[.$K$1]" office:value-type="string" office:string-value="&quot;3&quot;," calcext:value-type="string">
            <text:p>"3",</text:p>
          </table:table-cell>
          <table:table-cell table:style-name="ce1" table:formula="of:=[.$I$1]&amp;[.D199]&amp;[.$J$1]&amp;[.$K$1]" office:value-type="string" office:string-value="&quot;P&quot;," calcext:value-type="string">
            <text:p>"P",</text:p>
          </table:table-cell>
        </table:table-row>
        <table:table-row table:style-name="ro1">
          <table:table-cell office:value-type="string" calcext:value-type="string">
            <text:p>P67</text:p>
          </table:table-cell>
          <table:table-cell office:value-type="string" calcext:value-type="string">
            <text:p>Yoga</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200]&amp;[.$J$1]" office:value-type="string" office:string-value="&quot;P67&quot;" calcext:value-type="string">
            <text:p>"P67"</text:p>
          </table:table-cell>
          <table:table-cell table:style-name="ce1" table:formula="of:=[.$I$1]&amp;[.B200]&amp;[.$J$1]" office:value-type="string" office:string-value="&quot;Yoga&quot;" calcext:value-type="string">
            <text:p>"Yoga"</text:p>
          </table:table-cell>
          <table:table-cell table:formula="of:=[.$I$1]&amp;[.C200]&amp;[.$J$1]" office:value-type="string" office:string-value="&quot;H&quot;" calcext:value-type="string">
            <text:p>"H"</text:p>
          </table:table-cell>
          <table:table-cell table:style-name="ce1" table:formula="of:=[.$I$1]&amp;[.D200]&amp;[.$J$1]" office:value-type="string" office:string-value="&quot;P&quot;" calcext:value-type="string">
            <text:p>"P"</text:p>
          </table:table-cell>
        </table:table-row>
        <table:table-row table:style-name="ro1">
          <table:table-cell table:number-columns-repeated="18"/>
        </table:table-row>
        <table:table-row table:style-name="ro1">
          <table:table-cell table:number-columns-repeated="14"/>
          <table:table-cell table:style-name="ce3" table:formula="of:=COM.MICROSOFT.CONCAT([.$G$1];[.$H$1];[.O84:.O200];[.$L$1];[.$K$1])" office:value-type="string" office:string-value="[[&quot;P32&quot;,&quot;P33&quot;,&quot;P34&quot;,&quot;P35&quot;,&quot;P36&quot;,&quot;P37&quot;,&quot;W47&quot;,&quot;P39&quot;,&quot;P40&quot;,&quot;P41&quot;,&quot;S01&quot;,&quot;S02&quot;,&quot;S03&quot;,&quot;S04&quot;,&quot;S05&quot;,&quot;S06&quot;,&quot;S07&quot;,&quot;S08&quot;,&quot;S09&quot;,&quot;S10&quot;,&quot;T02&quot;,&quot;T03&quot;,&quot;T04&quot;,&quot;W00&quot;,&quot;W01&quot;,&quot;W02&quot;,&quot;W04&quot;,&quot;W06&quot;,&quot;W07&quot;,&quot;W08&quot;,&quot;W09&quot;,&quot;W10&quot;,&quot;W11&quot;,&quot;W12&quot;,&quot;W15&quot;,&quot;W17&quot;,&quot;W19&quot;,&quot;W20&quot;,&quot;W21&quot;,&quot;W22&quot;,&quot;W25&quot;,&quot;W27&quot;,&quot;W29&quot;,&quot;W30&quot;,&quot;W32&quot;,&quot;W33&quot;,&quot;W35&quot;,&quot;P49&quot;,&quot;W38&quot;,&quot;W39&quot;,&quot;W40&quot;,&quot;W42&quot;,&quot;W43&quot;,&quot;W44&quot;,&quot;W46&quot;,&quot;P42&quot;,&quot;P43&quot;,&quot;S11&quot;,&quot;S12&quot;,&quot;L15&quot;,&quot;S13&quot;,&quot;D07&quot;,&quot;P44&quot;,&quot;P45&quot;,&quot;I07&quot;,&quot;I08&quot;,&quot;P46&quot;,&quot;P47&quot;,&quot;P48&quot;,&quot;N04&quot;,&quot;P50&quot;,&quot;W48&quot;,&quot;P51&quot;,&quot;M12&quot;,&quot;P52&quot;,&quot;L16&quot;,&quot;D08&quot;,&quot;D09&quot;,&quot;P53&quot;,&quot;P54&quot;,&quot;L17&quot;,&quot;P55&quot;,&quot;L18&quot;,&quot;W49&quot;,&quot;P56&quot;,&quot;P57&quot;,&quot;P61&quot;,&quot;W50&quot;,&quot;P58&quot;,&quot;P59&quot;,&quot;P65&quot;,&quot;W51&quot;,&quot;P60&quot;,&quot;S14&quot;,&quot;P63&quot;,&quot;P62&quot;,&quot;P64&quot;,&quot;W52&quot;,&quot;D10&quot;,&quot;B07&quot;,&quot;L19&quot;,&quot;L20&quot;,&quot;C01&quot;,&quot;C02&quot;,&quot;W54&quot;,&quot;C03&quot;,&quot;C04&quot;,&quot;W53&quot;,&quot;C05&quot;,&quot;P66&quot;,&quot;C06&quot;,&quot;C07&quot;,&quot;C08&quot;,&quot;C09&quot;,&quot;B08&quot;,&quot;B09&quot;,&quot;P67&quot;]," calcext:value-type="string">
            <text:p>[["P32","P33","P34","P35","P36","P37","W47","P39","P40","P41","S01","S02","S03","S04","S05","S06","S07","S08","S09","S10","T02","T03","T04","W00","W01","W02","W04","W06","W07","W08","W09","W10","W11","W12","W15","W17","W19","W20","W21","W22","W25","W27","W29","W30","W32","W33","W35","P49","W38","W39","W40","W42","W43","W44","W46","P42","P43","S11","S12","L15","S13","D07","P44","P45","I07","I08","P46","P47","P48","N04","P50","W48","P51","M12","P52","L16","D08","D09","P53","P54","L17","P55","L18","W49","P56","P57","P61","W50","P58","P59","P65","W51","P60","S14","P63","P62","P64","W52","D10","B07","L19","L20","C01","C02","W54","C03","C04","W53","C05","P66","C06","C07","C08","C09","B08","B09","P67"],</text:p>
          </table:table-cell>
          <table:table-cell table:style-name="ce3" table:formula="of:=COM.MICROSOFT.CONCAT([.$H$1];[.P84:.P200];[.$L$1];[.$K$1])" office:value-type="string" office:string-value="[&quot;Pack&quot;,&quot;Shave &amp; Hair&quot;,&quot;Laundry&quot;,&quot;Dishes&quot;,&quot;Groceries&quot;,&quot;Lawn &amp; Garden&quot;,&quot;Quality Assurance&quot;,&quot;Shopping: Home&quot;,&quot;Gas&quot;,&quot;Trash&quot;,&quot;Social&quot;,&quot;Sex&quot;,&quot;Lunch (S)&quot;,&quot;Coffee (S)&quot;,&quot;Breakfast (S)&quot;,&quot;Research (S)&quot;,&quot;Meal (S)&quot;,&quot;Travel Planning (S)&quot;,&quot;Events&quot;,&quot;Shopping (S)&quot;,&quot;Exam&quot;,&quot;Study&quot;,&quot;Training&quot;,&quot;Admin (W)&quot;,&quot;Agenda&quot;,&quot;Annual Plan&quot;,&quot;Reporting&quot;,&quot;CE Testing&quot;,&quot;Closing&quot;,&quot;Coaching&quot;,&quot;DE Docs&quot;,&quot;Email&quot;,&quot;Engagement Memo&quot;,&quot;Research: External&quot;,&quot;Issue Memo&quot;,&quot;Research&quot;,&quot;Issue Validation&quot;,&quot;Meeting Notes&quot;,&quot;Planning Memo&quot;,&quot;Planning: General&quot;,&quot;Project Economics&quot;,&quot;Business Profile Review&quot;,&quot;Process Risk Control&quot;,&quot;Doc Request&quot;,&quot;Review Notes&quot;,&quot;Risk Assessment&quot;,&quot;Sampling&quot;,&quot;Air Travel&quot;,&quot;Status Report&quot;,&quot;Process Flow&quot;,&quot;Workpaper Review&quot;,&quot;Checklists&quot;,&quot;Audit Form&quot;,&quot;Staff IPAs&quot;,&quot;Issue Report Meeting&quot;,&quot;Run&quot;,&quot;Home Repairs&quot;,&quot;Pool&quot;,&quot;Beach&quot;,&quot;News&quot;,&quot;Bar&quot;,&quot;Daily Review&quot;,&quot;Dry Cleaning&quot;,&quot;Pick-up Food&quot;,&quot;Financial Statements&quot;,&quot;Journal Entries&quot;,&quot;Wedding Planning&quot;,&quot;Shopping: Online&quot;,&quot;Clean Car&quot;,&quot;Sleep&quot;,&quot;Public Trans.&quot;,&quot;Reg Analysis&quot;,&quot;Airport&quot;,&quot;Regulator Mtg&quot;,&quot;Commute (pre-split)&quot;,&quot;Read&quot;,&quot;Job Interview Prep&quot;,&quot;Job Interview&quot;,&quot;Cryptocurrency&quot;,&quot;Fishing / Kayaking&quot;,&quot;Lectures&quot;,&quot;Convo DB&quot;,&quot;Flashcards&quot;,&quot;Announcement Letter&quot;,&quot;Hiking&quot;,&quot;Biking&quot;,&quot;Sheets &amp; Towels&quot;,&quot;Procedures&quot;,&quot;Clean Kitchen&quot;,&quot;Vacuum&quot;,&quot;Negativity&quot;,&quot;Presentation&quot;,&quot;Floss&quot;,&quot;Games&quot;,&quot;Meditate&quot;,&quot;Decorate&quot;,&quot;Mail&quot;,&quot;Property Search&quot;,&quot;Onboarding&quot;,&quot;Bathroom 2&quot;,&quot;Crossword &quot;,&quot;Writing&quot;,&quot;Diaper 1&quot;,&quot;Diaper 2&quot;,&quot;Policy Review&quot;,&quot;Feeding&quot;,&quot;Baby Bath&quot;,&quot;Leave Prep&quot;,&quot;Pediatrician&quot;,&quot;Home Organization&quot;,&quot;Crying&quot;,&quot;Tummy Time&quot;,&quot;Reading&quot;,&quot;Play&quot;,&quot;Bathroom 1-S&quot;,&quot;Eat (Slow)&quot;,&quot;Yoga&quot;]," calcext:value-type="string">
            <text:p>["Pack","Shave &amp; Hair","Laundry","Dishes","Groceries","Lawn &amp; Garden","Quality Assurance","Shopping: Home","Gas","Trash","Social","Sex","Lunch (S)","Coffee (S)","Breakfast (S)","Research (S)","Meal (S)","Travel Planning (S)","Events","Shopping (S)","Exam","Study","Training","Admin (W)","Agenda","Annual Plan","Reporting","CE Testing","Closing","Coaching","DE Docs","Email","Engagement Memo","Research: External","Issue Memo","Research","Issue Validation","Meeting Notes","Planning Memo","Planning: General","Project Economics","Business Profile Review","Process Risk Control","Doc Request","Review Notes","Risk Assessment","Sampling","Air Travel","Status Report","Process Flow","Workpaper Review","Checklists","Audit Form","Staff IPAs","Issue Report Meeting","Run","Home Repairs","Pool","Beach","News","Bar","Daily Review","Dry Cleaning","Pick-up Food","Financial Statements","Journal Entries","Wedding Planning","Shopping: Online","Clean Car","Sleep","Public Trans.","Reg Analysis","Airport","Regulator Mtg","Commute (pre-split)","Read","Job Interview Prep","Job Interview","Cryptocurrency","Fishing / Kayaking","Lectures","Convo DB","Flashcards","Announcement Letter","Hiking","Biking","Sheets &amp; Towels","Procedures","Clean Kitchen","Vacuum","Negativity","Presentation","Floss","Games","Meditate","Decorate","Mail","Property Search","Onboarding","Bathroom 2","Crossword ","Writing","Diaper 1","Diaper 2","Policy Review","Feeding","Baby Bath","Leave Prep","Pediatrician","Home Organization","Crying","Tummy Time","Reading","Play","Bathroom 1-S","Eat (Slow)","Yoga"],</text:p>
          </table:table-cell>
          <table:table-cell table:style-name="ce3" table:formula="of:=COM.MICROSOFT.CONCAT([.$G$1];[.Q84:.Q200];[.$L$1];[.$K$1])" office:value-type="string" office:string-value="[&quot;R&quot;,&quot;R&quot;,&quot;1&quot;,&quot;1&quot;,&quot;P&quot;,&quot;1&quot;,&quot;W&quot;,&quot;P&quot;,&quot;2&quot;,&quot;1&quot;,&quot;S&quot;,&quot;S&quot;,&quot;S&quot;,&quot;S&quot;,&quot;S&quot;,&quot;S&quot;,&quot;S&quot;,&quot;S&quot;,&quot;S&quot;,&quot;S&quot;,&quot;L&quot;,&quot;L&quot;,&quot;T&quot;,&quot;W&quot;,&quot;W&quot;,&quot;W&quot;,&quot;W&quot;,&quot;W&quot;,&quot;W&quot;,&quot;W&quot;,&quot;W&quot;,&quot;W&quot;,&quot;W&quot;,&quot;A&quot;,&quot;W&quot;,&quot;W&quot;,&quot;W&quot;,&quot;W&quot;,&quot;W&quot;,&quot;W&quot;,&quot;W&quot;,&quot;W&quot;,&quot;W&quot;,&quot;W&quot;,&quot;W&quot;,&quot;W&quot;,&quot;W&quot;,&quot;2&quot;,&quot;W&quot;,&quot;W&quot;,&quot;W&quot;,&quot;A&quot;,&quot;W&quot;,&quot;W&quot;,&quot;M&quot;,&quot;H&quot;,&quot;1&quot;,&quot;S&quot;,&quot;S&quot;,&quot;L&quot;,&quot;S&quot;,&quot;D&quot;,&quot;1&quot;,&quot;P&quot;,&quot;I&quot;,&quot;I&quot;,&quot;1&quot;,&quot;P&quot;,&quot;1&quot;,&quot;N&quot;,&quot;2&quot;,&quot;W&quot;,&quot;2&quot;,&quot;M&quot;,&quot;2&quot;,&quot;L&quot;,&quot;D&quot;,&quot;D&quot;,&quot;P&quot;,&quot;H&quot;,&quot;L&quot;,&quot;P&quot;,&quot;L&quot;,&quot;W&quot;,&quot;H&quot;,&quot;H&quot;,&quot;1&quot;,&quot;W&quot;,&quot;1&quot;,&quot;1&quot;,&quot;P&quot;,&quot;W&quot;,&quot;R&quot;,&quot;S&quot;,&quot;H&quot;,&quot;1&quot;,&quot;1&quot;,&quot;W&quot;,&quot;D&quot;,&quot;R&quot;,&quot;L&quot;,&quot;L&quot;,&quot;1&quot;,&quot;1&quot;,&quot;W&quot;,&quot;1&quot;,&quot;1&quot;,&quot;W&quot;,&quot;1&quot;,&quot;1&quot;,&quot;1&quot;,&quot;1&quot;,&quot;1&quot;,&quot;1&quot;,&quot;R&quot;,&quot;3&quot;,&quot;H&quot;]," calcext:value-type="string">
            <text:p>["R","R","1","1","P","1","W","P","2","1","S","S","S","S","S","S","S","S","S","S","L","L","T","W","W","W","W","W","W","W","W","W","W","A","W","W","W","W","W","W","W","W","W","W","W","W","W","2","W","W","W","A","W","W","M","H","1","S","S","L","S","D","1","P","I","I","1","P","1","N","2","W","2","M","2","L","D","D","P","H","L","P","L","W","H","H","1","W","1","1","P","W","R","S","H","1","1","W","D","R","L","L","1","1","W","1","1","W","1","1","1","1","1","1","R","3","H"],</text:p>
          </table:table-cell>
          <table:table-cell table:style-name="ce3" table:formula="of:=COM.MICROSOFT.CONCAT([.$H$1];[.R84:.R200];[.$L$1];[.$M$1])" office:value-type="string" office:string-value="[&quot;P&quot;,&quot;P&quot;,&quot;P&quot;,&quot;P&quot;,&quot;PS&quot;,&quot;P&quot;,&quot;W&quot;,&quot;PS&quot;,&quot;P&quot;,&quot;P&quot;,&quot;S&quot;,&quot;S&quot;,&quot;S&quot;,&quot;S&quot;,&quot;S&quot;,&quot;S&quot;,&quot;S&quot;,&quot;S&quot;,&quot;S&quot;,&quot;S&quot;,&quot;L&quot;,&quot;L&quot;,&quot;T&quot;,&quot;W&quot;,&quot;W&quot;,&quot;W&quot;,&quot;W&quot;,&quot;W&quot;,&quot;W&quot;,&quot;W&quot;,&quot;W&quot;,&quot;WD&quot;,&quot;W&quot;,&quot;W&quot;,&quot;W&quot;,&quot;WD&quot;,&quot;W&quot;,&quot;WD&quot;,&quot;W&quot;,&quot;W&quot;,&quot;W&quot;,&quot;W&quot;,&quot;W&quot;,&quot;W&quot;,&quot;W&quot;,&quot;W&quot;,&quot;W&quot;,&quot;PS&quot;,&quot;W&quot;,&quot;W&quot;,&quot;W&quot;,&quot;W&quot;,&quot;W&quot;,&quot;W&quot;,&quot;W&quot;,&quot;P&quot;,&quot;P&quot;,&quot;S&quot;,&quot;S&quot;,&quot;L&quot;,&quot;S&quot;,&quot;D&quot;,&quot;P&quot;,&quot;P&quot;,&quot;I&quot;,&quot;I&quot;,&quot;P&quot;,&quot;P&quot;,&quot;P&quot;,&quot;N&quot;,&quot;PS&quot;,&quot;W&quot;,&quot;PS&quot;,&quot;W&quot;,&quot;W&quot;,&quot;TLP&quot;,&quot;DP&quot;,&quot;DP&quot;,&quot;P&quot;,&quot;PS&quot;,&quot;TL&quot;,&quot;P&quot;,&quot;TL&quot;,&quot;W&quot;,&quot;PS&quot;,&quot;PS&quot;,&quot;P&quot;,&quot;W&quot;,&quot;P&quot;,&quot;P&quot;,&quot;P&quot;,&quot;W&quot;,&quot;P&quot;,&quot;S&quot;,&quot;P&quot;,&quot;P&quot;,&quot;P&quot;,&quot;W&quot;,&quot;DW&quot;,&quot;P&quot;,&quot;L&quot;,&quot;L&quot;,&quot;P&quot;,&quot;P&quot;,&quot;W&quot;,&quot;P&quot;,&quot;P&quot;,&quot;W&quot;,&quot;P&quot;,&quot;P&quot;,&quot;P&quot;,&quot;P&quot;,&quot;P&quot;,&quot;P&quot;,&quot;P&quot;,&quot;P&quot;,&quot;P&quot;]]" calcext:value-type="string">
            <text:p>["P","P","P","P","PS","P","W","PS","P","P","S","S","S","S","S","S","S","S","S","S","L","L","T","W","W","W","W","W","W","W","W","WD","W","W","W","WD","W","WD","W","W","W","W","W","W","W","W","W","PS","W","W","W","W","W","W","W","P","P","S","S","L","S","D","P","P","I","I","P","P","P","N","PS","W","PS","W","W","TLP","DP","DP","P","PS","TL","P","TL","W","PS","PS","P","W","P","P","P","W","P","S","P","P","P","W","DW","P","L","L","P","P","W","P","P","W","P","P","P","P","P","P","P","P","P"]]</text:p>
          </table:table-cell>
        </table:table-row>
        <table:table-row table:style-name="ro1" table:number-rows-repeated="1048373">
          <table:table-cell table:number-columns-repeated="18"/>
        </table:table-row>
        <table:table-row table:style-name="ro1">
          <table:table-cell table:number-columns-repeated="18"/>
        </table:table-row>
      </table:table>
      <table:table table:name="tblProj"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office:value-type="float" office:value="150141" calcext:value-type="float">
            <text:p>150141</text:p>
          </table:table-cell>
          <table:table-cell office:value-type="string" calcext:value-type="string">
            <text:p>Wells Cap 2015</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150141&quot;," calcext:value-type="string">
            <text:p>"150141",</text:p>
          </table:table-cell>
          <table:table-cell table:style-name="ce1" table:formula="of:=[.$I$1]&amp;[.B2]&amp;[.$J$1]&amp;[.$K$1]" office:value-type="string" office:string-value="&quot;Wells Cap 2015&quot;," calcext:value-type="string">
            <text:p>"Wells Cap 2015",</text:p>
          </table:table-cell>
          <table:table-cell table:formula="of:=[.$I$1]&amp;[.C2]&amp;[.$J$1]&amp;[.$K$1]" office:value-type="string" office:string-value="&quot;Closed&quot;," calcext:value-type="string">
            <text:p>"Closed",</text:p>
          </table:table-cell>
          <table:table-cell table:style-name="ce1" table:formula="of:=[.$I$1]&amp;[.D2]&amp;[.$J$1]&amp;[.$K$1]" office:value-type="string" office:string-value="&quot;W&quot;," calcext:value-type="string">
            <text:p>"W",</text:p>
          </table:table-cell>
        </table:table-row>
        <table:table-row table:style-name="ro1">
          <table:table-cell office:value-type="float" office:value="150143" calcext:value-type="float">
            <text:p>150143</text:p>
          </table:table-cell>
          <table:table-cell office:value-type="string" calcext:value-type="string">
            <text:p>GCM</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150143&quot;," calcext:value-type="string">
            <text:p>"150143",</text:p>
          </table:table-cell>
          <table:table-cell table:style-name="ce1" table:formula="of:=[.$I$1]&amp;[.B3]&amp;[.$J$1]&amp;[.$K$1]" office:value-type="string" office:string-value="&quot;GCM&quot;," calcext:value-type="string">
            <text:p>"GCM",</text:p>
          </table:table-cell>
          <table:table-cell table:formula="of:=[.$I$1]&amp;[.C3]&amp;[.$J$1]&amp;[.$K$1]" office:value-type="string" office:string-value="&quot;Closed&quot;," calcext:value-type="string">
            <text:p>"Closed",</text:p>
          </table:table-cell>
          <table:table-cell table:style-name="ce1" table:formula="of:=[.$I$1]&amp;[.D3]&amp;[.$J$1]&amp;[.$K$1]" office:value-type="string" office:string-value="&quot;W&quot;," calcext:value-type="string">
            <text:p>"W",</text:p>
          </table:table-cell>
        </table:table-row>
        <table:table-row table:style-name="ro1">
          <table:table-cell office:value-type="float" office:value="150145" calcext:value-type="float">
            <text:p>150145</text:p>
          </table:table-cell>
          <table:table-cell office:value-type="string" calcext:value-type="string">
            <text:p>Rock Cree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150145&quot;," calcext:value-type="string">
            <text:p>"150145",</text:p>
          </table:table-cell>
          <table:table-cell table:style-name="ce1" table:formula="of:=[.$I$1]&amp;[.B4]&amp;[.$J$1]&amp;[.$K$1]" office:value-type="string" office:string-value="&quot;Rock Creek&quot;," calcext:value-type="string">
            <text:p>"Rock Creek",</text:p>
          </table:table-cell>
          <table:table-cell table:formula="of:=[.$I$1]&amp;[.C4]&amp;[.$J$1]&amp;[.$K$1]" office:value-type="string" office:string-value="&quot;Closed&quot;," calcext:value-type="string">
            <text:p>"Closed",</text:p>
          </table:table-cell>
          <table:table-cell table:style-name="ce1" table:formula="of:=[.$I$1]&amp;[.D4]&amp;[.$J$1]&amp;[.$K$1]" office:value-type="string" office:string-value="&quot;W&quot;," calcext:value-type="string">
            <text:p>"W",</text:p>
          </table:table-cell>
        </table:table-row>
        <table:table-row table:style-name="ro1">
          <table:table-cell office:value-type="float" office:value="150182" calcext:value-type="float">
            <text:p>150182</text:p>
          </table:table-cell>
          <table:table-cell office:value-type="string" calcext:value-type="string">
            <text:p>Basel DI</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150182&quot;," calcext:value-type="string">
            <text:p>"150182",</text:p>
          </table:table-cell>
          <table:table-cell table:style-name="ce1" table:formula="of:=[.$I$1]&amp;[.B5]&amp;[.$J$1]&amp;[.$K$1]" office:value-type="string" office:string-value="&quot;Basel DI&quot;," calcext:value-type="string">
            <text:p>"Basel DI",</text:p>
          </table:table-cell>
          <table:table-cell table:formula="of:=[.$I$1]&amp;[.C5]&amp;[.$J$1]&amp;[.$K$1]" office:value-type="string" office:string-value="&quot;Closed&quot;," calcext:value-type="string">
            <text:p>"Closed",</text:p>
          </table:table-cell>
          <table:table-cell table:style-name="ce1" table:formula="of:=[.$I$1]&amp;[.D5]&amp;[.$J$1]&amp;[.$K$1]" office:value-type="string" office:string-value="&quot;W&quot;," calcext:value-type="string">
            <text:p>"W",</text:p>
          </table:table-cell>
        </table:table-row>
        <table:table-row table:style-name="ro1">
          <table:table-cell office:value-type="float" office:value="150848" calcext:value-type="float">
            <text:p>150848</text:p>
          </table:table-cell>
          <table:table-cell office:value-type="string" calcext:value-type="string">
            <text:p>RCIS Retro</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6]&amp;[.$J$1]&amp;[.$K$1]" office:value-type="string" office:string-value="&quot;150848&quot;," calcext:value-type="string">
            <text:p>"150848",</text:p>
          </table:table-cell>
          <table:table-cell table:style-name="ce1" table:formula="of:=[.$I$1]&amp;[.B6]&amp;[.$J$1]&amp;[.$K$1]" office:value-type="string" office:string-value="&quot;RCIS Retro&quot;," calcext:value-type="string">
            <text:p>"RCIS Retro",</text:p>
          </table:table-cell>
          <table:table-cell table:formula="of:=[.$I$1]&amp;[.C6]&amp;[.$J$1]&amp;[.$K$1]" office:value-type="string" office:string-value="&quot;Closed&quot;," calcext:value-type="string">
            <text:p>"Closed",</text:p>
          </table:table-cell>
          <table:table-cell table:style-name="ce1" table:formula="of:=[.$I$1]&amp;[.D6]&amp;[.$J$1]&amp;[.$K$1]" office:value-type="string" office:string-value="&quot;W&quot;," calcext:value-type="string">
            <text:p>"W",</text:p>
          </table:table-cell>
        </table:table-row>
        <table:table-row table:style-name="ro1">
          <table:table-cell office:value-type="float" office:value="160038" calcext:value-type="float">
            <text:p>160038</text:p>
          </table:table-cell>
          <table:table-cell office:value-type="string" calcext:value-type="string">
            <text:p>FM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160038&quot;," calcext:value-type="string">
            <text:p>"160038",</text:p>
          </table:table-cell>
          <table:table-cell table:style-name="ce1" table:formula="of:=[.$I$1]&amp;[.B7]&amp;[.$J$1]&amp;[.$K$1]" office:value-type="string" office:string-value="&quot;FMG&quot;," calcext:value-type="string">
            <text:p>"FMG",</text:p>
          </table:table-cell>
          <table:table-cell table:formula="of:=[.$I$1]&amp;[.C7]&amp;[.$J$1]&amp;[.$K$1]" office:value-type="string" office:string-value="&quot;Closed&quot;," calcext:value-type="string">
            <text:p>"Closed",</text:p>
          </table:table-cell>
          <table:table-cell table:style-name="ce1" table:formula="of:=[.$I$1]&amp;[.D7]&amp;[.$J$1]&amp;[.$K$1]" office:value-type="string" office:string-value="&quot;W&quot;," calcext:value-type="string">
            <text:p>"W",</text:p>
          </table:table-cell>
        </table:table-row>
        <table:table-row table:style-name="ro1">
          <table:table-cell office:value-type="float" office:value="160041" calcext:value-type="float">
            <text:p>160041</text:p>
          </table:table-cell>
          <table:table-cell office:value-type="string" calcext:value-type="string">
            <text:p>WFAM-WIM I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160041&quot;," calcext:value-type="string">
            <text:p>"160041",</text:p>
          </table:table-cell>
          <table:table-cell table:style-name="ce1" table:formula="of:=[.$I$1]&amp;[.B8]&amp;[.$J$1]&amp;[.$K$1]" office:value-type="string" office:string-value="&quot;WFAM-WIM Int.&quot;," calcext:value-type="string">
            <text:p>"WFAM-WIM Int.",</text:p>
          </table:table-cell>
          <table:table-cell table:formula="of:=[.$I$1]&amp;[.C8]&amp;[.$J$1]&amp;[.$K$1]" office:value-type="string" office:string-value="&quot;Closed&quot;," calcext:value-type="string">
            <text:p>"Closed",</text:p>
          </table:table-cell>
          <table:table-cell table:style-name="ce1" table:formula="of:=[.$I$1]&amp;[.D8]&amp;[.$J$1]&amp;[.$K$1]" office:value-type="string" office:string-value="&quot;W&quot;," calcext:value-type="string">
            <text:p>"W",</text:p>
          </table:table-cell>
        </table:table-row>
        <table:table-row table:style-name="ro1">
          <table:table-cell office:value-type="string" calcext:value-type="string">
            <text:p>2012-RM-08</text:p>
          </table:table-cell>
          <table:table-cell office:value-type="string" calcext:value-type="string">
            <text:p>Enterprise Risk Mgm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2012-RM-08&quot;," calcext:value-type="string">
            <text:p>"2012-RM-08",</text:p>
          </table:table-cell>
          <table:table-cell table:style-name="ce1" table:formula="of:=[.$I$1]&amp;[.B9]&amp;[.$J$1]&amp;[.$K$1]" office:value-type="string" office:string-value="&quot;Enterprise Risk Mgmt&quot;," calcext:value-type="string">
            <text:p>"Enterprise Risk Mgmt",</text:p>
          </table:table-cell>
          <table:table-cell table:formula="of:=[.$I$1]&amp;[.C9]&amp;[.$J$1]&amp;[.$K$1]" office:value-type="string" office:string-value="&quot;Closed&quot;," calcext:value-type="string">
            <text:p>"Closed",</text:p>
          </table:table-cell>
          <table:table-cell table:style-name="ce1" table:formula="of:=[.$I$1]&amp;[.D9]&amp;[.$J$1]&amp;[.$K$1]" office:value-type="string" office:string-value="&quot;W&quot;," calcext:value-type="string">
            <text:p>"W",</text:p>
          </table:table-cell>
        </table:table-row>
        <table:table-row table:style-name="ro1">
          <table:table-cell office:value-type="string" calcext:value-type="string">
            <text:p>2013-AM-04</text:p>
          </table:table-cell>
          <table:table-cell office:value-type="string" calcext:value-type="string">
            <text:p>Lifecycle/Lifestyl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2013-AM-04&quot;," calcext:value-type="string">
            <text:p>"2013-AM-04",</text:p>
          </table:table-cell>
          <table:table-cell table:style-name="ce1" table:formula="of:=[.$I$1]&amp;[.B10]&amp;[.$J$1]&amp;[.$K$1]" office:value-type="string" office:string-value="&quot;Lifecycle/Lifestyle&quot;," calcext:value-type="string">
            <text:p>"Lifecycle/Lifestyle",</text:p>
          </table:table-cell>
          <table:table-cell table:formula="of:=[.$I$1]&amp;[.C10]&amp;[.$J$1]&amp;[.$K$1]" office:value-type="string" office:string-value="&quot;Closed&quot;," calcext:value-type="string">
            <text:p>"Closed",</text:p>
          </table:table-cell>
          <table:table-cell table:style-name="ce1" table:formula="of:=[.$I$1]&amp;[.D10]&amp;[.$J$1]&amp;[.$K$1]" office:value-type="string" office:string-value="&quot;W&quot;," calcext:value-type="string">
            <text:p>"W",</text:p>
          </table:table-cell>
        </table:table-row>
        <table:table-row table:style-name="ro1">
          <table:table-cell office:value-type="string" calcext:value-type="string">
            <text:p>2013-AM-05</text:p>
          </table:table-cell>
          <table:table-cell office:value-type="string" calcext:value-type="string">
            <text:p>Quantitative Portfolio Mgm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2013-AM-05&quot;," calcext:value-type="string">
            <text:p>"2013-AM-05",</text:p>
          </table:table-cell>
          <table:table-cell table:style-name="ce1" table:formula="of:=[.$I$1]&amp;[.B11]&amp;[.$J$1]&amp;[.$K$1]" office:value-type="string" office:string-value="&quot;Quantitative Portfolio Mgmt&quot;," calcext:value-type="string">
            <text:p>"Quantitative Portfolio Mgmt",</text:p>
          </table:table-cell>
          <table:table-cell table:formula="of:=[.$I$1]&amp;[.C11]&amp;[.$J$1]&amp;[.$K$1]" office:value-type="string" office:string-value="&quot;Closed&quot;," calcext:value-type="string">
            <text:p>"Closed",</text:p>
          </table:table-cell>
          <table:table-cell table:style-name="ce1" table:formula="of:=[.$I$1]&amp;[.D11]&amp;[.$J$1]&amp;[.$K$1]" office:value-type="string" office:string-value="&quot;W&quot;," calcext:value-type="string">
            <text:p>"W",</text:p>
          </table:table-cell>
        </table:table-row>
        <table:table-row table:style-name="ro1">
          <table:table-cell office:value-type="string" calcext:value-type="string">
            <text:p>2013-AM-09</text:p>
          </table:table-cell>
          <table:table-cell office:value-type="string" calcext:value-type="string">
            <text:p>Polar St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2]&amp;[.$J$1]&amp;[.$K$1]" office:value-type="string" office:string-value="&quot;2013-AM-09&quot;," calcext:value-type="string">
            <text:p>"2013-AM-09",</text:p>
          </table:table-cell>
          <table:table-cell table:style-name="ce1" table:formula="of:=[.$I$1]&amp;[.B12]&amp;[.$J$1]&amp;[.$K$1]" office:value-type="string" office:string-value="&quot;Polar Star&quot;," calcext:value-type="string">
            <text:p>"Polar Star",</text:p>
          </table:table-cell>
          <table:table-cell table:formula="of:=[.$I$1]&amp;[.C12]&amp;[.$J$1]&amp;[.$K$1]" office:value-type="string" office:string-value="&quot;Closed&quot;," calcext:value-type="string">
            <text:p>"Closed",</text:p>
          </table:table-cell>
          <table:table-cell table:style-name="ce1" table:formula="of:=[.$I$1]&amp;[.D12]&amp;[.$J$1]&amp;[.$K$1]" office:value-type="string" office:string-value="&quot;W&quot;," calcext:value-type="string">
            <text:p>"W",</text:p>
          </table:table-cell>
        </table:table-row>
        <table:table-row table:style-name="ro1">
          <table:table-cell office:value-type="string" calcext:value-type="string">
            <text:p>2013-AM-10</text:p>
          </table:table-cell>
          <table:table-cell office:value-type="string" calcext:value-type="string">
            <text:p>Rad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3]&amp;[.$J$1]&amp;[.$K$1]" office:value-type="string" office:string-value="&quot;2013-AM-10&quot;," calcext:value-type="string">
            <text:p>"2013-AM-10",</text:p>
          </table:table-cell>
          <table:table-cell table:style-name="ce1" table:formula="of:=[.$I$1]&amp;[.B13]&amp;[.$J$1]&amp;[.$K$1]" office:value-type="string" office:string-value="&quot;Radar&quot;," calcext:value-type="string">
            <text:p>"Radar",</text:p>
          </table:table-cell>
          <table:table-cell table:formula="of:=[.$I$1]&amp;[.C13]&amp;[.$J$1]&amp;[.$K$1]" office:value-type="string" office:string-value="&quot;Closed&quot;," calcext:value-type="string">
            <text:p>"Closed",</text:p>
          </table:table-cell>
          <table:table-cell table:style-name="ce1" table:formula="of:=[.$I$1]&amp;[.D13]&amp;[.$J$1]&amp;[.$K$1]" office:value-type="string" office:string-value="&quot;W&quot;," calcext:value-type="string">
            <text:p>"W",</text:p>
          </table:table-cell>
        </table:table-row>
        <table:table-row table:style-name="ro1">
          <table:table-cell office:value-type="string" calcext:value-type="string">
            <text:p>2013-AM-12</text:p>
          </table:table-cell>
          <table:table-cell office:value-type="string" calcext:value-type="string">
            <text:p>Asset Allocat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4]&amp;[.$J$1]&amp;[.$K$1]" office:value-type="string" office:string-value="&quot;2013-AM-12&quot;," calcext:value-type="string">
            <text:p>"2013-AM-12",</text:p>
          </table:table-cell>
          <table:table-cell table:style-name="ce1" table:formula="of:=[.$I$1]&amp;[.B14]&amp;[.$J$1]&amp;[.$K$1]" office:value-type="string" office:string-value="&quot;Asset Allocation&quot;," calcext:value-type="string">
            <text:p>"Asset Allocation",</text:p>
          </table:table-cell>
          <table:table-cell table:formula="of:=[.$I$1]&amp;[.C14]&amp;[.$J$1]&amp;[.$K$1]" office:value-type="string" office:string-value="&quot;Closed&quot;," calcext:value-type="string">
            <text:p>"Closed",</text:p>
          </table:table-cell>
          <table:table-cell table:style-name="ce1" table:formula="of:=[.$I$1]&amp;[.D14]&amp;[.$J$1]&amp;[.$K$1]" office:value-type="string" office:string-value="&quot;W&quot;," calcext:value-type="string">
            <text:p>"W",</text:p>
          </table:table-cell>
        </table:table-row>
        <table:table-row table:style-name="ro1">
          <table:table-cell office:value-type="string" calcext:value-type="string">
            <text:p>2013-AM-15</text:p>
          </table:table-cell>
          <table:table-cell office:value-type="string" calcext:value-type="string">
            <text:p>AM European Off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5]&amp;[.$J$1]&amp;[.$K$1]" office:value-type="string" office:string-value="&quot;2013-AM-15&quot;," calcext:value-type="string">
            <text:p>"2013-AM-15",</text:p>
          </table:table-cell>
          <table:table-cell table:style-name="ce1" table:formula="of:=[.$I$1]&amp;[.B15]&amp;[.$J$1]&amp;[.$K$1]" office:value-type="string" office:string-value="&quot;AM European Offices&quot;," calcext:value-type="string">
            <text:p>"AM European Offices",</text:p>
          </table:table-cell>
          <table:table-cell table:formula="of:=[.$I$1]&amp;[.C15]&amp;[.$J$1]&amp;[.$K$1]" office:value-type="string" office:string-value="&quot;Closed&quot;," calcext:value-type="string">
            <text:p>"Closed",</text:p>
          </table:table-cell>
          <table:table-cell table:style-name="ce1" table:formula="of:=[.$I$1]&amp;[.D15]&amp;[.$J$1]&amp;[.$K$1]" office:value-type="string" office:string-value="&quot;W&quot;," calcext:value-type="string">
            <text:p>"W",</text:p>
          </table:table-cell>
        </table:table-row>
        <table:table-row table:style-name="ro1">
          <table:table-cell office:value-type="string" calcext:value-type="string">
            <text:p>2013-RM-03</text:p>
          </table:table-cell>
          <table:table-cell office:value-type="string" calcext:value-type="string">
            <text:p>Risk Appetit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6]&amp;[.$J$1]&amp;[.$K$1]" office:value-type="string" office:string-value="&quot;2013-RM-03&quot;," calcext:value-type="string">
            <text:p>"2013-RM-03",</text:p>
          </table:table-cell>
          <table:table-cell table:style-name="ce1" table:formula="of:=[.$I$1]&amp;[.B16]&amp;[.$J$1]&amp;[.$K$1]" office:value-type="string" office:string-value="&quot;Risk Appetite&quot;," calcext:value-type="string">
            <text:p>"Risk Appetite",</text:p>
          </table:table-cell>
          <table:table-cell table:formula="of:=[.$I$1]&amp;[.C16]&amp;[.$J$1]&amp;[.$K$1]" office:value-type="string" office:string-value="&quot;Closed&quot;," calcext:value-type="string">
            <text:p>"Closed",</text:p>
          </table:table-cell>
          <table:table-cell table:style-name="ce1" table:formula="of:=[.$I$1]&amp;[.D16]&amp;[.$J$1]&amp;[.$K$1]" office:value-type="string" office:string-value="&quot;W&quot;," calcext:value-type="string">
            <text:p>"W",</text:p>
          </table:table-cell>
        </table:table-row>
        <table:table-row table:style-name="ro1">
          <table:table-cell office:value-type="string" calcext:value-type="string">
            <text:p>2013-RM-05</text:p>
          </table:table-cell>
          <table:table-cell office:value-type="string" calcext:value-type="string">
            <text:p>Model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7]&amp;[.$J$1]&amp;[.$K$1]" office:value-type="string" office:string-value="&quot;2013-RM-05&quot;," calcext:value-type="string">
            <text:p>"2013-RM-05",</text:p>
          </table:table-cell>
          <table:table-cell table:style-name="ce1" table:formula="of:=[.$I$1]&amp;[.B17]&amp;[.$J$1]&amp;[.$K$1]" office:value-type="string" office:string-value="&quot;Model Governance&quot;," calcext:value-type="string">
            <text:p>"Model Governance",</text:p>
          </table:table-cell>
          <table:table-cell table:formula="of:=[.$I$1]&amp;[.C17]&amp;[.$J$1]&amp;[.$K$1]" office:value-type="string" office:string-value="&quot;Closed&quot;," calcext:value-type="string">
            <text:p>"Closed",</text:p>
          </table:table-cell>
          <table:table-cell table:style-name="ce1" table:formula="of:=[.$I$1]&amp;[.D17]&amp;[.$J$1]&amp;[.$K$1]" office:value-type="string" office:string-value="&quot;W&quot;," calcext:value-type="string">
            <text:p>"W",</text:p>
          </table:table-cell>
        </table:table-row>
        <table:table-row table:style-name="ro1">
          <table:table-cell office:value-type="string" calcext:value-type="string">
            <text:p>2013-SP-01</text:p>
          </table:table-cell>
          <table:table-cell office:value-type="string" calcext:value-type="string">
            <text:p>IPFS Flowcharting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8]&amp;[.$J$1]&amp;[.$K$1]" office:value-type="string" office:string-value="&quot;2013-SP-01&quot;," calcext:value-type="string">
            <text:p>"2013-SP-01",</text:p>
          </table:table-cell>
          <table:table-cell table:style-name="ce1" table:formula="of:=[.$I$1]&amp;[.B18]&amp;[.$J$1]&amp;[.$K$1]" office:value-type="string" office:string-value="&quot;IPFS Flowcharting Project&quot;," calcext:value-type="string">
            <text:p>"IPFS Flowcharting Project",</text:p>
          </table:table-cell>
          <table:table-cell table:formula="of:=[.$I$1]&amp;[.C18]&amp;[.$J$1]&amp;[.$K$1]" office:value-type="string" office:string-value="&quot;Closed&quot;," calcext:value-type="string">
            <text:p>"Closed",</text:p>
          </table:table-cell>
          <table:table-cell table:style-name="ce1" table:formula="of:=[.$I$1]&amp;[.D18]&amp;[.$J$1]&amp;[.$K$1]" office:value-type="string" office:string-value="&quot;W&quot;," calcext:value-type="string">
            <text:p>"W",</text:p>
          </table:table-cell>
        </table:table-row>
        <table:table-row table:style-name="ro1">
          <table:table-cell office:value-type="string" calcext:value-type="string">
            <text:p>2013-SP-02</text:p>
          </table:table-cell>
          <table:table-cell office:value-type="string" calcext:value-type="string">
            <text:p>Real Estate Authorization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9]&amp;[.$J$1]&amp;[.$K$1]" office:value-type="string" office:string-value="&quot;2013-SP-02&quot;," calcext:value-type="string">
            <text:p>"2013-SP-02",</text:p>
          </table:table-cell>
          <table:table-cell table:style-name="ce1" table:formula="of:=[.$I$1]&amp;[.B19]&amp;[.$J$1]&amp;[.$K$1]" office:value-type="string" office:string-value="&quot;Real Estate Authorizations&quot;," calcext:value-type="string">
            <text:p>"Real Estate Authorizations",</text:p>
          </table:table-cell>
          <table:table-cell table:formula="of:=[.$I$1]&amp;[.C19]&amp;[.$J$1]&amp;[.$K$1]" office:value-type="string" office:string-value="&quot;Closed&quot;," calcext:value-type="string">
            <text:p>"Closed",</text:p>
          </table:table-cell>
          <table:table-cell table:style-name="ce1" table:formula="of:=[.$I$1]&amp;[.D19]&amp;[.$J$1]&amp;[.$K$1]" office:value-type="string" office:string-value="&quot;W&quot;," calcext:value-type="string">
            <text:p>"W",</text:p>
          </table:table-cell>
        </table:table-row>
        <table:table-row table:style-name="ro1">
          <table:table-cell office:value-type="string" calcext:value-type="string">
            <text:p>2014-AM-05</text:p>
          </table:table-cell>
          <table:table-cell office:value-type="string" calcext:value-type="string">
            <text:p>AM Sales Suppor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20]&amp;[.$J$1]&amp;[.$K$1]" office:value-type="string" office:string-value="&quot;2014-AM-05&quot;," calcext:value-type="string">
            <text:p>"2014-AM-05",</text:p>
          </table:table-cell>
          <table:table-cell table:style-name="ce1" table:formula="of:=[.$I$1]&amp;[.B20]&amp;[.$J$1]&amp;[.$K$1]" office:value-type="string" office:string-value="&quot;AM Sales Support&quot;," calcext:value-type="string">
            <text:p>"AM Sales Support",</text:p>
          </table:table-cell>
          <table:table-cell table:formula="of:=[.$I$1]&amp;[.C20]&amp;[.$J$1]&amp;[.$K$1]" office:value-type="string" office:string-value="&quot;Closed&quot;," calcext:value-type="string">
            <text:p>"Closed",</text:p>
          </table:table-cell>
          <table:table-cell table:style-name="ce1" table:formula="of:=[.$I$1]&amp;[.D20]&amp;[.$J$1]&amp;[.$K$1]" office:value-type="string" office:string-value="&quot;W&quot;," calcext:value-type="string">
            <text:p>"W",</text:p>
          </table:table-cell>
        </table:table-row>
        <table:table-row table:style-name="ro1">
          <table:table-cell office:value-type="string" calcext:value-type="string">
            <text:p>2014-AM-06</text:p>
          </table:table-cell>
          <table:table-cell office:value-type="string" calcext:value-type="string">
            <text:p>Performance Report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1]&amp;[.$J$1]&amp;[.$K$1]" office:value-type="string" office:string-value="&quot;2014-AM-06&quot;," calcext:value-type="string">
            <text:p>"2014-AM-06",</text:p>
          </table:table-cell>
          <table:table-cell table:style-name="ce1" table:formula="of:=[.$I$1]&amp;[.B21]&amp;[.$J$1]&amp;[.$K$1]" office:value-type="string" office:string-value="&quot;Performance Reporting&quot;," calcext:value-type="string">
            <text:p>"Performance Reporting",</text:p>
          </table:table-cell>
          <table:table-cell table:formula="of:=[.$I$1]&amp;[.C21]&amp;[.$J$1]&amp;[.$K$1]" office:value-type="string" office:string-value="&quot;Closed&quot;," calcext:value-type="string">
            <text:p>"Closed",</text:p>
          </table:table-cell>
          <table:table-cell table:style-name="ce1" table:formula="of:=[.$I$1]&amp;[.D21]&amp;[.$J$1]&amp;[.$K$1]" office:value-type="string" office:string-value="&quot;W&quot;," calcext:value-type="string">
            <text:p>"W",</text:p>
          </table:table-cell>
        </table:table-row>
        <table:table-row table:style-name="ro1">
          <table:table-cell office:value-type="string" calcext:value-type="string">
            <text:p>2014-AM-08</text:p>
          </table:table-cell>
          <table:table-cell office:value-type="string" calcext:value-type="string">
            <text:p>Henderson Advisory (U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2]&amp;[.$J$1]&amp;[.$K$1]" office:value-type="string" office:string-value="&quot;2014-AM-08&quot;," calcext:value-type="string">
            <text:p>"2014-AM-08",</text:p>
          </table:table-cell>
          <table:table-cell table:style-name="ce1" table:formula="of:=[.$I$1]&amp;[.B22]&amp;[.$J$1]&amp;[.$K$1]" office:value-type="string" office:string-value="&quot;Henderson Advisory (UK)&quot;," calcext:value-type="string">
            <text:p>"Henderson Advisory (UK)",</text:p>
          </table:table-cell>
          <table:table-cell table:formula="of:=[.$I$1]&amp;[.C22]&amp;[.$J$1]&amp;[.$K$1]" office:value-type="string" office:string-value="&quot;Closed&quot;," calcext:value-type="string">
            <text:p>"Closed",</text:p>
          </table:table-cell>
          <table:table-cell table:style-name="ce1" table:formula="of:=[.$I$1]&amp;[.D22]&amp;[.$J$1]&amp;[.$K$1]" office:value-type="string" office:string-value="&quot;W&quot;," calcext:value-type="string">
            <text:p>"W",</text:p>
          </table:table-cell>
        </table:table-row>
        <table:table-row table:style-name="ro1">
          <table:table-cell office:value-type="string" calcext:value-type="string">
            <text:p>2014-AM-14</text:p>
          </table:table-cell>
          <table:table-cell office:value-type="string" calcext:value-type="string">
            <text:p>THRE Group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3]&amp;[.$J$1]&amp;[.$K$1]" office:value-type="string" office:string-value="&quot;2014-AM-14&quot;," calcext:value-type="string">
            <text:p>"2014-AM-14",</text:p>
          </table:table-cell>
          <table:table-cell table:style-name="ce1" table:formula="of:=[.$I$1]&amp;[.B23]&amp;[.$J$1]&amp;[.$K$1]" office:value-type="string" office:string-value="&quot;THRE Group Finance&quot;," calcext:value-type="string">
            <text:p>"THRE Group Finance",</text:p>
          </table:table-cell>
          <table:table-cell table:formula="of:=[.$I$1]&amp;[.C23]&amp;[.$J$1]&amp;[.$K$1]" office:value-type="string" office:string-value="&quot;Closed&quot;," calcext:value-type="string">
            <text:p>"Closed",</text:p>
          </table:table-cell>
          <table:table-cell table:style-name="ce1" table:formula="of:=[.$I$1]&amp;[.D23]&amp;[.$J$1]&amp;[.$K$1]" office:value-type="string" office:string-value="&quot;W&quot;," calcext:value-type="string">
            <text:p>"W",</text:p>
          </table:table-cell>
        </table:table-row>
        <table:table-row table:style-name="ro1">
          <table:table-cell office:value-type="string" calcext:value-type="string">
            <text:p>2014-AM-15</text:p>
          </table:table-cell>
          <table:table-cell office:value-type="string" calcext:value-type="string">
            <text:p>THRE Investment Committe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4]&amp;[.$J$1]&amp;[.$K$1]" office:value-type="string" office:string-value="&quot;2014-AM-15&quot;," calcext:value-type="string">
            <text:p>"2014-AM-15",</text:p>
          </table:table-cell>
          <table:table-cell table:style-name="ce1" table:formula="of:=[.$I$1]&amp;[.B24]&amp;[.$J$1]&amp;[.$K$1]" office:value-type="string" office:string-value="&quot;THRE Investment Committee&quot;," calcext:value-type="string">
            <text:p>"THRE Investment Committee",</text:p>
          </table:table-cell>
          <table:table-cell table:formula="of:=[.$I$1]&amp;[.C24]&amp;[.$J$1]&amp;[.$K$1]" office:value-type="string" office:string-value="&quot;Closed&quot;," calcext:value-type="string">
            <text:p>"Closed",</text:p>
          </table:table-cell>
          <table:table-cell table:style-name="ce1" table:formula="of:=[.$I$1]&amp;[.D24]&amp;[.$J$1]&amp;[.$K$1]" office:value-type="string" office:string-value="&quot;W&quot;," calcext:value-type="string">
            <text:p>"W",</text:p>
          </table:table-cell>
        </table:table-row>
        <table:table-row table:style-name="ro1">
          <table:table-cell office:value-type="string" calcext:value-type="string">
            <text:p>2014-AM-18</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5]&amp;[.$J$1]&amp;[.$K$1]" office:value-type="string" office:string-value="&quot;2014-AM-18&quot;," calcext:value-type="string">
            <text:p>"2014-AM-18",</text:p>
          </table:table-cell>
          <table:table-cell table:style-name="ce1" table:formula="of:=[.$I$1]&amp;[.B25]&amp;[.$J$1]&amp;[.$K$1]" office:value-type="string" office:string-value="&quot;Structured Products&quot;," calcext:value-type="string">
            <text:p>"Structured Products",</text:p>
          </table:table-cell>
          <table:table-cell table:formula="of:=[.$I$1]&amp;[.C25]&amp;[.$J$1]&amp;[.$K$1]" office:value-type="string" office:string-value="&quot;Closed&quot;," calcext:value-type="string">
            <text:p>"Closed",</text:p>
          </table:table-cell>
          <table:table-cell table:style-name="ce1" table:formula="of:=[.$I$1]&amp;[.D25]&amp;[.$J$1]&amp;[.$K$1]" office:value-type="string" office:string-value="&quot;W&quot;," calcext:value-type="string">
            <text:p>"W",</text:p>
          </table:table-cell>
        </table:table-row>
        <table:table-row table:style-name="ro1">
          <table:table-cell office:value-type="string" calcext:value-type="string">
            <text:p>2014-AM-19</text:p>
          </table:table-cell>
          <table:table-cell office:value-type="string" calcext:value-type="string">
            <text:p>Westchest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6]&amp;[.$J$1]&amp;[.$K$1]" office:value-type="string" office:string-value="&quot;2014-AM-19&quot;," calcext:value-type="string">
            <text:p>"2014-AM-19",</text:p>
          </table:table-cell>
          <table:table-cell table:style-name="ce1" table:formula="of:=[.$I$1]&amp;[.B26]&amp;[.$J$1]&amp;[.$K$1]" office:value-type="string" office:string-value="&quot;Westchester&quot;," calcext:value-type="string">
            <text:p>"Westchester",</text:p>
          </table:table-cell>
          <table:table-cell table:formula="of:=[.$I$1]&amp;[.C26]&amp;[.$J$1]&amp;[.$K$1]" office:value-type="string" office:string-value="&quot;Closed&quot;," calcext:value-type="string">
            <text:p>"Closed",</text:p>
          </table:table-cell>
          <table:table-cell table:style-name="ce1" table:formula="of:=[.$I$1]&amp;[.D26]&amp;[.$J$1]&amp;[.$K$1]" office:value-type="string" office:string-value="&quot;W&quot;," calcext:value-type="string">
            <text:p>"W",</text:p>
          </table:table-cell>
        </table:table-row>
        <table:table-row table:style-name="ro1">
          <table:table-cell office:value-type="string" calcext:value-type="string">
            <text:p>2014-FA-08</text:p>
          </table:table-cell>
          <table:table-cell office:value-type="string" calcext:value-type="string">
            <text:p>FS Close Proces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7]&amp;[.$J$1]&amp;[.$K$1]" office:value-type="string" office:string-value="&quot;2014-FA-08&quot;," calcext:value-type="string">
            <text:p>"2014-FA-08",</text:p>
          </table:table-cell>
          <table:table-cell table:style-name="ce1" table:formula="of:=[.$I$1]&amp;[.B27]&amp;[.$J$1]&amp;[.$K$1]" office:value-type="string" office:string-value="&quot;FS Close Process&quot;," calcext:value-type="string">
            <text:p>"FS Close Process",</text:p>
          </table:table-cell>
          <table:table-cell table:formula="of:=[.$I$1]&amp;[.C27]&amp;[.$J$1]&amp;[.$K$1]" office:value-type="string" office:string-value="&quot;Closed&quot;," calcext:value-type="string">
            <text:p>"Closed",</text:p>
          </table:table-cell>
          <table:table-cell table:style-name="ce1" table:formula="of:=[.$I$1]&amp;[.D27]&amp;[.$J$1]&amp;[.$K$1]" office:value-type="string" office:string-value="&quot;W&quot;," calcext:value-type="string">
            <text:p>"W",</text:p>
          </table:table-cell>
        </table:table-row>
        <table:table-row table:style-name="ro1">
          <table:table-cell office:value-type="string" calcext:value-type="string">
            <text:p>2014-FA-11</text:p>
          </table:table-cell>
          <table:table-cell office:value-type="string" calcext:value-type="string">
            <text:p>MF Taxes, Actions and Dis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8]&amp;[.$J$1]&amp;[.$K$1]" office:value-type="string" office:string-value="&quot;2014-FA-11&quot;," calcext:value-type="string">
            <text:p>"2014-FA-11",</text:p>
          </table:table-cell>
          <table:table-cell table:style-name="ce1" table:formula="of:=[.$I$1]&amp;[.B28]&amp;[.$J$1]&amp;[.$K$1]" office:value-type="string" office:string-value="&quot;MF Taxes, Actions and Dist.&quot;," calcext:value-type="string">
            <text:p>"MF Taxes, Actions and Dist.",</text:p>
          </table:table-cell>
          <table:table-cell table:formula="of:=[.$I$1]&amp;[.C28]&amp;[.$J$1]&amp;[.$K$1]" office:value-type="string" office:string-value="&quot;Closed&quot;," calcext:value-type="string">
            <text:p>"Closed",</text:p>
          </table:table-cell>
          <table:table-cell table:style-name="ce1" table:formula="of:=[.$I$1]&amp;[.D28]&amp;[.$J$1]&amp;[.$K$1]" office:value-type="string" office:string-value="&quot;W&quot;," calcext:value-type="string">
            <text:p>"W",</text:p>
          </table:table-cell>
        </table:table-row>
        <table:table-row table:style-name="ro1">
          <table:table-cell office:value-type="string" calcext:value-type="string">
            <text:p>2014-FA-12</text:p>
          </table:table-cell>
          <table:table-cell office:value-type="string" calcext:value-type="string">
            <text:p>Yardi</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9]&amp;[.$J$1]&amp;[.$K$1]" office:value-type="string" office:string-value="&quot;2014-FA-12&quot;," calcext:value-type="string">
            <text:p>"2014-FA-12",</text:p>
          </table:table-cell>
          <table:table-cell table:style-name="ce1" table:formula="of:=[.$I$1]&amp;[.B29]&amp;[.$J$1]&amp;[.$K$1]" office:value-type="string" office:string-value="&quot;Yardi&quot;," calcext:value-type="string">
            <text:p>"Yardi",</text:p>
          </table:table-cell>
          <table:table-cell table:formula="of:=[.$I$1]&amp;[.C29]&amp;[.$J$1]&amp;[.$K$1]" office:value-type="string" office:string-value="&quot;Closed&quot;," calcext:value-type="string">
            <text:p>"Closed",</text:p>
          </table:table-cell>
          <table:table-cell table:style-name="ce1" table:formula="of:=[.$I$1]&amp;[.D29]&amp;[.$J$1]&amp;[.$K$1]" office:value-type="string" office:string-value="&quot;W&quot;," calcext:value-type="string">
            <text:p>"W",</text:p>
          </table:table-cell>
        </table:table-row>
        <table:table-row table:style-name="ro1">
          <table:table-cell office:value-type="string" calcext:value-type="string">
            <text:p>2014-IT-18</text:p>
          </table:table-cell>
          <table:table-cell office:value-type="string" calcext:value-type="string">
            <text:p>THRE ITGC</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0]&amp;[.$J$1]&amp;[.$K$1]" office:value-type="string" office:string-value="&quot;2014-IT-18&quot;," calcext:value-type="string">
            <text:p>"2014-IT-18",</text:p>
          </table:table-cell>
          <table:table-cell table:style-name="ce1" table:formula="of:=[.$I$1]&amp;[.B30]&amp;[.$J$1]&amp;[.$K$1]" office:value-type="string" office:string-value="&quot;THRE ITGC&quot;," calcext:value-type="string">
            <text:p>"THRE ITGC",</text:p>
          </table:table-cell>
          <table:table-cell table:formula="of:=[.$I$1]&amp;[.C30]&amp;[.$J$1]&amp;[.$K$1]" office:value-type="string" office:string-value="&quot;Closed&quot;," calcext:value-type="string">
            <text:p>"Closed",</text:p>
          </table:table-cell>
          <table:table-cell table:style-name="ce1" table:formula="of:=[.$I$1]&amp;[.D30]&amp;[.$J$1]&amp;[.$K$1]" office:value-type="string" office:string-value="&quot;W&quot;," calcext:value-type="string">
            <text:p>"W",</text:p>
          </table:table-cell>
        </table:table-row>
        <table:table-row table:style-name="ro1">
          <table:table-cell office:value-type="string" calcext:value-type="string">
            <text:p>2014-RM-04</text:p>
          </table:table-cell>
          <table:table-cell office:value-type="string" calcext:value-type="string">
            <text:p>Securities Pricing &amp; Valuation</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1]&amp;[.$J$1]&amp;[.$K$1]" office:value-type="string" office:string-value="&quot;2014-RM-04&quot;," calcext:value-type="string">
            <text:p>"2014-RM-04",</text:p>
          </table:table-cell>
          <table:table-cell table:style-name="ce1" table:formula="of:=[.$I$1]&amp;[.B31]&amp;[.$J$1]&amp;[.$K$1]" office:value-type="string" office:string-value="&quot;Securities Pricing &amp; Valuation&quot;," calcext:value-type="string">
            <text:p>"Securities Pricing &amp; Valuation",</text:p>
          </table:table-cell>
          <table:table-cell table:formula="of:=[.$I$1]&amp;[.C31]&amp;[.$J$1]&amp;[.$K$1]" office:value-type="string" office:string-value="&quot;Closed&quot;," calcext:value-type="string">
            <text:p>"Closed",</text:p>
          </table:table-cell>
          <table:table-cell table:style-name="ce1" table:formula="of:=[.$I$1]&amp;[.D31]&amp;[.$J$1]&amp;[.$K$1]" office:value-type="string" office:string-value="&quot;W&quot;," calcext:value-type="string">
            <text:p>"W",</text:p>
          </table:table-cell>
        </table:table-row>
        <table:table-row table:style-name="ro1">
          <table:table-cell office:value-type="string" calcext:value-type="string">
            <text:p>2014-RM-06</text:p>
          </table:table-cell>
          <table:table-cell office:value-type="string" calcext:value-type="string">
            <text:p>Enterprise Risk Managemen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2]&amp;[.$J$1]&amp;[.$K$1]" office:value-type="string" office:string-value="&quot;2014-RM-06&quot;," calcext:value-type="string">
            <text:p>"2014-RM-06",</text:p>
          </table:table-cell>
          <table:table-cell table:style-name="ce1" table:formula="of:=[.$I$1]&amp;[.B32]&amp;[.$J$1]&amp;[.$K$1]" office:value-type="string" office:string-value="&quot;Enterprise Risk Management&quot;," calcext:value-type="string">
            <text:p>"Enterprise Risk Management",</text:p>
          </table:table-cell>
          <table:table-cell table:formula="of:=[.$I$1]&amp;[.C32]&amp;[.$J$1]&amp;[.$K$1]" office:value-type="string" office:string-value="&quot;Closed&quot;," calcext:value-type="string">
            <text:p>"Closed",</text:p>
          </table:table-cell>
          <table:table-cell table:style-name="ce1" table:formula="of:=[.$I$1]&amp;[.D32]&amp;[.$J$1]&amp;[.$K$1]" office:value-type="string" office:string-value="&quot;W&quot;," calcext:value-type="string">
            <text:p>"W",</text:p>
          </table:table-cell>
        </table:table-row>
        <table:table-row table:style-name="ro1">
          <table:table-cell office:value-type="string" calcext:value-type="string">
            <text:p>2014-SP-01</text:p>
          </table:table-cell>
          <table:table-cell office:value-type="string" calcext:value-type="string">
            <text:p>Model Risk Special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3]&amp;[.$J$1]&amp;[.$K$1]" office:value-type="string" office:string-value="&quot;2014-SP-01&quot;," calcext:value-type="string">
            <text:p>"2014-SP-01",</text:p>
          </table:table-cell>
          <table:table-cell table:style-name="ce1" table:formula="of:=[.$I$1]&amp;[.B33]&amp;[.$J$1]&amp;[.$K$1]" office:value-type="string" office:string-value="&quot;Model Risk Special Project&quot;," calcext:value-type="string">
            <text:p>"Model Risk Special Project",</text:p>
          </table:table-cell>
          <table:table-cell table:formula="of:=[.$I$1]&amp;[.C33]&amp;[.$J$1]&amp;[.$K$1]" office:value-type="string" office:string-value="&quot;Closed&quot;," calcext:value-type="string">
            <text:p>"Closed",</text:p>
          </table:table-cell>
          <table:table-cell table:style-name="ce1" table:formula="of:=[.$I$1]&amp;[.D33]&amp;[.$J$1]&amp;[.$K$1]" office:value-type="string" office:string-value="&quot;W&quot;," calcext:value-type="string">
            <text:p>"W",</text:p>
          </table:table-cell>
        </table:table-row>
        <table:table-row table:style-name="ro1">
          <table:table-cell office:value-type="string" calcext:value-type="string">
            <text:p>2015-AM-08</text:p>
          </table:table-cell>
          <table:table-cell office:value-type="string" calcext:value-type="string">
            <text:p>THRE Compli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4]&amp;[.$J$1]&amp;[.$K$1]" office:value-type="string" office:string-value="&quot;2015-AM-08&quot;," calcext:value-type="string">
            <text:p>"2015-AM-08",</text:p>
          </table:table-cell>
          <table:table-cell table:style-name="ce1" table:formula="of:=[.$I$1]&amp;[.B34]&amp;[.$J$1]&amp;[.$K$1]" office:value-type="string" office:string-value="&quot;THRE Compliance&quot;," calcext:value-type="string">
            <text:p>"THRE Compliance",</text:p>
          </table:table-cell>
          <table:table-cell table:formula="of:=[.$I$1]&amp;[.C34]&amp;[.$J$1]&amp;[.$K$1]" office:value-type="string" office:string-value="&quot;Closed&quot;," calcext:value-type="string">
            <text:p>"Closed",</text:p>
          </table:table-cell>
          <table:table-cell table:style-name="ce1" table:formula="of:=[.$I$1]&amp;[.D34]&amp;[.$J$1]&amp;[.$K$1]" office:value-type="string" office:string-value="&quot;W&quot;," calcext:value-type="string">
            <text:p>"W",</text:p>
          </table:table-cell>
        </table:table-row>
        <table:table-row table:style-name="ro1">
          <table:table-cell office:value-type="string" calcext:value-type="string">
            <text:p>2015-AM-09</text:p>
          </table:table-cell>
          <table:table-cell office:value-type="string" calcext:value-type="string">
            <text:p>THRE Operation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5]&amp;[.$J$1]&amp;[.$K$1]" office:value-type="string" office:string-value="&quot;2015-AM-09&quot;," calcext:value-type="string">
            <text:p>"2015-AM-09",</text:p>
          </table:table-cell>
          <table:table-cell table:style-name="ce1" table:formula="of:=[.$I$1]&amp;[.B35]&amp;[.$J$1]&amp;[.$K$1]" office:value-type="string" office:string-value="&quot;THRE Operations&quot;," calcext:value-type="string">
            <text:p>"THRE Operations",</text:p>
          </table:table-cell>
          <table:table-cell table:formula="of:=[.$I$1]&amp;[.C35]&amp;[.$J$1]&amp;[.$K$1]" office:value-type="string" office:string-value="&quot;Closed&quot;," calcext:value-type="string">
            <text:p>"Closed",</text:p>
          </table:table-cell>
          <table:table-cell table:style-name="ce1" table:formula="of:=[.$I$1]&amp;[.D35]&amp;[.$J$1]&amp;[.$K$1]" office:value-type="string" office:string-value="&quot;W&quot;," calcext:value-type="string">
            <text:p>"W",</text:p>
          </table:table-cell>
        </table:table-row>
        <table:table-row table:style-name="ro1">
          <table:table-cell office:value-type="string" calcext:value-type="string">
            <text:p>2015-AM-12</text:p>
          </table:table-cell>
          <table:table-cell office:value-type="string" calcext:value-type="string">
            <text:p>THRE Fund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6]&amp;[.$J$1]&amp;[.$K$1]" office:value-type="string" office:string-value="&quot;2015-AM-12&quot;," calcext:value-type="string">
            <text:p>"2015-AM-12",</text:p>
          </table:table-cell>
          <table:table-cell table:style-name="ce1" table:formula="of:=[.$I$1]&amp;[.B36]&amp;[.$J$1]&amp;[.$K$1]" office:value-type="string" office:string-value="&quot;THRE Fund Finance&quot;," calcext:value-type="string">
            <text:p>"THRE Fund Finance",</text:p>
          </table:table-cell>
          <table:table-cell table:formula="of:=[.$I$1]&amp;[.C36]&amp;[.$J$1]&amp;[.$K$1]" office:value-type="string" office:string-value="&quot;Closed&quot;," calcext:value-type="string">
            <text:p>"Closed",</text:p>
          </table:table-cell>
          <table:table-cell table:style-name="ce1" table:formula="of:=[.$I$1]&amp;[.D36]&amp;[.$J$1]&amp;[.$K$1]" office:value-type="string" office:string-value="&quot;W&quot;," calcext:value-type="string">
            <text:p>"W",</text:p>
          </table:table-cell>
        </table:table-row>
        <table:table-row table:style-name="ro1">
          <table:table-cell office:value-type="string" calcext:value-type="string">
            <text:p>2015-TH-01</text:p>
          </table:table-cell>
          <table:table-cell office:value-type="string" calcext:value-type="string">
            <text:p>THRE - Gener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7]&amp;[.$J$1]&amp;[.$K$1]" office:value-type="string" office:string-value="&quot;2015-TH-01&quot;," calcext:value-type="string">
            <text:p>"2015-TH-01",</text:p>
          </table:table-cell>
          <table:table-cell table:style-name="ce1" table:formula="of:=[.$I$1]&amp;[.B37]&amp;[.$J$1]&amp;[.$K$1]" office:value-type="string" office:string-value="&quot;THRE - General&quot;," calcext:value-type="string">
            <text:p>"THRE - General",</text:p>
          </table:table-cell>
          <table:table-cell table:formula="of:=[.$I$1]&amp;[.C37]&amp;[.$J$1]&amp;[.$K$1]" office:value-type="string" office:string-value="&quot;Closed&quot;," calcext:value-type="string">
            <text:p>"Closed",</text:p>
          </table:table-cell>
          <table:table-cell table:style-name="ce1" table:formula="of:=[.$I$1]&amp;[.D37]&amp;[.$J$1]&amp;[.$K$1]" office:value-type="string" office:string-value="&quot;W&quot;," calcext:value-type="string">
            <text:p>"W",</text:p>
          </table:table-cell>
        </table:table-row>
        <table:table-row table:style-name="ro1">
          <table:table-cell office:value-type="string" calcext:value-type="string">
            <text:p>2015-TH-02</text:p>
          </table:table-cell>
          <table:table-cell office:value-type="string" calcext:value-type="string">
            <text:p>Locational Strategy</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8]&amp;[.$J$1]&amp;[.$K$1]" office:value-type="string" office:string-value="&quot;2015-TH-02&quot;," calcext:value-type="string">
            <text:p>"2015-TH-02",</text:p>
          </table:table-cell>
          <table:table-cell table:style-name="ce1" table:formula="of:=[.$I$1]&amp;[.B38]&amp;[.$J$1]&amp;[.$K$1]" office:value-type="string" office:string-value="&quot;Locational Strategy&quot;," calcext:value-type="string">
            <text:p>"Locational Strategy",</text:p>
          </table:table-cell>
          <table:table-cell table:formula="of:=[.$I$1]&amp;[.C38]&amp;[.$J$1]&amp;[.$K$1]" office:value-type="string" office:string-value="&quot;Closed&quot;," calcext:value-type="string">
            <text:p>"Closed",</text:p>
          </table:table-cell>
          <table:table-cell table:style-name="ce1" table:formula="of:=[.$I$1]&amp;[.D38]&amp;[.$J$1]&amp;[.$K$1]" office:value-type="string" office:string-value="&quot;W&quot;," calcext:value-type="string">
            <text:p>"W",</text:p>
          </table:table-cell>
        </table:table-row>
        <table:table-row table:style-name="ro1">
          <table:table-cell office:value-type="string" calcext:value-type="string">
            <text:p>2015-TH-03</text:p>
          </table:table-cell>
          <table:table-cell office:value-type="string" calcext:value-type="string">
            <text:p>THRE Leg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9]&amp;[.$J$1]&amp;[.$K$1]" office:value-type="string" office:string-value="&quot;2015-TH-03&quot;," calcext:value-type="string">
            <text:p>"2015-TH-03",</text:p>
          </table:table-cell>
          <table:table-cell table:style-name="ce1" table:formula="of:=[.$I$1]&amp;[.B39]&amp;[.$J$1]&amp;[.$K$1]" office:value-type="string" office:string-value="&quot;THRE Legal&quot;," calcext:value-type="string">
            <text:p>"THRE Legal",</text:p>
          </table:table-cell>
          <table:table-cell table:formula="of:=[.$I$1]&amp;[.C39]&amp;[.$J$1]&amp;[.$K$1]" office:value-type="string" office:string-value="&quot;Closed&quot;," calcext:value-type="string">
            <text:p>"Closed",</text:p>
          </table:table-cell>
          <table:table-cell table:style-name="ce1" table:formula="of:=[.$I$1]&amp;[.D39]&amp;[.$J$1]&amp;[.$K$1]" office:value-type="string" office:string-value="&quot;W&quot;," calcext:value-type="string">
            <text:p>"W",</text:p>
          </table:table-cell>
        </table:table-row>
        <table:table-row table:style-name="ro1">
          <table:table-cell office:value-type="string" calcext:value-type="string">
            <text:p>AD</text:p>
          </table:table-cell>
          <table:table-cell office:value-type="string" calcext:value-type="string">
            <text:p>Alyssa</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0]&amp;[.$J$1]&amp;[.$K$1]" office:value-type="string" office:string-value="&quot;AD&quot;," calcext:value-type="string">
            <text:p>"AD",</text:p>
          </table:table-cell>
          <table:table-cell table:style-name="ce1" table:formula="of:=[.$I$1]&amp;[.B40]&amp;[.$J$1]&amp;[.$K$1]" office:value-type="string" office:string-value="&quot;Alyssa&quot;," calcext:value-type="string">
            <text:p>"Alyssa",</text:p>
          </table:table-cell>
          <table:table-cell table:formula="of:=[.$I$1]&amp;[.C40]&amp;[.$J$1]&amp;[.$K$1]" office:value-type="string" office:string-value="&quot;Closed&quot;," calcext:value-type="string">
            <text:p>"Closed",</text:p>
          </table:table-cell>
          <table:table-cell table:style-name="ce1" table:formula="of:=[.$I$1]&amp;[.D40]&amp;[.$J$1]&amp;[.$K$1]" office:value-type="string" office:string-value="&quot;S&quot;," calcext:value-type="string">
            <text:p>"S",</text:p>
          </table:table-cell>
        </table:table-row>
        <table:table-row table:style-name="ro1">
          <table:table-cell table:number-columns-repeated="2" office:value-type="string" calcext:value-type="string">
            <text:p>ADMIN</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1]&amp;[.$J$1]&amp;[.$K$1]" office:value-type="string" office:string-value="&quot;ADMIN&quot;," calcext:value-type="string">
            <text:p>"ADMIN",</text:p>
          </table:table-cell>
          <table:table-cell table:style-name="ce1" table:formula="of:=[.$I$1]&amp;[.B41]&amp;[.$J$1]&amp;[.$K$1]" office:value-type="string" office:string-value="&quot;ADMIN&quot;," calcext:value-type="string">
            <text:p>"ADMIN",</text:p>
          </table:table-cell>
          <table:table-cell table:formula="of:=[.$I$1]&amp;[.C41]&amp;[.$J$1]&amp;[.$K$1]" office:value-type="string" office:string-value="&quot;Open&quot;," calcext:value-type="string">
            <text:p>"Open",</text:p>
          </table:table-cell>
          <table:table-cell table:style-name="ce1" table:formula="of:=[.$I$1]&amp;[.D41]&amp;[.$J$1]&amp;[.$K$1]" office:value-type="string" office:string-value="&quot;W&quot;," calcext:value-type="string">
            <text:p>"W",</text:p>
          </table:table-cell>
        </table:table-row>
        <table:table-row table:style-name="ro1">
          <table:table-cell office:value-type="string" calcext:value-type="string">
            <text:p>AS</text:p>
          </table:table-cell>
          <table:table-cell office:value-type="string" calcext:value-type="string">
            <text:p>Auburn Situation</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42]&amp;[.$J$1]&amp;[.$K$1]" office:value-type="string" office:string-value="&quot;AS&quot;," calcext:value-type="string">
            <text:p>"AS",</text:p>
          </table:table-cell>
          <table:table-cell table:style-name="ce1" table:formula="of:=[.$I$1]&amp;[.B42]&amp;[.$J$1]&amp;[.$K$1]" office:value-type="string" office:string-value="&quot;Auburn Situation&quot;," calcext:value-type="string">
            <text:p>"Auburn Situation",</text:p>
          </table:table-cell>
          <table:table-cell table:formula="of:=[.$I$1]&amp;[.C42]&amp;[.$J$1]&amp;[.$K$1]" office:value-type="string" office:string-value="&quot;Closed&quot;," calcext:value-type="string">
            <text:p>"Closed",</text:p>
          </table:table-cell>
          <table:table-cell table:style-name="ce1" table:formula="of:=[.$I$1]&amp;[.D42]&amp;[.$J$1]&amp;[.$K$1]" office:value-type="string" office:string-value="&quot;S&quot;," calcext:value-type="string">
            <text:p>"S",</text:p>
          </table:table-cell>
        </table:table-row>
        <table:table-row table:style-name="ro1">
          <table:table-cell table:number-columns-repeated="2" office:value-type="string" calcext:value-type="string">
            <text:p>BM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BMP&quot;," calcext:value-type="string">
            <text:p>"BMP",</text:p>
          </table:table-cell>
          <table:table-cell table:style-name="ce1" table:formula="of:=[.$I$1]&amp;[.B43]&amp;[.$J$1]&amp;[.$K$1]" office:value-type="string" office:string-value="&quot;BMP&quot;," calcext:value-type="string">
            <text:p>"BMP",</text:p>
          </table:table-cell>
          <table:table-cell table:formula="of:=[.$I$1]&amp;[.C43]&amp;[.$J$1]&amp;[.$K$1]" office:value-type="string" office:string-value="&quot;Closed&quot;," calcext:value-type="string">
            <text:p>"Closed",</text:p>
          </table:table-cell>
          <table:table-cell table:style-name="ce1" table:formula="of:=[.$I$1]&amp;[.D43]&amp;[.$J$1]&amp;[.$K$1]" office:value-type="string" office:string-value="&quot;W&quot;," calcext:value-type="string">
            <text:p>"W",</text:p>
          </table:table-cell>
        </table:table-row>
        <table:table-row table:style-name="ro1">
          <table:table-cell office:value-type="string" calcext:value-type="string">
            <text:p>CC</text:p>
          </table:table-cell>
          <table:table-cell office:value-type="string" calcext:value-type="string">
            <text:p>Coverage Coord.</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CC&quot;," calcext:value-type="string">
            <text:p>"CC",</text:p>
          </table:table-cell>
          <table:table-cell table:style-name="ce1" table:formula="of:=[.$I$1]&amp;[.B44]&amp;[.$J$1]&amp;[.$K$1]" office:value-type="string" office:string-value="&quot;Coverage Coord.&quot;," calcext:value-type="string">
            <text:p>"Coverage Coord.",</text:p>
          </table:table-cell>
          <table:table-cell table:formula="of:=[.$I$1]&amp;[.C44]&amp;[.$J$1]&amp;[.$K$1]" office:value-type="string" office:string-value="&quot;Closed&quot;," calcext:value-type="string">
            <text:p>"Closed",</text:p>
          </table:table-cell>
          <table:table-cell table:style-name="ce1" table:formula="of:=[.$I$1]&amp;[.D44]&amp;[.$J$1]&amp;[.$K$1]" office:value-type="string" office:string-value="&quot;W&quot;," calcext:value-type="string">
            <text:p>"W",</text:p>
          </table:table-cell>
        </table:table-row>
        <table:table-row table:style-name="ro1">
          <table:table-cell office:value-type="string" calcext:value-type="string">
            <text:p>CWSocial</text:p>
          </table:table-cell>
          <table:table-cell office:value-type="string" calcext:value-type="string">
            <text:p>Coworkers</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5]&amp;[.$J$1]&amp;[.$K$1]" office:value-type="string" office:string-value="&quot;CWSocial&quot;," calcext:value-type="string">
            <text:p>"CWSocial",</text:p>
          </table:table-cell>
          <table:table-cell table:style-name="ce1" table:formula="of:=[.$I$1]&amp;[.B45]&amp;[.$J$1]&amp;[.$K$1]" office:value-type="string" office:string-value="&quot;Coworkers&quot;," calcext:value-type="string">
            <text:p>"Coworkers",</text:p>
          </table:table-cell>
          <table:table-cell table:formula="of:=[.$I$1]&amp;[.C45]&amp;[.$J$1]&amp;[.$K$1]" office:value-type="string" office:string-value="&quot;N/A&quot;," calcext:value-type="string">
            <text:p>"N/A",</text:p>
          </table:table-cell>
          <table:table-cell table:style-name="ce1" table:formula="of:=[.$I$1]&amp;[.D45]&amp;[.$J$1]&amp;[.$K$1]" office:value-type="string" office:string-value="&quot;S&quot;," calcext:value-type="string">
            <text:p>"S",</text:p>
          </table:table-cell>
        </table:table-row>
        <table:table-row table:style-name="ro1">
          <table:table-cell office:value-type="string" calcext:value-type="string">
            <text:p>DI</text:p>
          </table:table-cell>
          <table:table-cell office:value-type="string" calcext:value-type="string">
            <text:p>Division Initiativ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6]&amp;[.$J$1]&amp;[.$K$1]" office:value-type="string" office:string-value="&quot;DI&quot;," calcext:value-type="string">
            <text:p>"DI",</text:p>
          </table:table-cell>
          <table:table-cell table:style-name="ce1" table:formula="of:=[.$I$1]&amp;[.B46]&amp;[.$J$1]&amp;[.$K$1]" office:value-type="string" office:string-value="&quot;Division Initiatives&quot;," calcext:value-type="string">
            <text:p>"Division Initiatives",</text:p>
          </table:table-cell>
          <table:table-cell table:formula="of:=[.$I$1]&amp;[.C46]&amp;[.$J$1]&amp;[.$K$1]" office:value-type="string" office:string-value="&quot;Closed&quot;," calcext:value-type="string">
            <text:p>"Closed",</text:p>
          </table:table-cell>
          <table:table-cell table:style-name="ce1" table:formula="of:=[.$I$1]&amp;[.D46]&amp;[.$J$1]&amp;[.$K$1]" office:value-type="string" office:string-value="&quot;W&quot;," calcext:value-type="string">
            <text:p>"W",</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47]&amp;[.$J$1]&amp;[.$K$1]" office:value-type="string" office:string-value="&quot;DOG&quot;," calcext:value-type="string">
            <text:p>"DOG",</text:p>
          </table:table-cell>
          <table:table-cell table:style-name="ce1" table:formula="of:=[.$I$1]&amp;[.B47]&amp;[.$J$1]&amp;[.$K$1]" office:value-type="string" office:string-value="&quot;Dog&quot;," calcext:value-type="string">
            <text:p>"Dog",</text:p>
          </table:table-cell>
          <table:table-cell table:formula="of:=[.$I$1]&amp;[.C47]&amp;[.$J$1]&amp;[.$K$1]" office:value-type="string" office:string-value="&quot;N/A&quot;," calcext:value-type="string">
            <text:p>"N/A",</text:p>
          </table:table-cell>
          <table:table-cell table:style-name="ce1" table:formula="of:=[.$I$1]&amp;[.D47]&amp;[.$J$1]&amp;[.$K$1]" office:value-type="string" office:string-value="&quot;P&quot;," calcext:value-type="string">
            <text:p>"P",</text:p>
          </table:table-cell>
        </table:table-row>
        <table:table-row table:style-name="ro1">
          <table:table-cell office:value-type="string" calcext:value-type="string">
            <text:p>EXGFs</text:p>
          </table:table-cell>
          <table:table-cell office:value-type="string" calcext:value-type="string">
            <text:p>Ex-GF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8]&amp;[.$J$1]&amp;[.$K$1]" office:value-type="string" office:string-value="&quot;EXGFs&quot;," calcext:value-type="string">
            <text:p>"EXGFs",</text:p>
          </table:table-cell>
          <table:table-cell table:style-name="ce1" table:formula="of:=[.$I$1]&amp;[.B48]&amp;[.$J$1]&amp;[.$K$1]" office:value-type="string" office:string-value="&quot;Ex-GFs&quot;," calcext:value-type="string">
            <text:p>"Ex-GFs",</text:p>
          </table:table-cell>
          <table:table-cell table:formula="of:=[.$I$1]&amp;[.C48]&amp;[.$J$1]&amp;[.$K$1]" office:value-type="string" office:string-value="&quot;Closed&quot;," calcext:value-type="string">
            <text:p>"Closed",</text:p>
          </table:table-cell>
          <table:table-cell table:style-name="ce1" table:formula="of:=[.$I$1]&amp;[.D48]&amp;[.$J$1]&amp;[.$K$1]" office:value-type="string" office:string-value="&quot;S&quot;," calcext:value-type="string">
            <text:p>"S",</text:p>
          </table:table-cell>
        </table:table-row>
        <table:table-row table:style-name="ro1">
          <table:table-cell office:value-type="string" calcext:value-type="string">
            <text:p>F.Friends</text:p>
          </table:table-cell>
          <table:table-cell office:value-type="string" calcext:value-type="string">
            <text:p>Friends (F)</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9]&amp;[.$J$1]&amp;[.$K$1]" office:value-type="string" office:string-value="&quot;F.Friends&quot;," calcext:value-type="string">
            <text:p>"F.Friends",</text:p>
          </table:table-cell>
          <table:table-cell table:style-name="ce1" table:formula="of:=[.$I$1]&amp;[.B49]&amp;[.$J$1]&amp;[.$K$1]" office:value-type="string" office:string-value="&quot;Friends (F)&quot;," calcext:value-type="string">
            <text:p>"Friends (F)",</text:p>
          </table:table-cell>
          <table:table-cell table:formula="of:=[.$I$1]&amp;[.C49]&amp;[.$J$1]&amp;[.$K$1]" office:value-type="string" office:string-value="&quot;N/A&quot;," calcext:value-type="string">
            <text:p>"N/A",</text:p>
          </table:table-cell>
          <table:table-cell table:style-name="ce1" table:formula="of:=[.$I$1]&amp;[.D49]&amp;[.$J$1]&amp;[.$K$1]" office:value-type="string" office:string-value="&quot;S&quot;," calcext:value-type="string">
            <text:p>"S",</text:p>
          </table:table-cell>
        </table:table-row>
        <table:table-row table:style-name="ro1">
          <table:table-cell office:value-type="string" calcext:value-type="string">
            <text:p>FAMILY</text:p>
          </table:table-cell>
          <table:table-cell office:value-type="string" calcext:value-type="string">
            <text:p>Family</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0]&amp;[.$J$1]&amp;[.$K$1]" office:value-type="string" office:string-value="&quot;FAMILY&quot;," calcext:value-type="string">
            <text:p>"FAMILY",</text:p>
          </table:table-cell>
          <table:table-cell table:style-name="ce1" table:formula="of:=[.$I$1]&amp;[.B50]&amp;[.$J$1]&amp;[.$K$1]" office:value-type="string" office:string-value="&quot;Family&quot;," calcext:value-type="string">
            <text:p>"Family",</text:p>
          </table:table-cell>
          <table:table-cell table:formula="of:=[.$I$1]&amp;[.C50]&amp;[.$J$1]&amp;[.$K$1]" office:value-type="string" office:string-value="&quot;N/A&quot;," calcext:value-type="string">
            <text:p>"N/A",</text:p>
          </table:table-cell>
          <table:table-cell table:style-name="ce1" table:formula="of:=[.$I$1]&amp;[.D50]&amp;[.$J$1]&amp;[.$K$1]" office:value-type="string" office:string-value="&quot;S&quot;," calcext:value-type="string">
            <text:p>"S",</text:p>
          </table:table-cell>
        </table:table-row>
        <table:table-row table:style-name="ro1">
          <table:table-cell office:value-type="string" calcext:value-type="string">
            <text:p>FLANG</text:p>
          </table:table-cell>
          <table:table-cell office:value-type="string" calcext:value-type="string">
            <text:p>Foreign Language Skill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1]&amp;[.$J$1]&amp;[.$K$1]" office:value-type="string" office:string-value="&quot;FLANG&quot;," calcext:value-type="string">
            <text:p>"FLANG",</text:p>
          </table:table-cell>
          <table:table-cell table:style-name="ce1" table:formula="of:=[.$I$1]&amp;[.B51]&amp;[.$J$1]&amp;[.$K$1]" office:value-type="string" office:string-value="&quot;Foreign Language Skills&quot;," calcext:value-type="string">
            <text:p>"Foreign Language Skills",</text:p>
          </table:table-cell>
          <table:table-cell table:formula="of:=[.$I$1]&amp;[.C51]&amp;[.$J$1]&amp;[.$K$1]" office:value-type="string" office:string-value="&quot;Closed&quot;," calcext:value-type="string">
            <text:p>"Closed",</text:p>
          </table:table-cell>
          <table:table-cell table:style-name="ce1" table:formula="of:=[.$I$1]&amp;[.D51]&amp;[.$J$1]&amp;[.$K$1]" office:value-type="string" office:string-value="&quot;L&quot;," calcext:value-type="string">
            <text:p>"L",</text:p>
          </table:table-cell>
        </table:table-row>
        <table:table-row table:style-name="ro1">
          <table:table-cell office:value-type="string" calcext:value-type="string">
            <text:p>FMI</text:p>
          </table:table-cell>
          <table:table-cell office:value-type="string" calcext:value-type="string">
            <text:p>Free Money Initiatives</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2]&amp;[.$J$1]&amp;[.$K$1]" office:value-type="string" office:string-value="&quot;FMI&quot;," calcext:value-type="string">
            <text:p>"FMI",</text:p>
          </table:table-cell>
          <table:table-cell table:style-name="ce1" table:formula="of:=[.$I$1]&amp;[.B52]&amp;[.$J$1]&amp;[.$K$1]" office:value-type="string" office:string-value="&quot;Free Money Initiatives&quot;," calcext:value-type="string">
            <text:p>"Free Money Initiatives",</text:p>
          </table:table-cell>
          <table:table-cell table:formula="of:=[.$I$1]&amp;[.C52]&amp;[.$J$1]&amp;[.$K$1]" office:value-type="string" office:string-value="&quot;Closed&quot;," calcext:value-type="string">
            <text:p>"Closed",</text:p>
          </table:table-cell>
          <table:table-cell table:style-name="ce1" table:formula="of:=[.$I$1]&amp;[.D52]&amp;[.$J$1]&amp;[.$K$1]" office:value-type="string" office:string-value="&quot;P&quot;," calcext:value-type="string">
            <text:p>"P",</text:p>
          </table:table-cell>
        </table:table-row>
        <table:table-row table:style-name="ro1">
          <table:table-cell office:value-type="string" calcext:value-type="string">
            <text:p>FRIENDS</text:p>
          </table:table-cell>
          <table:table-cell office:value-type="string" calcext:value-type="string">
            <text:p>Social - Friends (Pre-Tracking</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3]&amp;[.$J$1]&amp;[.$K$1]" office:value-type="string" office:string-value="&quot;FRIENDS&quot;," calcext:value-type="string">
            <text:p>"FRIENDS",</text:p>
          </table:table-cell>
          <table:table-cell table:style-name="ce1" table:formula="of:=[.$I$1]&amp;[.B53]&amp;[.$J$1]&amp;[.$K$1]" office:value-type="string" office:string-value="&quot;Social - Friends (Pre-Tracking&quot;," calcext:value-type="string">
            <text:p>"Social - Friends (Pre-Tracking",</text:p>
          </table:table-cell>
          <table:table-cell table:formula="of:=[.$I$1]&amp;[.C53]&amp;[.$J$1]&amp;[.$K$1]" office:value-type="string" office:string-value="&quot;Closed&quot;," calcext:value-type="string">
            <text:p>"Closed",</text:p>
          </table:table-cell>
          <table:table-cell table:style-name="ce1" table:formula="of:=[.$I$1]&amp;[.D53]&amp;[.$J$1]&amp;[.$K$1]" office:value-type="string" office:string-value="&quot;S&quot;," calcext:value-type="string">
            <text:p>"S",</text:p>
          </table:table-cell>
        </table:table-row>
        <table:table-row table:style-name="ro1">
          <table:table-cell table:number-columns-repeated="2" office:value-type="string" calcext:value-type="string">
            <text:p>IIA</text:p>
          </table:table-cell>
          <table:table-cell office:value-type="string" calcext:value-type="string">
            <text:p>Closed</text:p>
          </table:table-cell>
          <table:table-cell office:value-type="string" calcext:value-type="string">
            <text:p>I</text:p>
          </table:table-cell>
          <table:table-cell office:value-type="string" calcext:value-type="string">
            <text:p>Active</text:p>
          </table:table-cell>
          <table:table-cell table:number-columns-repeated="9"/>
          <table:table-cell table:style-name="ce1" table:formula="of:=[.$I$1]&amp;[.A54]&amp;[.$J$1]&amp;[.$K$1]" office:value-type="string" office:string-value="&quot;IIA&quot;," calcext:value-type="string">
            <text:p>"IIA",</text:p>
          </table:table-cell>
          <table:table-cell table:style-name="ce1" table:formula="of:=[.$I$1]&amp;[.B54]&amp;[.$J$1]&amp;[.$K$1]" office:value-type="string" office:string-value="&quot;IIA&quot;," calcext:value-type="string">
            <text:p>"IIA",</text:p>
          </table:table-cell>
          <table:table-cell table:formula="of:=[.$I$1]&amp;[.C54]&amp;[.$J$1]&amp;[.$K$1]" office:value-type="string" office:string-value="&quot;Closed&quot;," calcext:value-type="string">
            <text:p>"Closed",</text:p>
          </table:table-cell>
          <table:table-cell table:style-name="ce1" table:formula="of:=[.$I$1]&amp;[.D54]&amp;[.$J$1]&amp;[.$K$1]" office:value-type="string" office:string-value="&quot;I&quot;," calcext:value-type="string">
            <text:p>"I",</text:p>
          </table:table-cell>
        </table:table-row>
        <table:table-row table:style-name="ro1">
          <table:table-cell office:value-type="string" calcext:value-type="string">
            <text:p>ISSUES</text:p>
          </table:table-cell>
          <table:table-cell office:value-type="string" calcext:value-type="string">
            <text:p>Issue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5]&amp;[.$J$1]&amp;[.$K$1]" office:value-type="string" office:string-value="&quot;ISSUES&quot;," calcext:value-type="string">
            <text:p>"ISSUES",</text:p>
          </table:table-cell>
          <table:table-cell table:style-name="ce1" table:formula="of:=[.$I$1]&amp;[.B55]&amp;[.$J$1]&amp;[.$K$1]" office:value-type="string" office:string-value="&quot;Issues&quot;," calcext:value-type="string">
            <text:p>"Issues",</text:p>
          </table:table-cell>
          <table:table-cell table:formula="of:=[.$I$1]&amp;[.C55]&amp;[.$J$1]&amp;[.$K$1]" office:value-type="string" office:string-value="&quot;Open&quot;," calcext:value-type="string">
            <text:p>"Open",</text:p>
          </table:table-cell>
          <table:table-cell table:style-name="ce1" table:formula="of:=[.$I$1]&amp;[.D55]&amp;[.$J$1]&amp;[.$K$1]" office:value-type="string" office:string-value="&quot;W&quot;," calcext:value-type="string">
            <text:p>"W",</text:p>
          </table:table-cell>
        </table:table-row>
        <table:table-row table:style-name="ro1">
          <table:table-cell office:value-type="string" calcext:value-type="string">
            <text:p>LEARNING</text:p>
          </table:table-cell>
          <table:table-cell office:value-type="string" calcext:value-type="string">
            <text:p>Learning</text:p>
          </table:table-cell>
          <table:table-cell office:value-type="string" calcext:value-type="string">
            <text:p>N/A</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6]&amp;[.$J$1]&amp;[.$K$1]" office:value-type="string" office:string-value="&quot;LEARNING&quot;," calcext:value-type="string">
            <text:p>"LEARNING",</text:p>
          </table:table-cell>
          <table:table-cell table:style-name="ce1" table:formula="of:=[.$I$1]&amp;[.B56]&amp;[.$J$1]&amp;[.$K$1]" office:value-type="string" office:string-value="&quot;Learning&quot;," calcext:value-type="string">
            <text:p>"Learning",</text:p>
          </table:table-cell>
          <table:table-cell table:formula="of:=[.$I$1]&amp;[.C56]&amp;[.$J$1]&amp;[.$K$1]" office:value-type="string" office:string-value="&quot;N/A&quot;," calcext:value-type="string">
            <text:p>"N/A",</text:p>
          </table:table-cell>
          <table:table-cell table:style-name="ce1" table:formula="of:=[.$I$1]&amp;[.D56]&amp;[.$J$1]&amp;[.$K$1]" office:value-type="string" office:string-value="&quot;L&quot;," calcext:value-type="string">
            <text:p>"L",</text:p>
          </table:table-cell>
        </table:table-row>
        <table:table-row table:style-name="ro1">
          <table:table-cell office:value-type="string" calcext:value-type="string">
            <text:p>LMOVE</text:p>
          </table:table-cell>
          <table:table-cell office:value-type="string" calcext:value-type="string">
            <text:p>London Move</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7]&amp;[.$J$1]&amp;[.$K$1]" office:value-type="string" office:string-value="&quot;LMOVE&quot;," calcext:value-type="string">
            <text:p>"LMOVE",</text:p>
          </table:table-cell>
          <table:table-cell table:style-name="ce1" table:formula="of:=[.$I$1]&amp;[.B57]&amp;[.$J$1]&amp;[.$K$1]" office:value-type="string" office:string-value="&quot;London Move&quot;," calcext:value-type="string">
            <text:p>"London Move",</text:p>
          </table:table-cell>
          <table:table-cell table:formula="of:=[.$I$1]&amp;[.C57]&amp;[.$J$1]&amp;[.$K$1]" office:value-type="string" office:string-value="&quot;Closed&quot;," calcext:value-type="string">
            <text:p>"Closed",</text:p>
          </table:table-cell>
          <table:table-cell table:style-name="ce1" table:formula="of:=[.$I$1]&amp;[.D57]&amp;[.$J$1]&amp;[.$K$1]" office:value-type="string" office:string-value="&quot;P&quot;," calcext:value-type="string">
            <text:p>"P",</text:p>
          </table:table-cell>
        </table:table-row>
        <table:table-row table:style-name="ro1">
          <table:table-cell office:value-type="string" calcext:value-type="string">
            <text:p>M.Friends</text:p>
          </table:table-cell>
          <table:table-cell office:value-type="string" calcext:value-type="string">
            <text:p>Friends (M)</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8]&amp;[.$J$1]&amp;[.$K$1]" office:value-type="string" office:string-value="&quot;M.Friends&quot;," calcext:value-type="string">
            <text:p>"M.Friends",</text:p>
          </table:table-cell>
          <table:table-cell table:style-name="ce1" table:formula="of:=[.$I$1]&amp;[.B58]&amp;[.$J$1]&amp;[.$K$1]" office:value-type="string" office:string-value="&quot;Friends (M)&quot;," calcext:value-type="string">
            <text:p>"Friends (M)",</text:p>
          </table:table-cell>
          <table:table-cell table:formula="of:=[.$I$1]&amp;[.C58]&amp;[.$J$1]&amp;[.$K$1]" office:value-type="string" office:string-value="&quot;N/A&quot;," calcext:value-type="string">
            <text:p>"N/A",</text:p>
          </table:table-cell>
          <table:table-cell table:style-name="ce1" table:formula="of:=[.$I$1]&amp;[.D58]&amp;[.$J$1]&amp;[.$K$1]" office:value-type="string" office:string-value="&quot;S&quot;," calcext:value-type="string">
            <text:p>"S",</text:p>
          </table:table-cell>
        </table:table-row>
        <table:table-row table:style-name="ro1">
          <table:table-cell office:value-type="string" calcext:value-type="string">
            <text:p>MEET</text:p>
          </table:table-cell>
          <table:table-cell office:value-type="string" calcext:value-type="string">
            <text:p>Other Meeting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9]&amp;[.$J$1]&amp;[.$K$1]" office:value-type="string" office:string-value="&quot;MEET&quot;," calcext:value-type="string">
            <text:p>"MEET",</text:p>
          </table:table-cell>
          <table:table-cell table:style-name="ce1" table:formula="of:=[.$I$1]&amp;[.B59]&amp;[.$J$1]&amp;[.$K$1]" office:value-type="string" office:string-value="&quot;Other Meetings&quot;," calcext:value-type="string">
            <text:p>"Other Meetings",</text:p>
          </table:table-cell>
          <table:table-cell table:formula="of:=[.$I$1]&amp;[.C59]&amp;[.$J$1]&amp;[.$K$1]" office:value-type="string" office:string-value="&quot;Open&quot;," calcext:value-type="string">
            <text:p>"Open",</text:p>
          </table:table-cell>
          <table:table-cell table:style-name="ce1" table:formula="of:=[.$I$1]&amp;[.D59]&amp;[.$J$1]&amp;[.$K$1]" office:value-type="string" office:string-value="&quot;W&quot;," calcext:value-type="string">
            <text:p>"W",</text:p>
          </table:table-cell>
        </table:table-row>
        <table:table-row table:style-name="ro1">
          <table:table-cell office:value-type="string" calcext:value-type="string">
            <text:p>NA</text:p>
          </table:table-cell>
          <table:table-cell office:value-type="string" calcext:value-type="string">
            <text:p>Unassigned</text:p>
          </table:table-cell>
          <table:table-cell office:value-type="string" calcext:value-type="string">
            <text:p>N/A</text:p>
          </table:table-cell>
          <table:table-cell office:value-type="string" calcext:value-type="string">
            <text:p>N</text:p>
          </table:table-cell>
          <table:table-cell office:value-type="string" calcext:value-type="string">
            <text:p>Inactive</text:p>
          </table:table-cell>
          <table:table-cell table:number-columns-repeated="9"/>
          <table:table-cell table:style-name="ce1" table:formula="of:=[.$I$1]&amp;[.A60]&amp;[.$J$1]&amp;[.$K$1]" office:value-type="string" office:string-value="&quot;NA&quot;," calcext:value-type="string">
            <text:p>"NA",</text:p>
          </table:table-cell>
          <table:table-cell table:style-name="ce1" table:formula="of:=[.$I$1]&amp;[.B60]&amp;[.$J$1]&amp;[.$K$1]" office:value-type="string" office:string-value="&quot;Unassigned&quot;," calcext:value-type="string">
            <text:p>"Unassigned",</text:p>
          </table:table-cell>
          <table:table-cell table:formula="of:=[.$I$1]&amp;[.C60]&amp;[.$J$1]&amp;[.$K$1]" office:value-type="string" office:string-value="&quot;N/A&quot;," calcext:value-type="string">
            <text:p>"N/A",</text:p>
          </table:table-cell>
          <table:table-cell table:style-name="ce1" table:formula="of:=[.$I$1]&amp;[.D60]&amp;[.$J$1]&amp;[.$K$1]" office:value-type="string" office:string-value="&quot;N&quot;," calcext:value-type="string">
            <text:p>"N",</text:p>
          </table:table-cell>
        </table:table-row>
        <table:table-row table:style-name="ro1">
          <table:table-cell table:number-columns-repeated="2" office:value-type="string" calcext:value-type="string">
            <text:p>PCD</text:p>
          </table:table-cell>
          <table:table-cell office:value-type="string" calcext:value-type="string">
            <text:p>N/A</text:p>
          </table:table-cell>
          <table:table-cell office:value-type="string" calcext:value-type="string">
            <text:p>D</text:p>
          </table:table-cell>
          <table:table-cell office:value-type="string" calcext:value-type="string">
            <text:p>Inactive</text:p>
          </table:table-cell>
          <table:table-cell table:number-columns-repeated="9"/>
          <table:table-cell table:style-name="ce1" table:formula="of:=[.$I$1]&amp;[.A61]&amp;[.$J$1]&amp;[.$K$1]" office:value-type="string" office:string-value="&quot;PCD&quot;," calcext:value-type="string">
            <text:p>"PCD",</text:p>
          </table:table-cell>
          <table:table-cell table:style-name="ce1" table:formula="of:=[.$I$1]&amp;[.B61]&amp;[.$J$1]&amp;[.$K$1]" office:value-type="string" office:string-value="&quot;PCD&quot;," calcext:value-type="string">
            <text:p>"PCD",</text:p>
          </table:table-cell>
          <table:table-cell table:formula="of:=[.$I$1]&amp;[.C61]&amp;[.$J$1]&amp;[.$K$1]" office:value-type="string" office:string-value="&quot;N/A&quot;," calcext:value-type="string">
            <text:p>"N/A",</text:p>
          </table:table-cell>
          <table:table-cell table:style-name="ce1" table:formula="of:=[.$I$1]&amp;[.D61]&amp;[.$J$1]&amp;[.$K$1]" office:value-type="string" office:string-value="&quot;D&quot;," calcext:value-type="string">
            <text:p>"D",</text:p>
          </table:table-cell>
        </table:table-row>
        <table:table-row table:style-name="ro1">
          <table:table-cell office:value-type="string" calcext:value-type="string">
            <text:p>PERSONAL</text:p>
          </table:table-cell>
          <table:table-cell office:value-type="string" calcext:value-type="string">
            <text:p>Personal</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2]&amp;[.$J$1]&amp;[.$K$1]" office:value-type="string" office:string-value="&quot;PERSONAL&quot;," calcext:value-type="string">
            <text:p>"PERSONAL",</text:p>
          </table:table-cell>
          <table:table-cell table:style-name="ce1" table:formula="of:=[.$I$1]&amp;[.B62]&amp;[.$J$1]&amp;[.$K$1]" office:value-type="string" office:string-value="&quot;Personal&quot;," calcext:value-type="string">
            <text:p>"Personal",</text:p>
          </table:table-cell>
          <table:table-cell table:formula="of:=[.$I$1]&amp;[.C62]&amp;[.$J$1]&amp;[.$K$1]" office:value-type="string" office:string-value="&quot;N/A&quot;," calcext:value-type="string">
            <text:p>"N/A",</text:p>
          </table:table-cell>
          <table:table-cell table:style-name="ce1" table:formula="of:=[.$I$1]&amp;[.D62]&amp;[.$J$1]&amp;[.$K$1]" office:value-type="string" office:string-value="&quot;P&quot;," calcext:value-type="string">
            <text:p>"P",</text:p>
          </table:table-cell>
        </table:table-row>
        <table:table-row table:style-name="ro1">
          <table:table-cell office:value-type="string" calcext:value-type="string">
            <text:p>PFIN</text:p>
          </table:table-cell>
          <table:table-cell office:value-type="string" calcext:value-type="string">
            <text:p>Personal Finances</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FIN&quot;," calcext:value-type="string">
            <text:p>"PFIN",</text:p>
          </table:table-cell>
          <table:table-cell table:style-name="ce1" table:formula="of:=[.$I$1]&amp;[.B63]&amp;[.$J$1]&amp;[.$K$1]" office:value-type="string" office:string-value="&quot;Personal Finances&quot;," calcext:value-type="string">
            <text:p>"Personal Finances",</text:p>
          </table:table-cell>
          <table:table-cell table:formula="of:=[.$I$1]&amp;[.C63]&amp;[.$J$1]&amp;[.$K$1]" office:value-type="string" office:string-value="&quot;N/A&quot;," calcext:value-type="string">
            <text:p>"N/A",</text:p>
          </table:table-cell>
          <table:table-cell table:style-name="ce1" table:formula="of:=[.$I$1]&amp;[.D63]&amp;[.$J$1]&amp;[.$K$1]" office:value-type="string" office:string-value="&quot;P&quot;," calcext:value-type="string">
            <text:p>"P",</text:p>
          </table:table-cell>
        </table:table-row>
        <table:table-row table:style-name="ro1">
          <table:table-cell office:value-type="string" calcext:value-type="string">
            <text:p>PROG</text:p>
          </table:table-cell>
          <table:table-cell office:value-type="string" calcext:value-type="string">
            <text:p>Programming</text:p>
          </table:table-cell>
          <table:table-cell office:value-type="string" calcext:value-type="string">
            <text:p>Open</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64]&amp;[.$J$1]&amp;[.$K$1]" office:value-type="string" office:string-value="&quot;PROG&quot;," calcext:value-type="string">
            <text:p>"PROG",</text:p>
          </table:table-cell>
          <table:table-cell table:style-name="ce1" table:formula="of:=[.$I$1]&amp;[.B64]&amp;[.$J$1]&amp;[.$K$1]" office:value-type="string" office:string-value="&quot;Programming&quot;," calcext:value-type="string">
            <text:p>"Programming",</text:p>
          </table:table-cell>
          <table:table-cell table:formula="of:=[.$I$1]&amp;[.C64]&amp;[.$J$1]&amp;[.$K$1]" office:value-type="string" office:string-value="&quot;Open&quot;," calcext:value-type="string">
            <text:p>"Open",</text:p>
          </table:table-cell>
          <table:table-cell table:style-name="ce1" table:formula="of:=[.$I$1]&amp;[.D64]&amp;[.$J$1]&amp;[.$K$1]" office:value-type="string" office:string-value="&quot;L&quot;," calcext:value-type="string">
            <text:p>"L",</text:p>
          </table:table-cell>
        </table:table-row>
        <table:table-row table:style-name="ro1">
          <table:table-cell table:number-columns-repeated="2" office:value-type="string" calcext:value-type="string">
            <text:p>PTO</text:p>
          </table:table-cell>
          <table:table-cell office:value-type="string" calcext:value-type="string">
            <text:p>Closed</text:p>
          </table:table-cell>
          <table:table-cell office:value-type="string" calcext:value-type="string">
            <text:p>N</text:p>
          </table:table-cell>
          <table:table-cell office:value-type="string" calcext:value-type="string">
            <text:p>Active</text:p>
          </table:table-cell>
          <table:table-cell table:number-columns-repeated="9"/>
          <table:table-cell table:style-name="ce1" table:formula="of:=[.$I$1]&amp;[.A65]&amp;[.$J$1]&amp;[.$K$1]" office:value-type="string" office:string-value="&quot;PTO&quot;," calcext:value-type="string">
            <text:p>"PTO",</text:p>
          </table:table-cell>
          <table:table-cell table:style-name="ce1" table:formula="of:=[.$I$1]&amp;[.B65]&amp;[.$J$1]&amp;[.$K$1]" office:value-type="string" office:string-value="&quot;PTO&quot;," calcext:value-type="string">
            <text:p>"PTO",</text:p>
          </table:table-cell>
          <table:table-cell table:formula="of:=[.$I$1]&amp;[.C65]&amp;[.$J$1]&amp;[.$K$1]" office:value-type="string" office:string-value="&quot;Closed&quot;," calcext:value-type="string">
            <text:p>"Closed",</text:p>
          </table:table-cell>
          <table:table-cell table:style-name="ce1" table:formula="of:=[.$I$1]&amp;[.D65]&amp;[.$J$1]&amp;[.$K$1]" office:value-type="string" office:string-value="&quot;N&quot;," calcext:value-type="string">
            <text:p>"N",</text:p>
          </table:table-cell>
        </table:table-row>
        <table:table-row table:style-name="ro1">
          <table:table-cell office:value-type="string" calcext:value-type="string">
            <text:p>PURCHASES</text:p>
          </table:table-cell>
          <table:table-cell office:value-type="string" calcext:value-type="string">
            <text:p>Major Purchases</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URCHASES&quot;," calcext:value-type="string">
            <text:p>"PURCHASES",</text:p>
          </table:table-cell>
          <table:table-cell table:style-name="ce1" table:formula="of:=[.$I$1]&amp;[.B66]&amp;[.$J$1]&amp;[.$K$1]" office:value-type="string" office:string-value="&quot;Major Purchases&quot;," calcext:value-type="string">
            <text:p>"Major Purchases",</text:p>
          </table:table-cell>
          <table:table-cell table:formula="of:=[.$I$1]&amp;[.C66]&amp;[.$J$1]&amp;[.$K$1]" office:value-type="string" office:string-value="&quot;Closed&quot;," calcext:value-type="string">
            <text:p>"Closed",</text:p>
          </table:table-cell>
          <table:table-cell table:style-name="ce1" table:formula="of:=[.$I$1]&amp;[.D66]&amp;[.$J$1]&amp;[.$K$1]" office:value-type="string" office:string-value="&quot;P&quot;," calcext:value-type="string">
            <text:p>"P",</text:p>
          </table:table-cell>
        </table:table-row>
        <table:table-row table:style-name="ro1">
          <table:table-cell office:value-type="string" calcext:value-type="string">
            <text:p>TAX</text:p>
          </table:table-cell>
          <table:table-cell office:value-type="string" calcext:value-type="string">
            <text:p>Taxes (Personal)</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TAX&quot;," calcext:value-type="string">
            <text:p>"TAX",</text:p>
          </table:table-cell>
          <table:table-cell table:style-name="ce1" table:formula="of:=[.$I$1]&amp;[.B67]&amp;[.$J$1]&amp;[.$K$1]" office:value-type="string" office:string-value="&quot;Taxes (Personal)&quot;," calcext:value-type="string">
            <text:p>"Taxes (Personal)",</text:p>
          </table:table-cell>
          <table:table-cell table:formula="of:=[.$I$1]&amp;[.C67]&amp;[.$J$1]&amp;[.$K$1]" office:value-type="string" office:string-value="&quot;N/A&quot;," calcext:value-type="string">
            <text:p>"N/A",</text:p>
          </table:table-cell>
          <table:table-cell table:style-name="ce1" table:formula="of:=[.$I$1]&amp;[.D67]&amp;[.$J$1]&amp;[.$K$1]" office:value-type="string" office:string-value="&quot;P&quot;," calcext:value-type="string">
            <text:p>"P",</text:p>
          </table:table-cell>
        </table:table-row>
        <table:table-row table:style-name="ro1">
          <table:table-cell office:value-type="string" calcext:value-type="string">
            <text:p>TIAACO</text:p>
          </table:table-cell>
          <table:table-cell office:value-type="string" calcext:value-type="string">
            <text:p>TIAA Carryov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68]&amp;[.$J$1]&amp;[.$K$1]" office:value-type="string" office:string-value="&quot;TIAACO&quot;," calcext:value-type="string">
            <text:p>"TIAACO",</text:p>
          </table:table-cell>
          <table:table-cell table:style-name="ce1" table:formula="of:=[.$I$1]&amp;[.B68]&amp;[.$J$1]&amp;[.$K$1]" office:value-type="string" office:string-value="&quot;TIAA Carryover&quot;," calcext:value-type="string">
            <text:p>"TIAA Carryover",</text:p>
          </table:table-cell>
          <table:table-cell table:formula="of:=[.$I$1]&amp;[.C68]&amp;[.$J$1]&amp;[.$K$1]" office:value-type="string" office:string-value="&quot;Closed&quot;," calcext:value-type="string">
            <text:p>"Closed",</text:p>
          </table:table-cell>
          <table:table-cell table:style-name="ce1" table:formula="of:=[.$I$1]&amp;[.D68]&amp;[.$J$1]&amp;[.$K$1]" office:value-type="string" office:string-value="&quot;W&quot;," calcext:value-type="string">
            <text:p>"W",</text:p>
          </table:table-cell>
        </table:table-row>
        <table:table-row table:style-name="ro1">
          <table:table-cell office:value-type="string" calcext:value-type="string">
            <text:p>TIMEDB</text:p>
          </table:table-cell>
          <table:table-cell office:value-type="string" calcext:value-type="string">
            <text:p>Time DB Design</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TIMEDB&quot;," calcext:value-type="string">
            <text:p>"TIMEDB",</text:p>
          </table:table-cell>
          <table:table-cell table:style-name="ce1" table:formula="of:=[.$I$1]&amp;[.B69]&amp;[.$J$1]&amp;[.$K$1]" office:value-type="string" office:string-value="&quot;Time DB Design&quot;," calcext:value-type="string">
            <text:p>"Time DB Design",</text:p>
          </table:table-cell>
          <table:table-cell table:formula="of:=[.$I$1]&amp;[.C69]&amp;[.$J$1]&amp;[.$K$1]" office:value-type="string" office:string-value="&quot;N/A&quot;," calcext:value-type="string">
            <text:p>"N/A",</text:p>
          </table:table-cell>
          <table:table-cell table:style-name="ce1" table:formula="of:=[.$I$1]&amp;[.D69]&amp;[.$J$1]&amp;[.$K$1]" office:value-type="string" office:string-value="&quot;P&quot;," calcext:value-type="string">
            <text:p>"P",</text:p>
          </table:table-cell>
        </table:table-row>
        <table:table-row table:style-name="ro1">
          <table:table-cell office:value-type="string" calcext:value-type="string">
            <text:p>TRAINING</text:p>
          </table:table-cell>
          <table:table-cell office:value-type="string" calcext:value-type="string">
            <text:p>Training</text:p>
          </table:table-cell>
          <table:table-cell office:value-type="string" calcext:value-type="string">
            <text:p>N/A</text:p>
          </table:table-cell>
          <table:table-cell office:value-type="string" calcext:value-type="string">
            <text:p>T</text:p>
          </table:table-cell>
          <table:table-cell office:value-type="string" calcext:value-type="string">
            <text:p>Active</text:p>
          </table:table-cell>
          <table:table-cell table:number-columns-repeated="9"/>
          <table:table-cell table:style-name="ce1" table:formula="of:=[.$I$1]&amp;[.A70]&amp;[.$J$1]&amp;[.$K$1]" office:value-type="string" office:string-value="&quot;TRAINING&quot;," calcext:value-type="string">
            <text:p>"TRAINING",</text:p>
          </table:table-cell>
          <table:table-cell table:style-name="ce1" table:formula="of:=[.$I$1]&amp;[.B70]&amp;[.$J$1]&amp;[.$K$1]" office:value-type="string" office:string-value="&quot;Training&quot;," calcext:value-type="string">
            <text:p>"Training",</text:p>
          </table:table-cell>
          <table:table-cell table:formula="of:=[.$I$1]&amp;[.C70]&amp;[.$J$1]&amp;[.$K$1]" office:value-type="string" office:string-value="&quot;N/A&quot;," calcext:value-type="string">
            <text:p>"N/A",</text:p>
          </table:table-cell>
          <table:table-cell table:style-name="ce1" table:formula="of:=[.$I$1]&amp;[.D70]&amp;[.$J$1]&amp;[.$K$1]" office:value-type="string" office:string-value="&quot;T&quot;," calcext:value-type="string">
            <text:p>"T",</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1]&amp;[.$J$1]&amp;[.$K$1]" office:value-type="string" office:string-value="&quot;NEWS&quot;," calcext:value-type="string">
            <text:p>"NEWS",</text:p>
          </table:table-cell>
          <table:table-cell table:style-name="ce1" table:formula="of:=[.$I$1]&amp;[.B71]&amp;[.$J$1]&amp;[.$K$1]" office:value-type="string" office:string-value="&quot;News&quot;," calcext:value-type="string">
            <text:p>"News",</text:p>
          </table:table-cell>
          <table:table-cell table:formula="of:=[.$I$1]&amp;[.C71]&amp;[.$J$1]&amp;[.$K$1]" office:value-type="string" office:string-value="&quot;N/A&quot;," calcext:value-type="string">
            <text:p>"N/A",</text:p>
          </table:table-cell>
          <table:table-cell table:style-name="ce1" table:formula="of:=[.$I$1]&amp;[.D71]&amp;[.$J$1]&amp;[.$K$1]" office:value-type="string" office:string-value="&quot;L&quot;," calcext:value-type="string">
            <text:p>"L",</text:p>
          </table:table-cell>
        </table:table-row>
        <table:table-row table:style-name="ro1">
          <table:table-cell office:value-type="string" calcext:value-type="string">
            <text:p>READ</text:p>
          </table:table-cell>
          <table:table-cell office:value-type="string" calcext:value-type="string">
            <text:p>Reading &amp; Research</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2]&amp;[.$J$1]&amp;[.$K$1]" office:value-type="string" office:string-value="&quot;READ&quot;," calcext:value-type="string">
            <text:p>"READ",</text:p>
          </table:table-cell>
          <table:table-cell table:style-name="ce1" table:formula="of:=[.$I$1]&amp;[.B72]&amp;[.$J$1]&amp;[.$K$1]" office:value-type="string" office:string-value="&quot;Reading &amp; Research&quot;," calcext:value-type="string">
            <text:p>"Reading &amp; Research",</text:p>
          </table:table-cell>
          <table:table-cell table:formula="of:=[.$I$1]&amp;[.C72]&amp;[.$J$1]&amp;[.$K$1]" office:value-type="string" office:string-value="&quot;N/A&quot;," calcext:value-type="string">
            <text:p>"N/A",</text:p>
          </table:table-cell>
          <table:table-cell table:style-name="ce1" table:formula="of:=[.$I$1]&amp;[.D72]&amp;[.$J$1]&amp;[.$K$1]" office:value-type="string" office:string-value="&quot;L&quot;," calcext:value-type="string">
            <text:p>"L",</text:p>
          </table:table-cell>
        </table:table-row>
        <table:table-row table:style-name="ro1">
          <table:table-cell office:value-type="float" office:value="160758" calcext:value-type="float">
            <text:p>160758</text:p>
          </table:table-cell>
          <table:table-cell office:value-type="string" calcext:value-type="string">
            <text:p>PCG Supervis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3]&amp;[.$J$1]&amp;[.$K$1]" office:value-type="string" office:string-value="&quot;160758&quot;," calcext:value-type="string">
            <text:p>"160758",</text:p>
          </table:table-cell>
          <table:table-cell table:style-name="ce1" table:formula="of:=[.$I$1]&amp;[.B73]&amp;[.$J$1]&amp;[.$K$1]" office:value-type="string" office:string-value="&quot;PCG Supervision&quot;," calcext:value-type="string">
            <text:p>"PCG Supervision",</text:p>
          </table:table-cell>
          <table:table-cell table:formula="of:=[.$I$1]&amp;[.C73]&amp;[.$J$1]&amp;[.$K$1]" office:value-type="string" office:string-value="&quot;Closed&quot;," calcext:value-type="string">
            <text:p>"Closed",</text:p>
          </table:table-cell>
          <table:table-cell table:style-name="ce1" table:formula="of:=[.$I$1]&amp;[.D73]&amp;[.$J$1]&amp;[.$K$1]" office:value-type="string" office:string-value="&quot;W&quot;," calcext:value-type="string">
            <text:p>"W",</text:p>
          </table:table-cell>
        </table:table-row>
        <table:table-row table:style-name="ro1">
          <table:table-cell office:value-type="float" office:value="160755" calcext:value-type="float">
            <text:p>160755</text:p>
          </table:table-cell>
          <table:table-cell office:value-type="string" calcext:value-type="string">
            <text:p>IPC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4]&amp;[.$J$1]&amp;[.$K$1]" office:value-type="string" office:string-value="&quot;160755&quot;," calcext:value-type="string">
            <text:p>"160755",</text:p>
          </table:table-cell>
          <table:table-cell table:style-name="ce1" table:formula="of:=[.$I$1]&amp;[.B74]&amp;[.$J$1]&amp;[.$K$1]" office:value-type="string" office:string-value="&quot;IPCS&quot;," calcext:value-type="string">
            <text:p>"IPCS",</text:p>
          </table:table-cell>
          <table:table-cell table:formula="of:=[.$I$1]&amp;[.C74]&amp;[.$J$1]&amp;[.$K$1]" office:value-type="string" office:string-value="&quot;Closed&quot;," calcext:value-type="string">
            <text:p>"Closed",</text:p>
          </table:table-cell>
          <table:table-cell table:style-name="ce1" table:formula="of:=[.$I$1]&amp;[.D74]&amp;[.$J$1]&amp;[.$K$1]" office:value-type="string" office:string-value="&quot;W&quot;," calcext:value-type="string">
            <text:p>"W",</text:p>
          </table:table-cell>
        </table:table-row>
        <table:table-row table:style-name="ro1">
          <table:table-cell office:value-type="string" calcext:value-type="string">
            <text:p>I.Friends</text:p>
          </table:table-cell>
          <table:table-cell office:value-type="string" calcext:value-type="string">
            <text:p>Inactive Friend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75]&amp;[.$J$1]&amp;[.$K$1]" office:value-type="string" office:string-value="&quot;I.Friends&quot;," calcext:value-type="string">
            <text:p>"I.Friends",</text:p>
          </table:table-cell>
          <table:table-cell table:style-name="ce1" table:formula="of:=[.$I$1]&amp;[.B75]&amp;[.$J$1]&amp;[.$K$1]" office:value-type="string" office:string-value="&quot;Inactive Friends&quot;," calcext:value-type="string">
            <text:p>"Inactive Friends",</text:p>
          </table:table-cell>
          <table:table-cell table:formula="of:=[.$I$1]&amp;[.C75]&amp;[.$J$1]&amp;[.$K$1]" office:value-type="string" office:string-value="&quot;Closed&quot;," calcext:value-type="string">
            <text:p>"Closed",</text:p>
          </table:table-cell>
          <table:table-cell table:style-name="ce1" table:formula="of:=[.$I$1]&amp;[.D75]&amp;[.$J$1]&amp;[.$K$1]" office:value-type="string" office:string-value="&quot;S&quot;," calcext:value-type="string">
            <text:p>"S",</text:p>
          </table:table-cell>
        </table:table-row>
        <table:table-row table:style-name="ro1">
          <table:table-cell office:value-type="string" calcext:value-type="string">
            <text:p>REG</text:p>
          </table:table-cell>
          <table:table-cell office:value-type="string" calcext:value-type="string">
            <text:p>Regulatory Review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6]&amp;[.$J$1]&amp;[.$K$1]" office:value-type="string" office:string-value="&quot;REG&quot;," calcext:value-type="string">
            <text:p>"REG",</text:p>
          </table:table-cell>
          <table:table-cell table:style-name="ce1" table:formula="of:=[.$I$1]&amp;[.B76]&amp;[.$J$1]&amp;[.$K$1]" office:value-type="string" office:string-value="&quot;Regulatory Reviews&quot;," calcext:value-type="string">
            <text:p>"Regulatory Reviews",</text:p>
          </table:table-cell>
          <table:table-cell table:formula="of:=[.$I$1]&amp;[.C76]&amp;[.$J$1]&amp;[.$K$1]" office:value-type="string" office:string-value="&quot;Closed&quot;," calcext:value-type="string">
            <text:p>"Closed",</text:p>
          </table:table-cell>
          <table:table-cell table:style-name="ce1" table:formula="of:=[.$I$1]&amp;[.D76]&amp;[.$J$1]&amp;[.$K$1]" office:value-type="string" office:string-value="&quot;W&quot;," calcext:value-type="string">
            <text:p>"W",</text:p>
          </table:table-cell>
        </table:table-row>
        <table:table-row table:style-name="ro1">
          <table:table-cell office:value-type="string" calcext:value-type="string">
            <text:p>CFA</text:p>
          </table:table-cell>
          <table:table-cell office:value-type="string" calcext:value-type="string">
            <text:p>CFA Exam</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7]&amp;[.$J$1]&amp;[.$K$1]" office:value-type="string" office:string-value="&quot;CFA&quot;," calcext:value-type="string">
            <text:p>"CFA",</text:p>
          </table:table-cell>
          <table:table-cell table:style-name="ce1" table:formula="of:=[.$I$1]&amp;[.B77]&amp;[.$J$1]&amp;[.$K$1]" office:value-type="string" office:string-value="&quot;CFA Exam&quot;," calcext:value-type="string">
            <text:p>"CFA Exam",</text:p>
          </table:table-cell>
          <table:table-cell table:formula="of:=[.$I$1]&amp;[.C77]&amp;[.$J$1]&amp;[.$K$1]" office:value-type="string" office:string-value="&quot;Closed&quot;," calcext:value-type="string">
            <text:p>"Closed",</text:p>
          </table:table-cell>
          <table:table-cell table:style-name="ce1" table:formula="of:=[.$I$1]&amp;[.D77]&amp;[.$J$1]&amp;[.$K$1]" office:value-type="string" office:string-value="&quot;L&quot;," calcext:value-type="string">
            <text:p>"L",</text:p>
          </table:table-cell>
        </table:table-row>
        <table:table-row table:style-name="ro1">
          <table:table-cell office:value-type="string" calcext:value-type="string">
            <text:p>TRANS</text:p>
          </table:table-cell>
          <table:table-cell office:value-type="string" calcext:value-type="string">
            <text:p>Transport</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TRANS&quot;," calcext:value-type="string">
            <text:p>"TRANS",</text:p>
          </table:table-cell>
          <table:table-cell table:style-name="ce1" table:formula="of:=[.$I$1]&amp;[.B78]&amp;[.$J$1]&amp;[.$K$1]" office:value-type="string" office:string-value="&quot;Transport&quot;," calcext:value-type="string">
            <text:p>"Transport",</text:p>
          </table:table-cell>
          <table:table-cell table:formula="of:=[.$I$1]&amp;[.C78]&amp;[.$J$1]&amp;[.$K$1]" office:value-type="string" office:string-value="&quot;Open&quot;," calcext:value-type="string">
            <text:p>"Open",</text:p>
          </table:table-cell>
          <table:table-cell table:style-name="ce1" table:formula="of:=[.$I$1]&amp;[.D78]&amp;[.$J$1]&amp;[.$K$1]" office:value-type="string" office:string-value="&quot;P&quot;," calcext:value-type="string">
            <text:p>"P",</text:p>
          </table:table-cell>
        </table:table-row>
        <table:table-row table:style-name="ro1">
          <table:table-cell office:value-type="float" office:value="170754" calcext:value-type="float">
            <text:p>170754</text:p>
          </table:table-cell>
          <table:table-cell office:value-type="string" calcext:value-type="string">
            <text:p>WFAM Sal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9]&amp;[.$J$1]&amp;[.$K$1]" office:value-type="string" office:string-value="&quot;170754&quot;," calcext:value-type="string">
            <text:p>"170754",</text:p>
          </table:table-cell>
          <table:table-cell table:style-name="ce1" table:formula="of:=[.$I$1]&amp;[.B79]&amp;[.$J$1]&amp;[.$K$1]" office:value-type="string" office:string-value="&quot;WFAM Sales&quot;," calcext:value-type="string">
            <text:p>"WFAM Sales",</text:p>
          </table:table-cell>
          <table:table-cell table:formula="of:=[.$I$1]&amp;[.C79]&amp;[.$J$1]&amp;[.$K$1]" office:value-type="string" office:string-value="&quot;Closed&quot;," calcext:value-type="string">
            <text:p>"Closed",</text:p>
          </table:table-cell>
          <table:table-cell table:style-name="ce1" table:formula="of:=[.$I$1]&amp;[.D79]&amp;[.$J$1]&amp;[.$K$1]" office:value-type="string" office:string-value="&quot;W&quot;," calcext:value-type="string">
            <text:p>"W",</text:p>
          </table:table-cell>
        </table:table-row>
        <table:table-row table:style-name="ro1">
          <table:table-cell office:value-type="string" calcext:value-type="string">
            <text:p>PHY</text:p>
          </table:table-cell>
          <table:table-cell office:value-type="string" calcext:value-type="string">
            <text:p>Physic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80]&amp;[.$J$1]&amp;[.$K$1]" office:value-type="string" office:string-value="&quot;PHY&quot;," calcext:value-type="string">
            <text:p>"PHY",</text:p>
          </table:table-cell>
          <table:table-cell table:style-name="ce1" table:formula="of:=[.$I$1]&amp;[.B80]&amp;[.$J$1]&amp;[.$K$1]" office:value-type="string" office:string-value="&quot;Physics&quot;," calcext:value-type="string">
            <text:p>"Physics",</text:p>
          </table:table-cell>
          <table:table-cell table:formula="of:=[.$I$1]&amp;[.C80]&amp;[.$J$1]&amp;[.$K$1]" office:value-type="string" office:string-value="&quot;Closed&quot;," calcext:value-type="string">
            <text:p>"Closed",</text:p>
          </table:table-cell>
          <table:table-cell table:style-name="ce1" table:formula="of:=[.$I$1]&amp;[.D80]&amp;[.$J$1]&amp;[.$K$1]" office:value-type="string" office:string-value="&quot;L&quot;," calcext:value-type="string">
            <text:p>"L",</text:p>
          </table:table-cell>
        </table:table-row>
        <table:table-row table:style-name="ro1">
          <table:table-cell office:value-type="float" office:value="170746" calcext:value-type="float">
            <text:p>170746</text:p>
          </table:table-cell>
          <table:table-cell office:value-type="string" calcext:value-type="string">
            <text:p>WFAM Compli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1]&amp;[.$J$1]&amp;[.$K$1]" office:value-type="string" office:string-value="&quot;170746&quot;," calcext:value-type="string">
            <text:p>"170746",</text:p>
          </table:table-cell>
          <table:table-cell table:style-name="ce1" table:formula="of:=[.$I$1]&amp;[.B81]&amp;[.$J$1]&amp;[.$K$1]" office:value-type="string" office:string-value="&quot;WFAM Compliance&quot;," calcext:value-type="string">
            <text:p>"WFAM Compliance",</text:p>
          </table:table-cell>
          <table:table-cell table:formula="of:=[.$I$1]&amp;[.C81]&amp;[.$J$1]&amp;[.$K$1]" office:value-type="string" office:string-value="&quot;Closed&quot;," calcext:value-type="string">
            <text:p>"Closed",</text:p>
          </table:table-cell>
          <table:table-cell table:style-name="ce1" table:formula="of:=[.$I$1]&amp;[.D81]&amp;[.$J$1]&amp;[.$K$1]" office:value-type="string" office:string-value="&quot;W&quot;," calcext:value-type="string">
            <text:p>"W",</text:p>
          </table:table-cell>
        </table:table-row>
        <table:table-row table:style-name="ro1">
          <table:table-cell office:value-type="float" office:value="170862.03" calcext:value-type="float">
            <text:p>170862.03</text:p>
          </table:table-cell>
          <table:table-cell office:value-type="string" calcext:value-type="string">
            <text:p>Reg O Retrospectiv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2]&amp;[.$J$1]&amp;[.$K$1]" office:value-type="string" office:string-value="&quot;170862.03&quot;," calcext:value-type="string">
            <text:p>"170862.03",</text:p>
          </table:table-cell>
          <table:table-cell table:style-name="ce1" table:formula="of:=[.$I$1]&amp;[.B82]&amp;[.$J$1]&amp;[.$K$1]" office:value-type="string" office:string-value="&quot;Reg O Retrospective&quot;," calcext:value-type="string">
            <text:p>"Reg O Retrospective",</text:p>
          </table:table-cell>
          <table:table-cell table:formula="of:=[.$I$1]&amp;[.C82]&amp;[.$J$1]&amp;[.$K$1]" office:value-type="string" office:string-value="&quot;Closed&quot;," calcext:value-type="string">
            <text:p>"Closed",</text:p>
          </table:table-cell>
          <table:table-cell table:style-name="ce1" table:formula="of:=[.$I$1]&amp;[.D82]&amp;[.$J$1]&amp;[.$K$1]" office:value-type="string" office:string-value="&quot;W&quot;," calcext:value-type="string">
            <text:p>"W",</text:p>
          </table:table-cell>
        </table:table-row>
        <table:table-row table:style-name="ro1">
          <table:table-cell office:value-type="float" office:value="170745" calcext:value-type="float">
            <text:p>170745</text:p>
          </table:table-cell>
          <table:table-cell office:value-type="string" calcext:value-type="string">
            <text:p>Galliard</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3]&amp;[.$J$1]&amp;[.$K$1]" office:value-type="string" office:string-value="&quot;170745&quot;," calcext:value-type="string">
            <text:p>"170745",</text:p>
          </table:table-cell>
          <table:table-cell table:style-name="ce1" table:formula="of:=[.$I$1]&amp;[.B83]&amp;[.$J$1]&amp;[.$K$1]" office:value-type="string" office:string-value="&quot;Galliard&quot;," calcext:value-type="string">
            <text:p>"Galliard",</text:p>
          </table:table-cell>
          <table:table-cell table:formula="of:=[.$I$1]&amp;[.C83]&amp;[.$J$1]&amp;[.$K$1]" office:value-type="string" office:string-value="&quot;Closed&quot;," calcext:value-type="string">
            <text:p>"Closed",</text:p>
          </table:table-cell>
          <table:table-cell table:style-name="ce1" table:formula="of:=[.$I$1]&amp;[.D83]&amp;[.$J$1]&amp;[.$K$1]" office:value-type="string" office:string-value="&quot;W&quot;," calcext:value-type="string">
            <text:p>"W",</text:p>
          </table:table-cell>
        </table:table-row>
        <table:table-row table:style-name="ro1">
          <table:table-cell office:value-type="string" calcext:value-type="string">
            <text:p>M.CW</text:p>
          </table:table-cell>
          <table:table-cell office:value-type="string" calcext:value-type="string">
            <text:p>Coworkers (M)</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4]&amp;[.$J$1]&amp;[.$K$1]" office:value-type="string" office:string-value="&quot;M.CW&quot;," calcext:value-type="string">
            <text:p>"M.CW",</text:p>
          </table:table-cell>
          <table:table-cell table:style-name="ce1" table:formula="of:=[.$I$1]&amp;[.B84]&amp;[.$J$1]&amp;[.$K$1]" office:value-type="string" office:string-value="&quot;Coworkers (M)&quot;," calcext:value-type="string">
            <text:p>"Coworkers (M)",</text:p>
          </table:table-cell>
          <table:table-cell table:formula="of:=[.$I$1]&amp;[.C84]&amp;[.$J$1]&amp;[.$K$1]" office:value-type="string" office:string-value="&quot;Open&quot;," calcext:value-type="string">
            <text:p>"Open",</text:p>
          </table:table-cell>
          <table:table-cell table:style-name="ce1" table:formula="of:=[.$I$1]&amp;[.D84]&amp;[.$J$1]&amp;[.$K$1]" office:value-type="string" office:string-value="&quot;S&quot;," calcext:value-type="string">
            <text:p>"S",</text:p>
          </table:table-cell>
        </table:table-row>
        <table:table-row table:style-name="ro1">
          <table:table-cell office:value-type="string" calcext:value-type="string">
            <text:p>F.CW</text:p>
          </table:table-cell>
          <table:table-cell office:value-type="string" calcext:value-type="string">
            <text:p>Coworkers (F)</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5]&amp;[.$J$1]&amp;[.$K$1]" office:value-type="string" office:string-value="&quot;F.CW&quot;," calcext:value-type="string">
            <text:p>"F.CW",</text:p>
          </table:table-cell>
          <table:table-cell table:style-name="ce1" table:formula="of:=[.$I$1]&amp;[.B85]&amp;[.$J$1]&amp;[.$K$1]" office:value-type="string" office:string-value="&quot;Coworkers (F)&quot;," calcext:value-type="string">
            <text:p>"Coworkers (F)",</text:p>
          </table:table-cell>
          <table:table-cell table:formula="of:=[.$I$1]&amp;[.C85]&amp;[.$J$1]&amp;[.$K$1]" office:value-type="string" office:string-value="&quot;Open&quot;," calcext:value-type="string">
            <text:p>"Open",</text:p>
          </table:table-cell>
          <table:table-cell table:style-name="ce1" table:formula="of:=[.$I$1]&amp;[.D85]&amp;[.$J$1]&amp;[.$K$1]" office:value-type="string" office:string-value="&quot;S&quot;," calcext:value-type="string">
            <text:p>"S",</text:p>
          </table:table-cell>
        </table:table-row>
        <table:table-row table:style-name="ro1">
          <table:table-cell office:value-type="string" calcext:value-type="string">
            <text:p>NORM</text:p>
          </table:table-cell>
          <table:table-cell office:value-type="string" calcext:value-type="string">
            <text:p>Normalization</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NORM&quot;," calcext:value-type="string">
            <text:p>"NORM",</text:p>
          </table:table-cell>
          <table:table-cell table:style-name="ce1" table:formula="of:=[.$I$1]&amp;[.B86]&amp;[.$J$1]&amp;[.$K$1]" office:value-type="string" office:string-value="&quot;Normalization&quot;," calcext:value-type="string">
            <text:p>"Normalization",</text:p>
          </table:table-cell>
          <table:table-cell table:formula="of:=[.$I$1]&amp;[.C86]&amp;[.$J$1]&amp;[.$K$1]" office:value-type="string" office:string-value="&quot;Open&quot;," calcext:value-type="string">
            <text:p>"Open",</text:p>
          </table:table-cell>
          <table:table-cell table:style-name="ce1" table:formula="of:=[.$I$1]&amp;[.D86]&amp;[.$J$1]&amp;[.$K$1]" office:value-type="string" office:string-value="&quot;P&quot;," calcext:value-type="string">
            <text:p>"P",</text:p>
          </table:table-cell>
        </table:table-row>
        <table:table-row table:style-name="ro1">
          <table:table-cell office:value-type="float" office:value="170744" calcext:value-type="float">
            <text:p>170744</text:p>
          </table:table-cell>
          <table:table-cell office:value-type="string" calcext:value-type="string">
            <text:p>Wells Ca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7]&amp;[.$J$1]&amp;[.$K$1]" office:value-type="string" office:string-value="&quot;170744&quot;," calcext:value-type="string">
            <text:p>"170744",</text:p>
          </table:table-cell>
          <table:table-cell table:style-name="ce1" table:formula="of:=[.$I$1]&amp;[.B87]&amp;[.$J$1]&amp;[.$K$1]" office:value-type="string" office:string-value="&quot;Wells Cap&quot;," calcext:value-type="string">
            <text:p>"Wells Cap",</text:p>
          </table:table-cell>
          <table:table-cell table:formula="of:=[.$I$1]&amp;[.C87]&amp;[.$J$1]&amp;[.$K$1]" office:value-type="string" office:string-value="&quot;Closed&quot;," calcext:value-type="string">
            <text:p>"Closed",</text:p>
          </table:table-cell>
          <table:table-cell table:style-name="ce1" table:formula="of:=[.$I$1]&amp;[.D87]&amp;[.$J$1]&amp;[.$K$1]" office:value-type="string" office:string-value="&quot;W&quot;," calcext:value-type="string">
            <text:p>"W",</text:p>
          </table:table-cell>
        </table:table-row>
        <table:table-row table:style-name="ro1">
          <table:table-cell office:value-type="string" calcext:value-type="string">
            <text:p>BPRM</text:p>
          </table:table-cell>
          <table:table-cell office:value-type="string" calcext:value-type="string">
            <text:p>BPM</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8]&amp;[.$J$1]&amp;[.$K$1]" office:value-type="string" office:string-value="&quot;BPRM&quot;," calcext:value-type="string">
            <text:p>"BPRM",</text:p>
          </table:table-cell>
          <table:table-cell table:style-name="ce1" table:formula="of:=[.$I$1]&amp;[.B88]&amp;[.$J$1]&amp;[.$K$1]" office:value-type="string" office:string-value="&quot;BPM&quot;," calcext:value-type="string">
            <text:p>"BPM",</text:p>
          </table:table-cell>
          <table:table-cell table:formula="of:=[.$I$1]&amp;[.C88]&amp;[.$J$1]&amp;[.$K$1]" office:value-type="string" office:string-value="&quot;Open&quot;," calcext:value-type="string">
            <text:p>"Open",</text:p>
          </table:table-cell>
          <table:table-cell table:style-name="ce1" table:formula="of:=[.$I$1]&amp;[.D88]&amp;[.$J$1]&amp;[.$K$1]" office:value-type="string" office:string-value="&quot;W&quot;," calcext:value-type="string">
            <text:p>"W",</text:p>
          </table:table-cell>
        </table:table-row>
        <table:table-row table:style-name="ro1">
          <table:table-cell table:number-columns-repeated="2" office:value-type="string" calcext:value-type="string">
            <text:p>SHRP</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9]&amp;[.$J$1]&amp;[.$K$1]" office:value-type="string" office:string-value="&quot;SHRP&quot;," calcext:value-type="string">
            <text:p>"SHRP",</text:p>
          </table:table-cell>
          <table:table-cell table:style-name="ce1" table:formula="of:=[.$I$1]&amp;[.B89]&amp;[.$J$1]&amp;[.$K$1]" office:value-type="string" office:string-value="&quot;SHRP&quot;," calcext:value-type="string">
            <text:p>"SHRP",</text:p>
          </table:table-cell>
          <table:table-cell table:formula="of:=[.$I$1]&amp;[.C89]&amp;[.$J$1]&amp;[.$K$1]" office:value-type="string" office:string-value="&quot;Open&quot;," calcext:value-type="string">
            <text:p>"Open",</text:p>
          </table:table-cell>
          <table:table-cell table:style-name="ce1" table:formula="of:=[.$I$1]&amp;[.D89]&amp;[.$J$1]&amp;[.$K$1]" office:value-type="string" office:string-value="&quot;W&quot;," calcext:value-type="string">
            <text:p>"W",</text:p>
          </table:table-cell>
        </table:table-row>
        <table:table-row table:style-name="ro1">
          <table:table-cell office:value-type="string" calcext:value-type="string">
            <text:p>POL</text:p>
          </table:table-cell>
          <table:table-cell office:value-type="string" calcext:value-type="string">
            <text:p>Policy</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POL&quot;," calcext:value-type="string">
            <text:p>"POL",</text:p>
          </table:table-cell>
          <table:table-cell table:style-name="ce1" table:formula="of:=[.$I$1]&amp;[.B90]&amp;[.$J$1]&amp;[.$K$1]" office:value-type="string" office:string-value="&quot;Policy&quot;," calcext:value-type="string">
            <text:p>"Policy",</text:p>
          </table:table-cell>
          <table:table-cell table:formula="of:=[.$I$1]&amp;[.C90]&amp;[.$J$1]&amp;[.$K$1]" office:value-type="string" office:string-value="&quot;Open&quot;," calcext:value-type="string">
            <text:p>"Open",</text:p>
          </table:table-cell>
          <table:table-cell table:style-name="ce1" table:formula="of:=[.$I$1]&amp;[.D90]&amp;[.$J$1]&amp;[.$K$1]" office:value-type="string" office:string-value="&quot;W&quot;," calcext:value-type="string">
            <text:p>"W",</text:p>
          </table:table-cell>
        </table:table-row>
        <table:table-row table:style-name="ro1">
          <table:table-cell office:value-type="float" office:value="170075" calcext:value-type="float">
            <text:p>170075</text:p>
          </table:table-cell>
          <table:table-cell office:value-type="string" calcext:value-type="string">
            <text:p>Reinsur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1]&amp;[.$J$1]&amp;[.$K$1]" office:value-type="string" office:string-value="&quot;170075&quot;," calcext:value-type="string">
            <text:p>"170075",</text:p>
          </table:table-cell>
          <table:table-cell table:style-name="ce1" table:formula="of:=[.$I$1]&amp;[.B91]&amp;[.$J$1]&amp;[.$K$1]" office:value-type="string" office:string-value="&quot;Reinsurance&quot;," calcext:value-type="string">
            <text:p>"Reinsurance",</text:p>
          </table:table-cell>
          <table:table-cell table:formula="of:=[.$I$1]&amp;[.C91]&amp;[.$J$1]&amp;[.$K$1]" office:value-type="string" office:string-value="&quot;Closed&quot;," calcext:value-type="string">
            <text:p>"Closed",</text:p>
          </table:table-cell>
          <table:table-cell table:style-name="ce1" table:formula="of:=[.$I$1]&amp;[.D91]&amp;[.$J$1]&amp;[.$K$1]" office:value-type="string" office:string-value="&quot;W&quot;," calcext:value-type="string">
            <text:p>"W",</text:p>
          </table:table-cell>
        </table:table-row>
        <table:table-row table:style-name="ro1">
          <table:table-cell office:value-type="string" calcext:value-type="string">
            <text:p>RITV</text:p>
          </table:table-cell>
          <table:table-cell office:value-type="string" calcext:value-type="string">
            <text:p>Reinsurance T&amp;V</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2]&amp;[.$J$1]&amp;[.$K$1]" office:value-type="string" office:string-value="&quot;RITV&quot;," calcext:value-type="string">
            <text:p>"RITV",</text:p>
          </table:table-cell>
          <table:table-cell table:style-name="ce1" table:formula="of:=[.$I$1]&amp;[.B92]&amp;[.$J$1]&amp;[.$K$1]" office:value-type="string" office:string-value="&quot;Reinsurance T&amp;V&quot;," calcext:value-type="string">
            <text:p>"Reinsurance T&amp;V",</text:p>
          </table:table-cell>
          <table:table-cell table:formula="of:=[.$I$1]&amp;[.C92]&amp;[.$J$1]&amp;[.$K$1]" office:value-type="string" office:string-value="&quot;Closed&quot;," calcext:value-type="string">
            <text:p>"Closed",</text:p>
          </table:table-cell>
          <table:table-cell table:style-name="ce1" table:formula="of:=[.$I$1]&amp;[.D92]&amp;[.$J$1]&amp;[.$K$1]" office:value-type="string" office:string-value="&quot;W&quot;," calcext:value-type="string">
            <text:p>"W",</text:p>
          </table:table-cell>
        </table:table-row>
        <table:table-row table:style-name="ro1">
          <table:table-cell table:number-columns-repeated="2" office:value-type="string" calcext:value-type="string">
            <text:p>MTA</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3]&amp;[.$J$1]&amp;[.$K$1]" office:value-type="string" office:string-value="&quot;MTA&quot;," calcext:value-type="string">
            <text:p>"MTA",</text:p>
          </table:table-cell>
          <table:table-cell table:style-name="ce1" table:formula="of:=[.$I$1]&amp;[.B93]&amp;[.$J$1]&amp;[.$K$1]" office:value-type="string" office:string-value="&quot;MTA&quot;," calcext:value-type="string">
            <text:p>"MTA",</text:p>
          </table:table-cell>
          <table:table-cell table:formula="of:=[.$I$1]&amp;[.C93]&amp;[.$J$1]&amp;[.$K$1]" office:value-type="string" office:string-value="&quot;Closed&quot;," calcext:value-type="string">
            <text:p>"Closed",</text:p>
          </table:table-cell>
          <table:table-cell table:style-name="ce1" table:formula="of:=[.$I$1]&amp;[.D93]&amp;[.$J$1]&amp;[.$K$1]" office:value-type="string" office:string-value="&quot;W&quot;," calcext:value-type="string">
            <text:p>"W",</text:p>
          </table:table-cell>
        </table:table-row>
        <table:table-row table:style-name="ro1">
          <table:table-cell table:number-columns-repeated="2" office:value-type="string" calcext:value-type="string">
            <text:p>DL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4]&amp;[.$J$1]&amp;[.$K$1]" office:value-type="string" office:string-value="&quot;DLP&quot;," calcext:value-type="string">
            <text:p>"DLP",</text:p>
          </table:table-cell>
          <table:table-cell table:style-name="ce1" table:formula="of:=[.$I$1]&amp;[.B94]&amp;[.$J$1]&amp;[.$K$1]" office:value-type="string" office:string-value="&quot;DLP&quot;," calcext:value-type="string">
            <text:p>"DLP",</text:p>
          </table:table-cell>
          <table:table-cell table:formula="of:=[.$I$1]&amp;[.C94]&amp;[.$J$1]&amp;[.$K$1]" office:value-type="string" office:string-value="&quot;Closed&quot;," calcext:value-type="string">
            <text:p>"Closed",</text:p>
          </table:table-cell>
          <table:table-cell table:style-name="ce1" table:formula="of:=[.$I$1]&amp;[.D94]&amp;[.$J$1]&amp;[.$K$1]" office:value-type="string" office:string-value="&quot;W&quot;," calcext:value-type="string">
            <text:p>"W",</text:p>
          </table:table-cell>
        </table:table-row>
        <table:table-row table:style-name="ro1">
          <table:table-cell office:value-type="string" calcext:value-type="string">
            <text:p>AUD</text:p>
          </table:table-cell>
          <table:table-cell office:value-type="string" calcext:value-type="string">
            <text:p>Audit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5]&amp;[.$J$1]&amp;[.$K$1]" office:value-type="string" office:string-value="&quot;AUD&quot;," calcext:value-type="string">
            <text:p>"AUD",</text:p>
          </table:table-cell>
          <table:table-cell table:style-name="ce1" table:formula="of:=[.$I$1]&amp;[.B95]&amp;[.$J$1]&amp;[.$K$1]" office:value-type="string" office:string-value="&quot;Audits&quot;," calcext:value-type="string">
            <text:p>"Audits",</text:p>
          </table:table-cell>
          <table:table-cell table:formula="of:=[.$I$1]&amp;[.C95]&amp;[.$J$1]&amp;[.$K$1]" office:value-type="string" office:string-value="&quot;Open&quot;," calcext:value-type="string">
            <text:p>"Open",</text:p>
          </table:table-cell>
          <table:table-cell table:style-name="ce1" table:formula="of:=[.$I$1]&amp;[.D95]&amp;[.$J$1]&amp;[.$K$1]" office:value-type="string" office:string-value="&quot;W&quot;," calcext:value-type="string">
            <text:p>"W",</text:p>
          </table:table-cell>
        </table:table-row>
        <table:table-row table:style-name="ro1">
          <table:table-cell office:value-type="string" calcext:value-type="string">
            <text:p>NP</text:p>
          </table:table-cell>
          <table:table-cell office:value-type="string" calcext:value-type="string">
            <text:p>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6]&amp;[.$J$1]&amp;[.$K$1]" office:value-type="string" office:string-value="&quot;NP&quot;," calcext:value-type="string">
            <text:p>"NP",</text:p>
          </table:table-cell>
          <table:table-cell table:style-name="ce1" table:formula="of:=[.$I$1]&amp;[.B96]&amp;[.$J$1]&amp;[.$K$1]" office:value-type="string" office:string-value="&quot;Products&quot;," calcext:value-type="string">
            <text:p>"Products",</text:p>
          </table:table-cell>
          <table:table-cell table:formula="of:=[.$I$1]&amp;[.C96]&amp;[.$J$1]&amp;[.$K$1]" office:value-type="string" office:string-value="&quot;Closed&quot;," calcext:value-type="string">
            <text:p>"Closed",</text:p>
          </table:table-cell>
          <table:table-cell table:style-name="ce1" table:formula="of:=[.$I$1]&amp;[.D96]&amp;[.$J$1]&amp;[.$K$1]" office:value-type="string" office:string-value="&quot;W&quot;," calcext:value-type="string">
            <text:p>"W",</text:p>
          </table:table-cell>
        </table:table-row>
        <table:table-row table:style-name="ro1">
          <table:table-cell office:value-type="string" calcext:value-type="string">
            <text:p>REP</text:p>
          </table:table-cell>
          <table:table-cell office:value-type="string" calcext:value-type="string">
            <text:p>Reporting</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7]&amp;[.$J$1]&amp;[.$K$1]" office:value-type="string" office:string-value="&quot;REP&quot;," calcext:value-type="string">
            <text:p>"REP",</text:p>
          </table:table-cell>
          <table:table-cell table:style-name="ce1" table:formula="of:=[.$I$1]&amp;[.B97]&amp;[.$J$1]&amp;[.$K$1]" office:value-type="string" office:string-value="&quot;Reporting&quot;," calcext:value-type="string">
            <text:p>"Reporting",</text:p>
          </table:table-cell>
          <table:table-cell table:formula="of:=[.$I$1]&amp;[.C97]&amp;[.$J$1]&amp;[.$K$1]" office:value-type="string" office:string-value="&quot;Open&quot;," calcext:value-type="string">
            <text:p>"Open",</text:p>
          </table:table-cell>
          <table:table-cell table:style-name="ce1" table:formula="of:=[.$I$1]&amp;[.D97]&amp;[.$J$1]&amp;[.$K$1]" office:value-type="string" office:string-value="&quot;W&quot;," calcext:value-type="string">
            <text:p>"W",</text:p>
          </table:table-cell>
        </table:table-row>
        <table:table-row table:style-name="ro1">
          <table:table-cell office:value-type="string" calcext:value-type="string">
            <text:p>FCRM</text:p>
          </table:table-cell>
          <table:table-cell office:value-type="string" calcext:value-type="string">
            <text:p>Financial Crim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8]&amp;[.$J$1]&amp;[.$K$1]" office:value-type="string" office:string-value="&quot;FCRM&quot;," calcext:value-type="string">
            <text:p>"FCRM",</text:p>
          </table:table-cell>
          <table:table-cell table:style-name="ce1" table:formula="of:=[.$I$1]&amp;[.B98]&amp;[.$J$1]&amp;[.$K$1]" office:value-type="string" office:string-value="&quot;Financial Crimes&quot;," calcext:value-type="string">
            <text:p>"Financial Crimes",</text:p>
          </table:table-cell>
          <table:table-cell table:formula="of:=[.$I$1]&amp;[.C98]&amp;[.$J$1]&amp;[.$K$1]" office:value-type="string" office:string-value="&quot;Closed&quot;," calcext:value-type="string">
            <text:p>"Closed",</text:p>
          </table:table-cell>
          <table:table-cell table:style-name="ce1" table:formula="of:=[.$I$1]&amp;[.D98]&amp;[.$J$1]&amp;[.$K$1]" office:value-type="string" office:string-value="&quot;W&quot;," calcext:value-type="string">
            <text:p>"W",</text:p>
          </table:table-cell>
        </table:table-row>
        <table:table-row table:style-name="ro1">
          <table:table-cell office:value-type="float" office:value="180161" calcext:value-type="float">
            <text:p>180161</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9]&amp;[.$J$1]&amp;[.$K$1]" office:value-type="string" office:string-value="&quot;180161&quot;," calcext:value-type="string">
            <text:p>"180161",</text:p>
          </table:table-cell>
          <table:table-cell table:style-name="ce1" table:formula="of:=[.$I$1]&amp;[.B99]&amp;[.$J$1]&amp;[.$K$1]" office:value-type="string" office:string-value="&quot;Structured Products&quot;," calcext:value-type="string">
            <text:p>"Structured Products",</text:p>
          </table:table-cell>
          <table:table-cell table:formula="of:=[.$I$1]&amp;[.C99]&amp;[.$J$1]&amp;[.$K$1]" office:value-type="string" office:string-value="&quot;Closed&quot;," calcext:value-type="string">
            <text:p>"Closed",</text:p>
          </table:table-cell>
          <table:table-cell table:style-name="ce1" table:formula="of:=[.$I$1]&amp;[.D99]&amp;[.$J$1]&amp;[.$K$1]" office:value-type="string" office:string-value="&quot;W&quot;," calcext:value-type="string">
            <text:p>"W",</text:p>
          </table:table-cell>
        </table:table-row>
        <table:table-row table:style-name="ro1">
          <table:table-cell office:value-type="string" calcext:value-type="string">
            <text:p>WMOVE</text:p>
          </table:table-cell>
          <table:table-cell office:value-type="string" calcext:value-type="string">
            <text:p>Moving</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00]&amp;[.$J$1]&amp;[.$K$1]" office:value-type="string" office:string-value="&quot;WMOVE&quot;," calcext:value-type="string">
            <text:p>"WMOVE",</text:p>
          </table:table-cell>
          <table:table-cell table:style-name="ce1" table:formula="of:=[.$I$1]&amp;[.B100]&amp;[.$J$1]&amp;[.$K$1]" office:value-type="string" office:string-value="&quot;Moving&quot;," calcext:value-type="string">
            <text:p>"Moving",</text:p>
          </table:table-cell>
          <table:table-cell table:formula="of:=[.$I$1]&amp;[.C100]&amp;[.$J$1]&amp;[.$K$1]" office:value-type="string" office:string-value="&quot;Closed&quot;," calcext:value-type="string">
            <text:p>"Closed",</text:p>
          </table:table-cell>
          <table:table-cell table:style-name="ce1" table:formula="of:=[.$I$1]&amp;[.D100]&amp;[.$J$1]&amp;[.$K$1]" office:value-type="string" office:string-value="&quot;P&quot;," calcext:value-type="string">
            <text:p>"P",</text:p>
          </table:table-cell>
        </table:table-row>
        <table:table-row table:style-name="ro1">
          <table:table-cell office:value-type="float" office:value="180305" calcext:value-type="float">
            <text:p>180305</text:p>
          </table:table-cell>
          <table:table-cell office:value-type="string" calcext:value-type="string">
            <text:p>2018 MIP Audi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1]&amp;[.$J$1]&amp;[.$K$1]" office:value-type="string" office:string-value="&quot;180305&quot;," calcext:value-type="string">
            <text:p>"180305",</text:p>
          </table:table-cell>
          <table:table-cell table:style-name="ce1" table:formula="of:=[.$I$1]&amp;[.B101]&amp;[.$J$1]&amp;[.$K$1]" office:value-type="string" office:string-value="&quot;2018 MIP Audit&quot;," calcext:value-type="string">
            <text:p>"2018 MIP Audit",</text:p>
          </table:table-cell>
          <table:table-cell table:formula="of:=[.$I$1]&amp;[.C101]&amp;[.$J$1]&amp;[.$K$1]" office:value-type="string" office:string-value="&quot;Closed&quot;," calcext:value-type="string">
            <text:p>"Closed",</text:p>
          </table:table-cell>
          <table:table-cell table:style-name="ce1" table:formula="of:=[.$I$1]&amp;[.D101]&amp;[.$J$1]&amp;[.$K$1]" office:value-type="string" office:string-value="&quot;W&quot;," calcext:value-type="string">
            <text:p>"W",</text:p>
          </table:table-cell>
        </table:table-row>
        <table:table-row table:style-name="ro1">
          <table:table-cell office:value-type="string" calcext:value-type="string">
            <text:p>SLA</text:p>
          </table:table-cell>
          <table:table-cell office:value-type="string" calcext:value-type="string">
            <text:p>SLA Manageme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2]&amp;[.$J$1]&amp;[.$K$1]" office:value-type="string" office:string-value="&quot;SLA&quot;," calcext:value-type="string">
            <text:p>"SLA",</text:p>
          </table:table-cell>
          <table:table-cell table:style-name="ce1" table:formula="of:=[.$I$1]&amp;[.B102]&amp;[.$J$1]&amp;[.$K$1]" office:value-type="string" office:string-value="&quot;SLA Management&quot;," calcext:value-type="string">
            <text:p>"SLA Management",</text:p>
          </table:table-cell>
          <table:table-cell table:formula="of:=[.$I$1]&amp;[.C102]&amp;[.$J$1]&amp;[.$K$1]" office:value-type="string" office:string-value="&quot;Closed&quot;," calcext:value-type="string">
            <text:p>"Closed",</text:p>
          </table:table-cell>
          <table:table-cell table:style-name="ce1" table:formula="of:=[.$I$1]&amp;[.D102]&amp;[.$J$1]&amp;[.$K$1]" office:value-type="string" office:string-value="&quot;W&quot;," calcext:value-type="string">
            <text:p>"W",</text:p>
          </table:table-cell>
        </table:table-row>
        <table:table-row table:style-name="ro1">
          <table:table-cell office:value-type="string" calcext:value-type="string">
            <text:p>SP</text:p>
          </table:table-cell>
          <table:table-cell office:value-type="string" calcext:value-type="string">
            <text:p>Sales Pract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3]&amp;[.$J$1]&amp;[.$K$1]" office:value-type="string" office:string-value="&quot;SP&quot;," calcext:value-type="string">
            <text:p>"SP",</text:p>
          </table:table-cell>
          <table:table-cell table:style-name="ce1" table:formula="of:=[.$I$1]&amp;[.B103]&amp;[.$J$1]&amp;[.$K$1]" office:value-type="string" office:string-value="&quot;Sales Practices&quot;," calcext:value-type="string">
            <text:p>"Sales Practices",</text:p>
          </table:table-cell>
          <table:table-cell table:formula="of:=[.$I$1]&amp;[.C103]&amp;[.$J$1]&amp;[.$K$1]" office:value-type="string" office:string-value="&quot;Closed&quot;," calcext:value-type="string">
            <text:p>"Closed",</text:p>
          </table:table-cell>
          <table:table-cell table:style-name="ce1" table:formula="of:=[.$I$1]&amp;[.D103]&amp;[.$J$1]&amp;[.$K$1]" office:value-type="string" office:string-value="&quot;W&quot;," calcext:value-type="string">
            <text:p>"W",</text:p>
          </table:table-cell>
        </table:table-row>
        <table:table-row table:style-name="ro1">
          <table:table-cell office:value-type="string" calcext:value-type="string">
            <text:p>SA</text:p>
          </table:table-cell>
          <table:table-cell office:value-type="string" calcext:value-type="string">
            <text:p>Self Assur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4]&amp;[.$J$1]&amp;[.$K$1]" office:value-type="string" office:string-value="&quot;SA&quot;," calcext:value-type="string">
            <text:p>"SA",</text:p>
          </table:table-cell>
          <table:table-cell table:style-name="ce1" table:formula="of:=[.$I$1]&amp;[.B104]&amp;[.$J$1]&amp;[.$K$1]" office:value-type="string" office:string-value="&quot;Self Assurance&quot;," calcext:value-type="string">
            <text:p>"Self Assurance",</text:p>
          </table:table-cell>
          <table:table-cell table:formula="of:=[.$I$1]&amp;[.C104]&amp;[.$J$1]&amp;[.$K$1]" office:value-type="string" office:string-value="&quot;Closed&quot;," calcext:value-type="string">
            <text:p>"Closed",</text:p>
          </table:table-cell>
          <table:table-cell table:style-name="ce1" table:formula="of:=[.$I$1]&amp;[.D104]&amp;[.$J$1]&amp;[.$K$1]" office:value-type="string" office:string-value="&quot;W&quot;," calcext:value-type="string">
            <text:p>"W",</text:p>
          </table:table-cell>
        </table:table-row>
        <table:table-row table:style-name="ro1">
          <table:table-cell table:number-columns-repeated="2" office:value-type="string" calcext:value-type="string">
            <text:p>RCSA</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5]&amp;[.$J$1]&amp;[.$K$1]" office:value-type="string" office:string-value="&quot;RCSA&quot;," calcext:value-type="string">
            <text:p>"RCSA",</text:p>
          </table:table-cell>
          <table:table-cell table:style-name="ce1" table:formula="of:=[.$I$1]&amp;[.B105]&amp;[.$J$1]&amp;[.$K$1]" office:value-type="string" office:string-value="&quot;RCSA&quot;," calcext:value-type="string">
            <text:p>"RCSA",</text:p>
          </table:table-cell>
          <table:table-cell table:formula="of:=[.$I$1]&amp;[.C105]&amp;[.$J$1]&amp;[.$K$1]" office:value-type="string" office:string-value="&quot;Open&quot;," calcext:value-type="string">
            <text:p>"Open",</text:p>
          </table:table-cell>
          <table:table-cell table:style-name="ce1" table:formula="of:=[.$I$1]&amp;[.D105]&amp;[.$J$1]&amp;[.$K$1]" office:value-type="string" office:string-value="&quot;W&quot;," calcext:value-type="string">
            <text:p>"W",</text:p>
          </table:table-cell>
        </table:table-row>
        <table:table-row table:style-name="ro1">
          <table:table-cell table:number-columns-repeated="2" office:value-type="string" calcext:value-type="string">
            <text:p>BSDI</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6]&amp;[.$J$1]&amp;[.$K$1]" office:value-type="string" office:string-value="&quot;BSDI&quot;," calcext:value-type="string">
            <text:p>"BSDI",</text:p>
          </table:table-cell>
          <table:table-cell table:style-name="ce1" table:formula="of:=[.$I$1]&amp;[.B106]&amp;[.$J$1]&amp;[.$K$1]" office:value-type="string" office:string-value="&quot;BSDI&quot;," calcext:value-type="string">
            <text:p>"BSDI",</text:p>
          </table:table-cell>
          <table:table-cell table:formula="of:=[.$I$1]&amp;[.C106]&amp;[.$J$1]&amp;[.$K$1]" office:value-type="string" office:string-value="&quot;Open&quot;," calcext:value-type="string">
            <text:p>"Open",</text:p>
          </table:table-cell>
          <table:table-cell table:style-name="ce1" table:formula="of:=[.$I$1]&amp;[.D106]&amp;[.$J$1]&amp;[.$K$1]" office:value-type="string" office:string-value="&quot;W&quot;," calcext:value-type="string">
            <text:p>"W",</text:p>
          </table:table-cell>
        </table:table-row>
        <table:table-row table:style-name="ro1">
          <table:table-cell office:value-type="string" calcext:value-type="string">
            <text:p>RID</text:p>
          </table:table-cell>
          <table:table-cell office:value-type="string" calcext:value-type="string">
            <text:p>Risk (ID-Meas-App)</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RID&quot;," calcext:value-type="string">
            <text:p>"RID",</text:p>
          </table:table-cell>
          <table:table-cell table:style-name="ce1" table:formula="of:=[.$I$1]&amp;[.B107]&amp;[.$J$1]&amp;[.$K$1]" office:value-type="string" office:string-value="&quot;Risk (ID-Meas-App)&quot;," calcext:value-type="string">
            <text:p>"Risk (ID-Meas-App)",</text:p>
          </table:table-cell>
          <table:table-cell table:formula="of:=[.$I$1]&amp;[.C107]&amp;[.$J$1]&amp;[.$K$1]" office:value-type="string" office:string-value="&quot;Open&quot;," calcext:value-type="string">
            <text:p>"Open",</text:p>
          </table:table-cell>
          <table:table-cell table:style-name="ce1" table:formula="of:=[.$I$1]&amp;[.D107]&amp;[.$J$1]&amp;[.$K$1]" office:value-type="string" office:string-value="&quot;W&quot;," calcext:value-type="string">
            <text:p>"W",</text:p>
          </table:table-cell>
        </table:table-row>
        <table:table-row table:style-name="ro1">
          <table:table-cell office:value-type="string" calcext:value-type="string">
            <text:p>OB</text:p>
          </table:table-cell>
          <table:table-cell office:value-type="string" calcext:value-type="string">
            <text:p>Onboarding</text:p>
          </table:table-cell>
          <table:table-cell office:value-type="string" calcext:value-type="string">
            <text:p>Open</text:p>
          </table:table-cell>
          <table:table-cell office:value-type="string" calcext:value-type="string">
            <text:p>D</text:p>
          </table:table-cell>
          <table:table-cell office:value-type="string" calcext:value-type="string">
            <text:p>Active</text:p>
          </table:table-cell>
          <table:table-cell table:number-columns-repeated="9"/>
          <table:table-cell table:style-name="ce1" table:formula="of:=[.$I$1]&amp;[.A108]&amp;[.$J$1]&amp;[.$K$1]" office:value-type="string" office:string-value="&quot;OB&quot;," calcext:value-type="string">
            <text:p>"OB",</text:p>
          </table:table-cell>
          <table:table-cell table:style-name="ce1" table:formula="of:=[.$I$1]&amp;[.B108]&amp;[.$J$1]&amp;[.$K$1]" office:value-type="string" office:string-value="&quot;Onboarding&quot;," calcext:value-type="string">
            <text:p>"Onboarding",</text:p>
          </table:table-cell>
          <table:table-cell table:formula="of:=[.$I$1]&amp;[.C108]&amp;[.$J$1]&amp;[.$K$1]" office:value-type="string" office:string-value="&quot;Open&quot;," calcext:value-type="string">
            <text:p>"Open",</text:p>
          </table:table-cell>
          <table:table-cell table:style-name="ce1" table:formula="of:=[.$I$1]&amp;[.D108]&amp;[.$J$1]&amp;[.$K$1]" office:value-type="string" office:string-value="&quot;D&quot;," calcext:value-type="string">
            <text:p>"D",</text:p>
          </table:table-cell>
        </table:table-row>
        <table:table-row table:style-name="ro1">
          <table:table-cell office:value-type="string" calcext:value-type="string">
            <text:p>VOL</text:p>
          </table:table-cell>
          <table:table-cell office:value-type="string" calcext:value-type="string">
            <text:p>Volck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VOL&quot;," calcext:value-type="string">
            <text:p>"VOL",</text:p>
          </table:table-cell>
          <table:table-cell table:style-name="ce1" table:formula="of:=[.$I$1]&amp;[.B109]&amp;[.$J$1]&amp;[.$K$1]" office:value-type="string" office:string-value="&quot;Volcker&quot;," calcext:value-type="string">
            <text:p>"Volcker",</text:p>
          </table:table-cell>
          <table:table-cell table:formula="of:=[.$I$1]&amp;[.C109]&amp;[.$J$1]&amp;[.$K$1]" office:value-type="string" office:string-value="&quot;Closed&quot;," calcext:value-type="string">
            <text:p>"Closed",</text:p>
          </table:table-cell>
          <table:table-cell table:style-name="ce1" table:formula="of:=[.$I$1]&amp;[.D109]&amp;[.$J$1]&amp;[.$K$1]" office:value-type="string" office:string-value="&quot;W&quot;," calcext:value-type="string">
            <text:p>"W",</text:p>
          </table:table-cell>
        </table:table-row>
        <table:table-row table:style-name="ro1">
          <table:table-cell office:value-type="string" calcext:value-type="string">
            <text:p>TG</text:p>
          </table:table-cell>
          <table:table-cell office:value-type="string" calcext:value-type="string">
            <text:p>Trade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TG&quot;," calcext:value-type="string">
            <text:p>"TG",</text:p>
          </table:table-cell>
          <table:table-cell table:style-name="ce1" table:formula="of:=[.$I$1]&amp;[.B110]&amp;[.$J$1]&amp;[.$K$1]" office:value-type="string" office:string-value="&quot;Trade Governance&quot;," calcext:value-type="string">
            <text:p>"Trade Governance",</text:p>
          </table:table-cell>
          <table:table-cell table:formula="of:=[.$I$1]&amp;[.C110]&amp;[.$J$1]&amp;[.$K$1]" office:value-type="string" office:string-value="&quot;Closed&quot;," calcext:value-type="string">
            <text:p>"Closed",</text:p>
          </table:table-cell>
          <table:table-cell table:style-name="ce1" table:formula="of:=[.$I$1]&amp;[.D110]&amp;[.$J$1]&amp;[.$K$1]" office:value-type="string" office:string-value="&quot;W&quot;," calcext:value-type="string">
            <text:p>"W",</text:p>
          </table:table-cell>
        </table:table-row>
        <table:table-row table:style-name="ro1">
          <table:table-cell office:value-type="string" calcext:value-type="string">
            <text:p>CHC</text:p>
          </table:table-cell>
          <table:table-cell office:value-type="string" calcext:value-type="string">
            <text:p>Childcare</text:p>
          </table:table-cell>
          <table:table-cell office:value-type="string" calcext:value-type="string">
            <text:p>Open</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11]&amp;[.$J$1]&amp;[.$K$1]" office:value-type="string" office:string-value="&quot;CHC&quot;," calcext:value-type="string">
            <text:p>"CHC",</text:p>
          </table:table-cell>
          <table:table-cell table:style-name="ce1" table:formula="of:=[.$I$1]&amp;[.B111]&amp;[.$J$1]&amp;[.$K$1]" office:value-type="string" office:string-value="&quot;Childcare&quot;," calcext:value-type="string">
            <text:p>"Childcare",</text:p>
          </table:table-cell>
          <table:table-cell table:formula="of:=[.$I$1]&amp;[.C111]&amp;[.$J$1]&amp;[.$K$1]" office:value-type="string" office:string-value="&quot;Open&quot;," calcext:value-type="string">
            <text:p>"Open",</text:p>
          </table:table-cell>
          <table:table-cell table:style-name="ce1" table:formula="of:=[.$I$1]&amp;[.D111]&amp;[.$J$1]&amp;[.$K$1]" office:value-type="string" office:string-value="&quot;P&quot;," calcext:value-type="string">
            <text:p>"P",</text:p>
          </table:table-cell>
        </table:table-row>
        <table:table-row table:style-name="ro1">
          <table:table-cell office:value-type="string" calcext:value-type="string">
            <text:p>WRT</text:p>
          </table:table-cell>
          <table:table-cell office:value-type="string" calcext:value-type="string">
            <text:p>Writing</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112]&amp;[.$J$1]&amp;[.$K$1]" office:value-type="string" office:string-value="&quot;WRT&quot;," calcext:value-type="string">
            <text:p>"WRT",</text:p>
          </table:table-cell>
          <table:table-cell table:style-name="ce1" table:formula="of:=[.$I$1]&amp;[.B112]&amp;[.$J$1]&amp;[.$K$1]" office:value-type="string" office:string-value="&quot;Writing&quot;," calcext:value-type="string">
            <text:p>"Writing",</text:p>
          </table:table-cell>
          <table:table-cell table:formula="of:=[.$I$1]&amp;[.C112]&amp;[.$J$1]&amp;[.$K$1]" office:value-type="string" office:string-value="&quot;Closed&quot;," calcext:value-type="string">
            <text:p>"Closed",</text:p>
          </table:table-cell>
          <table:table-cell table:style-name="ce1" table:formula="of:=[.$I$1]&amp;[.D112]&amp;[.$J$1]&amp;[.$K$1]" office:value-type="string" office:string-value="&quot;L&quot;," calcext:value-type="string">
            <text:p>"L",</text:p>
          </table:table-cell>
        </table:table-row>
        <table:table-row table:style-name="ro1">
          <table:table-cell office:value-type="string" calcext:value-type="string">
            <text:p>TR</text:p>
          </table:table-cell>
          <table:table-cell office:value-type="string" calcext:value-type="string">
            <text:p>Tech Risk</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TR&quot;," calcext:value-type="string">
            <text:p>"TR",</text:p>
          </table:table-cell>
          <table:table-cell table:style-name="ce1" table:formula="of:=[.$I$1]&amp;[.B113]&amp;[.$J$1]&amp;[.$K$1]" office:value-type="string" office:string-value="&quot;Tech Risk&quot;," calcext:value-type="string">
            <text:p>"Tech Risk",</text:p>
          </table:table-cell>
          <table:table-cell table:formula="of:=[.$I$1]&amp;[.C113]&amp;[.$J$1]&amp;[.$K$1]" office:value-type="string" office:string-value="&quot;Open&quot;," calcext:value-type="string">
            <text:p>"Open",</text:p>
          </table:table-cell>
          <table:table-cell table:style-name="ce1" table:formula="of:=[.$I$1]&amp;[.D113]&amp;[.$J$1]&amp;[.$K$1]" office:value-type="string" office:string-value="&quot;W&quot;," calcext:value-type="string">
            <text:p>"W",</text:p>
          </table:table-cell>
        </table:table-row>
        <table:table-row table:style-name="ro1">
          <table:table-cell office:value-type="string" calcext:value-type="string">
            <text:p>CR</text:p>
          </table:table-cell>
          <table:table-cell office:value-type="string" calcext:value-type="string">
            <text:p>Conduct Ris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CR&quot;," calcext:value-type="string">
            <text:p>"CR",</text:p>
          </table:table-cell>
          <table:table-cell table:style-name="ce1" table:formula="of:=[.$I$1]&amp;[.B114]&amp;[.$J$1]&amp;[.$K$1]" office:value-type="string" office:string-value="&quot;Conduct Risk&quot;," calcext:value-type="string">
            <text:p>"Conduct Risk",</text:p>
          </table:table-cell>
          <table:table-cell table:formula="of:=[.$I$1]&amp;[.C114]&amp;[.$J$1]&amp;[.$K$1]" office:value-type="string" office:string-value="&quot;Closed&quot;," calcext:value-type="string">
            <text:p>"Closed",</text:p>
          </table:table-cell>
          <table:table-cell table:style-name="ce1" table:formula="of:=[.$I$1]&amp;[.D114]&amp;[.$J$1]&amp;[.$K$1]" office:value-type="string" office:string-value="&quot;W&quot;," calcext:value-type="string">
            <text:p>"W",</text:p>
          </table:table-cell>
        </table:table-row>
        <table:table-row table:style-name="ro1">
          <table:table-cell office:value-type="string" calcext:value-type="string">
            <text:p>CRMP</text:p>
          </table:table-cell>
          <table:table-cell office:value-type="string" calcext:value-type="string">
            <text:p>CRMP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5]&amp;[.$J$1]&amp;[.$K$1]" office:value-type="string" office:string-value="&quot;CRMP&quot;," calcext:value-type="string">
            <text:p>"CRMP",</text:p>
          </table:table-cell>
          <table:table-cell table:style-name="ce1" table:formula="of:=[.$I$1]&amp;[.B115]&amp;[.$J$1]&amp;[.$K$1]" office:value-type="string" office:string-value="&quot;CRMPS&quot;," calcext:value-type="string">
            <text:p>"CRMPS",</text:p>
          </table:table-cell>
          <table:table-cell table:formula="of:=[.$I$1]&amp;[.C115]&amp;[.$J$1]&amp;[.$K$1]" office:value-type="string" office:string-value="&quot;Closed&quot;," calcext:value-type="string">
            <text:p>"Closed",</text:p>
          </table:table-cell>
          <table:table-cell table:style-name="ce1" table:formula="of:=[.$I$1]&amp;[.D115]&amp;[.$J$1]&amp;[.$K$1]" office:value-type="string" office:string-value="&quot;W&quot;," calcext:value-type="string">
            <text:p>"W",</text:p>
          </table:table-cell>
        </table:table-row>
        <table:table-row table:style-name="ro1">
          <table:table-cell office:value-type="string" calcext:value-type="string">
            <text:p>RC</text:p>
          </table:table-cell>
          <table:table-cell office:value-type="string" calcext:value-type="string">
            <text:p>Regulatory Control</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RC&quot;," calcext:value-type="string">
            <text:p>"RC",</text:p>
          </table:table-cell>
          <table:table-cell table:style-name="ce1" table:formula="of:=[.$I$1]&amp;[.B116]&amp;[.$J$1]&amp;[.$K$1]" office:value-type="string" office:string-value="&quot;Regulatory Control&quot;," calcext:value-type="string">
            <text:p>"Regulatory Control",</text:p>
          </table:table-cell>
          <table:table-cell table:formula="of:=[.$I$1]&amp;[.C116]&amp;[.$J$1]&amp;[.$K$1]" office:value-type="string" office:string-value="&quot;Open&quot;," calcext:value-type="string">
            <text:p>"Open",</text:p>
          </table:table-cell>
          <table:table-cell table:style-name="ce1" table:formula="of:=[.$I$1]&amp;[.D116]&amp;[.$J$1]&amp;[.$K$1]" office:value-type="string" office:string-value="&quot;W&quot;," calcext:value-type="string">
            <text:p>"W",</text:p>
          </table:table-cell>
        </table:table-row>
        <table:table-row table:style-name="ro1">
          <table:table-cell office:value-type="string" calcext:value-type="string">
            <text:p>RT</text:p>
          </table:table-cell>
          <table:table-cell office:value-type="string" calcext:value-type="string">
            <text:p>Required Train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RT&quot;," calcext:value-type="string">
            <text:p>"RT",</text:p>
          </table:table-cell>
          <table:table-cell table:style-name="ce1" table:formula="of:=[.$I$1]&amp;[.B117]&amp;[.$J$1]&amp;[.$K$1]" office:value-type="string" office:string-value="&quot;Required Training&quot;," calcext:value-type="string">
            <text:p>"Required Training",</text:p>
          </table:table-cell>
          <table:table-cell table:formula="of:=[.$I$1]&amp;[.C117]&amp;[.$J$1]&amp;[.$K$1]" office:value-type="string" office:string-value="&quot;Closed&quot;," calcext:value-type="string">
            <text:p>"Closed",</text:p>
          </table:table-cell>
          <table:table-cell table:style-name="ce1" table:formula="of:=[.$I$1]&amp;[.D117]&amp;[.$J$1]&amp;[.$K$1]" office:value-type="string" office:string-value="&quot;W&quot;," calcext:value-type="string">
            <text:p>"W",</text:p>
          </table:table-cell>
        </table:table-row>
        <table:table-row table:style-name="ro1">
          <table:table-cell office:value-type="string" calcext:value-type="string">
            <text:p>IRR</text:p>
          </table:table-cell>
          <table:table-cell office:value-type="string" calcext:value-type="string">
            <text:p>Intl. Reg. Reporting</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8]&amp;[.$J$1]" office:value-type="string" office:string-value="&quot;IRR&quot;" calcext:value-type="string">
            <text:p>"IRR"</text:p>
          </table:table-cell>
          <table:table-cell table:style-name="ce1" table:formula="of:=[.$I$1]&amp;[.B118]&amp;[.$J$1]" office:value-type="string" office:string-value="&quot;Intl. Reg. Reporting&quot;" calcext:value-type="string">
            <text:p>"Intl. Reg. Reporting"</text:p>
          </table:table-cell>
          <table:table-cell table:formula="of:=[.$I$1]&amp;[.C118]&amp;[.$J$1]" office:value-type="string" office:string-value="&quot;Closed&quot;" calcext:value-type="string">
            <text:p>"Closed"</text:p>
          </table:table-cell>
          <table:table-cell table:style-name="ce1" table:formula="of:=[.$I$1]&amp;[.D118]&amp;[.$J$1]" office:value-type="string" office:string-value="&quot;W&quot;" calcext:value-type="string">
            <text:p>"W"</text:p>
          </table:table-cell>
        </table:table-row>
        <table:table-row table:style-name="ro1">
          <table:table-cell table:number-columns-repeated="18"/>
        </table:table-row>
        <table:table-row table:style-name="ro1">
          <table:table-cell table:number-columns-repeated="14"/>
          <table:table-cell table:style-name="ce4" table:formula="of:=COM.MICROSOFT.CONCAT([.$G$1];[.$H$1];[.O2:.O118];[.$L$1];[.$K$1])" office:value-type="string" office:string-value="[[&quot;150141&quot;,&quot;150143&quot;,&quot;150145&quot;,&quot;150182&quot;,&quot;150848&quot;,&quot;160038&quot;,&quot;160041&quot;,&quot;2012-RM-08&quot;,&quot;2013-AM-04&quot;,&quot;2013-AM-05&quot;,&quot;2013-AM-09&quot;,&quot;2013-AM-10&quot;,&quot;2013-AM-12&quot;,&quot;2013-AM-15&quot;,&quot;2013-RM-03&quot;,&quot;2013-RM-05&quot;,&quot;2013-SP-01&quot;,&quot;2013-SP-02&quot;,&quot;2014-AM-05&quot;,&quot;2014-AM-06&quot;,&quot;2014-AM-08&quot;,&quot;2014-AM-14&quot;,&quot;2014-AM-15&quot;,&quot;2014-AM-18&quot;,&quot;2014-AM-19&quot;,&quot;2014-FA-08&quot;,&quot;2014-FA-11&quot;,&quot;2014-FA-12&quot;,&quot;2014-IT-18&quot;,&quot;2014-RM-04&quot;,&quot;2014-RM-06&quot;,&quot;2014-SP-01&quot;,&quot;2015-AM-08&quot;,&quot;2015-AM-09&quot;,&quot;2015-AM-12&quot;,&quot;2015-TH-01&quot;,&quot;2015-TH-02&quot;,&quot;2015-TH-03&quot;,&quot;AD&quot;,&quot;ADMIN&quot;,&quot;AS&quot;,&quot;BMP&quot;,&quot;CC&quot;,&quot;CWSocial&quot;,&quot;DI&quot;,&quot;DOG&quot;,&quot;EXGFs&quot;,&quot;F.Friends&quot;,&quot;FAMILY&quot;,&quot;FLANG&quot;,&quot;FMI&quot;,&quot;FRIENDS&quot;,&quot;IIA&quot;,&quot;ISSUES&quot;,&quot;LEARNING&quot;,&quot;LMOVE&quot;,&quot;M.Friends&quot;,&quot;MEET&quot;,&quot;NA&quot;,&quot;PCD&quot;,&quot;PERSONAL&quot;,&quot;PFIN&quot;,&quot;PROG&quot;,&quot;PTO&quot;,&quot;PURCHASES&quot;,&quot;TAX&quot;,&quot;TIAACO&quot;,&quot;TIMEDB&quot;,&quot;TRAINING&quot;,&quot;NEWS&quot;,&quot;READ&quot;,&quot;160758&quot;,&quot;160755&quot;,&quot;I.Friends&quot;,&quot;REG&quot;,&quot;CFA&quot;,&quot;TRANS&quot;,&quot;170754&quot;,&quot;PHY&quot;,&quot;170746&quot;,&quot;170862.03&quot;,&quot;170745&quot;,&quot;M.CW&quot;,&quot;F.CW&quot;,&quot;NORM&quot;,&quot;170744&quot;,&quot;BPRM&quot;,&quot;SHRP&quot;,&quot;POL&quot;,&quot;170075&quot;,&quot;RITV&quot;,&quot;MTA&quot;,&quot;DLP&quot;,&quot;AUD&quot;,&quot;NP&quot;,&quot;REP&quot;,&quot;FCRM&quot;,&quot;180161&quot;,&quot;WMOVE&quot;,&quot;180305&quot;,&quot;SLA&quot;,&quot;SP&quot;,&quot;SA&quot;,&quot;RCSA&quot;,&quot;BSDI&quot;,&quot;RID&quot;,&quot;OB&quot;,&quot;VOL&quot;,&quot;TG&quot;,&quot;CHC&quot;,&quot;WRT&quot;,&quot;TR&quot;,&quot;CR&quot;,&quot;CRMP&quot;,&quot;RC&quot;,&quot;RT&quot;,&quot;IRR&quot;]," calcext:value-type="string">
            <text:p>[["150141","150143","150145","150182","150848","160038","160041","2012-RM-08","2013-AM-04","2013-AM-05","2013-AM-09","2013-AM-10","2013-AM-12","2013-AM-15","2013-RM-03","2013-RM-05","2013-SP-01","2013-SP-02","2014-AM-05","2014-AM-06","2014-AM-08","2014-AM-14","2014-AM-15","2014-AM-18","2014-AM-19","2014-FA-08","2014-FA-11","2014-FA-12","2014-IT-18","2014-RM-04","2014-RM-06","2014-SP-01","2015-AM-08","2015-AM-09","2015-AM-12","2015-TH-01","2015-TH-02","2015-TH-03","AD","ADMIN","AS","BMP","CC","CWSocial","DI","DOG","EXGFs","F.Friends","FAMILY","FLANG","FMI","FRIENDS","IIA","ISSUES","LEARNING","LMOVE","M.Friends","MEET","NA","PCD","PERSONAL","PFIN","PROG","PTO","PURCHASES","TAX","TIAACO","TIMEDB","TRAINING","NEWS","READ","160758","160755","I.Friends","REG","CFA","TRANS","170754","PHY","170746","170862.03","170745","M.CW","F.CW","NORM","170744","BPRM","SHRP","POL","170075","RITV","MTA","DLP","AUD","NP","REP","FCRM","180161","WMOVE","180305","SLA","SP","SA","RCSA","BSDI","RID","OB","VOL","TG","CHC","WRT","TR","CR","CRMP","RC","RT","IRR"],</text:p>
          </table:table-cell>
          <table:table-cell table:style-name="ce4" table:formula="of:=COM.MICROSOFT.CONCAT([.$H$1];[.P2:.P118];[.$L$1];[.$K$1])" office:value-type="string" office:string-value="[&quot;Wells Cap 2015&quot;,&quot;GCM&quot;,&quot;Rock Creek&quot;,&quot;Basel DI&quot;,&quot;RCIS Retro&quot;,&quot;FMG&quot;,&quot;WFAM-WIM Int.&quot;,&quot;Enterprise Risk Mgmt&quot;,&quot;Lifecycle/Lifestyle&quot;,&quot;Quantitative Portfolio Mgmt&quot;,&quot;Polar Star&quot;,&quot;Radar&quot;,&quot;Asset Allocation&quot;,&quot;AM European Offices&quot;,&quot;Risk Appetite&quot;,&quot;Model Governance&quot;,&quot;IPFS Flowcharting Project&quot;,&quot;Real Estate Authorizations&quot;,&quot;AM Sales Support&quot;,&quot;Performance Reporting&quot;,&quot;Henderson Advisory (UK)&quot;,&quot;THRE Group Finance&quot;,&quot;THRE Investment Committee&quot;,&quot;Structured Products&quot;,&quot;Westchester&quot;,&quot;FS Close Process&quot;,&quot;MF Taxes, Actions and Dist.&quot;,&quot;Yardi&quot;,&quot;THRE ITGC&quot;,&quot;Securities Pricing &amp; Valuation&quot;,&quot;Enterprise Risk Management&quot;,&quot;Model Risk Special Project&quot;,&quot;THRE Compliance&quot;,&quot;THRE Operations&quot;,&quot;THRE Fund Finance&quot;,&quot;THRE - General&quot;,&quot;Locational Strategy&quot;,&quot;THRE Legal&quot;,&quot;Alyssa&quot;,&quot;ADMIN&quot;,&quot;Auburn Situation&quot;,&quot;BMP&quot;,&quot;Coverage Coord.&quot;,&quot;Coworkers&quot;,&quot;Division Initiatives&quot;,&quot;Dog&quot;,&quot;Ex-GFs&quot;,&quot;Friends (F)&quot;,&quot;Family&quot;,&quot;Foreign Language Skills&quot;,&quot;Free Money Initiatives&quot;,&quot;Social - Friends (Pre-Tracking&quot;,&quot;IIA&quot;,&quot;Issues&quot;,&quot;Learning&quot;,&quot;London Move&quot;,&quot;Friends (M)&quot;,&quot;Other Meetings&quot;,&quot;Unassigned&quot;,&quot;PCD&quot;,&quot;Personal&quot;,&quot;Personal Finances&quot;,&quot;Programming&quot;,&quot;PTO&quot;,&quot;Major Purchases&quot;,&quot;Taxes (Personal)&quot;,&quot;TIAA Carryover&quot;,&quot;Time DB Design&quot;,&quot;Training&quot;,&quot;News&quot;,&quot;Reading &amp; Research&quot;,&quot;PCG Supervision&quot;,&quot;IPCS&quot;,&quot;Inactive Friends&quot;,&quot;Regulatory Reviews&quot;,&quot;CFA Exam&quot;,&quot;Transport&quot;,&quot;WFAM Sales&quot;,&quot;Physics&quot;,&quot;WFAM Compliance&quot;,&quot;Reg O Retrospective&quot;,&quot;Galliard&quot;,&quot;Coworkers (M)&quot;,&quot;Coworkers (F)&quot;,&quot;Normalization&quot;,&quot;Wells Cap&quot;,&quot;BPM&quot;,&quot;SHRP&quot;,&quot;Policy&quot;,&quot;Reinsurance&quot;,&quot;Reinsurance T&amp;V&quot;,&quot;MTA&quot;,&quot;DLP&quot;,&quot;Audits&quot;,&quot;Products&quot;,&quot;Reporting&quot;,&quot;Financial Crimes&quot;,&quot;Structured Products&quot;,&quot;Moving&quot;,&quot;2018 MIP Audit&quot;,&quot;SLA Management&quot;,&quot;Sales Practices&quot;,&quot;Self Assurance&quot;,&quot;RCSA&quot;,&quot;BSDI&quot;,&quot;Risk (ID-Meas-App)&quot;,&quot;Onboarding&quot;,&quot;Volcker&quot;,&quot;Trade Governance&quot;,&quot;Childcare&quot;,&quot;Writing&quot;,&quot;Tech Risk&quot;,&quot;Conduct Risk&quot;,&quot;CRMPS&quot;,&quot;Regulatory Control&quot;,&quot;Required Training&quot;,&quot;Intl. Reg. Reporting&quot;]," calcext:value-type="string">
            <text:p>["Wells Cap 2015","GCM","Rock Creek","Basel DI","RCIS Retro","FMG","WFAM-WIM Int.","Enterprise Risk Mgmt","Lifecycle/Lifestyle","Quantitative Portfolio Mgmt","Polar Star","Radar","Asset Allocation","AM European Offices","Risk Appetite","Model Governance","IPFS Flowcharting Project","Real Estate Authorizations","AM Sales Support","Performance Reporting","Henderson Advisory (UK)","THRE Group Finance","THRE Investment Committee","Structured Products","Westchester","FS Close Process","MF Taxes, Actions and Dist.","Yardi","THRE ITGC","Securities Pricing &amp; Valuation","Enterprise Risk Management","Model Risk Special Project","THRE Compliance","THRE Operations","THRE Fund Finance","THRE - General","Locational Strategy","THRE Legal","Alyssa","ADMIN","Auburn Situation","BMP","Coverage Coord.","Coworkers","Division Initiatives","Dog","Ex-GFs","Friends (F)","Family","Foreign Language Skills","Free Money Initiatives","Social - Friends (Pre-Tracking","IIA","Issues","Learning","London Move","Friends (M)","Other Meetings","Unassigned","PCD","Personal","Personal Finances","Programming","PTO","Major Purchases","Taxes (Personal)","TIAA Carryover","Time DB Design","Training","News","Reading &amp; Research","PCG Supervision","IPCS","Inactive Friends","Regulatory Reviews","CFA Exam","Transport","WFAM Sales","Physics","WFAM Compliance","Reg O Retrospective","Galliard","Coworkers (M)","Coworkers (F)","Normalization","Wells Cap","BPM","SHRP","Policy","Reinsurance","Reinsurance T&amp;V","MTA","DLP","Audits","Products","Reporting","Financial Crimes","Structured Products","Moving","2018 MIP Audit","SLA Management","Sales Practices","Self Assurance","RCSA","BSDI","Risk (ID-Meas-App)","Onboarding","Volcker","Trade Governance","Childcare","Writing","Tech Risk","Conduct Risk","CRMPS","Regulatory Control","Required Training","Intl. Reg. Reporting"],</text:p>
          </table:table-cell>
          <table:table-cell table:style-name="ce4" table:formula="of:=COM.MICROSOFT.CONCAT([.$G$1];[.Q2:.Q118];[.$L$1];[.$K$1])" office:value-type="string" office:string-value="[&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Open&quot;,&quot;Closed&quot;,&quot;Closed&quot;,&quot;Closed&quot;,&quot;N/A&quot;,&quot;Closed&quot;,&quot;N/A&quot;,&quot;Closed&quot;,&quot;N/A&quot;,&quot;N/A&quot;,&quot;Closed&quot;,&quot;Closed&quot;,&quot;Closed&quot;,&quot;Closed&quot;,&quot;Open&quot;,&quot;N/A&quot;,&quot;Closed&quot;,&quot;N/A&quot;,&quot;Open&quot;,&quot;N/A&quot;,&quot;N/A&quot;,&quot;N/A&quot;,&quot;N/A&quot;,&quot;Open&quot;,&quot;Closed&quot;,&quot;Closed&quot;,&quot;N/A&quot;,&quot;Closed&quot;,&quot;N/A&quot;,&quot;N/A&quot;,&quot;N/A&quot;,&quot;N/A&quot;,&quot;Closed&quot;,&quot;Closed&quot;,&quot;Closed&quot;,&quot;Closed&quot;,&quot;Closed&quot;,&quot;Open&quot;,&quot;Closed&quot;,&quot;Closed&quot;,&quot;Closed&quot;,&quot;Closed&quot;,&quot;Closed&quot;,&quot;Open&quot;,&quot;Open&quot;,&quot;Open&quot;,&quot;Closed&quot;,&quot;Open&quot;,&quot;Open&quot;,&quot;Open&quot;,&quot;Closed&quot;,&quot;Closed&quot;,&quot;Closed&quot;,&quot;Closed&quot;,&quot;Open&quot;,&quot;Closed&quot;,&quot;Open&quot;,&quot;Closed&quot;,&quot;Closed&quot;,&quot;Closed&quot;,&quot;Closed&quot;,&quot;Closed&quot;,&quot;Closed&quot;,&quot;Closed&quot;,&quot;Open&quot;,&quot;Open&quot;,&quot;Open&quot;,&quot;Open&quot;,&quot;Closed&quot;,&quot;Closed&quot;,&quot;Open&quot;,&quot;Closed&quot;,&quot;Open&quot;,&quot;Closed&quot;,&quot;Closed&quot;,&quot;Open&quot;,&quot;Closed&quot;,&quot;Closed&quot;]," calcext:value-type="string">
            <text:p>["Closed","Closed","Closed","Closed","Closed","Closed","Closed","Closed","Closed","Closed","Closed","Closed","Closed","Closed","Closed","Closed","Closed","Closed","Closed","Closed","Closed","Closed","Closed","Closed","Closed","Closed","Closed","Closed","Closed","Closed","Closed","Closed","Closed","Closed","Closed","Closed","Closed","Closed","Closed","Open","Closed","Closed","Closed","N/A","Closed","N/A","Closed","N/A","N/A","Closed","Closed","Closed","Closed","Open","N/A","Closed","N/A","Open","N/A","N/A","N/A","N/A","Open","Closed","Closed","N/A","Closed","N/A","N/A","N/A","N/A","Closed","Closed","Closed","Closed","Closed","Open","Closed","Closed","Closed","Closed","Closed","Open","Open","Open","Closed","Open","Open","Open","Closed","Closed","Closed","Closed","Open","Closed","Open","Closed","Closed","Closed","Closed","Closed","Closed","Closed","Open","Open","Open","Open","Closed","Closed","Open","Closed","Open","Closed","Closed","Open","Closed","Closed"],</text:p>
          </table:table-cell>
          <table:table-cell table:style-name="ce3" table:formula="of:=COM.MICROSOFT.CONCAT([.$H$1];[.R2:.R118];[.$L$1];[.$M$1])" office:value-type="string" office:string-value="[&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S&quot;,&quot;W&quot;,&quot;S&quot;,&quot;W&quot;,&quot;W&quot;,&quot;S&quot;,&quot;W&quot;,&quot;P&quot;,&quot;S&quot;,&quot;S&quot;,&quot;S&quot;,&quot;L&quot;,&quot;P&quot;,&quot;S&quot;,&quot;I&quot;,&quot;W&quot;,&quot;L&quot;,&quot;P&quot;,&quot;S&quot;,&quot;W&quot;,&quot;N&quot;,&quot;D&quot;,&quot;P&quot;,&quot;P&quot;,&quot;L&quot;,&quot;N&quot;,&quot;P&quot;,&quot;P&quot;,&quot;W&quot;,&quot;P&quot;,&quot;T&quot;,&quot;L&quot;,&quot;L&quot;,&quot;W&quot;,&quot;W&quot;,&quot;S&quot;,&quot;W&quot;,&quot;L&quot;,&quot;P&quot;,&quot;W&quot;,&quot;L&quot;,&quot;W&quot;,&quot;W&quot;,&quot;W&quot;,&quot;S&quot;,&quot;S&quot;,&quot;P&quot;,&quot;W&quot;,&quot;W&quot;,&quot;W&quot;,&quot;W&quot;,&quot;W&quot;,&quot;W&quot;,&quot;W&quot;,&quot;W&quot;,&quot;W&quot;,&quot;W&quot;,&quot;W&quot;,&quot;W&quot;,&quot;W&quot;,&quot;P&quot;,&quot;W&quot;,&quot;W&quot;,&quot;W&quot;,&quot;W&quot;,&quot;W&quot;,&quot;W&quot;,&quot;W&quot;,&quot;D&quot;,&quot;W&quot;,&quot;W&quot;,&quot;P&quot;,&quot;L&quot;,&quot;W&quot;,&quot;W&quot;,&quot;W&quot;,&quot;W&quot;,&quot;W&quot;,&quot;W&quot;]]" calcext:value-type="string">
            <text:p>["W","W","W","W","W","W","W","W","W","W","W","W","W","W","W","W","W","W","W","W","W","W","W","W","W","W","W","W","W","W","W","W","W","W","W","W","W","W","S","W","S","W","W","S","W","P","S","S","S","L","P","S","I","W","L","P","S","W","N","D","P","P","L","N","P","P","W","P","T","L","L","W","W","S","W","L","P","W","L","W","W","W","S","S","P","W","W","W","W","W","W","W","W","W","W","W","W","W","P","W","W","W","W","W","W","W","D","W","W","P","L","W","W","W","W","W","W"]]</text:p>
          </table:table-cell>
        </table:table-row>
        <table:table-row table:style-name="ro1" table:number-rows-repeated="80">
          <table:table-cell table:number-columns-repeated="18"/>
        </table:table-row>
        <table:table-row table:style-name="ro1" table:number-rows-repeated="1048375">
          <table:table-cell table:number-columns-repeated="18"/>
        </table:table-row>
        <table:table-row table:style-name="ro1">
          <table:table-cell table:number-columns-repeated="18"/>
        </table:table-row>
      </table:table>
      <table:table table:name="tblCon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8" table:default-cell-style-name="ce1"/>
        <table:table-column table:style-name="co1" table:default-cell-style-name="ce1"/>
        <table:table-column table:style-name="co9" table:default-cell-style-name="Default"/>
        <table:table-column table:style-name="co10" table:default-cell-style-name="ce1"/>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table:number-columns-repeated="2" office:value-type="float" office:value="150141" calcext:value-type="float">
            <text:p>150141</text:p>
          </table:table-cell>
          <table:table-cell office:value-type="string" calcext:value-type="string">
            <text:p>General</text:p>
          </table:table-cell>
          <table:table-cell office:value-type="string" calcext:value-type="string">
            <text:p>N</text:p>
          </table:table-cell>
          <table:table-cell table:number-columns-repeated="2"/>
          <table:table-cell table:style-name="Default" table:number-columns-repeated="7"/>
          <table:table-cell/>
          <table:table-cell table:formula="of:=[.$I$1]&amp;[.A2]&amp;[.$J$1]&amp;[.$K$1]" office:value-type="string" office:string-value="&quot;150141&quot;," calcext:value-type="string">
            <text:p>"150141",</text:p>
          </table:table-cell>
          <table:table-cell table:formula="of:=[.$I$1]&amp;[.B2]&amp;[.$J$1]&amp;[.$K$1]" office:value-type="string" office:string-value="&quot;150141&quot;," calcext:value-type="string">
            <text:p>"150141",</text:p>
          </table:table-cell>
          <table:table-cell table:formula="of:=[.$I$1]&amp;[.C2]&amp;[.$J$1]&amp;[.$K$1]" office:value-type="string" office:string-value="&quot;General&quot;," calcext:value-type="string">
            <text:p>"General",</text:p>
          </table:table-cell>
          <table:table-cell table:formula="of:=[.$I$1]&amp;[.D2]&amp;[.$J$1]&amp;[.$K$1]" office:value-type="string" office:string-value="&quot;N&quot;," calcext:value-type="string">
            <text:p>"N",</text:p>
          </table:table-cell>
        </table:table-row>
        <table:table-row table:style-name="ro1">
          <table:table-cell office:value-type="float" office:value="150141.1" calcext:value-type="float">
            <text:p>150141.1</text:p>
          </table:table-cell>
          <table:table-cell office:value-type="float" office:value="150141" calcext:value-type="float">
            <text:p>150141</text:p>
          </table:table-cell>
          <table:table-cell office:value-type="string" calcext:value-type="string">
            <text:p>Portfolio Management</text:p>
          </table:table-cell>
          <table:table-cell office:value-type="string" calcext:value-type="string">
            <text:p>N</text:p>
          </table:table-cell>
          <table:table-cell table:number-columns-repeated="10"/>
          <table:table-cell table:formula="of:=[.$I$1]&amp;[.A3]&amp;[.$J$1]&amp;[.$K$1]" office:value-type="string" office:string-value="&quot;150141.1&quot;," calcext:value-type="string">
            <text:p>"150141.1",</text:p>
          </table:table-cell>
          <table:table-cell table:formula="of:=[.$I$1]&amp;[.B3]&amp;[.$J$1]&amp;[.$K$1]" office:value-type="string" office:string-value="&quot;150141&quot;," calcext:value-type="string">
            <text:p>"150141",</text:p>
          </table:table-cell>
          <table:table-cell table:formula="of:=[.$I$1]&amp;[.C3]&amp;[.$J$1]&amp;[.$K$1]" office:value-type="string" office:string-value="&quot;Portfolio Management&quot;," calcext:value-type="string">
            <text:p>"Portfolio Management",</text:p>
          </table:table-cell>
          <table:table-cell table:formula="of:=[.$I$1]&amp;[.D3]&amp;[.$J$1]&amp;[.$K$1]" office:value-type="string" office:string-value="&quot;N&quot;," calcext:value-type="string">
            <text:p>"N",</text:p>
          </table:table-cell>
        </table:table-row>
        <table:table-row table:style-name="ro1">
          <table:table-cell office:value-type="float" office:value="150141.2" calcext:value-type="float">
            <text:p>150141.2</text:p>
          </table:table-cell>
          <table:table-cell office:value-type="float" office:value="150141" calcext:value-type="float">
            <text:p>150141</text:p>
          </table:table-cell>
          <table:table-cell office:value-type="string" calcext:value-type="string">
            <text:p>Trading</text:p>
          </table:table-cell>
          <table:table-cell table:number-columns-repeated="11"/>
          <table:table-cell table:formula="of:=[.$I$1]&amp;[.A4]&amp;[.$J$1]&amp;[.$K$1]" office:value-type="string" office:string-value="&quot;150141.2&quot;," calcext:value-type="string">
            <text:p>"150141.2",</text:p>
          </table:table-cell>
          <table:table-cell table:formula="of:=[.$I$1]&amp;[.B4]&amp;[.$J$1]&amp;[.$K$1]" office:value-type="string" office:string-value="&quot;150141&quot;," calcext:value-type="string">
            <text:p>"150141",</text:p>
          </table:table-cell>
          <table:table-cell table:formula="of:=[.$I$1]&amp;[.C4]&amp;[.$J$1]&amp;[.$K$1]" office:value-type="string" office:string-value="&quot;Trading&quot;," calcext:value-type="string">
            <text:p>"Trading",</text:p>
          </table:table-cell>
          <table:table-cell table:formula="of:=[.$I$1]&amp;[.D4]&amp;[.$J$1]&amp;[.$K$1]" office:value-type="string" office:string-value="&quot;&quot;," calcext:value-type="string">
            <text:p>"",</text:p>
          </table:table-cell>
        </table:table-row>
        <table:table-row table:style-name="ro1">
          <table:table-cell table:number-columns-repeated="2" office:value-type="float" office:value="150143" calcext:value-type="float">
            <text:p>150143</text:p>
          </table:table-cell>
          <table:table-cell office:value-type="string" calcext:value-type="string">
            <text:p>General</text:p>
          </table:table-cell>
          <table:table-cell table:number-columns-repeated="11"/>
          <table:table-cell table:formula="of:=[.$I$1]&amp;[.A5]&amp;[.$J$1]&amp;[.$K$1]" office:value-type="string" office:string-value="&quot;150143&quot;," calcext:value-type="string">
            <text:p>"150143",</text:p>
          </table:table-cell>
          <table:table-cell table:formula="of:=[.$I$1]&amp;[.B5]&amp;[.$J$1]&amp;[.$K$1]" office:value-type="string" office:string-value="&quot;150143&quot;," calcext:value-type="string">
            <text:p>"150143",</text:p>
          </table:table-cell>
          <table:table-cell table:formula="of:=[.$I$1]&amp;[.C5]&amp;[.$J$1]&amp;[.$K$1]" office:value-type="string" office:string-value="&quot;General&quot;," calcext:value-type="string">
            <text:p>"General",</text:p>
          </table:table-cell>
          <table:table-cell table:formula="of:=[.$I$1]&amp;[.D5]&amp;[.$J$1]&amp;[.$K$1]" office:value-type="string" office:string-value="&quot;&quot;," calcext:value-type="string">
            <text:p>"",</text:p>
          </table:table-cell>
        </table:table-row>
        <table:table-row table:style-name="ro1">
          <table:table-cell office:value-type="float" office:value="150143.1" calcext:value-type="float">
            <text:p>150143.1</text:p>
          </table:table-cell>
          <table:table-cell office:value-type="float" office:value="150143" calcext:value-type="float">
            <text:p>150143</text:p>
          </table:table-cell>
          <table:table-cell office:value-type="string" calcext:value-type="string">
            <text:p>Physical Security</text:p>
          </table:table-cell>
          <table:table-cell table:number-columns-repeated="11"/>
          <table:table-cell table:formula="of:=[.$I$1]&amp;[.A6]&amp;[.$J$1]&amp;[.$K$1]" office:value-type="string" office:string-value="&quot;150143.1&quot;," calcext:value-type="string">
            <text:p>"150143.1",</text:p>
          </table:table-cell>
          <table:table-cell table:formula="of:=[.$I$1]&amp;[.B6]&amp;[.$J$1]&amp;[.$K$1]" office:value-type="string" office:string-value="&quot;150143&quot;," calcext:value-type="string">
            <text:p>"150143",</text:p>
          </table:table-cell>
          <table:table-cell table:formula="of:=[.$I$1]&amp;[.C6]&amp;[.$J$1]&amp;[.$K$1]" office:value-type="string" office:string-value="&quot;Physical Security&quot;," calcext:value-type="string">
            <text:p>"Physical Security",</text:p>
          </table:table-cell>
          <table:table-cell table:formula="of:=[.$I$1]&amp;[.D6]&amp;[.$J$1]&amp;[.$K$1]" office:value-type="string" office:string-value="&quot;&quot;," calcext:value-type="string">
            <text:p>"",</text:p>
          </table:table-cell>
        </table:table-row>
        <table:table-row table:style-name="ro1">
          <table:table-cell office:value-type="float" office:value="150143.2" calcext:value-type="float">
            <text:p>150143.2</text:p>
          </table:table-cell>
          <table:table-cell office:value-type="float" office:value="150143" calcext:value-type="float">
            <text:p>150143</text:p>
          </table:table-cell>
          <table:table-cell office:value-type="string" calcext:value-type="string">
            <text:p>Record Retention</text:p>
          </table:table-cell>
          <table:table-cell table:number-columns-repeated="11"/>
          <table:table-cell table:formula="of:=[.$I$1]&amp;[.A7]&amp;[.$J$1]&amp;[.$K$1]" office:value-type="string" office:string-value="&quot;150143.2&quot;," calcext:value-type="string">
            <text:p>"150143.2",</text:p>
          </table:table-cell>
          <table:table-cell table:formula="of:=[.$I$1]&amp;[.B7]&amp;[.$J$1]&amp;[.$K$1]" office:value-type="string" office:string-value="&quot;150143&quot;," calcext:value-type="string">
            <text:p>"150143",</text:p>
          </table:table-cell>
          <table:table-cell table:formula="of:=[.$I$1]&amp;[.C7]&amp;[.$J$1]&amp;[.$K$1]" office:value-type="string" office:string-value="&quot;Record Retention&quot;," calcext:value-type="string">
            <text:p>"Record Retention",</text:p>
          </table:table-cell>
          <table:table-cell table:formula="of:=[.$I$1]&amp;[.D7]&amp;[.$J$1]&amp;[.$K$1]" office:value-type="string" office:string-value="&quot;&quot;," calcext:value-type="string">
            <text:p>"",</text:p>
          </table:table-cell>
        </table:table-row>
        <table:table-row table:style-name="ro1">
          <table:table-cell office:value-type="float" office:value="150143.3" calcext:value-type="float">
            <text:p>150143.3</text:p>
          </table:table-cell>
          <table:table-cell office:value-type="float" office:value="150143" calcext:value-type="float">
            <text:p>150143</text:p>
          </table:table-cell>
          <table:table-cell office:value-type="string" calcext:value-type="string">
            <text:p>User Access</text:p>
          </table:table-cell>
          <table:table-cell table:number-columns-repeated="11"/>
          <table:table-cell table:formula="of:=[.$I$1]&amp;[.A8]&amp;[.$J$1]&amp;[.$K$1]" office:value-type="string" office:string-value="&quot;150143.3&quot;," calcext:value-type="string">
            <text:p>"150143.3",</text:p>
          </table:table-cell>
          <table:table-cell table:formula="of:=[.$I$1]&amp;[.B8]&amp;[.$J$1]&amp;[.$K$1]" office:value-type="string" office:string-value="&quot;150143&quot;," calcext:value-type="string">
            <text:p>"150143",</text:p>
          </table:table-cell>
          <table:table-cell table:formula="of:=[.$I$1]&amp;[.C8]&amp;[.$J$1]&amp;[.$K$1]" office:value-type="string" office:string-value="&quot;User Access&quot;," calcext:value-type="string">
            <text:p>"User Access",</text:p>
          </table:table-cell>
          <table:table-cell table:formula="of:=[.$I$1]&amp;[.D8]&amp;[.$J$1]&amp;[.$K$1]" office:value-type="string" office:string-value="&quot;&quot;," calcext:value-type="string">
            <text:p>"",</text:p>
          </table:table-cell>
        </table:table-row>
        <table:table-row table:style-name="ro1">
          <table:table-cell office:value-type="float" office:value="150143.4" calcext:value-type="float">
            <text:p>150143.4</text:p>
          </table:table-cell>
          <table:table-cell office:value-type="float" office:value="150143" calcext:value-type="float">
            <text:p>150143</text:p>
          </table:table-cell>
          <table:table-cell office:value-type="string" calcext:value-type="string">
            <text:p>Trading</text:p>
          </table:table-cell>
          <table:table-cell table:number-columns-repeated="11"/>
          <table:table-cell table:formula="of:=[.$I$1]&amp;[.A9]&amp;[.$J$1]&amp;[.$K$1]" office:value-type="string" office:string-value="&quot;150143.4&quot;," calcext:value-type="string">
            <text:p>"150143.4",</text:p>
          </table:table-cell>
          <table:table-cell table:formula="of:=[.$I$1]&amp;[.B9]&amp;[.$J$1]&amp;[.$K$1]" office:value-type="string" office:string-value="&quot;150143&quot;," calcext:value-type="string">
            <text:p>"150143",</text:p>
          </table:table-cell>
          <table:table-cell table:formula="of:=[.$I$1]&amp;[.C9]&amp;[.$J$1]&amp;[.$K$1]" office:value-type="string" office:string-value="&quot;Trading&quot;," calcext:value-type="string">
            <text:p>"Trading",</text:p>
          </table:table-cell>
          <table:table-cell table:formula="of:=[.$I$1]&amp;[.D9]&amp;[.$J$1]&amp;[.$K$1]" office:value-type="string" office:string-value="&quot;&quot;," calcext:value-type="string">
            <text:p>"",</text:p>
          </table:table-cell>
        </table:table-row>
        <table:table-row table:style-name="ro1">
          <table:table-cell office:value-type="float" office:value="150143.5" calcext:value-type="float">
            <text:p>150143.5</text:p>
          </table:table-cell>
          <table:table-cell office:value-type="float" office:value="150143" calcext:value-type="float">
            <text:p>150143</text:p>
          </table:table-cell>
          <table:table-cell office:value-type="string" calcext:value-type="string">
            <text:p>Operations</text:p>
          </table:table-cell>
          <table:table-cell table:number-columns-repeated="11"/>
          <table:table-cell table:formula="of:=[.$I$1]&amp;[.A10]&amp;[.$J$1]&amp;[.$K$1]" office:value-type="string" office:string-value="&quot;150143.5&quot;," calcext:value-type="string">
            <text:p>"150143.5",</text:p>
          </table:table-cell>
          <table:table-cell table:formula="of:=[.$I$1]&amp;[.B10]&amp;[.$J$1]&amp;[.$K$1]" office:value-type="string" office:string-value="&quot;150143&quot;," calcext:value-type="string">
            <text:p>"150143",</text:p>
          </table:table-cell>
          <table:table-cell table:formula="of:=[.$I$1]&amp;[.C10]&amp;[.$J$1]&amp;[.$K$1]" office:value-type="string" office:string-value="&quot;Operations&quot;," calcext:value-type="string">
            <text:p>"Operations",</text:p>
          </table:table-cell>
          <table:table-cell table:formula="of:=[.$I$1]&amp;[.D10]&amp;[.$J$1]&amp;[.$K$1]" office:value-type="string" office:string-value="&quot;&quot;," calcext:value-type="string">
            <text:p>"",</text:p>
          </table:table-cell>
        </table:table-row>
        <table:table-row table:style-name="ro1">
          <table:table-cell office:value-type="float" office:value="150143.6" calcext:value-type="float">
            <text:p>150143.6</text:p>
          </table:table-cell>
          <table:table-cell office:value-type="float" office:value="150143" calcext:value-type="float">
            <text:p>150143</text:p>
          </table:table-cell>
          <table:table-cell office:value-type="string" calcext:value-type="string">
            <text:p>General Accounting</text:p>
          </table:table-cell>
          <table:table-cell table:number-columns-repeated="11"/>
          <table:table-cell table:formula="of:=[.$I$1]&amp;[.A11]&amp;[.$J$1]&amp;[.$K$1]" office:value-type="string" office:string-value="&quot;150143.6&quot;," calcext:value-type="string">
            <text:p>"150143.6",</text:p>
          </table:table-cell>
          <table:table-cell table:formula="of:=[.$I$1]&amp;[.B11]&amp;[.$J$1]&amp;[.$K$1]" office:value-type="string" office:string-value="&quot;150143&quot;," calcext:value-type="string">
            <text:p>"150143",</text:p>
          </table:table-cell>
          <table:table-cell table:formula="of:=[.$I$1]&amp;[.C11]&amp;[.$J$1]&amp;[.$K$1]" office:value-type="string" office:string-value="&quot;General Accounting&quot;," calcext:value-type="string">
            <text:p>"General Accounting",</text:p>
          </table:table-cell>
          <table:table-cell table:formula="of:=[.$I$1]&amp;[.D11]&amp;[.$J$1]&amp;[.$K$1]" office:value-type="string" office:string-value="&quot;&quot;," calcext:value-type="string">
            <text:p>"",</text:p>
          </table:table-cell>
        </table:table-row>
        <table:table-row table:style-name="ro1">
          <table:table-cell office:value-type="float" office:value="150143.7" calcext:value-type="float">
            <text:p>150143.7</text:p>
          </table:table-cell>
          <table:table-cell office:value-type="float" office:value="150143" calcext:value-type="float">
            <text:p>150143</text:p>
          </table:table-cell>
          <table:table-cell office:value-type="string" calcext:value-type="string">
            <text:p>Fees</text:p>
          </table:table-cell>
          <table:table-cell table:number-columns-repeated="11"/>
          <table:table-cell table:formula="of:=[.$I$1]&amp;[.A12]&amp;[.$J$1]&amp;[.$K$1]" office:value-type="string" office:string-value="&quot;150143.7&quot;," calcext:value-type="string">
            <text:p>"150143.7",</text:p>
          </table:table-cell>
          <table:table-cell table:formula="of:=[.$I$1]&amp;[.B12]&amp;[.$J$1]&amp;[.$K$1]" office:value-type="string" office:string-value="&quot;150143&quot;," calcext:value-type="string">
            <text:p>"150143",</text:p>
          </table:table-cell>
          <table:table-cell table:formula="of:=[.$I$1]&amp;[.C12]&amp;[.$J$1]&amp;[.$K$1]" office:value-type="string" office:string-value="&quot;Fees&quot;," calcext:value-type="string">
            <text:p>"Fees",</text:p>
          </table:table-cell>
          <table:table-cell table:formula="of:=[.$I$1]&amp;[.D12]&amp;[.$J$1]&amp;[.$K$1]" office:value-type="string" office:string-value="&quot;&quot;," calcext:value-type="string">
            <text:p>"",</text:p>
          </table:table-cell>
        </table:table-row>
        <table:table-row table:style-name="ro1">
          <table:table-cell office:value-type="float" office:value="150143.8" calcext:value-type="float">
            <text:p>150143.8</text:p>
          </table:table-cell>
          <table:table-cell office:value-type="float" office:value="150143" calcext:value-type="float">
            <text:p>150143</text:p>
          </table:table-cell>
          <table:table-cell office:value-type="string" calcext:value-type="string">
            <text:p>Compliance</text:p>
          </table:table-cell>
          <table:table-cell table:number-columns-repeated="11"/>
          <table:table-cell table:formula="of:=[.$I$1]&amp;[.A13]&amp;[.$J$1]&amp;[.$K$1]" office:value-type="string" office:string-value="&quot;150143.8&quot;," calcext:value-type="string">
            <text:p>"150143.8",</text:p>
          </table:table-cell>
          <table:table-cell table:formula="of:=[.$I$1]&amp;[.B13]&amp;[.$J$1]&amp;[.$K$1]" office:value-type="string" office:string-value="&quot;150143&quot;," calcext:value-type="string">
            <text:p>"150143",</text:p>
          </table:table-cell>
          <table:table-cell table:formula="of:=[.$I$1]&amp;[.C13]&amp;[.$J$1]&amp;[.$K$1]" office:value-type="string" office:string-value="&quot;Compliance&quot;," calcext:value-type="string">
            <text:p>"Compliance",</text:p>
          </table:table-cell>
          <table:table-cell table:formula="of:=[.$I$1]&amp;[.D13]&amp;[.$J$1]&amp;[.$K$1]" office:value-type="string" office:string-value="&quot;&quot;," calcext:value-type="string">
            <text:p>"",</text:p>
          </table:table-cell>
        </table:table-row>
        <table:table-row table:style-name="ro1">
          <table:table-cell office:value-type="float" office:value="150143.9" calcext:value-type="float">
            <text:p>150143.9</text:p>
          </table:table-cell>
          <table:table-cell office:value-type="float" office:value="150143" calcext:value-type="float">
            <text:p>150143</text:p>
          </table:table-cell>
          <table:table-cell office:value-type="string" calcext:value-type="string">
            <text:p>Client Statements</text:p>
          </table:table-cell>
          <table:table-cell table:number-columns-repeated="11"/>
          <table:table-cell table:formula="of:=[.$I$1]&amp;[.A14]&amp;[.$J$1]&amp;[.$K$1]" office:value-type="string" office:string-value="&quot;150143.9&quot;," calcext:value-type="string">
            <text:p>"150143.9",</text:p>
          </table:table-cell>
          <table:table-cell table:formula="of:=[.$I$1]&amp;[.B14]&amp;[.$J$1]&amp;[.$K$1]" office:value-type="string" office:string-value="&quot;150143&quot;," calcext:value-type="string">
            <text:p>"150143",</text:p>
          </table:table-cell>
          <table:table-cell table:formula="of:=[.$I$1]&amp;[.C14]&amp;[.$J$1]&amp;[.$K$1]" office:value-type="string" office:string-value="&quot;Client Statements&quot;," calcext:value-type="string">
            <text:p>"Client Statements",</text:p>
          </table:table-cell>
          <table:table-cell table:formula="of:=[.$I$1]&amp;[.D14]&amp;[.$J$1]&amp;[.$K$1]" office:value-type="string" office:string-value="&quot;&quot;," calcext:value-type="string">
            <text:p>"",</text:p>
          </table:table-cell>
        </table:table-row>
        <table:table-row table:style-name="ro1">
          <table:table-cell table:number-columns-repeated="2" office:value-type="float" office:value="150145" calcext:value-type="float">
            <text:p>150145</text:p>
          </table:table-cell>
          <table:table-cell office:value-type="string" calcext:value-type="string">
            <text:p>General</text:p>
          </table:table-cell>
          <table:table-cell table:number-columns-repeated="11"/>
          <table:table-cell table:formula="of:=[.$I$1]&amp;[.A15]&amp;[.$J$1]&amp;[.$K$1]" office:value-type="string" office:string-value="&quot;150145&quot;," calcext:value-type="string">
            <text:p>"150145",</text:p>
          </table:table-cell>
          <table:table-cell table:formula="of:=[.$I$1]&amp;[.B15]&amp;[.$J$1]&amp;[.$K$1]" office:value-type="string" office:string-value="&quot;150145&quot;," calcext:value-type="string">
            <text:p>"150145",</text:p>
          </table:table-cell>
          <table:table-cell table:formula="of:=[.$I$1]&amp;[.C15]&amp;[.$J$1]&amp;[.$K$1]" office:value-type="string" office:string-value="&quot;General&quot;," calcext:value-type="string">
            <text:p>"General",</text:p>
          </table:table-cell>
          <table:table-cell table:formula="of:=[.$I$1]&amp;[.D15]&amp;[.$J$1]&amp;[.$K$1]" office:value-type="string" office:string-value="&quot;&quot;," calcext:value-type="string">
            <text:p>"",</text:p>
          </table:table-cell>
        </table:table-row>
        <table:table-row table:style-name="ro1">
          <table:table-cell office:value-type="float" office:value="150145.01" calcext:value-type="float">
            <text:p>150145.01</text:p>
          </table:table-cell>
          <table:table-cell office:value-type="float" office:value="150145" calcext:value-type="float">
            <text:p>150145</text:p>
          </table:table-cell>
          <table:table-cell office:value-type="string" calcext:value-type="string">
            <text:p>Sales, Marketing, and New Accounts / Products</text:p>
          </table:table-cell>
          <table:table-cell table:number-columns-repeated="11"/>
          <table:table-cell table:formula="of:=[.$I$1]&amp;[.A16]&amp;[.$J$1]&amp;[.$K$1]" office:value-type="string" office:string-value="&quot;150145.01&quot;," calcext:value-type="string">
            <text:p>"150145.01",</text:p>
          </table:table-cell>
          <table:table-cell table:formula="of:=[.$I$1]&amp;[.B16]&amp;[.$J$1]&amp;[.$K$1]" office:value-type="string" office:string-value="&quot;150145&quot;," calcext:value-type="string">
            <text:p>"150145",</text:p>
          </table:table-cell>
          <table:table-cell table:formula="of:=[.$I$1]&amp;[.C16]&amp;[.$J$1]&amp;[.$K$1]" office:value-type="string" office:string-value="&quot;Sales, Marketing, and New Accounts / Products&quot;," calcext:value-type="string">
            <text:p>"Sales, Marketing, and New Accounts / Products",</text:p>
          </table:table-cell>
          <table:table-cell table:formula="of:=[.$I$1]&amp;[.D16]&amp;[.$J$1]&amp;[.$K$1]" office:value-type="string" office:string-value="&quot;&quot;," calcext:value-type="string">
            <text:p>"",</text:p>
          </table:table-cell>
        </table:table-row>
        <table:table-row table:style-name="ro1">
          <table:table-cell office:value-type="float" office:value="150145.02" calcext:value-type="float">
            <text:p>150145.02</text:p>
          </table:table-cell>
          <table:table-cell office:value-type="float" office:value="150145" calcext:value-type="float">
            <text:p>150145</text:p>
          </table:table-cell>
          <table:table-cell office:value-type="string" calcext:value-type="string">
            <text:p>Investment Management</text:p>
          </table:table-cell>
          <table:table-cell table:number-columns-repeated="11"/>
          <table:table-cell table:formula="of:=[.$I$1]&amp;[.A17]&amp;[.$J$1]&amp;[.$K$1]" office:value-type="string" office:string-value="&quot;150145.02&quot;," calcext:value-type="string">
            <text:p>"150145.02",</text:p>
          </table:table-cell>
          <table:table-cell table:formula="of:=[.$I$1]&amp;[.B17]&amp;[.$J$1]&amp;[.$K$1]" office:value-type="string" office:string-value="&quot;150145&quot;," calcext:value-type="string">
            <text:p>"150145",</text:p>
          </table:table-cell>
          <table:table-cell table:formula="of:=[.$I$1]&amp;[.C17]&amp;[.$J$1]&amp;[.$K$1]" office:value-type="string" office:string-value="&quot;Investment Management&quot;," calcext:value-type="string">
            <text:p>"Investment Management",</text:p>
          </table:table-cell>
          <table:table-cell table:formula="of:=[.$I$1]&amp;[.D17]&amp;[.$J$1]&amp;[.$K$1]" office:value-type="string" office:string-value="&quot;&quot;," calcext:value-type="string">
            <text:p>"",</text:p>
          </table:table-cell>
        </table:table-row>
        <table:table-row table:style-name="ro1">
          <table:table-cell office:value-type="float" office:value="150145.03" calcext:value-type="float">
            <text:p>150145.03</text:p>
          </table:table-cell>
          <table:table-cell office:value-type="float" office:value="150145" calcext:value-type="float">
            <text:p>150145</text:p>
          </table:table-cell>
          <table:table-cell office:value-type="string" calcext:value-type="string">
            <text:p>Back Office Functions</text:p>
          </table:table-cell>
          <table:table-cell table:number-columns-repeated="11"/>
          <table:table-cell table:formula="of:=[.$I$1]&amp;[.A18]&amp;[.$J$1]&amp;[.$K$1]" office:value-type="string" office:string-value="&quot;150145.03&quot;," calcext:value-type="string">
            <text:p>"150145.03",</text:p>
          </table:table-cell>
          <table:table-cell table:formula="of:=[.$I$1]&amp;[.B18]&amp;[.$J$1]&amp;[.$K$1]" office:value-type="string" office:string-value="&quot;150145&quot;," calcext:value-type="string">
            <text:p>"150145",</text:p>
          </table:table-cell>
          <table:table-cell table:formula="of:=[.$I$1]&amp;[.C18]&amp;[.$J$1]&amp;[.$K$1]" office:value-type="string" office:string-value="&quot;Back Office Functions&quot;," calcext:value-type="string">
            <text:p>"Back Office Functions",</text:p>
          </table:table-cell>
          <table:table-cell table:formula="of:=[.$I$1]&amp;[.D18]&amp;[.$J$1]&amp;[.$K$1]" office:value-type="string" office:string-value="&quot;&quot;," calcext:value-type="string">
            <text:p>"",</text:p>
          </table:table-cell>
        </table:table-row>
        <table:table-row table:style-name="ro1">
          <table:table-cell office:value-type="float" office:value="150145.04" calcext:value-type="float">
            <text:p>150145.04</text:p>
          </table:table-cell>
          <table:table-cell office:value-type="float" office:value="150145" calcext:value-type="float">
            <text:p>150145</text:p>
          </table:table-cell>
          <table:table-cell office:value-type="string" calcext:value-type="string">
            <text:p>Risk Management / Portfolio Analytics</text:p>
          </table:table-cell>
          <table:table-cell table:number-columns-repeated="11"/>
          <table:table-cell table:formula="of:=[.$I$1]&amp;[.A19]&amp;[.$J$1]&amp;[.$K$1]" office:value-type="string" office:string-value="&quot;150145.04&quot;," calcext:value-type="string">
            <text:p>"150145.04",</text:p>
          </table:table-cell>
          <table:table-cell table:formula="of:=[.$I$1]&amp;[.B19]&amp;[.$J$1]&amp;[.$K$1]" office:value-type="string" office:string-value="&quot;150145&quot;," calcext:value-type="string">
            <text:p>"150145",</text:p>
          </table:table-cell>
          <table:table-cell table:formula="of:=[.$I$1]&amp;[.C19]&amp;[.$J$1]&amp;[.$K$1]" office:value-type="string" office:string-value="&quot;Risk Management / Portfolio Analytics&quot;," calcext:value-type="string">
            <text:p>"Risk Management / Portfolio Analytics",</text:p>
          </table:table-cell>
          <table:table-cell table:formula="of:=[.$I$1]&amp;[.D19]&amp;[.$J$1]&amp;[.$K$1]" office:value-type="string" office:string-value="&quot;&quot;," calcext:value-type="string">
            <text:p>"",</text:p>
          </table:table-cell>
        </table:table-row>
        <table:table-row table:style-name="ro1">
          <table:table-cell office:value-type="float" office:value="150145.05" calcext:value-type="float">
            <text:p>150145.05</text:p>
          </table:table-cell>
          <table:table-cell office:value-type="float" office:value="150145" calcext:value-type="float">
            <text:p>150145</text:p>
          </table:table-cell>
          <table:table-cell office:value-type="string" calcext:value-type="string">
            <text:p>Physical and Information Security</text:p>
          </table:table-cell>
          <table:table-cell table:number-columns-repeated="11"/>
          <table:table-cell table:formula="of:=[.$I$1]&amp;[.A20]&amp;[.$J$1]&amp;[.$K$1]" office:value-type="string" office:string-value="&quot;150145.05&quot;," calcext:value-type="string">
            <text:p>"150145.05",</text:p>
          </table:table-cell>
          <table:table-cell table:formula="of:=[.$I$1]&amp;[.B20]&amp;[.$J$1]&amp;[.$K$1]" office:value-type="string" office:string-value="&quot;150145&quot;," calcext:value-type="string">
            <text:p>"150145",</text:p>
          </table:table-cell>
          <table:table-cell table:formula="of:=[.$I$1]&amp;[.C20]&amp;[.$J$1]&amp;[.$K$1]" office:value-type="string" office:string-value="&quot;Physical and Information Security&quot;," calcext:value-type="string">
            <text:p>"Physical and Information Security",</text:p>
          </table:table-cell>
          <table:table-cell table:formula="of:=[.$I$1]&amp;[.D20]&amp;[.$J$1]&amp;[.$K$1]" office:value-type="string" office:string-value="&quot;&quot;," calcext:value-type="string">
            <text:p>"",</text:p>
          </table:table-cell>
        </table:table-row>
        <table:table-row table:style-name="ro1">
          <table:table-cell office:value-type="float" office:value="150145.07" calcext:value-type="float">
            <text:p>150145.07</text:p>
          </table:table-cell>
          <table:table-cell office:value-type="float" office:value="150145" calcext:value-type="float">
            <text:p>150145</text:p>
          </table:table-cell>
          <table:table-cell office:value-type="string" calcext:value-type="string">
            <text:p>BSA / AML / OFAC</text:p>
          </table:table-cell>
          <table:table-cell table:number-columns-repeated="11"/>
          <table:table-cell table:formula="of:=[.$I$1]&amp;[.A21]&amp;[.$J$1]&amp;[.$K$1]" office:value-type="string" office:string-value="&quot;150145.07&quot;," calcext:value-type="string">
            <text:p>"150145.07",</text:p>
          </table:table-cell>
          <table:table-cell table:formula="of:=[.$I$1]&amp;[.B21]&amp;[.$J$1]&amp;[.$K$1]" office:value-type="string" office:string-value="&quot;150145&quot;," calcext:value-type="string">
            <text:p>"150145",</text:p>
          </table:table-cell>
          <table:table-cell table:formula="of:=[.$I$1]&amp;[.C21]&amp;[.$J$1]&amp;[.$K$1]" office:value-type="string" office:string-value="&quot;BSA / AML / OFAC&quot;," calcext:value-type="string">
            <text:p>"BSA / AML / OFAC",</text:p>
          </table:table-cell>
          <table:table-cell table:formula="of:=[.$I$1]&amp;[.D21]&amp;[.$J$1]&amp;[.$K$1]" office:value-type="string" office:string-value="&quot;&quot;," calcext:value-type="string">
            <text:p>"",</text:p>
          </table:table-cell>
        </table:table-row>
        <table:table-row table:style-name="ro1">
          <table:table-cell office:value-type="float" office:value="150145.06" calcext:value-type="float">
            <text:p>150145.06</text:p>
          </table:table-cell>
          <table:table-cell office:value-type="float" office:value="150145" calcext:value-type="float">
            <text:p>150145</text:p>
          </table:table-cell>
          <table:table-cell office:value-type="string" calcext:value-type="string">
            <text:p>Compliance</text:p>
          </table:table-cell>
          <table:table-cell table:number-columns-repeated="11"/>
          <table:table-cell table:formula="of:=[.$I$1]&amp;[.A22]&amp;[.$J$1]&amp;[.$K$1]" office:value-type="string" office:string-value="&quot;150145.06&quot;," calcext:value-type="string">
            <text:p>"150145.06",</text:p>
          </table:table-cell>
          <table:table-cell table:formula="of:=[.$I$1]&amp;[.B22]&amp;[.$J$1]&amp;[.$K$1]" office:value-type="string" office:string-value="&quot;150145&quot;," calcext:value-type="string">
            <text:p>"150145",</text:p>
          </table:table-cell>
          <table:table-cell table:formula="of:=[.$I$1]&amp;[.C22]&amp;[.$J$1]&amp;[.$K$1]" office:value-type="string" office:string-value="&quot;Compliance&quot;," calcext:value-type="string">
            <text:p>"Compliance",</text:p>
          </table:table-cell>
          <table:table-cell table:formula="of:=[.$I$1]&amp;[.D22]&amp;[.$J$1]&amp;[.$K$1]" office:value-type="string" office:string-value="&quot;&quot;," calcext:value-type="string">
            <text:p>"",</text:p>
          </table:table-cell>
        </table:table-row>
        <table:table-row table:style-name="ro1">
          <table:table-cell table:number-columns-repeated="2" office:value-type="float" office:value="150182" calcext:value-type="float">
            <text:p>150182</text:p>
          </table:table-cell>
          <table:table-cell office:value-type="string" calcext:value-type="string">
            <text:p>General</text:p>
          </table:table-cell>
          <table:table-cell table:number-columns-repeated="11"/>
          <table:table-cell table:formula="of:=[.$I$1]&amp;[.A23]&amp;[.$J$1]&amp;[.$K$1]" office:value-type="string" office:string-value="&quot;150182&quot;," calcext:value-type="string">
            <text:p>"150182",</text:p>
          </table:table-cell>
          <table:table-cell table:formula="of:=[.$I$1]&amp;[.B23]&amp;[.$J$1]&amp;[.$K$1]" office:value-type="string" office:string-value="&quot;150182&quot;," calcext:value-type="string">
            <text:p>"150182",</text:p>
          </table:table-cell>
          <table:table-cell table:formula="of:=[.$I$1]&amp;[.C23]&amp;[.$J$1]&amp;[.$K$1]" office:value-type="string" office:string-value="&quot;General&quot;," calcext:value-type="string">
            <text:p>"General",</text:p>
          </table:table-cell>
          <table:table-cell table:formula="of:=[.$I$1]&amp;[.D23]&amp;[.$J$1]&amp;[.$K$1]" office:value-type="string" office:string-value="&quot;&quot;," calcext:value-type="string">
            <text:p>"",</text:p>
          </table:table-cell>
        </table:table-row>
        <table:table-row table:style-name="ro1">
          <table:table-cell office:value-type="float" office:value="150182.1" calcext:value-type="float">
            <text:p>150182.1</text:p>
          </table:table-cell>
          <table:table-cell office:value-type="float" office:value="150182" calcext:value-type="float">
            <text:p>150182</text:p>
          </table:table-cell>
          <table:table-cell office:value-type="string" calcext:value-type="string">
            <text:p>Issues Management Process</text:p>
          </table:table-cell>
          <table:table-cell table:number-columns-repeated="11"/>
          <table:table-cell table:formula="of:=[.$I$1]&amp;[.A24]&amp;[.$J$1]&amp;[.$K$1]" office:value-type="string" office:string-value="&quot;150182.1&quot;," calcext:value-type="string">
            <text:p>"150182.1",</text:p>
          </table:table-cell>
          <table:table-cell table:formula="of:=[.$I$1]&amp;[.B24]&amp;[.$J$1]&amp;[.$K$1]" office:value-type="string" office:string-value="&quot;150182&quot;," calcext:value-type="string">
            <text:p>"150182",</text:p>
          </table:table-cell>
          <table:table-cell table:formula="of:=[.$I$1]&amp;[.C24]&amp;[.$J$1]&amp;[.$K$1]" office:value-type="string" office:string-value="&quot;Issues Management Process&quot;," calcext:value-type="string">
            <text:p>"Issues Management Process",</text:p>
          </table:table-cell>
          <table:table-cell table:formula="of:=[.$I$1]&amp;[.D24]&amp;[.$J$1]&amp;[.$K$1]" office:value-type="string" office:string-value="&quot;&quot;," calcext:value-type="string">
            <text:p>"",</text:p>
          </table:table-cell>
        </table:table-row>
        <table:table-row table:style-name="ro1">
          <table:table-cell office:value-type="float" office:value="150182.2" calcext:value-type="float">
            <text:p>150182.2</text:p>
          </table:table-cell>
          <table:table-cell office:value-type="float" office:value="150182" calcext:value-type="float">
            <text:p>150182</text:p>
          </table:table-cell>
          <table:table-cell office:value-type="string" calcext:value-type="string">
            <text:p>Data Integrity</text:p>
          </table:table-cell>
          <table:table-cell table:number-columns-repeated="11"/>
          <table:table-cell table:formula="of:=[.$I$1]&amp;[.A25]&amp;[.$J$1]&amp;[.$K$1]" office:value-type="string" office:string-value="&quot;150182.2&quot;," calcext:value-type="string">
            <text:p>"150182.2",</text:p>
          </table:table-cell>
          <table:table-cell table:formula="of:=[.$I$1]&amp;[.B25]&amp;[.$J$1]&amp;[.$K$1]" office:value-type="string" office:string-value="&quot;150182&quot;," calcext:value-type="string">
            <text:p>"150182",</text:p>
          </table:table-cell>
          <table:table-cell table:formula="of:=[.$I$1]&amp;[.C25]&amp;[.$J$1]&amp;[.$K$1]" office:value-type="string" office:string-value="&quot;Data Integrity&quot;," calcext:value-type="string">
            <text:p>"Data Integrity",</text:p>
          </table:table-cell>
          <table:table-cell table:formula="of:=[.$I$1]&amp;[.D25]&amp;[.$J$1]&amp;[.$K$1]" office:value-type="string" office:string-value="&quot;&quot;," calcext:value-type="string">
            <text:p>"",</text:p>
          </table:table-cell>
        </table:table-row>
        <table:table-row table:style-name="ro1">
          <table:table-cell table:number-columns-repeated="2" office:value-type="float" office:value="150848" calcext:value-type="float">
            <text:p>150848</text:p>
          </table:table-cell>
          <table:table-cell office:value-type="string" calcext:value-type="string">
            <text:p>General</text:p>
          </table:table-cell>
          <table:table-cell table:number-columns-repeated="11"/>
          <table:table-cell table:formula="of:=[.$I$1]&amp;[.A26]&amp;[.$J$1]&amp;[.$K$1]" office:value-type="string" office:string-value="&quot;150848&quot;," calcext:value-type="string">
            <text:p>"150848",</text:p>
          </table:table-cell>
          <table:table-cell table:formula="of:=[.$I$1]&amp;[.B26]&amp;[.$J$1]&amp;[.$K$1]" office:value-type="string" office:string-value="&quot;150848&quot;," calcext:value-type="string">
            <text:p>"150848",</text:p>
          </table:table-cell>
          <table:table-cell table:formula="of:=[.$I$1]&amp;[.C26]&amp;[.$J$1]&amp;[.$K$1]" office:value-type="string" office:string-value="&quot;General&quot;," calcext:value-type="string">
            <text:p>"General",</text:p>
          </table:table-cell>
          <table:table-cell table:formula="of:=[.$I$1]&amp;[.D26]&amp;[.$J$1]&amp;[.$K$1]" office:value-type="string" office:string-value="&quot;&quot;," calcext:value-type="string">
            <text:p>"",</text:p>
          </table:table-cell>
        </table:table-row>
        <table:table-row table:style-name="ro1">
          <table:table-cell office:value-type="string" calcext:value-type="string">
            <text:p>160038.A</text:p>
          </table:table-cell>
          <table:table-cell office:value-type="float" office:value="160038" calcext:value-type="float">
            <text:p>160038</text:p>
          </table:table-cell>
          <table:table-cell office:value-type="string" calcext:value-type="string">
            <text:p>Admin</text:p>
          </table:table-cell>
          <table:table-cell table:number-columns-repeated="11"/>
          <table:table-cell table:formula="of:=[.$I$1]&amp;[.A27]&amp;[.$J$1]&amp;[.$K$1]" office:value-type="string" office:string-value="&quot;160038.A&quot;," calcext:value-type="string">
            <text:p>"160038.A",</text:p>
          </table:table-cell>
          <table:table-cell table:formula="of:=[.$I$1]&amp;[.B27]&amp;[.$J$1]&amp;[.$K$1]" office:value-type="string" office:string-value="&quot;160038&quot;," calcext:value-type="string">
            <text:p>"160038",</text:p>
          </table:table-cell>
          <table:table-cell table:formula="of:=[.$I$1]&amp;[.C27]&amp;[.$J$1]&amp;[.$K$1]" office:value-type="string" office:string-value="&quot;Admin&quot;," calcext:value-type="string">
            <text:p>"Admin",</text:p>
          </table:table-cell>
          <table:table-cell table:formula="of:=[.$I$1]&amp;[.D27]&amp;[.$J$1]&amp;[.$K$1]" office:value-type="string" office:string-value="&quot;&quot;," calcext:value-type="string">
            <text:p>"",</text:p>
          </table:table-cell>
        </table:table-row>
        <table:table-row table:style-name="ro1">
          <table:table-cell office:value-type="string" calcext:value-type="string">
            <text:p>160038.P</text:p>
          </table:table-cell>
          <table:table-cell office:value-type="float" office:value="160038" calcext:value-type="float">
            <text:p>160038</text:p>
          </table:table-cell>
          <table:table-cell office:value-type="string" calcext:value-type="string">
            <text:p>Planning</text:p>
          </table:table-cell>
          <table:table-cell table:number-columns-repeated="11"/>
          <table:table-cell table:formula="of:=[.$I$1]&amp;[.A28]&amp;[.$J$1]&amp;[.$K$1]" office:value-type="string" office:string-value="&quot;160038.P&quot;," calcext:value-type="string">
            <text:p>"160038.P",</text:p>
          </table:table-cell>
          <table:table-cell table:formula="of:=[.$I$1]&amp;[.B28]&amp;[.$J$1]&amp;[.$K$1]" office:value-type="string" office:string-value="&quot;160038&quot;," calcext:value-type="string">
            <text:p>"160038",</text:p>
          </table:table-cell>
          <table:table-cell table:formula="of:=[.$I$1]&amp;[.C28]&amp;[.$J$1]&amp;[.$K$1]" office:value-type="string" office:string-value="&quot;Planning&quot;," calcext:value-type="string">
            <text:p>"Planning",</text:p>
          </table:table-cell>
          <table:table-cell table:formula="of:=[.$I$1]&amp;[.D28]&amp;[.$J$1]&amp;[.$K$1]" office:value-type="string" office:string-value="&quot;&quot;," calcext:value-type="string">
            <text:p>"",</text:p>
          </table:table-cell>
        </table:table-row>
        <table:table-row table:style-name="ro1">
          <table:table-cell office:value-type="string" calcext:value-type="string">
            <text:p>160038.R</text:p>
          </table:table-cell>
          <table:table-cell office:value-type="float" office:value="160038" calcext:value-type="float">
            <text:p>160038</text:p>
          </table:table-cell>
          <table:table-cell office:value-type="string" calcext:value-type="string">
            <text:p>FMG Reporting</text:p>
          </table:table-cell>
          <table:table-cell table:number-columns-repeated="11"/>
          <table:table-cell table:formula="of:=[.$I$1]&amp;[.A29]&amp;[.$J$1]&amp;[.$K$1]" office:value-type="string" office:string-value="&quot;160038.R&quot;," calcext:value-type="string">
            <text:p>"160038.R",</text:p>
          </table:table-cell>
          <table:table-cell table:formula="of:=[.$I$1]&amp;[.B29]&amp;[.$J$1]&amp;[.$K$1]" office:value-type="string" office:string-value="&quot;160038&quot;," calcext:value-type="string">
            <text:p>"160038",</text:p>
          </table:table-cell>
          <table:table-cell table:formula="of:=[.$I$1]&amp;[.C29]&amp;[.$J$1]&amp;[.$K$1]" office:value-type="string" office:string-value="&quot;FMG Reporting&quot;," calcext:value-type="string">
            <text:p>"FMG Reporting",</text:p>
          </table:table-cell>
          <table:table-cell table:formula="of:=[.$I$1]&amp;[.D29]&amp;[.$J$1]&amp;[.$K$1]" office:value-type="string" office:string-value="&quot;&quot;," calcext:value-type="string">
            <text:p>"",</text:p>
          </table:table-cell>
        </table:table-row>
        <table:table-row table:style-name="ro1">
          <table:table-cell office:value-type="float" office:value="160038.1" calcext:value-type="float">
            <text:p>160038.1</text:p>
          </table:table-cell>
          <table:table-cell office:value-type="float" office:value="160038" calcext:value-type="float">
            <text:p>160038</text:p>
          </table:table-cell>
          <table:table-cell office:value-type="string" calcext:value-type="string">
            <text:p>FMG Money Mkt Reform</text:p>
          </table:table-cell>
          <table:table-cell table:number-columns-repeated="11"/>
          <table:table-cell table:formula="of:=[.$I$1]&amp;[.A30]&amp;[.$J$1]&amp;[.$K$1]" office:value-type="string" office:string-value="&quot;160038.1&quot;," calcext:value-type="string">
            <text:p>"160038.1",</text:p>
          </table:table-cell>
          <table:table-cell table:formula="of:=[.$I$1]&amp;[.B30]&amp;[.$J$1]&amp;[.$K$1]" office:value-type="string" office:string-value="&quot;160038&quot;," calcext:value-type="string">
            <text:p>"160038",</text:p>
          </table:table-cell>
          <table:table-cell table:formula="of:=[.$I$1]&amp;[.C30]&amp;[.$J$1]&amp;[.$K$1]" office:value-type="string" office:string-value="&quot;FMG Money Mkt Reform&quot;," calcext:value-type="string">
            <text:p>"FMG Money Mkt Reform",</text:p>
          </table:table-cell>
          <table:table-cell table:formula="of:=[.$I$1]&amp;[.D30]&amp;[.$J$1]&amp;[.$K$1]" office:value-type="string" office:string-value="&quot;&quot;," calcext:value-type="string">
            <text:p>"",</text:p>
          </table:table-cell>
        </table:table-row>
        <table:table-row table:style-name="ro1">
          <table:table-cell office:value-type="float" office:value="160038.2" calcext:value-type="float">
            <text:p>160038.2</text:p>
          </table:table-cell>
          <table:table-cell office:value-type="float" office:value="160038" calcext:value-type="float">
            <text:p>160038</text:p>
          </table:table-cell>
          <table:table-cell office:value-type="string" calcext:value-type="string">
            <text:p>FMG Sales</text:p>
          </table:table-cell>
          <table:table-cell table:number-columns-repeated="11"/>
          <table:table-cell table:formula="of:=[.$I$1]&amp;[.A31]&amp;[.$J$1]&amp;[.$K$1]" office:value-type="string" office:string-value="&quot;160038.2&quot;," calcext:value-type="string">
            <text:p>"160038.2",</text:p>
          </table:table-cell>
          <table:table-cell table:formula="of:=[.$I$1]&amp;[.B31]&amp;[.$J$1]&amp;[.$K$1]" office:value-type="string" office:string-value="&quot;160038&quot;," calcext:value-type="string">
            <text:p>"160038",</text:p>
          </table:table-cell>
          <table:table-cell table:formula="of:=[.$I$1]&amp;[.C31]&amp;[.$J$1]&amp;[.$K$1]" office:value-type="string" office:string-value="&quot;FMG Sales&quot;," calcext:value-type="string">
            <text:p>"FMG Sales",</text:p>
          </table:table-cell>
          <table:table-cell table:formula="of:=[.$I$1]&amp;[.D31]&amp;[.$J$1]&amp;[.$K$1]" office:value-type="string" office:string-value="&quot;&quot;," calcext:value-type="string">
            <text:p>"",</text:p>
          </table:table-cell>
        </table:table-row>
        <table:table-row table:style-name="ro1">
          <table:table-cell office:value-type="float" office:value="160038.3" calcext:value-type="float">
            <text:p>160038.3</text:p>
          </table:table-cell>
          <table:table-cell office:value-type="float" office:value="160038" calcext:value-type="float">
            <text:p>160038</text:p>
          </table:table-cell>
          <table:table-cell office:value-type="string" calcext:value-type="string">
            <text:p>FMG Move Money</text:p>
          </table:table-cell>
          <table:table-cell table:number-columns-repeated="11"/>
          <table:table-cell table:formula="of:=[.$I$1]&amp;[.A32]&amp;[.$J$1]&amp;[.$K$1]" office:value-type="string" office:string-value="&quot;160038.3&quot;," calcext:value-type="string">
            <text:p>"160038.3",</text:p>
          </table:table-cell>
          <table:table-cell table:formula="of:=[.$I$1]&amp;[.B32]&amp;[.$J$1]&amp;[.$K$1]" office:value-type="string" office:string-value="&quot;160038&quot;," calcext:value-type="string">
            <text:p>"160038",</text:p>
          </table:table-cell>
          <table:table-cell table:formula="of:=[.$I$1]&amp;[.C32]&amp;[.$J$1]&amp;[.$K$1]" office:value-type="string" office:string-value="&quot;FMG Move Money&quot;," calcext:value-type="string">
            <text:p>"FMG Move Money",</text:p>
          </table:table-cell>
          <table:table-cell table:formula="of:=[.$I$1]&amp;[.D32]&amp;[.$J$1]&amp;[.$K$1]" office:value-type="string" office:string-value="&quot;&quot;," calcext:value-type="string">
            <text:p>"",</text:p>
          </table:table-cell>
        </table:table-row>
        <table:table-row table:style-name="ro1">
          <table:table-cell office:value-type="float" office:value="160038.4" calcext:value-type="float">
            <text:p>160038.4</text:p>
          </table:table-cell>
          <table:table-cell office:value-type="float" office:value="160038" calcext:value-type="float">
            <text:p>160038</text:p>
          </table:table-cell>
          <table:table-cell office:value-type="string" calcext:value-type="string">
            <text:p>FMG Pricing</text:p>
          </table:table-cell>
          <table:table-cell table:number-columns-repeated="11"/>
          <table:table-cell table:formula="of:=[.$I$1]&amp;[.A33]&amp;[.$J$1]&amp;[.$K$1]" office:value-type="string" office:string-value="&quot;160038.4&quot;," calcext:value-type="string">
            <text:p>"160038.4",</text:p>
          </table:table-cell>
          <table:table-cell table:formula="of:=[.$I$1]&amp;[.B33]&amp;[.$J$1]&amp;[.$K$1]" office:value-type="string" office:string-value="&quot;160038&quot;," calcext:value-type="string">
            <text:p>"160038",</text:p>
          </table:table-cell>
          <table:table-cell table:formula="of:=[.$I$1]&amp;[.C33]&amp;[.$J$1]&amp;[.$K$1]" office:value-type="string" office:string-value="&quot;FMG Pricing&quot;," calcext:value-type="string">
            <text:p>"FMG Pricing",</text:p>
          </table:table-cell>
          <table:table-cell table:formula="of:=[.$I$1]&amp;[.D33]&amp;[.$J$1]&amp;[.$K$1]" office:value-type="string" office:string-value="&quot;&quot;," calcext:value-type="string">
            <text:p>"",</text:p>
          </table:table-cell>
        </table:table-row>
        <table:table-row table:style-name="ro1">
          <table:table-cell office:value-type="float" office:value="160038.5" calcext:value-type="float">
            <text:p>160038.5</text:p>
          </table:table-cell>
          <table:table-cell office:value-type="float" office:value="160038" calcext:value-type="float">
            <text:p>160038</text:p>
          </table:table-cell>
          <table:table-cell office:value-type="string" calcext:value-type="string">
            <text:p>FMG Manage Portfolio</text:p>
          </table:table-cell>
          <table:table-cell table:number-columns-repeated="11"/>
          <table:table-cell table:formula="of:=[.$I$1]&amp;[.A34]&amp;[.$J$1]&amp;[.$K$1]" office:value-type="string" office:string-value="&quot;160038.5&quot;," calcext:value-type="string">
            <text:p>"160038.5",</text:p>
          </table:table-cell>
          <table:table-cell table:formula="of:=[.$I$1]&amp;[.B34]&amp;[.$J$1]&amp;[.$K$1]" office:value-type="string" office:string-value="&quot;160038&quot;," calcext:value-type="string">
            <text:p>"160038",</text:p>
          </table:table-cell>
          <table:table-cell table:formula="of:=[.$I$1]&amp;[.C34]&amp;[.$J$1]&amp;[.$K$1]" office:value-type="string" office:string-value="&quot;FMG Manage Portfolio&quot;," calcext:value-type="string">
            <text:p>"FMG Manage Portfolio",</text:p>
          </table:table-cell>
          <table:table-cell table:formula="of:=[.$I$1]&amp;[.D34]&amp;[.$J$1]&amp;[.$K$1]" office:value-type="string" office:string-value="&quot;&quot;," calcext:value-type="string">
            <text:p>"",</text:p>
          </table:table-cell>
        </table:table-row>
        <table:table-row table:style-name="ro1">
          <table:table-cell office:value-type="float" office:value="160038.6" calcext:value-type="float">
            <text:p>160038.6</text:p>
          </table:table-cell>
          <table:table-cell office:value-type="float" office:value="160038" calcext:value-type="float">
            <text:p>160038</text:p>
          </table:table-cell>
          <table:table-cell office:value-type="string" calcext:value-type="string">
            <text:p>FMG Confidential Info</text:p>
          </table:table-cell>
          <table:table-cell table:number-columns-repeated="11"/>
          <table:table-cell table:formula="of:=[.$I$1]&amp;[.A35]&amp;[.$J$1]&amp;[.$K$1]" office:value-type="string" office:string-value="&quot;160038.6&quot;," calcext:value-type="string">
            <text:p>"160038.6",</text:p>
          </table:table-cell>
          <table:table-cell table:formula="of:=[.$I$1]&amp;[.B35]&amp;[.$J$1]&amp;[.$K$1]" office:value-type="string" office:string-value="&quot;160038&quot;," calcext:value-type="string">
            <text:p>"160038",</text:p>
          </table:table-cell>
          <table:table-cell table:formula="of:=[.$I$1]&amp;[.C35]&amp;[.$J$1]&amp;[.$K$1]" office:value-type="string" office:string-value="&quot;FMG Confidential Info&quot;," calcext:value-type="string">
            <text:p>"FMG Confidential Info",</text:p>
          </table:table-cell>
          <table:table-cell table:formula="of:=[.$I$1]&amp;[.D35]&amp;[.$J$1]&amp;[.$K$1]" office:value-type="string" office:string-value="&quot;&quot;," calcext:value-type="string">
            <text:p>"",</text:p>
          </table:table-cell>
        </table:table-row>
        <table:table-row table:style-name="ro1">
          <table:table-cell office:value-type="float" office:value="160038.7" calcext:value-type="float">
            <text:p>160038.7</text:p>
          </table:table-cell>
          <table:table-cell office:value-type="float" office:value="160038" calcext:value-type="float">
            <text:p>160038</text:p>
          </table:table-cell>
          <table:table-cell office:value-type="string" calcext:value-type="string">
            <text:p>Compliance</text:p>
          </table:table-cell>
          <table:table-cell table:number-columns-repeated="11"/>
          <table:table-cell table:formula="of:=[.$I$1]&amp;[.A36]&amp;[.$J$1]&amp;[.$K$1]" office:value-type="string" office:string-value="&quot;160038.7&quot;," calcext:value-type="string">
            <text:p>"160038.7",</text:p>
          </table:table-cell>
          <table:table-cell table:formula="of:=[.$I$1]&amp;[.B36]&amp;[.$J$1]&amp;[.$K$1]" office:value-type="string" office:string-value="&quot;160038&quot;," calcext:value-type="string">
            <text:p>"160038",</text:p>
          </table:table-cell>
          <table:table-cell table:formula="of:=[.$I$1]&amp;[.C36]&amp;[.$J$1]&amp;[.$K$1]" office:value-type="string" office:string-value="&quot;Compliance&quot;," calcext:value-type="string">
            <text:p>"Compliance",</text:p>
          </table:table-cell>
          <table:table-cell table:formula="of:=[.$I$1]&amp;[.D36]&amp;[.$J$1]&amp;[.$K$1]" office:value-type="string" office:string-value="&quot;&quot;," calcext:value-type="string">
            <text:p>"",</text:p>
          </table:table-cell>
        </table:table-row>
        <table:table-row table:style-name="ro1">
          <table:table-cell office:value-type="float" office:value="160038.8" calcext:value-type="float">
            <text:p>160038.8</text:p>
          </table:table-cell>
          <table:table-cell office:value-type="float" office:value="160038" calcext:value-type="float">
            <text:p>160038</text:p>
          </table:table-cell>
          <table:table-cell office:value-type="string" calcext:value-type="string">
            <text:p>Third Parties</text:p>
          </table:table-cell>
          <table:table-cell table:number-columns-repeated="11"/>
          <table:table-cell table:formula="of:=[.$I$1]&amp;[.A37]&amp;[.$J$1]&amp;[.$K$1]" office:value-type="string" office:string-value="&quot;160038.8&quot;," calcext:value-type="string">
            <text:p>"160038.8",</text:p>
          </table:table-cell>
          <table:table-cell table:formula="of:=[.$I$1]&amp;[.B37]&amp;[.$J$1]&amp;[.$K$1]" office:value-type="string" office:string-value="&quot;160038&quot;," calcext:value-type="string">
            <text:p>"160038",</text:p>
          </table:table-cell>
          <table:table-cell table:formula="of:=[.$I$1]&amp;[.C37]&amp;[.$J$1]&amp;[.$K$1]" office:value-type="string" office:string-value="&quot;Third Parties&quot;," calcext:value-type="string">
            <text:p>"Third Parties",</text:p>
          </table:table-cell>
          <table:table-cell table:formula="of:=[.$I$1]&amp;[.D37]&amp;[.$J$1]&amp;[.$K$1]" office:value-type="string" office:string-value="&quot;&quot;," calcext:value-type="string">
            <text:p>"",</text:p>
          </table:table-cell>
        </table:table-row>
        <table:table-row table:style-name="ro1">
          <table:table-cell office:value-type="float" office:value="160038.9" calcext:value-type="float">
            <text:p>160038.9</text:p>
          </table:table-cell>
          <table:table-cell office:value-type="float" office:value="160038" calcext:value-type="float">
            <text:p>160038</text:p>
          </table:table-cell>
          <table:table-cell office:value-type="string" calcext:value-type="string">
            <text:p>Board Reporting</text:p>
          </table:table-cell>
          <table:table-cell table:number-columns-repeated="11"/>
          <table:table-cell table:formula="of:=[.$I$1]&amp;[.A38]&amp;[.$J$1]&amp;[.$K$1]" office:value-type="string" office:string-value="&quot;160038.9&quot;," calcext:value-type="string">
            <text:p>"160038.9",</text:p>
          </table:table-cell>
          <table:table-cell table:formula="of:=[.$I$1]&amp;[.B38]&amp;[.$J$1]&amp;[.$K$1]" office:value-type="string" office:string-value="&quot;160038&quot;," calcext:value-type="string">
            <text:p>"160038",</text:p>
          </table:table-cell>
          <table:table-cell table:formula="of:=[.$I$1]&amp;[.C38]&amp;[.$J$1]&amp;[.$K$1]" office:value-type="string" office:string-value="&quot;Board Reporting&quot;," calcext:value-type="string">
            <text:p>"Board Reporting",</text:p>
          </table:table-cell>
          <table:table-cell table:formula="of:=[.$I$1]&amp;[.D38]&amp;[.$J$1]&amp;[.$K$1]" office:value-type="string" office:string-value="&quot;&quot;," calcext:value-type="string">
            <text:p>"",</text:p>
          </table:table-cell>
        </table:table-row>
        <table:table-row table:style-name="ro1">
          <table:table-cell office:value-type="string" calcext:value-type="string">
            <text:p>160041.A</text:p>
          </table:table-cell>
          <table:table-cell office:value-type="float" office:value="160041" calcext:value-type="float">
            <text:p>160041</text:p>
          </table:table-cell>
          <table:table-cell office:value-type="string" calcext:value-type="string">
            <text:p>Admin</text:p>
          </table:table-cell>
          <table:table-cell table:number-columns-repeated="11"/>
          <table:table-cell table:formula="of:=[.$I$1]&amp;[.A39]&amp;[.$J$1]&amp;[.$K$1]" office:value-type="string" office:string-value="&quot;160041.A&quot;," calcext:value-type="string">
            <text:p>"160041.A",</text:p>
          </table:table-cell>
          <table:table-cell table:formula="of:=[.$I$1]&amp;[.B39]&amp;[.$J$1]&amp;[.$K$1]" office:value-type="string" office:string-value="&quot;160041&quot;," calcext:value-type="string">
            <text:p>"160041",</text:p>
          </table:table-cell>
          <table:table-cell table:formula="of:=[.$I$1]&amp;[.C39]&amp;[.$J$1]&amp;[.$K$1]" office:value-type="string" office:string-value="&quot;Admin&quot;," calcext:value-type="string">
            <text:p>"Admin",</text:p>
          </table:table-cell>
          <table:table-cell table:formula="of:=[.$I$1]&amp;[.D39]&amp;[.$J$1]&amp;[.$K$1]" office:value-type="string" office:string-value="&quot;&quot;," calcext:value-type="string">
            <text:p>"",</text:p>
          </table:table-cell>
        </table:table-row>
        <table:table-row table:style-name="ro1">
          <table:table-cell office:value-type="string" calcext:value-type="string">
            <text:p>160041.M</text:p>
          </table:table-cell>
          <table:table-cell office:value-type="float" office:value="160041" calcext:value-type="float">
            <text:p>160041</text:p>
          </table:table-cell>
          <table:table-cell office:value-type="string" calcext:value-type="string">
            <text:p>Meetings</text:p>
          </table:table-cell>
          <table:table-cell table:number-columns-repeated="11"/>
          <table:table-cell table:formula="of:=[.$I$1]&amp;[.A40]&amp;[.$J$1]&amp;[.$K$1]" office:value-type="string" office:string-value="&quot;160041.M&quot;," calcext:value-type="string">
            <text:p>"160041.M",</text:p>
          </table:table-cell>
          <table:table-cell table:formula="of:=[.$I$1]&amp;[.B40]&amp;[.$J$1]&amp;[.$K$1]" office:value-type="string" office:string-value="&quot;160041&quot;," calcext:value-type="string">
            <text:p>"160041",</text:p>
          </table:table-cell>
          <table:table-cell table:formula="of:=[.$I$1]&amp;[.C40]&amp;[.$J$1]&amp;[.$K$1]" office:value-type="string" office:string-value="&quot;Meetings&quot;," calcext:value-type="string">
            <text:p>"Meetings",</text:p>
          </table:table-cell>
          <table:table-cell table:formula="of:=[.$I$1]&amp;[.D40]&amp;[.$J$1]&amp;[.$K$1]" office:value-type="string" office:string-value="&quot;&quot;," calcext:value-type="string">
            <text:p>"",</text:p>
          </table:table-cell>
        </table:table-row>
        <table:table-row table:style-name="ro1">
          <table:table-cell office:value-type="float" office:value="160041.1" calcext:value-type="float">
            <text:p>160041.1</text:p>
          </table:table-cell>
          <table:table-cell office:value-type="float" office:value="160041" calcext:value-type="float">
            <text:p>160041</text:p>
          </table:table-cell>
          <table:table-cell office:value-type="string" calcext:value-type="string">
            <text:p>Meeting Notes</text:p>
          </table:table-cell>
          <table:table-cell table:number-columns-repeated="11"/>
          <table:table-cell table:formula="of:=[.$I$1]&amp;[.A41]&amp;[.$J$1]&amp;[.$K$1]" office:value-type="string" office:string-value="&quot;160041.1&quot;," calcext:value-type="string">
            <text:p>"160041.1",</text:p>
          </table:table-cell>
          <table:table-cell table:formula="of:=[.$I$1]&amp;[.B41]&amp;[.$J$1]&amp;[.$K$1]" office:value-type="string" office:string-value="&quot;160041&quot;," calcext:value-type="string">
            <text:p>"160041",</text:p>
          </table:table-cell>
          <table:table-cell table:formula="of:=[.$I$1]&amp;[.C41]&amp;[.$J$1]&amp;[.$K$1]" office:value-type="string" office:string-value="&quot;Meeting Notes&quot;," calcext:value-type="string">
            <text:p>"Meeting Notes",</text:p>
          </table:table-cell>
          <table:table-cell table:formula="of:=[.$I$1]&amp;[.D41]&amp;[.$J$1]&amp;[.$K$1]" office:value-type="string" office:string-value="&quot;&quot;," calcext:value-type="string">
            <text:p>"",</text:p>
          </table:table-cell>
        </table:table-row>
        <table:table-row table:style-name="ro1">
          <table:table-cell office:value-type="float" office:value="160041.2" calcext:value-type="float">
            <text:p>160041.2</text:p>
          </table:table-cell>
          <table:table-cell office:value-type="float" office:value="160041" calcext:value-type="float">
            <text:p>160041</text:p>
          </table:table-cell>
          <table:table-cell office:value-type="string" calcext:value-type="string">
            <text:p>SharePoint</text:p>
          </table:table-cell>
          <table:table-cell table:number-columns-repeated="11"/>
          <table:table-cell table:formula="of:=[.$I$1]&amp;[.A42]&amp;[.$J$1]&amp;[.$K$1]" office:value-type="string" office:string-value="&quot;160041.2&quot;," calcext:value-type="string">
            <text:p>"160041.2",</text:p>
          </table:table-cell>
          <table:table-cell table:formula="of:=[.$I$1]&amp;[.B42]&amp;[.$J$1]&amp;[.$K$1]" office:value-type="string" office:string-value="&quot;160041&quot;," calcext:value-type="string">
            <text:p>"160041",</text:p>
          </table:table-cell>
          <table:table-cell table:formula="of:=[.$I$1]&amp;[.C42]&amp;[.$J$1]&amp;[.$K$1]" office:value-type="string" office:string-value="&quot;SharePoint&quot;," calcext:value-type="string">
            <text:p>"SharePoint",</text:p>
          </table:table-cell>
          <table:table-cell table:formula="of:=[.$I$1]&amp;[.D42]&amp;[.$J$1]&amp;[.$K$1]" office:value-type="string" office:string-value="&quot;&quot;," calcext:value-type="string">
            <text:p>"",</text:p>
          </table:table-cell>
        </table:table-row>
        <table:table-row table:style-name="ro1">
          <table:table-cell office:value-type="string" calcext:value-type="string">
            <text:p>2012-RM-08.0.0</text:p>
          </table:table-cell>
          <table:table-cell office:value-type="string" calcext:value-type="string">
            <text:p>2012-RM-08</text:p>
          </table:table-cell>
          <table:table-cell office:value-type="string" calcext:value-type="string">
            <text:p>General</text:p>
          </table:table-cell>
          <table:table-cell table:number-columns-repeated="11"/>
          <table:table-cell table:formula="of:=[.$I$1]&amp;[.A43]&amp;[.$J$1]&amp;[.$K$1]" office:value-type="string" office:string-value="&quot;2012-RM-08.0.0&quot;," calcext:value-type="string">
            <text:p>"2012-RM-08.0.0",</text:p>
          </table:table-cell>
          <table:table-cell table:formula="of:=[.$I$1]&amp;[.B43]&amp;[.$J$1]&amp;[.$K$1]" office:value-type="string" office:string-value="&quot;2012-RM-08&quot;," calcext:value-type="string">
            <text:p>"2012-RM-08",</text:p>
          </table:table-cell>
          <table:table-cell table:formula="of:=[.$I$1]&amp;[.C43]&amp;[.$J$1]&amp;[.$K$1]" office:value-type="string" office:string-value="&quot;General&quot;," calcext:value-type="string">
            <text:p>"General",</text:p>
          </table:table-cell>
          <table:table-cell table:formula="of:=[.$I$1]&amp;[.D43]&amp;[.$J$1]&amp;[.$K$1]" office:value-type="string" office:string-value="&quot;&quot;," calcext:value-type="string">
            <text:p>"",</text:p>
          </table:table-cell>
        </table:table-row>
        <table:table-row table:style-name="ro1">
          <table:table-cell office:value-type="string" calcext:value-type="string">
            <text:p>2013-AM-04.0.0</text:p>
          </table:table-cell>
          <table:table-cell office:value-type="string" calcext:value-type="string">
            <text:p>2013-AM-04</text:p>
          </table:table-cell>
          <table:table-cell office:value-type="string" calcext:value-type="string">
            <text:p>General</text:p>
          </table:table-cell>
          <table:table-cell table:number-columns-repeated="11"/>
          <table:table-cell table:formula="of:=[.$I$1]&amp;[.A44]&amp;[.$J$1]&amp;[.$K$1]" office:value-type="string" office:string-value="&quot;2013-AM-04.0.0&quot;," calcext:value-type="string">
            <text:p>"2013-AM-04.0.0",</text:p>
          </table:table-cell>
          <table:table-cell table:formula="of:=[.$I$1]&amp;[.B44]&amp;[.$J$1]&amp;[.$K$1]" office:value-type="string" office:string-value="&quot;2013-AM-04&quot;," calcext:value-type="string">
            <text:p>"2013-AM-04",</text:p>
          </table:table-cell>
          <table:table-cell table:formula="of:=[.$I$1]&amp;[.C44]&amp;[.$J$1]&amp;[.$K$1]" office:value-type="string" office:string-value="&quot;General&quot;," calcext:value-type="string">
            <text:p>"General",</text:p>
          </table:table-cell>
          <table:table-cell table:formula="of:=[.$I$1]&amp;[.D44]&amp;[.$J$1]&amp;[.$K$1]" office:value-type="string" office:string-value="&quot;&quot;," calcext:value-type="string">
            <text:p>"",</text:p>
          </table:table-cell>
        </table:table-row>
        <table:table-row table:style-name="ro1">
          <table:table-cell office:value-type="string" calcext:value-type="string">
            <text:p>2013-AM-04.B.2</text:p>
          </table:table-cell>
          <table:table-cell office:value-type="string" calcext:value-type="string">
            <text:p>2013-AM-04</text:p>
          </table:table-cell>
          <table:table-cell office:value-type="string" calcext:value-type="string">
            <text:p>Performance Monitoring</text:p>
          </table:table-cell>
          <table:table-cell table:number-columns-repeated="11"/>
          <table:table-cell table:formula="of:=[.$I$1]&amp;[.A45]&amp;[.$J$1]&amp;[.$K$1]" office:value-type="string" office:string-value="&quot;2013-AM-04.B.2&quot;," calcext:value-type="string">
            <text:p>"2013-AM-04.B.2",</text:p>
          </table:table-cell>
          <table:table-cell table:formula="of:=[.$I$1]&amp;[.B45]&amp;[.$J$1]&amp;[.$K$1]" office:value-type="string" office:string-value="&quot;2013-AM-04&quot;," calcext:value-type="string">
            <text:p>"2013-AM-04",</text:p>
          </table:table-cell>
          <table:table-cell table:formula="of:=[.$I$1]&amp;[.C45]&amp;[.$J$1]&amp;[.$K$1]" office:value-type="string" office:string-value="&quot;Performance Monitoring&quot;," calcext:value-type="string">
            <text:p>"Performance Monitoring",</text:p>
          </table:table-cell>
          <table:table-cell table:formula="of:=[.$I$1]&amp;[.D45]&amp;[.$J$1]&amp;[.$K$1]" office:value-type="string" office:string-value="&quot;&quot;," calcext:value-type="string">
            <text:p>"",</text:p>
          </table:table-cell>
        </table:table-row>
        <table:table-row table:style-name="ro1">
          <table:table-cell office:value-type="string" calcext:value-type="string">
            <text:p>2013-AM-04.B.3</text:p>
          </table:table-cell>
          <table:table-cell office:value-type="string" calcext:value-type="string">
            <text:p>2013-AM-04</text:p>
          </table:table-cell>
          <table:table-cell office:value-type="string" calcext:value-type="string">
            <text:p>Post-Trade Monitoring</text:p>
          </table:table-cell>
          <table:table-cell table:number-columns-repeated="11"/>
          <table:table-cell table:formula="of:=[.$I$1]&amp;[.A46]&amp;[.$J$1]&amp;[.$K$1]" office:value-type="string" office:string-value="&quot;2013-AM-04.B.3&quot;," calcext:value-type="string">
            <text:p>"2013-AM-04.B.3",</text:p>
          </table:table-cell>
          <table:table-cell table:formula="of:=[.$I$1]&amp;[.B46]&amp;[.$J$1]&amp;[.$K$1]" office:value-type="string" office:string-value="&quot;2013-AM-04&quot;," calcext:value-type="string">
            <text:p>"2013-AM-04",</text:p>
          </table:table-cell>
          <table:table-cell table:formula="of:=[.$I$1]&amp;[.C46]&amp;[.$J$1]&amp;[.$K$1]" office:value-type="string" office:string-value="&quot;Post-Trade Monitoring&quot;," calcext:value-type="string">
            <text:p>"Post-Trade Monitoring",</text:p>
          </table:table-cell>
          <table:table-cell table:formula="of:=[.$I$1]&amp;[.D46]&amp;[.$J$1]&amp;[.$K$1]" office:value-type="string" office:string-value="&quot;&quot;," calcext:value-type="string">
            <text:p>"",</text:p>
          </table:table-cell>
        </table:table-row>
        <table:table-row table:style-name="ro1">
          <table:table-cell office:value-type="string" calcext:value-type="string">
            <text:p>2013-AM-04.D.1</text:p>
          </table:table-cell>
          <table:table-cell office:value-type="string" calcext:value-type="string">
            <text:p>2013-AM-04</text:p>
          </table:table-cell>
          <table:table-cell office:value-type="string" calcext:value-type="string">
            <text:p>System Access</text:p>
          </table:table-cell>
          <table:table-cell table:number-columns-repeated="11"/>
          <table:table-cell table:formula="of:=[.$I$1]&amp;[.A47]&amp;[.$J$1]&amp;[.$K$1]" office:value-type="string" office:string-value="&quot;2013-AM-04.D.1&quot;," calcext:value-type="string">
            <text:p>"2013-AM-04.D.1",</text:p>
          </table:table-cell>
          <table:table-cell table:formula="of:=[.$I$1]&amp;[.B47]&amp;[.$J$1]&amp;[.$K$1]" office:value-type="string" office:string-value="&quot;2013-AM-04&quot;," calcext:value-type="string">
            <text:p>"2013-AM-04",</text:p>
          </table:table-cell>
          <table:table-cell table:formula="of:=[.$I$1]&amp;[.C47]&amp;[.$J$1]&amp;[.$K$1]" office:value-type="string" office:string-value="&quot;System Access&quot;," calcext:value-type="string">
            <text:p>"System Access",</text:p>
          </table:table-cell>
          <table:table-cell table:formula="of:=[.$I$1]&amp;[.D47]&amp;[.$J$1]&amp;[.$K$1]" office:value-type="string" office:string-value="&quot;&quot;," calcext:value-type="string">
            <text:p>"",</text:p>
          </table:table-cell>
        </table:table-row>
        <table:table-row table:style-name="ro1">
          <table:table-cell office:value-type="string" calcext:value-type="string">
            <text:p>2013-AM-04.E.1</text:p>
          </table:table-cell>
          <table:table-cell office:value-type="string" calcext:value-type="string">
            <text:p>2013-AM-04</text:p>
          </table:table-cell>
          <table:table-cell office:value-type="string" calcext:value-type="string">
            <text:p>BCP</text:p>
          </table:table-cell>
          <table:table-cell table:number-columns-repeated="11"/>
          <table:table-cell table:formula="of:=[.$I$1]&amp;[.A48]&amp;[.$J$1]&amp;[.$K$1]" office:value-type="string" office:string-value="&quot;2013-AM-04.E.1&quot;," calcext:value-type="string">
            <text:p>"2013-AM-04.E.1",</text:p>
          </table:table-cell>
          <table:table-cell table:formula="of:=[.$I$1]&amp;[.B48]&amp;[.$J$1]&amp;[.$K$1]" office:value-type="string" office:string-value="&quot;2013-AM-04&quot;," calcext:value-type="string">
            <text:p>"2013-AM-04",</text:p>
          </table:table-cell>
          <table:table-cell table:formula="of:=[.$I$1]&amp;[.C48]&amp;[.$J$1]&amp;[.$K$1]" office:value-type="string" office:string-value="&quot;BCP&quot;," calcext:value-type="string">
            <text:p>"BCP",</text:p>
          </table:table-cell>
          <table:table-cell table:formula="of:=[.$I$1]&amp;[.D48]&amp;[.$J$1]&amp;[.$K$1]" office:value-type="string" office:string-value="&quot;&quot;," calcext:value-type="string">
            <text:p>"",</text:p>
          </table:table-cell>
        </table:table-row>
        <table:table-row table:style-name="ro1">
          <table:table-cell office:value-type="string" calcext:value-type="string">
            <text:p>2013-AM-05.0.0</text:p>
          </table:table-cell>
          <table:table-cell office:value-type="string" calcext:value-type="string">
            <text:p>2013-AM-05</text:p>
          </table:table-cell>
          <table:table-cell office:value-type="string" calcext:value-type="string">
            <text:p>General</text:p>
          </table:table-cell>
          <table:table-cell table:number-columns-repeated="11"/>
          <table:table-cell table:formula="of:=[.$I$1]&amp;[.A49]&amp;[.$J$1]&amp;[.$K$1]" office:value-type="string" office:string-value="&quot;2013-AM-05.0.0&quot;," calcext:value-type="string">
            <text:p>"2013-AM-05.0.0",</text:p>
          </table:table-cell>
          <table:table-cell table:formula="of:=[.$I$1]&amp;[.B49]&amp;[.$J$1]&amp;[.$K$1]" office:value-type="string" office:string-value="&quot;2013-AM-05&quot;," calcext:value-type="string">
            <text:p>"2013-AM-05",</text:p>
          </table:table-cell>
          <table:table-cell table:formula="of:=[.$I$1]&amp;[.C49]&amp;[.$J$1]&amp;[.$K$1]" office:value-type="string" office:string-value="&quot;General&quot;," calcext:value-type="string">
            <text:p>"General",</text:p>
          </table:table-cell>
          <table:table-cell table:formula="of:=[.$I$1]&amp;[.D49]&amp;[.$J$1]&amp;[.$K$1]" office:value-type="string" office:string-value="&quot;&quot;," calcext:value-type="string">
            <text:p>"",</text:p>
          </table:table-cell>
        </table:table-row>
        <table:table-row table:style-name="ro1">
          <table:table-cell office:value-type="string" calcext:value-type="string">
            <text:p>2013-AM-05.B.1</text:p>
          </table:table-cell>
          <table:table-cell office:value-type="string" calcext:value-type="string">
            <text:p>2013-AM-05</text:p>
          </table:table-cell>
          <table:table-cell office:value-type="string" calcext:value-type="string">
            <text:p>Performance Monitoring</text:p>
          </table:table-cell>
          <table:table-cell table:number-columns-repeated="11"/>
          <table:table-cell table:formula="of:=[.$I$1]&amp;[.A50]&amp;[.$J$1]&amp;[.$K$1]" office:value-type="string" office:string-value="&quot;2013-AM-05.B.1&quot;," calcext:value-type="string">
            <text:p>"2013-AM-05.B.1",</text:p>
          </table:table-cell>
          <table:table-cell table:formula="of:=[.$I$1]&amp;[.B50]&amp;[.$J$1]&amp;[.$K$1]" office:value-type="string" office:string-value="&quot;2013-AM-05&quot;," calcext:value-type="string">
            <text:p>"2013-AM-05",</text:p>
          </table:table-cell>
          <table:table-cell table:formula="of:=[.$I$1]&amp;[.C50]&amp;[.$J$1]&amp;[.$K$1]" office:value-type="string" office:string-value="&quot;Performance Monitoring&quot;," calcext:value-type="string">
            <text:p>"Performance Monitoring",</text:p>
          </table:table-cell>
          <table:table-cell table:formula="of:=[.$I$1]&amp;[.D50]&amp;[.$J$1]&amp;[.$K$1]" office:value-type="string" office:string-value="&quot;&quot;," calcext:value-type="string">
            <text:p>"",</text:p>
          </table:table-cell>
        </table:table-row>
        <table:table-row table:style-name="ro1">
          <table:table-cell office:value-type="string" calcext:value-type="string">
            <text:p>2013-AM-05.B.2</text:p>
          </table:table-cell>
          <table:table-cell office:value-type="string" calcext:value-type="string">
            <text:p>2013-AM-05</text:p>
          </table:table-cell>
          <table:table-cell office:value-type="string" calcext:value-type="string">
            <text:p>Post-Trade Monitoring</text:p>
          </table:table-cell>
          <table:table-cell table:number-columns-repeated="11"/>
          <table:table-cell table:formula="of:=[.$I$1]&amp;[.A51]&amp;[.$J$1]&amp;[.$K$1]" office:value-type="string" office:string-value="&quot;2013-AM-05.B.2&quot;," calcext:value-type="string">
            <text:p>"2013-AM-05.B.2",</text:p>
          </table:table-cell>
          <table:table-cell table:formula="of:=[.$I$1]&amp;[.B51]&amp;[.$J$1]&amp;[.$K$1]" office:value-type="string" office:string-value="&quot;2013-AM-05&quot;," calcext:value-type="string">
            <text:p>"2013-AM-05",</text:p>
          </table:table-cell>
          <table:table-cell table:formula="of:=[.$I$1]&amp;[.C51]&amp;[.$J$1]&amp;[.$K$1]" office:value-type="string" office:string-value="&quot;Post-Trade Monitoring&quot;," calcext:value-type="string">
            <text:p>"Post-Trade Monitoring",</text:p>
          </table:table-cell>
          <table:table-cell table:formula="of:=[.$I$1]&amp;[.D51]&amp;[.$J$1]&amp;[.$K$1]" office:value-type="string" office:string-value="&quot;&quot;," calcext:value-type="string">
            <text:p>"",</text:p>
          </table:table-cell>
        </table:table-row>
        <table:table-row table:style-name="ro1">
          <table:table-cell office:value-type="string" calcext:value-type="string">
            <text:p>2013-AM-05.C.1</text:p>
          </table:table-cell>
          <table:table-cell office:value-type="string" calcext:value-type="string">
            <text:p>2013-AM-05</text:p>
          </table:table-cell>
          <table:table-cell office:value-type="string" calcext:value-type="string">
            <text:p>PM Trade Activity Monitoring</text:p>
          </table:table-cell>
          <table:table-cell table:number-columns-repeated="11"/>
          <table:table-cell table:formula="of:=[.$I$1]&amp;[.A52]&amp;[.$J$1]&amp;[.$K$1]" office:value-type="string" office:string-value="&quot;2013-AM-05.C.1&quot;," calcext:value-type="string">
            <text:p>"2013-AM-05.C.1",</text:p>
          </table:table-cell>
          <table:table-cell table:formula="of:=[.$I$1]&amp;[.B52]&amp;[.$J$1]&amp;[.$K$1]" office:value-type="string" office:string-value="&quot;2013-AM-05&quot;," calcext:value-type="string">
            <text:p>"2013-AM-05",</text:p>
          </table:table-cell>
          <table:table-cell table:formula="of:=[.$I$1]&amp;[.C52]&amp;[.$J$1]&amp;[.$K$1]" office:value-type="string" office:string-value="&quot;PM Trade Activity Monitoring&quot;," calcext:value-type="string">
            <text:p>"PM Trade Activity Monitoring",</text:p>
          </table:table-cell>
          <table:table-cell table:formula="of:=[.$I$1]&amp;[.D52]&amp;[.$J$1]&amp;[.$K$1]" office:value-type="string" office:string-value="&quot;&quot;," calcext:value-type="string">
            <text:p>"",</text:p>
          </table:table-cell>
        </table:table-row>
        <table:table-row table:style-name="ro1">
          <table:table-cell office:value-type="string" calcext:value-type="string">
            <text:p>2013-AM-05.E.1</text:p>
          </table:table-cell>
          <table:table-cell office:value-type="string" calcext:value-type="string">
            <text:p>2013-AM-05</text:p>
          </table:table-cell>
          <table:table-cell office:value-type="string" calcext:value-type="string">
            <text:p>System Access</text:p>
          </table:table-cell>
          <table:table-cell table:number-columns-repeated="11"/>
          <table:table-cell table:formula="of:=[.$I$1]&amp;[.A53]&amp;[.$J$1]&amp;[.$K$1]" office:value-type="string" office:string-value="&quot;2013-AM-05.E.1&quot;," calcext:value-type="string">
            <text:p>"2013-AM-05.E.1",</text:p>
          </table:table-cell>
          <table:table-cell table:formula="of:=[.$I$1]&amp;[.B53]&amp;[.$J$1]&amp;[.$K$1]" office:value-type="string" office:string-value="&quot;2013-AM-05&quot;," calcext:value-type="string">
            <text:p>"2013-AM-05",</text:p>
          </table:table-cell>
          <table:table-cell table:formula="of:=[.$I$1]&amp;[.C53]&amp;[.$J$1]&amp;[.$K$1]" office:value-type="string" office:string-value="&quot;System Access&quot;," calcext:value-type="string">
            <text:p>"System Access",</text:p>
          </table:table-cell>
          <table:table-cell table:formula="of:=[.$I$1]&amp;[.D53]&amp;[.$J$1]&amp;[.$K$1]" office:value-type="string" office:string-value="&quot;&quot;," calcext:value-type="string">
            <text:p>"",</text:p>
          </table:table-cell>
        </table:table-row>
        <table:table-row table:style-name="ro1">
          <table:table-cell office:value-type="string" calcext:value-type="string">
            <text:p>2013-AM-05.F.1</text:p>
          </table:table-cell>
          <table:table-cell office:value-type="string" calcext:value-type="string">
            <text:p>2013-AM-05</text:p>
          </table:table-cell>
          <table:table-cell office:value-type="string" calcext:value-type="string">
            <text:p>BCP</text:p>
          </table:table-cell>
          <table:table-cell table:number-columns-repeated="11"/>
          <table:table-cell table:formula="of:=[.$I$1]&amp;[.A54]&amp;[.$J$1]&amp;[.$K$1]" office:value-type="string" office:string-value="&quot;2013-AM-05.F.1&quot;," calcext:value-type="string">
            <text:p>"2013-AM-05.F.1",</text:p>
          </table:table-cell>
          <table:table-cell table:formula="of:=[.$I$1]&amp;[.B54]&amp;[.$J$1]&amp;[.$K$1]" office:value-type="string" office:string-value="&quot;2013-AM-05&quot;," calcext:value-type="string">
            <text:p>"2013-AM-05",</text:p>
          </table:table-cell>
          <table:table-cell table:formula="of:=[.$I$1]&amp;[.C54]&amp;[.$J$1]&amp;[.$K$1]" office:value-type="string" office:string-value="&quot;BCP&quot;," calcext:value-type="string">
            <text:p>"BCP",</text:p>
          </table:table-cell>
          <table:table-cell table:formula="of:=[.$I$1]&amp;[.D54]&amp;[.$J$1]&amp;[.$K$1]" office:value-type="string" office:string-value="&quot;&quot;," calcext:value-type="string">
            <text:p>"",</text:p>
          </table:table-cell>
        </table:table-row>
        <table:table-row table:style-name="ro1">
          <table:table-cell office:value-type="string" calcext:value-type="string">
            <text:p>2013-AM-09.0.0</text:p>
          </table:table-cell>
          <table:table-cell office:value-type="string" calcext:value-type="string">
            <text:p>2013-AM-09</text:p>
          </table:table-cell>
          <table:table-cell office:value-type="string" calcext:value-type="string">
            <text:p>General</text:p>
          </table:table-cell>
          <table:table-cell table:number-columns-repeated="11"/>
          <table:table-cell table:formula="of:=[.$I$1]&amp;[.A55]&amp;[.$J$1]&amp;[.$K$1]" office:value-type="string" office:string-value="&quot;2013-AM-09.0.0&quot;," calcext:value-type="string">
            <text:p>"2013-AM-09.0.0",</text:p>
          </table:table-cell>
          <table:table-cell table:formula="of:=[.$I$1]&amp;[.B55]&amp;[.$J$1]&amp;[.$K$1]" office:value-type="string" office:string-value="&quot;2013-AM-09&quot;," calcext:value-type="string">
            <text:p>"2013-AM-09",</text:p>
          </table:table-cell>
          <table:table-cell table:formula="of:=[.$I$1]&amp;[.C55]&amp;[.$J$1]&amp;[.$K$1]" office:value-type="string" office:string-value="&quot;General&quot;," calcext:value-type="string">
            <text:p>"General",</text:p>
          </table:table-cell>
          <table:table-cell table:formula="of:=[.$I$1]&amp;[.D55]&amp;[.$J$1]&amp;[.$K$1]" office:value-type="string" office:string-value="&quot;&quot;," calcext:value-type="string">
            <text:p>"",</text:p>
          </table:table-cell>
        </table:table-row>
        <table:table-row table:style-name="ro1">
          <table:table-cell office:value-type="string" calcext:value-type="string">
            <text:p>2013-AM-09.A.2</text:p>
          </table:table-cell>
          <table:table-cell office:value-type="string" calcext:value-type="string">
            <text:p>2013-AM-09</text:p>
          </table:table-cell>
          <table:table-cell office:value-type="string" calcext:value-type="string">
            <text:p>RAOOC Review</text:p>
          </table:table-cell>
          <table:table-cell table:number-columns-repeated="11"/>
          <table:table-cell table:formula="of:=[.$I$1]&amp;[.A56]&amp;[.$J$1]&amp;[.$K$1]" office:value-type="string" office:string-value="&quot;2013-AM-09.A.2&quot;," calcext:value-type="string">
            <text:p>"2013-AM-09.A.2",</text:p>
          </table:table-cell>
          <table:table-cell table:formula="of:=[.$I$1]&amp;[.B56]&amp;[.$J$1]&amp;[.$K$1]" office:value-type="string" office:string-value="&quot;2013-AM-09&quot;," calcext:value-type="string">
            <text:p>"2013-AM-09",</text:p>
          </table:table-cell>
          <table:table-cell table:formula="of:=[.$I$1]&amp;[.C56]&amp;[.$J$1]&amp;[.$K$1]" office:value-type="string" office:string-value="&quot;RAOOC Review&quot;," calcext:value-type="string">
            <text:p>"RAOOC Review",</text:p>
          </table:table-cell>
          <table:table-cell table:formula="of:=[.$I$1]&amp;[.D56]&amp;[.$J$1]&amp;[.$K$1]" office:value-type="string" office:string-value="&quot;&quot;," calcext:value-type="string">
            <text:p>"",</text:p>
          </table:table-cell>
        </table:table-row>
        <table:table-row table:style-name="ro1">
          <table:table-cell office:value-type="string" calcext:value-type="string">
            <text:p>2013-AM-09.A.3</text:p>
          </table:table-cell>
          <table:table-cell office:value-type="string" calcext:value-type="string">
            <text:p>2013-AM-09</text:p>
          </table:table-cell>
          <table:table-cell office:value-type="string" calcext:value-type="string">
            <text:p>Board of Directors Oversight</text:p>
          </table:table-cell>
          <table:table-cell table:number-columns-repeated="11"/>
          <table:table-cell table:formula="of:=[.$I$1]&amp;[.A57]&amp;[.$J$1]&amp;[.$K$1]" office:value-type="string" office:string-value="&quot;2013-AM-09.A.3&quot;," calcext:value-type="string">
            <text:p>"2013-AM-09.A.3",</text:p>
          </table:table-cell>
          <table:table-cell table:formula="of:=[.$I$1]&amp;[.B57]&amp;[.$J$1]&amp;[.$K$1]" office:value-type="string" office:string-value="&quot;2013-AM-09&quot;," calcext:value-type="string">
            <text:p>"2013-AM-09",</text:p>
          </table:table-cell>
          <table:table-cell table:formula="of:=[.$I$1]&amp;[.C57]&amp;[.$J$1]&amp;[.$K$1]" office:value-type="string" office:string-value="&quot;Board of Directors Oversight&quot;," calcext:value-type="string">
            <text:p>"Board of Directors Oversight",</text:p>
          </table:table-cell>
          <table:table-cell table:formula="of:=[.$I$1]&amp;[.D57]&amp;[.$J$1]&amp;[.$K$1]" office:value-type="string" office:string-value="&quot;&quot;," calcext:value-type="string">
            <text:p>"",</text:p>
          </table:table-cell>
        </table:table-row>
        <table:table-row table:style-name="ro1">
          <table:table-cell office:value-type="string" calcext:value-type="string">
            <text:p>2013-AM-09.B.1</text:p>
          </table:table-cell>
          <table:table-cell office:value-type="string" calcext:value-type="string">
            <text:p>2013-AM-09</text:p>
          </table:table-cell>
          <table:table-cell office:value-type="string" calcext:value-type="string">
            <text:p>Quarterly Financial Statement Review</text:p>
          </table:table-cell>
          <table:table-cell table:number-columns-repeated="11"/>
          <table:table-cell table:formula="of:=[.$I$1]&amp;[.A58]&amp;[.$J$1]&amp;[.$K$1]" office:value-type="string" office:string-value="&quot;2013-AM-09.B.1&quot;," calcext:value-type="string">
            <text:p>"2013-AM-09.B.1",</text:p>
          </table:table-cell>
          <table:table-cell table:formula="of:=[.$I$1]&amp;[.B58]&amp;[.$J$1]&amp;[.$K$1]" office:value-type="string" office:string-value="&quot;2013-AM-09&quot;," calcext:value-type="string">
            <text:p>"2013-AM-09",</text:p>
          </table:table-cell>
          <table:table-cell table:formula="of:=[.$I$1]&amp;[.C58]&amp;[.$J$1]&amp;[.$K$1]" office:value-type="string" office:string-value="&quot;Quarterly Financial Statement Review&quot;," calcext:value-type="string">
            <text:p>"Quarterly Financial Statement Review",</text:p>
          </table:table-cell>
          <table:table-cell table:formula="of:=[.$I$1]&amp;[.D58]&amp;[.$J$1]&amp;[.$K$1]" office:value-type="string" office:string-value="&quot;&quot;," calcext:value-type="string">
            <text:p>"",</text:p>
          </table:table-cell>
        </table:table-row>
        <table:table-row table:style-name="ro1">
          <table:table-cell office:value-type="string" calcext:value-type="string">
            <text:p>2013-AM-09.B.2</text:p>
          </table:table-cell>
          <table:table-cell office:value-type="string" calcext:value-type="string">
            <text:p>2013-AM-09</text:p>
          </table:table-cell>
          <table:table-cell office:value-type="string" calcext:value-type="string">
            <text:p>Annual Independent Audit</text:p>
          </table:table-cell>
          <table:table-cell table:number-columns-repeated="11"/>
          <table:table-cell table:formula="of:=[.$I$1]&amp;[.A59]&amp;[.$J$1]&amp;[.$K$1]" office:value-type="string" office:string-value="&quot;2013-AM-09.B.2&quot;," calcext:value-type="string">
            <text:p>"2013-AM-09.B.2",</text:p>
          </table:table-cell>
          <table:table-cell table:formula="of:=[.$I$1]&amp;[.B59]&amp;[.$J$1]&amp;[.$K$1]" office:value-type="string" office:string-value="&quot;2013-AM-09&quot;," calcext:value-type="string">
            <text:p>"2013-AM-09",</text:p>
          </table:table-cell>
          <table:table-cell table:formula="of:=[.$I$1]&amp;[.C59]&amp;[.$J$1]&amp;[.$K$1]" office:value-type="string" office:string-value="&quot;Annual Independent Audit&quot;," calcext:value-type="string">
            <text:p>"Annual Independent Audit",</text:p>
          </table:table-cell>
          <table:table-cell table:formula="of:=[.$I$1]&amp;[.D59]&amp;[.$J$1]&amp;[.$K$1]" office:value-type="string" office:string-value="&quot;&quot;," calcext:value-type="string">
            <text:p>"",</text:p>
          </table:table-cell>
        </table:table-row>
        <table:table-row table:style-name="ro1">
          <table:table-cell office:value-type="string" calcext:value-type="string">
            <text:p>2013-AM-09.B.3</text:p>
          </table:table-cell>
          <table:table-cell office:value-type="string" calcext:value-type="string">
            <text:p>2013-AM-09</text:p>
          </table:table-cell>
          <table:table-cell office:value-type="string" calcext:value-type="string">
            <text:p>Annual Independent Review of Performance &amp; Non-Per</text:p>
          </table:table-cell>
          <table:table-cell table:number-columns-repeated="11"/>
          <table:table-cell table:formula="of:=[.$I$1]&amp;[.A60]&amp;[.$J$1]&amp;[.$K$1]" office:value-type="string" office:string-value="&quot;2013-AM-09.B.3&quot;," calcext:value-type="string">
            <text:p>"2013-AM-09.B.3",</text:p>
          </table:table-cell>
          <table:table-cell table:formula="of:=[.$I$1]&amp;[.B60]&amp;[.$J$1]&amp;[.$K$1]" office:value-type="string" office:string-value="&quot;2013-AM-09&quot;," calcext:value-type="string">
            <text:p>"2013-AM-09",</text:p>
          </table:table-cell>
          <table:table-cell table:formula="of:=[.$I$1]&amp;[.C60]&amp;[.$J$1]&amp;[.$K$1]" office:value-type="string" office:string-value="&quot;Annual Independent Review of Performance &amp; Non-Per&quot;," calcext:value-type="string">
            <text:p>"Annual Independent Review of Performance &amp; Non-Per",</text:p>
          </table:table-cell>
          <table:table-cell table:formula="of:=[.$I$1]&amp;[.D60]&amp;[.$J$1]&amp;[.$K$1]" office:value-type="string" office:string-value="&quot;&quot;," calcext:value-type="string">
            <text:p>"",</text:p>
          </table:table-cell>
        </table:table-row>
        <table:table-row table:style-name="ro1">
          <table:table-cell office:value-type="string" calcext:value-type="string">
            <text:p>2013-AM-09.C.2</text:p>
          </table:table-cell>
          <table:table-cell office:value-type="string" calcext:value-type="string">
            <text:p>2013-AM-09</text:p>
          </table:table-cell>
          <table:table-cell office:value-type="string" calcext:value-type="string">
            <text:p>Code of Conduct</text:p>
          </table:table-cell>
          <table:table-cell table:number-columns-repeated="11"/>
          <table:table-cell table:formula="of:=[.$I$1]&amp;[.A61]&amp;[.$J$1]&amp;[.$K$1]" office:value-type="string" office:string-value="&quot;2013-AM-09.C.2&quot;," calcext:value-type="string">
            <text:p>"2013-AM-09.C.2",</text:p>
          </table:table-cell>
          <table:table-cell table:formula="of:=[.$I$1]&amp;[.B61]&amp;[.$J$1]&amp;[.$K$1]" office:value-type="string" office:string-value="&quot;2013-AM-09&quot;," calcext:value-type="string">
            <text:p>"2013-AM-09",</text:p>
          </table:table-cell>
          <table:table-cell table:formula="of:=[.$I$1]&amp;[.C61]&amp;[.$J$1]&amp;[.$K$1]" office:value-type="string" office:string-value="&quot;Code of Conduct&quot;," calcext:value-type="string">
            <text:p>"Code of Conduct",</text:p>
          </table:table-cell>
          <table:table-cell table:formula="of:=[.$I$1]&amp;[.D61]&amp;[.$J$1]&amp;[.$K$1]" office:value-type="string" office:string-value="&quot;&quot;," calcext:value-type="string">
            <text:p>"",</text:p>
          </table:table-cell>
        </table:table-row>
        <table:table-row table:style-name="ro1">
          <table:table-cell office:value-type="string" calcext:value-type="string">
            <text:p>2013-AM-09.C.4</text:p>
          </table:table-cell>
          <table:table-cell office:value-type="string" calcext:value-type="string">
            <text:p>2013-AM-09</text:p>
          </table:table-cell>
          <table:table-cell office:value-type="string" calcext:value-type="string">
            <text:p>BCP Plan</text:p>
          </table:table-cell>
          <table:table-cell table:number-columns-repeated="11"/>
          <table:table-cell table:formula="of:=[.$I$1]&amp;[.A62]&amp;[.$J$1]&amp;[.$K$1]" office:value-type="string" office:string-value="&quot;2013-AM-09.C.4&quot;," calcext:value-type="string">
            <text:p>"2013-AM-09.C.4",</text:p>
          </table:table-cell>
          <table:table-cell table:formula="of:=[.$I$1]&amp;[.B62]&amp;[.$J$1]&amp;[.$K$1]" office:value-type="string" office:string-value="&quot;2013-AM-09&quot;," calcext:value-type="string">
            <text:p>"2013-AM-09",</text:p>
          </table:table-cell>
          <table:table-cell table:formula="of:=[.$I$1]&amp;[.C62]&amp;[.$J$1]&amp;[.$K$1]" office:value-type="string" office:string-value="&quot;BCP Plan&quot;," calcext:value-type="string">
            <text:p>"BCP Plan",</text:p>
          </table:table-cell>
          <table:table-cell table:formula="of:=[.$I$1]&amp;[.D62]&amp;[.$J$1]&amp;[.$K$1]" office:value-type="string" office:string-value="&quot;&quot;," calcext:value-type="string">
            <text:p>"",</text:p>
          </table:table-cell>
        </table:table-row>
        <table:table-row table:style-name="ro1">
          <table:table-cell office:value-type="string" calcext:value-type="string">
            <text:p>2013-AM-09.D.3</text:p>
          </table:table-cell>
          <table:table-cell office:value-type="string" calcext:value-type="string">
            <text:p>2013-AM-09</text:p>
          </table:table-cell>
          <table:table-cell office:value-type="string" calcext:value-type="string">
            <text:p>Standard Operating Procedures</text:p>
          </table:table-cell>
          <table:table-cell table:number-columns-repeated="11"/>
          <table:table-cell table:formula="of:=[.$I$1]&amp;[.A63]&amp;[.$J$1]&amp;[.$K$1]" office:value-type="string" office:string-value="&quot;2013-AM-09.D.3&quot;," calcext:value-type="string">
            <text:p>"2013-AM-09.D.3",</text:p>
          </table:table-cell>
          <table:table-cell table:formula="of:=[.$I$1]&amp;[.B63]&amp;[.$J$1]&amp;[.$K$1]" office:value-type="string" office:string-value="&quot;2013-AM-09&quot;," calcext:value-type="string">
            <text:p>"2013-AM-09",</text:p>
          </table:table-cell>
          <table:table-cell table:formula="of:=[.$I$1]&amp;[.C63]&amp;[.$J$1]&amp;[.$K$1]" office:value-type="string" office:string-value="&quot;Standard Operating Procedures&quot;," calcext:value-type="string">
            <text:p>"Standard Operating Procedures",</text:p>
          </table:table-cell>
          <table:table-cell table:formula="of:=[.$I$1]&amp;[.D63]&amp;[.$J$1]&amp;[.$K$1]" office:value-type="string" office:string-value="&quot;&quot;," calcext:value-type="string">
            <text:p>"",</text:p>
          </table:table-cell>
        </table:table-row>
        <table:table-row table:style-name="ro1">
          <table:table-cell office:value-type="string" calcext:value-type="string">
            <text:p>2013-AM-10.0.0</text:p>
          </table:table-cell>
          <table:table-cell office:value-type="string" calcext:value-type="string">
            <text:p>2013-AM-10</text:p>
          </table:table-cell>
          <table:table-cell office:value-type="string" calcext:value-type="string">
            <text:p>General</text:p>
          </table:table-cell>
          <table:table-cell table:number-columns-repeated="11"/>
          <table:table-cell table:formula="of:=[.$I$1]&amp;[.A64]&amp;[.$J$1]&amp;[.$K$1]" office:value-type="string" office:string-value="&quot;2013-AM-10.0.0&quot;," calcext:value-type="string">
            <text:p>"2013-AM-10.0.0",</text:p>
          </table:table-cell>
          <table:table-cell table:formula="of:=[.$I$1]&amp;[.B64]&amp;[.$J$1]&amp;[.$K$1]" office:value-type="string" office:string-value="&quot;2013-AM-10&quot;," calcext:value-type="string">
            <text:p>"2013-AM-10",</text:p>
          </table:table-cell>
          <table:table-cell table:formula="of:=[.$I$1]&amp;[.C64]&amp;[.$J$1]&amp;[.$K$1]" office:value-type="string" office:string-value="&quot;General&quot;," calcext:value-type="string">
            <text:p>"General",</text:p>
          </table:table-cell>
          <table:table-cell table:formula="of:=[.$I$1]&amp;[.D64]&amp;[.$J$1]&amp;[.$K$1]" office:value-type="string" office:string-value="&quot;&quot;," calcext:value-type="string">
            <text:p>"",</text:p>
          </table:table-cell>
        </table:table-row>
        <table:table-row table:style-name="ro1">
          <table:table-cell office:value-type="string" calcext:value-type="string">
            <text:p>2013-AM-10.A.7</text:p>
          </table:table-cell>
          <table:table-cell office:value-type="string" calcext:value-type="string">
            <text:p>2013-AM-10</text:p>
          </table:table-cell>
          <table:table-cell office:value-type="string" calcext:value-type="string">
            <text:p>TIAA Board Participation</text:p>
          </table:table-cell>
          <table:table-cell table:number-columns-repeated="11"/>
          <table:table-cell table:formula="of:=[.$I$1]&amp;[.A65]&amp;[.$J$1]&amp;[.$K$1]" office:value-type="string" office:string-value="&quot;2013-AM-10.A.7&quot;," calcext:value-type="string">
            <text:p>"2013-AM-10.A.7",</text:p>
          </table:table-cell>
          <table:table-cell table:formula="of:=[.$I$1]&amp;[.B65]&amp;[.$J$1]&amp;[.$K$1]" office:value-type="string" office:string-value="&quot;2013-AM-10&quot;," calcext:value-type="string">
            <text:p>"2013-AM-10",</text:p>
          </table:table-cell>
          <table:table-cell table:formula="of:=[.$I$1]&amp;[.C65]&amp;[.$J$1]&amp;[.$K$1]" office:value-type="string" office:string-value="&quot;TIAA Board Participation&quot;," calcext:value-type="string">
            <text:p>"TIAA Board Participation",</text:p>
          </table:table-cell>
          <table:table-cell table:formula="of:=[.$I$1]&amp;[.D65]&amp;[.$J$1]&amp;[.$K$1]" office:value-type="string" office:string-value="&quot;&quot;," calcext:value-type="string">
            <text:p>"",</text:p>
          </table:table-cell>
        </table:table-row>
        <table:table-row table:style-name="ro1">
          <table:table-cell office:value-type="string" calcext:value-type="string">
            <text:p>2013-AM-10.A.8</text:p>
          </table:table-cell>
          <table:table-cell office:value-type="string" calcext:value-type="string">
            <text:p>2013-AM-10</text:p>
          </table:table-cell>
          <table:table-cell office:value-type="string" calcext:value-type="string">
            <text:p>Annual Budget Review and Approval</text:p>
          </table:table-cell>
          <table:table-cell table:number-columns-repeated="11"/>
          <table:table-cell table:formula="of:=[.$I$1]&amp;[.A66]&amp;[.$J$1]&amp;[.$K$1]" office:value-type="string" office:string-value="&quot;2013-AM-10.A.8&quot;," calcext:value-type="string">
            <text:p>"2013-AM-10.A.8",</text:p>
          </table:table-cell>
          <table:table-cell table:formula="of:=[.$I$1]&amp;[.B66]&amp;[.$J$1]&amp;[.$K$1]" office:value-type="string" office:string-value="&quot;2013-AM-10&quot;," calcext:value-type="string">
            <text:p>"2013-AM-10",</text:p>
          </table:table-cell>
          <table:table-cell table:formula="of:=[.$I$1]&amp;[.C66]&amp;[.$J$1]&amp;[.$K$1]" office:value-type="string" office:string-value="&quot;Annual Budget Review and Approval&quot;," calcext:value-type="string">
            <text:p>"Annual Budget Review and Approval",</text:p>
          </table:table-cell>
          <table:table-cell table:formula="of:=[.$I$1]&amp;[.D66]&amp;[.$J$1]&amp;[.$K$1]" office:value-type="string" office:string-value="&quot;&quot;," calcext:value-type="string">
            <text:p>"",</text:p>
          </table:table-cell>
        </table:table-row>
        <table:table-row table:style-name="ro1">
          <table:table-cell office:value-type="string" calcext:value-type="string">
            <text:p>2013-AM-10.B.7</text:p>
          </table:table-cell>
          <table:table-cell office:value-type="string" calcext:value-type="string">
            <text:p>2013-AM-10</text:p>
          </table:table-cell>
          <table:table-cell office:value-type="string" calcext:value-type="string">
            <text:p>Negative News Monitoring</text:p>
          </table:table-cell>
          <table:table-cell table:number-columns-repeated="11"/>
          <table:table-cell table:formula="of:=[.$I$1]&amp;[.A67]&amp;[.$J$1]&amp;[.$K$1]" office:value-type="string" office:string-value="&quot;2013-AM-10.B.7&quot;," calcext:value-type="string">
            <text:p>"2013-AM-10.B.7",</text:p>
          </table:table-cell>
          <table:table-cell table:formula="of:=[.$I$1]&amp;[.B67]&amp;[.$J$1]&amp;[.$K$1]" office:value-type="string" office:string-value="&quot;2013-AM-10&quot;," calcext:value-type="string">
            <text:p>"2013-AM-10",</text:p>
          </table:table-cell>
          <table:table-cell table:formula="of:=[.$I$1]&amp;[.C67]&amp;[.$J$1]&amp;[.$K$1]" office:value-type="string" office:string-value="&quot;Negative News Monitoring&quot;," calcext:value-type="string">
            <text:p>"Negative News Monitoring",</text:p>
          </table:table-cell>
          <table:table-cell table:formula="of:=[.$I$1]&amp;[.D67]&amp;[.$J$1]&amp;[.$K$1]" office:value-type="string" office:string-value="&quot;&quot;," calcext:value-type="string">
            <text:p>"",</text:p>
          </table:table-cell>
        </table:table-row>
        <table:table-row table:style-name="ro1">
          <table:table-cell office:value-type="string" calcext:value-type="string">
            <text:p>2013-AM-10.C.1</text:p>
          </table:table-cell>
          <table:table-cell office:value-type="string" calcext:value-type="string">
            <text:p>2013-AM-10</text:p>
          </table:table-cell>
          <table:table-cell office:value-type="string" calcext:value-type="string">
            <text:p>Quarterly Financial Statements</text:p>
          </table:table-cell>
          <table:table-cell table:number-columns-repeated="11"/>
          <table:table-cell table:formula="of:=[.$I$1]&amp;[.A68]&amp;[.$J$1]&amp;[.$K$1]" office:value-type="string" office:string-value="&quot;2013-AM-10.C.1&quot;," calcext:value-type="string">
            <text:p>"2013-AM-10.C.1",</text:p>
          </table:table-cell>
          <table:table-cell table:formula="of:=[.$I$1]&amp;[.B68]&amp;[.$J$1]&amp;[.$K$1]" office:value-type="string" office:string-value="&quot;2013-AM-10&quot;," calcext:value-type="string">
            <text:p>"2013-AM-10",</text:p>
          </table:table-cell>
          <table:table-cell table:formula="of:=[.$I$1]&amp;[.C68]&amp;[.$J$1]&amp;[.$K$1]" office:value-type="string" office:string-value="&quot;Quarterly Financial Statements&quot;," calcext:value-type="string">
            <text:p>"Quarterly Financial Statements",</text:p>
          </table:table-cell>
          <table:table-cell table:formula="of:=[.$I$1]&amp;[.D68]&amp;[.$J$1]&amp;[.$K$1]" office:value-type="string" office:string-value="&quot;&quot;," calcext:value-type="string">
            <text:p>"",</text:p>
          </table:table-cell>
        </table:table-row>
        <table:table-row table:style-name="ro1">
          <table:table-cell office:value-type="string" calcext:value-type="string">
            <text:p>2013-AM-10.C.2</text:p>
          </table:table-cell>
          <table:table-cell office:value-type="string" calcext:value-type="string">
            <text:p>2013-AM-10</text:p>
          </table:table-cell>
          <table:table-cell office:value-type="string" calcext:value-type="string">
            <text:p>Annual Independent Audit</text:p>
          </table:table-cell>
          <table:table-cell table:number-columns-repeated="11"/>
          <table:table-cell table:formula="of:=[.$I$1]&amp;[.A69]&amp;[.$J$1]&amp;[.$K$1]" office:value-type="string" office:string-value="&quot;2013-AM-10.C.2&quot;," calcext:value-type="string">
            <text:p>"2013-AM-10.C.2",</text:p>
          </table:table-cell>
          <table:table-cell table:formula="of:=[.$I$1]&amp;[.B69]&amp;[.$J$1]&amp;[.$K$1]" office:value-type="string" office:string-value="&quot;2013-AM-10&quot;," calcext:value-type="string">
            <text:p>"2013-AM-10",</text:p>
          </table:table-cell>
          <table:table-cell table:formula="of:=[.$I$1]&amp;[.C69]&amp;[.$J$1]&amp;[.$K$1]" office:value-type="string" office:string-value="&quot;Annual Independent Audit&quot;," calcext:value-type="string">
            <text:p>"Annual Independent Audit",</text:p>
          </table:table-cell>
          <table:table-cell table:formula="of:=[.$I$1]&amp;[.D69]&amp;[.$J$1]&amp;[.$K$1]" office:value-type="string" office:string-value="&quot;&quot;," calcext:value-type="string">
            <text:p>"",</text:p>
          </table:table-cell>
        </table:table-row>
        <table:table-row table:style-name="ro1">
          <table:table-cell office:value-type="string" calcext:value-type="string">
            <text:p>2013-AM-10.C.3</text:p>
          </table:table-cell>
          <table:table-cell office:value-type="string" calcext:value-type="string">
            <text:p>2013-AM-10</text:p>
          </table:table-cell>
          <table:table-cell office:value-type="string" calcext:value-type="string">
            <text:p>Month-end Closing Checklists</text:p>
          </table:table-cell>
          <table:table-cell table:number-columns-repeated="11"/>
          <table:table-cell table:formula="of:=[.$I$1]&amp;[.A70]&amp;[.$J$1]&amp;[.$K$1]" office:value-type="string" office:string-value="&quot;2013-AM-10.C.3&quot;," calcext:value-type="string">
            <text:p>"2013-AM-10.C.3",</text:p>
          </table:table-cell>
          <table:table-cell table:formula="of:=[.$I$1]&amp;[.B70]&amp;[.$J$1]&amp;[.$K$1]" office:value-type="string" office:string-value="&quot;2013-AM-10&quot;," calcext:value-type="string">
            <text:p>"2013-AM-10",</text:p>
          </table:table-cell>
          <table:table-cell table:formula="of:=[.$I$1]&amp;[.C70]&amp;[.$J$1]&amp;[.$K$1]" office:value-type="string" office:string-value="&quot;Month-end Closing Checklists&quot;," calcext:value-type="string">
            <text:p>"Month-end Closing Checklists",</text:p>
          </table:table-cell>
          <table:table-cell table:formula="of:=[.$I$1]&amp;[.D70]&amp;[.$J$1]&amp;[.$K$1]" office:value-type="string" office:string-value="&quot;&quot;," calcext:value-type="string">
            <text:p>"",</text:p>
          </table:table-cell>
        </table:table-row>
        <table:table-row table:style-name="ro1">
          <table:table-cell office:value-type="string" calcext:value-type="string">
            <text:p>2013-AM-12.0.0</text:p>
          </table:table-cell>
          <table:table-cell office:value-type="string" calcext:value-type="string">
            <text:p>2013-AM-12</text:p>
          </table:table-cell>
          <table:table-cell office:value-type="string" calcext:value-type="string">
            <text:p>General</text:p>
          </table:table-cell>
          <table:table-cell table:number-columns-repeated="11"/>
          <table:table-cell table:formula="of:=[.$I$1]&amp;[.A71]&amp;[.$J$1]&amp;[.$K$1]" office:value-type="string" office:string-value="&quot;2013-AM-12.0.0&quot;," calcext:value-type="string">
            <text:p>"2013-AM-12.0.0",</text:p>
          </table:table-cell>
          <table:table-cell table:formula="of:=[.$I$1]&amp;[.B71]&amp;[.$J$1]&amp;[.$K$1]" office:value-type="string" office:string-value="&quot;2013-AM-12&quot;," calcext:value-type="string">
            <text:p>"2013-AM-12",</text:p>
          </table:table-cell>
          <table:table-cell table:formula="of:=[.$I$1]&amp;[.C71]&amp;[.$J$1]&amp;[.$K$1]" office:value-type="string" office:string-value="&quot;General&quot;," calcext:value-type="string">
            <text:p>"General",</text:p>
          </table:table-cell>
          <table:table-cell table:formula="of:=[.$I$1]&amp;[.D71]&amp;[.$J$1]&amp;[.$K$1]" office:value-type="string" office:string-value="&quot;&quot;," calcext:value-type="string">
            <text:p>"",</text:p>
          </table:table-cell>
        </table:table-row>
        <table:table-row table:style-name="ro1">
          <table:table-cell office:value-type="string" calcext:value-type="string">
            <text:p>2013-AM-12.A.1</text:p>
          </table:table-cell>
          <table:table-cell office:value-type="string" calcext:value-type="string">
            <text:p>2013-AM-12</text:p>
          </table:table-cell>
          <table:table-cell office:value-type="string" calcext:value-type="string">
            <text:p>Governance &amp; Oversight</text:p>
          </table:table-cell>
          <table:table-cell table:number-columns-repeated="11"/>
          <table:table-cell table:formula="of:=[.$I$1]&amp;[.A72]&amp;[.$J$1]&amp;[.$K$1]" office:value-type="string" office:string-value="&quot;2013-AM-12.A.1&quot;," calcext:value-type="string">
            <text:p>"2013-AM-12.A.1",</text:p>
          </table:table-cell>
          <table:table-cell table:formula="of:=[.$I$1]&amp;[.B72]&amp;[.$J$1]&amp;[.$K$1]" office:value-type="string" office:string-value="&quot;2013-AM-12&quot;," calcext:value-type="string">
            <text:p>"2013-AM-12",</text:p>
          </table:table-cell>
          <table:table-cell table:formula="of:=[.$I$1]&amp;[.C72]&amp;[.$J$1]&amp;[.$K$1]" office:value-type="string" office:string-value="&quot;Governance &amp; Oversight&quot;," calcext:value-type="string">
            <text:p>"Governance &amp; Oversight",</text:p>
          </table:table-cell>
          <table:table-cell table:formula="of:=[.$I$1]&amp;[.D72]&amp;[.$J$1]&amp;[.$K$1]" office:value-type="string" office:string-value="&quot;&quot;," calcext:value-type="string">
            <text:p>"",</text:p>
          </table:table-cell>
        </table:table-row>
        <table:table-row table:style-name="ro1">
          <table:table-cell office:value-type="string" calcext:value-type="string">
            <text:p>2013-AM-12.A.2</text:p>
          </table:table-cell>
          <table:table-cell office:value-type="string" calcext:value-type="string">
            <text:p>2013-AM-12</text:p>
          </table:table-cell>
          <table:table-cell office:value-type="string" calcext:value-type="string">
            <text:p>ALCO Review and Approval of Ranges</text:p>
          </table:table-cell>
          <table:table-cell table:number-columns-repeated="11"/>
          <table:table-cell table:formula="of:=[.$I$1]&amp;[.A73]&amp;[.$J$1]&amp;[.$K$1]" office:value-type="string" office:string-value="&quot;2013-AM-12.A.2&quot;," calcext:value-type="string">
            <text:p>"2013-AM-12.A.2",</text:p>
          </table:table-cell>
          <table:table-cell table:formula="of:=[.$I$1]&amp;[.B73]&amp;[.$J$1]&amp;[.$K$1]" office:value-type="string" office:string-value="&quot;2013-AM-12&quot;," calcext:value-type="string">
            <text:p>"2013-AM-12",</text:p>
          </table:table-cell>
          <table:table-cell table:formula="of:=[.$I$1]&amp;[.C73]&amp;[.$J$1]&amp;[.$K$1]" office:value-type="string" office:string-value="&quot;ALCO Review and Approval of Ranges&quot;," calcext:value-type="string">
            <text:p>"ALCO Review and Approval of Ranges",</text:p>
          </table:table-cell>
          <table:table-cell table:formula="of:=[.$I$1]&amp;[.D73]&amp;[.$J$1]&amp;[.$K$1]" office:value-type="string" office:string-value="&quot;&quot;," calcext:value-type="string">
            <text:p>"",</text:p>
          </table:table-cell>
        </table:table-row>
        <table:table-row table:style-name="ro1">
          <table:table-cell office:value-type="string" calcext:value-type="string">
            <text:p>2013-AM-12.B.1</text:p>
          </table:table-cell>
          <table:table-cell office:value-type="string" calcext:value-type="string">
            <text:p>2013-AM-12</text:p>
          </table:table-cell>
          <table:table-cell office:value-type="string" calcext:value-type="string">
            <text:p>Monthly Tracking</text:p>
          </table:table-cell>
          <table:table-cell table:number-columns-repeated="11"/>
          <table:table-cell table:formula="of:=[.$I$1]&amp;[.A74]&amp;[.$J$1]&amp;[.$K$1]" office:value-type="string" office:string-value="&quot;2013-AM-12.B.1&quot;," calcext:value-type="string">
            <text:p>"2013-AM-12.B.1",</text:p>
          </table:table-cell>
          <table:table-cell table:formula="of:=[.$I$1]&amp;[.B74]&amp;[.$J$1]&amp;[.$K$1]" office:value-type="string" office:string-value="&quot;2013-AM-12&quot;," calcext:value-type="string">
            <text:p>"2013-AM-12",</text:p>
          </table:table-cell>
          <table:table-cell table:formula="of:=[.$I$1]&amp;[.C74]&amp;[.$J$1]&amp;[.$K$1]" office:value-type="string" office:string-value="&quot;Monthly Tracking&quot;," calcext:value-type="string">
            <text:p>"Monthly Tracking",</text:p>
          </table:table-cell>
          <table:table-cell table:formula="of:=[.$I$1]&amp;[.D74]&amp;[.$J$1]&amp;[.$K$1]" office:value-type="string" office:string-value="&quot;&quot;," calcext:value-type="string">
            <text:p>"",</text:p>
          </table:table-cell>
        </table:table-row>
        <table:table-row table:style-name="ro1">
          <table:table-cell office:value-type="string" calcext:value-type="string">
            <text:p>2013-AM-12.C.1</text:p>
          </table:table-cell>
          <table:table-cell office:value-type="string" calcext:value-type="string">
            <text:p>2013-AM-12</text:p>
          </table:table-cell>
          <table:table-cell office:value-type="string" calcext:value-type="string">
            <text:p>Validation of Inputs</text:p>
          </table:table-cell>
          <table:table-cell table:number-columns-repeated="11"/>
          <table:table-cell table:formula="of:=[.$I$1]&amp;[.A75]&amp;[.$J$1]&amp;[.$K$1]" office:value-type="string" office:string-value="&quot;2013-AM-12.C.1&quot;," calcext:value-type="string">
            <text:p>"2013-AM-12.C.1",</text:p>
          </table:table-cell>
          <table:table-cell table:formula="of:=[.$I$1]&amp;[.B75]&amp;[.$J$1]&amp;[.$K$1]" office:value-type="string" office:string-value="&quot;2013-AM-12&quot;," calcext:value-type="string">
            <text:p>"2013-AM-12",</text:p>
          </table:table-cell>
          <table:table-cell table:formula="of:=[.$I$1]&amp;[.C75]&amp;[.$J$1]&amp;[.$K$1]" office:value-type="string" office:string-value="&quot;Validation of Inputs&quot;," calcext:value-type="string">
            <text:p>"Validation of Inputs",</text:p>
          </table:table-cell>
          <table:table-cell table:formula="of:=[.$I$1]&amp;[.D75]&amp;[.$J$1]&amp;[.$K$1]" office:value-type="string" office:string-value="&quot;&quot;," calcext:value-type="string">
            <text:p>"",</text:p>
          </table:table-cell>
        </table:table-row>
        <table:table-row table:style-name="ro1">
          <table:table-cell office:value-type="string" calcext:value-type="string">
            <text:p>2013-AM-15.0.0</text:p>
          </table:table-cell>
          <table:table-cell office:value-type="string" calcext:value-type="string">
            <text:p>2013-AM-15</text:p>
          </table:table-cell>
          <table:table-cell office:value-type="string" calcext:value-type="string">
            <text:p>General</text:p>
          </table:table-cell>
          <table:table-cell table:number-columns-repeated="11"/>
          <table:table-cell table:formula="of:=[.$I$1]&amp;[.A76]&amp;[.$J$1]&amp;[.$K$1]" office:value-type="string" office:string-value="&quot;2013-AM-15.0.0&quot;," calcext:value-type="string">
            <text:p>"2013-AM-15.0.0",</text:p>
          </table:table-cell>
          <table:table-cell table:formula="of:=[.$I$1]&amp;[.B76]&amp;[.$J$1]&amp;[.$K$1]" office:value-type="string" office:string-value="&quot;2013-AM-15&quot;," calcext:value-type="string">
            <text:p>"2013-AM-15",</text:p>
          </table:table-cell>
          <table:table-cell table:formula="of:=[.$I$1]&amp;[.C76]&amp;[.$J$1]&amp;[.$K$1]" office:value-type="string" office:string-value="&quot;General&quot;," calcext:value-type="string">
            <text:p>"General",</text:p>
          </table:table-cell>
          <table:table-cell table:formula="of:=[.$I$1]&amp;[.D76]&amp;[.$J$1]&amp;[.$K$1]" office:value-type="string" office:string-value="&quot;&quot;," calcext:value-type="string">
            <text:p>"",</text:p>
          </table:table-cell>
        </table:table-row>
        <table:table-row table:style-name="ro1">
          <table:table-cell office:value-type="string" calcext:value-type="string">
            <text:p>2013-AM-15.A.1</text:p>
          </table:table-cell>
          <table:table-cell office:value-type="string" calcext:value-type="string">
            <text:p>2013-AM-15</text:p>
          </table:table-cell>
          <table:table-cell office:value-type="string" calcext:value-type="string">
            <text:p>Deal Pipeline Meetings</text:p>
          </table:table-cell>
          <table:table-cell table:number-columns-repeated="11"/>
          <table:table-cell table:formula="of:=[.$I$1]&amp;[.A77]&amp;[.$J$1]&amp;[.$K$1]" office:value-type="string" office:string-value="&quot;2013-AM-15.A.1&quot;," calcext:value-type="string">
            <text:p>"2013-AM-15.A.1",</text:p>
          </table:table-cell>
          <table:table-cell table:formula="of:=[.$I$1]&amp;[.B77]&amp;[.$J$1]&amp;[.$K$1]" office:value-type="string" office:string-value="&quot;2013-AM-15&quot;," calcext:value-type="string">
            <text:p>"2013-AM-15",</text:p>
          </table:table-cell>
          <table:table-cell table:formula="of:=[.$I$1]&amp;[.C77]&amp;[.$J$1]&amp;[.$K$1]" office:value-type="string" office:string-value="&quot;Deal Pipeline Meetings&quot;," calcext:value-type="string">
            <text:p>"Deal Pipeline Meetings",</text:p>
          </table:table-cell>
          <table:table-cell table:formula="of:=[.$I$1]&amp;[.D77]&amp;[.$J$1]&amp;[.$K$1]" office:value-type="string" office:string-value="&quot;&quot;," calcext:value-type="string">
            <text:p>"",</text:p>
          </table:table-cell>
        </table:table-row>
        <table:table-row table:style-name="ro1">
          <table:table-cell office:value-type="string" calcext:value-type="string">
            <text:p>2013-AM-15.A.2</text:p>
          </table:table-cell>
          <table:table-cell office:value-type="string" calcext:value-type="string">
            <text:p>2013-AM-15</text:p>
          </table:table-cell>
          <table:table-cell office:value-type="string" calcext:value-type="string">
            <text:p>TCAM UK IC &amp; IMC</text:p>
          </table:table-cell>
          <table:table-cell table:number-columns-repeated="11"/>
          <table:table-cell table:formula="of:=[.$I$1]&amp;[.A78]&amp;[.$J$1]&amp;[.$K$1]" office:value-type="string" office:string-value="&quot;2013-AM-15.A.2&quot;," calcext:value-type="string">
            <text:p>"2013-AM-15.A.2",</text:p>
          </table:table-cell>
          <table:table-cell table:formula="of:=[.$I$1]&amp;[.B78]&amp;[.$J$1]&amp;[.$K$1]" office:value-type="string" office:string-value="&quot;2013-AM-15&quot;," calcext:value-type="string">
            <text:p>"2013-AM-15",</text:p>
          </table:table-cell>
          <table:table-cell table:formula="of:=[.$I$1]&amp;[.C78]&amp;[.$J$1]&amp;[.$K$1]" office:value-type="string" office:string-value="&quot;TCAM UK IC &amp; IMC&quot;," calcext:value-type="string">
            <text:p>"TCAM UK IC &amp; IMC",</text:p>
          </table:table-cell>
          <table:table-cell table:formula="of:=[.$I$1]&amp;[.D78]&amp;[.$J$1]&amp;[.$K$1]" office:value-type="string" office:string-value="&quot;&quot;," calcext:value-type="string">
            <text:p>"",</text:p>
          </table:table-cell>
        </table:table-row>
        <table:table-row table:style-name="ro1">
          <table:table-cell office:value-type="string" calcext:value-type="string">
            <text:p>2013-AM-15.A.3</text:p>
          </table:table-cell>
          <table:table-cell office:value-type="string" calcext:value-type="string">
            <text:p>2013-AM-15</text:p>
          </table:table-cell>
          <table:table-cell office:value-type="string" calcext:value-type="string">
            <text:p>Standard Operating Procedures</text:p>
          </table:table-cell>
          <table:table-cell table:number-columns-repeated="11"/>
          <table:table-cell table:formula="of:=[.$I$1]&amp;[.A79]&amp;[.$J$1]&amp;[.$K$1]" office:value-type="string" office:string-value="&quot;2013-AM-15.A.3&quot;," calcext:value-type="string">
            <text:p>"2013-AM-15.A.3",</text:p>
          </table:table-cell>
          <table:table-cell table:formula="of:=[.$I$1]&amp;[.B79]&amp;[.$J$1]&amp;[.$K$1]" office:value-type="string" office:string-value="&quot;2013-AM-15&quot;," calcext:value-type="string">
            <text:p>"2013-AM-15",</text:p>
          </table:table-cell>
          <table:table-cell table:formula="of:=[.$I$1]&amp;[.C79]&amp;[.$J$1]&amp;[.$K$1]" office:value-type="string" office:string-value="&quot;Standard Operating Procedures&quot;," calcext:value-type="string">
            <text:p>"Standard Operating Procedures",</text:p>
          </table:table-cell>
          <table:table-cell table:formula="of:=[.$I$1]&amp;[.D79]&amp;[.$J$1]&amp;[.$K$1]" office:value-type="string" office:string-value="&quot;&quot;," calcext:value-type="string">
            <text:p>"",</text:p>
          </table:table-cell>
        </table:table-row>
        <table:table-row table:style-name="ro1">
          <table:table-cell office:value-type="string" calcext:value-type="string">
            <text:p>2013-AM-15.A.4</text:p>
          </table:table-cell>
          <table:table-cell office:value-type="string" calcext:value-type="string">
            <text:p>2013-AM-15</text:p>
          </table:table-cell>
          <table:table-cell office:value-type="string" calcext:value-type="string">
            <text:p>Risk Management</text:p>
          </table:table-cell>
          <table:table-cell table:number-columns-repeated="11"/>
          <table:table-cell table:formula="of:=[.$I$1]&amp;[.A80]&amp;[.$J$1]&amp;[.$K$1]" office:value-type="string" office:string-value="&quot;2013-AM-15.A.4&quot;," calcext:value-type="string">
            <text:p>"2013-AM-15.A.4",</text:p>
          </table:table-cell>
          <table:table-cell table:formula="of:=[.$I$1]&amp;[.B80]&amp;[.$J$1]&amp;[.$K$1]" office:value-type="string" office:string-value="&quot;2013-AM-15&quot;," calcext:value-type="string">
            <text:p>"2013-AM-15",</text:p>
          </table:table-cell>
          <table:table-cell table:formula="of:=[.$I$1]&amp;[.C80]&amp;[.$J$1]&amp;[.$K$1]" office:value-type="string" office:string-value="&quot;Risk Management&quot;," calcext:value-type="string">
            <text:p>"Risk Management",</text:p>
          </table:table-cell>
          <table:table-cell table:formula="of:=[.$I$1]&amp;[.D80]&amp;[.$J$1]&amp;[.$K$1]" office:value-type="string" office:string-value="&quot;&quot;," calcext:value-type="string">
            <text:p>"",</text:p>
          </table:table-cell>
        </table:table-row>
        <table:table-row table:style-name="ro1">
          <table:table-cell office:value-type="string" calcext:value-type="string">
            <text:p>2013-AM-15.B.1</text:p>
          </table:table-cell>
          <table:table-cell office:value-type="string" calcext:value-type="string">
            <text:p>2013-AM-15</text:p>
          </table:table-cell>
          <table:table-cell office:value-type="string" calcext:value-type="string">
            <text:p>Quarterly Financial Reporting</text:p>
          </table:table-cell>
          <table:table-cell table:number-columns-repeated="11"/>
          <table:table-cell table:formula="of:=[.$I$1]&amp;[.A81]&amp;[.$J$1]&amp;[.$K$1]" office:value-type="string" office:string-value="&quot;2013-AM-15.B.1&quot;," calcext:value-type="string">
            <text:p>"2013-AM-15.B.1",</text:p>
          </table:table-cell>
          <table:table-cell table:formula="of:=[.$I$1]&amp;[.B81]&amp;[.$J$1]&amp;[.$K$1]" office:value-type="string" office:string-value="&quot;2013-AM-15&quot;," calcext:value-type="string">
            <text:p>"2013-AM-15",</text:p>
          </table:table-cell>
          <table:table-cell table:formula="of:=[.$I$1]&amp;[.C81]&amp;[.$J$1]&amp;[.$K$1]" office:value-type="string" office:string-value="&quot;Quarterly Financial Reporting&quot;," calcext:value-type="string">
            <text:p>"Quarterly Financial Reporting",</text:p>
          </table:table-cell>
          <table:table-cell table:formula="of:=[.$I$1]&amp;[.D81]&amp;[.$J$1]&amp;[.$K$1]" office:value-type="string" office:string-value="&quot;&quot;," calcext:value-type="string">
            <text:p>"",</text:p>
          </table:table-cell>
        </table:table-row>
        <table:table-row table:style-name="ro1">
          <table:table-cell office:value-type="string" calcext:value-type="string">
            <text:p>2013-AM-15.B.2</text:p>
          </table:table-cell>
          <table:table-cell office:value-type="string" calcext:value-type="string">
            <text:p>2013-AM-15</text:p>
          </table:table-cell>
          <table:table-cell office:value-type="string" calcext:value-type="string">
            <text:p>Monthly Management Reporting</text:p>
          </table:table-cell>
          <table:table-cell table:number-columns-repeated="11"/>
          <table:table-cell table:formula="of:=[.$I$1]&amp;[.A82]&amp;[.$J$1]&amp;[.$K$1]" office:value-type="string" office:string-value="&quot;2013-AM-15.B.2&quot;," calcext:value-type="string">
            <text:p>"2013-AM-15.B.2",</text:p>
          </table:table-cell>
          <table:table-cell table:formula="of:=[.$I$1]&amp;[.B82]&amp;[.$J$1]&amp;[.$K$1]" office:value-type="string" office:string-value="&quot;2013-AM-15&quot;," calcext:value-type="string">
            <text:p>"2013-AM-15",</text:p>
          </table:table-cell>
          <table:table-cell table:formula="of:=[.$I$1]&amp;[.C82]&amp;[.$J$1]&amp;[.$K$1]" office:value-type="string" office:string-value="&quot;Monthly Management Reporting&quot;," calcext:value-type="string">
            <text:p>"Monthly Management Reporting",</text:p>
          </table:table-cell>
          <table:table-cell table:formula="of:=[.$I$1]&amp;[.D82]&amp;[.$J$1]&amp;[.$K$1]" office:value-type="string" office:string-value="&quot;&quot;," calcext:value-type="string">
            <text:p>"",</text:p>
          </table:table-cell>
        </table:table-row>
        <table:table-row table:style-name="ro1">
          <table:table-cell office:value-type="string" calcext:value-type="string">
            <text:p>2013-AM-15.B.3</text:p>
          </table:table-cell>
          <table:table-cell office:value-type="string" calcext:value-type="string">
            <text:p>2013-AM-15</text:p>
          </table:table-cell>
          <table:table-cell office:value-type="string" calcext:value-type="string">
            <text:p>VAT Tax</text:p>
          </table:table-cell>
          <table:table-cell table:number-columns-repeated="11"/>
          <table:table-cell table:formula="of:=[.$I$1]&amp;[.A83]&amp;[.$J$1]&amp;[.$K$1]" office:value-type="string" office:string-value="&quot;2013-AM-15.B.3&quot;," calcext:value-type="string">
            <text:p>"2013-AM-15.B.3",</text:p>
          </table:table-cell>
          <table:table-cell table:formula="of:=[.$I$1]&amp;[.B83]&amp;[.$J$1]&amp;[.$K$1]" office:value-type="string" office:string-value="&quot;2013-AM-15&quot;," calcext:value-type="string">
            <text:p>"2013-AM-15",</text:p>
          </table:table-cell>
          <table:table-cell table:formula="of:=[.$I$1]&amp;[.C83]&amp;[.$J$1]&amp;[.$K$1]" office:value-type="string" office:string-value="&quot;VAT Tax&quot;," calcext:value-type="string">
            <text:p>"VAT Tax",</text:p>
          </table:table-cell>
          <table:table-cell table:formula="of:=[.$I$1]&amp;[.D83]&amp;[.$J$1]&amp;[.$K$1]" office:value-type="string" office:string-value="&quot;&quot;," calcext:value-type="string">
            <text:p>"",</text:p>
          </table:table-cell>
        </table:table-row>
        <table:table-row table:style-name="ro1">
          <table:table-cell office:value-type="string" calcext:value-type="string">
            <text:p>2013-AM-15.B.4</text:p>
          </table:table-cell>
          <table:table-cell office:value-type="string" calcext:value-type="string">
            <text:p>2013-AM-15</text:p>
          </table:table-cell>
          <table:table-cell office:value-type="string" calcext:value-type="string">
            <text:p>FCU Filings</text:p>
          </table:table-cell>
          <table:table-cell table:number-columns-repeated="11"/>
          <table:table-cell table:formula="of:=[.$I$1]&amp;[.A84]&amp;[.$J$1]&amp;[.$K$1]" office:value-type="string" office:string-value="&quot;2013-AM-15.B.4&quot;," calcext:value-type="string">
            <text:p>"2013-AM-15.B.4",</text:p>
          </table:table-cell>
          <table:table-cell table:formula="of:=[.$I$1]&amp;[.B84]&amp;[.$J$1]&amp;[.$K$1]" office:value-type="string" office:string-value="&quot;2013-AM-15&quot;," calcext:value-type="string">
            <text:p>"2013-AM-15",</text:p>
          </table:table-cell>
          <table:table-cell table:formula="of:=[.$I$1]&amp;[.C84]&amp;[.$J$1]&amp;[.$K$1]" office:value-type="string" office:string-value="&quot;FCU Filings&quot;," calcext:value-type="string">
            <text:p>"FCU Filings",</text:p>
          </table:table-cell>
          <table:table-cell table:formula="of:=[.$I$1]&amp;[.D84]&amp;[.$J$1]&amp;[.$K$1]" office:value-type="string" office:string-value="&quot;&quot;," calcext:value-type="string">
            <text:p>"",</text:p>
          </table:table-cell>
        </table:table-row>
        <table:table-row table:style-name="ro1">
          <table:table-cell office:value-type="string" calcext:value-type="string">
            <text:p>2013-AM-15.C.1</text:p>
          </table:table-cell>
          <table:table-cell office:value-type="string" calcext:value-type="string">
            <text:p>2013-AM-15</text:p>
          </table:table-cell>
          <table:table-cell office:value-type="string" calcext:value-type="string">
            <text:p>BCP</text:p>
          </table:table-cell>
          <table:table-cell table:number-columns-repeated="11"/>
          <table:table-cell table:formula="of:=[.$I$1]&amp;[.A85]&amp;[.$J$1]&amp;[.$K$1]" office:value-type="string" office:string-value="&quot;2013-AM-15.C.1&quot;," calcext:value-type="string">
            <text:p>"2013-AM-15.C.1",</text:p>
          </table:table-cell>
          <table:table-cell table:formula="of:=[.$I$1]&amp;[.B85]&amp;[.$J$1]&amp;[.$K$1]" office:value-type="string" office:string-value="&quot;2013-AM-15&quot;," calcext:value-type="string">
            <text:p>"2013-AM-15",</text:p>
          </table:table-cell>
          <table:table-cell table:formula="of:=[.$I$1]&amp;[.C85]&amp;[.$J$1]&amp;[.$K$1]" office:value-type="string" office:string-value="&quot;BCP&quot;," calcext:value-type="string">
            <text:p>"BCP",</text:p>
          </table:table-cell>
          <table:table-cell table:formula="of:=[.$I$1]&amp;[.D85]&amp;[.$J$1]&amp;[.$K$1]" office:value-type="string" office:string-value="&quot;&quot;," calcext:value-type="string">
            <text:p>"",</text:p>
          </table:table-cell>
        </table:table-row>
        <table:table-row table:style-name="ro1">
          <table:table-cell office:value-type="string" calcext:value-type="string">
            <text:p>2013-AM-15.C.2</text:p>
          </table:table-cell>
          <table:table-cell office:value-type="string" calcext:value-type="string">
            <text:p>2013-AM-15</text:p>
          </table:table-cell>
          <table:table-cell office:value-type="string" calcext:value-type="string">
            <text:p>Operational Issues</text:p>
          </table:table-cell>
          <table:table-cell table:number-columns-repeated="11"/>
          <table:table-cell table:formula="of:=[.$I$1]&amp;[.A86]&amp;[.$J$1]&amp;[.$K$1]" office:value-type="string" office:string-value="&quot;2013-AM-15.C.2&quot;," calcext:value-type="string">
            <text:p>"2013-AM-15.C.2",</text:p>
          </table:table-cell>
          <table:table-cell table:formula="of:=[.$I$1]&amp;[.B86]&amp;[.$J$1]&amp;[.$K$1]" office:value-type="string" office:string-value="&quot;2013-AM-15&quot;," calcext:value-type="string">
            <text:p>"2013-AM-15",</text:p>
          </table:table-cell>
          <table:table-cell table:formula="of:=[.$I$1]&amp;[.C86]&amp;[.$J$1]&amp;[.$K$1]" office:value-type="string" office:string-value="&quot;Operational Issues&quot;," calcext:value-type="string">
            <text:p>"Operational Issues",</text:p>
          </table:table-cell>
          <table:table-cell table:formula="of:=[.$I$1]&amp;[.D86]&amp;[.$J$1]&amp;[.$K$1]" office:value-type="string" office:string-value="&quot;&quot;," calcext:value-type="string">
            <text:p>"",</text:p>
          </table:table-cell>
        </table:table-row>
        <table:table-row table:style-name="ro1">
          <table:table-cell office:value-type="string" calcext:value-type="string">
            <text:p>2013-RM-03.0.0</text:p>
          </table:table-cell>
          <table:table-cell office:value-type="string" calcext:value-type="string">
            <text:p>2013-RM-03</text:p>
          </table:table-cell>
          <table:table-cell office:value-type="string" calcext:value-type="string">
            <text:p>General</text:p>
          </table:table-cell>
          <table:table-cell table:number-columns-repeated="11"/>
          <table:table-cell table:formula="of:=[.$I$1]&amp;[.A87]&amp;[.$J$1]&amp;[.$K$1]" office:value-type="string" office:string-value="&quot;2013-RM-03.0.0&quot;," calcext:value-type="string">
            <text:p>"2013-RM-03.0.0",</text:p>
          </table:table-cell>
          <table:table-cell table:formula="of:=[.$I$1]&amp;[.B87]&amp;[.$J$1]&amp;[.$K$1]" office:value-type="string" office:string-value="&quot;2013-RM-03&quot;," calcext:value-type="string">
            <text:p>"2013-RM-03",</text:p>
          </table:table-cell>
          <table:table-cell table:formula="of:=[.$I$1]&amp;[.C87]&amp;[.$J$1]&amp;[.$K$1]" office:value-type="string" office:string-value="&quot;General&quot;," calcext:value-type="string">
            <text:p>"General",</text:p>
          </table:table-cell>
          <table:table-cell table:formula="of:=[.$I$1]&amp;[.D87]&amp;[.$J$1]&amp;[.$K$1]" office:value-type="string" office:string-value="&quot;&quot;," calcext:value-type="string">
            <text:p>"",</text:p>
          </table:table-cell>
        </table:table-row>
        <table:table-row table:style-name="ro1">
          <table:table-cell office:value-type="string" calcext:value-type="string">
            <text:p>2013-RM-03.A.2</text:p>
          </table:table-cell>
          <table:table-cell office:value-type="string" calcext:value-type="string">
            <text:p>2013-RM-03</text:p>
          </table:table-cell>
          <table:table-cell office:value-type="string" calcext:value-type="string">
            <text:p>Risk Appetite Level Oversight</text:p>
          </table:table-cell>
          <table:table-cell table:number-columns-repeated="11"/>
          <table:table-cell table:formula="of:=[.$I$1]&amp;[.A88]&amp;[.$J$1]&amp;[.$K$1]" office:value-type="string" office:string-value="&quot;2013-RM-03.A.2&quot;," calcext:value-type="string">
            <text:p>"2013-RM-03.A.2",</text:p>
          </table:table-cell>
          <table:table-cell table:formula="of:=[.$I$1]&amp;[.B88]&amp;[.$J$1]&amp;[.$K$1]" office:value-type="string" office:string-value="&quot;2013-RM-03&quot;," calcext:value-type="string">
            <text:p>"2013-RM-03",</text:p>
          </table:table-cell>
          <table:table-cell table:formula="of:=[.$I$1]&amp;[.C88]&amp;[.$J$1]&amp;[.$K$1]" office:value-type="string" office:string-value="&quot;Risk Appetite Level Oversight&quot;," calcext:value-type="string">
            <text:p>"Risk Appetite Level Oversight",</text:p>
          </table:table-cell>
          <table:table-cell table:formula="of:=[.$I$1]&amp;[.D88]&amp;[.$J$1]&amp;[.$K$1]" office:value-type="string" office:string-value="&quot;&quot;," calcext:value-type="string">
            <text:p>"",</text:p>
          </table:table-cell>
        </table:table-row>
        <table:table-row table:style-name="ro1">
          <table:table-cell office:value-type="string" calcext:value-type="string">
            <text:p>2013-RM-03.A.3</text:p>
          </table:table-cell>
          <table:table-cell office:value-type="string" calcext:value-type="string">
            <text:p>2013-RM-03</text:p>
          </table:table-cell>
          <table:table-cell office:value-type="string" calcext:value-type="string">
            <text:p>Risk Appetite Usage Oversight</text:p>
          </table:table-cell>
          <table:table-cell table:number-columns-repeated="11"/>
          <table:table-cell table:formula="of:=[.$I$1]&amp;[.A89]&amp;[.$J$1]&amp;[.$K$1]" office:value-type="string" office:string-value="&quot;2013-RM-03.A.3&quot;," calcext:value-type="string">
            <text:p>"2013-RM-03.A.3",</text:p>
          </table:table-cell>
          <table:table-cell table:formula="of:=[.$I$1]&amp;[.B89]&amp;[.$J$1]&amp;[.$K$1]" office:value-type="string" office:string-value="&quot;2013-RM-03&quot;," calcext:value-type="string">
            <text:p>"2013-RM-03",</text:p>
          </table:table-cell>
          <table:table-cell table:formula="of:=[.$I$1]&amp;[.C89]&amp;[.$J$1]&amp;[.$K$1]" office:value-type="string" office:string-value="&quot;Risk Appetite Usage Oversight&quot;," calcext:value-type="string">
            <text:p>"Risk Appetite Usage Oversight",</text:p>
          </table:table-cell>
          <table:table-cell table:formula="of:=[.$I$1]&amp;[.D89]&amp;[.$J$1]&amp;[.$K$1]" office:value-type="string" office:string-value="&quot;&quot;," calcext:value-type="string">
            <text:p>"",</text:p>
          </table:table-cell>
        </table:table-row>
        <table:table-row table:style-name="ro1">
          <table:table-cell office:value-type="string" calcext:value-type="string">
            <text:p>2013-RM-03.B.1</text:p>
          </table:table-cell>
          <table:table-cell office:value-type="string" calcext:value-type="string">
            <text:p>2013-RM-03</text:p>
          </table:table-cell>
          <table:table-cell office:value-type="string" calcext:value-type="string">
            <text:p>Risk Appetite Level Management</text:p>
          </table:table-cell>
          <table:table-cell table:number-columns-repeated="11"/>
          <table:table-cell table:formula="of:=[.$I$1]&amp;[.A90]&amp;[.$J$1]&amp;[.$K$1]" office:value-type="string" office:string-value="&quot;2013-RM-03.B.1&quot;," calcext:value-type="string">
            <text:p>"2013-RM-03.B.1",</text:p>
          </table:table-cell>
          <table:table-cell table:formula="of:=[.$I$1]&amp;[.B90]&amp;[.$J$1]&amp;[.$K$1]" office:value-type="string" office:string-value="&quot;2013-RM-03&quot;," calcext:value-type="string">
            <text:p>"2013-RM-03",</text:p>
          </table:table-cell>
          <table:table-cell table:formula="of:=[.$I$1]&amp;[.C90]&amp;[.$J$1]&amp;[.$K$1]" office:value-type="string" office:string-value="&quot;Risk Appetite Level Management&quot;," calcext:value-type="string">
            <text:p>"Risk Appetite Level Management",</text:p>
          </table:table-cell>
          <table:table-cell table:formula="of:=[.$I$1]&amp;[.D90]&amp;[.$J$1]&amp;[.$K$1]" office:value-type="string" office:string-value="&quot;&quot;," calcext:value-type="string">
            <text:p>"",</text:p>
          </table:table-cell>
        </table:table-row>
        <table:table-row table:style-name="ro1">
          <table:table-cell office:value-type="string" calcext:value-type="string">
            <text:p>2013-RM-03.B.2</text:p>
          </table:table-cell>
          <table:table-cell office:value-type="string" calcext:value-type="string">
            <text:p>2013-RM-03</text:p>
          </table:table-cell>
          <table:table-cell office:value-type="string" calcext:value-type="string">
            <text:p>Risk Appetite Usage Management</text:p>
          </table:table-cell>
          <table:table-cell table:number-columns-repeated="11"/>
          <table:table-cell table:formula="of:=[.$I$1]&amp;[.A91]&amp;[.$J$1]&amp;[.$K$1]" office:value-type="string" office:string-value="&quot;2013-RM-03.B.2&quot;," calcext:value-type="string">
            <text:p>"2013-RM-03.B.2",</text:p>
          </table:table-cell>
          <table:table-cell table:formula="of:=[.$I$1]&amp;[.B91]&amp;[.$J$1]&amp;[.$K$1]" office:value-type="string" office:string-value="&quot;2013-RM-03&quot;," calcext:value-type="string">
            <text:p>"2013-RM-03",</text:p>
          </table:table-cell>
          <table:table-cell table:formula="of:=[.$I$1]&amp;[.C91]&amp;[.$J$1]&amp;[.$K$1]" office:value-type="string" office:string-value="&quot;Risk Appetite Usage Management&quot;," calcext:value-type="string">
            <text:p>"Risk Appetite Usage Management",</text:p>
          </table:table-cell>
          <table:table-cell table:formula="of:=[.$I$1]&amp;[.D91]&amp;[.$J$1]&amp;[.$K$1]" office:value-type="string" office:string-value="&quot;&quot;," calcext:value-type="string">
            <text:p>"",</text:p>
          </table:table-cell>
        </table:table-row>
        <table:table-row table:style-name="ro1">
          <table:table-cell office:value-type="string" calcext:value-type="string">
            <text:p>2013-RM-03.C.1</text:p>
          </table:table-cell>
          <table:table-cell office:value-type="string" calcext:value-type="string">
            <text:p>2013-RM-03</text:p>
          </table:table-cell>
          <table:table-cell office:value-type="string" calcext:value-type="string">
            <text:p>Collaboration - RM/Business Stakeholders</text:p>
          </table:table-cell>
          <table:table-cell table:number-columns-repeated="11"/>
          <table:table-cell table:formula="of:=[.$I$1]&amp;[.A92]&amp;[.$J$1]&amp;[.$K$1]" office:value-type="string" office:string-value="&quot;2013-RM-03.C.1&quot;," calcext:value-type="string">
            <text:p>"2013-RM-03.C.1",</text:p>
          </table:table-cell>
          <table:table-cell table:formula="of:=[.$I$1]&amp;[.B92]&amp;[.$J$1]&amp;[.$K$1]" office:value-type="string" office:string-value="&quot;2013-RM-03&quot;," calcext:value-type="string">
            <text:p>"2013-RM-03",</text:p>
          </table:table-cell>
          <table:table-cell table:formula="of:=[.$I$1]&amp;[.C92]&amp;[.$J$1]&amp;[.$K$1]" office:value-type="string" office:string-value="&quot;Collaboration - RM/Business Stakeholders&quot;," calcext:value-type="string">
            <text:p>"Collaboration - RM/Business Stakeholders",</text:p>
          </table:table-cell>
          <table:table-cell table:formula="of:=[.$I$1]&amp;[.D92]&amp;[.$J$1]&amp;[.$K$1]" office:value-type="string" office:string-value="&quot;&quot;," calcext:value-type="string">
            <text:p>"",</text:p>
          </table:table-cell>
        </table:table-row>
        <table:table-row table:style-name="ro1">
          <table:table-cell office:value-type="string" calcext:value-type="string">
            <text:p>2013-RM-03.C.2</text:p>
          </table:table-cell>
          <table:table-cell office:value-type="string" calcext:value-type="string">
            <text:p>2013-RM-03</text:p>
          </table:table-cell>
          <table:table-cell office:value-type="string" calcext:value-type="string">
            <text:p>Collaboration - Finance &amp; Actuarial</text:p>
          </table:table-cell>
          <table:table-cell table:number-columns-repeated="11"/>
          <table:table-cell table:formula="of:=[.$I$1]&amp;[.A93]&amp;[.$J$1]&amp;[.$K$1]" office:value-type="string" office:string-value="&quot;2013-RM-03.C.2&quot;," calcext:value-type="string">
            <text:p>"2013-RM-03.C.2",</text:p>
          </table:table-cell>
          <table:table-cell table:formula="of:=[.$I$1]&amp;[.B93]&amp;[.$J$1]&amp;[.$K$1]" office:value-type="string" office:string-value="&quot;2013-RM-03&quot;," calcext:value-type="string">
            <text:p>"2013-RM-03",</text:p>
          </table:table-cell>
          <table:table-cell table:formula="of:=[.$I$1]&amp;[.C93]&amp;[.$J$1]&amp;[.$K$1]" office:value-type="string" office:string-value="&quot;Collaboration - Finance &amp; Actuarial&quot;," calcext:value-type="string">
            <text:p>"Collaboration - Finance &amp; Actuarial",</text:p>
          </table:table-cell>
          <table:table-cell table:formula="of:=[.$I$1]&amp;[.D93]&amp;[.$J$1]&amp;[.$K$1]" office:value-type="string" office:string-value="&quot;&quot;," calcext:value-type="string">
            <text:p>"",</text:p>
          </table:table-cell>
        </table:table-row>
        <table:table-row table:style-name="ro1">
          <table:table-cell office:value-type="string" calcext:value-type="string">
            <text:p>2013-RM-05.0.0</text:p>
          </table:table-cell>
          <table:table-cell office:value-type="string" calcext:value-type="string">
            <text:p>2013-RM-05</text:p>
          </table:table-cell>
          <table:table-cell office:value-type="string" calcext:value-type="string">
            <text:p>General</text:p>
          </table:table-cell>
          <table:table-cell table:number-columns-repeated="11"/>
          <table:table-cell table:formula="of:=[.$I$1]&amp;[.A94]&amp;[.$J$1]&amp;[.$K$1]" office:value-type="string" office:string-value="&quot;2013-RM-05.0.0&quot;," calcext:value-type="string">
            <text:p>"2013-RM-05.0.0",</text:p>
          </table:table-cell>
          <table:table-cell table:formula="of:=[.$I$1]&amp;[.B94]&amp;[.$J$1]&amp;[.$K$1]" office:value-type="string" office:string-value="&quot;2013-RM-05&quot;," calcext:value-type="string">
            <text:p>"2013-RM-05",</text:p>
          </table:table-cell>
          <table:table-cell table:formula="of:=[.$I$1]&amp;[.C94]&amp;[.$J$1]&amp;[.$K$1]" office:value-type="string" office:string-value="&quot;General&quot;," calcext:value-type="string">
            <text:p>"General",</text:p>
          </table:table-cell>
          <table:table-cell table:formula="of:=[.$I$1]&amp;[.D94]&amp;[.$J$1]&amp;[.$K$1]" office:value-type="string" office:string-value="&quot;&quot;," calcext:value-type="string">
            <text:p>"",</text:p>
          </table:table-cell>
        </table:table-row>
        <table:table-row table:style-name="ro1">
          <table:table-cell office:value-type="string" calcext:value-type="string">
            <text:p>2013-SP-01.0.0</text:p>
          </table:table-cell>
          <table:table-cell office:value-type="string" calcext:value-type="string">
            <text:p>2013-SP-01</text:p>
          </table:table-cell>
          <table:table-cell office:value-type="string" calcext:value-type="string">
            <text:p>General</text:p>
          </table:table-cell>
          <table:table-cell table:number-columns-repeated="11"/>
          <table:table-cell table:formula="of:=[.$I$1]&amp;[.A95]&amp;[.$J$1]&amp;[.$K$1]" office:value-type="string" office:string-value="&quot;2013-SP-01.0.0&quot;," calcext:value-type="string">
            <text:p>"2013-SP-01.0.0",</text:p>
          </table:table-cell>
          <table:table-cell table:formula="of:=[.$I$1]&amp;[.B95]&amp;[.$J$1]&amp;[.$K$1]" office:value-type="string" office:string-value="&quot;2013-SP-01&quot;," calcext:value-type="string">
            <text:p>"2013-SP-01",</text:p>
          </table:table-cell>
          <table:table-cell table:formula="of:=[.$I$1]&amp;[.C95]&amp;[.$J$1]&amp;[.$K$1]" office:value-type="string" office:string-value="&quot;General&quot;," calcext:value-type="string">
            <text:p>"General",</text:p>
          </table:table-cell>
          <table:table-cell table:formula="of:=[.$I$1]&amp;[.D95]&amp;[.$J$1]&amp;[.$K$1]" office:value-type="string" office:string-value="&quot;&quot;," calcext:value-type="string">
            <text:p>"",</text:p>
          </table:table-cell>
        </table:table-row>
        <table:table-row table:style-name="ro1">
          <table:table-cell office:value-type="string" calcext:value-type="string">
            <text:p>2013-SP-02.0.0</text:p>
          </table:table-cell>
          <table:table-cell office:value-type="string" calcext:value-type="string">
            <text:p>2013-SP-02</text:p>
          </table:table-cell>
          <table:table-cell office:value-type="string" calcext:value-type="string">
            <text:p>General</text:p>
          </table:table-cell>
          <table:table-cell table:number-columns-repeated="11"/>
          <table:table-cell table:formula="of:=[.$I$1]&amp;[.A96]&amp;[.$J$1]&amp;[.$K$1]" office:value-type="string" office:string-value="&quot;2013-SP-02.0.0&quot;," calcext:value-type="string">
            <text:p>"2013-SP-02.0.0",</text:p>
          </table:table-cell>
          <table:table-cell table:formula="of:=[.$I$1]&amp;[.B96]&amp;[.$J$1]&amp;[.$K$1]" office:value-type="string" office:string-value="&quot;2013-SP-02&quot;," calcext:value-type="string">
            <text:p>"2013-SP-02",</text:p>
          </table:table-cell>
          <table:table-cell table:formula="of:=[.$I$1]&amp;[.C96]&amp;[.$J$1]&amp;[.$K$1]" office:value-type="string" office:string-value="&quot;General&quot;," calcext:value-type="string">
            <text:p>"General",</text:p>
          </table:table-cell>
          <table:table-cell table:formula="of:=[.$I$1]&amp;[.D96]&amp;[.$J$1]&amp;[.$K$1]" office:value-type="string" office:string-value="&quot;&quot;," calcext:value-type="string">
            <text:p>"",</text:p>
          </table:table-cell>
        </table:table-row>
        <table:table-row table:style-name="ro1">
          <table:table-cell office:value-type="string" calcext:value-type="string">
            <text:p>2014-AM-05.0.0</text:p>
          </table:table-cell>
          <table:table-cell office:value-type="string" calcext:value-type="string">
            <text:p>2014-AM-05</text:p>
          </table:table-cell>
          <table:table-cell office:value-type="string" calcext:value-type="string">
            <text:p>General</text:p>
          </table:table-cell>
          <table:table-cell table:number-columns-repeated="11"/>
          <table:table-cell table:formula="of:=[.$I$1]&amp;[.A97]&amp;[.$J$1]&amp;[.$K$1]" office:value-type="string" office:string-value="&quot;2014-AM-05.0.0&quot;," calcext:value-type="string">
            <text:p>"2014-AM-05.0.0",</text:p>
          </table:table-cell>
          <table:table-cell table:formula="of:=[.$I$1]&amp;[.B97]&amp;[.$J$1]&amp;[.$K$1]" office:value-type="string" office:string-value="&quot;2014-AM-05&quot;," calcext:value-type="string">
            <text:p>"2014-AM-05",</text:p>
          </table:table-cell>
          <table:table-cell table:formula="of:=[.$I$1]&amp;[.C97]&amp;[.$J$1]&amp;[.$K$1]" office:value-type="string" office:string-value="&quot;General&quot;," calcext:value-type="string">
            <text:p>"General",</text:p>
          </table:table-cell>
          <table:table-cell table:formula="of:=[.$I$1]&amp;[.D97]&amp;[.$J$1]&amp;[.$K$1]" office:value-type="string" office:string-value="&quot;&quot;," calcext:value-type="string">
            <text:p>"",</text:p>
          </table:table-cell>
        </table:table-row>
        <table:table-row table:style-name="ro1">
          <table:table-cell office:value-type="string" calcext:value-type="string">
            <text:p>2014-AM-05.A.1</text:p>
          </table:table-cell>
          <table:table-cell office:value-type="string" calcext:value-type="string">
            <text:p>2014-AM-05</text:p>
          </table:table-cell>
          <table:table-cell office:value-type="string" calcext:value-type="string">
            <text:p>SOPs</text:p>
          </table:table-cell>
          <table:table-cell table:number-columns-repeated="11"/>
          <table:table-cell table:formula="of:=[.$I$1]&amp;[.A98]&amp;[.$J$1]&amp;[.$K$1]" office:value-type="string" office:string-value="&quot;2014-AM-05.A.1&quot;," calcext:value-type="string">
            <text:p>"2014-AM-05.A.1",</text:p>
          </table:table-cell>
          <table:table-cell table:formula="of:=[.$I$1]&amp;[.B98]&amp;[.$J$1]&amp;[.$K$1]" office:value-type="string" office:string-value="&quot;2014-AM-05&quot;," calcext:value-type="string">
            <text:p>"2014-AM-05",</text:p>
          </table:table-cell>
          <table:table-cell table:formula="of:=[.$I$1]&amp;[.C98]&amp;[.$J$1]&amp;[.$K$1]" office:value-type="string" office:string-value="&quot;SOPs&quot;," calcext:value-type="string">
            <text:p>"SOPs",</text:p>
          </table:table-cell>
          <table:table-cell table:formula="of:=[.$I$1]&amp;[.D98]&amp;[.$J$1]&amp;[.$K$1]" office:value-type="string" office:string-value="&quot;&quot;," calcext:value-type="string">
            <text:p>"",</text:p>
          </table:table-cell>
        </table:table-row>
        <table:table-row table:style-name="ro1">
          <table:table-cell office:value-type="string" calcext:value-type="string">
            <text:p>2014-AM-05.A.2</text:p>
          </table:table-cell>
          <table:table-cell office:value-type="string" calcext:value-type="string">
            <text:p>2014-AM-05</text:p>
          </table:table-cell>
          <table:table-cell office:value-type="string" calcext:value-type="string">
            <text:p>SSAE 16s</text:p>
          </table:table-cell>
          <table:table-cell table:number-columns-repeated="11"/>
          <table:table-cell table:formula="of:=[.$I$1]&amp;[.A99]&amp;[.$J$1]&amp;[.$K$1]" office:value-type="string" office:string-value="&quot;2014-AM-05.A.2&quot;," calcext:value-type="string">
            <text:p>"2014-AM-05.A.2",</text:p>
          </table:table-cell>
          <table:table-cell table:formula="of:=[.$I$1]&amp;[.B99]&amp;[.$J$1]&amp;[.$K$1]" office:value-type="string" office:string-value="&quot;2014-AM-05&quot;," calcext:value-type="string">
            <text:p>"2014-AM-05",</text:p>
          </table:table-cell>
          <table:table-cell table:formula="of:=[.$I$1]&amp;[.C99]&amp;[.$J$1]&amp;[.$K$1]" office:value-type="string" office:string-value="&quot;SSAE 16s&quot;," calcext:value-type="string">
            <text:p>"SSAE 16s",</text:p>
          </table:table-cell>
          <table:table-cell table:formula="of:=[.$I$1]&amp;[.D99]&amp;[.$J$1]&amp;[.$K$1]" office:value-type="string" office:string-value="&quot;&quot;," calcext:value-type="string">
            <text:p>"",</text:p>
          </table:table-cell>
        </table:table-row>
        <table:table-row table:style-name="ro1">
          <table:table-cell office:value-type="string" calcext:value-type="string">
            <text:p>2014-AM-05.A.3</text:p>
          </table:table-cell>
          <table:table-cell office:value-type="string" calcext:value-type="string">
            <text:p>2014-AM-05</text:p>
          </table:table-cell>
          <table:table-cell office:value-type="string" calcext:value-type="string">
            <text:p>4th Party Vendor Feeds</text:p>
          </table:table-cell>
          <table:table-cell table:number-columns-repeated="11"/>
          <table:table-cell table:formula="of:=[.$I$1]&amp;[.A100]&amp;[.$J$1]&amp;[.$K$1]" office:value-type="string" office:string-value="&quot;2014-AM-05.A.3&quot;," calcext:value-type="string">
            <text:p>"2014-AM-05.A.3",</text:p>
          </table:table-cell>
          <table:table-cell table:formula="of:=[.$I$1]&amp;[.B100]&amp;[.$J$1]&amp;[.$K$1]" office:value-type="string" office:string-value="&quot;2014-AM-05&quot;," calcext:value-type="string">
            <text:p>"2014-AM-05",</text:p>
          </table:table-cell>
          <table:table-cell table:formula="of:=[.$I$1]&amp;[.C100]&amp;[.$J$1]&amp;[.$K$1]" office:value-type="string" office:string-value="&quot;4th Party Vendor Feeds&quot;," calcext:value-type="string">
            <text:p>"4th Party Vendor Feeds",</text:p>
          </table:table-cell>
          <table:table-cell table:formula="of:=[.$I$1]&amp;[.D100]&amp;[.$J$1]&amp;[.$K$1]" office:value-type="string" office:string-value="&quot;&quot;," calcext:value-type="string">
            <text:p>"",</text:p>
          </table:table-cell>
        </table:table-row>
        <table:table-row table:style-name="ro1">
          <table:table-cell office:value-type="string" calcext:value-type="string">
            <text:p>2014-AM-05.B.1</text:p>
          </table:table-cell>
          <table:table-cell office:value-type="string" calcext:value-type="string">
            <text:p>2014-AM-05</text:p>
          </table:table-cell>
          <table:table-cell office:value-type="string" calcext:value-type="string">
            <text:p>AMBD Reporting (CRM)</text:p>
          </table:table-cell>
          <table:table-cell table:number-columns-repeated="11"/>
          <table:table-cell table:formula="of:=[.$I$1]&amp;[.A101]&amp;[.$J$1]&amp;[.$K$1]" office:value-type="string" office:string-value="&quot;2014-AM-05.B.1&quot;," calcext:value-type="string">
            <text:p>"2014-AM-05.B.1",</text:p>
          </table:table-cell>
          <table:table-cell table:formula="of:=[.$I$1]&amp;[.B101]&amp;[.$J$1]&amp;[.$K$1]" office:value-type="string" office:string-value="&quot;2014-AM-05&quot;," calcext:value-type="string">
            <text:p>"2014-AM-05",</text:p>
          </table:table-cell>
          <table:table-cell table:formula="of:=[.$I$1]&amp;[.C101]&amp;[.$J$1]&amp;[.$K$1]" office:value-type="string" office:string-value="&quot;AMBD Reporting (CRM)&quot;," calcext:value-type="string">
            <text:p>"AMBD Reporting (CRM)",</text:p>
          </table:table-cell>
          <table:table-cell table:formula="of:=[.$I$1]&amp;[.D101]&amp;[.$J$1]&amp;[.$K$1]" office:value-type="string" office:string-value="&quot;&quot;," calcext:value-type="string">
            <text:p>"",</text:p>
          </table:table-cell>
        </table:table-row>
        <table:table-row table:style-name="ro1">
          <table:table-cell office:value-type="string" calcext:value-type="string">
            <text:p>2014-AM-05.B.2</text:p>
          </table:table-cell>
          <table:table-cell office:value-type="string" calcext:value-type="string">
            <text:p>2014-AM-05</text:p>
          </table:table-cell>
          <table:table-cell office:value-type="string" calcext:value-type="string">
            <text:p>Sales Reporting (SalesVision)</text:p>
          </table:table-cell>
          <table:table-cell table:number-columns-repeated="11"/>
          <table:table-cell table:formula="of:=[.$I$1]&amp;[.A102]&amp;[.$J$1]&amp;[.$K$1]" office:value-type="string" office:string-value="&quot;2014-AM-05.B.2&quot;," calcext:value-type="string">
            <text:p>"2014-AM-05.B.2",</text:p>
          </table:table-cell>
          <table:table-cell table:formula="of:=[.$I$1]&amp;[.B102]&amp;[.$J$1]&amp;[.$K$1]" office:value-type="string" office:string-value="&quot;2014-AM-05&quot;," calcext:value-type="string">
            <text:p>"2014-AM-05",</text:p>
          </table:table-cell>
          <table:table-cell table:formula="of:=[.$I$1]&amp;[.C102]&amp;[.$J$1]&amp;[.$K$1]" office:value-type="string" office:string-value="&quot;Sales Reporting (SalesVision)&quot;," calcext:value-type="string">
            <text:p>"Sales Reporting (SalesVision)",</text:p>
          </table:table-cell>
          <table:table-cell table:formula="of:=[.$I$1]&amp;[.D102]&amp;[.$J$1]&amp;[.$K$1]" office:value-type="string" office:string-value="&quot;&quot;," calcext:value-type="string">
            <text:p>"",</text:p>
          </table:table-cell>
        </table:table-row>
        <table:table-row table:style-name="ro1">
          <table:table-cell office:value-type="string" calcext:value-type="string">
            <text:p>2014-AM-05.C.1</text:p>
          </table:table-cell>
          <table:table-cell office:value-type="string" calcext:value-type="string">
            <text:p>2014-AM-05</text:p>
          </table:table-cell>
          <table:table-cell office:value-type="string" calcext:value-type="string">
            <text:p>Distribution Lists</text:p>
          </table:table-cell>
          <table:table-cell table:number-columns-repeated="11"/>
          <table:table-cell table:formula="of:=[.$I$1]&amp;[.A103]&amp;[.$J$1]&amp;[.$K$1]" office:value-type="string" office:string-value="&quot;2014-AM-05.C.1&quot;," calcext:value-type="string">
            <text:p>"2014-AM-05.C.1",</text:p>
          </table:table-cell>
          <table:table-cell table:formula="of:=[.$I$1]&amp;[.B103]&amp;[.$J$1]&amp;[.$K$1]" office:value-type="string" office:string-value="&quot;2014-AM-05&quot;," calcext:value-type="string">
            <text:p>"2014-AM-05",</text:p>
          </table:table-cell>
          <table:table-cell table:formula="of:=[.$I$1]&amp;[.C103]&amp;[.$J$1]&amp;[.$K$1]" office:value-type="string" office:string-value="&quot;Distribution Lists&quot;," calcext:value-type="string">
            <text:p>"Distribution Lists",</text:p>
          </table:table-cell>
          <table:table-cell table:formula="of:=[.$I$1]&amp;[.D103]&amp;[.$J$1]&amp;[.$K$1]" office:value-type="string" office:string-value="&quot;&quot;," calcext:value-type="string">
            <text:p>"",</text:p>
          </table:table-cell>
        </table:table-row>
        <table:table-row table:style-name="ro1">
          <table:table-cell office:value-type="string" calcext:value-type="string">
            <text:p>2014-AM-05.C.2</text:p>
          </table:table-cell>
          <table:table-cell office:value-type="string" calcext:value-type="string">
            <text:p>2014-AM-05</text:p>
          </table:table-cell>
          <table:table-cell office:value-type="string" calcext:value-type="string">
            <text:p>CRM Maintenance</text:p>
          </table:table-cell>
          <table:table-cell table:number-columns-repeated="11"/>
          <table:table-cell table:formula="of:=[.$I$1]&amp;[.A104]&amp;[.$J$1]&amp;[.$K$1]" office:value-type="string" office:string-value="&quot;2014-AM-05.C.2&quot;," calcext:value-type="string">
            <text:p>"2014-AM-05.C.2",</text:p>
          </table:table-cell>
          <table:table-cell table:formula="of:=[.$I$1]&amp;[.B104]&amp;[.$J$1]&amp;[.$K$1]" office:value-type="string" office:string-value="&quot;2014-AM-05&quot;," calcext:value-type="string">
            <text:p>"2014-AM-05",</text:p>
          </table:table-cell>
          <table:table-cell table:formula="of:=[.$I$1]&amp;[.C104]&amp;[.$J$1]&amp;[.$K$1]" office:value-type="string" office:string-value="&quot;CRM Maintenance&quot;," calcext:value-type="string">
            <text:p>"CRM Maintenance",</text:p>
          </table:table-cell>
          <table:table-cell table:formula="of:=[.$I$1]&amp;[.D104]&amp;[.$J$1]&amp;[.$K$1]" office:value-type="string" office:string-value="&quot;&quot;," calcext:value-type="string">
            <text:p>"",</text:p>
          </table:table-cell>
        </table:table-row>
        <table:table-row table:style-name="ro1">
          <table:table-cell office:value-type="string" calcext:value-type="string">
            <text:p>2014-AM-05.C.3</text:p>
          </table:table-cell>
          <table:table-cell office:value-type="string" calcext:value-type="string">
            <text:p>2014-AM-05</text:p>
          </table:table-cell>
          <table:table-cell office:value-type="string" calcext:value-type="string">
            <text:p>Email uploads</text:p>
          </table:table-cell>
          <table:table-cell table:number-columns-repeated="11"/>
          <table:table-cell table:formula="of:=[.$I$1]&amp;[.A105]&amp;[.$J$1]&amp;[.$K$1]" office:value-type="string" office:string-value="&quot;2014-AM-05.C.3&quot;," calcext:value-type="string">
            <text:p>"2014-AM-05.C.3",</text:p>
          </table:table-cell>
          <table:table-cell table:formula="of:=[.$I$1]&amp;[.B105]&amp;[.$J$1]&amp;[.$K$1]" office:value-type="string" office:string-value="&quot;2014-AM-05&quot;," calcext:value-type="string">
            <text:p>"2014-AM-05",</text:p>
          </table:table-cell>
          <table:table-cell table:formula="of:=[.$I$1]&amp;[.C105]&amp;[.$J$1]&amp;[.$K$1]" office:value-type="string" office:string-value="&quot;Email uploads&quot;," calcext:value-type="string">
            <text:p>"Email uploads",</text:p>
          </table:table-cell>
          <table:table-cell table:formula="of:=[.$I$1]&amp;[.D105]&amp;[.$J$1]&amp;[.$K$1]" office:value-type="string" office:string-value="&quot;&quot;," calcext:value-type="string">
            <text:p>"",</text:p>
          </table:table-cell>
        </table:table-row>
        <table:table-row table:style-name="ro1">
          <table:table-cell office:value-type="string" calcext:value-type="string">
            <text:p>2014-AM-05.D.1</text:p>
          </table:table-cell>
          <table:table-cell office:value-type="string" calcext:value-type="string">
            <text:p>2014-AM-05</text:p>
          </table:table-cell>
          <table:table-cell office:value-type="string" calcext:value-type="string">
            <text:p>System Access</text:p>
          </table:table-cell>
          <table:table-cell table:number-columns-repeated="11"/>
          <table:table-cell table:formula="of:=[.$I$1]&amp;[.A106]&amp;[.$J$1]&amp;[.$K$1]" office:value-type="string" office:string-value="&quot;2014-AM-05.D.1&quot;," calcext:value-type="string">
            <text:p>"2014-AM-05.D.1",</text:p>
          </table:table-cell>
          <table:table-cell table:formula="of:=[.$I$1]&amp;[.B106]&amp;[.$J$1]&amp;[.$K$1]" office:value-type="string" office:string-value="&quot;2014-AM-05&quot;," calcext:value-type="string">
            <text:p>"2014-AM-05",</text:p>
          </table:table-cell>
          <table:table-cell table:formula="of:=[.$I$1]&amp;[.C106]&amp;[.$J$1]&amp;[.$K$1]" office:value-type="string" office:string-value="&quot;System Access&quot;," calcext:value-type="string">
            <text:p>"System Access",</text:p>
          </table:table-cell>
          <table:table-cell table:formula="of:=[.$I$1]&amp;[.D106]&amp;[.$J$1]&amp;[.$K$1]" office:value-type="string" office:string-value="&quot;&quot;," calcext:value-type="string">
            <text:p>"",</text:p>
          </table:table-cell>
        </table:table-row>
        <table:table-row table:style-name="ro1">
          <table:table-cell office:value-type="string" calcext:value-type="string">
            <text:p>2014-AM-05.D.2</text:p>
          </table:table-cell>
          <table:table-cell office:value-type="string" calcext:value-type="string">
            <text:p>2014-AM-05</text:p>
          </table:table-cell>
          <table:table-cell office:value-type="string" calcext:value-type="string">
            <text:p>User List - HR Feed</text:p>
          </table:table-cell>
          <table:table-cell table:number-columns-repeated="11"/>
          <table:table-cell table:formula="of:=[.$I$1]&amp;[.A107]&amp;[.$J$1]&amp;[.$K$1]" office:value-type="string" office:string-value="&quot;2014-AM-05.D.2&quot;," calcext:value-type="string">
            <text:p>"2014-AM-05.D.2",</text:p>
          </table:table-cell>
          <table:table-cell table:formula="of:=[.$I$1]&amp;[.B107]&amp;[.$J$1]&amp;[.$K$1]" office:value-type="string" office:string-value="&quot;2014-AM-05&quot;," calcext:value-type="string">
            <text:p>"2014-AM-05",</text:p>
          </table:table-cell>
          <table:table-cell table:formula="of:=[.$I$1]&amp;[.C107]&amp;[.$J$1]&amp;[.$K$1]" office:value-type="string" office:string-value="&quot;User List - HR Feed&quot;," calcext:value-type="string">
            <text:p>"User List - HR Feed",</text:p>
          </table:table-cell>
          <table:table-cell table:formula="of:=[.$I$1]&amp;[.D107]&amp;[.$J$1]&amp;[.$K$1]" office:value-type="string" office:string-value="&quot;&quot;," calcext:value-type="string">
            <text:p>"",</text:p>
          </table:table-cell>
        </table:table-row>
        <table:table-row table:style-name="ro1">
          <table:table-cell office:value-type="string" calcext:value-type="string">
            <text:p>2014-AM-05.D.3</text:p>
          </table:table-cell>
          <table:table-cell office:value-type="string" calcext:value-type="string">
            <text:p>2014-AM-05</text:p>
          </table:table-cell>
          <table:table-cell office:value-type="string" calcext:value-type="string">
            <text:p>Changes &amp; Enhancements</text:p>
          </table:table-cell>
          <table:table-cell table:number-columns-repeated="11"/>
          <table:table-cell table:formula="of:=[.$I$1]&amp;[.A108]&amp;[.$J$1]&amp;[.$K$1]" office:value-type="string" office:string-value="&quot;2014-AM-05.D.3&quot;," calcext:value-type="string">
            <text:p>"2014-AM-05.D.3",</text:p>
          </table:table-cell>
          <table:table-cell table:formula="of:=[.$I$1]&amp;[.B108]&amp;[.$J$1]&amp;[.$K$1]" office:value-type="string" office:string-value="&quot;2014-AM-05&quot;," calcext:value-type="string">
            <text:p>"2014-AM-05",</text:p>
          </table:table-cell>
          <table:table-cell table:formula="of:=[.$I$1]&amp;[.C108]&amp;[.$J$1]&amp;[.$K$1]" office:value-type="string" office:string-value="&quot;Changes &amp; Enhancements&quot;," calcext:value-type="string">
            <text:p>"Changes &amp; Enhancements",</text:p>
          </table:table-cell>
          <table:table-cell table:formula="of:=[.$I$1]&amp;[.D108]&amp;[.$J$1]&amp;[.$K$1]" office:value-type="string" office:string-value="&quot;&quot;," calcext:value-type="string">
            <text:p>"",</text:p>
          </table:table-cell>
        </table:table-row>
        <table:table-row table:style-name="ro1">
          <table:table-cell office:value-type="string" calcext:value-type="string">
            <text:p>2014-AM-05.E.1</text:p>
          </table:table-cell>
          <table:table-cell office:value-type="string" calcext:value-type="string">
            <text:p>2014-AM-05</text:p>
          </table:table-cell>
          <table:table-cell office:value-type="string" calcext:value-type="string">
            <text:p>BCP - TIAA Level</text:p>
          </table:table-cell>
          <table:table-cell table:number-columns-repeated="11"/>
          <table:table-cell table:formula="of:=[.$I$1]&amp;[.A109]&amp;[.$J$1]&amp;[.$K$1]" office:value-type="string" office:string-value="&quot;2014-AM-05.E.1&quot;," calcext:value-type="string">
            <text:p>"2014-AM-05.E.1",</text:p>
          </table:table-cell>
          <table:table-cell table:formula="of:=[.$I$1]&amp;[.B109]&amp;[.$J$1]&amp;[.$K$1]" office:value-type="string" office:string-value="&quot;2014-AM-05&quot;," calcext:value-type="string">
            <text:p>"2014-AM-05",</text:p>
          </table:table-cell>
          <table:table-cell table:formula="of:=[.$I$1]&amp;[.C109]&amp;[.$J$1]&amp;[.$K$1]" office:value-type="string" office:string-value="&quot;BCP - TIAA Level&quot;," calcext:value-type="string">
            <text:p>"BCP - TIAA Level",</text:p>
          </table:table-cell>
          <table:table-cell table:formula="of:=[.$I$1]&amp;[.D109]&amp;[.$J$1]&amp;[.$K$1]" office:value-type="string" office:string-value="&quot;&quot;," calcext:value-type="string">
            <text:p>"",</text:p>
          </table:table-cell>
        </table:table-row>
        <table:table-row table:style-name="ro1">
          <table:table-cell office:value-type="string" calcext:value-type="string">
            <text:p>2014-AM-05.E.2</text:p>
          </table:table-cell>
          <table:table-cell office:value-type="string" calcext:value-type="string">
            <text:p>2014-AM-05</text:p>
          </table:table-cell>
          <table:table-cell office:value-type="string" calcext:value-type="string">
            <text:p>BCP - SalesForce / Broadridge Level</text:p>
          </table:table-cell>
          <table:table-cell table:number-columns-repeated="11"/>
          <table:table-cell table:formula="of:=[.$I$1]&amp;[.A110]&amp;[.$J$1]&amp;[.$K$1]" office:value-type="string" office:string-value="&quot;2014-AM-05.E.2&quot;," calcext:value-type="string">
            <text:p>"2014-AM-05.E.2",</text:p>
          </table:table-cell>
          <table:table-cell table:formula="of:=[.$I$1]&amp;[.B110]&amp;[.$J$1]&amp;[.$K$1]" office:value-type="string" office:string-value="&quot;2014-AM-05&quot;," calcext:value-type="string">
            <text:p>"2014-AM-05",</text:p>
          </table:table-cell>
          <table:table-cell table:formula="of:=[.$I$1]&amp;[.C110]&amp;[.$J$1]&amp;[.$K$1]" office:value-type="string" office:string-value="&quot;BCP - SalesForce / Broadridge Level&quot;," calcext:value-type="string">
            <text:p>"BCP - SalesForce / Broadridge Level",</text:p>
          </table:table-cell>
          <table:table-cell table:formula="of:=[.$I$1]&amp;[.D110]&amp;[.$J$1]&amp;[.$K$1]" office:value-type="string" office:string-value="&quot;&quot;," calcext:value-type="string">
            <text:p>"",</text:p>
          </table:table-cell>
        </table:table-row>
        <table:table-row table:style-name="ro1">
          <table:table-cell office:value-type="string" calcext:value-type="string">
            <text:p>2014-AM-06.0.0</text:p>
          </table:table-cell>
          <table:table-cell office:value-type="string" calcext:value-type="string">
            <text:p>2014-AM-06</text:p>
          </table:table-cell>
          <table:table-cell office:value-type="string" calcext:value-type="string">
            <text:p>General</text:p>
          </table:table-cell>
          <table:table-cell table:number-columns-repeated="11"/>
          <table:table-cell table:formula="of:=[.$I$1]&amp;[.A111]&amp;[.$J$1]&amp;[.$K$1]" office:value-type="string" office:string-value="&quot;2014-AM-06.0.0&quot;," calcext:value-type="string">
            <text:p>"2014-AM-06.0.0",</text:p>
          </table:table-cell>
          <table:table-cell table:formula="of:=[.$I$1]&amp;[.B111]&amp;[.$J$1]&amp;[.$K$1]" office:value-type="string" office:string-value="&quot;2014-AM-06&quot;," calcext:value-type="string">
            <text:p>"2014-AM-06",</text:p>
          </table:table-cell>
          <table:table-cell table:formula="of:=[.$I$1]&amp;[.C111]&amp;[.$J$1]&amp;[.$K$1]" office:value-type="string" office:string-value="&quot;General&quot;," calcext:value-type="string">
            <text:p>"General",</text:p>
          </table:table-cell>
          <table:table-cell table:formula="of:=[.$I$1]&amp;[.D111]&amp;[.$J$1]&amp;[.$K$1]" office:value-type="string" office:string-value="&quot;&quot;," calcext:value-type="string">
            <text:p>"",</text:p>
          </table:table-cell>
        </table:table-row>
        <table:table-row table:style-name="ro1">
          <table:table-cell office:value-type="string" calcext:value-type="string">
            <text:p>2014-AM-08.0</text:p>
          </table:table-cell>
          <table:table-cell office:value-type="string" calcext:value-type="string">
            <text:p>2014-AM-08</text:p>
          </table:table-cell>
          <table:table-cell office:value-type="string" calcext:value-type="string">
            <text:p>General</text:p>
          </table:table-cell>
          <table:table-cell table:number-columns-repeated="11"/>
          <table:table-cell table:formula="of:=[.$I$1]&amp;[.A112]&amp;[.$J$1]&amp;[.$K$1]" office:value-type="string" office:string-value="&quot;2014-AM-08.0&quot;," calcext:value-type="string">
            <text:p>"2014-AM-08.0",</text:p>
          </table:table-cell>
          <table:table-cell table:formula="of:=[.$I$1]&amp;[.B112]&amp;[.$J$1]&amp;[.$K$1]" office:value-type="string" office:string-value="&quot;2014-AM-08&quot;," calcext:value-type="string">
            <text:p>"2014-AM-08",</text:p>
          </table:table-cell>
          <table:table-cell table:formula="of:=[.$I$1]&amp;[.C112]&amp;[.$J$1]&amp;[.$K$1]" office:value-type="string" office:string-value="&quot;General&quot;," calcext:value-type="string">
            <text:p>"General",</text:p>
          </table:table-cell>
          <table:table-cell table:formula="of:=[.$I$1]&amp;[.D112]&amp;[.$J$1]&amp;[.$K$1]" office:value-type="string" office:string-value="&quot;&quot;," calcext:value-type="string">
            <text:p>"",</text:p>
          </table:table-cell>
        </table:table-row>
        <table:table-row table:style-name="ro1">
          <table:table-cell office:value-type="string" calcext:value-type="string">
            <text:p>2014-AM-08.A</text:p>
          </table:table-cell>
          <table:table-cell office:value-type="string" calcext:value-type="string">
            <text:p>2014-AM-08</text:p>
          </table:table-cell>
          <table:table-cell office:value-type="string" calcext:value-type="string">
            <text:p>Audit Universe</text:p>
          </table:table-cell>
          <table:table-cell table:number-columns-repeated="11"/>
          <table:table-cell table:formula="of:=[.$I$1]&amp;[.A113]&amp;[.$J$1]&amp;[.$K$1]" office:value-type="string" office:string-value="&quot;2014-AM-08.A&quot;," calcext:value-type="string">
            <text:p>"2014-AM-08.A",</text:p>
          </table:table-cell>
          <table:table-cell table:formula="of:=[.$I$1]&amp;[.B113]&amp;[.$J$1]&amp;[.$K$1]" office:value-type="string" office:string-value="&quot;2014-AM-08&quot;," calcext:value-type="string">
            <text:p>"2014-AM-08",</text:p>
          </table:table-cell>
          <table:table-cell table:formula="of:=[.$I$1]&amp;[.C113]&amp;[.$J$1]&amp;[.$K$1]" office:value-type="string" office:string-value="&quot;Audit Universe&quot;," calcext:value-type="string">
            <text:p>"Audit Universe",</text:p>
          </table:table-cell>
          <table:table-cell table:formula="of:=[.$I$1]&amp;[.D113]&amp;[.$J$1]&amp;[.$K$1]" office:value-type="string" office:string-value="&quot;&quot;," calcext:value-type="string">
            <text:p>"",</text:p>
          </table:table-cell>
        </table:table-row>
        <table:table-row table:style-name="ro1">
          <table:table-cell office:value-type="string" calcext:value-type="string">
            <text:p>2014-AM-08.B</text:p>
          </table:table-cell>
          <table:table-cell office:value-type="string" calcext:value-type="string">
            <text:p>2014-AM-08</text:p>
          </table:table-cell>
          <table:table-cell office:value-type="string" calcext:value-type="string">
            <text:p>Risk Assessment</text:p>
          </table:table-cell>
          <table:table-cell office:value-type="string" calcext:value-type="string">
            <text:p>N</text:p>
          </table:table-cell>
          <table:table-cell table:number-columns-repeated="10"/>
          <table:table-cell table:formula="of:=[.$I$1]&amp;[.A114]&amp;[.$J$1]&amp;[.$K$1]" office:value-type="string" office:string-value="&quot;2014-AM-08.B&quot;," calcext:value-type="string">
            <text:p>"2014-AM-08.B",</text:p>
          </table:table-cell>
          <table:table-cell table:formula="of:=[.$I$1]&amp;[.B114]&amp;[.$J$1]&amp;[.$K$1]" office:value-type="string" office:string-value="&quot;2014-AM-08&quot;," calcext:value-type="string">
            <text:p>"2014-AM-08",</text:p>
          </table:table-cell>
          <table:table-cell table:formula="of:=[.$I$1]&amp;[.C114]&amp;[.$J$1]&amp;[.$K$1]" office:value-type="string" office:string-value="&quot;Risk Assessment&quot;," calcext:value-type="string">
            <text:p>"Risk Assessment",</text:p>
          </table:table-cell>
          <table:table-cell table:formula="of:=[.$I$1]&amp;[.D114]&amp;[.$J$1]&amp;[.$K$1]" office:value-type="string" office:string-value="&quot;N&quot;," calcext:value-type="string">
            <text:p>"N",</text:p>
          </table:table-cell>
        </table:table-row>
        <table:table-row table:style-name="ro1">
          <table:table-cell office:value-type="string" calcext:value-type="string">
            <text:p>2014-AM-08.C</text:p>
          </table:table-cell>
          <table:table-cell office:value-type="string" calcext:value-type="string">
            <text:p>2014-AM-08</text:p>
          </table:table-cell>
          <table:table-cell office:value-type="string" calcext:value-type="string">
            <text:p>Risk and Control Items</text:p>
          </table:table-cell>
          <table:table-cell table:number-columns-repeated="11"/>
          <table:table-cell table:formula="of:=[.$I$1]&amp;[.A115]&amp;[.$J$1]&amp;[.$K$1]" office:value-type="string" office:string-value="&quot;2014-AM-08.C&quot;," calcext:value-type="string">
            <text:p>"2014-AM-08.C",</text:p>
          </table:table-cell>
          <table:table-cell table:formula="of:=[.$I$1]&amp;[.B115]&amp;[.$J$1]&amp;[.$K$1]" office:value-type="string" office:string-value="&quot;2014-AM-08&quot;," calcext:value-type="string">
            <text:p>"2014-AM-08",</text:p>
          </table:table-cell>
          <table:table-cell table:formula="of:=[.$I$1]&amp;[.C115]&amp;[.$J$1]&amp;[.$K$1]" office:value-type="string" office:string-value="&quot;Risk and Control Items&quot;," calcext:value-type="string">
            <text:p>"Risk and Control Items",</text:p>
          </table:table-cell>
          <table:table-cell table:formula="of:=[.$I$1]&amp;[.D115]&amp;[.$J$1]&amp;[.$K$1]" office:value-type="string" office:string-value="&quot;&quot;," calcext:value-type="string">
            <text:p>"",</text:p>
          </table:table-cell>
        </table:table-row>
        <table:table-row table:style-name="ro1">
          <table:table-cell office:value-type="string" calcext:value-type="string">
            <text:p>2014-AM-14.0.0</text:p>
          </table:table-cell>
          <table:table-cell office:value-type="string" calcext:value-type="string">
            <text:p>2014-AM-14</text:p>
          </table:table-cell>
          <table:table-cell office:value-type="string" calcext:value-type="string">
            <text:p>General</text:p>
          </table:table-cell>
          <table:table-cell table:number-columns-repeated="11"/>
          <table:table-cell table:formula="of:=[.$I$1]&amp;[.A116]&amp;[.$J$1]&amp;[.$K$1]" office:value-type="string" office:string-value="&quot;2014-AM-14.0.0&quot;," calcext:value-type="string">
            <text:p>"2014-AM-14.0.0",</text:p>
          </table:table-cell>
          <table:table-cell table:formula="of:=[.$I$1]&amp;[.B116]&amp;[.$J$1]&amp;[.$K$1]" office:value-type="string" office:string-value="&quot;2014-AM-14&quot;," calcext:value-type="string">
            <text:p>"2014-AM-14",</text:p>
          </table:table-cell>
          <table:table-cell table:formula="of:=[.$I$1]&amp;[.C116]&amp;[.$J$1]&amp;[.$K$1]" office:value-type="string" office:string-value="&quot;General&quot;," calcext:value-type="string">
            <text:p>"General",</text:p>
          </table:table-cell>
          <table:table-cell table:formula="of:=[.$I$1]&amp;[.D116]&amp;[.$J$1]&amp;[.$K$1]" office:value-type="string" office:string-value="&quot;&quot;," calcext:value-type="string">
            <text:p>"",</text:p>
          </table:table-cell>
        </table:table-row>
        <table:table-row table:style-name="ro1">
          <table:table-cell office:value-type="string" calcext:value-type="string">
            <text:p>2014-AM-14.A.1</text:p>
          </table:table-cell>
          <table:table-cell office:value-type="string" calcext:value-type="string">
            <text:p>2014-AM-14</text:p>
          </table:table-cell>
          <table:table-cell office:value-type="string" calcext:value-type="string">
            <text:p>Consolidation Worksheets</text:p>
          </table:table-cell>
          <table:table-cell table:number-columns-repeated="11"/>
          <table:table-cell table:formula="of:=[.$I$1]&amp;[.A117]&amp;[.$J$1]&amp;[.$K$1]" office:value-type="string" office:string-value="&quot;2014-AM-14.A.1&quot;," calcext:value-type="string">
            <text:p>"2014-AM-14.A.1",</text:p>
          </table:table-cell>
          <table:table-cell table:formula="of:=[.$I$1]&amp;[.B117]&amp;[.$J$1]&amp;[.$K$1]" office:value-type="string" office:string-value="&quot;2014-AM-14&quot;," calcext:value-type="string">
            <text:p>"2014-AM-14",</text:p>
          </table:table-cell>
          <table:table-cell table:formula="of:=[.$I$1]&amp;[.C117]&amp;[.$J$1]&amp;[.$K$1]" office:value-type="string" office:string-value="&quot;Consolidation Worksheets&quot;," calcext:value-type="string">
            <text:p>"Consolidation Worksheets",</text:p>
          </table:table-cell>
          <table:table-cell table:formula="of:=[.$I$1]&amp;[.D117]&amp;[.$J$1]&amp;[.$K$1]" office:value-type="string" office:string-value="&quot;&quot;," calcext:value-type="string">
            <text:p>"",</text:p>
          </table:table-cell>
        </table:table-row>
        <table:table-row table:style-name="ro1">
          <table:table-cell office:value-type="string" calcext:value-type="string">
            <text:p>2014-AM-14.A.2</text:p>
          </table:table-cell>
          <table:table-cell office:value-type="string" calcext:value-type="string">
            <text:p>2014-AM-14</text:p>
          </table:table-cell>
          <table:table-cell office:value-type="string" calcext:value-type="string">
            <text:p>ELT &amp; Shareholder Reporting</text:p>
          </table:table-cell>
          <table:table-cell table:number-columns-repeated="11"/>
          <table:table-cell table:formula="of:=[.$I$1]&amp;[.A118]&amp;[.$J$1]&amp;[.$K$1]" office:value-type="string" office:string-value="&quot;2014-AM-14.A.2&quot;," calcext:value-type="string">
            <text:p>"2014-AM-14.A.2",</text:p>
          </table:table-cell>
          <table:table-cell table:formula="of:=[.$I$1]&amp;[.B118]&amp;[.$J$1]&amp;[.$K$1]" office:value-type="string" office:string-value="&quot;2014-AM-14&quot;," calcext:value-type="string">
            <text:p>"2014-AM-14",</text:p>
          </table:table-cell>
          <table:table-cell table:formula="of:=[.$I$1]&amp;[.C118]&amp;[.$J$1]&amp;[.$K$1]" office:value-type="string" office:string-value="&quot;ELT &amp; Shareholder Reporting&quot;," calcext:value-type="string">
            <text:p>"ELT &amp; Shareholder Reporting",</text:p>
          </table:table-cell>
          <table:table-cell table:formula="of:=[.$I$1]&amp;[.D118]&amp;[.$J$1]&amp;[.$K$1]" office:value-type="string" office:string-value="&quot;&quot;," calcext:value-type="string">
            <text:p>"",</text:p>
          </table:table-cell>
        </table:table-row>
        <table:table-row table:style-name="ro1">
          <table:table-cell office:value-type="string" calcext:value-type="string">
            <text:p>2014-AM-14.A.3</text:p>
          </table:table-cell>
          <table:table-cell office:value-type="string" calcext:value-type="string">
            <text:p>2014-AM-14</text:p>
          </table:table-cell>
          <table:table-cell office:value-type="string" calcext:value-type="string">
            <text:p>Financial Statements</text:p>
          </table:table-cell>
          <table:table-cell table:number-columns-repeated="11"/>
          <table:table-cell table:formula="of:=[.$I$1]&amp;[.A119]&amp;[.$J$1]&amp;[.$K$1]" office:value-type="string" office:string-value="&quot;2014-AM-14.A.3&quot;," calcext:value-type="string">
            <text:p>"2014-AM-14.A.3",</text:p>
          </table:table-cell>
          <table:table-cell table:formula="of:=[.$I$1]&amp;[.B119]&amp;[.$J$1]&amp;[.$K$1]" office:value-type="string" office:string-value="&quot;2014-AM-14&quot;," calcext:value-type="string">
            <text:p>"2014-AM-14",</text:p>
          </table:table-cell>
          <table:table-cell table:formula="of:=[.$I$1]&amp;[.C119]&amp;[.$J$1]&amp;[.$K$1]" office:value-type="string" office:string-value="&quot;Financial Statements&quot;," calcext:value-type="string">
            <text:p>"Financial Statements",</text:p>
          </table:table-cell>
          <table:table-cell table:formula="of:=[.$I$1]&amp;[.D119]&amp;[.$J$1]&amp;[.$K$1]" office:value-type="string" office:string-value="&quot;&quot;," calcext:value-type="string">
            <text:p>"",</text:p>
          </table:table-cell>
        </table:table-row>
        <table:table-row table:style-name="ro1">
          <table:table-cell office:value-type="string" calcext:value-type="string">
            <text:p>2014-AM-14.A.4</text:p>
          </table:table-cell>
          <table:table-cell office:value-type="string" calcext:value-type="string">
            <text:p>2014-AM-14</text:p>
          </table:table-cell>
          <table:table-cell office:value-type="string" calcext:value-type="string">
            <text:p>Bank Account Reconcilations</text:p>
          </table:table-cell>
          <table:table-cell table:number-columns-repeated="11"/>
          <table:table-cell table:formula="of:=[.$I$1]&amp;[.A120]&amp;[.$J$1]&amp;[.$K$1]" office:value-type="string" office:string-value="&quot;2014-AM-14.A.4&quot;," calcext:value-type="string">
            <text:p>"2014-AM-14.A.4",</text:p>
          </table:table-cell>
          <table:table-cell table:formula="of:=[.$I$1]&amp;[.B120]&amp;[.$J$1]&amp;[.$K$1]" office:value-type="string" office:string-value="&quot;2014-AM-14&quot;," calcext:value-type="string">
            <text:p>"2014-AM-14",</text:p>
          </table:table-cell>
          <table:table-cell table:formula="of:=[.$I$1]&amp;[.C120]&amp;[.$J$1]&amp;[.$K$1]" office:value-type="string" office:string-value="&quot;Bank Account Reconcilations&quot;," calcext:value-type="string">
            <text:p>"Bank Account Reconcilations",</text:p>
          </table:table-cell>
          <table:table-cell table:formula="of:=[.$I$1]&amp;[.D120]&amp;[.$J$1]&amp;[.$K$1]" office:value-type="string" office:string-value="&quot;&quot;," calcext:value-type="string">
            <text:p>"",</text:p>
          </table:table-cell>
        </table:table-row>
        <table:table-row table:style-name="ro1">
          <table:table-cell office:value-type="string" calcext:value-type="string">
            <text:p>2014-AM-14.A.5</text:p>
          </table:table-cell>
          <table:table-cell office:value-type="string" calcext:value-type="string">
            <text:p>2014-AM-14</text:p>
          </table:table-cell>
          <table:table-cell office:value-type="string" calcext:value-type="string">
            <text:p>Invoice Reviews</text:p>
          </table:table-cell>
          <table:table-cell table:number-columns-repeated="11"/>
          <table:table-cell table:formula="of:=[.$I$1]&amp;[.A121]&amp;[.$J$1]&amp;[.$K$1]" office:value-type="string" office:string-value="&quot;2014-AM-14.A.5&quot;," calcext:value-type="string">
            <text:p>"2014-AM-14.A.5",</text:p>
          </table:table-cell>
          <table:table-cell table:formula="of:=[.$I$1]&amp;[.B121]&amp;[.$J$1]&amp;[.$K$1]" office:value-type="string" office:string-value="&quot;2014-AM-14&quot;," calcext:value-type="string">
            <text:p>"2014-AM-14",</text:p>
          </table:table-cell>
          <table:table-cell table:formula="of:=[.$I$1]&amp;[.C121]&amp;[.$J$1]&amp;[.$K$1]" office:value-type="string" office:string-value="&quot;Invoice Reviews&quot;," calcext:value-type="string">
            <text:p>"Invoice Reviews",</text:p>
          </table:table-cell>
          <table:table-cell table:formula="of:=[.$I$1]&amp;[.D121]&amp;[.$J$1]&amp;[.$K$1]" office:value-type="string" office:string-value="&quot;&quot;," calcext:value-type="string">
            <text:p>"",</text:p>
          </table:table-cell>
        </table:table-row>
        <table:table-row table:style-name="ro1">
          <table:table-cell office:value-type="string" calcext:value-type="string">
            <text:p>2014-AM-14.B.1</text:p>
          </table:table-cell>
          <table:table-cell office:value-type="string" calcext:value-type="string">
            <text:p>2014-AM-14</text:p>
          </table:table-cell>
          <table:table-cell office:value-type="string" calcext:value-type="string">
            <text:p>Capital Adequacy - Regulatory</text:p>
          </table:table-cell>
          <table:table-cell table:number-columns-repeated="11"/>
          <table:table-cell table:formula="of:=[.$I$1]&amp;[.A122]&amp;[.$J$1]&amp;[.$K$1]" office:value-type="string" office:string-value="&quot;2014-AM-14.B.1&quot;," calcext:value-type="string">
            <text:p>"2014-AM-14.B.1",</text:p>
          </table:table-cell>
          <table:table-cell table:formula="of:=[.$I$1]&amp;[.B122]&amp;[.$J$1]&amp;[.$K$1]" office:value-type="string" office:string-value="&quot;2014-AM-14&quot;," calcext:value-type="string">
            <text:p>"2014-AM-14",</text:p>
          </table:table-cell>
          <table:table-cell table:formula="of:=[.$I$1]&amp;[.C122]&amp;[.$J$1]&amp;[.$K$1]" office:value-type="string" office:string-value="&quot;Capital Adequacy - Regulatory&quot;," calcext:value-type="string">
            <text:p>"Capital Adequacy - Regulatory",</text:p>
          </table:table-cell>
          <table:table-cell table:formula="of:=[.$I$1]&amp;[.D122]&amp;[.$J$1]&amp;[.$K$1]" office:value-type="string" office:string-value="&quot;&quot;," calcext:value-type="string">
            <text:p>"",</text:p>
          </table:table-cell>
        </table:table-row>
        <table:table-row table:style-name="ro1">
          <table:table-cell office:value-type="string" calcext:value-type="string">
            <text:p>2014-AM-14.B.2</text:p>
          </table:table-cell>
          <table:table-cell office:value-type="string" calcext:value-type="string">
            <text:p>2014-AM-14</text:p>
          </table:table-cell>
          <table:table-cell office:value-type="string" calcext:value-type="string">
            <text:p>Capital Adequacy - BD</text:p>
          </table:table-cell>
          <table:table-cell table:number-columns-repeated="11"/>
          <table:table-cell table:formula="of:=[.$I$1]&amp;[.A123]&amp;[.$J$1]&amp;[.$K$1]" office:value-type="string" office:string-value="&quot;2014-AM-14.B.2&quot;," calcext:value-type="string">
            <text:p>"2014-AM-14.B.2",</text:p>
          </table:table-cell>
          <table:table-cell table:formula="of:=[.$I$1]&amp;[.B123]&amp;[.$J$1]&amp;[.$K$1]" office:value-type="string" office:string-value="&quot;2014-AM-14&quot;," calcext:value-type="string">
            <text:p>"2014-AM-14",</text:p>
          </table:table-cell>
          <table:table-cell table:formula="of:=[.$I$1]&amp;[.C123]&amp;[.$J$1]&amp;[.$K$1]" office:value-type="string" office:string-value="&quot;Capital Adequacy - BD&quot;," calcext:value-type="string">
            <text:p>"Capital Adequacy - BD",</text:p>
          </table:table-cell>
          <table:table-cell table:formula="of:=[.$I$1]&amp;[.D123]&amp;[.$J$1]&amp;[.$K$1]" office:value-type="string" office:string-value="&quot;&quot;," calcext:value-type="string">
            <text:p>"",</text:p>
          </table:table-cell>
        </table:table-row>
        <table:table-row table:style-name="ro1">
          <table:table-cell office:value-type="string" calcext:value-type="string">
            <text:p>2014-AM-14.C.1</text:p>
          </table:table-cell>
          <table:table-cell office:value-type="string" calcext:value-type="string">
            <text:p>2014-AM-14</text:p>
          </table:table-cell>
          <table:table-cell office:value-type="string" calcext:value-type="string">
            <text:p>Paris GL to CODA Recon</text:p>
          </table:table-cell>
          <table:table-cell table:number-columns-repeated="11"/>
          <table:table-cell table:formula="of:=[.$I$1]&amp;[.A124]&amp;[.$J$1]&amp;[.$K$1]" office:value-type="string" office:string-value="&quot;2014-AM-14.C.1&quot;," calcext:value-type="string">
            <text:p>"2014-AM-14.C.1",</text:p>
          </table:table-cell>
          <table:table-cell table:formula="of:=[.$I$1]&amp;[.B124]&amp;[.$J$1]&amp;[.$K$1]" office:value-type="string" office:string-value="&quot;2014-AM-14&quot;," calcext:value-type="string">
            <text:p>"2014-AM-14",</text:p>
          </table:table-cell>
          <table:table-cell table:formula="of:=[.$I$1]&amp;[.C124]&amp;[.$J$1]&amp;[.$K$1]" office:value-type="string" office:string-value="&quot;Paris GL to CODA Recon&quot;," calcext:value-type="string">
            <text:p>"Paris GL to CODA Recon",</text:p>
          </table:table-cell>
          <table:table-cell table:formula="of:=[.$I$1]&amp;[.D124]&amp;[.$J$1]&amp;[.$K$1]" office:value-type="string" office:string-value="&quot;&quot;," calcext:value-type="string">
            <text:p>"",</text:p>
          </table:table-cell>
        </table:table-row>
        <table:table-row table:style-name="ro1">
          <table:table-cell office:value-type="string" calcext:value-type="string">
            <text:p>2014-AM-14.C.2</text:p>
          </table:table-cell>
          <table:table-cell office:value-type="string" calcext:value-type="string">
            <text:p>2014-AM-14</text:p>
          </table:table-cell>
          <table:table-cell office:value-type="string" calcext:value-type="string">
            <text:p>Milan GL to CODA Recon</text:p>
          </table:table-cell>
          <table:table-cell table:number-columns-repeated="11"/>
          <table:table-cell table:formula="of:=[.$I$1]&amp;[.A125]&amp;[.$J$1]&amp;[.$K$1]" office:value-type="string" office:string-value="&quot;2014-AM-14.C.2&quot;," calcext:value-type="string">
            <text:p>"2014-AM-14.C.2",</text:p>
          </table:table-cell>
          <table:table-cell table:formula="of:=[.$I$1]&amp;[.B125]&amp;[.$J$1]&amp;[.$K$1]" office:value-type="string" office:string-value="&quot;2014-AM-14&quot;," calcext:value-type="string">
            <text:p>"2014-AM-14",</text:p>
          </table:table-cell>
          <table:table-cell table:formula="of:=[.$I$1]&amp;[.C125]&amp;[.$J$1]&amp;[.$K$1]" office:value-type="string" office:string-value="&quot;Milan GL to CODA Recon&quot;," calcext:value-type="string">
            <text:p>"Milan GL to CODA Recon",</text:p>
          </table:table-cell>
          <table:table-cell table:formula="of:=[.$I$1]&amp;[.D125]&amp;[.$J$1]&amp;[.$K$1]" office:value-type="string" office:string-value="&quot;&quot;," calcext:value-type="string">
            <text:p>"",</text:p>
          </table:table-cell>
        </table:table-row>
        <table:table-row table:style-name="ro1">
          <table:table-cell office:value-type="string" calcext:value-type="string">
            <text:p>2014-AM-14.C.3</text:p>
          </table:table-cell>
          <table:table-cell office:value-type="string" calcext:value-type="string">
            <text:p>2014-AM-14</text:p>
          </table:table-cell>
          <table:table-cell office:value-type="string" calcext:value-type="string">
            <text:p>Third Party Vendor Oversight</text:p>
          </table:table-cell>
          <table:table-cell table:number-columns-repeated="11"/>
          <table:table-cell table:formula="of:=[.$I$1]&amp;[.A126]&amp;[.$J$1]&amp;[.$K$1]" office:value-type="string" office:string-value="&quot;2014-AM-14.C.3&quot;," calcext:value-type="string">
            <text:p>"2014-AM-14.C.3",</text:p>
          </table:table-cell>
          <table:table-cell table:formula="of:=[.$I$1]&amp;[.B126]&amp;[.$J$1]&amp;[.$K$1]" office:value-type="string" office:string-value="&quot;2014-AM-14&quot;," calcext:value-type="string">
            <text:p>"2014-AM-14",</text:p>
          </table:table-cell>
          <table:table-cell table:formula="of:=[.$I$1]&amp;[.C126]&amp;[.$J$1]&amp;[.$K$1]" office:value-type="string" office:string-value="&quot;Third Party Vendor Oversight&quot;," calcext:value-type="string">
            <text:p>"Third Party Vendor Oversight",</text:p>
          </table:table-cell>
          <table:table-cell table:formula="of:=[.$I$1]&amp;[.D126]&amp;[.$J$1]&amp;[.$K$1]" office:value-type="string" office:string-value="&quot;&quot;," calcext:value-type="string">
            <text:p>"",</text:p>
          </table:table-cell>
        </table:table-row>
        <table:table-row table:style-name="ro1">
          <table:table-cell office:value-type="string" calcext:value-type="string">
            <text:p>2014-AM-15.0.0</text:p>
          </table:table-cell>
          <table:table-cell office:value-type="string" calcext:value-type="string">
            <text:p>2014-AM-15</text:p>
          </table:table-cell>
          <table:table-cell office:value-type="string" calcext:value-type="string">
            <text:p>General</text:p>
          </table:table-cell>
          <table:table-cell table:number-columns-repeated="11"/>
          <table:table-cell table:formula="of:=[.$I$1]&amp;[.A127]&amp;[.$J$1]&amp;[.$K$1]" office:value-type="string" office:string-value="&quot;2014-AM-15.0.0&quot;," calcext:value-type="string">
            <text:p>"2014-AM-15.0.0",</text:p>
          </table:table-cell>
          <table:table-cell table:formula="of:=[.$I$1]&amp;[.B127]&amp;[.$J$1]&amp;[.$K$1]" office:value-type="string" office:string-value="&quot;2014-AM-15&quot;," calcext:value-type="string">
            <text:p>"2014-AM-15",</text:p>
          </table:table-cell>
          <table:table-cell table:formula="of:=[.$I$1]&amp;[.C127]&amp;[.$J$1]&amp;[.$K$1]" office:value-type="string" office:string-value="&quot;General&quot;," calcext:value-type="string">
            <text:p>"General",</text:p>
          </table:table-cell>
          <table:table-cell table:formula="of:=[.$I$1]&amp;[.D127]&amp;[.$J$1]&amp;[.$K$1]" office:value-type="string" office:string-value="&quot;&quot;," calcext:value-type="string">
            <text:p>"",</text:p>
          </table:table-cell>
        </table:table-row>
        <table:table-row table:style-name="ro1">
          <table:table-cell office:value-type="string" calcext:value-type="string">
            <text:p>2014-AM-15.A.1</text:p>
          </table:table-cell>
          <table:table-cell office:value-type="string" calcext:value-type="string">
            <text:p>2014-AM-15</text:p>
          </table:table-cell>
          <table:table-cell office:value-type="string" calcext:value-type="string">
            <text:p>Committee Members</text:p>
          </table:table-cell>
          <table:table-cell table:number-columns-repeated="11"/>
          <table:table-cell table:formula="of:=[.$I$1]&amp;[.A128]&amp;[.$J$1]&amp;[.$K$1]" office:value-type="string" office:string-value="&quot;2014-AM-15.A.1&quot;," calcext:value-type="string">
            <text:p>"2014-AM-15.A.1",</text:p>
          </table:table-cell>
          <table:table-cell table:formula="of:=[.$I$1]&amp;[.B128]&amp;[.$J$1]&amp;[.$K$1]" office:value-type="string" office:string-value="&quot;2014-AM-15&quot;," calcext:value-type="string">
            <text:p>"2014-AM-15",</text:p>
          </table:table-cell>
          <table:table-cell table:formula="of:=[.$I$1]&amp;[.C128]&amp;[.$J$1]&amp;[.$K$1]" office:value-type="string" office:string-value="&quot;Committee Members&quot;," calcext:value-type="string">
            <text:p>"Committee Members",</text:p>
          </table:table-cell>
          <table:table-cell table:formula="of:=[.$I$1]&amp;[.D128]&amp;[.$J$1]&amp;[.$K$1]" office:value-type="string" office:string-value="&quot;&quot;," calcext:value-type="string">
            <text:p>"",</text:p>
          </table:table-cell>
        </table:table-row>
        <table:table-row table:style-name="ro1">
          <table:table-cell office:value-type="string" calcext:value-type="string">
            <text:p>2014-AM-15.A.2</text:p>
          </table:table-cell>
          <table:table-cell office:value-type="string" calcext:value-type="string">
            <text:p>2014-AM-15</text:p>
          </table:table-cell>
          <table:table-cell office:value-type="string" calcext:value-type="string">
            <text:p>Thresholds</text:p>
          </table:table-cell>
          <table:table-cell table:number-columns-repeated="11"/>
          <table:table-cell table:formula="of:=[.$I$1]&amp;[.A129]&amp;[.$J$1]&amp;[.$K$1]" office:value-type="string" office:string-value="&quot;2014-AM-15.A.2&quot;," calcext:value-type="string">
            <text:p>"2014-AM-15.A.2",</text:p>
          </table:table-cell>
          <table:table-cell table:formula="of:=[.$I$1]&amp;[.B129]&amp;[.$J$1]&amp;[.$K$1]" office:value-type="string" office:string-value="&quot;2014-AM-15&quot;," calcext:value-type="string">
            <text:p>"2014-AM-15",</text:p>
          </table:table-cell>
          <table:table-cell table:formula="of:=[.$I$1]&amp;[.C129]&amp;[.$J$1]&amp;[.$K$1]" office:value-type="string" office:string-value="&quot;Thresholds&quot;," calcext:value-type="string">
            <text:p>"Thresholds",</text:p>
          </table:table-cell>
          <table:table-cell table:formula="of:=[.$I$1]&amp;[.D129]&amp;[.$J$1]&amp;[.$K$1]" office:value-type="string" office:string-value="&quot;&quot;," calcext:value-type="string">
            <text:p>"",</text:p>
          </table:table-cell>
        </table:table-row>
        <table:table-row table:style-name="ro1">
          <table:table-cell office:value-type="string" calcext:value-type="string">
            <text:p>2014-AM-15.A.3</text:p>
          </table:table-cell>
          <table:table-cell office:value-type="string" calcext:value-type="string">
            <text:p>2014-AM-15</text:p>
          </table:table-cell>
          <table:table-cell office:value-type="string" calcext:value-type="string">
            <text:p>Discussion Material Submission</text:p>
          </table:table-cell>
          <table:table-cell table:number-columns-repeated="11"/>
          <table:table-cell table:formula="of:=[.$I$1]&amp;[.A130]&amp;[.$J$1]&amp;[.$K$1]" office:value-type="string" office:string-value="&quot;2014-AM-15.A.3&quot;," calcext:value-type="string">
            <text:p>"2014-AM-15.A.3",</text:p>
          </table:table-cell>
          <table:table-cell table:formula="of:=[.$I$1]&amp;[.B130]&amp;[.$J$1]&amp;[.$K$1]" office:value-type="string" office:string-value="&quot;2014-AM-15&quot;," calcext:value-type="string">
            <text:p>"2014-AM-15",</text:p>
          </table:table-cell>
          <table:table-cell table:formula="of:=[.$I$1]&amp;[.C130]&amp;[.$J$1]&amp;[.$K$1]" office:value-type="string" office:string-value="&quot;Discussion Material Submission&quot;," calcext:value-type="string">
            <text:p>"Discussion Material Submission",</text:p>
          </table:table-cell>
          <table:table-cell table:formula="of:=[.$I$1]&amp;[.D130]&amp;[.$J$1]&amp;[.$K$1]" office:value-type="string" office:string-value="&quot;&quot;," calcext:value-type="string">
            <text:p>"",</text:p>
          </table:table-cell>
        </table:table-row>
        <table:table-row table:style-name="ro1">
          <table:table-cell office:value-type="string" calcext:value-type="string">
            <text:p>2014-AM-15.A.4</text:p>
          </table:table-cell>
          <table:table-cell office:value-type="string" calcext:value-type="string">
            <text:p>2014-AM-15</text:p>
          </table:table-cell>
          <table:table-cell office:value-type="string" calcext:value-type="string">
            <text:p>Meeting Minutes</text:p>
          </table:table-cell>
          <table:table-cell table:number-columns-repeated="11"/>
          <table:table-cell table:formula="of:=[.$I$1]&amp;[.A131]&amp;[.$J$1]&amp;[.$K$1]" office:value-type="string" office:string-value="&quot;2014-AM-15.A.4&quot;," calcext:value-type="string">
            <text:p>"2014-AM-15.A.4",</text:p>
          </table:table-cell>
          <table:table-cell table:formula="of:=[.$I$1]&amp;[.B131]&amp;[.$J$1]&amp;[.$K$1]" office:value-type="string" office:string-value="&quot;2014-AM-15&quot;," calcext:value-type="string">
            <text:p>"2014-AM-15",</text:p>
          </table:table-cell>
          <table:table-cell table:formula="of:=[.$I$1]&amp;[.C131]&amp;[.$J$1]&amp;[.$K$1]" office:value-type="string" office:string-value="&quot;Meeting Minutes&quot;," calcext:value-type="string">
            <text:p>"Meeting Minutes",</text:p>
          </table:table-cell>
          <table:table-cell table:formula="of:=[.$I$1]&amp;[.D131]&amp;[.$J$1]&amp;[.$K$1]" office:value-type="string" office:string-value="&quot;&quot;," calcext:value-type="string">
            <text:p>"",</text:p>
          </table:table-cell>
        </table:table-row>
        <table:table-row table:style-name="ro1">
          <table:table-cell office:value-type="string" calcext:value-type="string">
            <text:p>2014-AM-15.B.1</text:p>
          </table:table-cell>
          <table:table-cell office:value-type="string" calcext:value-type="string">
            <text:p>2014-AM-15</text:p>
          </table:table-cell>
          <table:table-cell office:value-type="string" calcext:value-type="string">
            <text:p>Transaction Reviews</text:p>
          </table:table-cell>
          <table:table-cell table:number-columns-repeated="11"/>
          <table:table-cell table:formula="of:=[.$I$1]&amp;[.A132]&amp;[.$J$1]&amp;[.$K$1]" office:value-type="string" office:string-value="&quot;2014-AM-15.B.1&quot;," calcext:value-type="string">
            <text:p>"2014-AM-15.B.1",</text:p>
          </table:table-cell>
          <table:table-cell table:formula="of:=[.$I$1]&amp;[.B132]&amp;[.$J$1]&amp;[.$K$1]" office:value-type="string" office:string-value="&quot;2014-AM-15&quot;," calcext:value-type="string">
            <text:p>"2014-AM-15",</text:p>
          </table:table-cell>
          <table:table-cell table:formula="of:=[.$I$1]&amp;[.C132]&amp;[.$J$1]&amp;[.$K$1]" office:value-type="string" office:string-value="&quot;Transaction Reviews&quot;," calcext:value-type="string">
            <text:p>"Transaction Reviews",</text:p>
          </table:table-cell>
          <table:table-cell table:formula="of:=[.$I$1]&amp;[.D132]&amp;[.$J$1]&amp;[.$K$1]" office:value-type="string" office:string-value="&quot;&quot;," calcext:value-type="string">
            <text:p>"",</text:p>
          </table:table-cell>
        </table:table-row>
        <table:table-row table:style-name="ro1">
          <table:table-cell office:value-type="string" calcext:value-type="string">
            <text:p>2014-AM-15.B.2</text:p>
          </table:table-cell>
          <table:table-cell office:value-type="string" calcext:value-type="string">
            <text:p>2014-AM-15</text:p>
          </table:table-cell>
          <table:table-cell office:value-type="string" calcext:value-type="string">
            <text:p>Strategy Reviews</text:p>
          </table:table-cell>
          <table:table-cell table:number-columns-repeated="11"/>
          <table:table-cell table:formula="of:=[.$I$1]&amp;[.A133]&amp;[.$J$1]&amp;[.$K$1]" office:value-type="string" office:string-value="&quot;2014-AM-15.B.2&quot;," calcext:value-type="string">
            <text:p>"2014-AM-15.B.2",</text:p>
          </table:table-cell>
          <table:table-cell table:formula="of:=[.$I$1]&amp;[.B133]&amp;[.$J$1]&amp;[.$K$1]" office:value-type="string" office:string-value="&quot;2014-AM-15&quot;," calcext:value-type="string">
            <text:p>"2014-AM-15",</text:p>
          </table:table-cell>
          <table:table-cell table:formula="of:=[.$I$1]&amp;[.C133]&amp;[.$J$1]&amp;[.$K$1]" office:value-type="string" office:string-value="&quot;Strategy Reviews&quot;," calcext:value-type="string">
            <text:p>"Strategy Reviews",</text:p>
          </table:table-cell>
          <table:table-cell table:formula="of:=[.$I$1]&amp;[.D133]&amp;[.$J$1]&amp;[.$K$1]" office:value-type="string" office:string-value="&quot;&quot;," calcext:value-type="string">
            <text:p>"",</text:p>
          </table:table-cell>
        </table:table-row>
        <table:table-row table:style-name="ro1">
          <table:table-cell office:value-type="string" calcext:value-type="string">
            <text:p>2014-AM-15.B.3</text:p>
          </table:table-cell>
          <table:table-cell office:value-type="string" calcext:value-type="string">
            <text:p>2014-AM-15</text:p>
          </table:table-cell>
          <table:table-cell office:value-type="string" calcext:value-type="string">
            <text:p>Proposal Reviews</text:p>
          </table:table-cell>
          <table:table-cell table:number-columns-repeated="11"/>
          <table:table-cell table:formula="of:=[.$I$1]&amp;[.A134]&amp;[.$J$1]&amp;[.$K$1]" office:value-type="string" office:string-value="&quot;2014-AM-15.B.3&quot;," calcext:value-type="string">
            <text:p>"2014-AM-15.B.3",</text:p>
          </table:table-cell>
          <table:table-cell table:formula="of:=[.$I$1]&amp;[.B134]&amp;[.$J$1]&amp;[.$K$1]" office:value-type="string" office:string-value="&quot;2014-AM-15&quot;," calcext:value-type="string">
            <text:p>"2014-AM-15",</text:p>
          </table:table-cell>
          <table:table-cell table:formula="of:=[.$I$1]&amp;[.C134]&amp;[.$J$1]&amp;[.$K$1]" office:value-type="string" office:string-value="&quot;Proposal Reviews&quot;," calcext:value-type="string">
            <text:p>"Proposal Reviews",</text:p>
          </table:table-cell>
          <table:table-cell table:formula="of:=[.$I$1]&amp;[.D134]&amp;[.$J$1]&amp;[.$K$1]" office:value-type="string" office:string-value="&quot;&quot;," calcext:value-type="string">
            <text:p>"",</text:p>
          </table:table-cell>
        </table:table-row>
        <table:table-row table:style-name="ro1">
          <table:table-cell office:value-type="string" calcext:value-type="string">
            <text:p>2014-AM-15.C.1</text:p>
          </table:table-cell>
          <table:table-cell office:value-type="string" calcext:value-type="string">
            <text:p>2014-AM-15</text:p>
          </table:table-cell>
          <table:table-cell office:value-type="string" calcext:value-type="string">
            <text:p>Investment Requirements Summaires</text:p>
          </table:table-cell>
          <table:table-cell table:number-columns-repeated="11"/>
          <table:table-cell table:formula="of:=[.$I$1]&amp;[.A135]&amp;[.$J$1]&amp;[.$K$1]" office:value-type="string" office:string-value="&quot;2014-AM-15.C.1&quot;," calcext:value-type="string">
            <text:p>"2014-AM-15.C.1",</text:p>
          </table:table-cell>
          <table:table-cell table:formula="of:=[.$I$1]&amp;[.B135]&amp;[.$J$1]&amp;[.$K$1]" office:value-type="string" office:string-value="&quot;2014-AM-15&quot;," calcext:value-type="string">
            <text:p>"2014-AM-15",</text:p>
          </table:table-cell>
          <table:table-cell table:formula="of:=[.$I$1]&amp;[.C135]&amp;[.$J$1]&amp;[.$K$1]" office:value-type="string" office:string-value="&quot;Investment Requirements Summaires&quot;," calcext:value-type="string">
            <text:p>"Investment Requirements Summaires",</text:p>
          </table:table-cell>
          <table:table-cell table:formula="of:=[.$I$1]&amp;[.D135]&amp;[.$J$1]&amp;[.$K$1]" office:value-type="string" office:string-value="&quot;&quot;," calcext:value-type="string">
            <text:p>"",</text:p>
          </table:table-cell>
        </table:table-row>
        <table:table-row table:style-name="ro1">
          <table:table-cell office:value-type="string" calcext:value-type="string">
            <text:p>2014-AM-15.C.2</text:p>
          </table:table-cell>
          <table:table-cell office:value-type="string" calcext:value-type="string">
            <text:p>2014-AM-15</text:p>
          </table:table-cell>
          <table:table-cell office:value-type="string" calcext:value-type="string">
            <text:p>Board of Directors Approvals</text:p>
          </table:table-cell>
          <table:table-cell table:number-columns-repeated="11"/>
          <table:table-cell table:formula="of:=[.$I$1]&amp;[.A136]&amp;[.$J$1]&amp;[.$K$1]" office:value-type="string" office:string-value="&quot;2014-AM-15.C.2&quot;," calcext:value-type="string">
            <text:p>"2014-AM-15.C.2",</text:p>
          </table:table-cell>
          <table:table-cell table:formula="of:=[.$I$1]&amp;[.B136]&amp;[.$J$1]&amp;[.$K$1]" office:value-type="string" office:string-value="&quot;2014-AM-15&quot;," calcext:value-type="string">
            <text:p>"2014-AM-15",</text:p>
          </table:table-cell>
          <table:table-cell table:formula="of:=[.$I$1]&amp;[.C136]&amp;[.$J$1]&amp;[.$K$1]" office:value-type="string" office:string-value="&quot;Board of Directors Approvals&quot;," calcext:value-type="string">
            <text:p>"Board of Directors Approvals",</text:p>
          </table:table-cell>
          <table:table-cell table:formula="of:=[.$I$1]&amp;[.D136]&amp;[.$J$1]&amp;[.$K$1]" office:value-type="string" office:string-value="&quot;&quot;," calcext:value-type="string">
            <text:p>"",</text:p>
          </table:table-cell>
        </table:table-row>
        <table:table-row table:style-name="ro1">
          <table:table-cell office:value-type="string" calcext:value-type="string">
            <text:p>2014-AM-15.C.3</text:p>
          </table:table-cell>
          <table:table-cell office:value-type="string" calcext:value-type="string">
            <text:p>2014-AM-15</text:p>
          </table:table-cell>
          <table:table-cell office:value-type="string" calcext:value-type="string">
            <text:p>Client Approval Process</text:p>
          </table:table-cell>
          <table:table-cell table:number-columns-repeated="11"/>
          <table:table-cell table:formula="of:=[.$I$1]&amp;[.A137]&amp;[.$J$1]&amp;[.$K$1]" office:value-type="string" office:string-value="&quot;2014-AM-15.C.3&quot;," calcext:value-type="string">
            <text:p>"2014-AM-15.C.3",</text:p>
          </table:table-cell>
          <table:table-cell table:formula="of:=[.$I$1]&amp;[.B137]&amp;[.$J$1]&amp;[.$K$1]" office:value-type="string" office:string-value="&quot;2014-AM-15&quot;," calcext:value-type="string">
            <text:p>"2014-AM-15",</text:p>
          </table:table-cell>
          <table:table-cell table:formula="of:=[.$I$1]&amp;[.C137]&amp;[.$J$1]&amp;[.$K$1]" office:value-type="string" office:string-value="&quot;Client Approval Process&quot;," calcext:value-type="string">
            <text:p>"Client Approval Process",</text:p>
          </table:table-cell>
          <table:table-cell table:formula="of:=[.$I$1]&amp;[.D137]&amp;[.$J$1]&amp;[.$K$1]" office:value-type="string" office:string-value="&quot;&quot;," calcext:value-type="string">
            <text:p>"",</text:p>
          </table:table-cell>
        </table:table-row>
        <table:table-row table:style-name="ro1">
          <table:table-cell office:value-type="string" calcext:value-type="string">
            <text:p>2014-AM-15.D.1</text:p>
          </table:table-cell>
          <table:table-cell office:value-type="string" calcext:value-type="string">
            <text:p>2014-AM-15</text:p>
          </table:table-cell>
          <table:table-cell office:value-type="string" calcext:value-type="string">
            <text:p>TIAA-CREF General Account</text:p>
          </table:table-cell>
          <table:table-cell table:number-columns-repeated="11"/>
          <table:table-cell table:formula="of:=[.$I$1]&amp;[.A138]&amp;[.$J$1]&amp;[.$K$1]" office:value-type="string" office:string-value="&quot;2014-AM-15.D.1&quot;," calcext:value-type="string">
            <text:p>"2014-AM-15.D.1",</text:p>
          </table:table-cell>
          <table:table-cell table:formula="of:=[.$I$1]&amp;[.B138]&amp;[.$J$1]&amp;[.$K$1]" office:value-type="string" office:string-value="&quot;2014-AM-15&quot;," calcext:value-type="string">
            <text:p>"2014-AM-15",</text:p>
          </table:table-cell>
          <table:table-cell table:formula="of:=[.$I$1]&amp;[.C138]&amp;[.$J$1]&amp;[.$K$1]" office:value-type="string" office:string-value="&quot;TIAA-CREF General Account&quot;," calcext:value-type="string">
            <text:p>"TIAA-CREF General Account",</text:p>
          </table:table-cell>
          <table:table-cell table:formula="of:=[.$I$1]&amp;[.D138]&amp;[.$J$1]&amp;[.$K$1]" office:value-type="string" office:string-value="&quot;&quot;," calcext:value-type="string">
            <text:p>"",</text:p>
          </table:table-cell>
        </table:table-row>
        <table:table-row table:style-name="ro1">
          <table:table-cell office:value-type="string" calcext:value-type="string">
            <text:p>2014-AM-15.D.2</text:p>
          </table:table-cell>
          <table:table-cell office:value-type="string" calcext:value-type="string">
            <text:p>2014-AM-15</text:p>
          </table:table-cell>
          <table:table-cell office:value-type="string" calcext:value-type="string">
            <text:p>KAG</text:p>
          </table:table-cell>
          <table:table-cell table:number-columns-repeated="11"/>
          <table:table-cell table:formula="of:=[.$I$1]&amp;[.A139]&amp;[.$J$1]&amp;[.$K$1]" office:value-type="string" office:string-value="&quot;2014-AM-15.D.2&quot;," calcext:value-type="string">
            <text:p>"2014-AM-15.D.2",</text:p>
          </table:table-cell>
          <table:table-cell table:formula="of:=[.$I$1]&amp;[.B139]&amp;[.$J$1]&amp;[.$K$1]" office:value-type="string" office:string-value="&quot;2014-AM-15&quot;," calcext:value-type="string">
            <text:p>"2014-AM-15",</text:p>
          </table:table-cell>
          <table:table-cell table:formula="of:=[.$I$1]&amp;[.C139]&amp;[.$J$1]&amp;[.$K$1]" office:value-type="string" office:string-value="&quot;KAG&quot;," calcext:value-type="string">
            <text:p>"KAG",</text:p>
          </table:table-cell>
          <table:table-cell table:formula="of:=[.$I$1]&amp;[.D139]&amp;[.$J$1]&amp;[.$K$1]" office:value-type="string" office:string-value="&quot;&quot;," calcext:value-type="string">
            <text:p>"",</text:p>
          </table:table-cell>
        </table:table-row>
        <table:table-row table:style-name="ro1">
          <table:table-cell office:value-type="string" calcext:value-type="string">
            <text:p>2014-AM-18.0.0</text:p>
          </table:table-cell>
          <table:table-cell office:value-type="string" calcext:value-type="string">
            <text:p>2014-AM-18</text:p>
          </table:table-cell>
          <table:table-cell office:value-type="string" calcext:value-type="string">
            <text:p>General</text:p>
          </table:table-cell>
          <table:table-cell table:number-columns-repeated="11"/>
          <table:table-cell table:formula="of:=[.$I$1]&amp;[.A140]&amp;[.$J$1]&amp;[.$K$1]" office:value-type="string" office:string-value="&quot;2014-AM-18.0.0&quot;," calcext:value-type="string">
            <text:p>"2014-AM-18.0.0",</text:p>
          </table:table-cell>
          <table:table-cell table:formula="of:=[.$I$1]&amp;[.B140]&amp;[.$J$1]&amp;[.$K$1]" office:value-type="string" office:string-value="&quot;2014-AM-18&quot;," calcext:value-type="string">
            <text:p>"2014-AM-18",</text:p>
          </table:table-cell>
          <table:table-cell table:formula="of:=[.$I$1]&amp;[.C140]&amp;[.$J$1]&amp;[.$K$1]" office:value-type="string" office:string-value="&quot;General&quot;," calcext:value-type="string">
            <text:p>"General",</text:p>
          </table:table-cell>
          <table:table-cell table:formula="of:=[.$I$1]&amp;[.D140]&amp;[.$J$1]&amp;[.$K$1]" office:value-type="string" office:string-value="&quot;&quot;," calcext:value-type="string">
            <text:p>"",</text:p>
          </table:table-cell>
        </table:table-row>
        <table:table-row table:style-name="ro1">
          <table:table-cell office:value-type="string" calcext:value-type="string">
            <text:p>2014-AM-18.A.1</text:p>
          </table:table-cell>
          <table:table-cell office:value-type="string" calcext:value-type="string">
            <text:p>2014-AM-18</text:p>
          </table:table-cell>
          <table:table-cell office:value-type="string" calcext:value-type="string">
            <text:p>Initial Credit Reviews</text:p>
          </table:table-cell>
          <table:table-cell table:number-columns-repeated="11"/>
          <table:table-cell table:formula="of:=[.$I$1]&amp;[.A141]&amp;[.$J$1]&amp;[.$K$1]" office:value-type="string" office:string-value="&quot;2014-AM-18.A.1&quot;," calcext:value-type="string">
            <text:p>"2014-AM-18.A.1",</text:p>
          </table:table-cell>
          <table:table-cell table:formula="of:=[.$I$1]&amp;[.B141]&amp;[.$J$1]&amp;[.$K$1]" office:value-type="string" office:string-value="&quot;2014-AM-18&quot;," calcext:value-type="string">
            <text:p>"2014-AM-18",</text:p>
          </table:table-cell>
          <table:table-cell table:formula="of:=[.$I$1]&amp;[.C141]&amp;[.$J$1]&amp;[.$K$1]" office:value-type="string" office:string-value="&quot;Initial Credit Reviews&quot;," calcext:value-type="string">
            <text:p>"Initial Credit Reviews",</text:p>
          </table:table-cell>
          <table:table-cell table:formula="of:=[.$I$1]&amp;[.D141]&amp;[.$J$1]&amp;[.$K$1]" office:value-type="string" office:string-value="&quot;&quot;," calcext:value-type="string">
            <text:p>"",</text:p>
          </table:table-cell>
        </table:table-row>
        <table:table-row table:style-name="ro1">
          <table:table-cell office:value-type="string" calcext:value-type="string">
            <text:p>2014-AM-18.A.2</text:p>
          </table:table-cell>
          <table:table-cell office:value-type="string" calcext:value-type="string">
            <text:p>2014-AM-18</text:p>
          </table:table-cell>
          <table:table-cell office:value-type="string" calcext:value-type="string">
            <text:p>Monthly Trade List Review</text:p>
          </table:table-cell>
          <table:table-cell table:number-columns-repeated="11"/>
          <table:table-cell table:formula="of:=[.$I$1]&amp;[.A142]&amp;[.$J$1]&amp;[.$K$1]" office:value-type="string" office:string-value="&quot;2014-AM-18.A.2&quot;," calcext:value-type="string">
            <text:p>"2014-AM-18.A.2",</text:p>
          </table:table-cell>
          <table:table-cell table:formula="of:=[.$I$1]&amp;[.B142]&amp;[.$J$1]&amp;[.$K$1]" office:value-type="string" office:string-value="&quot;2014-AM-18&quot;," calcext:value-type="string">
            <text:p>"2014-AM-18",</text:p>
          </table:table-cell>
          <table:table-cell table:formula="of:=[.$I$1]&amp;[.C142]&amp;[.$J$1]&amp;[.$K$1]" office:value-type="string" office:string-value="&quot;Monthly Trade List Review&quot;," calcext:value-type="string">
            <text:p>"Monthly Trade List Review",</text:p>
          </table:table-cell>
          <table:table-cell table:formula="of:=[.$I$1]&amp;[.D142]&amp;[.$J$1]&amp;[.$K$1]" office:value-type="string" office:string-value="&quot;&quot;," calcext:value-type="string">
            <text:p>"",</text:p>
          </table:table-cell>
        </table:table-row>
        <table:table-row table:style-name="ro1">
          <table:table-cell office:value-type="string" calcext:value-type="string">
            <text:p>2014-AM-18.A.3</text:p>
          </table:table-cell>
          <table:table-cell office:value-type="string" calcext:value-type="string">
            <text:p>2014-AM-18</text:p>
          </table:table-cell>
          <table:table-cell office:value-type="string" calcext:value-type="string">
            <text:p>Quarterly Early Warning List Review</text:p>
          </table:table-cell>
          <table:table-cell table:number-columns-repeated="11"/>
          <table:table-cell table:formula="of:=[.$I$1]&amp;[.A143]&amp;[.$J$1]&amp;[.$K$1]" office:value-type="string" office:string-value="&quot;2014-AM-18.A.3&quot;," calcext:value-type="string">
            <text:p>"2014-AM-18.A.3",</text:p>
          </table:table-cell>
          <table:table-cell table:formula="of:=[.$I$1]&amp;[.B143]&amp;[.$J$1]&amp;[.$K$1]" office:value-type="string" office:string-value="&quot;2014-AM-18&quot;," calcext:value-type="string">
            <text:p>"2014-AM-18",</text:p>
          </table:table-cell>
          <table:table-cell table:formula="of:=[.$I$1]&amp;[.C143]&amp;[.$J$1]&amp;[.$K$1]" office:value-type="string" office:string-value="&quot;Quarterly Early Warning List Review&quot;," calcext:value-type="string">
            <text:p>"Quarterly Early Warning List Review",</text:p>
          </table:table-cell>
          <table:table-cell table:formula="of:=[.$I$1]&amp;[.D143]&amp;[.$J$1]&amp;[.$K$1]" office:value-type="string" office:string-value="&quot;&quot;," calcext:value-type="string">
            <text:p>"",</text:p>
          </table:table-cell>
        </table:table-row>
        <table:table-row table:style-name="ro1">
          <table:table-cell office:value-type="string" calcext:value-type="string">
            <text:p>2014-AM-18.B.1</text:p>
          </table:table-cell>
          <table:table-cell office:value-type="string" calcext:value-type="string">
            <text:p>2014-AM-18</text:p>
          </table:table-cell>
          <table:table-cell office:value-type="string" calcext:value-type="string">
            <text:p>Monthly Holdings Review</text:p>
          </table:table-cell>
          <table:table-cell table:number-columns-repeated="11"/>
          <table:table-cell table:formula="of:=[.$I$1]&amp;[.A144]&amp;[.$J$1]&amp;[.$K$1]" office:value-type="string" office:string-value="&quot;2014-AM-18.B.1&quot;," calcext:value-type="string">
            <text:p>"2014-AM-18.B.1",</text:p>
          </table:table-cell>
          <table:table-cell table:formula="of:=[.$I$1]&amp;[.B144]&amp;[.$J$1]&amp;[.$K$1]" office:value-type="string" office:string-value="&quot;2014-AM-18&quot;," calcext:value-type="string">
            <text:p>"2014-AM-18",</text:p>
          </table:table-cell>
          <table:table-cell table:formula="of:=[.$I$1]&amp;[.C144]&amp;[.$J$1]&amp;[.$K$1]" office:value-type="string" office:string-value="&quot;Monthly Holdings Review&quot;," calcext:value-type="string">
            <text:p>"Monthly Holdings Review",</text:p>
          </table:table-cell>
          <table:table-cell table:formula="of:=[.$I$1]&amp;[.D144]&amp;[.$J$1]&amp;[.$K$1]" office:value-type="string" office:string-value="&quot;&quot;," calcext:value-type="string">
            <text:p>"",</text:p>
          </table:table-cell>
        </table:table-row>
        <table:table-row table:style-name="ro1">
          <table:table-cell office:value-type="string" calcext:value-type="string">
            <text:p>2014-AM-18.B.2</text:p>
          </table:table-cell>
          <table:table-cell office:value-type="string" calcext:value-type="string">
            <text:p>2014-AM-18</text:p>
          </table:table-cell>
          <table:table-cell office:value-type="string" calcext:value-type="string">
            <text:p>Annual Broker/Counterparty List Review</text:p>
          </table:table-cell>
          <table:table-cell table:number-columns-repeated="11"/>
          <table:table-cell table:formula="of:=[.$I$1]&amp;[.A145]&amp;[.$J$1]&amp;[.$K$1]" office:value-type="string" office:string-value="&quot;2014-AM-18.B.2&quot;," calcext:value-type="string">
            <text:p>"2014-AM-18.B.2",</text:p>
          </table:table-cell>
          <table:table-cell table:formula="of:=[.$I$1]&amp;[.B145]&amp;[.$J$1]&amp;[.$K$1]" office:value-type="string" office:string-value="&quot;2014-AM-18&quot;," calcext:value-type="string">
            <text:p>"2014-AM-18",</text:p>
          </table:table-cell>
          <table:table-cell table:formula="of:=[.$I$1]&amp;[.C145]&amp;[.$J$1]&amp;[.$K$1]" office:value-type="string" office:string-value="&quot;Annual Broker/Counterparty List Review&quot;," calcext:value-type="string">
            <text:p>"Annual Broker/Counterparty List Review",</text:p>
          </table:table-cell>
          <table:table-cell table:formula="of:=[.$I$1]&amp;[.D145]&amp;[.$J$1]&amp;[.$K$1]" office:value-type="string" office:string-value="&quot;&quot;," calcext:value-type="string">
            <text:p>"",</text:p>
          </table:table-cell>
        </table:table-row>
        <table:table-row table:style-name="ro1">
          <table:table-cell office:value-type="string" calcext:value-type="string">
            <text:p>2014-AM-18.B.3</text:p>
          </table:table-cell>
          <table:table-cell office:value-type="string" calcext:value-type="string">
            <text:p>2014-AM-18</text:p>
          </table:table-cell>
          <table:table-cell office:value-type="string" calcext:value-type="string">
            <text:p>Quarterly FIOC</text:p>
          </table:table-cell>
          <table:table-cell table:number-columns-repeated="11"/>
          <table:table-cell table:formula="of:=[.$I$1]&amp;[.A146]&amp;[.$J$1]&amp;[.$K$1]" office:value-type="string" office:string-value="&quot;2014-AM-18.B.3&quot;," calcext:value-type="string">
            <text:p>"2014-AM-18.B.3",</text:p>
          </table:table-cell>
          <table:table-cell table:formula="of:=[.$I$1]&amp;[.B146]&amp;[.$J$1]&amp;[.$K$1]" office:value-type="string" office:string-value="&quot;2014-AM-18&quot;," calcext:value-type="string">
            <text:p>"2014-AM-18",</text:p>
          </table:table-cell>
          <table:table-cell table:formula="of:=[.$I$1]&amp;[.C146]&amp;[.$J$1]&amp;[.$K$1]" office:value-type="string" office:string-value="&quot;Quarterly FIOC&quot;," calcext:value-type="string">
            <text:p>"Quarterly FIOC",</text:p>
          </table:table-cell>
          <table:table-cell table:formula="of:=[.$I$1]&amp;[.D146]&amp;[.$J$1]&amp;[.$K$1]" office:value-type="string" office:string-value="&quot;&quot;," calcext:value-type="string">
            <text:p>"",</text:p>
          </table:table-cell>
        </table:table-row>
        <table:table-row table:style-name="ro1">
          <table:table-cell office:value-type="string" calcext:value-type="string">
            <text:p>2014-AM-18.B.4</text:p>
          </table:table-cell>
          <table:table-cell office:value-type="string" calcext:value-type="string">
            <text:p>2014-AM-18</text:p>
          </table:table-cell>
          <table:table-cell office:value-type="string" calcext:value-type="string">
            <text:p>Annual Investment Committee Approval</text:p>
          </table:table-cell>
          <table:table-cell table:number-columns-repeated="11"/>
          <table:table-cell table:formula="of:=[.$I$1]&amp;[.A147]&amp;[.$J$1]&amp;[.$K$1]" office:value-type="string" office:string-value="&quot;2014-AM-18.B.4&quot;," calcext:value-type="string">
            <text:p>"2014-AM-18.B.4",</text:p>
          </table:table-cell>
          <table:table-cell table:formula="of:=[.$I$1]&amp;[.B147]&amp;[.$J$1]&amp;[.$K$1]" office:value-type="string" office:string-value="&quot;2014-AM-18&quot;," calcext:value-type="string">
            <text:p>"2014-AM-18",</text:p>
          </table:table-cell>
          <table:table-cell table:formula="of:=[.$I$1]&amp;[.C147]&amp;[.$J$1]&amp;[.$K$1]" office:value-type="string" office:string-value="&quot;Annual Investment Committee Approval&quot;," calcext:value-type="string">
            <text:p>"Annual Investment Committee Approval",</text:p>
          </table:table-cell>
          <table:table-cell table:formula="of:=[.$I$1]&amp;[.D147]&amp;[.$J$1]&amp;[.$K$1]" office:value-type="string" office:string-value="&quot;&quot;," calcext:value-type="string">
            <text:p>"",</text:p>
          </table:table-cell>
        </table:table-row>
        <table:table-row table:style-name="ro1">
          <table:table-cell office:value-type="string" calcext:value-type="string">
            <text:p>2014-AM-18.C.1</text:p>
          </table:table-cell>
          <table:table-cell office:value-type="string" calcext:value-type="string">
            <text:p>2014-AM-18</text:p>
          </table:table-cell>
          <table:table-cell office:value-type="string" calcext:value-type="string">
            <text:p>Annual ALCO Approval</text:p>
          </table:table-cell>
          <table:table-cell table:number-columns-repeated="11"/>
          <table:table-cell table:formula="of:=[.$I$1]&amp;[.A148]&amp;[.$J$1]&amp;[.$K$1]" office:value-type="string" office:string-value="&quot;2014-AM-18.C.1&quot;," calcext:value-type="string">
            <text:p>"2014-AM-18.C.1",</text:p>
          </table:table-cell>
          <table:table-cell table:formula="of:=[.$I$1]&amp;[.B148]&amp;[.$J$1]&amp;[.$K$1]" office:value-type="string" office:string-value="&quot;2014-AM-18&quot;," calcext:value-type="string">
            <text:p>"2014-AM-18",</text:p>
          </table:table-cell>
          <table:table-cell table:formula="of:=[.$I$1]&amp;[.C148]&amp;[.$J$1]&amp;[.$K$1]" office:value-type="string" office:string-value="&quot;Annual ALCO Approval&quot;," calcext:value-type="string">
            <text:p>"Annual ALCO Approval",</text:p>
          </table:table-cell>
          <table:table-cell table:formula="of:=[.$I$1]&amp;[.D148]&amp;[.$J$1]&amp;[.$K$1]" office:value-type="string" office:string-value="&quot;&quot;," calcext:value-type="string">
            <text:p>"",</text:p>
          </table:table-cell>
        </table:table-row>
        <table:table-row table:style-name="ro1">
          <table:table-cell office:value-type="string" calcext:value-type="string">
            <text:p>2014-AM-18.C.2</text:p>
          </table:table-cell>
          <table:table-cell office:value-type="string" calcext:value-type="string">
            <text:p>2014-AM-18</text:p>
          </table:table-cell>
          <table:table-cell office:value-type="string" calcext:value-type="string">
            <text:p>Monthly Tracking Error Report</text:p>
          </table:table-cell>
          <table:table-cell table:number-columns-repeated="11"/>
          <table:table-cell table:formula="of:=[.$I$1]&amp;[.A149]&amp;[.$J$1]&amp;[.$K$1]" office:value-type="string" office:string-value="&quot;2014-AM-18.C.2&quot;," calcext:value-type="string">
            <text:p>"2014-AM-18.C.2",</text:p>
          </table:table-cell>
          <table:table-cell table:formula="of:=[.$I$1]&amp;[.B149]&amp;[.$J$1]&amp;[.$K$1]" office:value-type="string" office:string-value="&quot;2014-AM-18&quot;," calcext:value-type="string">
            <text:p>"2014-AM-18",</text:p>
          </table:table-cell>
          <table:table-cell table:formula="of:=[.$I$1]&amp;[.C149]&amp;[.$J$1]&amp;[.$K$1]" office:value-type="string" office:string-value="&quot;Monthly Tracking Error Report&quot;," calcext:value-type="string">
            <text:p>"Monthly Tracking Error Report",</text:p>
          </table:table-cell>
          <table:table-cell table:formula="of:=[.$I$1]&amp;[.D149]&amp;[.$J$1]&amp;[.$K$1]" office:value-type="string" office:string-value="&quot;&quot;," calcext:value-type="string">
            <text:p>"",</text:p>
          </table:table-cell>
        </table:table-row>
        <table:table-row table:style-name="ro1">
          <table:table-cell office:value-type="string" calcext:value-type="string">
            <text:p>2014-AM-18.C.3</text:p>
          </table:table-cell>
          <table:table-cell office:value-type="string" calcext:value-type="string">
            <text:p>2014-AM-18</text:p>
          </table:table-cell>
          <table:table-cell office:value-type="string" calcext:value-type="string">
            <text:p>Outliers</text:p>
          </table:table-cell>
          <table:table-cell table:number-columns-repeated="11"/>
          <table:table-cell table:formula="of:=[.$I$1]&amp;[.A150]&amp;[.$J$1]&amp;[.$K$1]" office:value-type="string" office:string-value="&quot;2014-AM-18.C.3&quot;," calcext:value-type="string">
            <text:p>"2014-AM-18.C.3",</text:p>
          </table:table-cell>
          <table:table-cell table:formula="of:=[.$I$1]&amp;[.B150]&amp;[.$J$1]&amp;[.$K$1]" office:value-type="string" office:string-value="&quot;2014-AM-18&quot;," calcext:value-type="string">
            <text:p>"2014-AM-18",</text:p>
          </table:table-cell>
          <table:table-cell table:formula="of:=[.$I$1]&amp;[.C150]&amp;[.$J$1]&amp;[.$K$1]" office:value-type="string" office:string-value="&quot;Outliers&quot;," calcext:value-type="string">
            <text:p>"Outliers",</text:p>
          </table:table-cell>
          <table:table-cell table:formula="of:=[.$I$1]&amp;[.D150]&amp;[.$J$1]&amp;[.$K$1]" office:value-type="string" office:string-value="&quot;&quot;," calcext:value-type="string">
            <text:p>"",</text:p>
          </table:table-cell>
        </table:table-row>
        <table:table-row table:style-name="ro1">
          <table:table-cell office:value-type="string" calcext:value-type="string">
            <text:p>2014-AM-18.D.1</text:p>
          </table:table-cell>
          <table:table-cell office:value-type="string" calcext:value-type="string">
            <text:p>2014-AM-18</text:p>
          </table:table-cell>
          <table:table-cell office:value-type="string" calcext:value-type="string">
            <text:p>Bloomberg AIM Confirmations</text:p>
          </table:table-cell>
          <table:table-cell table:number-columns-repeated="11"/>
          <table:table-cell table:formula="of:=[.$I$1]&amp;[.A151]&amp;[.$J$1]&amp;[.$K$1]" office:value-type="string" office:string-value="&quot;2014-AM-18.D.1&quot;," calcext:value-type="string">
            <text:p>"2014-AM-18.D.1",</text:p>
          </table:table-cell>
          <table:table-cell table:formula="of:=[.$I$1]&amp;[.B151]&amp;[.$J$1]&amp;[.$K$1]" office:value-type="string" office:string-value="&quot;2014-AM-18&quot;," calcext:value-type="string">
            <text:p>"2014-AM-18",</text:p>
          </table:table-cell>
          <table:table-cell table:formula="of:=[.$I$1]&amp;[.C151]&amp;[.$J$1]&amp;[.$K$1]" office:value-type="string" office:string-value="&quot;Bloomberg AIM Confirmations&quot;," calcext:value-type="string">
            <text:p>"Bloomberg AIM Confirmations",</text:p>
          </table:table-cell>
          <table:table-cell table:formula="of:=[.$I$1]&amp;[.D151]&amp;[.$J$1]&amp;[.$K$1]" office:value-type="string" office:string-value="&quot;&quot;," calcext:value-type="string">
            <text:p>"",</text:p>
          </table:table-cell>
        </table:table-row>
        <table:table-row table:style-name="ro1">
          <table:table-cell office:value-type="string" calcext:value-type="string">
            <text:p>2014-AM-18.D.2</text:p>
          </table:table-cell>
          <table:table-cell office:value-type="string" calcext:value-type="string">
            <text:p>2014-AM-18</text:p>
          </table:table-cell>
          <table:table-cell office:value-type="string" calcext:value-type="string">
            <text:p>Daily Trade Fails Tracking</text:p>
          </table:table-cell>
          <table:table-cell table:number-columns-repeated="11"/>
          <table:table-cell table:formula="of:=[.$I$1]&amp;[.A152]&amp;[.$J$1]&amp;[.$K$1]" office:value-type="string" office:string-value="&quot;2014-AM-18.D.2&quot;," calcext:value-type="string">
            <text:p>"2014-AM-18.D.2",</text:p>
          </table:table-cell>
          <table:table-cell table:formula="of:=[.$I$1]&amp;[.B152]&amp;[.$J$1]&amp;[.$K$1]" office:value-type="string" office:string-value="&quot;2014-AM-18&quot;," calcext:value-type="string">
            <text:p>"2014-AM-18",</text:p>
          </table:table-cell>
          <table:table-cell table:formula="of:=[.$I$1]&amp;[.C152]&amp;[.$J$1]&amp;[.$K$1]" office:value-type="string" office:string-value="&quot;Daily Trade Fails Tracking&quot;," calcext:value-type="string">
            <text:p>"Daily Trade Fails Tracking",</text:p>
          </table:table-cell>
          <table:table-cell table:formula="of:=[.$I$1]&amp;[.D152]&amp;[.$J$1]&amp;[.$K$1]" office:value-type="string" office:string-value="&quot;&quot;," calcext:value-type="string">
            <text:p>"",</text:p>
          </table:table-cell>
        </table:table-row>
        <table:table-row table:style-name="ro1">
          <table:table-cell office:value-type="string" calcext:value-type="string">
            <text:p>2014-AM-18.D.3</text:p>
          </table:table-cell>
          <table:table-cell office:value-type="string" calcext:value-type="string">
            <text:p>2014-AM-18</text:p>
          </table:table-cell>
          <table:table-cell office:value-type="string" calcext:value-type="string">
            <text:p>Rebooked Trades</text:p>
          </table:table-cell>
          <table:table-cell table:number-columns-repeated="11"/>
          <table:table-cell table:formula="of:=[.$I$1]&amp;[.A153]&amp;[.$J$1]&amp;[.$K$1]" office:value-type="string" office:string-value="&quot;2014-AM-18.D.3&quot;," calcext:value-type="string">
            <text:p>"2014-AM-18.D.3",</text:p>
          </table:table-cell>
          <table:table-cell table:formula="of:=[.$I$1]&amp;[.B153]&amp;[.$J$1]&amp;[.$K$1]" office:value-type="string" office:string-value="&quot;2014-AM-18&quot;," calcext:value-type="string">
            <text:p>"2014-AM-18",</text:p>
          </table:table-cell>
          <table:table-cell table:formula="of:=[.$I$1]&amp;[.C153]&amp;[.$J$1]&amp;[.$K$1]" office:value-type="string" office:string-value="&quot;Rebooked Trades&quot;," calcext:value-type="string">
            <text:p>"Rebooked Trades",</text:p>
          </table:table-cell>
          <table:table-cell table:formula="of:=[.$I$1]&amp;[.D153]&amp;[.$J$1]&amp;[.$K$1]" office:value-type="string" office:string-value="&quot;&quot;," calcext:value-type="string">
            <text:p>"",</text:p>
          </table:table-cell>
        </table:table-row>
        <table:table-row table:style-name="ro1">
          <table:table-cell office:value-type="string" calcext:value-type="string">
            <text:p>2014-AM-18.E.1</text:p>
          </table:table-cell>
          <table:table-cell office:value-type="string" calcext:value-type="string">
            <text:p>2014-AM-18</text:p>
          </table:table-cell>
          <table:table-cell office:value-type="string" calcext:value-type="string">
            <text:p>BCP</text:p>
          </table:table-cell>
          <table:table-cell table:number-columns-repeated="11"/>
          <table:table-cell table:formula="of:=[.$I$1]&amp;[.A154]&amp;[.$J$1]&amp;[.$K$1]" office:value-type="string" office:string-value="&quot;2014-AM-18.E.1&quot;," calcext:value-type="string">
            <text:p>"2014-AM-18.E.1",</text:p>
          </table:table-cell>
          <table:table-cell table:formula="of:=[.$I$1]&amp;[.B154]&amp;[.$J$1]&amp;[.$K$1]" office:value-type="string" office:string-value="&quot;2014-AM-18&quot;," calcext:value-type="string">
            <text:p>"2014-AM-18",</text:p>
          </table:table-cell>
          <table:table-cell table:formula="of:=[.$I$1]&amp;[.C154]&amp;[.$J$1]&amp;[.$K$1]" office:value-type="string" office:string-value="&quot;BCP&quot;," calcext:value-type="string">
            <text:p>"BCP",</text:p>
          </table:table-cell>
          <table:table-cell table:formula="of:=[.$I$1]&amp;[.D154]&amp;[.$J$1]&amp;[.$K$1]" office:value-type="string" office:string-value="&quot;&quot;," calcext:value-type="string">
            <text:p>"",</text:p>
          </table:table-cell>
        </table:table-row>
        <table:table-row table:style-name="ro1">
          <table:table-cell office:value-type="string" calcext:value-type="string">
            <text:p>2014-AM-19.0.0</text:p>
          </table:table-cell>
          <table:table-cell office:value-type="string" calcext:value-type="string">
            <text:p>2014-AM-19</text:p>
          </table:table-cell>
          <table:table-cell office:value-type="string" calcext:value-type="string">
            <text:p>General</text:p>
          </table:table-cell>
          <table:table-cell table:number-columns-repeated="11"/>
          <table:table-cell table:formula="of:=[.$I$1]&amp;[.A155]&amp;[.$J$1]&amp;[.$K$1]" office:value-type="string" office:string-value="&quot;2014-AM-19.0.0&quot;," calcext:value-type="string">
            <text:p>"2014-AM-19.0.0",</text:p>
          </table:table-cell>
          <table:table-cell table:formula="of:=[.$I$1]&amp;[.B155]&amp;[.$J$1]&amp;[.$K$1]" office:value-type="string" office:string-value="&quot;2014-AM-19&quot;," calcext:value-type="string">
            <text:p>"2014-AM-19",</text:p>
          </table:table-cell>
          <table:table-cell table:formula="of:=[.$I$1]&amp;[.C155]&amp;[.$J$1]&amp;[.$K$1]" office:value-type="string" office:string-value="&quot;General&quot;," calcext:value-type="string">
            <text:p>"General",</text:p>
          </table:table-cell>
          <table:table-cell table:formula="of:=[.$I$1]&amp;[.D155]&amp;[.$J$1]&amp;[.$K$1]" office:value-type="string" office:string-value="&quot;&quot;," calcext:value-type="string">
            <text:p>"",</text:p>
          </table:table-cell>
        </table:table-row>
        <table:table-row table:style-name="ro1">
          <table:table-cell office:value-type="string" calcext:value-type="string">
            <text:p>2014-FA-08.0.0</text:p>
          </table:table-cell>
          <table:table-cell office:value-type="string" calcext:value-type="string">
            <text:p>2014-FA-08</text:p>
          </table:table-cell>
          <table:table-cell office:value-type="string" calcext:value-type="string">
            <text:p>General</text:p>
          </table:table-cell>
          <table:table-cell table:number-columns-repeated="11"/>
          <table:table-cell table:formula="of:=[.$I$1]&amp;[.A156]&amp;[.$J$1]&amp;[.$K$1]" office:value-type="string" office:string-value="&quot;2014-FA-08.0.0&quot;," calcext:value-type="string">
            <text:p>"2014-FA-08.0.0",</text:p>
          </table:table-cell>
          <table:table-cell table:formula="of:=[.$I$1]&amp;[.B156]&amp;[.$J$1]&amp;[.$K$1]" office:value-type="string" office:string-value="&quot;2014-FA-08&quot;," calcext:value-type="string">
            <text:p>"2014-FA-08",</text:p>
          </table:table-cell>
          <table:table-cell table:formula="of:=[.$I$1]&amp;[.C156]&amp;[.$J$1]&amp;[.$K$1]" office:value-type="string" office:string-value="&quot;General&quot;," calcext:value-type="string">
            <text:p>"General",</text:p>
          </table:table-cell>
          <table:table-cell table:formula="of:=[.$I$1]&amp;[.D156]&amp;[.$J$1]&amp;[.$K$1]" office:value-type="string" office:string-value="&quot;&quot;," calcext:value-type="string">
            <text:p>"",</text:p>
          </table:table-cell>
        </table:table-row>
        <table:table-row table:style-name="ro1">
          <table:table-cell office:value-type="string" calcext:value-type="string">
            <text:p>2014-FA-08.B.1</text:p>
          </table:table-cell>
          <table:table-cell office:value-type="string" calcext:value-type="string">
            <text:p>2014-FA-08</text:p>
          </table:table-cell>
          <table:table-cell office:value-type="string" calcext:value-type="string">
            <text:p>Confluence Funds Validation</text:p>
          </table:table-cell>
          <table:table-cell table:number-columns-repeated="11"/>
          <table:table-cell table:formula="of:=[.$I$1]&amp;[.A157]&amp;[.$J$1]&amp;[.$K$1]" office:value-type="string" office:string-value="&quot;2014-FA-08.B.1&quot;," calcext:value-type="string">
            <text:p>"2014-FA-08.B.1",</text:p>
          </table:table-cell>
          <table:table-cell table:formula="of:=[.$I$1]&amp;[.B157]&amp;[.$J$1]&amp;[.$K$1]" office:value-type="string" office:string-value="&quot;2014-FA-08&quot;," calcext:value-type="string">
            <text:p>"2014-FA-08",</text:p>
          </table:table-cell>
          <table:table-cell table:formula="of:=[.$I$1]&amp;[.C157]&amp;[.$J$1]&amp;[.$K$1]" office:value-type="string" office:string-value="&quot;Confluence Funds Validation&quot;," calcext:value-type="string">
            <text:p>"Confluence Funds Validation",</text:p>
          </table:table-cell>
          <table:table-cell table:formula="of:=[.$I$1]&amp;[.D157]&amp;[.$J$1]&amp;[.$K$1]" office:value-type="string" office:string-value="&quot;&quot;," calcext:value-type="string">
            <text:p>"",</text:p>
          </table:table-cell>
        </table:table-row>
        <table:table-row table:style-name="ro1">
          <table:table-cell office:value-type="string" calcext:value-type="string">
            <text:p>2014-FA-08.B.2</text:p>
          </table:table-cell>
          <table:table-cell office:value-type="string" calcext:value-type="string">
            <text:p>2014-FA-08</text:p>
          </table:table-cell>
          <table:table-cell office:value-type="string" calcext:value-type="string">
            <text:p>Real Estate Account Workpapers</text:p>
          </table:table-cell>
          <table:table-cell table:number-columns-repeated="11"/>
          <table:table-cell table:formula="of:=[.$I$1]&amp;[.A158]&amp;[.$J$1]&amp;[.$K$1]" office:value-type="string" office:string-value="&quot;2014-FA-08.B.2&quot;," calcext:value-type="string">
            <text:p>"2014-FA-08.B.2",</text:p>
          </table:table-cell>
          <table:table-cell table:formula="of:=[.$I$1]&amp;[.B158]&amp;[.$J$1]&amp;[.$K$1]" office:value-type="string" office:string-value="&quot;2014-FA-08&quot;," calcext:value-type="string">
            <text:p>"2014-FA-08",</text:p>
          </table:table-cell>
          <table:table-cell table:formula="of:=[.$I$1]&amp;[.C158]&amp;[.$J$1]&amp;[.$K$1]" office:value-type="string" office:string-value="&quot;Real Estate Account Workpapers&quot;," calcext:value-type="string">
            <text:p>"Real Estate Account Workpapers",</text:p>
          </table:table-cell>
          <table:table-cell table:formula="of:=[.$I$1]&amp;[.D158]&amp;[.$J$1]&amp;[.$K$1]" office:value-type="string" office:string-value="&quot;&quot;," calcext:value-type="string">
            <text:p>"",</text:p>
          </table:table-cell>
        </table:table-row>
        <table:table-row table:style-name="ro1">
          <table:table-cell office:value-type="string" calcext:value-type="string">
            <text:p>2014-FA-08.B.3</text:p>
          </table:table-cell>
          <table:table-cell office:value-type="string" calcext:value-type="string">
            <text:p>2014-FA-08</text:p>
          </table:table-cell>
          <table:table-cell office:value-type="string" calcext:value-type="string">
            <text:p>Non-Confluence Funds FS Prep</text:p>
          </table:table-cell>
          <table:table-cell table:number-columns-repeated="11"/>
          <table:table-cell table:formula="of:=[.$I$1]&amp;[.A159]&amp;[.$J$1]&amp;[.$K$1]" office:value-type="string" office:string-value="&quot;2014-FA-08.B.3&quot;," calcext:value-type="string">
            <text:p>"2014-FA-08.B.3",</text:p>
          </table:table-cell>
          <table:table-cell table:formula="of:=[.$I$1]&amp;[.B159]&amp;[.$J$1]&amp;[.$K$1]" office:value-type="string" office:string-value="&quot;2014-FA-08&quot;," calcext:value-type="string">
            <text:p>"2014-FA-08",</text:p>
          </table:table-cell>
          <table:table-cell table:formula="of:=[.$I$1]&amp;[.C159]&amp;[.$J$1]&amp;[.$K$1]" office:value-type="string" office:string-value="&quot;Non-Confluence Funds FS Prep&quot;," calcext:value-type="string">
            <text:p>"Non-Confluence Funds FS Prep",</text:p>
          </table:table-cell>
          <table:table-cell table:formula="of:=[.$I$1]&amp;[.D159]&amp;[.$J$1]&amp;[.$K$1]" office:value-type="string" office:string-value="&quot;&quot;," calcext:value-type="string">
            <text:p>"",</text:p>
          </table:table-cell>
        </table:table-row>
        <table:table-row table:style-name="ro1">
          <table:table-cell office:value-type="string" calcext:value-type="string">
            <text:p>2014-FA-08.B.4</text:p>
          </table:table-cell>
          <table:table-cell office:value-type="string" calcext:value-type="string">
            <text:p>2014-FA-08</text:p>
          </table:table-cell>
          <table:table-cell office:value-type="string" calcext:value-type="string">
            <text:p>Draft FS Review</text:p>
          </table:table-cell>
          <table:table-cell table:number-columns-repeated="11"/>
          <table:table-cell table:formula="of:=[.$I$1]&amp;[.A160]&amp;[.$J$1]&amp;[.$K$1]" office:value-type="string" office:string-value="&quot;2014-FA-08.B.4&quot;," calcext:value-type="string">
            <text:p>"2014-FA-08.B.4",</text:p>
          </table:table-cell>
          <table:table-cell table:formula="of:=[.$I$1]&amp;[.B160]&amp;[.$J$1]&amp;[.$K$1]" office:value-type="string" office:string-value="&quot;2014-FA-08&quot;," calcext:value-type="string">
            <text:p>"2014-FA-08",</text:p>
          </table:table-cell>
          <table:table-cell table:formula="of:=[.$I$1]&amp;[.C160]&amp;[.$J$1]&amp;[.$K$1]" office:value-type="string" office:string-value="&quot;Draft FS Review&quot;," calcext:value-type="string">
            <text:p>"Draft FS Review",</text:p>
          </table:table-cell>
          <table:table-cell table:formula="of:=[.$I$1]&amp;[.D160]&amp;[.$J$1]&amp;[.$K$1]" office:value-type="string" office:string-value="&quot;&quot;," calcext:value-type="string">
            <text:p>"",</text:p>
          </table:table-cell>
        </table:table-row>
        <table:table-row table:style-name="ro1">
          <table:table-cell office:value-type="string" calcext:value-type="string">
            <text:p>2014-FA-08.B.5</text:p>
          </table:table-cell>
          <table:table-cell office:value-type="string" calcext:value-type="string">
            <text:p>2014-FA-08</text:p>
          </table:table-cell>
          <table:table-cell office:value-type="string" calcext:value-type="string">
            <text:p>PEO/PFO Sign-off</text:p>
          </table:table-cell>
          <table:table-cell table:number-columns-repeated="11"/>
          <table:table-cell table:formula="of:=[.$I$1]&amp;[.A161]&amp;[.$J$1]&amp;[.$K$1]" office:value-type="string" office:string-value="&quot;2014-FA-08.B.5&quot;," calcext:value-type="string">
            <text:p>"2014-FA-08.B.5",</text:p>
          </table:table-cell>
          <table:table-cell table:formula="of:=[.$I$1]&amp;[.B161]&amp;[.$J$1]&amp;[.$K$1]" office:value-type="string" office:string-value="&quot;2014-FA-08&quot;," calcext:value-type="string">
            <text:p>"2014-FA-08",</text:p>
          </table:table-cell>
          <table:table-cell table:formula="of:=[.$I$1]&amp;[.C161]&amp;[.$J$1]&amp;[.$K$1]" office:value-type="string" office:string-value="&quot;PEO/PFO Sign-off&quot;," calcext:value-type="string">
            <text:p>"PEO/PFO Sign-off",</text:p>
          </table:table-cell>
          <table:table-cell table:formula="of:=[.$I$1]&amp;[.D161]&amp;[.$J$1]&amp;[.$K$1]" office:value-type="string" office:string-value="&quot;&quot;," calcext:value-type="string">
            <text:p>"",</text:p>
          </table:table-cell>
        </table:table-row>
        <table:table-row table:style-name="ro1">
          <table:table-cell office:value-type="string" calcext:value-type="string">
            <text:p>2014-FA-08.C.1</text:p>
          </table:table-cell>
          <table:table-cell office:value-type="string" calcext:value-type="string">
            <text:p>2014-FA-08</text:p>
          </table:table-cell>
          <table:table-cell office:value-type="string" calcext:value-type="string">
            <text:p>Business Partner Reviews</text:p>
          </table:table-cell>
          <table:table-cell table:number-columns-repeated="11"/>
          <table:table-cell table:formula="of:=[.$I$1]&amp;[.A162]&amp;[.$J$1]&amp;[.$K$1]" office:value-type="string" office:string-value="&quot;2014-FA-08.C.1&quot;," calcext:value-type="string">
            <text:p>"2014-FA-08.C.1",</text:p>
          </table:table-cell>
          <table:table-cell table:formula="of:=[.$I$1]&amp;[.B162]&amp;[.$J$1]&amp;[.$K$1]" office:value-type="string" office:string-value="&quot;2014-FA-08&quot;," calcext:value-type="string">
            <text:p>"2014-FA-08",</text:p>
          </table:table-cell>
          <table:table-cell table:formula="of:=[.$I$1]&amp;[.C162]&amp;[.$J$1]&amp;[.$K$1]" office:value-type="string" office:string-value="&quot;Business Partner Reviews&quot;," calcext:value-type="string">
            <text:p>"Business Partner Reviews",</text:p>
          </table:table-cell>
          <table:table-cell table:formula="of:=[.$I$1]&amp;[.D162]&amp;[.$J$1]&amp;[.$K$1]" office:value-type="string" office:string-value="&quot;&quot;," calcext:value-type="string">
            <text:p>"",</text:p>
          </table:table-cell>
        </table:table-row>
        <table:table-row table:style-name="ro1">
          <table:table-cell office:value-type="string" calcext:value-type="string">
            <text:p>2014-FA-08.C.2</text:p>
          </table:table-cell>
          <table:table-cell office:value-type="string" calcext:value-type="string">
            <text:p>2014-FA-08</text:p>
          </table:table-cell>
          <table:table-cell office:value-type="string" calcext:value-type="string">
            <text:p>SOPs</text:p>
          </table:table-cell>
          <table:table-cell table:number-columns-repeated="11"/>
          <table:table-cell table:formula="of:=[.$I$1]&amp;[.A163]&amp;[.$J$1]&amp;[.$K$1]" office:value-type="string" office:string-value="&quot;2014-FA-08.C.2&quot;," calcext:value-type="string">
            <text:p>"2014-FA-08.C.2",</text:p>
          </table:table-cell>
          <table:table-cell table:formula="of:=[.$I$1]&amp;[.B163]&amp;[.$J$1]&amp;[.$K$1]" office:value-type="string" office:string-value="&quot;2014-FA-08&quot;," calcext:value-type="string">
            <text:p>"2014-FA-08",</text:p>
          </table:table-cell>
          <table:table-cell table:formula="of:=[.$I$1]&amp;[.C163]&amp;[.$J$1]&amp;[.$K$1]" office:value-type="string" office:string-value="&quot;SOPs&quot;," calcext:value-type="string">
            <text:p>"SOPs",</text:p>
          </table:table-cell>
          <table:table-cell table:formula="of:=[.$I$1]&amp;[.D163]&amp;[.$J$1]&amp;[.$K$1]" office:value-type="string" office:string-value="&quot;&quot;," calcext:value-type="string">
            <text:p>"",</text:p>
          </table:table-cell>
        </table:table-row>
        <table:table-row table:style-name="ro1">
          <table:table-cell office:value-type="string" calcext:value-type="string">
            <text:p>2014-FA-08.C.3</text:p>
          </table:table-cell>
          <table:table-cell office:value-type="string" calcext:value-type="string">
            <text:p>2014-FA-08</text:p>
          </table:table-cell>
          <table:table-cell office:value-type="string" calcext:value-type="string">
            <text:p>Run Book &amp; Internal Calander</text:p>
          </table:table-cell>
          <table:table-cell table:number-columns-repeated="11"/>
          <table:table-cell table:formula="of:=[.$I$1]&amp;[.A164]&amp;[.$J$1]&amp;[.$K$1]" office:value-type="string" office:string-value="&quot;2014-FA-08.C.3&quot;," calcext:value-type="string">
            <text:p>"2014-FA-08.C.3",</text:p>
          </table:table-cell>
          <table:table-cell table:formula="of:=[.$I$1]&amp;[.B164]&amp;[.$J$1]&amp;[.$K$1]" office:value-type="string" office:string-value="&quot;2014-FA-08&quot;," calcext:value-type="string">
            <text:p>"2014-FA-08",</text:p>
          </table:table-cell>
          <table:table-cell table:formula="of:=[.$I$1]&amp;[.C164]&amp;[.$J$1]&amp;[.$K$1]" office:value-type="string" office:string-value="&quot;Run Book &amp; Internal Calander&quot;," calcext:value-type="string">
            <text:p>"Run Book &amp; Internal Calander",</text:p>
          </table:table-cell>
          <table:table-cell table:formula="of:=[.$I$1]&amp;[.D164]&amp;[.$J$1]&amp;[.$K$1]" office:value-type="string" office:string-value="&quot;&quot;," calcext:value-type="string">
            <text:p>"",</text:p>
          </table:table-cell>
        </table:table-row>
        <table:table-row table:style-name="ro1">
          <table:table-cell office:value-type="string" calcext:value-type="string">
            <text:p>2014-FA-08.D.1</text:p>
          </table:table-cell>
          <table:table-cell office:value-type="string" calcext:value-type="string">
            <text:p>2014-FA-08</text:p>
          </table:table-cell>
          <table:table-cell office:value-type="string" calcext:value-type="string">
            <text:p>IT General Controls</text:p>
          </table:table-cell>
          <table:table-cell table:number-columns-repeated="11"/>
          <table:table-cell table:formula="of:=[.$I$1]&amp;[.A165]&amp;[.$J$1]&amp;[.$K$1]" office:value-type="string" office:string-value="&quot;2014-FA-08.D.1&quot;," calcext:value-type="string">
            <text:p>"2014-FA-08.D.1",</text:p>
          </table:table-cell>
          <table:table-cell table:formula="of:=[.$I$1]&amp;[.B165]&amp;[.$J$1]&amp;[.$K$1]" office:value-type="string" office:string-value="&quot;2014-FA-08&quot;," calcext:value-type="string">
            <text:p>"2014-FA-08",</text:p>
          </table:table-cell>
          <table:table-cell table:formula="of:=[.$I$1]&amp;[.C165]&amp;[.$J$1]&amp;[.$K$1]" office:value-type="string" office:string-value="&quot;IT General Controls&quot;," calcext:value-type="string">
            <text:p>"IT General Controls",</text:p>
          </table:table-cell>
          <table:table-cell table:formula="of:=[.$I$1]&amp;[.D165]&amp;[.$J$1]&amp;[.$K$1]" office:value-type="string" office:string-value="&quot;&quot;," calcext:value-type="string">
            <text:p>"",</text:p>
          </table:table-cell>
        </table:table-row>
        <table:table-row table:style-name="ro1">
          <table:table-cell office:value-type="string" calcext:value-type="string">
            <text:p>2014-FA-08.D.2</text:p>
          </table:table-cell>
          <table:table-cell office:value-type="string" calcext:value-type="string">
            <text:p>2014-FA-08</text:p>
          </table:table-cell>
          <table:table-cell office:value-type="string" calcext:value-type="string">
            <text:p>System Access Reviews</text:p>
          </table:table-cell>
          <table:table-cell table:number-columns-repeated="11"/>
          <table:table-cell table:formula="of:=[.$I$1]&amp;[.A166]&amp;[.$J$1]&amp;[.$K$1]" office:value-type="string" office:string-value="&quot;2014-FA-08.D.2&quot;," calcext:value-type="string">
            <text:p>"2014-FA-08.D.2",</text:p>
          </table:table-cell>
          <table:table-cell table:formula="of:=[.$I$1]&amp;[.B166]&amp;[.$J$1]&amp;[.$K$1]" office:value-type="string" office:string-value="&quot;2014-FA-08&quot;," calcext:value-type="string">
            <text:p>"2014-FA-08",</text:p>
          </table:table-cell>
          <table:table-cell table:formula="of:=[.$I$1]&amp;[.C166]&amp;[.$J$1]&amp;[.$K$1]" office:value-type="string" office:string-value="&quot;System Access Reviews&quot;," calcext:value-type="string">
            <text:p>"System Access Reviews",</text:p>
          </table:table-cell>
          <table:table-cell table:formula="of:=[.$I$1]&amp;[.D166]&amp;[.$J$1]&amp;[.$K$1]" office:value-type="string" office:string-value="&quot;&quot;," calcext:value-type="string">
            <text:p>"",</text:p>
          </table:table-cell>
        </table:table-row>
        <table:table-row table:style-name="ro1">
          <table:table-cell office:value-type="string" calcext:value-type="string">
            <text:p>2014-FA-11.0.0</text:p>
          </table:table-cell>
          <table:table-cell office:value-type="string" calcext:value-type="string">
            <text:p>2014-FA-11</text:p>
          </table:table-cell>
          <table:table-cell office:value-type="string" calcext:value-type="string">
            <text:p>General</text:p>
          </table:table-cell>
          <table:table-cell table:number-columns-repeated="11"/>
          <table:table-cell table:formula="of:=[.$I$1]&amp;[.A167]&amp;[.$J$1]&amp;[.$K$1]" office:value-type="string" office:string-value="&quot;2014-FA-11.0.0&quot;," calcext:value-type="string">
            <text:p>"2014-FA-11.0.0",</text:p>
          </table:table-cell>
          <table:table-cell table:formula="of:=[.$I$1]&amp;[.B167]&amp;[.$J$1]&amp;[.$K$1]" office:value-type="string" office:string-value="&quot;2014-FA-11&quot;," calcext:value-type="string">
            <text:p>"2014-FA-11",</text:p>
          </table:table-cell>
          <table:table-cell table:formula="of:=[.$I$1]&amp;[.C167]&amp;[.$J$1]&amp;[.$K$1]" office:value-type="string" office:string-value="&quot;General&quot;," calcext:value-type="string">
            <text:p>"General",</text:p>
          </table:table-cell>
          <table:table-cell table:formula="of:=[.$I$1]&amp;[.D167]&amp;[.$J$1]&amp;[.$K$1]" office:value-type="string" office:string-value="&quot;&quot;," calcext:value-type="string">
            <text:p>"",</text:p>
          </table:table-cell>
        </table:table-row>
        <table:table-row table:style-name="ro1">
          <table:table-cell office:value-type="string" calcext:value-type="string">
            <text:p>2014-FA-11.A.3</text:p>
          </table:table-cell>
          <table:table-cell office:value-type="string" calcext:value-type="string">
            <text:p>2014-FA-11</text:p>
          </table:table-cell>
          <table:table-cell office:value-type="string" calcext:value-type="string">
            <text:p>Tax Returns</text:p>
          </table:table-cell>
          <table:table-cell table:number-columns-repeated="11"/>
          <table:table-cell table:formula="of:=[.$I$1]&amp;[.A168]&amp;[.$J$1]&amp;[.$K$1]" office:value-type="string" office:string-value="&quot;2014-FA-11.A.3&quot;," calcext:value-type="string">
            <text:p>"2014-FA-11.A.3",</text:p>
          </table:table-cell>
          <table:table-cell table:formula="of:=[.$I$1]&amp;[.B168]&amp;[.$J$1]&amp;[.$K$1]" office:value-type="string" office:string-value="&quot;2014-FA-11&quot;," calcext:value-type="string">
            <text:p>"2014-FA-11",</text:p>
          </table:table-cell>
          <table:table-cell table:formula="of:=[.$I$1]&amp;[.C168]&amp;[.$J$1]&amp;[.$K$1]" office:value-type="string" office:string-value="&quot;Tax Returns&quot;," calcext:value-type="string">
            <text:p>"Tax Returns",</text:p>
          </table:table-cell>
          <table:table-cell table:formula="of:=[.$I$1]&amp;[.D168]&amp;[.$J$1]&amp;[.$K$1]" office:value-type="string" office:string-value="&quot;&quot;," calcext:value-type="string">
            <text:p>"",</text:p>
          </table:table-cell>
        </table:table-row>
        <table:table-row table:style-name="ro1">
          <table:table-cell office:value-type="string" calcext:value-type="string">
            <text:p>2014-FA-11.C.1</text:p>
          </table:table-cell>
          <table:table-cell office:value-type="string" calcext:value-type="string">
            <text:p>2014-FA-11</text:p>
          </table:table-cell>
          <table:table-cell office:value-type="string" calcext:value-type="string">
            <text:p>Tax Provisions</text:p>
          </table:table-cell>
          <table:table-cell table:number-columns-repeated="11"/>
          <table:table-cell table:formula="of:=[.$I$1]&amp;[.A169]&amp;[.$J$1]&amp;[.$K$1]" office:value-type="string" office:string-value="&quot;2014-FA-11.C.1&quot;," calcext:value-type="string">
            <text:p>"2014-FA-11.C.1",</text:p>
          </table:table-cell>
          <table:table-cell table:formula="of:=[.$I$1]&amp;[.B169]&amp;[.$J$1]&amp;[.$K$1]" office:value-type="string" office:string-value="&quot;2014-FA-11&quot;," calcext:value-type="string">
            <text:p>"2014-FA-11",</text:p>
          </table:table-cell>
          <table:table-cell table:formula="of:=[.$I$1]&amp;[.C169]&amp;[.$J$1]&amp;[.$K$1]" office:value-type="string" office:string-value="&quot;Tax Provisions&quot;," calcext:value-type="string">
            <text:p>"Tax Provisions",</text:p>
          </table:table-cell>
          <table:table-cell table:formula="of:=[.$I$1]&amp;[.D169]&amp;[.$J$1]&amp;[.$K$1]" office:value-type="string" office:string-value="&quot;&quot;," calcext:value-type="string">
            <text:p>"",</text:p>
          </table:table-cell>
        </table:table-row>
        <table:table-row table:style-name="ro1">
          <table:table-cell office:value-type="string" calcext:value-type="string">
            <text:p>2014-FA-11.C.2</text:p>
          </table:table-cell>
          <table:table-cell office:value-type="string" calcext:value-type="string">
            <text:p>2014-FA-11</text:p>
          </table:table-cell>
          <table:table-cell office:value-type="string" calcext:value-type="string">
            <text:p>Excise Tax Calculations</text:p>
          </table:table-cell>
          <table:table-cell table:number-columns-repeated="11"/>
          <table:table-cell table:formula="of:=[.$I$1]&amp;[.A170]&amp;[.$J$1]&amp;[.$K$1]" office:value-type="string" office:string-value="&quot;2014-FA-11.C.2&quot;," calcext:value-type="string">
            <text:p>"2014-FA-11.C.2",</text:p>
          </table:table-cell>
          <table:table-cell table:formula="of:=[.$I$1]&amp;[.B170]&amp;[.$J$1]&amp;[.$K$1]" office:value-type="string" office:string-value="&quot;2014-FA-11&quot;," calcext:value-type="string">
            <text:p>"2014-FA-11",</text:p>
          </table:table-cell>
          <table:table-cell table:formula="of:=[.$I$1]&amp;[.C170]&amp;[.$J$1]&amp;[.$K$1]" office:value-type="string" office:string-value="&quot;Excise Tax Calculations&quot;," calcext:value-type="string">
            <text:p>"Excise Tax Calculations",</text:p>
          </table:table-cell>
          <table:table-cell table:formula="of:=[.$I$1]&amp;[.D170]&amp;[.$J$1]&amp;[.$K$1]" office:value-type="string" office:string-value="&quot;&quot;," calcext:value-type="string">
            <text:p>"",</text:p>
          </table:table-cell>
        </table:table-row>
        <table:table-row table:style-name="ro1">
          <table:table-cell office:value-type="string" calcext:value-type="string">
            <text:p>2014-FA-11.C.3</text:p>
          </table:table-cell>
          <table:table-cell office:value-type="string" calcext:value-type="string">
            <text:p>2014-FA-11</text:p>
          </table:table-cell>
          <table:table-cell office:value-type="string" calcext:value-type="string">
            <text:p>RIC Diversification Test</text:p>
          </table:table-cell>
          <table:table-cell table:number-columns-repeated="11"/>
          <table:table-cell table:formula="of:=[.$I$1]&amp;[.A171]&amp;[.$J$1]&amp;[.$K$1]" office:value-type="string" office:string-value="&quot;2014-FA-11.C.3&quot;," calcext:value-type="string">
            <text:p>"2014-FA-11.C.3",</text:p>
          </table:table-cell>
          <table:table-cell table:formula="of:=[.$I$1]&amp;[.B171]&amp;[.$J$1]&amp;[.$K$1]" office:value-type="string" office:string-value="&quot;2014-FA-11&quot;," calcext:value-type="string">
            <text:p>"2014-FA-11",</text:p>
          </table:table-cell>
          <table:table-cell table:formula="of:=[.$I$1]&amp;[.C171]&amp;[.$J$1]&amp;[.$K$1]" office:value-type="string" office:string-value="&quot;RIC Diversification Test&quot;," calcext:value-type="string">
            <text:p>"RIC Diversification Test",</text:p>
          </table:table-cell>
          <table:table-cell table:formula="of:=[.$I$1]&amp;[.D171]&amp;[.$J$1]&amp;[.$K$1]" office:value-type="string" office:string-value="&quot;&quot;," calcext:value-type="string">
            <text:p>"",</text:p>
          </table:table-cell>
        </table:table-row>
        <table:table-row table:style-name="ro1">
          <table:table-cell office:value-type="string" calcext:value-type="string">
            <text:p>2014-FA-11.C.4</text:p>
          </table:table-cell>
          <table:table-cell office:value-type="string" calcext:value-type="string">
            <text:p>2014-FA-11</text:p>
          </table:table-cell>
          <table:table-cell office:value-type="string" calcext:value-type="string">
            <text:p>REIT Adjustments</text:p>
          </table:table-cell>
          <table:table-cell table:number-columns-repeated="11"/>
          <table:table-cell table:formula="of:=[.$I$1]&amp;[.A172]&amp;[.$J$1]&amp;[.$K$1]" office:value-type="string" office:string-value="&quot;2014-FA-11.C.4&quot;," calcext:value-type="string">
            <text:p>"2014-FA-11.C.4",</text:p>
          </table:table-cell>
          <table:table-cell table:formula="of:=[.$I$1]&amp;[.B172]&amp;[.$J$1]&amp;[.$K$1]" office:value-type="string" office:string-value="&quot;2014-FA-11&quot;," calcext:value-type="string">
            <text:p>"2014-FA-11",</text:p>
          </table:table-cell>
          <table:table-cell table:formula="of:=[.$I$1]&amp;[.C172]&amp;[.$J$1]&amp;[.$K$1]" office:value-type="string" office:string-value="&quot;REIT Adjustments&quot;," calcext:value-type="string">
            <text:p>"REIT Adjustments",</text:p>
          </table:table-cell>
          <table:table-cell table:formula="of:=[.$I$1]&amp;[.D172]&amp;[.$J$1]&amp;[.$K$1]" office:value-type="string" office:string-value="&quot;&quot;," calcext:value-type="string">
            <text:p>"",</text:p>
          </table:table-cell>
        </table:table-row>
        <table:table-row table:style-name="ro1">
          <table:table-cell office:value-type="string" calcext:value-type="string">
            <text:p>2014-FA-11.C.5</text:p>
          </table:table-cell>
          <table:table-cell office:value-type="string" calcext:value-type="string">
            <text:p>2014-FA-11</text:p>
          </table:table-cell>
          <table:table-cell office:value-type="string" calcext:value-type="string">
            <text:p>PFIC Analysis</text:p>
          </table:table-cell>
          <table:table-cell table:number-columns-repeated="11"/>
          <table:table-cell table:formula="of:=[.$I$1]&amp;[.A173]&amp;[.$J$1]&amp;[.$K$1]" office:value-type="string" office:string-value="&quot;2014-FA-11.C.5&quot;," calcext:value-type="string">
            <text:p>"2014-FA-11.C.5",</text:p>
          </table:table-cell>
          <table:table-cell table:formula="of:=[.$I$1]&amp;[.B173]&amp;[.$J$1]&amp;[.$K$1]" office:value-type="string" office:string-value="&quot;2014-FA-11&quot;," calcext:value-type="string">
            <text:p>"2014-FA-11",</text:p>
          </table:table-cell>
          <table:table-cell table:formula="of:=[.$I$1]&amp;[.C173]&amp;[.$J$1]&amp;[.$K$1]" office:value-type="string" office:string-value="&quot;PFIC Analysis&quot;," calcext:value-type="string">
            <text:p>"PFIC Analysis",</text:p>
          </table:table-cell>
          <table:table-cell table:formula="of:=[.$I$1]&amp;[.D173]&amp;[.$J$1]&amp;[.$K$1]" office:value-type="string" office:string-value="&quot;&quot;," calcext:value-type="string">
            <text:p>"",</text:p>
          </table:table-cell>
        </table:table-row>
        <table:table-row table:style-name="ro1">
          <table:table-cell office:value-type="string" calcext:value-type="string">
            <text:p>2014-FA-11.C.6</text:p>
          </table:table-cell>
          <table:table-cell office:value-type="string" calcext:value-type="string">
            <text:p>2014-FA-11</text:p>
          </table:table-cell>
          <table:table-cell office:value-type="string" calcext:value-type="string">
            <text:p>Shareholder Reporting</text:p>
          </table:table-cell>
          <table:table-cell table:number-columns-repeated="11"/>
          <table:table-cell table:formula="of:=[.$I$1]&amp;[.A174]&amp;[.$J$1]&amp;[.$K$1]" office:value-type="string" office:string-value="&quot;2014-FA-11.C.6&quot;," calcext:value-type="string">
            <text:p>"2014-FA-11.C.6",</text:p>
          </table:table-cell>
          <table:table-cell table:formula="of:=[.$I$1]&amp;[.B174]&amp;[.$J$1]&amp;[.$K$1]" office:value-type="string" office:string-value="&quot;2014-FA-11&quot;," calcext:value-type="string">
            <text:p>"2014-FA-11",</text:p>
          </table:table-cell>
          <table:table-cell table:formula="of:=[.$I$1]&amp;[.C174]&amp;[.$J$1]&amp;[.$K$1]" office:value-type="string" office:string-value="&quot;Shareholder Reporting&quot;," calcext:value-type="string">
            <text:p>"Shareholder Reporting",</text:p>
          </table:table-cell>
          <table:table-cell table:formula="of:=[.$I$1]&amp;[.D174]&amp;[.$J$1]&amp;[.$K$1]" office:value-type="string" office:string-value="&quot;&quot;," calcext:value-type="string">
            <text:p>"",</text:p>
          </table:table-cell>
        </table:table-row>
        <table:table-row table:style-name="ro1">
          <table:table-cell office:value-type="string" calcext:value-type="string">
            <text:p>2014-FA-11.E.2</text:p>
          </table:table-cell>
          <table:table-cell office:value-type="string" calcext:value-type="string">
            <text:p>2014-FA-11</text:p>
          </table:table-cell>
          <table:table-cell office:value-type="string" calcext:value-type="string">
            <text:p>End User Controls</text:p>
          </table:table-cell>
          <table:table-cell table:number-columns-repeated="11"/>
          <table:table-cell table:formula="of:=[.$I$1]&amp;[.A175]&amp;[.$J$1]&amp;[.$K$1]" office:value-type="string" office:string-value="&quot;2014-FA-11.E.2&quot;," calcext:value-type="string">
            <text:p>"2014-FA-11.E.2",</text:p>
          </table:table-cell>
          <table:table-cell table:formula="of:=[.$I$1]&amp;[.B175]&amp;[.$J$1]&amp;[.$K$1]" office:value-type="string" office:string-value="&quot;2014-FA-11&quot;," calcext:value-type="string">
            <text:p>"2014-FA-11",</text:p>
          </table:table-cell>
          <table:table-cell table:formula="of:=[.$I$1]&amp;[.C175]&amp;[.$J$1]&amp;[.$K$1]" office:value-type="string" office:string-value="&quot;End User Controls&quot;," calcext:value-type="string">
            <text:p>"End User Controls",</text:p>
          </table:table-cell>
          <table:table-cell table:formula="of:=[.$I$1]&amp;[.D175]&amp;[.$J$1]&amp;[.$K$1]" office:value-type="string" office:string-value="&quot;&quot;," calcext:value-type="string">
            <text:p>"",</text:p>
          </table:table-cell>
        </table:table-row>
        <table:table-row table:style-name="ro1">
          <table:table-cell office:value-type="string" calcext:value-type="string">
            <text:p>2014-FA-12.0.0</text:p>
          </table:table-cell>
          <table:table-cell office:value-type="string" calcext:value-type="string">
            <text:p>2014-FA-12</text:p>
          </table:table-cell>
          <table:table-cell office:value-type="string" calcext:value-type="string">
            <text:p>General</text:p>
          </table:table-cell>
          <table:table-cell table:number-columns-repeated="11"/>
          <table:table-cell table:formula="of:=[.$I$1]&amp;[.A176]&amp;[.$J$1]&amp;[.$K$1]" office:value-type="string" office:string-value="&quot;2014-FA-12.0.0&quot;," calcext:value-type="string">
            <text:p>"2014-FA-12.0.0",</text:p>
          </table:table-cell>
          <table:table-cell table:formula="of:=[.$I$1]&amp;[.B176]&amp;[.$J$1]&amp;[.$K$1]" office:value-type="string" office:string-value="&quot;2014-FA-12&quot;," calcext:value-type="string">
            <text:p>"2014-FA-12",</text:p>
          </table:table-cell>
          <table:table-cell table:formula="of:=[.$I$1]&amp;[.C176]&amp;[.$J$1]&amp;[.$K$1]" office:value-type="string" office:string-value="&quot;General&quot;," calcext:value-type="string">
            <text:p>"General",</text:p>
          </table:table-cell>
          <table:table-cell table:formula="of:=[.$I$1]&amp;[.D176]&amp;[.$J$1]&amp;[.$K$1]" office:value-type="string" office:string-value="&quot;&quot;," calcext:value-type="string">
            <text:p>"",</text:p>
          </table:table-cell>
        </table:table-row>
        <table:table-row table:style-name="ro1">
          <table:table-cell office:value-type="string" calcext:value-type="string">
            <text:p>2014-FA-12.A.1</text:p>
          </table:table-cell>
          <table:table-cell office:value-type="string" calcext:value-type="string">
            <text:p>2014-FA-12</text:p>
          </table:table-cell>
          <table:table-cell office:value-type="string" calcext:value-type="string">
            <text:p>Access Management: Internal Users</text:p>
          </table:table-cell>
          <table:table-cell table:number-columns-repeated="11"/>
          <table:table-cell table:formula="of:=[.$I$1]&amp;[.A177]&amp;[.$J$1]&amp;[.$K$1]" office:value-type="string" office:string-value="&quot;2014-FA-12.A.1&quot;," calcext:value-type="string">
            <text:p>"2014-FA-12.A.1",</text:p>
          </table:table-cell>
          <table:table-cell table:formula="of:=[.$I$1]&amp;[.B177]&amp;[.$J$1]&amp;[.$K$1]" office:value-type="string" office:string-value="&quot;2014-FA-12&quot;," calcext:value-type="string">
            <text:p>"2014-FA-12",</text:p>
          </table:table-cell>
          <table:table-cell table:formula="of:=[.$I$1]&amp;[.C177]&amp;[.$J$1]&amp;[.$K$1]" office:value-type="string" office:string-value="&quot;Access Management: Internal Users&quot;," calcext:value-type="string">
            <text:p>"Access Management: Internal Users",</text:p>
          </table:table-cell>
          <table:table-cell table:formula="of:=[.$I$1]&amp;[.D177]&amp;[.$J$1]&amp;[.$K$1]" office:value-type="string" office:string-value="&quot;&quot;," calcext:value-type="string">
            <text:p>"",</text:p>
          </table:table-cell>
        </table:table-row>
        <table:table-row table:style-name="ro1">
          <table:table-cell office:value-type="string" calcext:value-type="string">
            <text:p>2014-FA-12.A.2</text:p>
          </table:table-cell>
          <table:table-cell office:value-type="string" calcext:value-type="string">
            <text:p>2014-FA-12</text:p>
          </table:table-cell>
          <table:table-cell office:value-type="string" calcext:value-type="string">
            <text:p>Access Management: External Users</text:p>
          </table:table-cell>
          <table:table-cell table:number-columns-repeated="11"/>
          <table:table-cell table:formula="of:=[.$I$1]&amp;[.A178]&amp;[.$J$1]&amp;[.$K$1]" office:value-type="string" office:string-value="&quot;2014-FA-12.A.2&quot;," calcext:value-type="string">
            <text:p>"2014-FA-12.A.2",</text:p>
          </table:table-cell>
          <table:table-cell table:formula="of:=[.$I$1]&amp;[.B178]&amp;[.$J$1]&amp;[.$K$1]" office:value-type="string" office:string-value="&quot;2014-FA-12&quot;," calcext:value-type="string">
            <text:p>"2014-FA-12",</text:p>
          </table:table-cell>
          <table:table-cell table:formula="of:=[.$I$1]&amp;[.C178]&amp;[.$J$1]&amp;[.$K$1]" office:value-type="string" office:string-value="&quot;Access Management: External Users&quot;," calcext:value-type="string">
            <text:p>"Access Management: External Users",</text:p>
          </table:table-cell>
          <table:table-cell table:formula="of:=[.$I$1]&amp;[.D178]&amp;[.$J$1]&amp;[.$K$1]" office:value-type="string" office:string-value="&quot;&quot;," calcext:value-type="string">
            <text:p>"",</text:p>
          </table:table-cell>
        </table:table-row>
        <table:table-row table:style-name="ro1">
          <table:table-cell office:value-type="string" calcext:value-type="string">
            <text:p>2014-FA-12.B.1</text:p>
          </table:table-cell>
          <table:table-cell office:value-type="string" calcext:value-type="string">
            <text:p>2014-FA-12</text:p>
          </table:table-cell>
          <table:table-cell office:value-type="string" calcext:value-type="string">
            <text:p>User License Inactivation</text:p>
          </table:table-cell>
          <table:table-cell table:number-columns-repeated="11"/>
          <table:table-cell table:formula="of:=[.$I$1]&amp;[.A179]&amp;[.$J$1]&amp;[.$K$1]" office:value-type="string" office:string-value="&quot;2014-FA-12.B.1&quot;," calcext:value-type="string">
            <text:p>"2014-FA-12.B.1",</text:p>
          </table:table-cell>
          <table:table-cell table:formula="of:=[.$I$1]&amp;[.B179]&amp;[.$J$1]&amp;[.$K$1]" office:value-type="string" office:string-value="&quot;2014-FA-12&quot;," calcext:value-type="string">
            <text:p>"2014-FA-12",</text:p>
          </table:table-cell>
          <table:table-cell table:formula="of:=[.$I$1]&amp;[.C179]&amp;[.$J$1]&amp;[.$K$1]" office:value-type="string" office:string-value="&quot;User License Inactivation&quot;," calcext:value-type="string">
            <text:p>"User License Inactivation",</text:p>
          </table:table-cell>
          <table:table-cell table:formula="of:=[.$I$1]&amp;[.D179]&amp;[.$J$1]&amp;[.$K$1]" office:value-type="string" office:string-value="&quot;&quot;," calcext:value-type="string">
            <text:p>"",</text:p>
          </table:table-cell>
        </table:table-row>
        <table:table-row table:style-name="ro1">
          <table:table-cell office:value-type="string" calcext:value-type="string">
            <text:p>2014-FA-12.B.2</text:p>
          </table:table-cell>
          <table:table-cell office:value-type="string" calcext:value-type="string">
            <text:p>2014-FA-12</text:p>
          </table:table-cell>
          <table:table-cell office:value-type="string" calcext:value-type="string">
            <text:p>Security Groups &amp; Property Lists</text:p>
          </table:table-cell>
          <table:table-cell table:number-columns-repeated="11"/>
          <table:table-cell table:formula="of:=[.$I$1]&amp;[.A180]&amp;[.$J$1]&amp;[.$K$1]" office:value-type="string" office:string-value="&quot;2014-FA-12.B.2&quot;," calcext:value-type="string">
            <text:p>"2014-FA-12.B.2",</text:p>
          </table:table-cell>
          <table:table-cell table:formula="of:=[.$I$1]&amp;[.B180]&amp;[.$J$1]&amp;[.$K$1]" office:value-type="string" office:string-value="&quot;2014-FA-12&quot;," calcext:value-type="string">
            <text:p>"2014-FA-12",</text:p>
          </table:table-cell>
          <table:table-cell table:formula="of:=[.$I$1]&amp;[.C180]&amp;[.$J$1]&amp;[.$K$1]" office:value-type="string" office:string-value="&quot;Security Groups &amp; Property Lists&quot;," calcext:value-type="string">
            <text:p>"Security Groups &amp; Property Lists",</text:p>
          </table:table-cell>
          <table:table-cell table:formula="of:=[.$I$1]&amp;[.D180]&amp;[.$J$1]&amp;[.$K$1]" office:value-type="string" office:string-value="&quot;&quot;," calcext:value-type="string">
            <text:p>"",</text:p>
          </table:table-cell>
        </table:table-row>
        <table:table-row table:style-name="ro1">
          <table:table-cell office:value-type="string" calcext:value-type="string">
            <text:p>2014-FA-12.B.3</text:p>
          </table:table-cell>
          <table:table-cell office:value-type="string" calcext:value-type="string">
            <text:p>2014-FA-12</text:p>
          </table:table-cell>
          <table:table-cell office:value-type="string" calcext:value-type="string">
            <text:p>External Property Manager Approvers List</text:p>
          </table:table-cell>
          <table:table-cell table:number-columns-repeated="11"/>
          <table:table-cell table:formula="of:=[.$I$1]&amp;[.A181]&amp;[.$J$1]&amp;[.$K$1]" office:value-type="string" office:string-value="&quot;2014-FA-12.B.3&quot;," calcext:value-type="string">
            <text:p>"2014-FA-12.B.3",</text:p>
          </table:table-cell>
          <table:table-cell table:formula="of:=[.$I$1]&amp;[.B181]&amp;[.$J$1]&amp;[.$K$1]" office:value-type="string" office:string-value="&quot;2014-FA-12&quot;," calcext:value-type="string">
            <text:p>"2014-FA-12",</text:p>
          </table:table-cell>
          <table:table-cell table:formula="of:=[.$I$1]&amp;[.C181]&amp;[.$J$1]&amp;[.$K$1]" office:value-type="string" office:string-value="&quot;External Property Manager Approvers List&quot;," calcext:value-type="string">
            <text:p>"External Property Manager Approvers List",</text:p>
          </table:table-cell>
          <table:table-cell table:formula="of:=[.$I$1]&amp;[.D181]&amp;[.$J$1]&amp;[.$K$1]" office:value-type="string" office:string-value="&quot;&quot;," calcext:value-type="string">
            <text:p>"",</text:p>
          </table:table-cell>
        </table:table-row>
        <table:table-row table:style-name="ro1">
          <table:table-cell office:value-type="string" calcext:value-type="string">
            <text:p>2014-FA-12.C.1</text:p>
          </table:table-cell>
          <table:table-cell office:value-type="string" calcext:value-type="string">
            <text:p>2014-FA-12</text:p>
          </table:table-cell>
          <table:table-cell office:value-type="string" calcext:value-type="string">
            <text:p>Entitlement Reviews: Internal</text:p>
          </table:table-cell>
          <table:table-cell table:number-columns-repeated="11"/>
          <table:table-cell table:formula="of:=[.$I$1]&amp;[.A182]&amp;[.$J$1]&amp;[.$K$1]" office:value-type="string" office:string-value="&quot;2014-FA-12.C.1&quot;," calcext:value-type="string">
            <text:p>"2014-FA-12.C.1",</text:p>
          </table:table-cell>
          <table:table-cell table:formula="of:=[.$I$1]&amp;[.B182]&amp;[.$J$1]&amp;[.$K$1]" office:value-type="string" office:string-value="&quot;2014-FA-12&quot;," calcext:value-type="string">
            <text:p>"2014-FA-12",</text:p>
          </table:table-cell>
          <table:table-cell table:formula="of:=[.$I$1]&amp;[.C182]&amp;[.$J$1]&amp;[.$K$1]" office:value-type="string" office:string-value="&quot;Entitlement Reviews: Internal&quot;," calcext:value-type="string">
            <text:p>"Entitlement Reviews: Internal",</text:p>
          </table:table-cell>
          <table:table-cell table:formula="of:=[.$I$1]&amp;[.D182]&amp;[.$J$1]&amp;[.$K$1]" office:value-type="string" office:string-value="&quot;&quot;," calcext:value-type="string">
            <text:p>"",</text:p>
          </table:table-cell>
        </table:table-row>
        <table:table-row table:style-name="ro1">
          <table:table-cell office:value-type="string" calcext:value-type="string">
            <text:p>2014-FA-12.C.2</text:p>
          </table:table-cell>
          <table:table-cell office:value-type="string" calcext:value-type="string">
            <text:p>2014-FA-12</text:p>
          </table:table-cell>
          <table:table-cell office:value-type="string" calcext:value-type="string">
            <text:p>Entitlement Reviews: External</text:p>
          </table:table-cell>
          <table:table-cell table:number-columns-repeated="11"/>
          <table:table-cell table:formula="of:=[.$I$1]&amp;[.A183]&amp;[.$J$1]&amp;[.$K$1]" office:value-type="string" office:string-value="&quot;2014-FA-12.C.2&quot;," calcext:value-type="string">
            <text:p>"2014-FA-12.C.2",</text:p>
          </table:table-cell>
          <table:table-cell table:formula="of:=[.$I$1]&amp;[.B183]&amp;[.$J$1]&amp;[.$K$1]" office:value-type="string" office:string-value="&quot;2014-FA-12&quot;," calcext:value-type="string">
            <text:p>"2014-FA-12",</text:p>
          </table:table-cell>
          <table:table-cell table:formula="of:=[.$I$1]&amp;[.C183]&amp;[.$J$1]&amp;[.$K$1]" office:value-type="string" office:string-value="&quot;Entitlement Reviews: External&quot;," calcext:value-type="string">
            <text:p>"Entitlement Reviews: External",</text:p>
          </table:table-cell>
          <table:table-cell table:formula="of:=[.$I$1]&amp;[.D183]&amp;[.$J$1]&amp;[.$K$1]" office:value-type="string" office:string-value="&quot;&quot;," calcext:value-type="string">
            <text:p>"",</text:p>
          </table:table-cell>
        </table:table-row>
        <table:table-row table:style-name="ro1">
          <table:table-cell office:value-type="string" calcext:value-type="string">
            <text:p>2014-FA-12.D.1</text:p>
          </table:table-cell>
          <table:table-cell office:value-type="string" calcext:value-type="string">
            <text:p>2014-FA-12</text:p>
          </table:table-cell>
          <table:table-cell office:value-type="string" calcext:value-type="string">
            <text:p>Non-systematic Controls</text:p>
          </table:table-cell>
          <table:table-cell table:number-columns-repeated="11"/>
          <table:table-cell table:formula="of:=[.$I$1]&amp;[.A184]&amp;[.$J$1]&amp;[.$K$1]" office:value-type="string" office:string-value="&quot;2014-FA-12.D.1&quot;," calcext:value-type="string">
            <text:p>"2014-FA-12.D.1",</text:p>
          </table:table-cell>
          <table:table-cell table:formula="of:=[.$I$1]&amp;[.B184]&amp;[.$J$1]&amp;[.$K$1]" office:value-type="string" office:string-value="&quot;2014-FA-12&quot;," calcext:value-type="string">
            <text:p>"2014-FA-12",</text:p>
          </table:table-cell>
          <table:table-cell table:formula="of:=[.$I$1]&amp;[.C184]&amp;[.$J$1]&amp;[.$K$1]" office:value-type="string" office:string-value="&quot;Non-systematic Controls&quot;," calcext:value-type="string">
            <text:p>"Non-systematic Controls",</text:p>
          </table:table-cell>
          <table:table-cell table:formula="of:=[.$I$1]&amp;[.D184]&amp;[.$J$1]&amp;[.$K$1]" office:value-type="string" office:string-value="&quot;&quot;," calcext:value-type="string">
            <text:p>"",</text:p>
          </table:table-cell>
        </table:table-row>
        <table:table-row table:style-name="ro1">
          <table:table-cell office:value-type="string" calcext:value-type="string">
            <text:p>2014-IT-18.0.0</text:p>
          </table:table-cell>
          <table:table-cell office:value-type="string" calcext:value-type="string">
            <text:p>2014-IT-18</text:p>
          </table:table-cell>
          <table:table-cell office:value-type="string" calcext:value-type="string">
            <text:p>General</text:p>
          </table:table-cell>
          <table:table-cell table:number-columns-repeated="11"/>
          <table:table-cell table:formula="of:=[.$I$1]&amp;[.A185]&amp;[.$J$1]&amp;[.$K$1]" office:value-type="string" office:string-value="&quot;2014-IT-18.0.0&quot;," calcext:value-type="string">
            <text:p>"2014-IT-18.0.0",</text:p>
          </table:table-cell>
          <table:table-cell table:formula="of:=[.$I$1]&amp;[.B185]&amp;[.$J$1]&amp;[.$K$1]" office:value-type="string" office:string-value="&quot;2014-IT-18&quot;," calcext:value-type="string">
            <text:p>"2014-IT-18",</text:p>
          </table:table-cell>
          <table:table-cell table:formula="of:=[.$I$1]&amp;[.C185]&amp;[.$J$1]&amp;[.$K$1]" office:value-type="string" office:string-value="&quot;General&quot;," calcext:value-type="string">
            <text:p>"General",</text:p>
          </table:table-cell>
          <table:table-cell table:formula="of:=[.$I$1]&amp;[.D185]&amp;[.$J$1]&amp;[.$K$1]" office:value-type="string" office:string-value="&quot;&quot;," calcext:value-type="string">
            <text:p>"",</text:p>
          </table:table-cell>
        </table:table-row>
        <table:table-row table:style-name="ro1">
          <table:table-cell office:value-type="string" calcext:value-type="string">
            <text:p>2014-RM-04.0.0</text:p>
          </table:table-cell>
          <table:table-cell office:value-type="string" calcext:value-type="string">
            <text:p>2014-RM-04</text:p>
          </table:table-cell>
          <table:table-cell office:value-type="string" calcext:value-type="string">
            <text:p>General</text:p>
          </table:table-cell>
          <table:table-cell table:number-columns-repeated="11"/>
          <table:table-cell table:formula="of:=[.$I$1]&amp;[.A186]&amp;[.$J$1]&amp;[.$K$1]" office:value-type="string" office:string-value="&quot;2014-RM-04.0.0&quot;," calcext:value-type="string">
            <text:p>"2014-RM-04.0.0",</text:p>
          </table:table-cell>
          <table:table-cell table:formula="of:=[.$I$1]&amp;[.B186]&amp;[.$J$1]&amp;[.$K$1]" office:value-type="string" office:string-value="&quot;2014-RM-04&quot;," calcext:value-type="string">
            <text:p>"2014-RM-04",</text:p>
          </table:table-cell>
          <table:table-cell table:formula="of:=[.$I$1]&amp;[.C186]&amp;[.$J$1]&amp;[.$K$1]" office:value-type="string" office:string-value="&quot;General&quot;," calcext:value-type="string">
            <text:p>"General",</text:p>
          </table:table-cell>
          <table:table-cell table:formula="of:=[.$I$1]&amp;[.D186]&amp;[.$J$1]&amp;[.$K$1]" office:value-type="string" office:string-value="&quot;&quot;," calcext:value-type="string">
            <text:p>"",</text:p>
          </table:table-cell>
        </table:table-row>
        <table:table-row table:style-name="ro1">
          <table:table-cell office:value-type="string" calcext:value-type="string">
            <text:p>2014-RM-04.B.2</text:p>
          </table:table-cell>
          <table:table-cell office:value-type="string" calcext:value-type="string">
            <text:p>2014-RM-04</text:p>
          </table:table-cell>
          <table:table-cell office:value-type="string" calcext:value-type="string">
            <text:p>Entitlement Reviews</text:p>
          </table:table-cell>
          <table:table-cell table:number-columns-repeated="11"/>
          <table:table-cell table:formula="of:=[.$I$1]&amp;[.A187]&amp;[.$J$1]&amp;[.$K$1]" office:value-type="string" office:string-value="&quot;2014-RM-04.B.2&quot;," calcext:value-type="string">
            <text:p>"2014-RM-04.B.2",</text:p>
          </table:table-cell>
          <table:table-cell table:formula="of:=[.$I$1]&amp;[.B187]&amp;[.$J$1]&amp;[.$K$1]" office:value-type="string" office:string-value="&quot;2014-RM-04&quot;," calcext:value-type="string">
            <text:p>"2014-RM-04",</text:p>
          </table:table-cell>
          <table:table-cell table:formula="of:=[.$I$1]&amp;[.C187]&amp;[.$J$1]&amp;[.$K$1]" office:value-type="string" office:string-value="&quot;Entitlement Reviews&quot;," calcext:value-type="string">
            <text:p>"Entitlement Reviews",</text:p>
          </table:table-cell>
          <table:table-cell table:formula="of:=[.$I$1]&amp;[.D187]&amp;[.$J$1]&amp;[.$K$1]" office:value-type="string" office:string-value="&quot;&quot;," calcext:value-type="string">
            <text:p>"",</text:p>
          </table:table-cell>
        </table:table-row>
        <table:table-row table:style-name="ro1">
          <table:table-cell office:value-type="string" calcext:value-type="string">
            <text:p>2014-RM-04.C.4</text:p>
          </table:table-cell>
          <table:table-cell office:value-type="string" calcext:value-type="string">
            <text:p>2014-RM-04</text:p>
          </table:table-cell>
          <table:table-cell office:value-type="string" calcext:value-type="string">
            <text:p>Equity Pricing Memo Reviews</text:p>
          </table:table-cell>
          <table:table-cell table:number-columns-repeated="11"/>
          <table:table-cell table:formula="of:=[.$I$1]&amp;[.A188]&amp;[.$J$1]&amp;[.$K$1]" office:value-type="string" office:string-value="&quot;2014-RM-04.C.4&quot;," calcext:value-type="string">
            <text:p>"2014-RM-04.C.4",</text:p>
          </table:table-cell>
          <table:table-cell table:formula="of:=[.$I$1]&amp;[.B188]&amp;[.$J$1]&amp;[.$K$1]" office:value-type="string" office:string-value="&quot;2014-RM-04&quot;," calcext:value-type="string">
            <text:p>"2014-RM-04",</text:p>
          </table:table-cell>
          <table:table-cell table:formula="of:=[.$I$1]&amp;[.C188]&amp;[.$J$1]&amp;[.$K$1]" office:value-type="string" office:string-value="&quot;Equity Pricing Memo Reviews&quot;," calcext:value-type="string">
            <text:p>"Equity Pricing Memo Reviews",</text:p>
          </table:table-cell>
          <table:table-cell table:formula="of:=[.$I$1]&amp;[.D188]&amp;[.$J$1]&amp;[.$K$1]" office:value-type="string" office:string-value="&quot;&quot;," calcext:value-type="string">
            <text:p>"",</text:p>
          </table:table-cell>
        </table:table-row>
        <table:table-row table:style-name="ro1">
          <table:table-cell office:value-type="string" calcext:value-type="string">
            <text:p>2014-RM-06.0.0</text:p>
          </table:table-cell>
          <table:table-cell office:value-type="string" calcext:value-type="string">
            <text:p>2014-RM-06</text:p>
          </table:table-cell>
          <table:table-cell office:value-type="string" calcext:value-type="string">
            <text:p>General</text:p>
          </table:table-cell>
          <table:table-cell table:number-columns-repeated="11"/>
          <table:table-cell table:formula="of:=[.$I$1]&amp;[.A189]&amp;[.$J$1]&amp;[.$K$1]" office:value-type="string" office:string-value="&quot;2014-RM-06.0.0&quot;," calcext:value-type="string">
            <text:p>"2014-RM-06.0.0",</text:p>
          </table:table-cell>
          <table:table-cell table:formula="of:=[.$I$1]&amp;[.B189]&amp;[.$J$1]&amp;[.$K$1]" office:value-type="string" office:string-value="&quot;2014-RM-06&quot;," calcext:value-type="string">
            <text:p>"2014-RM-06",</text:p>
          </table:table-cell>
          <table:table-cell table:formula="of:=[.$I$1]&amp;[.C189]&amp;[.$J$1]&amp;[.$K$1]" office:value-type="string" office:string-value="&quot;General&quot;," calcext:value-type="string">
            <text:p>"General",</text:p>
          </table:table-cell>
          <table:table-cell table:formula="of:=[.$I$1]&amp;[.D189]&amp;[.$J$1]&amp;[.$K$1]" office:value-type="string" office:string-value="&quot;&quot;," calcext:value-type="string">
            <text:p>"",</text:p>
          </table:table-cell>
        </table:table-row>
        <table:table-row table:style-name="ro1">
          <table:table-cell office:value-type="string" calcext:value-type="string">
            <text:p>2014-SP-01.0.0</text:p>
          </table:table-cell>
          <table:table-cell office:value-type="string" calcext:value-type="string">
            <text:p>2014-SP-01</text:p>
          </table:table-cell>
          <table:table-cell office:value-type="string" calcext:value-type="string">
            <text:p>General</text:p>
          </table:table-cell>
          <table:table-cell table:number-columns-repeated="11"/>
          <table:table-cell table:formula="of:=[.$I$1]&amp;[.A190]&amp;[.$J$1]&amp;[.$K$1]" office:value-type="string" office:string-value="&quot;2014-SP-01.0.0&quot;," calcext:value-type="string">
            <text:p>"2014-SP-01.0.0",</text:p>
          </table:table-cell>
          <table:table-cell table:formula="of:=[.$I$1]&amp;[.B190]&amp;[.$J$1]&amp;[.$K$1]" office:value-type="string" office:string-value="&quot;2014-SP-01&quot;," calcext:value-type="string">
            <text:p>"2014-SP-01",</text:p>
          </table:table-cell>
          <table:table-cell table:formula="of:=[.$I$1]&amp;[.C190]&amp;[.$J$1]&amp;[.$K$1]" office:value-type="string" office:string-value="&quot;General&quot;," calcext:value-type="string">
            <text:p>"General",</text:p>
          </table:table-cell>
          <table:table-cell table:formula="of:=[.$I$1]&amp;[.D190]&amp;[.$J$1]&amp;[.$K$1]" office:value-type="string" office:string-value="&quot;&quot;," calcext:value-type="string">
            <text:p>"",</text:p>
          </table:table-cell>
        </table:table-row>
        <table:table-row table:style-name="ro1">
          <table:table-cell office:value-type="string" calcext:value-type="string">
            <text:p>2015-AM-08.0.0</text:p>
          </table:table-cell>
          <table:table-cell office:value-type="string" calcext:value-type="string">
            <text:p>2015-AM-08</text:p>
          </table:table-cell>
          <table:table-cell office:value-type="string" calcext:value-type="string">
            <text:p>General</text:p>
          </table:table-cell>
          <table:table-cell table:number-columns-repeated="11"/>
          <table:table-cell table:formula="of:=[.$I$1]&amp;[.A191]&amp;[.$J$1]&amp;[.$K$1]" office:value-type="string" office:string-value="&quot;2015-AM-08.0.0&quot;," calcext:value-type="string">
            <text:p>"2015-AM-08.0.0",</text:p>
          </table:table-cell>
          <table:table-cell table:formula="of:=[.$I$1]&amp;[.B191]&amp;[.$J$1]&amp;[.$K$1]" office:value-type="string" office:string-value="&quot;2015-AM-08&quot;," calcext:value-type="string">
            <text:p>"2015-AM-08",</text:p>
          </table:table-cell>
          <table:table-cell table:formula="of:=[.$I$1]&amp;[.C191]&amp;[.$J$1]&amp;[.$K$1]" office:value-type="string" office:string-value="&quot;General&quot;," calcext:value-type="string">
            <text:p>"General",</text:p>
          </table:table-cell>
          <table:table-cell table:formula="of:=[.$I$1]&amp;[.D191]&amp;[.$J$1]&amp;[.$K$1]" office:value-type="string" office:string-value="&quot;&quot;," calcext:value-type="string">
            <text:p>"",</text:p>
          </table:table-cell>
        </table:table-row>
        <table:table-row table:style-name="ro1">
          <table:table-cell office:value-type="string" calcext:value-type="string">
            <text:p>2015-AM-08.A.1</text:p>
          </table:table-cell>
          <table:table-cell office:value-type="string" calcext:value-type="string">
            <text:p>2015-AM-08</text:p>
          </table:table-cell>
          <table:table-cell office:value-type="string" calcext:value-type="string">
            <text:p>Policies &amp; Procedures</text:p>
          </table:table-cell>
          <table:table-cell table:number-columns-repeated="11"/>
          <table:table-cell table:formula="of:=[.$I$1]&amp;[.A192]&amp;[.$J$1]&amp;[.$K$1]" office:value-type="string" office:string-value="&quot;2015-AM-08.A.1&quot;," calcext:value-type="string">
            <text:p>"2015-AM-08.A.1",</text:p>
          </table:table-cell>
          <table:table-cell table:formula="of:=[.$I$1]&amp;[.B192]&amp;[.$J$1]&amp;[.$K$1]" office:value-type="string" office:string-value="&quot;2015-AM-08&quot;," calcext:value-type="string">
            <text:p>"2015-AM-08",</text:p>
          </table:table-cell>
          <table:table-cell table:formula="of:=[.$I$1]&amp;[.C192]&amp;[.$J$1]&amp;[.$K$1]" office:value-type="string" office:string-value="&quot;Policies &amp; Procedures&quot;," calcext:value-type="string">
            <text:p>"Policies &amp; Procedures",</text:p>
          </table:table-cell>
          <table:table-cell table:formula="of:=[.$I$1]&amp;[.D192]&amp;[.$J$1]&amp;[.$K$1]" office:value-type="string" office:string-value="&quot;&quot;," calcext:value-type="string">
            <text:p>"",</text:p>
          </table:table-cell>
        </table:table-row>
        <table:table-row table:style-name="ro1">
          <table:table-cell office:value-type="string" calcext:value-type="string">
            <text:p>2015-AM-08.A.2</text:p>
          </table:table-cell>
          <table:table-cell office:value-type="string" calcext:value-type="string">
            <text:p>2015-AM-08</text:p>
          </table:table-cell>
          <table:table-cell office:value-type="string" calcext:value-type="string">
            <text:p>Risk Assessments</text:p>
          </table:table-cell>
          <table:table-cell table:number-columns-repeated="11"/>
          <table:table-cell table:formula="of:=[.$I$1]&amp;[.A193]&amp;[.$J$1]&amp;[.$K$1]" office:value-type="string" office:string-value="&quot;2015-AM-08.A.2&quot;," calcext:value-type="string">
            <text:p>"2015-AM-08.A.2",</text:p>
          </table:table-cell>
          <table:table-cell table:formula="of:=[.$I$1]&amp;[.B193]&amp;[.$J$1]&amp;[.$K$1]" office:value-type="string" office:string-value="&quot;2015-AM-08&quot;," calcext:value-type="string">
            <text:p>"2015-AM-08",</text:p>
          </table:table-cell>
          <table:table-cell table:formula="of:=[.$I$1]&amp;[.C193]&amp;[.$J$1]&amp;[.$K$1]" office:value-type="string" office:string-value="&quot;Risk Assessments&quot;," calcext:value-type="string">
            <text:p>"Risk Assessments",</text:p>
          </table:table-cell>
          <table:table-cell table:formula="of:=[.$I$1]&amp;[.D193]&amp;[.$J$1]&amp;[.$K$1]" office:value-type="string" office:string-value="&quot;&quot;," calcext:value-type="string">
            <text:p>"",</text:p>
          </table:table-cell>
        </table:table-row>
        <table:table-row table:style-name="ro1">
          <table:table-cell office:value-type="string" calcext:value-type="string">
            <text:p>2015-AM-08.B.1</text:p>
          </table:table-cell>
          <table:table-cell office:value-type="string" calcext:value-type="string">
            <text:p>2015-AM-08</text:p>
          </table:table-cell>
          <table:table-cell office:value-type="string" calcext:value-type="string">
            <text:p>Compulsory Training</text:p>
          </table:table-cell>
          <table:table-cell table:number-columns-repeated="11"/>
          <table:table-cell table:formula="of:=[.$I$1]&amp;[.A194]&amp;[.$J$1]&amp;[.$K$1]" office:value-type="string" office:string-value="&quot;2015-AM-08.B.1&quot;," calcext:value-type="string">
            <text:p>"2015-AM-08.B.1",</text:p>
          </table:table-cell>
          <table:table-cell table:formula="of:=[.$I$1]&amp;[.B194]&amp;[.$J$1]&amp;[.$K$1]" office:value-type="string" office:string-value="&quot;2015-AM-08&quot;," calcext:value-type="string">
            <text:p>"2015-AM-08",</text:p>
          </table:table-cell>
          <table:table-cell table:formula="of:=[.$I$1]&amp;[.C194]&amp;[.$J$1]&amp;[.$K$1]" office:value-type="string" office:string-value="&quot;Compulsory Training&quot;," calcext:value-type="string">
            <text:p>"Compulsory Training",</text:p>
          </table:table-cell>
          <table:table-cell table:formula="of:=[.$I$1]&amp;[.D194]&amp;[.$J$1]&amp;[.$K$1]" office:value-type="string" office:string-value="&quot;&quot;," calcext:value-type="string">
            <text:p>"",</text:p>
          </table:table-cell>
        </table:table-row>
        <table:table-row table:style-name="ro1">
          <table:table-cell office:value-type="string" calcext:value-type="string">
            <text:p>2015-AM-08.B.2</text:p>
          </table:table-cell>
          <table:table-cell office:value-type="string" calcext:value-type="string">
            <text:p>2015-AM-08</text:p>
          </table:table-cell>
          <table:table-cell office:value-type="string" calcext:value-type="string">
            <text:p>Regulatory Awareness</text:p>
          </table:table-cell>
          <table:table-cell table:number-columns-repeated="11"/>
          <table:table-cell table:formula="of:=[.$I$1]&amp;[.A195]&amp;[.$J$1]&amp;[.$K$1]" office:value-type="string" office:string-value="&quot;2015-AM-08.B.2&quot;," calcext:value-type="string">
            <text:p>"2015-AM-08.B.2",</text:p>
          </table:table-cell>
          <table:table-cell table:formula="of:=[.$I$1]&amp;[.B195]&amp;[.$J$1]&amp;[.$K$1]" office:value-type="string" office:string-value="&quot;2015-AM-08&quot;," calcext:value-type="string">
            <text:p>"2015-AM-08",</text:p>
          </table:table-cell>
          <table:table-cell table:formula="of:=[.$I$1]&amp;[.C195]&amp;[.$J$1]&amp;[.$K$1]" office:value-type="string" office:string-value="&quot;Regulatory Awareness&quot;," calcext:value-type="string">
            <text:p>"Regulatory Awareness",</text:p>
          </table:table-cell>
          <table:table-cell table:formula="of:=[.$I$1]&amp;[.D195]&amp;[.$J$1]&amp;[.$K$1]" office:value-type="string" office:string-value="&quot;&quot;," calcext:value-type="string">
            <text:p>"",</text:p>
          </table:table-cell>
        </table:table-row>
        <table:table-row table:style-name="ro1">
          <table:table-cell office:value-type="string" calcext:value-type="string">
            <text:p>2015-AM-08.B.3</text:p>
          </table:table-cell>
          <table:table-cell office:value-type="string" calcext:value-type="string">
            <text:p>2015-AM-08</text:p>
          </table:table-cell>
          <table:table-cell office:value-type="string" calcext:value-type="string">
            <text:p>Business Line Regulatory Risk Monitoring</text:p>
          </table:table-cell>
          <table:table-cell table:number-columns-repeated="11"/>
          <table:table-cell table:formula="of:=[.$I$1]&amp;[.A196]&amp;[.$J$1]&amp;[.$K$1]" office:value-type="string" office:string-value="&quot;2015-AM-08.B.3&quot;," calcext:value-type="string">
            <text:p>"2015-AM-08.B.3",</text:p>
          </table:table-cell>
          <table:table-cell table:formula="of:=[.$I$1]&amp;[.B196]&amp;[.$J$1]&amp;[.$K$1]" office:value-type="string" office:string-value="&quot;2015-AM-08&quot;," calcext:value-type="string">
            <text:p>"2015-AM-08",</text:p>
          </table:table-cell>
          <table:table-cell table:formula="of:=[.$I$1]&amp;[.C196]&amp;[.$J$1]&amp;[.$K$1]" office:value-type="string" office:string-value="&quot;Business Line Regulatory Risk Monitoring&quot;," calcext:value-type="string">
            <text:p>"Business Line Regulatory Risk Monitoring",</text:p>
          </table:table-cell>
          <table:table-cell table:formula="of:=[.$I$1]&amp;[.D196]&amp;[.$J$1]&amp;[.$K$1]" office:value-type="string" office:string-value="&quot;&quot;," calcext:value-type="string">
            <text:p>"",</text:p>
          </table:table-cell>
        </table:table-row>
        <table:table-row table:style-name="ro1">
          <table:table-cell office:value-type="string" calcext:value-type="string">
            <text:p>2015-AM-08.B.4</text:p>
          </table:table-cell>
          <table:table-cell office:value-type="string" calcext:value-type="string">
            <text:p>2015-AM-08</text:p>
          </table:table-cell>
          <table:table-cell office:value-type="string" calcext:value-type="string">
            <text:p>ELT Reporting</text:p>
          </table:table-cell>
          <table:table-cell table:number-columns-repeated="11"/>
          <table:table-cell table:formula="of:=[.$I$1]&amp;[.A197]&amp;[.$J$1]&amp;[.$K$1]" office:value-type="string" office:string-value="&quot;2015-AM-08.B.4&quot;," calcext:value-type="string">
            <text:p>"2015-AM-08.B.4",</text:p>
          </table:table-cell>
          <table:table-cell table:formula="of:=[.$I$1]&amp;[.B197]&amp;[.$J$1]&amp;[.$K$1]" office:value-type="string" office:string-value="&quot;2015-AM-08&quot;," calcext:value-type="string">
            <text:p>"2015-AM-08",</text:p>
          </table:table-cell>
          <table:table-cell table:formula="of:=[.$I$1]&amp;[.C197]&amp;[.$J$1]&amp;[.$K$1]" office:value-type="string" office:string-value="&quot;ELT Reporting&quot;," calcext:value-type="string">
            <text:p>"ELT Reporting",</text:p>
          </table:table-cell>
          <table:table-cell table:formula="of:=[.$I$1]&amp;[.D197]&amp;[.$J$1]&amp;[.$K$1]" office:value-type="string" office:string-value="&quot;&quot;," calcext:value-type="string">
            <text:p>"",</text:p>
          </table:table-cell>
        </table:table-row>
        <table:table-row table:style-name="ro1">
          <table:table-cell office:value-type="string" calcext:value-type="string">
            <text:p>2015-AM-08.C.1</text:p>
          </table:table-cell>
          <table:table-cell office:value-type="string" calcext:value-type="string">
            <text:p>2015-AM-08</text:p>
          </table:table-cell>
          <table:table-cell office:value-type="string" calcext:value-type="string">
            <text:p>Ongoing Compliance Monitoring</text:p>
          </table:table-cell>
          <table:table-cell table:number-columns-repeated="11"/>
          <table:table-cell table:formula="of:=[.$I$1]&amp;[.A198]&amp;[.$J$1]&amp;[.$K$1]" office:value-type="string" office:string-value="&quot;2015-AM-08.C.1&quot;," calcext:value-type="string">
            <text:p>"2015-AM-08.C.1",</text:p>
          </table:table-cell>
          <table:table-cell table:formula="of:=[.$I$1]&amp;[.B198]&amp;[.$J$1]&amp;[.$K$1]" office:value-type="string" office:string-value="&quot;2015-AM-08&quot;," calcext:value-type="string">
            <text:p>"2015-AM-08",</text:p>
          </table:table-cell>
          <table:table-cell table:formula="of:=[.$I$1]&amp;[.C198]&amp;[.$J$1]&amp;[.$K$1]" office:value-type="string" office:string-value="&quot;Ongoing Compliance Monitoring&quot;," calcext:value-type="string">
            <text:p>"Ongoing Compliance Monitoring",</text:p>
          </table:table-cell>
          <table:table-cell table:formula="of:=[.$I$1]&amp;[.D198]&amp;[.$J$1]&amp;[.$K$1]" office:value-type="string" office:string-value="&quot;&quot;," calcext:value-type="string">
            <text:p>"",</text:p>
          </table:table-cell>
        </table:table-row>
        <table:table-row table:style-name="ro1">
          <table:table-cell office:value-type="string" calcext:value-type="string">
            <text:p>2015-AM-08.C.2</text:p>
          </table:table-cell>
          <table:table-cell office:value-type="string" calcext:value-type="string">
            <text:p>2015-AM-08</text:p>
          </table:table-cell>
          <table:table-cell office:value-type="string" calcext:value-type="string">
            <text:p>Standalone Montioring Engagements</text:p>
          </table:table-cell>
          <table:table-cell table:number-columns-repeated="11"/>
          <table:table-cell table:formula="of:=[.$I$1]&amp;[.A199]&amp;[.$J$1]&amp;[.$K$1]" office:value-type="string" office:string-value="&quot;2015-AM-08.C.2&quot;," calcext:value-type="string">
            <text:p>"2015-AM-08.C.2",</text:p>
          </table:table-cell>
          <table:table-cell table:formula="of:=[.$I$1]&amp;[.B199]&amp;[.$J$1]&amp;[.$K$1]" office:value-type="string" office:string-value="&quot;2015-AM-08&quot;," calcext:value-type="string">
            <text:p>"2015-AM-08",</text:p>
          </table:table-cell>
          <table:table-cell table:formula="of:=[.$I$1]&amp;[.C199]&amp;[.$J$1]&amp;[.$K$1]" office:value-type="string" office:string-value="&quot;Standalone Montioring Engagements&quot;," calcext:value-type="string">
            <text:p>"Standalone Montioring Engagements",</text:p>
          </table:table-cell>
          <table:table-cell table:formula="of:=[.$I$1]&amp;[.D199]&amp;[.$J$1]&amp;[.$K$1]" office:value-type="string" office:string-value="&quot;&quot;," calcext:value-type="string">
            <text:p>"",</text:p>
          </table:table-cell>
        </table:table-row>
        <table:table-row table:style-name="ro1">
          <table:table-cell office:value-type="string" calcext:value-type="string">
            <text:p>2015-AM-08.C.3</text:p>
          </table:table-cell>
          <table:table-cell office:value-type="string" calcext:value-type="string">
            <text:p>2015-AM-08</text:p>
          </table:table-cell>
          <table:table-cell office:value-type="string" calcext:value-type="string">
            <text:p>Regulatory Breaches</text:p>
          </table:table-cell>
          <table:table-cell table:number-columns-repeated="11"/>
          <table:table-cell table:formula="of:=[.$I$1]&amp;[.A200]&amp;[.$J$1]&amp;[.$K$1]" office:value-type="string" office:string-value="&quot;2015-AM-08.C.3&quot;," calcext:value-type="string">
            <text:p>"2015-AM-08.C.3",</text:p>
          </table:table-cell>
          <table:table-cell table:formula="of:=[.$I$1]&amp;[.B200]&amp;[.$J$1]&amp;[.$K$1]" office:value-type="string" office:string-value="&quot;2015-AM-08&quot;," calcext:value-type="string">
            <text:p>"2015-AM-08",</text:p>
          </table:table-cell>
          <table:table-cell table:formula="of:=[.$I$1]&amp;[.C200]&amp;[.$J$1]&amp;[.$K$1]" office:value-type="string" office:string-value="&quot;Regulatory Breaches&quot;," calcext:value-type="string">
            <text:p>"Regulatory Breaches",</text:p>
          </table:table-cell>
          <table:table-cell table:formula="of:=[.$I$1]&amp;[.D200]&amp;[.$J$1]&amp;[.$K$1]" office:value-type="string" office:string-value="&quot;&quot;," calcext:value-type="string">
            <text:p>"",</text:p>
          </table:table-cell>
        </table:table-row>
        <table:table-row table:style-name="ro1">
          <table:table-cell office:value-type="string" calcext:value-type="string">
            <text:p>2015-AM-08.D.1</text:p>
          </table:table-cell>
          <table:table-cell office:value-type="string" calcext:value-type="string">
            <text:p>2015-AM-08</text:p>
          </table:table-cell>
          <table:table-cell office:value-type="string" calcext:value-type="string">
            <text:p>Regulatory Reporting</text:p>
          </table:table-cell>
          <table:table-cell table:number-columns-repeated="11"/>
          <table:table-cell table:formula="of:=[.$I$1]&amp;[.A201]&amp;[.$J$1]&amp;[.$K$1]" office:value-type="string" office:string-value="&quot;2015-AM-08.D.1&quot;," calcext:value-type="string">
            <text:p>"2015-AM-08.D.1",</text:p>
          </table:table-cell>
          <table:table-cell table:formula="of:=[.$I$1]&amp;[.B201]&amp;[.$J$1]&amp;[.$K$1]" office:value-type="string" office:string-value="&quot;2015-AM-08&quot;," calcext:value-type="string">
            <text:p>"2015-AM-08",</text:p>
          </table:table-cell>
          <table:table-cell table:formula="of:=[.$I$1]&amp;[.C201]&amp;[.$J$1]&amp;[.$K$1]" office:value-type="string" office:string-value="&quot;Regulatory Reporting&quot;," calcext:value-type="string">
            <text:p>"Regulatory Reporting",</text:p>
          </table:table-cell>
          <table:table-cell table:formula="of:=[.$I$1]&amp;[.D201]&amp;[.$J$1]&amp;[.$K$1]" office:value-type="string" office:string-value="&quot;&quot;," calcext:value-type="string">
            <text:p>"",</text:p>
          </table:table-cell>
        </table:table-row>
        <table:table-row table:style-name="ro1">
          <table:table-cell office:value-type="string" calcext:value-type="string">
            <text:p>2015-AM-09.0.0</text:p>
          </table:table-cell>
          <table:table-cell office:value-type="string" calcext:value-type="string">
            <text:p>2015-AM-09</text:p>
          </table:table-cell>
          <table:table-cell office:value-type="string" calcext:value-type="string">
            <text:p>General</text:p>
          </table:table-cell>
          <table:table-cell table:number-columns-repeated="11"/>
          <table:table-cell table:formula="of:=[.$I$1]&amp;[.A202]&amp;[.$J$1]&amp;[.$K$1]" office:value-type="string" office:string-value="&quot;2015-AM-09.0.0&quot;," calcext:value-type="string">
            <text:p>"2015-AM-09.0.0",</text:p>
          </table:table-cell>
          <table:table-cell table:formula="of:=[.$I$1]&amp;[.B202]&amp;[.$J$1]&amp;[.$K$1]" office:value-type="string" office:string-value="&quot;2015-AM-09&quot;," calcext:value-type="string">
            <text:p>"2015-AM-09",</text:p>
          </table:table-cell>
          <table:table-cell table:formula="of:=[.$I$1]&amp;[.C202]&amp;[.$J$1]&amp;[.$K$1]" office:value-type="string" office:string-value="&quot;General&quot;," calcext:value-type="string">
            <text:p>"General",</text:p>
          </table:table-cell>
          <table:table-cell table:formula="of:=[.$I$1]&amp;[.D202]&amp;[.$J$1]&amp;[.$K$1]" office:value-type="string" office:string-value="&quot;&quot;," calcext:value-type="string">
            <text:p>"",</text:p>
          </table:table-cell>
        </table:table-row>
        <table:table-row table:style-name="ro1">
          <table:table-cell office:value-type="string" calcext:value-type="string">
            <text:p>2015-AM-09.A.1</text:p>
          </table:table-cell>
          <table:table-cell office:value-type="string" calcext:value-type="string">
            <text:p>2015-AM-09</text:p>
          </table:table-cell>
          <table:table-cell office:value-type="string" calcext:value-type="string">
            <text:p>Cash Payments</text:p>
          </table:table-cell>
          <table:table-cell table:number-columns-repeated="11"/>
          <table:table-cell table:formula="of:=[.$I$1]&amp;[.A203]&amp;[.$J$1]&amp;[.$K$1]" office:value-type="string" office:string-value="&quot;2015-AM-09.A.1&quot;," calcext:value-type="string">
            <text:p>"2015-AM-09.A.1",</text:p>
          </table:table-cell>
          <table:table-cell table:formula="of:=[.$I$1]&amp;[.B203]&amp;[.$J$1]&amp;[.$K$1]" office:value-type="string" office:string-value="&quot;2015-AM-09&quot;," calcext:value-type="string">
            <text:p>"2015-AM-09",</text:p>
          </table:table-cell>
          <table:table-cell table:formula="of:=[.$I$1]&amp;[.C203]&amp;[.$J$1]&amp;[.$K$1]" office:value-type="string" office:string-value="&quot;Cash Payments&quot;," calcext:value-type="string">
            <text:p>"Cash Payments",</text:p>
          </table:table-cell>
          <table:table-cell table:formula="of:=[.$I$1]&amp;[.D203]&amp;[.$J$1]&amp;[.$K$1]" office:value-type="string" office:string-value="&quot;&quot;," calcext:value-type="string">
            <text:p>"",</text:p>
          </table:table-cell>
        </table:table-row>
        <table:table-row table:style-name="ro1">
          <table:table-cell office:value-type="string" calcext:value-type="string">
            <text:p>2015-AM-09.A.2</text:p>
          </table:table-cell>
          <table:table-cell office:value-type="string" calcext:value-type="string">
            <text:p>2015-AM-09</text:p>
          </table:table-cell>
          <table:table-cell office:value-type="string" calcext:value-type="string">
            <text:p>Transfers</text:p>
          </table:table-cell>
          <table:table-cell table:number-columns-repeated="11"/>
          <table:table-cell table:formula="of:=[.$I$1]&amp;[.A204]&amp;[.$J$1]&amp;[.$K$1]" office:value-type="string" office:string-value="&quot;2015-AM-09.A.2&quot;," calcext:value-type="string">
            <text:p>"2015-AM-09.A.2",</text:p>
          </table:table-cell>
          <table:table-cell table:formula="of:=[.$I$1]&amp;[.B204]&amp;[.$J$1]&amp;[.$K$1]" office:value-type="string" office:string-value="&quot;2015-AM-09&quot;," calcext:value-type="string">
            <text:p>"2015-AM-09",</text:p>
          </table:table-cell>
          <table:table-cell table:formula="of:=[.$I$1]&amp;[.C204]&amp;[.$J$1]&amp;[.$K$1]" office:value-type="string" office:string-value="&quot;Transfers&quot;," calcext:value-type="string">
            <text:p>"Transfers",</text:p>
          </table:table-cell>
          <table:table-cell table:formula="of:=[.$I$1]&amp;[.D204]&amp;[.$J$1]&amp;[.$K$1]" office:value-type="string" office:string-value="&quot;&quot;," calcext:value-type="string">
            <text:p>"",</text:p>
          </table:table-cell>
        </table:table-row>
        <table:table-row table:style-name="ro1">
          <table:table-cell office:value-type="string" calcext:value-type="string">
            <text:p>2015-AM-09.B.1</text:p>
          </table:table-cell>
          <table:table-cell office:value-type="string" calcext:value-type="string">
            <text:p>2015-AM-09</text:p>
          </table:table-cell>
          <table:table-cell office:value-type="string" calcext:value-type="string">
            <text:p>Accounts Payable (Corporate)</text:p>
          </table:table-cell>
          <table:table-cell table:number-columns-repeated="11"/>
          <table:table-cell table:formula="of:=[.$I$1]&amp;[.A205]&amp;[.$J$1]&amp;[.$K$1]" office:value-type="string" office:string-value="&quot;2015-AM-09.B.1&quot;," calcext:value-type="string">
            <text:p>"2015-AM-09.B.1",</text:p>
          </table:table-cell>
          <table:table-cell table:formula="of:=[.$I$1]&amp;[.B205]&amp;[.$J$1]&amp;[.$K$1]" office:value-type="string" office:string-value="&quot;2015-AM-09&quot;," calcext:value-type="string">
            <text:p>"2015-AM-09",</text:p>
          </table:table-cell>
          <table:table-cell table:formula="of:=[.$I$1]&amp;[.C205]&amp;[.$J$1]&amp;[.$K$1]" office:value-type="string" office:string-value="&quot;Accounts Payable (Corporate)&quot;," calcext:value-type="string">
            <text:p>"Accounts Payable (Corporate)",</text:p>
          </table:table-cell>
          <table:table-cell table:formula="of:=[.$I$1]&amp;[.D205]&amp;[.$J$1]&amp;[.$K$1]" office:value-type="string" office:string-value="&quot;&quot;," calcext:value-type="string">
            <text:p>"",</text:p>
          </table:table-cell>
        </table:table-row>
        <table:table-row table:style-name="ro1">
          <table:table-cell office:value-type="string" calcext:value-type="string">
            <text:p>2015-AM-09.B.2</text:p>
          </table:table-cell>
          <table:table-cell office:value-type="string" calcext:value-type="string">
            <text:p>2015-AM-09</text:p>
          </table:table-cell>
          <table:table-cell office:value-type="string" calcext:value-type="string">
            <text:p>Accounts Payable (Funds)</text:p>
          </table:table-cell>
          <table:table-cell table:number-columns-repeated="11"/>
          <table:table-cell table:formula="of:=[.$I$1]&amp;[.A206]&amp;[.$J$1]&amp;[.$K$1]" office:value-type="string" office:string-value="&quot;2015-AM-09.B.2&quot;," calcext:value-type="string">
            <text:p>"2015-AM-09.B.2",</text:p>
          </table:table-cell>
          <table:table-cell table:formula="of:=[.$I$1]&amp;[.B206]&amp;[.$J$1]&amp;[.$K$1]" office:value-type="string" office:string-value="&quot;2015-AM-09&quot;," calcext:value-type="string">
            <text:p>"2015-AM-09",</text:p>
          </table:table-cell>
          <table:table-cell table:formula="of:=[.$I$1]&amp;[.C206]&amp;[.$J$1]&amp;[.$K$1]" office:value-type="string" office:string-value="&quot;Accounts Payable (Funds)&quot;," calcext:value-type="string">
            <text:p>"Accounts Payable (Funds)",</text:p>
          </table:table-cell>
          <table:table-cell table:formula="of:=[.$I$1]&amp;[.D206]&amp;[.$J$1]&amp;[.$K$1]" office:value-type="string" office:string-value="&quot;&quot;," calcext:value-type="string">
            <text:p>"",</text:p>
          </table:table-cell>
        </table:table-row>
        <table:table-row table:style-name="ro1">
          <table:table-cell office:value-type="string" calcext:value-type="string">
            <text:p>2015-AM-09.B.3</text:p>
          </table:table-cell>
          <table:table-cell office:value-type="string" calcext:value-type="string">
            <text:p>2015-AM-09</text:p>
          </table:table-cell>
          <table:table-cell office:value-type="string" calcext:value-type="string">
            <text:p>Accounts Receivable (Corporate)</text:p>
          </table:table-cell>
          <table:table-cell table:number-columns-repeated="11"/>
          <table:table-cell table:formula="of:=[.$I$1]&amp;[.A207]&amp;[.$J$1]&amp;[.$K$1]" office:value-type="string" office:string-value="&quot;2015-AM-09.B.3&quot;," calcext:value-type="string">
            <text:p>"2015-AM-09.B.3",</text:p>
          </table:table-cell>
          <table:table-cell table:formula="of:=[.$I$1]&amp;[.B207]&amp;[.$J$1]&amp;[.$K$1]" office:value-type="string" office:string-value="&quot;2015-AM-09&quot;," calcext:value-type="string">
            <text:p>"2015-AM-09",</text:p>
          </table:table-cell>
          <table:table-cell table:formula="of:=[.$I$1]&amp;[.C207]&amp;[.$J$1]&amp;[.$K$1]" office:value-type="string" office:string-value="&quot;Accounts Receivable (Corporate)&quot;," calcext:value-type="string">
            <text:p>"Accounts Receivable (Corporate)",</text:p>
          </table:table-cell>
          <table:table-cell table:formula="of:=[.$I$1]&amp;[.D207]&amp;[.$J$1]&amp;[.$K$1]" office:value-type="string" office:string-value="&quot;&quot;," calcext:value-type="string">
            <text:p>"",</text:p>
          </table:table-cell>
        </table:table-row>
        <table:table-row table:style-name="ro1">
          <table:table-cell office:value-type="string" calcext:value-type="string">
            <text:p>2015-AM-09.C.2</text:p>
          </table:table-cell>
          <table:table-cell office:value-type="string" calcext:value-type="string">
            <text:p>2015-AM-09</text:p>
          </table:table-cell>
          <table:table-cell office:value-type="string" calcext:value-type="string">
            <text:p>Daily Balance Monitoring</text:p>
          </table:table-cell>
          <table:table-cell table:number-columns-repeated="11"/>
          <table:table-cell table:formula="of:=[.$I$1]&amp;[.A208]&amp;[.$J$1]&amp;[.$K$1]" office:value-type="string" office:string-value="&quot;2015-AM-09.C.2&quot;," calcext:value-type="string">
            <text:p>"2015-AM-09.C.2",</text:p>
          </table:table-cell>
          <table:table-cell table:formula="of:=[.$I$1]&amp;[.B208]&amp;[.$J$1]&amp;[.$K$1]" office:value-type="string" office:string-value="&quot;2015-AM-09&quot;," calcext:value-type="string">
            <text:p>"2015-AM-09",</text:p>
          </table:table-cell>
          <table:table-cell table:formula="of:=[.$I$1]&amp;[.C208]&amp;[.$J$1]&amp;[.$K$1]" office:value-type="string" office:string-value="&quot;Daily Balance Monitoring&quot;," calcext:value-type="string">
            <text:p>"Daily Balance Monitoring",</text:p>
          </table:table-cell>
          <table:table-cell table:formula="of:=[.$I$1]&amp;[.D208]&amp;[.$J$1]&amp;[.$K$1]" office:value-type="string" office:string-value="&quot;&quot;," calcext:value-type="string">
            <text:p>"",</text:p>
          </table:table-cell>
        </table:table-row>
        <table:table-row table:style-name="ro1">
          <table:table-cell office:value-type="string" calcext:value-type="string">
            <text:p>2015-AM-09.C.3</text:p>
          </table:table-cell>
          <table:table-cell office:value-type="string" calcext:value-type="string">
            <text:p>2015-AM-09</text:p>
          </table:table-cell>
          <table:table-cell office:value-type="string" calcext:value-type="string">
            <text:p>Bank Recons</text:p>
          </table:table-cell>
          <table:table-cell table:number-columns-repeated="11"/>
          <table:table-cell table:formula="of:=[.$I$1]&amp;[.A209]&amp;[.$J$1]&amp;[.$K$1]" office:value-type="string" office:string-value="&quot;2015-AM-09.C.3&quot;," calcext:value-type="string">
            <text:p>"2015-AM-09.C.3",</text:p>
          </table:table-cell>
          <table:table-cell table:formula="of:=[.$I$1]&amp;[.B209]&amp;[.$J$1]&amp;[.$K$1]" office:value-type="string" office:string-value="&quot;2015-AM-09&quot;," calcext:value-type="string">
            <text:p>"2015-AM-09",</text:p>
          </table:table-cell>
          <table:table-cell table:formula="of:=[.$I$1]&amp;[.C209]&amp;[.$J$1]&amp;[.$K$1]" office:value-type="string" office:string-value="&quot;Bank Recons&quot;," calcext:value-type="string">
            <text:p>"Bank Recons",</text:p>
          </table:table-cell>
          <table:table-cell table:formula="of:=[.$I$1]&amp;[.D209]&amp;[.$J$1]&amp;[.$K$1]" office:value-type="string" office:string-value="&quot;&quot;," calcext:value-type="string">
            <text:p>"",</text:p>
          </table:table-cell>
        </table:table-row>
        <table:table-row table:style-name="ro1">
          <table:table-cell office:value-type="string" calcext:value-type="string">
            <text:p>2015-AM-09.D.1</text:p>
          </table:table-cell>
          <table:table-cell office:value-type="string" calcext:value-type="string">
            <text:p>2015-AM-09</text:p>
          </table:table-cell>
          <table:table-cell office:value-type="string" calcext:value-type="string">
            <text:p>Managing Agents</text:p>
          </table:table-cell>
          <table:table-cell table:number-columns-repeated="11"/>
          <table:table-cell table:formula="of:=[.$I$1]&amp;[.A210]&amp;[.$J$1]&amp;[.$K$1]" office:value-type="string" office:string-value="&quot;2015-AM-09.D.1&quot;," calcext:value-type="string">
            <text:p>"2015-AM-09.D.1",</text:p>
          </table:table-cell>
          <table:table-cell table:formula="of:=[.$I$1]&amp;[.B210]&amp;[.$J$1]&amp;[.$K$1]" office:value-type="string" office:string-value="&quot;2015-AM-09&quot;," calcext:value-type="string">
            <text:p>"2015-AM-09",</text:p>
          </table:table-cell>
          <table:table-cell table:formula="of:=[.$I$1]&amp;[.C210]&amp;[.$J$1]&amp;[.$K$1]" office:value-type="string" office:string-value="&quot;Managing Agents&quot;," calcext:value-type="string">
            <text:p>"Managing Agents",</text:p>
          </table:table-cell>
          <table:table-cell table:formula="of:=[.$I$1]&amp;[.D210]&amp;[.$J$1]&amp;[.$K$1]" office:value-type="string" office:string-value="&quot;&quot;," calcext:value-type="string">
            <text:p>"",</text:p>
          </table:table-cell>
        </table:table-row>
        <table:table-row table:style-name="ro1">
          <table:table-cell office:value-type="string" calcext:value-type="string">
            <text:p>2015-AM-09.E.1</text:p>
          </table:table-cell>
          <table:table-cell office:value-type="string" calcext:value-type="string">
            <text:p>2015-AM-09</text:p>
          </table:table-cell>
          <table:table-cell office:value-type="string" calcext:value-type="string">
            <text:p>System Access</text:p>
          </table:table-cell>
          <table:table-cell table:number-columns-repeated="11"/>
          <table:table-cell table:formula="of:=[.$I$1]&amp;[.A211]&amp;[.$J$1]&amp;[.$K$1]" office:value-type="string" office:string-value="&quot;2015-AM-09.E.1&quot;," calcext:value-type="string">
            <text:p>"2015-AM-09.E.1",</text:p>
          </table:table-cell>
          <table:table-cell table:formula="of:=[.$I$1]&amp;[.B211]&amp;[.$J$1]&amp;[.$K$1]" office:value-type="string" office:string-value="&quot;2015-AM-09&quot;," calcext:value-type="string">
            <text:p>"2015-AM-09",</text:p>
          </table:table-cell>
          <table:table-cell table:formula="of:=[.$I$1]&amp;[.C211]&amp;[.$J$1]&amp;[.$K$1]" office:value-type="string" office:string-value="&quot;System Access&quot;," calcext:value-type="string">
            <text:p>"System Access",</text:p>
          </table:table-cell>
          <table:table-cell table:formula="of:=[.$I$1]&amp;[.D211]&amp;[.$J$1]&amp;[.$K$1]" office:value-type="string" office:string-value="&quot;&quot;," calcext:value-type="string">
            <text:p>"",</text:p>
          </table:table-cell>
        </table:table-row>
        <table:table-row table:style-name="ro1">
          <table:table-cell office:value-type="string" calcext:value-type="string">
            <text:p>2015-AM-09.E.2</text:p>
          </table:table-cell>
          <table:table-cell office:value-type="string" calcext:value-type="string">
            <text:p>2015-AM-09</text:p>
          </table:table-cell>
          <table:table-cell office:value-type="string" calcext:value-type="string">
            <text:p>Data Transmissions</text:p>
          </table:table-cell>
          <table:table-cell table:number-columns-repeated="11"/>
          <table:table-cell table:formula="of:=[.$I$1]&amp;[.A212]&amp;[.$J$1]&amp;[.$K$1]" office:value-type="string" office:string-value="&quot;2015-AM-09.E.2&quot;," calcext:value-type="string">
            <text:p>"2015-AM-09.E.2",</text:p>
          </table:table-cell>
          <table:table-cell table:formula="of:=[.$I$1]&amp;[.B212]&amp;[.$J$1]&amp;[.$K$1]" office:value-type="string" office:string-value="&quot;2015-AM-09&quot;," calcext:value-type="string">
            <text:p>"2015-AM-09",</text:p>
          </table:table-cell>
          <table:table-cell table:formula="of:=[.$I$1]&amp;[.C212]&amp;[.$J$1]&amp;[.$K$1]" office:value-type="string" office:string-value="&quot;Data Transmissions&quot;," calcext:value-type="string">
            <text:p>"Data Transmissions",</text:p>
          </table:table-cell>
          <table:table-cell table:formula="of:=[.$I$1]&amp;[.D212]&amp;[.$J$1]&amp;[.$K$1]" office:value-type="string" office:string-value="&quot;&quot;," calcext:value-type="string">
            <text:p>"",</text:p>
          </table:table-cell>
        </table:table-row>
        <table:table-row table:style-name="ro1">
          <table:table-cell office:value-type="string" calcext:value-type="string">
            <text:p>2015-AM-12.0.0</text:p>
          </table:table-cell>
          <table:table-cell office:value-type="string" calcext:value-type="string">
            <text:p>2015-AM-12</text:p>
          </table:table-cell>
          <table:table-cell office:value-type="string" calcext:value-type="string">
            <text:p>Fund Finance</text:p>
          </table:table-cell>
          <table:table-cell table:number-columns-repeated="11"/>
          <table:table-cell table:formula="of:=[.$I$1]&amp;[.A213]&amp;[.$J$1]&amp;[.$K$1]" office:value-type="string" office:string-value="&quot;2015-AM-12.0.0&quot;," calcext:value-type="string">
            <text:p>"2015-AM-12.0.0",</text:p>
          </table:table-cell>
          <table:table-cell table:formula="of:=[.$I$1]&amp;[.B213]&amp;[.$J$1]&amp;[.$K$1]" office:value-type="string" office:string-value="&quot;2015-AM-12&quot;," calcext:value-type="string">
            <text:p>"2015-AM-12",</text:p>
          </table:table-cell>
          <table:table-cell table:formula="of:=[.$I$1]&amp;[.C213]&amp;[.$J$1]&amp;[.$K$1]" office:value-type="string" office:string-value="&quot;Fund Finance&quot;," calcext:value-type="string">
            <text:p>"Fund Finance",</text:p>
          </table:table-cell>
          <table:table-cell table:formula="of:=[.$I$1]&amp;[.D213]&amp;[.$J$1]&amp;[.$K$1]" office:value-type="string" office:string-value="&quot;&quot;," calcext:value-type="string">
            <text:p>"",</text:p>
          </table:table-cell>
        </table:table-row>
        <table:table-row table:style-name="ro1">
          <table:table-cell office:value-type="string" calcext:value-type="string">
            <text:p>2015-TH-01.0</text:p>
          </table:table-cell>
          <table:table-cell office:value-type="string" calcext:value-type="string">
            <text:p>2015-TH-01</text:p>
          </table:table-cell>
          <table:table-cell office:value-type="string" calcext:value-type="string">
            <text:p>General</text:p>
          </table:table-cell>
          <table:table-cell table:number-columns-repeated="11"/>
          <table:table-cell table:formula="of:=[.$I$1]&amp;[.A214]&amp;[.$J$1]&amp;[.$K$1]" office:value-type="string" office:string-value="&quot;2015-TH-01.0&quot;," calcext:value-type="string">
            <text:p>"2015-TH-01.0",</text:p>
          </table:table-cell>
          <table:table-cell table:formula="of:=[.$I$1]&amp;[.B214]&amp;[.$J$1]&amp;[.$K$1]" office:value-type="string" office:string-value="&quot;2015-TH-01&quot;," calcext:value-type="string">
            <text:p>"2015-TH-01",</text:p>
          </table:table-cell>
          <table:table-cell table:formula="of:=[.$I$1]&amp;[.C214]&amp;[.$J$1]&amp;[.$K$1]" office:value-type="string" office:string-value="&quot;General&quot;," calcext:value-type="string">
            <text:p>"General",</text:p>
          </table:table-cell>
          <table:table-cell table:formula="of:=[.$I$1]&amp;[.D214]&amp;[.$J$1]&amp;[.$K$1]" office:value-type="string" office:string-value="&quot;&quot;," calcext:value-type="string">
            <text:p>"",</text:p>
          </table:table-cell>
        </table:table-row>
        <table:table-row table:style-name="ro1">
          <table:table-cell office:value-type="string" calcext:value-type="string">
            <text:p>2015-TH-02.0</text:p>
          </table:table-cell>
          <table:table-cell office:value-type="string" calcext:value-type="string">
            <text:p>2015-TH-02</text:p>
          </table:table-cell>
          <table:table-cell office:value-type="string" calcext:value-type="string">
            <text:p>General</text:p>
          </table:table-cell>
          <table:table-cell table:number-columns-repeated="11"/>
          <table:table-cell table:formula="of:=[.$I$1]&amp;[.A215]&amp;[.$J$1]&amp;[.$K$1]" office:value-type="string" office:string-value="&quot;2015-TH-02.0&quot;," calcext:value-type="string">
            <text:p>"2015-TH-02.0",</text:p>
          </table:table-cell>
          <table:table-cell table:formula="of:=[.$I$1]&amp;[.B215]&amp;[.$J$1]&amp;[.$K$1]" office:value-type="string" office:string-value="&quot;2015-TH-02&quot;," calcext:value-type="string">
            <text:p>"2015-TH-02",</text:p>
          </table:table-cell>
          <table:table-cell table:formula="of:=[.$I$1]&amp;[.C215]&amp;[.$J$1]&amp;[.$K$1]" office:value-type="string" office:string-value="&quot;General&quot;," calcext:value-type="string">
            <text:p>"General",</text:p>
          </table:table-cell>
          <table:table-cell table:formula="of:=[.$I$1]&amp;[.D215]&amp;[.$J$1]&amp;[.$K$1]" office:value-type="string" office:string-value="&quot;&quot;," calcext:value-type="string">
            <text:p>"",</text:p>
          </table:table-cell>
        </table:table-row>
        <table:table-row table:style-name="ro1">
          <table:table-cell office:value-type="string" calcext:value-type="string">
            <text:p>2015-TH-03.0.0</text:p>
          </table:table-cell>
          <table:table-cell office:value-type="string" calcext:value-type="string">
            <text:p>2015-TH-03</text:p>
          </table:table-cell>
          <table:table-cell office:value-type="string" calcext:value-type="string">
            <text:p>General</text:p>
          </table:table-cell>
          <table:table-cell table:number-columns-repeated="11"/>
          <table:table-cell table:formula="of:=[.$I$1]&amp;[.A216]&amp;[.$J$1]&amp;[.$K$1]" office:value-type="string" office:string-value="&quot;2015-TH-03.0.0&quot;," calcext:value-type="string">
            <text:p>"2015-TH-03.0.0",</text:p>
          </table:table-cell>
          <table:table-cell table:formula="of:=[.$I$1]&amp;[.B216]&amp;[.$J$1]&amp;[.$K$1]" office:value-type="string" office:string-value="&quot;2015-TH-03&quot;," calcext:value-type="string">
            <text:p>"2015-TH-03",</text:p>
          </table:table-cell>
          <table:table-cell table:formula="of:=[.$I$1]&amp;[.C216]&amp;[.$J$1]&amp;[.$K$1]" office:value-type="string" office:string-value="&quot;General&quot;," calcext:value-type="string">
            <text:p>"General",</text:p>
          </table:table-cell>
          <table:table-cell table:formula="of:=[.$I$1]&amp;[.D216]&amp;[.$J$1]&amp;[.$K$1]" office:value-type="string" office:string-value="&quot;&quot;," calcext:value-type="string">
            <text:p>"",</text:p>
          </table:table-cell>
        </table:table-row>
        <table:table-row table:style-name="ro1">
          <table:table-cell office:value-type="string" calcext:value-type="string">
            <text:p>AD</text:p>
          </table:table-cell>
          <table:table-cell office:value-type="string" calcext:value-type="string">
            <text:p>FAMILY</text:p>
          </table:table-cell>
          <table:table-cell office:value-type="string" calcext:value-type="string">
            <text:p>Alyssa</text:p>
          </table:table-cell>
          <table:table-cell table:number-columns-repeated="11"/>
          <table:table-cell table:formula="of:=[.$I$1]&amp;[.A217]&amp;[.$J$1]&amp;[.$K$1]" office:value-type="string" office:string-value="&quot;AD&quot;," calcext:value-type="string">
            <text:p>"AD",</text:p>
          </table:table-cell>
          <table:table-cell table:formula="of:=[.$I$1]&amp;[.B217]&amp;[.$J$1]&amp;[.$K$1]" office:value-type="string" office:string-value="&quot;FAMILY&quot;," calcext:value-type="string">
            <text:p>"FAMILY",</text:p>
          </table:table-cell>
          <table:table-cell table:formula="of:=[.$I$1]&amp;[.C217]&amp;[.$J$1]&amp;[.$K$1]" office:value-type="string" office:string-value="&quot;Alyssa&quot;," calcext:value-type="string">
            <text:p>"Alyssa",</text:p>
          </table:table-cell>
          <table:table-cell table:formula="of:=[.$I$1]&amp;[.D217]&amp;[.$J$1]&amp;[.$K$1]" office:value-type="string" office:string-value="&quot;&quot;," calcext:value-type="string">
            <text:p>"",</text:p>
          </table:table-cell>
        </table:table-row>
        <table:table-row table:style-name="ro1">
          <table:table-cell table:number-columns-repeated="2" office:value-type="string" calcext:value-type="string">
            <text:p>ADMIN</text:p>
          </table:table-cell>
          <table:table-cell office:value-type="string" calcext:value-type="string">
            <text:p>Admin</text:p>
          </table:table-cell>
          <table:table-cell table:number-columns-repeated="11"/>
          <table:table-cell table:formula="of:=[.$I$1]&amp;[.A218]&amp;[.$J$1]&amp;[.$K$1]" office:value-type="string" office:string-value="&quot;ADMIN&quot;," calcext:value-type="string">
            <text:p>"ADMIN",</text:p>
          </table:table-cell>
          <table:table-cell table:formula="of:=[.$I$1]&amp;[.B218]&amp;[.$J$1]&amp;[.$K$1]" office:value-type="string" office:string-value="&quot;ADMIN&quot;," calcext:value-type="string">
            <text:p>"ADMIN",</text:p>
          </table:table-cell>
          <table:table-cell table:formula="of:=[.$I$1]&amp;[.C218]&amp;[.$J$1]&amp;[.$K$1]" office:value-type="string" office:string-value="&quot;Admin&quot;," calcext:value-type="string">
            <text:p>"Admin",</text:p>
          </table:table-cell>
          <table:table-cell table:formula="of:=[.$I$1]&amp;[.D218]&amp;[.$J$1]&amp;[.$K$1]" office:value-type="string" office:string-value="&quot;&quot;," calcext:value-type="string">
            <text:p>"",</text:p>
          </table:table-cell>
        </table:table-row>
        <table:table-row table:style-name="ro1">
          <table:table-cell office:value-type="string" calcext:value-type="string">
            <text:p>BMP.A</text:p>
          </table:table-cell>
          <table:table-cell office:value-type="string" calcext:value-type="string">
            <text:p>BMP</text:p>
          </table:table-cell>
          <table:table-cell office:value-type="string" calcext:value-type="string">
            <text:p>General</text:p>
          </table:table-cell>
          <table:table-cell office:value-type="string" calcext:value-type="string">
            <text:p>N</text:p>
          </table:table-cell>
          <table:table-cell table:number-columns-repeated="10"/>
          <table:table-cell table:formula="of:=[.$I$1]&amp;[.A219]&amp;[.$J$1]&amp;[.$K$1]" office:value-type="string" office:string-value="&quot;BMP.A&quot;," calcext:value-type="string">
            <text:p>"BMP.A",</text:p>
          </table:table-cell>
          <table:table-cell table:formula="of:=[.$I$1]&amp;[.B219]&amp;[.$J$1]&amp;[.$K$1]" office:value-type="string" office:string-value="&quot;BMP&quot;," calcext:value-type="string">
            <text:p>"BMP",</text:p>
          </table:table-cell>
          <table:table-cell table:formula="of:=[.$I$1]&amp;[.C219]&amp;[.$J$1]&amp;[.$K$1]" office:value-type="string" office:string-value="&quot;General&quot;," calcext:value-type="string">
            <text:p>"General",</text:p>
          </table:table-cell>
          <table:table-cell table:formula="of:=[.$I$1]&amp;[.D219]&amp;[.$J$1]&amp;[.$K$1]" office:value-type="string" office:string-value="&quot;N&quot;," calcext:value-type="string">
            <text:p>"N",</text:p>
          </table:table-cell>
        </table:table-row>
        <table:table-row table:style-name="ro1">
          <table:table-cell office:value-type="string" calcext:value-type="string">
            <text:p>BMP.0</text:p>
          </table:table-cell>
          <table:table-cell office:value-type="string" calcext:value-type="string">
            <text:p>BMP</text:p>
          </table:table-cell>
          <table:table-cell office:value-type="string" calcext:value-type="string">
            <text:p>WFAM BMP</text:p>
          </table:table-cell>
          <table:table-cell table:number-columns-repeated="11"/>
          <table:table-cell table:formula="of:=[.$I$1]&amp;[.A220]&amp;[.$J$1]&amp;[.$K$1]" office:value-type="string" office:string-value="&quot;BMP.0&quot;," calcext:value-type="string">
            <text:p>"BMP.0",</text:p>
          </table:table-cell>
          <table:table-cell table:formula="of:=[.$I$1]&amp;[.B220]&amp;[.$J$1]&amp;[.$K$1]" office:value-type="string" office:string-value="&quot;BMP&quot;," calcext:value-type="string">
            <text:p>"BMP",</text:p>
          </table:table-cell>
          <table:table-cell table:formula="of:=[.$I$1]&amp;[.C220]&amp;[.$J$1]&amp;[.$K$1]" office:value-type="string" office:string-value="&quot;WFAM BMP&quot;," calcext:value-type="string">
            <text:p>"WFAM BMP",</text:p>
          </table:table-cell>
          <table:table-cell table:formula="of:=[.$I$1]&amp;[.D220]&amp;[.$J$1]&amp;[.$K$1]" office:value-type="string" office:string-value="&quot;&quot;," calcext:value-type="string">
            <text:p>"",</text:p>
          </table:table-cell>
        </table:table-row>
        <table:table-row table:style-name="ro1">
          <table:table-cell office:value-type="string" calcext:value-type="string">
            <text:p>BMP.1</text:p>
          </table:table-cell>
          <table:table-cell office:value-type="string" calcext:value-type="string">
            <text:p>BMP</text:p>
          </table:table-cell>
          <table:table-cell office:value-type="string" calcext:value-type="string">
            <text:p>FMG BMP</text:p>
          </table:table-cell>
          <table:table-cell office:value-type="string" calcext:value-type="string">
            <text:p>N</text:p>
          </table:table-cell>
          <table:table-cell table:number-columns-repeated="10"/>
          <table:table-cell table:formula="of:=[.$I$1]&amp;[.A221]&amp;[.$J$1]&amp;[.$K$1]" office:value-type="string" office:string-value="&quot;BMP.1&quot;," calcext:value-type="string">
            <text:p>"BMP.1",</text:p>
          </table:table-cell>
          <table:table-cell table:formula="of:=[.$I$1]&amp;[.B221]&amp;[.$J$1]&amp;[.$K$1]" office:value-type="string" office:string-value="&quot;BMP&quot;," calcext:value-type="string">
            <text:p>"BMP",</text:p>
          </table:table-cell>
          <table:table-cell table:formula="of:=[.$I$1]&amp;[.C221]&amp;[.$J$1]&amp;[.$K$1]" office:value-type="string" office:string-value="&quot;FMG BMP&quot;," calcext:value-type="string">
            <text:p>"FMG BMP",</text:p>
          </table:table-cell>
          <table:table-cell table:formula="of:=[.$I$1]&amp;[.D221]&amp;[.$J$1]&amp;[.$K$1]" office:value-type="string" office:string-value="&quot;N&quot;," calcext:value-type="string">
            <text:p>"N",</text:p>
          </table:table-cell>
        </table:table-row>
        <table:table-row table:style-name="ro1">
          <table:table-cell office:value-type="string" calcext:value-type="string">
            <text:p>BMP.2</text:p>
          </table:table-cell>
          <table:table-cell office:value-type="string" calcext:value-type="string">
            <text:p>BMP</text:p>
          </table:table-cell>
          <table:table-cell office:value-type="string" calcext:value-type="string">
            <text:p>Galliard BMP</text:p>
          </table:table-cell>
          <table:table-cell office:value-type="string" calcext:value-type="string">
            <text:p>N</text:p>
          </table:table-cell>
          <table:table-cell table:number-columns-repeated="10"/>
          <table:table-cell table:formula="of:=[.$I$1]&amp;[.A222]&amp;[.$J$1]&amp;[.$K$1]" office:value-type="string" office:string-value="&quot;BMP.2&quot;," calcext:value-type="string">
            <text:p>"BMP.2",</text:p>
          </table:table-cell>
          <table:table-cell table:formula="of:=[.$I$1]&amp;[.B222]&amp;[.$J$1]&amp;[.$K$1]" office:value-type="string" office:string-value="&quot;BMP&quot;," calcext:value-type="string">
            <text:p>"BMP",</text:p>
          </table:table-cell>
          <table:table-cell table:formula="of:=[.$I$1]&amp;[.C222]&amp;[.$J$1]&amp;[.$K$1]" office:value-type="string" office:string-value="&quot;Galliard BMP&quot;," calcext:value-type="string">
            <text:p>"Galliard BMP",</text:p>
          </table:table-cell>
          <table:table-cell table:formula="of:=[.$I$1]&amp;[.D222]&amp;[.$J$1]&amp;[.$K$1]" office:value-type="string" office:string-value="&quot;N&quot;," calcext:value-type="string">
            <text:p>"N",</text:p>
          </table:table-cell>
        </table:table-row>
        <table:table-row table:style-name="ro1">
          <table:table-cell office:value-type="string" calcext:value-type="string">
            <text:p>BMP.3</text:p>
          </table:table-cell>
          <table:table-cell office:value-type="string" calcext:value-type="string">
            <text:p>BMP</text:p>
          </table:table-cell>
          <table:table-cell office:value-type="string" calcext:value-type="string">
            <text:p>Golden BMP</text:p>
          </table:table-cell>
          <table:table-cell office:value-type="string" calcext:value-type="string">
            <text:p>N</text:p>
          </table:table-cell>
          <table:table-cell table:number-columns-repeated="10"/>
          <table:table-cell table:formula="of:=[.$I$1]&amp;[.A223]&amp;[.$J$1]&amp;[.$K$1]" office:value-type="string" office:string-value="&quot;BMP.3&quot;," calcext:value-type="string">
            <text:p>"BMP.3",</text:p>
          </table:table-cell>
          <table:table-cell table:formula="of:=[.$I$1]&amp;[.B223]&amp;[.$J$1]&amp;[.$K$1]" office:value-type="string" office:string-value="&quot;BMP&quot;," calcext:value-type="string">
            <text:p>"BMP",</text:p>
          </table:table-cell>
          <table:table-cell table:formula="of:=[.$I$1]&amp;[.C223]&amp;[.$J$1]&amp;[.$K$1]" office:value-type="string" office:string-value="&quot;Golden BMP&quot;," calcext:value-type="string">
            <text:p>"Golden BMP",</text:p>
          </table:table-cell>
          <table:table-cell table:formula="of:=[.$I$1]&amp;[.D223]&amp;[.$J$1]&amp;[.$K$1]" office:value-type="string" office:string-value="&quot;N&quot;," calcext:value-type="string">
            <text:p>"N",</text:p>
          </table:table-cell>
        </table:table-row>
        <table:table-row table:style-name="ro1">
          <table:table-cell office:value-type="string" calcext:value-type="string">
            <text:p>BMP.4</text:p>
          </table:table-cell>
          <table:table-cell office:value-type="string" calcext:value-type="string">
            <text:p>BMP</text:p>
          </table:table-cell>
          <table:table-cell office:value-type="string" calcext:value-type="string">
            <text:p>WCM BMP</text:p>
          </table:table-cell>
          <table:table-cell office:value-type="string" calcext:value-type="string">
            <text:p>N</text:p>
          </table:table-cell>
          <table:table-cell table:number-columns-repeated="10"/>
          <table:table-cell table:formula="of:=[.$I$1]&amp;[.A224]&amp;[.$J$1]&amp;[.$K$1]" office:value-type="string" office:string-value="&quot;BMP.4&quot;," calcext:value-type="string">
            <text:p>"BMP.4",</text:p>
          </table:table-cell>
          <table:table-cell table:formula="of:=[.$I$1]&amp;[.B224]&amp;[.$J$1]&amp;[.$K$1]" office:value-type="string" office:string-value="&quot;BMP&quot;," calcext:value-type="string">
            <text:p>"BMP",</text:p>
          </table:table-cell>
          <table:table-cell table:formula="of:=[.$I$1]&amp;[.C224]&amp;[.$J$1]&amp;[.$K$1]" office:value-type="string" office:string-value="&quot;WCM BMP&quot;," calcext:value-type="string">
            <text:p>"WCM BMP",</text:p>
          </table:table-cell>
          <table:table-cell table:formula="of:=[.$I$1]&amp;[.D224]&amp;[.$J$1]&amp;[.$K$1]" office:value-type="string" office:string-value="&quot;N&quot;," calcext:value-type="string">
            <text:p>"N",</text:p>
          </table:table-cell>
        </table:table-row>
        <table:table-row table:style-name="ro1">
          <table:table-cell office:value-type="string" calcext:value-type="string">
            <text:p>BMP.6</text:p>
          </table:table-cell>
          <table:table-cell office:value-type="string" calcext:value-type="string">
            <text:p>BMP</text:p>
          </table:table-cell>
          <table:table-cell office:value-type="string" calcext:value-type="string">
            <text:p>FIA BMP</text:p>
          </table:table-cell>
          <table:table-cell office:value-type="string" calcext:value-type="string">
            <text:p>N</text:p>
          </table:table-cell>
          <table:table-cell table:number-columns-repeated="10"/>
          <table:table-cell table:formula="of:=[.$I$1]&amp;[.A225]&amp;[.$J$1]&amp;[.$K$1]" office:value-type="string" office:string-value="&quot;BMP.6&quot;," calcext:value-type="string">
            <text:p>"BMP.6",</text:p>
          </table:table-cell>
          <table:table-cell table:formula="of:=[.$I$1]&amp;[.B225]&amp;[.$J$1]&amp;[.$K$1]" office:value-type="string" office:string-value="&quot;BMP&quot;," calcext:value-type="string">
            <text:p>"BMP",</text:p>
          </table:table-cell>
          <table:table-cell table:formula="of:=[.$I$1]&amp;[.C225]&amp;[.$J$1]&amp;[.$K$1]" office:value-type="string" office:string-value="&quot;FIA BMP&quot;," calcext:value-type="string">
            <text:p>"FIA BMP",</text:p>
          </table:table-cell>
          <table:table-cell table:formula="of:=[.$I$1]&amp;[.D225]&amp;[.$J$1]&amp;[.$K$1]" office:value-type="string" office:string-value="&quot;N&quot;," calcext:value-type="string">
            <text:p>"N",</text:p>
          </table:table-cell>
        </table:table-row>
        <table:table-row table:style-name="ro1">
          <table:table-cell office:value-type="string" calcext:value-type="string">
            <text:p>BMP.7</text:p>
          </table:table-cell>
          <table:table-cell office:value-type="string" calcext:value-type="string">
            <text:p>BMP</text:p>
          </table:table-cell>
          <table:table-cell office:value-type="string" calcext:value-type="string">
            <text:p>ECM BMP</text:p>
          </table:table-cell>
          <table:table-cell office:value-type="string" calcext:value-type="string">
            <text:p>N</text:p>
          </table:table-cell>
          <table:table-cell table:number-columns-repeated="10"/>
          <table:table-cell table:formula="of:=[.$I$1]&amp;[.A226]&amp;[.$J$1]&amp;[.$K$1]" office:value-type="string" office:string-value="&quot;BMP.7&quot;," calcext:value-type="string">
            <text:p>"BMP.7",</text:p>
          </table:table-cell>
          <table:table-cell table:formula="of:=[.$I$1]&amp;[.B226]&amp;[.$J$1]&amp;[.$K$1]" office:value-type="string" office:string-value="&quot;BMP&quot;," calcext:value-type="string">
            <text:p>"BMP",</text:p>
          </table:table-cell>
          <table:table-cell table:formula="of:=[.$I$1]&amp;[.C226]&amp;[.$J$1]&amp;[.$K$1]" office:value-type="string" office:string-value="&quot;ECM BMP&quot;," calcext:value-type="string">
            <text:p>"ECM BMP",</text:p>
          </table:table-cell>
          <table:table-cell table:formula="of:=[.$I$1]&amp;[.D226]&amp;[.$J$1]&amp;[.$K$1]" office:value-type="string" office:string-value="&quot;N&quot;," calcext:value-type="string">
            <text:p>"N",</text:p>
          </table:table-cell>
        </table:table-row>
        <table:table-row table:style-name="ro1">
          <table:table-cell office:value-type="string" calcext:value-type="string">
            <text:p>BMP.5</text:p>
          </table:table-cell>
          <table:table-cell office:value-type="string" calcext:value-type="string">
            <text:p>BMP</text:p>
          </table:table-cell>
          <table:table-cell office:value-type="string" calcext:value-type="string">
            <text:p>Rock Creek BMP</text:p>
          </table:table-cell>
          <table:table-cell table:number-columns-repeated="11"/>
          <table:table-cell table:formula="of:=[.$I$1]&amp;[.A227]&amp;[.$J$1]&amp;[.$K$1]" office:value-type="string" office:string-value="&quot;BMP.5&quot;," calcext:value-type="string">
            <text:p>"BMP.5",</text:p>
          </table:table-cell>
          <table:table-cell table:formula="of:=[.$I$1]&amp;[.B227]&amp;[.$J$1]&amp;[.$K$1]" office:value-type="string" office:string-value="&quot;BMP&quot;," calcext:value-type="string">
            <text:p>"BMP",</text:p>
          </table:table-cell>
          <table:table-cell table:formula="of:=[.$I$1]&amp;[.C227]&amp;[.$J$1]&amp;[.$K$1]" office:value-type="string" office:string-value="&quot;Rock Creek BMP&quot;," calcext:value-type="string">
            <text:p>"Rock Creek BMP",</text:p>
          </table:table-cell>
          <table:table-cell table:formula="of:=[.$I$1]&amp;[.D227]&amp;[.$J$1]&amp;[.$K$1]" office:value-type="string" office:string-value="&quot;&quot;," calcext:value-type="string">
            <text:p>"",</text:p>
          </table:table-cell>
        </table:table-row>
        <table:table-row table:style-name="ro1">
          <table:table-cell office:value-type="string" calcext:value-type="string">
            <text:p>CC.L</text:p>
          </table:table-cell>
          <table:table-cell office:value-type="string" calcext:value-type="string">
            <text:p>CC</text:p>
          </table:table-cell>
          <table:table-cell office:value-type="string" calcext:value-type="string">
            <text:p>Legal Entity Cvg. Coord.</text:p>
          </table:table-cell>
          <table:table-cell office:value-type="string" calcext:value-type="string">
            <text:p>N</text:p>
          </table:table-cell>
          <table:table-cell table:number-columns-repeated="10"/>
          <table:table-cell table:formula="of:=[.$I$1]&amp;[.A228]&amp;[.$J$1]&amp;[.$K$1]" office:value-type="string" office:string-value="&quot;CC.L&quot;," calcext:value-type="string">
            <text:p>"CC.L",</text:p>
          </table:table-cell>
          <table:table-cell table:formula="of:=[.$I$1]&amp;[.B228]&amp;[.$J$1]&amp;[.$K$1]" office:value-type="string" office:string-value="&quot;CC&quot;," calcext:value-type="string">
            <text:p>"CC",</text:p>
          </table:table-cell>
          <table:table-cell table:formula="of:=[.$I$1]&amp;[.C228]&amp;[.$J$1]&amp;[.$K$1]" office:value-type="string" office:string-value="&quot;Legal Entity Cvg. Coord.&quot;," calcext:value-type="string">
            <text:p>"Legal Entity Cvg. Coord.",</text:p>
          </table:table-cell>
          <table:table-cell table:formula="of:=[.$I$1]&amp;[.D228]&amp;[.$J$1]&amp;[.$K$1]" office:value-type="string" office:string-value="&quot;N&quot;," calcext:value-type="string">
            <text:p>"N",</text:p>
          </table:table-cell>
        </table:table-row>
        <table:table-row table:style-name="ro1">
          <table:table-cell office:value-type="string" calcext:value-type="string">
            <text:p>CC.O</text:p>
          </table:table-cell>
          <table:table-cell office:value-type="string" calcext:value-type="string">
            <text:p>CC</text:p>
          </table:table-cell>
          <table:table-cell office:value-type="string" calcext:value-type="string">
            <text:p>OON Cvg. Coord.</text:p>
          </table:table-cell>
          <table:table-cell office:value-type="string" calcext:value-type="string">
            <text:p>N</text:p>
          </table:table-cell>
          <table:table-cell table:number-columns-repeated="10"/>
          <table:table-cell table:formula="of:=[.$I$1]&amp;[.A229]&amp;[.$J$1]&amp;[.$K$1]" office:value-type="string" office:string-value="&quot;CC.O&quot;," calcext:value-type="string">
            <text:p>"CC.O",</text:p>
          </table:table-cell>
          <table:table-cell table:formula="of:=[.$I$1]&amp;[.B229]&amp;[.$J$1]&amp;[.$K$1]" office:value-type="string" office:string-value="&quot;CC&quot;," calcext:value-type="string">
            <text:p>"CC",</text:p>
          </table:table-cell>
          <table:table-cell table:formula="of:=[.$I$1]&amp;[.C229]&amp;[.$J$1]&amp;[.$K$1]" office:value-type="string" office:string-value="&quot;OON Cvg. Coord.&quot;," calcext:value-type="string">
            <text:p>"OON Cvg. Coord.",</text:p>
          </table:table-cell>
          <table:table-cell table:formula="of:=[.$I$1]&amp;[.D229]&amp;[.$J$1]&amp;[.$K$1]" office:value-type="string" office:string-value="&quot;N&quot;," calcext:value-type="string">
            <text:p>"N",</text:p>
          </table:table-cell>
        </table:table-row>
        <table:table-row table:style-name="ro1">
          <table:table-cell office:value-type="string" calcext:value-type="string">
            <text:p>BB</text:p>
          </table:table-cell>
          <table:table-cell office:value-type="string" calcext:value-type="string">
            <text:p>M.CW</text:p>
          </table:table-cell>
          <table:table-cell office:value-type="string" calcext:value-type="string">
            <text:p>Brian B.</text:p>
          </table:table-cell>
          <table:table-cell office:value-type="string" calcext:value-type="string">
            <text:p>N</text:p>
          </table:table-cell>
          <table:table-cell table:number-columns-repeated="10"/>
          <table:table-cell table:formula="of:=[.$I$1]&amp;[.A230]&amp;[.$J$1]&amp;[.$K$1]" office:value-type="string" office:string-value="&quot;BB&quot;," calcext:value-type="string">
            <text:p>"BB",</text:p>
          </table:table-cell>
          <table:table-cell table:formula="of:=[.$I$1]&amp;[.B230]&amp;[.$J$1]&amp;[.$K$1]" office:value-type="string" office:string-value="&quot;M.CW&quot;," calcext:value-type="string">
            <text:p>"M.CW",</text:p>
          </table:table-cell>
          <table:table-cell table:formula="of:=[.$I$1]&amp;[.C230]&amp;[.$J$1]&amp;[.$K$1]" office:value-type="string" office:string-value="&quot;Brian B.&quot;," calcext:value-type="string">
            <text:p>"Brian B.",</text:p>
          </table:table-cell>
          <table:table-cell table:formula="of:=[.$I$1]&amp;[.D230]&amp;[.$J$1]&amp;[.$K$1]" office:value-type="string" office:string-value="&quot;N&quot;," calcext:value-type="string">
            <text:p>"N",</text:p>
          </table:table-cell>
        </table:table-row>
        <table:table-row table:style-name="ro1">
          <table:table-cell office:value-type="string" calcext:value-type="string">
            <text:p>BM</text:p>
          </table:table-cell>
          <table:table-cell office:value-type="string" calcext:value-type="string">
            <text:p>M.CW</text:p>
          </table:table-cell>
          <table:table-cell office:value-type="string" calcext:value-type="string">
            <text:p>Brian</text:p>
          </table:table-cell>
          <table:table-cell office:value-type="string" calcext:value-type="string">
            <text:p>N</text:p>
          </table:table-cell>
          <table:table-cell table:number-columns-repeated="10"/>
          <table:table-cell table:formula="of:=[.$I$1]&amp;[.A231]&amp;[.$J$1]&amp;[.$K$1]" office:value-type="string" office:string-value="&quot;BM&quot;," calcext:value-type="string">
            <text:p>"BM",</text:p>
          </table:table-cell>
          <table:table-cell table:formula="of:=[.$I$1]&amp;[.B231]&amp;[.$J$1]&amp;[.$K$1]" office:value-type="string" office:string-value="&quot;M.CW&quot;," calcext:value-type="string">
            <text:p>"M.CW",</text:p>
          </table:table-cell>
          <table:table-cell table:formula="of:=[.$I$1]&amp;[.C231]&amp;[.$J$1]&amp;[.$K$1]" office:value-type="string" office:string-value="&quot;Brian&quot;," calcext:value-type="string">
            <text:p>"Brian",</text:p>
          </table:table-cell>
          <table:table-cell table:formula="of:=[.$I$1]&amp;[.D231]&amp;[.$J$1]&amp;[.$K$1]" office:value-type="string" office:string-value="&quot;N&quot;," calcext:value-type="string">
            <text:p>"N",</text:p>
          </table:table-cell>
        </table:table-row>
        <table:table-row table:style-name="ro1">
          <table:table-cell office:value-type="string" calcext:value-type="string">
            <text:p>CB</text:p>
          </table:table-cell>
          <table:table-cell office:value-type="string" calcext:value-type="string">
            <text:p>M.CW</text:p>
          </table:table-cell>
          <table:table-cell office:value-type="string" calcext:value-type="string">
            <text:p>Chris</text:p>
          </table:table-cell>
          <table:table-cell office:value-type="string" calcext:value-type="string">
            <text:p>N</text:p>
          </table:table-cell>
          <table:table-cell table:number-columns-repeated="10"/>
          <table:table-cell table:formula="of:=[.$I$1]&amp;[.A232]&amp;[.$J$1]&amp;[.$K$1]" office:value-type="string" office:string-value="&quot;CB&quot;," calcext:value-type="string">
            <text:p>"CB",</text:p>
          </table:table-cell>
          <table:table-cell table:formula="of:=[.$I$1]&amp;[.B232]&amp;[.$J$1]&amp;[.$K$1]" office:value-type="string" office:string-value="&quot;M.CW&quot;," calcext:value-type="string">
            <text:p>"M.CW",</text:p>
          </table:table-cell>
          <table:table-cell table:formula="of:=[.$I$1]&amp;[.C232]&amp;[.$J$1]&amp;[.$K$1]" office:value-type="string" office:string-value="&quot;Chris&quot;," calcext:value-type="string">
            <text:p>"Chris",</text:p>
          </table:table-cell>
          <table:table-cell table:formula="of:=[.$I$1]&amp;[.D232]&amp;[.$J$1]&amp;[.$K$1]" office:value-type="string" office:string-value="&quot;N&quot;," calcext:value-type="string">
            <text:p>"N",</text:p>
          </table:table-cell>
        </table:table-row>
        <table:table-row table:style-name="ro1">
          <table:table-cell office:value-type="string" calcext:value-type="string">
            <text:p>CW-Group</text:p>
          </table:table-cell>
          <table:table-cell office:value-type="string" calcext:value-type="string">
            <text:p>CWSocial</text:p>
          </table:table-cell>
          <table:table-cell office:value-type="string" calcext:value-type="string">
            <text:p>Co-workers</text:p>
          </table:table-cell>
          <table:table-cell office:value-type="string" calcext:value-type="string">
            <text:p>Y</text:p>
          </table:table-cell>
          <table:table-cell table:number-columns-repeated="10"/>
          <table:table-cell table:formula="of:=[.$I$1]&amp;[.A233]&amp;[.$J$1]&amp;[.$K$1]" office:value-type="string" office:string-value="&quot;CW-Group&quot;," calcext:value-type="string">
            <text:p>"CW-Group",</text:p>
          </table:table-cell>
          <table:table-cell table:formula="of:=[.$I$1]&amp;[.B233]&amp;[.$J$1]&amp;[.$K$1]" office:value-type="string" office:string-value="&quot;CWSocial&quot;," calcext:value-type="string">
            <text:p>"CWSocial",</text:p>
          </table:table-cell>
          <table:table-cell table:formula="of:=[.$I$1]&amp;[.C233]&amp;[.$J$1]&amp;[.$K$1]" office:value-type="string" office:string-value="&quot;Co-workers&quot;," calcext:value-type="string">
            <text:p>"Co-workers",</text:p>
          </table:table-cell>
          <table:table-cell table:formula="of:=[.$I$1]&amp;[.D233]&amp;[.$J$1]&amp;[.$K$1]" office:value-type="string" office:string-value="&quot;Y&quot;," calcext:value-type="string">
            <text:p>"Y",</text:p>
          </table:table-cell>
        </table:table-row>
        <table:table-row table:style-name="ro1">
          <table:table-cell office:value-type="string" calcext:value-type="string">
            <text:p>JC</text:p>
          </table:table-cell>
          <table:table-cell office:value-type="string" calcext:value-type="string">
            <text:p>M.CW</text:p>
          </table:table-cell>
          <table:table-cell office:value-type="string" calcext:value-type="string">
            <text:p>Joe</text:p>
          </table:table-cell>
          <table:table-cell office:value-type="string" calcext:value-type="string">
            <text:p>N</text:p>
          </table:table-cell>
          <table:table-cell table:number-columns-repeated="10"/>
          <table:table-cell table:formula="of:=[.$I$1]&amp;[.A234]&amp;[.$J$1]&amp;[.$K$1]" office:value-type="string" office:string-value="&quot;JC&quot;," calcext:value-type="string">
            <text:p>"JC",</text:p>
          </table:table-cell>
          <table:table-cell table:formula="of:=[.$I$1]&amp;[.B234]&amp;[.$J$1]&amp;[.$K$1]" office:value-type="string" office:string-value="&quot;M.CW&quot;," calcext:value-type="string">
            <text:p>"M.CW",</text:p>
          </table:table-cell>
          <table:table-cell table:formula="of:=[.$I$1]&amp;[.C234]&amp;[.$J$1]&amp;[.$K$1]" office:value-type="string" office:string-value="&quot;Joe&quot;," calcext:value-type="string">
            <text:p>"Joe",</text:p>
          </table:table-cell>
          <table:table-cell table:formula="of:=[.$I$1]&amp;[.D234]&amp;[.$J$1]&amp;[.$K$1]" office:value-type="string" office:string-value="&quot;N&quot;," calcext:value-type="string">
            <text:p>"N",</text:p>
          </table:table-cell>
        </table:table-row>
        <table:table-row table:style-name="ro1">
          <table:table-cell office:value-type="string" calcext:value-type="string">
            <text:p>JF</text:p>
          </table:table-cell>
          <table:table-cell office:value-type="string" calcext:value-type="string">
            <text:p>M.CW</text:p>
          </table:table-cell>
          <table:table-cell office:value-type="string" calcext:value-type="string">
            <text:p>Jarred</text:p>
          </table:table-cell>
          <table:table-cell office:value-type="string" calcext:value-type="string">
            <text:p>N</text:p>
          </table:table-cell>
          <table:table-cell table:number-columns-repeated="10"/>
          <table:table-cell table:formula="of:=[.$I$1]&amp;[.A235]&amp;[.$J$1]&amp;[.$K$1]" office:value-type="string" office:string-value="&quot;JF&quot;," calcext:value-type="string">
            <text:p>"JF",</text:p>
          </table:table-cell>
          <table:table-cell table:formula="of:=[.$I$1]&amp;[.B235]&amp;[.$J$1]&amp;[.$K$1]" office:value-type="string" office:string-value="&quot;M.CW&quot;," calcext:value-type="string">
            <text:p>"M.CW",</text:p>
          </table:table-cell>
          <table:table-cell table:formula="of:=[.$I$1]&amp;[.C235]&amp;[.$J$1]&amp;[.$K$1]" office:value-type="string" office:string-value="&quot;Jarred&quot;," calcext:value-type="string">
            <text:p>"Jarred",</text:p>
          </table:table-cell>
          <table:table-cell table:formula="of:=[.$I$1]&amp;[.D235]&amp;[.$J$1]&amp;[.$K$1]" office:value-type="string" office:string-value="&quot;N&quot;," calcext:value-type="string">
            <text:p>"N",</text:p>
          </table:table-cell>
        </table:table-row>
        <table:table-row table:style-name="ro1">
          <table:table-cell office:value-type="string" calcext:value-type="string">
            <text:p>JL</text:p>
          </table:table-cell>
          <table:table-cell office:value-type="string" calcext:value-type="string">
            <text:p>F.CW</text:p>
          </table:table-cell>
          <table:table-cell office:value-type="string" calcext:value-type="string">
            <text:p>Joyce</text:p>
          </table:table-cell>
          <table:table-cell office:value-type="string" calcext:value-type="string">
            <text:p>N</text:p>
          </table:table-cell>
          <table:table-cell table:number-columns-repeated="10"/>
          <table:table-cell table:formula="of:=[.$I$1]&amp;[.A236]&amp;[.$J$1]&amp;[.$K$1]" office:value-type="string" office:string-value="&quot;JL&quot;," calcext:value-type="string">
            <text:p>"JL",</text:p>
          </table:table-cell>
          <table:table-cell table:formula="of:=[.$I$1]&amp;[.B236]&amp;[.$J$1]&amp;[.$K$1]" office:value-type="string" office:string-value="&quot;F.CW&quot;," calcext:value-type="string">
            <text:p>"F.CW",</text:p>
          </table:table-cell>
          <table:table-cell table:formula="of:=[.$I$1]&amp;[.C236]&amp;[.$J$1]&amp;[.$K$1]" office:value-type="string" office:string-value="&quot;Joyce&quot;," calcext:value-type="string">
            <text:p>"Joyce",</text:p>
          </table:table-cell>
          <table:table-cell table:formula="of:=[.$I$1]&amp;[.D236]&amp;[.$J$1]&amp;[.$K$1]" office:value-type="string" office:string-value="&quot;N&quot;," calcext:value-type="string">
            <text:p>"N",</text:p>
          </table:table-cell>
        </table:table-row>
        <table:table-row table:style-name="ro1">
          <table:table-cell office:value-type="string" calcext:value-type="string">
            <text:p>JMo</text:p>
          </table:table-cell>
          <table:table-cell office:value-type="string" calcext:value-type="string">
            <text:p>F.CW</text:p>
          </table:table-cell>
          <table:table-cell office:value-type="string" calcext:value-type="string">
            <text:p>Julianne</text:p>
          </table:table-cell>
          <table:table-cell office:value-type="string" calcext:value-type="string">
            <text:p>N</text:p>
          </table:table-cell>
          <table:table-cell table:number-columns-repeated="10"/>
          <table:table-cell table:formula="of:=[.$I$1]&amp;[.A237]&amp;[.$J$1]&amp;[.$K$1]" office:value-type="string" office:string-value="&quot;JMo&quot;," calcext:value-type="string">
            <text:p>"JMo",</text:p>
          </table:table-cell>
          <table:table-cell table:formula="of:=[.$I$1]&amp;[.B237]&amp;[.$J$1]&amp;[.$K$1]" office:value-type="string" office:string-value="&quot;F.CW&quot;," calcext:value-type="string">
            <text:p>"F.CW",</text:p>
          </table:table-cell>
          <table:table-cell table:formula="of:=[.$I$1]&amp;[.C237]&amp;[.$J$1]&amp;[.$K$1]" office:value-type="string" office:string-value="&quot;Julianne&quot;," calcext:value-type="string">
            <text:p>"Julianne",</text:p>
          </table:table-cell>
          <table:table-cell table:formula="of:=[.$I$1]&amp;[.D237]&amp;[.$J$1]&amp;[.$K$1]" office:value-type="string" office:string-value="&quot;N&quot;," calcext:value-type="string">
            <text:p>"N",</text:p>
          </table:table-cell>
        </table:table-row>
        <table:table-row table:style-name="ro1">
          <table:table-cell office:value-type="string" calcext:value-type="string">
            <text:p>KA</text:p>
          </table:table-cell>
          <table:table-cell office:value-type="string" calcext:value-type="string">
            <text:p>M.CW</text:p>
          </table:table-cell>
          <table:table-cell office:value-type="string" calcext:value-type="string">
            <text:p>Kishwar</text:p>
          </table:table-cell>
          <table:table-cell office:value-type="string" calcext:value-type="string">
            <text:p>N</text:p>
          </table:table-cell>
          <table:table-cell table:number-columns-repeated="10"/>
          <table:table-cell table:formula="of:=[.$I$1]&amp;[.A238]&amp;[.$J$1]&amp;[.$K$1]" office:value-type="string" office:string-value="&quot;KA&quot;," calcext:value-type="string">
            <text:p>"KA",</text:p>
          </table:table-cell>
          <table:table-cell table:formula="of:=[.$I$1]&amp;[.B238]&amp;[.$J$1]&amp;[.$K$1]" office:value-type="string" office:string-value="&quot;M.CW&quot;," calcext:value-type="string">
            <text:p>"M.CW",</text:p>
          </table:table-cell>
          <table:table-cell table:formula="of:=[.$I$1]&amp;[.C238]&amp;[.$J$1]&amp;[.$K$1]" office:value-type="string" office:string-value="&quot;Kishwar&quot;," calcext:value-type="string">
            <text:p>"Kishwar",</text:p>
          </table:table-cell>
          <table:table-cell table:formula="of:=[.$I$1]&amp;[.D238]&amp;[.$J$1]&amp;[.$K$1]" office:value-type="string" office:string-value="&quot;N&quot;," calcext:value-type="string">
            <text:p>"N",</text:p>
          </table:table-cell>
        </table:table-row>
        <table:table-row table:style-name="ro1">
          <table:table-cell office:value-type="string" calcext:value-type="string">
            <text:p>LD</text:p>
          </table:table-cell>
          <table:table-cell office:value-type="string" calcext:value-type="string">
            <text:p>F.CW</text:p>
          </table:table-cell>
          <table:table-cell office:value-type="string" calcext:value-type="string">
            <text:p>Laurie</text:p>
          </table:table-cell>
          <table:table-cell office:value-type="string" calcext:value-type="string">
            <text:p>N</text:p>
          </table:table-cell>
          <table:table-cell table:number-columns-repeated="10"/>
          <table:table-cell table:formula="of:=[.$I$1]&amp;[.A239]&amp;[.$J$1]&amp;[.$K$1]" office:value-type="string" office:string-value="&quot;LD&quot;," calcext:value-type="string">
            <text:p>"LD",</text:p>
          </table:table-cell>
          <table:table-cell table:formula="of:=[.$I$1]&amp;[.B239]&amp;[.$J$1]&amp;[.$K$1]" office:value-type="string" office:string-value="&quot;F.CW&quot;," calcext:value-type="string">
            <text:p>"F.CW",</text:p>
          </table:table-cell>
          <table:table-cell table:formula="of:=[.$I$1]&amp;[.C239]&amp;[.$J$1]&amp;[.$K$1]" office:value-type="string" office:string-value="&quot;Laurie&quot;," calcext:value-type="string">
            <text:p>"Laurie",</text:p>
          </table:table-cell>
          <table:table-cell table:formula="of:=[.$I$1]&amp;[.D239]&amp;[.$J$1]&amp;[.$K$1]" office:value-type="string" office:string-value="&quot;N&quot;," calcext:value-type="string">
            <text:p>"N",</text:p>
          </table:table-cell>
        </table:table-row>
        <table:table-row table:style-name="ro1">
          <table:table-cell office:value-type="string" calcext:value-type="string">
            <text:p>LJ</text:p>
          </table:table-cell>
          <table:table-cell office:value-type="string" calcext:value-type="string">
            <text:p>F.CW</text:p>
          </table:table-cell>
          <table:table-cell office:value-type="string" calcext:value-type="string">
            <text:p>Lauren J</text:p>
          </table:table-cell>
          <table:table-cell office:value-type="string" calcext:value-type="string">
            <text:p>N</text:p>
          </table:table-cell>
          <table:table-cell table:number-columns-repeated="10"/>
          <table:table-cell table:formula="of:=[.$I$1]&amp;[.A240]&amp;[.$J$1]&amp;[.$K$1]" office:value-type="string" office:string-value="&quot;LJ&quot;," calcext:value-type="string">
            <text:p>"LJ",</text:p>
          </table:table-cell>
          <table:table-cell table:formula="of:=[.$I$1]&amp;[.B240]&amp;[.$J$1]&amp;[.$K$1]" office:value-type="string" office:string-value="&quot;F.CW&quot;," calcext:value-type="string">
            <text:p>"F.CW",</text:p>
          </table:table-cell>
          <table:table-cell table:formula="of:=[.$I$1]&amp;[.C240]&amp;[.$J$1]&amp;[.$K$1]" office:value-type="string" office:string-value="&quot;Lauren J&quot;," calcext:value-type="string">
            <text:p>"Lauren J",</text:p>
          </table:table-cell>
          <table:table-cell table:formula="of:=[.$I$1]&amp;[.D240]&amp;[.$J$1]&amp;[.$K$1]" office:value-type="string" office:string-value="&quot;N&quot;," calcext:value-type="string">
            <text:p>"N",</text:p>
          </table:table-cell>
        </table:table-row>
        <table:table-row table:style-name="ro1">
          <table:table-cell office:value-type="string" calcext:value-type="string">
            <text:p>MM</text:p>
          </table:table-cell>
          <table:table-cell office:value-type="string" calcext:value-type="string">
            <text:p>M.CW</text:p>
          </table:table-cell>
          <table:table-cell office:value-type="string" calcext:value-type="string">
            <text:p>Mani</text:p>
          </table:table-cell>
          <table:table-cell office:value-type="string" calcext:value-type="string">
            <text:p>N</text:p>
          </table:table-cell>
          <table:table-cell table:number-columns-repeated="10"/>
          <table:table-cell table:formula="of:=[.$I$1]&amp;[.A241]&amp;[.$J$1]&amp;[.$K$1]" office:value-type="string" office:string-value="&quot;MM&quot;," calcext:value-type="string">
            <text:p>"MM",</text:p>
          </table:table-cell>
          <table:table-cell table:formula="of:=[.$I$1]&amp;[.B241]&amp;[.$J$1]&amp;[.$K$1]" office:value-type="string" office:string-value="&quot;M.CW&quot;," calcext:value-type="string">
            <text:p>"M.CW",</text:p>
          </table:table-cell>
          <table:table-cell table:formula="of:=[.$I$1]&amp;[.C241]&amp;[.$J$1]&amp;[.$K$1]" office:value-type="string" office:string-value="&quot;Mani&quot;," calcext:value-type="string">
            <text:p>"Mani",</text:p>
          </table:table-cell>
          <table:table-cell table:formula="of:=[.$I$1]&amp;[.D241]&amp;[.$J$1]&amp;[.$K$1]" office:value-type="string" office:string-value="&quot;N&quot;," calcext:value-type="string">
            <text:p>"N",</text:p>
          </table:table-cell>
        </table:table-row>
        <table:table-row table:style-name="ro1">
          <table:table-cell office:value-type="string" calcext:value-type="string">
            <text:p>SJP</text:p>
          </table:table-cell>
          <table:table-cell office:value-type="string" calcext:value-type="string">
            <text:p>F.CW</text:p>
          </table:table-cell>
          <table:table-cell office:value-type="string" calcext:value-type="string">
            <text:p>Syndie</text:p>
          </table:table-cell>
          <table:table-cell office:value-type="string" calcext:value-type="string">
            <text:p>N</text:p>
          </table:table-cell>
          <table:table-cell table:number-columns-repeated="10"/>
          <table:table-cell table:formula="of:=[.$I$1]&amp;[.A242]&amp;[.$J$1]&amp;[.$K$1]" office:value-type="string" office:string-value="&quot;SJP&quot;," calcext:value-type="string">
            <text:p>"SJP",</text:p>
          </table:table-cell>
          <table:table-cell table:formula="of:=[.$I$1]&amp;[.B242]&amp;[.$J$1]&amp;[.$K$1]" office:value-type="string" office:string-value="&quot;F.CW&quot;," calcext:value-type="string">
            <text:p>"F.CW",</text:p>
          </table:table-cell>
          <table:table-cell table:formula="of:=[.$I$1]&amp;[.C242]&amp;[.$J$1]&amp;[.$K$1]" office:value-type="string" office:string-value="&quot;Syndie&quot;," calcext:value-type="string">
            <text:p>"Syndie",</text:p>
          </table:table-cell>
          <table:table-cell table:formula="of:=[.$I$1]&amp;[.D242]&amp;[.$J$1]&amp;[.$K$1]" office:value-type="string" office:string-value="&quot;N&quot;," calcext:value-type="string">
            <text:p>"N",</text:p>
          </table:table-cell>
        </table:table-row>
        <table:table-row table:style-name="ro1">
          <table:table-cell table:number-columns-repeated="2" office:value-type="string" calcext:value-type="string">
            <text:p>DI</text:p>
          </table:table-cell>
          <table:table-cell office:value-type="string" calcext:value-type="string">
            <text:p>Division Initiatives</text:p>
          </table:table-cell>
          <table:table-cell table:number-columns-repeated="11"/>
          <table:table-cell table:formula="of:=[.$I$1]&amp;[.A243]&amp;[.$J$1]&amp;[.$K$1]" office:value-type="string" office:string-value="&quot;DI&quot;," calcext:value-type="string">
            <text:p>"DI",</text:p>
          </table:table-cell>
          <table:table-cell table:formula="of:=[.$I$1]&amp;[.B243]&amp;[.$J$1]&amp;[.$K$1]" office:value-type="string" office:string-value="&quot;DI&quot;," calcext:value-type="string">
            <text:p>"DI",</text:p>
          </table:table-cell>
          <table:table-cell table:formula="of:=[.$I$1]&amp;[.C243]&amp;[.$J$1]&amp;[.$K$1]" office:value-type="string" office:string-value="&quot;Division Initiatives&quot;," calcext:value-type="string">
            <text:p>"Division Initiatives",</text:p>
          </table:table-cell>
          <table:table-cell table:formula="of:=[.$I$1]&amp;[.D243]&amp;[.$J$1]&amp;[.$K$1]" office:value-type="string" office:string-value="&quot;&quot;," calcext:value-type="string">
            <text:p>"",</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Dog</text:p>
          </table:table-cell>
          <table:table-cell table:number-columns-repeated="11"/>
          <table:table-cell table:formula="of:=[.$I$1]&amp;[.A244]&amp;[.$J$1]&amp;[.$K$1]" office:value-type="string" office:string-value="&quot;Dog&quot;," calcext:value-type="string">
            <text:p>"Dog",</text:p>
          </table:table-cell>
          <table:table-cell table:formula="of:=[.$I$1]&amp;[.B244]&amp;[.$J$1]&amp;[.$K$1]" office:value-type="string" office:string-value="&quot;DOG&quot;," calcext:value-type="string">
            <text:p>"DOG",</text:p>
          </table:table-cell>
          <table:table-cell table:formula="of:=[.$I$1]&amp;[.C244]&amp;[.$J$1]&amp;[.$K$1]" office:value-type="string" office:string-value="&quot;Dog&quot;," calcext:value-type="string">
            <text:p>"Dog",</text:p>
          </table:table-cell>
          <table:table-cell table:formula="of:=[.$I$1]&amp;[.D244]&amp;[.$J$1]&amp;[.$K$1]" office:value-type="string" office:string-value="&quot;&quot;," calcext:value-type="string">
            <text:p>"",</text:p>
          </table:table-cell>
        </table:table-row>
        <table:table-row table:style-name="ro1">
          <table:table-cell office:value-type="string" calcext:value-type="string">
            <text:p>AS</text:p>
          </table:table-cell>
          <table:table-cell office:value-type="string" calcext:value-type="string">
            <text:p>EXGFs</text:p>
          </table:table-cell>
          <table:table-cell office:value-type="string" calcext:value-type="string">
            <text:p>Auburn</text:p>
          </table:table-cell>
          <table:table-cell office:value-type="string" calcext:value-type="string">
            <text:p>N</text:p>
          </table:table-cell>
          <table:table-cell table:number-columns-repeated="10"/>
          <table:table-cell table:formula="of:=[.$I$1]&amp;[.A245]&amp;[.$J$1]&amp;[.$K$1]" office:value-type="string" office:string-value="&quot;AS&quot;," calcext:value-type="string">
            <text:p>"AS",</text:p>
          </table:table-cell>
          <table:table-cell table:formula="of:=[.$I$1]&amp;[.B245]&amp;[.$J$1]&amp;[.$K$1]" office:value-type="string" office:string-value="&quot;EXGFs&quot;," calcext:value-type="string">
            <text:p>"EXGFs",</text:p>
          </table:table-cell>
          <table:table-cell table:formula="of:=[.$I$1]&amp;[.C245]&amp;[.$J$1]&amp;[.$K$1]" office:value-type="string" office:string-value="&quot;Auburn&quot;," calcext:value-type="string">
            <text:p>"Auburn",</text:p>
          </table:table-cell>
          <table:table-cell table:formula="of:=[.$I$1]&amp;[.D245]&amp;[.$J$1]&amp;[.$K$1]" office:value-type="string" office:string-value="&quot;N&quot;," calcext:value-type="string">
            <text:p>"N",</text:p>
          </table:table-cell>
        </table:table-row>
        <table:table-row table:style-name="ro1">
          <table:table-cell office:value-type="string" calcext:value-type="string">
            <text:p>DT</text:p>
          </table:table-cell>
          <table:table-cell office:value-type="string" calcext:value-type="string">
            <text:p>EXGFs</text:p>
          </table:table-cell>
          <table:table-cell office:value-type="string" calcext:value-type="string">
            <text:p>Daya</text:p>
          </table:table-cell>
          <table:table-cell office:value-type="string" calcext:value-type="string">
            <text:p>N</text:p>
          </table:table-cell>
          <table:table-cell table:number-columns-repeated="10"/>
          <table:table-cell table:formula="of:=[.$I$1]&amp;[.A246]&amp;[.$J$1]&amp;[.$K$1]" office:value-type="string" office:string-value="&quot;DT&quot;," calcext:value-type="string">
            <text:p>"DT",</text:p>
          </table:table-cell>
          <table:table-cell table:formula="of:=[.$I$1]&amp;[.B246]&amp;[.$J$1]&amp;[.$K$1]" office:value-type="string" office:string-value="&quot;EXGFs&quot;," calcext:value-type="string">
            <text:p>"EXGFs",</text:p>
          </table:table-cell>
          <table:table-cell table:formula="of:=[.$I$1]&amp;[.C246]&amp;[.$J$1]&amp;[.$K$1]" office:value-type="string" office:string-value="&quot;Daya&quot;," calcext:value-type="string">
            <text:p>"Daya",</text:p>
          </table:table-cell>
          <table:table-cell table:formula="of:=[.$I$1]&amp;[.D246]&amp;[.$J$1]&amp;[.$K$1]" office:value-type="string" office:string-value="&quot;N&quot;," calcext:value-type="string">
            <text:p>"N",</text:p>
          </table:table-cell>
        </table:table-row>
        <table:table-row table:style-name="ro1">
          <table:table-cell office:value-type="string" calcext:value-type="string">
            <text:p>KW</text:p>
          </table:table-cell>
          <table:table-cell office:value-type="string" calcext:value-type="string">
            <text:p>F.Friends</text:p>
          </table:table-cell>
          <table:table-cell office:value-type="string" calcext:value-type="string">
            <text:p>Kristin</text:p>
          </table:table-cell>
          <table:table-cell table:number-columns-repeated="11"/>
          <table:table-cell table:formula="of:=[.$I$1]&amp;[.A247]&amp;[.$J$1]&amp;[.$K$1]" office:value-type="string" office:string-value="&quot;KW&quot;," calcext:value-type="string">
            <text:p>"KW",</text:p>
          </table:table-cell>
          <table:table-cell table:formula="of:=[.$I$1]&amp;[.B247]&amp;[.$J$1]&amp;[.$K$1]" office:value-type="string" office:string-value="&quot;F.Friends&quot;," calcext:value-type="string">
            <text:p>"F.Friends",</text:p>
          </table:table-cell>
          <table:table-cell table:formula="of:=[.$I$1]&amp;[.C247]&amp;[.$J$1]&amp;[.$K$1]" office:value-type="string" office:string-value="&quot;Kristin&quot;," calcext:value-type="string">
            <text:p>"Kristin",</text:p>
          </table:table-cell>
          <table:table-cell table:formula="of:=[.$I$1]&amp;[.D247]&amp;[.$J$1]&amp;[.$K$1]" office:value-type="string" office:string-value="&quot;&quot;," calcext:value-type="string">
            <text:p>"",</text:p>
          </table:table-cell>
        </table:table-row>
        <table:table-row table:style-name="ro1">
          <table:table-cell office:value-type="string" calcext:value-type="string">
            <text:p>LM</text:p>
          </table:table-cell>
          <table:table-cell office:value-type="string" calcext:value-type="string">
            <text:p>EXGFs</text:p>
          </table:table-cell>
          <table:table-cell office:value-type="string" calcext:value-type="string">
            <text:p>Lauren</text:p>
          </table:table-cell>
          <table:table-cell office:value-type="string" calcext:value-type="string">
            <text:p>N</text:p>
          </table:table-cell>
          <table:table-cell table:number-columns-repeated="10"/>
          <table:table-cell table:formula="of:=[.$I$1]&amp;[.A248]&amp;[.$J$1]&amp;[.$K$1]" office:value-type="string" office:string-value="&quot;LM&quot;," calcext:value-type="string">
            <text:p>"LM",</text:p>
          </table:table-cell>
          <table:table-cell table:formula="of:=[.$I$1]&amp;[.B248]&amp;[.$J$1]&amp;[.$K$1]" office:value-type="string" office:string-value="&quot;EXGFs&quot;," calcext:value-type="string">
            <text:p>"EXGFs",</text:p>
          </table:table-cell>
          <table:table-cell table:formula="of:=[.$I$1]&amp;[.C248]&amp;[.$J$1]&amp;[.$K$1]" office:value-type="string" office:string-value="&quot;Lauren&quot;," calcext:value-type="string">
            <text:p>"Lauren",</text:p>
          </table:table-cell>
          <table:table-cell table:formula="of:=[.$I$1]&amp;[.D248]&amp;[.$J$1]&amp;[.$K$1]" office:value-type="string" office:string-value="&quot;N&quot;," calcext:value-type="string">
            <text:p>"N",</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my</text:p>
          </table:table-cell>
          <table:table-cell office:value-type="string" calcext:value-type="string">
            <text:p>Y</text:p>
          </table:table-cell>
          <table:table-cell table:number-columns-repeated="10"/>
          <table:table-cell table:formula="of:=[.$I$1]&amp;[.A249]&amp;[.$J$1]&amp;[.$K$1]" office:value-type="string" office:string-value="&quot;AM&quot;," calcext:value-type="string">
            <text:p>"AM",</text:p>
          </table:table-cell>
          <table:table-cell table:formula="of:=[.$I$1]&amp;[.B249]&amp;[.$J$1]&amp;[.$K$1]" office:value-type="string" office:string-value="&quot;F.Friends&quot;," calcext:value-type="string">
            <text:p>"F.Friends",</text:p>
          </table:table-cell>
          <table:table-cell table:formula="of:=[.$I$1]&amp;[.C249]&amp;[.$J$1]&amp;[.$K$1]" office:value-type="string" office:string-value="&quot;Amy&quot;," calcext:value-type="string">
            <text:p>"Amy",</text:p>
          </table:table-cell>
          <table:table-cell table:formula="of:=[.$I$1]&amp;[.D249]&amp;[.$J$1]&amp;[.$K$1]" office:value-type="string" office:string-value="&quot;Y&quot;," calcext:value-type="string">
            <text:p>"Y",</text:p>
          </table:table-cell>
        </table:table-row>
        <table:table-row table:style-name="ro1">
          <table:table-cell office:value-type="string" calcext:value-type="string">
            <text:p>BK</text:p>
          </table:table-cell>
          <table:table-cell office:value-type="string" calcext:value-type="string">
            <text:p>F.Friends</text:p>
          </table:table-cell>
          <table:table-cell office:value-type="string" calcext:value-type="string">
            <text:p>Brentan</text:p>
          </table:table-cell>
          <table:table-cell office:value-type="string" calcext:value-type="string">
            <text:p>N</text:p>
          </table:table-cell>
          <table:table-cell table:number-columns-repeated="10"/>
          <table:table-cell table:formula="of:=[.$I$1]&amp;[.A250]&amp;[.$J$1]&amp;[.$K$1]" office:value-type="string" office:string-value="&quot;BK&quot;," calcext:value-type="string">
            <text:p>"BK",</text:p>
          </table:table-cell>
          <table:table-cell table:formula="of:=[.$I$1]&amp;[.B250]&amp;[.$J$1]&amp;[.$K$1]" office:value-type="string" office:string-value="&quot;F.Friends&quot;," calcext:value-type="string">
            <text:p>"F.Friends",</text:p>
          </table:table-cell>
          <table:table-cell table:formula="of:=[.$I$1]&amp;[.C250]&amp;[.$J$1]&amp;[.$K$1]" office:value-type="string" office:string-value="&quot;Brentan&quot;," calcext:value-type="string">
            <text:p>"Brentan",</text:p>
          </table:table-cell>
          <table:table-cell table:formula="of:=[.$I$1]&amp;[.D250]&amp;[.$J$1]&amp;[.$K$1]" office:value-type="string" office:string-value="&quot;N&quot;," calcext:value-type="string">
            <text:p>"N",</text:p>
          </table:table-cell>
        </table:table-row>
        <table:table-row table:style-name="ro1">
          <table:table-cell office:value-type="string" calcext:value-type="string">
            <text:p>CS</text:p>
          </table:table-cell>
          <table:table-cell office:value-type="string" calcext:value-type="string">
            <text:p>F.Friends</text:p>
          </table:table-cell>
          <table:table-cell office:value-type="string" calcext:value-type="string">
            <text:p>Caytie</text:p>
          </table:table-cell>
          <table:table-cell table:number-columns-repeated="11"/>
          <table:table-cell table:formula="of:=[.$I$1]&amp;[.A251]&amp;[.$J$1]&amp;[.$K$1]" office:value-type="string" office:string-value="&quot;CS&quot;," calcext:value-type="string">
            <text:p>"CS",</text:p>
          </table:table-cell>
          <table:table-cell table:formula="of:=[.$I$1]&amp;[.B251]&amp;[.$J$1]&amp;[.$K$1]" office:value-type="string" office:string-value="&quot;F.Friends&quot;," calcext:value-type="string">
            <text:p>"F.Friends",</text:p>
          </table:table-cell>
          <table:table-cell table:formula="of:=[.$I$1]&amp;[.C251]&amp;[.$J$1]&amp;[.$K$1]" office:value-type="string" office:string-value="&quot;Caytie&quot;," calcext:value-type="string">
            <text:p>"Caytie",</text:p>
          </table:table-cell>
          <table:table-cell table:formula="of:=[.$I$1]&amp;[.D251]&amp;[.$J$1]&amp;[.$K$1]" office:value-type="string" office:string-value="&quot;&quot;," calcext:value-type="string">
            <text:p>"",</text:p>
          </table:table-cell>
        </table:table-row>
        <table:table-row table:style-name="ro1">
          <table:table-cell office:value-type="string" calcext:value-type="string">
            <text:p>JM</text:p>
          </table:table-cell>
          <table:table-cell office:value-type="string" calcext:value-type="string">
            <text:p>F.Friends</text:p>
          </table:table-cell>
          <table:table-cell office:value-type="string" calcext:value-type="string">
            <text:p>Jen</text:p>
          </table:table-cell>
          <table:table-cell office:value-type="string" calcext:value-type="string">
            <text:p>N</text:p>
          </table:table-cell>
          <table:table-cell table:number-columns-repeated="10"/>
          <table:table-cell table:formula="of:=[.$I$1]&amp;[.A252]&amp;[.$J$1]&amp;[.$K$1]" office:value-type="string" office:string-value="&quot;JM&quot;," calcext:value-type="string">
            <text:p>"JM",</text:p>
          </table:table-cell>
          <table:table-cell table:formula="of:=[.$I$1]&amp;[.B252]&amp;[.$J$1]&amp;[.$K$1]" office:value-type="string" office:string-value="&quot;F.Friends&quot;," calcext:value-type="string">
            <text:p>"F.Friends",</text:p>
          </table:table-cell>
          <table:table-cell table:formula="of:=[.$I$1]&amp;[.C252]&amp;[.$J$1]&amp;[.$K$1]" office:value-type="string" office:string-value="&quot;Jen&quot;," calcext:value-type="string">
            <text:p>"Jen",</text:p>
          </table:table-cell>
          <table:table-cell table:formula="of:=[.$I$1]&amp;[.D252]&amp;[.$J$1]&amp;[.$K$1]" office:value-type="string" office:string-value="&quot;N&quot;," calcext:value-type="string">
            <text:p>"N",</text:p>
          </table:table-cell>
        </table:table-row>
        <table:table-row table:style-name="ro1">
          <table:table-cell office:value-type="string" calcext:value-type="string">
            <text:p>JW</text:p>
          </table:table-cell>
          <table:table-cell office:value-type="string" calcext:value-type="string">
            <text:p>F.CW</text:p>
          </table:table-cell>
          <table:table-cell office:value-type="string" calcext:value-type="string">
            <text:p>Jasmine</text:p>
          </table:table-cell>
          <table:table-cell office:value-type="string" calcext:value-type="string">
            <text:p>N</text:p>
          </table:table-cell>
          <table:table-cell table:number-columns-repeated="10"/>
          <table:table-cell table:formula="of:=[.$I$1]&amp;[.A253]&amp;[.$J$1]&amp;[.$K$1]" office:value-type="string" office:string-value="&quot;JW&quot;," calcext:value-type="string">
            <text:p>"JW",</text:p>
          </table:table-cell>
          <table:table-cell table:formula="of:=[.$I$1]&amp;[.B253]&amp;[.$J$1]&amp;[.$K$1]" office:value-type="string" office:string-value="&quot;F.CW&quot;," calcext:value-type="string">
            <text:p>"F.CW",</text:p>
          </table:table-cell>
          <table:table-cell table:formula="of:=[.$I$1]&amp;[.C253]&amp;[.$J$1]&amp;[.$K$1]" office:value-type="string" office:string-value="&quot;Jasmine&quot;," calcext:value-type="string">
            <text:p>"Jasmine",</text:p>
          </table:table-cell>
          <table:table-cell table:formula="of:=[.$I$1]&amp;[.D253]&amp;[.$J$1]&amp;[.$K$1]" office:value-type="string" office:string-value="&quot;N&quot;," calcext:value-type="string">
            <text:p>"N",</text:p>
          </table:table-cell>
        </table:table-row>
        <table:table-row table:style-name="ro1">
          <table:table-cell office:value-type="string" calcext:value-type="string">
            <text:p>KS</text:p>
          </table:table-cell>
          <table:table-cell office:value-type="string" calcext:value-type="string">
            <text:p>F.Friends</text:p>
          </table:table-cell>
          <table:table-cell office:value-type="string" calcext:value-type="string">
            <text:p>Kira</text:p>
          </table:table-cell>
          <table:table-cell office:value-type="string" calcext:value-type="string">
            <text:p>N</text:p>
          </table:table-cell>
          <table:table-cell table:number-columns-repeated="10"/>
          <table:table-cell table:formula="of:=[.$I$1]&amp;[.A254]&amp;[.$J$1]&amp;[.$K$1]" office:value-type="string" office:string-value="&quot;KS&quot;," calcext:value-type="string">
            <text:p>"KS",</text:p>
          </table:table-cell>
          <table:table-cell table:formula="of:=[.$I$1]&amp;[.B254]&amp;[.$J$1]&amp;[.$K$1]" office:value-type="string" office:string-value="&quot;F.Friends&quot;," calcext:value-type="string">
            <text:p>"F.Friends",</text:p>
          </table:table-cell>
          <table:table-cell table:formula="of:=[.$I$1]&amp;[.C254]&amp;[.$J$1]&amp;[.$K$1]" office:value-type="string" office:string-value="&quot;Kira&quot;," calcext:value-type="string">
            <text:p>"Kira",</text:p>
          </table:table-cell>
          <table:table-cell table:formula="of:=[.$I$1]&amp;[.D254]&amp;[.$J$1]&amp;[.$K$1]" office:value-type="string" office:string-value="&quot;N&quot;," calcext:value-type="string">
            <text:p>"N",</text:p>
          </table:table-cell>
        </table:table-row>
        <table:table-row table:style-name="ro1">
          <table:table-cell office:value-type="string" calcext:value-type="string">
            <text:p>MH</text:p>
          </table:table-cell>
          <table:table-cell office:value-type="string" calcext:value-type="string">
            <text:p>F.Friends</text:p>
          </table:table-cell>
          <table:table-cell office:value-type="string" calcext:value-type="string">
            <text:p>Melinda</text:p>
          </table:table-cell>
          <table:table-cell office:value-type="string" calcext:value-type="string">
            <text:p>Y</text:p>
          </table:table-cell>
          <table:table-cell table:number-columns-repeated="10"/>
          <table:table-cell table:formula="of:=[.$I$1]&amp;[.A255]&amp;[.$J$1]&amp;[.$K$1]" office:value-type="string" office:string-value="&quot;MH&quot;," calcext:value-type="string">
            <text:p>"MH",</text:p>
          </table:table-cell>
          <table:table-cell table:formula="of:=[.$I$1]&amp;[.B255]&amp;[.$J$1]&amp;[.$K$1]" office:value-type="string" office:string-value="&quot;F.Friends&quot;," calcext:value-type="string">
            <text:p>"F.Friends",</text:p>
          </table:table-cell>
          <table:table-cell table:formula="of:=[.$I$1]&amp;[.C255]&amp;[.$J$1]&amp;[.$K$1]" office:value-type="string" office:string-value="&quot;Melinda&quot;," calcext:value-type="string">
            <text:p>"Melinda",</text:p>
          </table:table-cell>
          <table:table-cell table:formula="of:=[.$I$1]&amp;[.D255]&amp;[.$J$1]&amp;[.$K$1]" office:value-type="string" office:string-value="&quot;Y&quot;," calcext:value-type="string">
            <text:p>"Y",</text:p>
          </table:table-cell>
        </table:table-row>
        <table:table-row table:style-name="ro1">
          <table:table-cell office:value-type="string" calcext:value-type="string">
            <text:p>NK</text:p>
          </table:table-cell>
          <table:table-cell office:value-type="string" calcext:value-type="string">
            <text:p>F.Friends</text:p>
          </table:table-cell>
          <table:table-cell office:value-type="string" calcext:value-type="string">
            <text:p>Nina</text:p>
          </table:table-cell>
          <table:table-cell office:value-type="string" calcext:value-type="string">
            <text:p>N</text:p>
          </table:table-cell>
          <table:table-cell table:number-columns-repeated="10"/>
          <table:table-cell table:formula="of:=[.$I$1]&amp;[.A256]&amp;[.$J$1]&amp;[.$K$1]" office:value-type="string" office:string-value="&quot;NK&quot;," calcext:value-type="string">
            <text:p>"NK",</text:p>
          </table:table-cell>
          <table:table-cell table:formula="of:=[.$I$1]&amp;[.B256]&amp;[.$J$1]&amp;[.$K$1]" office:value-type="string" office:string-value="&quot;F.Friends&quot;," calcext:value-type="string">
            <text:p>"F.Friends",</text:p>
          </table:table-cell>
          <table:table-cell table:formula="of:=[.$I$1]&amp;[.C256]&amp;[.$J$1]&amp;[.$K$1]" office:value-type="string" office:string-value="&quot;Nina&quot;," calcext:value-type="string">
            <text:p>"Nina",</text:p>
          </table:table-cell>
          <table:table-cell table:formula="of:=[.$I$1]&amp;[.D256]&amp;[.$J$1]&amp;[.$K$1]" office:value-type="string" office:string-value="&quot;N&quot;," calcext:value-type="string">
            <text:p>"N",</text:p>
          </table:table-cell>
        </table:table-row>
        <table:table-row table:style-name="ro1">
          <table:table-cell office:value-type="string" calcext:value-type="string">
            <text:p>ME</text:p>
          </table:table-cell>
          <table:table-cell office:value-type="string" calcext:value-type="string">
            <text:p>F.Friends</text:p>
          </table:table-cell>
          <table:table-cell office:value-type="string" calcext:value-type="string">
            <text:p>Meghan</text:p>
          </table:table-cell>
          <table:table-cell table:number-columns-repeated="11"/>
          <table:table-cell table:formula="of:=[.$I$1]&amp;[.A257]&amp;[.$J$1]&amp;[.$K$1]" office:value-type="string" office:string-value="&quot;ME&quot;," calcext:value-type="string">
            <text:p>"ME",</text:p>
          </table:table-cell>
          <table:table-cell table:formula="of:=[.$I$1]&amp;[.B257]&amp;[.$J$1]&amp;[.$K$1]" office:value-type="string" office:string-value="&quot;F.Friends&quot;," calcext:value-type="string">
            <text:p>"F.Friends",</text:p>
          </table:table-cell>
          <table:table-cell table:formula="of:=[.$I$1]&amp;[.C257]&amp;[.$J$1]&amp;[.$K$1]" office:value-type="string" office:string-value="&quot;Meghan&quot;," calcext:value-type="string">
            <text:p>"Meghan",</text:p>
          </table:table-cell>
          <table:table-cell table:formula="of:=[.$I$1]&amp;[.D257]&amp;[.$J$1]&amp;[.$K$1]" office:value-type="string" office:string-value="&quot;&quot;," calcext:value-type="string">
            <text:p>"",</text:p>
          </table:table-cell>
        </table:table-row>
        <table:table-row table:style-name="ro1">
          <table:table-cell office:value-type="string" calcext:value-type="string">
            <text:p>KP</text:p>
          </table:table-cell>
          <table:table-cell office:value-type="string" calcext:value-type="string">
            <text:p>F.CW</text:p>
          </table:table-cell>
          <table:table-cell office:value-type="string" calcext:value-type="string">
            <text:p>Kelley</text:p>
          </table:table-cell>
          <table:table-cell office:value-type="string" calcext:value-type="string">
            <text:p>N</text:p>
          </table:table-cell>
          <table:table-cell table:number-columns-repeated="10"/>
          <table:table-cell table:formula="of:=[.$I$1]&amp;[.A258]&amp;[.$J$1]&amp;[.$K$1]" office:value-type="string" office:string-value="&quot;KP&quot;," calcext:value-type="string">
            <text:p>"KP",</text:p>
          </table:table-cell>
          <table:table-cell table:formula="of:=[.$I$1]&amp;[.B258]&amp;[.$J$1]&amp;[.$K$1]" office:value-type="string" office:string-value="&quot;F.CW&quot;," calcext:value-type="string">
            <text:p>"F.CW",</text:p>
          </table:table-cell>
          <table:table-cell table:formula="of:=[.$I$1]&amp;[.C258]&amp;[.$J$1]&amp;[.$K$1]" office:value-type="string" office:string-value="&quot;Kelley&quot;," calcext:value-type="string">
            <text:p>"Kelley",</text:p>
          </table:table-cell>
          <table:table-cell table:formula="of:=[.$I$1]&amp;[.D258]&amp;[.$J$1]&amp;[.$K$1]" office:value-type="string" office:string-value="&quot;N&quot;," calcext:value-type="string">
            <text:p>"N",</text:p>
          </table:table-cell>
        </table:table-row>
        <table:table-row table:style-name="ro1">
          <table:table-cell office:value-type="string" calcext:value-type="string">
            <text:p>Family.1</text:p>
          </table:table-cell>
          <table:table-cell office:value-type="string" calcext:value-type="string">
            <text:p>FAMILY</text:p>
          </table:table-cell>
          <table:table-cell office:value-type="string" calcext:value-type="string">
            <text:p>Mom</text:p>
          </table:table-cell>
          <table:table-cell table:number-columns-repeated="11"/>
          <table:table-cell table:formula="of:=[.$I$1]&amp;[.A259]&amp;[.$J$1]&amp;[.$K$1]" office:value-type="string" office:string-value="&quot;Family.1&quot;," calcext:value-type="string">
            <text:p>"Family.1",</text:p>
          </table:table-cell>
          <table:table-cell table:formula="of:=[.$I$1]&amp;[.B259]&amp;[.$J$1]&amp;[.$K$1]" office:value-type="string" office:string-value="&quot;FAMILY&quot;," calcext:value-type="string">
            <text:p>"FAMILY",</text:p>
          </table:table-cell>
          <table:table-cell table:formula="of:=[.$I$1]&amp;[.C259]&amp;[.$J$1]&amp;[.$K$1]" office:value-type="string" office:string-value="&quot;Mom&quot;," calcext:value-type="string">
            <text:p>"Mom",</text:p>
          </table:table-cell>
          <table:table-cell table:formula="of:=[.$I$1]&amp;[.D259]&amp;[.$J$1]&amp;[.$K$1]" office:value-type="string" office:string-value="&quot;&quot;," calcext:value-type="string">
            <text:p>"",</text:p>
          </table:table-cell>
        </table:table-row>
        <table:table-row table:style-name="ro1">
          <table:table-cell office:value-type="string" calcext:value-type="string">
            <text:p>Family.2</text:p>
          </table:table-cell>
          <table:table-cell office:value-type="string" calcext:value-type="string">
            <text:p>FAMILY</text:p>
          </table:table-cell>
          <table:table-cell office:value-type="string" calcext:value-type="string">
            <text:p>Dad</text:p>
          </table:table-cell>
          <table:table-cell table:number-columns-repeated="11"/>
          <table:table-cell table:formula="of:=[.$I$1]&amp;[.A260]&amp;[.$J$1]&amp;[.$K$1]" office:value-type="string" office:string-value="&quot;Family.2&quot;," calcext:value-type="string">
            <text:p>"Family.2",</text:p>
          </table:table-cell>
          <table:table-cell table:formula="of:=[.$I$1]&amp;[.B260]&amp;[.$J$1]&amp;[.$K$1]" office:value-type="string" office:string-value="&quot;FAMILY&quot;," calcext:value-type="string">
            <text:p>"FAMILY",</text:p>
          </table:table-cell>
          <table:table-cell table:formula="of:=[.$I$1]&amp;[.C260]&amp;[.$J$1]&amp;[.$K$1]" office:value-type="string" office:string-value="&quot;Dad&quot;," calcext:value-type="string">
            <text:p>"Dad",</text:p>
          </table:table-cell>
          <table:table-cell table:formula="of:=[.$I$1]&amp;[.D260]&amp;[.$J$1]&amp;[.$K$1]" office:value-type="string" office:string-value="&quot;&quot;," calcext:value-type="string">
            <text:p>"",</text:p>
          </table:table-cell>
        </table:table-row>
        <table:table-row table:style-name="ro1">
          <table:table-cell office:value-type="string" calcext:value-type="string">
            <text:p>Family.3</text:p>
          </table:table-cell>
          <table:table-cell office:value-type="string" calcext:value-type="string">
            <text:p>FAMILY</text:p>
          </table:table-cell>
          <table:table-cell office:value-type="string" calcext:value-type="string">
            <text:p>Other Family</text:p>
          </table:table-cell>
          <table:table-cell office:value-type="string" calcext:value-type="string">
            <text:p>Y</text:p>
          </table:table-cell>
          <table:table-cell table:number-columns-repeated="10"/>
          <table:table-cell table:formula="of:=[.$I$1]&amp;[.A261]&amp;[.$J$1]&amp;[.$K$1]" office:value-type="string" office:string-value="&quot;Family.3&quot;," calcext:value-type="string">
            <text:p>"Family.3",</text:p>
          </table:table-cell>
          <table:table-cell table:formula="of:=[.$I$1]&amp;[.B261]&amp;[.$J$1]&amp;[.$K$1]" office:value-type="string" office:string-value="&quot;FAMILY&quot;," calcext:value-type="string">
            <text:p>"FAMILY",</text:p>
          </table:table-cell>
          <table:table-cell table:formula="of:=[.$I$1]&amp;[.C261]&amp;[.$J$1]&amp;[.$K$1]" office:value-type="string" office:string-value="&quot;Other Family&quot;," calcext:value-type="string">
            <text:p>"Other Family",</text:p>
          </table:table-cell>
          <table:table-cell table:formula="of:=[.$I$1]&amp;[.D261]&amp;[.$J$1]&amp;[.$K$1]" office:value-type="string" office:string-value="&quot;Y&quot;," calcext:value-type="string">
            <text:p>"Y",</text:p>
          </table:table-cell>
        </table:table-row>
        <table:table-row table:style-name="ro1">
          <table:table-cell office:value-type="string" calcext:value-type="string">
            <text:p>ENG</text:p>
          </table:table-cell>
          <table:table-cell office:value-type="string" calcext:value-type="string">
            <text:p>FLANG</text:p>
          </table:table-cell>
          <table:table-cell office:value-type="string" calcext:value-type="string">
            <text:p>English (Review)</text:p>
          </table:table-cell>
          <table:table-cell office:value-type="string" calcext:value-type="string">
            <text:p>N</text:p>
          </table:table-cell>
          <table:table-cell table:number-columns-repeated="10"/>
          <table:table-cell table:formula="of:=[.$I$1]&amp;[.A262]&amp;[.$J$1]&amp;[.$K$1]" office:value-type="string" office:string-value="&quot;ENG&quot;," calcext:value-type="string">
            <text:p>"ENG",</text:p>
          </table:table-cell>
          <table:table-cell table:formula="of:=[.$I$1]&amp;[.B262]&amp;[.$J$1]&amp;[.$K$1]" office:value-type="string" office:string-value="&quot;FLANG&quot;," calcext:value-type="string">
            <text:p>"FLANG",</text:p>
          </table:table-cell>
          <table:table-cell table:formula="of:=[.$I$1]&amp;[.C262]&amp;[.$J$1]&amp;[.$K$1]" office:value-type="string" office:string-value="&quot;English (Review)&quot;," calcext:value-type="string">
            <text:p>"English (Review)",</text:p>
          </table:table-cell>
          <table:table-cell table:formula="of:=[.$I$1]&amp;[.D262]&amp;[.$J$1]&amp;[.$K$1]" office:value-type="string" office:string-value="&quot;N&quot;," calcext:value-type="string">
            <text:p>"N",</text:p>
          </table:table-cell>
        </table:table-row>
        <table:table-row table:style-name="ro1">
          <table:table-cell office:value-type="string" calcext:value-type="string">
            <text:p>FRE</text:p>
          </table:table-cell>
          <table:table-cell office:value-type="string" calcext:value-type="string">
            <text:p>FLANG</text:p>
          </table:table-cell>
          <table:table-cell office:value-type="string" calcext:value-type="string">
            <text:p>French</text:p>
          </table:table-cell>
          <table:table-cell office:value-type="string" calcext:value-type="string">
            <text:p>N</text:p>
          </table:table-cell>
          <table:table-cell table:number-columns-repeated="10"/>
          <table:table-cell table:formula="of:=[.$I$1]&amp;[.A263]&amp;[.$J$1]&amp;[.$K$1]" office:value-type="string" office:string-value="&quot;FRE&quot;," calcext:value-type="string">
            <text:p>"FRE",</text:p>
          </table:table-cell>
          <table:table-cell table:formula="of:=[.$I$1]&amp;[.B263]&amp;[.$J$1]&amp;[.$K$1]" office:value-type="string" office:string-value="&quot;FLANG&quot;," calcext:value-type="string">
            <text:p>"FLANG",</text:p>
          </table:table-cell>
          <table:table-cell table:formula="of:=[.$I$1]&amp;[.C263]&amp;[.$J$1]&amp;[.$K$1]" office:value-type="string" office:string-value="&quot;French&quot;," calcext:value-type="string">
            <text:p>"French",</text:p>
          </table:table-cell>
          <table:table-cell table:formula="of:=[.$I$1]&amp;[.D263]&amp;[.$J$1]&amp;[.$K$1]" office:value-type="string" office:string-value="&quot;N&quot;," calcext:value-type="string">
            <text:p>"N",</text:p>
          </table:table-cell>
        </table:table-row>
        <table:table-row table:style-name="ro1">
          <table:table-cell office:value-type="string" calcext:value-type="string">
            <text:p>GER</text:p>
          </table:table-cell>
          <table:table-cell office:value-type="string" calcext:value-type="string">
            <text:p>FLANG</text:p>
          </table:table-cell>
          <table:table-cell office:value-type="string" calcext:value-type="string">
            <text:p>German</text:p>
          </table:table-cell>
          <table:table-cell office:value-type="string" calcext:value-type="string">
            <text:p>N</text:p>
          </table:table-cell>
          <table:table-cell table:number-columns-repeated="10"/>
          <table:table-cell table:formula="of:=[.$I$1]&amp;[.A264]&amp;[.$J$1]&amp;[.$K$1]" office:value-type="string" office:string-value="&quot;GER&quot;," calcext:value-type="string">
            <text:p>"GER",</text:p>
          </table:table-cell>
          <table:table-cell table:formula="of:=[.$I$1]&amp;[.B264]&amp;[.$J$1]&amp;[.$K$1]" office:value-type="string" office:string-value="&quot;FLANG&quot;," calcext:value-type="string">
            <text:p>"FLANG",</text:p>
          </table:table-cell>
          <table:table-cell table:formula="of:=[.$I$1]&amp;[.C264]&amp;[.$J$1]&amp;[.$K$1]" office:value-type="string" office:string-value="&quot;German&quot;," calcext:value-type="string">
            <text:p>"German",</text:p>
          </table:table-cell>
          <table:table-cell table:formula="of:=[.$I$1]&amp;[.D264]&amp;[.$J$1]&amp;[.$K$1]" office:value-type="string" office:string-value="&quot;N&quot;," calcext:value-type="string">
            <text:p>"N",</text:p>
          </table:table-cell>
        </table:table-row>
        <table:table-row table:style-name="ro1">
          <table:table-cell office:value-type="string" calcext:value-type="string">
            <text:p>ITA</text:p>
          </table:table-cell>
          <table:table-cell office:value-type="string" calcext:value-type="string">
            <text:p>FLANG</text:p>
          </table:table-cell>
          <table:table-cell office:value-type="string" calcext:value-type="string">
            <text:p>Italian</text:p>
          </table:table-cell>
          <table:table-cell office:value-type="string" calcext:value-type="string">
            <text:p>N</text:p>
          </table:table-cell>
          <table:table-cell table:number-columns-repeated="10"/>
          <table:table-cell table:formula="of:=[.$I$1]&amp;[.A265]&amp;[.$J$1]&amp;[.$K$1]" office:value-type="string" office:string-value="&quot;ITA&quot;," calcext:value-type="string">
            <text:p>"ITA",</text:p>
          </table:table-cell>
          <table:table-cell table:formula="of:=[.$I$1]&amp;[.B265]&amp;[.$J$1]&amp;[.$K$1]" office:value-type="string" office:string-value="&quot;FLANG&quot;," calcext:value-type="string">
            <text:p>"FLANG",</text:p>
          </table:table-cell>
          <table:table-cell table:formula="of:=[.$I$1]&amp;[.C265]&amp;[.$J$1]&amp;[.$K$1]" office:value-type="string" office:string-value="&quot;Italian&quot;," calcext:value-type="string">
            <text:p>"Italian",</text:p>
          </table:table-cell>
          <table:table-cell table:formula="of:=[.$I$1]&amp;[.D265]&amp;[.$J$1]&amp;[.$K$1]" office:value-type="string" office:string-value="&quot;N&quot;," calcext:value-type="string">
            <text:p>"N",</text:p>
          </table:table-cell>
        </table:table-row>
        <table:table-row table:style-name="ro1">
          <table:table-cell office:value-type="string" calcext:value-type="string">
            <text:p>Mpoints</text:p>
          </table:table-cell>
          <table:table-cell office:value-type="string" calcext:value-type="string">
            <text:p>FMI</text:p>
          </table:table-cell>
          <table:table-cell office:value-type="string" calcext:value-type="string">
            <text:p>Mpoints</text:p>
          </table:table-cell>
          <table:table-cell table:number-columns-repeated="11"/>
          <table:table-cell table:formula="of:=[.$I$1]&amp;[.A266]&amp;[.$J$1]&amp;[.$K$1]" office:value-type="string" office:string-value="&quot;Mpoints&quot;," calcext:value-type="string">
            <text:p>"Mpoints",</text:p>
          </table:table-cell>
          <table:table-cell table:formula="of:=[.$I$1]&amp;[.B266]&amp;[.$J$1]&amp;[.$K$1]" office:value-type="string" office:string-value="&quot;FMI&quot;," calcext:value-type="string">
            <text:p>"FMI",</text:p>
          </table:table-cell>
          <table:table-cell table:formula="of:=[.$I$1]&amp;[.C266]&amp;[.$J$1]&amp;[.$K$1]" office:value-type="string" office:string-value="&quot;Mpoints&quot;," calcext:value-type="string">
            <text:p>"Mpoints",</text:p>
          </table:table-cell>
          <table:table-cell table:formula="of:=[.$I$1]&amp;[.D266]&amp;[.$J$1]&amp;[.$K$1]" office:value-type="string" office:string-value="&quot;&quot;," calcext:value-type="string">
            <text:p>"",</text:p>
          </table:table-cell>
        </table:table-row>
        <table:table-row table:style-name="ro1">
          <table:table-cell office:value-type="string" calcext:value-type="string">
            <text:p>Shopkick</text:p>
          </table:table-cell>
          <table:table-cell office:value-type="string" calcext:value-type="string">
            <text:p>FMI</text:p>
          </table:table-cell>
          <table:table-cell office:value-type="string" calcext:value-type="string">
            <text:p>Shopkick</text:p>
          </table:table-cell>
          <table:table-cell table:number-columns-repeated="11"/>
          <table:table-cell table:formula="of:=[.$I$1]&amp;[.A267]&amp;[.$J$1]&amp;[.$K$1]" office:value-type="string" office:string-value="&quot;Shopkick&quot;," calcext:value-type="string">
            <text:p>"Shopkick",</text:p>
          </table:table-cell>
          <table:table-cell table:formula="of:=[.$I$1]&amp;[.B267]&amp;[.$J$1]&amp;[.$K$1]" office:value-type="string" office:string-value="&quot;FMI&quot;," calcext:value-type="string">
            <text:p>"FMI",</text:p>
          </table:table-cell>
          <table:table-cell table:formula="of:=[.$I$1]&amp;[.C267]&amp;[.$J$1]&amp;[.$K$1]" office:value-type="string" office:string-value="&quot;Shopkick&quot;," calcext:value-type="string">
            <text:p>"Shopkick",</text:p>
          </table:table-cell>
          <table:table-cell table:formula="of:=[.$I$1]&amp;[.D267]&amp;[.$J$1]&amp;[.$K$1]" office:value-type="string" office:string-value="&quot;&quot;," calcext:value-type="string">
            <text:p>"",</text:p>
          </table:table-cell>
        </table:table-row>
        <table:table-row table:style-name="ro1">
          <table:table-cell office:value-type="string" calcext:value-type="string">
            <text:p>FRIENDS.X</text:p>
          </table:table-cell>
          <table:table-cell office:value-type="string" calcext:value-type="string">
            <text:p>FRIENDS</text:p>
          </table:table-cell>
          <table:table-cell office:value-type="string" calcext:value-type="string">
            <text:p>General Social (Pre-Tracking)</text:p>
          </table:table-cell>
          <table:table-cell table:number-columns-repeated="11"/>
          <table:table-cell table:formula="of:=[.$I$1]&amp;[.A268]&amp;[.$J$1]&amp;[.$K$1]" office:value-type="string" office:string-value="&quot;FRIENDS.X&quot;," calcext:value-type="string">
            <text:p>"FRIENDS.X",</text:p>
          </table:table-cell>
          <table:table-cell table:formula="of:=[.$I$1]&amp;[.B268]&amp;[.$J$1]&amp;[.$K$1]" office:value-type="string" office:string-value="&quot;FRIENDS&quot;," calcext:value-type="string">
            <text:p>"FRIENDS",</text:p>
          </table:table-cell>
          <table:table-cell table:formula="of:=[.$I$1]&amp;[.C268]&amp;[.$J$1]&amp;[.$K$1]" office:value-type="string" office:string-value="&quot;General Social (Pre-Tracking)&quot;," calcext:value-type="string">
            <text:p>"General Social (Pre-Tracking)",</text:p>
          </table:table-cell>
          <table:table-cell table:formula="of:=[.$I$1]&amp;[.D268]&amp;[.$J$1]&amp;[.$K$1]" office:value-type="string" office:string-value="&quot;&quot;," calcext:value-type="string">
            <text:p>"",</text:p>
          </table:table-cell>
        </table:table-row>
        <table:table-row table:style-name="ro1">
          <table:table-cell office:value-type="string" calcext:value-type="string">
            <text:p>IIA.1</text:p>
          </table:table-cell>
          <table:table-cell office:value-type="string" calcext:value-type="string">
            <text:p>IIA</text:p>
          </table:table-cell>
          <table:table-cell office:value-type="string" calcext:value-type="string">
            <text:p>Monthly Cash Recons</text:p>
          </table:table-cell>
          <table:table-cell office:value-type="string" calcext:value-type="string">
            <text:p>N</text:p>
          </table:table-cell>
          <table:table-cell table:number-columns-repeated="10"/>
          <table:table-cell table:formula="of:=[.$I$1]&amp;[.A269]&amp;[.$J$1]&amp;[.$K$1]" office:value-type="string" office:string-value="&quot;IIA.1&quot;," calcext:value-type="string">
            <text:p>"IIA.1",</text:p>
          </table:table-cell>
          <table:table-cell table:formula="of:=[.$I$1]&amp;[.B269]&amp;[.$J$1]&amp;[.$K$1]" office:value-type="string" office:string-value="&quot;IIA&quot;," calcext:value-type="string">
            <text:p>"IIA",</text:p>
          </table:table-cell>
          <table:table-cell table:formula="of:=[.$I$1]&amp;[.C269]&amp;[.$J$1]&amp;[.$K$1]" office:value-type="string" office:string-value="&quot;Monthly Cash Recons&quot;," calcext:value-type="string">
            <text:p>"Monthly Cash Recons",</text:p>
          </table:table-cell>
          <table:table-cell table:formula="of:=[.$I$1]&amp;[.D269]&amp;[.$J$1]&amp;[.$K$1]" office:value-type="string" office:string-value="&quot;N&quot;," calcext:value-type="string">
            <text:p>"N",</text:p>
          </table:table-cell>
        </table:table-row>
        <table:table-row table:style-name="ro1">
          <table:table-cell office:value-type="string" calcext:value-type="string">
            <text:p>IIA.2</text:p>
          </table:table-cell>
          <table:table-cell office:value-type="string" calcext:value-type="string">
            <text:p>IIA</text:p>
          </table:table-cell>
          <table:table-cell office:value-type="string" calcext:value-type="string">
            <text:p>Slot Purchase Cooridination</text:p>
          </table:table-cell>
          <table:table-cell office:value-type="string" calcext:value-type="string">
            <text:p>N</text:p>
          </table:table-cell>
          <table:table-cell table:number-columns-repeated="10"/>
          <table:table-cell table:formula="of:=[.$I$1]&amp;[.A270]&amp;[.$J$1]&amp;[.$K$1]" office:value-type="string" office:string-value="&quot;IIA.2&quot;," calcext:value-type="string">
            <text:p>"IIA.2",</text:p>
          </table:table-cell>
          <table:table-cell table:formula="of:=[.$I$1]&amp;[.B270]&amp;[.$J$1]&amp;[.$K$1]" office:value-type="string" office:string-value="&quot;IIA&quot;," calcext:value-type="string">
            <text:p>"IIA",</text:p>
          </table:table-cell>
          <table:table-cell table:formula="of:=[.$I$1]&amp;[.C270]&amp;[.$J$1]&amp;[.$K$1]" office:value-type="string" office:string-value="&quot;Slot Purchase Cooridination&quot;," calcext:value-type="string">
            <text:p>"Slot Purchase Cooridination",</text:p>
          </table:table-cell>
          <table:table-cell table:formula="of:=[.$I$1]&amp;[.D270]&amp;[.$J$1]&amp;[.$K$1]" office:value-type="string" office:string-value="&quot;N&quot;," calcext:value-type="string">
            <text:p>"N",</text:p>
          </table:table-cell>
        </table:table-row>
        <table:table-row table:style-name="ro1">
          <table:table-cell office:value-type="string" calcext:value-type="string">
            <text:p>IIA.3</text:p>
          </table:table-cell>
          <table:table-cell office:value-type="string" calcext:value-type="string">
            <text:p>IIA</text:p>
          </table:table-cell>
          <table:table-cell office:value-type="string" calcext:value-type="string">
            <text:p>Admin</text:p>
          </table:table-cell>
          <table:table-cell office:value-type="string" calcext:value-type="string">
            <text:p>N</text:p>
          </table:table-cell>
          <table:table-cell table:number-columns-repeated="10"/>
          <table:table-cell table:formula="of:=[.$I$1]&amp;[.A271]&amp;[.$J$1]&amp;[.$K$1]" office:value-type="string" office:string-value="&quot;IIA.3&quot;," calcext:value-type="string">
            <text:p>"IIA.3",</text:p>
          </table:table-cell>
          <table:table-cell table:formula="of:=[.$I$1]&amp;[.B271]&amp;[.$J$1]&amp;[.$K$1]" office:value-type="string" office:string-value="&quot;IIA&quot;," calcext:value-type="string">
            <text:p>"IIA",</text:p>
          </table:table-cell>
          <table:table-cell table:formula="of:=[.$I$1]&amp;[.C271]&amp;[.$J$1]&amp;[.$K$1]" office:value-type="string" office:string-value="&quot;Admin&quot;," calcext:value-type="string">
            <text:p>"Admin",</text:p>
          </table:table-cell>
          <table:table-cell table:formula="of:=[.$I$1]&amp;[.D271]&amp;[.$J$1]&amp;[.$K$1]" office:value-type="string" office:string-value="&quot;N&quot;," calcext:value-type="string">
            <text:p>"N",</text:p>
          </table:table-cell>
        </table:table-row>
        <table:table-row table:style-name="ro1">
          <table:table-cell office:value-type="string" calcext:value-type="string">
            <text:p>IIA.4</text:p>
          </table:table-cell>
          <table:table-cell office:value-type="string" calcext:value-type="string">
            <text:p>IIA</text:p>
          </table:table-cell>
          <table:table-cell office:value-type="string" calcext:value-type="string">
            <text:p>Treasurer</text:p>
          </table:table-cell>
          <table:table-cell table:number-columns-repeated="11"/>
          <table:table-cell table:formula="of:=[.$I$1]&amp;[.A272]&amp;[.$J$1]&amp;[.$K$1]" office:value-type="string" office:string-value="&quot;IIA.4&quot;," calcext:value-type="string">
            <text:p>"IIA.4",</text:p>
          </table:table-cell>
          <table:table-cell table:formula="of:=[.$I$1]&amp;[.B272]&amp;[.$J$1]&amp;[.$K$1]" office:value-type="string" office:string-value="&quot;IIA&quot;," calcext:value-type="string">
            <text:p>"IIA",</text:p>
          </table:table-cell>
          <table:table-cell table:formula="of:=[.$I$1]&amp;[.C272]&amp;[.$J$1]&amp;[.$K$1]" office:value-type="string" office:string-value="&quot;Treasurer&quot;," calcext:value-type="string">
            <text:p>"Treasurer",</text:p>
          </table:table-cell>
          <table:table-cell table:formula="of:=[.$I$1]&amp;[.D272]&amp;[.$J$1]&amp;[.$K$1]" office:value-type="string" office:string-value="&quot;&quot;," calcext:value-type="string">
            <text:p>"",</text:p>
          </table:table-cell>
        </table:table-row>
        <table:table-row table:style-name="ro1">
          <table:table-cell office:value-type="string" calcext:value-type="string">
            <text:p>ISSUE</text:p>
          </table:table-cell>
          <table:table-cell office:value-type="string" calcext:value-type="string">
            <text:p>ISSUES</text:p>
          </table:table-cell>
          <table:table-cell office:value-type="string" calcext:value-type="string">
            <text:p>Issue Validation</text:p>
          </table:table-cell>
          <table:table-cell office:value-type="string" calcext:value-type="string">
            <text:p>N</text:p>
          </table:table-cell>
          <table:table-cell table:number-columns-repeated="10"/>
          <table:table-cell table:formula="of:=[.$I$1]&amp;[.A273]&amp;[.$J$1]&amp;[.$K$1]" office:value-type="string" office:string-value="&quot;ISSUE&quot;," calcext:value-type="string">
            <text:p>"ISSUE",</text:p>
          </table:table-cell>
          <table:table-cell table:formula="of:=[.$I$1]&amp;[.B273]&amp;[.$J$1]&amp;[.$K$1]" office:value-type="string" office:string-value="&quot;ISSUES&quot;," calcext:value-type="string">
            <text:p>"ISSUES",</text:p>
          </table:table-cell>
          <table:table-cell table:formula="of:=[.$I$1]&amp;[.C273]&amp;[.$J$1]&amp;[.$K$1]" office:value-type="string" office:string-value="&quot;Issue Validation&quot;," calcext:value-type="string">
            <text:p>"Issue Validation",</text:p>
          </table:table-cell>
          <table:table-cell table:formula="of:=[.$I$1]&amp;[.D273]&amp;[.$J$1]&amp;[.$K$1]" office:value-type="string" office:string-value="&quot;N&quot;," calcext:value-type="string">
            <text:p>"N",</text:p>
          </table:table-cell>
        </table:table-row>
        <table:table-row table:style-name="ro1">
          <table:table-cell office:value-type="string" calcext:value-type="string">
            <text:p>MAPS</text:p>
          </table:table-cell>
          <table:table-cell office:value-type="string" calcext:value-type="string">
            <text:p>ISSUES</text:p>
          </table:table-cell>
          <table:table-cell office:value-type="string" calcext:value-type="string">
            <text:p>MAP Validation</text:p>
          </table:table-cell>
          <table:table-cell office:value-type="string" calcext:value-type="string">
            <text:p>N</text:p>
          </table:table-cell>
          <table:table-cell table:number-columns-repeated="10"/>
          <table:table-cell table:formula="of:=[.$I$1]&amp;[.A274]&amp;[.$J$1]&amp;[.$K$1]" office:value-type="string" office:string-value="&quot;MAPS&quot;," calcext:value-type="string">
            <text:p>"MAPS",</text:p>
          </table:table-cell>
          <table:table-cell table:formula="of:=[.$I$1]&amp;[.B274]&amp;[.$J$1]&amp;[.$K$1]" office:value-type="string" office:string-value="&quot;ISSUES&quot;," calcext:value-type="string">
            <text:p>"ISSUES",</text:p>
          </table:table-cell>
          <table:table-cell table:formula="of:=[.$I$1]&amp;[.C274]&amp;[.$J$1]&amp;[.$K$1]" office:value-type="string" office:string-value="&quot;MAP Validation&quot;," calcext:value-type="string">
            <text:p>"MAP Validation",</text:p>
          </table:table-cell>
          <table:table-cell table:formula="of:=[.$I$1]&amp;[.D274]&amp;[.$J$1]&amp;[.$K$1]" office:value-type="string" office:string-value="&quot;N&quot;," calcext:value-type="string">
            <text:p>"N",</text:p>
          </table:table-cell>
        </table:table-row>
        <table:table-row table:style-name="ro1">
          <table:table-cell office:value-type="string" calcext:value-type="string">
            <text:p>MRA</text:p>
          </table:table-cell>
          <table:table-cell office:value-type="string" calcext:value-type="string">
            <text:p>ISSUES</text:p>
          </table:table-cell>
          <table:table-cell office:value-type="string" calcext:value-type="string">
            <text:p>MRA Validation</text:p>
          </table:table-cell>
          <table:table-cell office:value-type="string" calcext:value-type="string">
            <text:p>N</text:p>
          </table:table-cell>
          <table:table-cell table:number-columns-repeated="10"/>
          <table:table-cell table:formula="of:=[.$I$1]&amp;[.A275]&amp;[.$J$1]&amp;[.$K$1]" office:value-type="string" office:string-value="&quot;MRA&quot;," calcext:value-type="string">
            <text:p>"MRA",</text:p>
          </table:table-cell>
          <table:table-cell table:formula="of:=[.$I$1]&amp;[.B275]&amp;[.$J$1]&amp;[.$K$1]" office:value-type="string" office:string-value="&quot;ISSUES&quot;," calcext:value-type="string">
            <text:p>"ISSUES",</text:p>
          </table:table-cell>
          <table:table-cell table:formula="of:=[.$I$1]&amp;[.C275]&amp;[.$J$1]&amp;[.$K$1]" office:value-type="string" office:string-value="&quot;MRA Validation&quot;," calcext:value-type="string">
            <text:p>"MRA Validation",</text:p>
          </table:table-cell>
          <table:table-cell table:formula="of:=[.$I$1]&amp;[.D275]&amp;[.$J$1]&amp;[.$K$1]" office:value-type="string" office:string-value="&quot;N&quot;," calcext:value-type="string">
            <text:p>"N",</text:p>
          </table:table-cell>
        </table:table-row>
        <table:table-row table:style-name="ro1">
          <table:table-cell office:value-type="string" calcext:value-type="string">
            <text:p>LEARNING.1</text:p>
          </table:table-cell>
          <table:table-cell office:value-type="string" calcext:value-type="string">
            <text:p>LEARNING</text:p>
          </table:table-cell>
          <table:table-cell office:value-type="string" calcext:value-type="string">
            <text:p>Learning</text:p>
          </table:table-cell>
          <table:table-cell office:value-type="string" calcext:value-type="string">
            <text:p>Y</text:p>
          </table:table-cell>
          <table:table-cell table:number-columns-repeated="10"/>
          <table:table-cell table:formula="of:=[.$I$1]&amp;[.A276]&amp;[.$J$1]&amp;[.$K$1]" office:value-type="string" office:string-value="&quot;LEARNING.1&quot;," calcext:value-type="string">
            <text:p>"LEARNING.1",</text:p>
          </table:table-cell>
          <table:table-cell table:formula="of:=[.$I$1]&amp;[.B276]&amp;[.$J$1]&amp;[.$K$1]" office:value-type="string" office:string-value="&quot;LEARNING&quot;," calcext:value-type="string">
            <text:p>"LEARNING",</text:p>
          </table:table-cell>
          <table:table-cell table:formula="of:=[.$I$1]&amp;[.C276]&amp;[.$J$1]&amp;[.$K$1]" office:value-type="string" office:string-value="&quot;Learning&quot;," calcext:value-type="string">
            <text:p>"Learning",</text:p>
          </table:table-cell>
          <table:table-cell table:formula="of:=[.$I$1]&amp;[.D276]&amp;[.$J$1]&amp;[.$K$1]" office:value-type="string" office:string-value="&quot;Y&quot;," calcext:value-type="string">
            <text:p>"Y",</text:p>
          </table:table-cell>
        </table:table-row>
        <table:table-row table:style-name="ro1">
          <table:table-cell office:value-type="string" calcext:value-type="string">
            <text:p>LMOVE.1</text:p>
          </table:table-cell>
          <table:table-cell office:value-type="string" calcext:value-type="string">
            <text:p>LMOVE</text:p>
          </table:table-cell>
          <table:table-cell office:value-type="string" calcext:value-type="string">
            <text:p>General</text:p>
          </table:table-cell>
          <table:table-cell table:number-columns-repeated="11"/>
          <table:table-cell table:formula="of:=[.$I$1]&amp;[.A277]&amp;[.$J$1]&amp;[.$K$1]" office:value-type="string" office:string-value="&quot;LMOVE.1&quot;," calcext:value-type="string">
            <text:p>"LMOVE.1",</text:p>
          </table:table-cell>
          <table:table-cell table:formula="of:=[.$I$1]&amp;[.B277]&amp;[.$J$1]&amp;[.$K$1]" office:value-type="string" office:string-value="&quot;LMOVE&quot;," calcext:value-type="string">
            <text:p>"LMOVE",</text:p>
          </table:table-cell>
          <table:table-cell table:formula="of:=[.$I$1]&amp;[.C277]&amp;[.$J$1]&amp;[.$K$1]" office:value-type="string" office:string-value="&quot;General&quot;," calcext:value-type="string">
            <text:p>"General",</text:p>
          </table:table-cell>
          <table:table-cell table:formula="of:=[.$I$1]&amp;[.D277]&amp;[.$J$1]&amp;[.$K$1]" office:value-type="string" office:string-value="&quot;&quot;," calcext:value-type="string">
            <text:p>"",</text:p>
          </table:table-cell>
        </table:table-row>
        <table:table-row table:style-name="ro1">
          <table:table-cell office:value-type="string" calcext:value-type="string">
            <text:p>LMOVE.2</text:p>
          </table:table-cell>
          <table:table-cell office:value-type="string" calcext:value-type="string">
            <text:p>LMOVE</text:p>
          </table:table-cell>
          <table:table-cell office:value-type="string" calcext:value-type="string">
            <text:p>Neighborhood Research</text:p>
          </table:table-cell>
          <table:table-cell table:number-columns-repeated="11"/>
          <table:table-cell table:formula="of:=[.$I$1]&amp;[.A278]&amp;[.$J$1]&amp;[.$K$1]" office:value-type="string" office:string-value="&quot;LMOVE.2&quot;," calcext:value-type="string">
            <text:p>"LMOVE.2",</text:p>
          </table:table-cell>
          <table:table-cell table:formula="of:=[.$I$1]&amp;[.B278]&amp;[.$J$1]&amp;[.$K$1]" office:value-type="string" office:string-value="&quot;LMOVE&quot;," calcext:value-type="string">
            <text:p>"LMOVE",</text:p>
          </table:table-cell>
          <table:table-cell table:formula="of:=[.$I$1]&amp;[.C278]&amp;[.$J$1]&amp;[.$K$1]" office:value-type="string" office:string-value="&quot;Neighborhood Research&quot;," calcext:value-type="string">
            <text:p>"Neighborhood Research",</text:p>
          </table:table-cell>
          <table:table-cell table:formula="of:=[.$I$1]&amp;[.D278]&amp;[.$J$1]&amp;[.$K$1]" office:value-type="string" office:string-value="&quot;&quot;," calcext:value-type="string">
            <text:p>"",</text:p>
          </table:table-cell>
        </table:table-row>
        <table:table-row table:style-name="ro1">
          <table:table-cell office:value-type="string" calcext:value-type="string">
            <text:p>LMOVE.3</text:p>
          </table:table-cell>
          <table:table-cell office:value-type="string" calcext:value-type="string">
            <text:p>LMOVE</text:p>
          </table:table-cell>
          <table:table-cell office:value-type="string" calcext:value-type="string">
            <text:p>Apartment Listing Review</text:p>
          </table:table-cell>
          <table:table-cell table:number-columns-repeated="11"/>
          <table:table-cell table:formula="of:=[.$I$1]&amp;[.A279]&amp;[.$J$1]&amp;[.$K$1]" office:value-type="string" office:string-value="&quot;LMOVE.3&quot;," calcext:value-type="string">
            <text:p>"LMOVE.3",</text:p>
          </table:table-cell>
          <table:table-cell table:formula="of:=[.$I$1]&amp;[.B279]&amp;[.$J$1]&amp;[.$K$1]" office:value-type="string" office:string-value="&quot;LMOVE&quot;," calcext:value-type="string">
            <text:p>"LMOVE",</text:p>
          </table:table-cell>
          <table:table-cell table:formula="of:=[.$I$1]&amp;[.C279]&amp;[.$J$1]&amp;[.$K$1]" office:value-type="string" office:string-value="&quot;Apartment Listing Review&quot;," calcext:value-type="string">
            <text:p>"Apartment Listing Review",</text:p>
          </table:table-cell>
          <table:table-cell table:formula="of:=[.$I$1]&amp;[.D279]&amp;[.$J$1]&amp;[.$K$1]" office:value-type="string" office:string-value="&quot;&quot;," calcext:value-type="string">
            <text:p>"",</text:p>
          </table:table-cell>
        </table:table-row>
        <table:table-row table:style-name="ro1">
          <table:table-cell office:value-type="string" calcext:value-type="string">
            <text:p>LMOVE.4</text:p>
          </table:table-cell>
          <table:table-cell office:value-type="string" calcext:value-type="string">
            <text:p>LMOVE</text:p>
          </table:table-cell>
          <table:table-cell office:value-type="string" calcext:value-type="string">
            <text:p>Cost of Living Related Research</text:p>
          </table:table-cell>
          <table:table-cell table:number-columns-repeated="11"/>
          <table:table-cell table:formula="of:=[.$I$1]&amp;[.A280]&amp;[.$J$1]&amp;[.$K$1]" office:value-type="string" office:string-value="&quot;LMOVE.4&quot;," calcext:value-type="string">
            <text:p>"LMOVE.4",</text:p>
          </table:table-cell>
          <table:table-cell table:formula="of:=[.$I$1]&amp;[.B280]&amp;[.$J$1]&amp;[.$K$1]" office:value-type="string" office:string-value="&quot;LMOVE&quot;," calcext:value-type="string">
            <text:p>"LMOVE",</text:p>
          </table:table-cell>
          <table:table-cell table:formula="of:=[.$I$1]&amp;[.C280]&amp;[.$J$1]&amp;[.$K$1]" office:value-type="string" office:string-value="&quot;Cost of Living Related Research&quot;," calcext:value-type="string">
            <text:p>"Cost of Living Related Research",</text:p>
          </table:table-cell>
          <table:table-cell table:formula="of:=[.$I$1]&amp;[.D280]&amp;[.$J$1]&amp;[.$K$1]" office:value-type="string" office:string-value="&quot;&quot;," calcext:value-type="string">
            <text:p>"",</text:p>
          </table:table-cell>
        </table:table-row>
        <table:table-row table:style-name="ro1">
          <table:table-cell office:value-type="string" calcext:value-type="string">
            <text:p>BC</text:p>
          </table:table-cell>
          <table:table-cell office:value-type="string" calcext:value-type="string">
            <text:p>M.Friends</text:p>
          </table:table-cell>
          <table:table-cell office:value-type="string" calcext:value-type="string">
            <text:p>Brent</text:p>
          </table:table-cell>
          <table:table-cell office:value-type="string" calcext:value-type="string">
            <text:p>N</text:p>
          </table:table-cell>
          <table:table-cell table:number-columns-repeated="10"/>
          <table:table-cell table:formula="of:=[.$I$1]&amp;[.A281]&amp;[.$J$1]&amp;[.$K$1]" office:value-type="string" office:string-value="&quot;BC&quot;," calcext:value-type="string">
            <text:p>"BC",</text:p>
          </table:table-cell>
          <table:table-cell table:formula="of:=[.$I$1]&amp;[.B281]&amp;[.$J$1]&amp;[.$K$1]" office:value-type="string" office:string-value="&quot;M.Friends&quot;," calcext:value-type="string">
            <text:p>"M.Friends",</text:p>
          </table:table-cell>
          <table:table-cell table:formula="of:=[.$I$1]&amp;[.C281]&amp;[.$J$1]&amp;[.$K$1]" office:value-type="string" office:string-value="&quot;Brent&quot;," calcext:value-type="string">
            <text:p>"Brent",</text:p>
          </table:table-cell>
          <table:table-cell table:formula="of:=[.$I$1]&amp;[.D281]&amp;[.$J$1]&amp;[.$K$1]" office:value-type="string" office:string-value="&quot;N&quot;," calcext:value-type="string">
            <text:p>"N",</text:p>
          </table:table-cell>
        </table:table-row>
        <table:table-row table:style-name="ro1">
          <table:table-cell office:value-type="string" calcext:value-type="string">
            <text:p>DA</text:p>
          </table:table-cell>
          <table:table-cell office:value-type="string" calcext:value-type="string">
            <text:p>M.Friends</text:p>
          </table:table-cell>
          <table:table-cell office:value-type="string" calcext:value-type="string">
            <text:p>Dave A.</text:p>
          </table:table-cell>
          <table:table-cell office:value-type="string" calcext:value-type="string">
            <text:p>N</text:p>
          </table:table-cell>
          <table:table-cell table:number-columns-repeated="10"/>
          <table:table-cell table:formula="of:=[.$I$1]&amp;[.A282]&amp;[.$J$1]&amp;[.$K$1]" office:value-type="string" office:string-value="&quot;DA&quot;," calcext:value-type="string">
            <text:p>"DA",</text:p>
          </table:table-cell>
          <table:table-cell table:formula="of:=[.$I$1]&amp;[.B282]&amp;[.$J$1]&amp;[.$K$1]" office:value-type="string" office:string-value="&quot;M.Friends&quot;," calcext:value-type="string">
            <text:p>"M.Friends",</text:p>
          </table:table-cell>
          <table:table-cell table:formula="of:=[.$I$1]&amp;[.C282]&amp;[.$J$1]&amp;[.$K$1]" office:value-type="string" office:string-value="&quot;Dave A.&quot;," calcext:value-type="string">
            <text:p>"Dave A.",</text:p>
          </table:table-cell>
          <table:table-cell table:formula="of:=[.$I$1]&amp;[.D282]&amp;[.$J$1]&amp;[.$K$1]" office:value-type="string" office:string-value="&quot;N&quot;," calcext:value-type="string">
            <text:p>"N",</text:p>
          </table:table-cell>
        </table:table-row>
        <table:table-row table:style-name="ro1">
          <table:table-cell office:value-type="string" calcext:value-type="string">
            <text:p>DC</text:p>
          </table:table-cell>
          <table:table-cell office:value-type="string" calcext:value-type="string">
            <text:p>M.Friends</text:p>
          </table:table-cell>
          <table:table-cell office:value-type="string" calcext:value-type="string">
            <text:p>Dave</text:p>
          </table:table-cell>
          <table:table-cell table:number-columns-repeated="11"/>
          <table:table-cell table:formula="of:=[.$I$1]&amp;[.A283]&amp;[.$J$1]&amp;[.$K$1]" office:value-type="string" office:string-value="&quot;DC&quot;," calcext:value-type="string">
            <text:p>"DC",</text:p>
          </table:table-cell>
          <table:table-cell table:formula="of:=[.$I$1]&amp;[.B283]&amp;[.$J$1]&amp;[.$K$1]" office:value-type="string" office:string-value="&quot;M.Friends&quot;," calcext:value-type="string">
            <text:p>"M.Friends",</text:p>
          </table:table-cell>
          <table:table-cell table:formula="of:=[.$I$1]&amp;[.C283]&amp;[.$J$1]&amp;[.$K$1]" office:value-type="string" office:string-value="&quot;Dave&quot;," calcext:value-type="string">
            <text:p>"Dave",</text:p>
          </table:table-cell>
          <table:table-cell table:formula="of:=[.$I$1]&amp;[.D283]&amp;[.$J$1]&amp;[.$K$1]" office:value-type="string" office:string-value="&quot;&quot;," calcext:value-type="string">
            <text:p>"",</text:p>
          </table:table-cell>
        </table:table-row>
        <table:table-row table:style-name="ro1">
          <table:table-cell office:value-type="string" calcext:value-type="string">
            <text:p>DL</text:p>
          </table:table-cell>
          <table:table-cell office:value-type="string" calcext:value-type="string">
            <text:p>M.Friends</text:p>
          </table:table-cell>
          <table:table-cell office:value-type="string" calcext:value-type="string">
            <text:p>Dan</text:p>
          </table:table-cell>
          <table:table-cell office:value-type="string" calcext:value-type="string">
            <text:p>N</text:p>
          </table:table-cell>
          <table:table-cell table:number-columns-repeated="10"/>
          <table:table-cell table:formula="of:=[.$I$1]&amp;[.A284]&amp;[.$J$1]&amp;[.$K$1]" office:value-type="string" office:string-value="&quot;DL&quot;," calcext:value-type="string">
            <text:p>"DL",</text:p>
          </table:table-cell>
          <table:table-cell table:formula="of:=[.$I$1]&amp;[.B284]&amp;[.$J$1]&amp;[.$K$1]" office:value-type="string" office:string-value="&quot;M.Friends&quot;," calcext:value-type="string">
            <text:p>"M.Friends",</text:p>
          </table:table-cell>
          <table:table-cell table:formula="of:=[.$I$1]&amp;[.C284]&amp;[.$J$1]&amp;[.$K$1]" office:value-type="string" office:string-value="&quot;Dan&quot;," calcext:value-type="string">
            <text:p>"Dan",</text:p>
          </table:table-cell>
          <table:table-cell table:formula="of:=[.$I$1]&amp;[.D284]&amp;[.$J$1]&amp;[.$K$1]" office:value-type="string" office:string-value="&quot;N&quot;," calcext:value-type="string">
            <text:p>"N",</text:p>
          </table:table-cell>
        </table:table-row>
        <table:table-row table:style-name="ro1">
          <table:table-cell office:value-type="string" calcext:value-type="string">
            <text:p>PS</text:p>
          </table:table-cell>
          <table:table-cell office:value-type="string" calcext:value-type="string">
            <text:p>M.Friends</text:p>
          </table:table-cell>
          <table:table-cell office:value-type="string" calcext:value-type="string">
            <text:p>Patrick</text:p>
          </table:table-cell>
          <table:table-cell office:value-type="string" calcext:value-type="string">
            <text:p>N</text:p>
          </table:table-cell>
          <table:table-cell table:number-columns-repeated="10"/>
          <table:table-cell table:formula="of:=[.$I$1]&amp;[.A285]&amp;[.$J$1]&amp;[.$K$1]" office:value-type="string" office:string-value="&quot;PS&quot;," calcext:value-type="string">
            <text:p>"PS",</text:p>
          </table:table-cell>
          <table:table-cell table:formula="of:=[.$I$1]&amp;[.B285]&amp;[.$J$1]&amp;[.$K$1]" office:value-type="string" office:string-value="&quot;M.Friends&quot;," calcext:value-type="string">
            <text:p>"M.Friends",</text:p>
          </table:table-cell>
          <table:table-cell table:formula="of:=[.$I$1]&amp;[.C285]&amp;[.$J$1]&amp;[.$K$1]" office:value-type="string" office:string-value="&quot;Patrick&quot;," calcext:value-type="string">
            <text:p>"Patrick",</text:p>
          </table:table-cell>
          <table:table-cell table:formula="of:=[.$I$1]&amp;[.D285]&amp;[.$J$1]&amp;[.$K$1]" office:value-type="string" office:string-value="&quot;N&quot;," calcext:value-type="string">
            <text:p>"N",</text:p>
          </table:table-cell>
        </table:table-row>
        <table:table-row table:style-name="ro1">
          <table:table-cell office:value-type="string" calcext:value-type="string">
            <text:p>RC</text:p>
          </table:table-cell>
          <table:table-cell office:value-type="string" calcext:value-type="string">
            <text:p>M.Friends</text:p>
          </table:table-cell>
          <table:table-cell office:value-type="string" calcext:value-type="string">
            <text:p>Ray</text:p>
          </table:table-cell>
          <table:table-cell office:value-type="string" calcext:value-type="string">
            <text:p>Y</text:p>
          </table:table-cell>
          <table:table-cell table:number-columns-repeated="10"/>
          <table:table-cell table:formula="of:=[.$I$1]&amp;[.A286]&amp;[.$J$1]&amp;[.$K$1]" office:value-type="string" office:string-value="&quot;RC&quot;," calcext:value-type="string">
            <text:p>"RC",</text:p>
          </table:table-cell>
          <table:table-cell table:formula="of:=[.$I$1]&amp;[.B286]&amp;[.$J$1]&amp;[.$K$1]" office:value-type="string" office:string-value="&quot;M.Friends&quot;," calcext:value-type="string">
            <text:p>"M.Friends",</text:p>
          </table:table-cell>
          <table:table-cell table:formula="of:=[.$I$1]&amp;[.C286]&amp;[.$J$1]&amp;[.$K$1]" office:value-type="string" office:string-value="&quot;Ray&quot;," calcext:value-type="string">
            <text:p>"Ray",</text:p>
          </table:table-cell>
          <table:table-cell table:formula="of:=[.$I$1]&amp;[.D286]&amp;[.$J$1]&amp;[.$K$1]" office:value-type="string" office:string-value="&quot;Y&quot;," calcext:value-type="string">
            <text:p>"Y",</text:p>
          </table:table-cell>
        </table:table-row>
        <table:table-row table:style-name="ro1">
          <table:table-cell office:value-type="string" calcext:value-type="string">
            <text:p>MP</text:p>
          </table:table-cell>
          <table:table-cell office:value-type="string" calcext:value-type="string">
            <text:p>M.Friends</text:p>
          </table:table-cell>
          <table:table-cell office:value-type="string" calcext:value-type="string">
            <text:p>Milo</text:p>
          </table:table-cell>
          <table:table-cell office:value-type="string" calcext:value-type="string">
            <text:p>Y</text:p>
          </table:table-cell>
          <table:table-cell table:number-columns-repeated="10"/>
          <table:table-cell table:formula="of:=[.$I$1]&amp;[.A287]&amp;[.$J$1]&amp;[.$K$1]" office:value-type="string" office:string-value="&quot;MP&quot;," calcext:value-type="string">
            <text:p>"MP",</text:p>
          </table:table-cell>
          <table:table-cell table:formula="of:=[.$I$1]&amp;[.B287]&amp;[.$J$1]&amp;[.$K$1]" office:value-type="string" office:string-value="&quot;M.Friends&quot;," calcext:value-type="string">
            <text:p>"M.Friends",</text:p>
          </table:table-cell>
          <table:table-cell table:formula="of:=[.$I$1]&amp;[.C287]&amp;[.$J$1]&amp;[.$K$1]" office:value-type="string" office:string-value="&quot;Milo&quot;," calcext:value-type="string">
            <text:p>"Milo",</text:p>
          </table:table-cell>
          <table:table-cell table:formula="of:=[.$I$1]&amp;[.D287]&amp;[.$J$1]&amp;[.$K$1]" office:value-type="string" office:string-value="&quot;Y&quot;," calcext:value-type="string">
            <text:p>"Y",</text:p>
          </table:table-cell>
        </table:table-row>
        <table:table-row table:style-name="ro1">
          <table:table-cell office:value-type="string" calcext:value-type="string">
            <text:p>TB</text:p>
          </table:table-cell>
          <table:table-cell office:value-type="string" calcext:value-type="string">
            <text:p>M.Friends</text:p>
          </table:table-cell>
          <table:table-cell office:value-type="string" calcext:value-type="string">
            <text:p>Tom</text:p>
          </table:table-cell>
          <table:table-cell office:value-type="string" calcext:value-type="string">
            <text:p>N</text:p>
          </table:table-cell>
          <table:table-cell table:number-columns-repeated="10"/>
          <table:table-cell table:formula="of:=[.$I$1]&amp;[.A288]&amp;[.$J$1]&amp;[.$K$1]" office:value-type="string" office:string-value="&quot;TB&quot;," calcext:value-type="string">
            <text:p>"TB",</text:p>
          </table:table-cell>
          <table:table-cell table:formula="of:=[.$I$1]&amp;[.B288]&amp;[.$J$1]&amp;[.$K$1]" office:value-type="string" office:string-value="&quot;M.Friends&quot;," calcext:value-type="string">
            <text:p>"M.Friends",</text:p>
          </table:table-cell>
          <table:table-cell table:formula="of:=[.$I$1]&amp;[.C288]&amp;[.$J$1]&amp;[.$K$1]" office:value-type="string" office:string-value="&quot;Tom&quot;," calcext:value-type="string">
            <text:p>"Tom",</text:p>
          </table:table-cell>
          <table:table-cell table:formula="of:=[.$I$1]&amp;[.D288]&amp;[.$J$1]&amp;[.$K$1]" office:value-type="string" office:string-value="&quot;N&quot;," calcext:value-type="string">
            <text:p>"N",</text:p>
          </table:table-cell>
        </table:table-row>
        <table:table-row table:style-name="ro1">
          <table:table-cell office:value-type="string" calcext:value-type="string">
            <text:p>MEET.1</text:p>
          </table:table-cell>
          <table:table-cell office:value-type="string" calcext:value-type="string">
            <text:p>MEET</text:p>
          </table:table-cell>
          <table:table-cell office:value-type="string" calcext:value-type="string">
            <text:p>Team Meeting</text:p>
          </table:table-cell>
          <table:table-cell table:number-columns-repeated="11"/>
          <table:table-cell table:formula="of:=[.$I$1]&amp;[.A289]&amp;[.$J$1]&amp;[.$K$1]" office:value-type="string" office:string-value="&quot;MEET.1&quot;," calcext:value-type="string">
            <text:p>"MEET.1",</text:p>
          </table:table-cell>
          <table:table-cell table:formula="of:=[.$I$1]&amp;[.B289]&amp;[.$J$1]&amp;[.$K$1]" office:value-type="string" office:string-value="&quot;MEET&quot;," calcext:value-type="string">
            <text:p>"MEET",</text:p>
          </table:table-cell>
          <table:table-cell table:formula="of:=[.$I$1]&amp;[.C289]&amp;[.$J$1]&amp;[.$K$1]" office:value-type="string" office:string-value="&quot;Team Meeting&quot;," calcext:value-type="string">
            <text:p>"Team Meeting",</text:p>
          </table:table-cell>
          <table:table-cell table:formula="of:=[.$I$1]&amp;[.D289]&amp;[.$J$1]&amp;[.$K$1]" office:value-type="string" office:string-value="&quot;&quot;," calcext:value-type="string">
            <text:p>"",</text:p>
          </table:table-cell>
        </table:table-row>
        <table:table-row table:style-name="ro1">
          <table:table-cell table:number-columns-repeated="3" office:value-type="string" calcext:value-type="string">
            <text:p>NA</text:p>
          </table:table-cell>
          <table:table-cell table:number-columns-repeated="11"/>
          <table:table-cell table:formula="of:=[.$I$1]&amp;[.A290]&amp;[.$J$1]&amp;[.$K$1]" office:value-type="string" office:string-value="&quot;NA&quot;," calcext:value-type="string">
            <text:p>"NA",</text:p>
          </table:table-cell>
          <table:table-cell table:formula="of:=[.$I$1]&amp;[.B290]&amp;[.$J$1]&amp;[.$K$1]" office:value-type="string" office:string-value="&quot;NA&quot;," calcext:value-type="string">
            <text:p>"NA",</text:p>
          </table:table-cell>
          <table:table-cell table:formula="of:=[.$I$1]&amp;[.C290]&amp;[.$J$1]&amp;[.$K$1]" office:value-type="string" office:string-value="&quot;NA&quot;," calcext:value-type="string">
            <text:p>"NA",</text:p>
          </table:table-cell>
          <table:table-cell table:formula="of:=[.$I$1]&amp;[.D290]&amp;[.$J$1]&amp;[.$K$1]" office:value-type="string" office:string-value="&quot;&quot;," calcext:value-type="string">
            <text:p>"",</text:p>
          </table:table-cell>
        </table:table-row>
        <table:table-row table:style-name="ro1">
          <table:table-cell office:value-type="string" calcext:value-type="string">
            <text:p>PCD.1</text:p>
          </table:table-cell>
          <table:table-cell office:value-type="string" calcext:value-type="string">
            <text:p>PCD</text:p>
          </table:table-cell>
          <table:table-cell office:value-type="string" calcext:value-type="string">
            <text:p>Coaching</text:p>
          </table:table-cell>
          <table:table-cell office:value-type="string" calcext:value-type="string">
            <text:p>N</text:p>
          </table:table-cell>
          <table:table-cell table:number-columns-repeated="10"/>
          <table:table-cell table:formula="of:=[.$I$1]&amp;[.A291]&amp;[.$J$1]&amp;[.$K$1]" office:value-type="string" office:string-value="&quot;PCD.1&quot;," calcext:value-type="string">
            <text:p>"PCD.1",</text:p>
          </table:table-cell>
          <table:table-cell table:formula="of:=[.$I$1]&amp;[.B291]&amp;[.$J$1]&amp;[.$K$1]" office:value-type="string" office:string-value="&quot;PCD&quot;," calcext:value-type="string">
            <text:p>"PCD",</text:p>
          </table:table-cell>
          <table:table-cell table:formula="of:=[.$I$1]&amp;[.C291]&amp;[.$J$1]&amp;[.$K$1]" office:value-type="string" office:string-value="&quot;Coaching&quot;," calcext:value-type="string">
            <text:p>"Coaching",</text:p>
          </table:table-cell>
          <table:table-cell table:formula="of:=[.$I$1]&amp;[.D291]&amp;[.$J$1]&amp;[.$K$1]" office:value-type="string" office:string-value="&quot;N&quot;," calcext:value-type="string">
            <text:p>"N",</text:p>
          </table:table-cell>
        </table:table-row>
        <table:table-row table:style-name="ro1">
          <table:table-cell office:value-type="string" calcext:value-type="string">
            <text:p>PCD.2</text:p>
          </table:table-cell>
          <table:table-cell office:value-type="string" calcext:value-type="string">
            <text:p>PCD</text:p>
          </table:table-cell>
          <table:table-cell office:value-type="string" calcext:value-type="string">
            <text:p>Development Planning</text:p>
          </table:table-cell>
          <table:table-cell office:value-type="string" calcext:value-type="string">
            <text:p>N</text:p>
          </table:table-cell>
          <table:table-cell table:number-columns-repeated="10"/>
          <table:table-cell table:formula="of:=[.$I$1]&amp;[.A292]&amp;[.$J$1]&amp;[.$K$1]" office:value-type="string" office:string-value="&quot;PCD.2&quot;," calcext:value-type="string">
            <text:p>"PCD.2",</text:p>
          </table:table-cell>
          <table:table-cell table:formula="of:=[.$I$1]&amp;[.B292]&amp;[.$J$1]&amp;[.$K$1]" office:value-type="string" office:string-value="&quot;PCD&quot;," calcext:value-type="string">
            <text:p>"PCD",</text:p>
          </table:table-cell>
          <table:table-cell table:formula="of:=[.$I$1]&amp;[.C292]&amp;[.$J$1]&amp;[.$K$1]" office:value-type="string" office:string-value="&quot;Development Planning&quot;," calcext:value-type="string">
            <text:p>"Development Planning",</text:p>
          </table:table-cell>
          <table:table-cell table:formula="of:=[.$I$1]&amp;[.D292]&amp;[.$J$1]&amp;[.$K$1]" office:value-type="string" office:string-value="&quot;N&quot;," calcext:value-type="string">
            <text:p>"N",</text:p>
          </table:table-cell>
        </table:table-row>
        <table:table-row table:style-name="ro1">
          <table:table-cell office:value-type="string" calcext:value-type="string">
            <text:p>PCD.3</text:p>
          </table:table-cell>
          <table:table-cell office:value-type="string" calcext:value-type="string">
            <text:p>PCD</text:p>
          </table:table-cell>
          <table:table-cell office:value-type="string" calcext:value-type="string">
            <text:p>Performance Discussions</text:p>
          </table:table-cell>
          <table:table-cell office:value-type="string" calcext:value-type="string">
            <text:p>N</text:p>
          </table:table-cell>
          <table:table-cell table:number-columns-repeated="10"/>
          <table:table-cell table:formula="of:=[.$I$1]&amp;[.A293]&amp;[.$J$1]&amp;[.$K$1]" office:value-type="string" office:string-value="&quot;PCD.3&quot;," calcext:value-type="string">
            <text:p>"PCD.3",</text:p>
          </table:table-cell>
          <table:table-cell table:formula="of:=[.$I$1]&amp;[.B293]&amp;[.$J$1]&amp;[.$K$1]" office:value-type="string" office:string-value="&quot;PCD&quot;," calcext:value-type="string">
            <text:p>"PCD",</text:p>
          </table:table-cell>
          <table:table-cell table:formula="of:=[.$I$1]&amp;[.C293]&amp;[.$J$1]&amp;[.$K$1]" office:value-type="string" office:string-value="&quot;Performance Discussions&quot;," calcext:value-type="string">
            <text:p>"Performance Discussions",</text:p>
          </table:table-cell>
          <table:table-cell table:formula="of:=[.$I$1]&amp;[.D293]&amp;[.$J$1]&amp;[.$K$1]" office:value-type="string" office:string-value="&quot;N&quot;," calcext:value-type="string">
            <text:p>"N",</text:p>
          </table:table-cell>
        </table:table-row>
        <table:table-row table:style-name="ro1">
          <table:table-cell office:value-type="string" calcext:value-type="string">
            <text:p>PCD.4</text:p>
          </table:table-cell>
          <table:table-cell office:value-type="string" calcext:value-type="string">
            <text:p>PCD</text:p>
          </table:table-cell>
          <table:table-cell office:value-type="string" calcext:value-type="string">
            <text:p>Candidate Interview</text:p>
          </table:table-cell>
          <table:table-cell office:value-type="string" calcext:value-type="string">
            <text:p>N</text:p>
          </table:table-cell>
          <table:table-cell table:number-columns-repeated="10"/>
          <table:table-cell table:formula="of:=[.$I$1]&amp;[.A294]&amp;[.$J$1]&amp;[.$K$1]" office:value-type="string" office:string-value="&quot;PCD.4&quot;," calcext:value-type="string">
            <text:p>"PCD.4",</text:p>
          </table:table-cell>
          <table:table-cell table:formula="of:=[.$I$1]&amp;[.B294]&amp;[.$J$1]&amp;[.$K$1]" office:value-type="string" office:string-value="&quot;PCD&quot;," calcext:value-type="string">
            <text:p>"PCD",</text:p>
          </table:table-cell>
          <table:table-cell table:formula="of:=[.$I$1]&amp;[.C294]&amp;[.$J$1]&amp;[.$K$1]" office:value-type="string" office:string-value="&quot;Candidate Interview&quot;," calcext:value-type="string">
            <text:p>"Candidate Interview",</text:p>
          </table:table-cell>
          <table:table-cell table:formula="of:=[.$I$1]&amp;[.D294]&amp;[.$J$1]&amp;[.$K$1]" office:value-type="string" office:string-value="&quot;N&quot;," calcext:value-type="string">
            <text:p>"N",</text:p>
          </table:table-cell>
        </table:table-row>
        <table:table-row table:style-name="ro1">
          <table:table-cell office:value-type="string" calcext:value-type="string">
            <text:p>PCD.5</text:p>
          </table:table-cell>
          <table:table-cell office:value-type="string" calcext:value-type="string">
            <text:p>PCD</text:p>
          </table:table-cell>
          <table:table-cell office:value-type="string" calcext:value-type="string">
            <text:p>PCD - General</text:p>
          </table:table-cell>
          <table:table-cell office:value-type="string" calcext:value-type="string">
            <text:p>Y</text:p>
          </table:table-cell>
          <table:table-cell table:number-columns-repeated="10"/>
          <table:table-cell table:formula="of:=[.$I$1]&amp;[.A295]&amp;[.$J$1]&amp;[.$K$1]" office:value-type="string" office:string-value="&quot;PCD.5&quot;," calcext:value-type="string">
            <text:p>"PCD.5",</text:p>
          </table:table-cell>
          <table:table-cell table:formula="of:=[.$I$1]&amp;[.B295]&amp;[.$J$1]&amp;[.$K$1]" office:value-type="string" office:string-value="&quot;PCD&quot;," calcext:value-type="string">
            <text:p>"PCD",</text:p>
          </table:table-cell>
          <table:table-cell table:formula="of:=[.$I$1]&amp;[.C295]&amp;[.$J$1]&amp;[.$K$1]" office:value-type="string" office:string-value="&quot;PCD - General&quot;," calcext:value-type="string">
            <text:p>"PCD - General",</text:p>
          </table:table-cell>
          <table:table-cell table:formula="of:=[.$I$1]&amp;[.D295]&amp;[.$J$1]&amp;[.$K$1]" office:value-type="string" office:string-value="&quot;Y&quot;," calcext:value-type="string">
            <text:p>"Y",</text:p>
          </table:table-cell>
        </table:table-row>
        <table:table-row table:style-name="ro1">
          <table:table-cell office:value-type="string" calcext:value-type="string">
            <text:p>PCD.6</text:p>
          </table:table-cell>
          <table:table-cell office:value-type="string" calcext:value-type="string">
            <text:p>PCD</text:p>
          </table:table-cell>
          <table:table-cell office:value-type="string" calcext:value-type="string">
            <text:p>Self Evaluations</text:p>
          </table:table-cell>
          <table:table-cell table:number-columns-repeated="11"/>
          <table:table-cell table:formula="of:=[.$I$1]&amp;[.A296]&amp;[.$J$1]&amp;[.$K$1]" office:value-type="string" office:string-value="&quot;PCD.6&quot;," calcext:value-type="string">
            <text:p>"PCD.6",</text:p>
          </table:table-cell>
          <table:table-cell table:formula="of:=[.$I$1]&amp;[.B296]&amp;[.$J$1]&amp;[.$K$1]" office:value-type="string" office:string-value="&quot;PCD&quot;," calcext:value-type="string">
            <text:p>"PCD",</text:p>
          </table:table-cell>
          <table:table-cell table:formula="of:=[.$I$1]&amp;[.C296]&amp;[.$J$1]&amp;[.$K$1]" office:value-type="string" office:string-value="&quot;Self Evaluations&quot;," calcext:value-type="string">
            <text:p>"Self Evaluations",</text:p>
          </table:table-cell>
          <table:table-cell table:formula="of:=[.$I$1]&amp;[.D296]&amp;[.$J$1]&amp;[.$K$1]" office:value-type="string" office:string-value="&quot;&quot;," calcext:value-type="string">
            <text:p>"",</text:p>
          </table:table-cell>
        </table:table-row>
        <table:table-row table:style-name="ro1">
          <table:table-cell office:value-type="string" calcext:value-type="string">
            <text:p>PERSONAL.1</text:p>
          </table:table-cell>
          <table:table-cell office:value-type="string" calcext:value-type="string">
            <text:p>PERSONAL</text:p>
          </table:table-cell>
          <table:table-cell office:value-type="string" calcext:value-type="string">
            <text:p>Non-Productive</text:p>
          </table:table-cell>
          <table:table-cell table:number-columns-repeated="11"/>
          <table:table-cell table:formula="of:=[.$I$1]&amp;[.A297]&amp;[.$J$1]&amp;[.$K$1]" office:value-type="string" office:string-value="&quot;PERSONAL.1&quot;," calcext:value-type="string">
            <text:p>"PERSONAL.1",</text:p>
          </table:table-cell>
          <table:table-cell table:formula="of:=[.$I$1]&amp;[.B297]&amp;[.$J$1]&amp;[.$K$1]" office:value-type="string" office:string-value="&quot;PERSONAL&quot;," calcext:value-type="string">
            <text:p>"PERSONAL",</text:p>
          </table:table-cell>
          <table:table-cell table:formula="of:=[.$I$1]&amp;[.C297]&amp;[.$J$1]&amp;[.$K$1]" office:value-type="string" office:string-value="&quot;Non-Productive&quot;," calcext:value-type="string">
            <text:p>"Non-Productive",</text:p>
          </table:table-cell>
          <table:table-cell table:formula="of:=[.$I$1]&amp;[.D297]&amp;[.$J$1]&amp;[.$K$1]" office:value-type="string" office:string-value="&quot;&quot;," calcext:value-type="string">
            <text:p>"",</text:p>
          </table:table-cell>
        </table:table-row>
        <table:table-row table:style-name="ro1">
          <table:table-cell office:value-type="string" calcext:value-type="string">
            <text:p>PERSONAL.2</text:p>
          </table:table-cell>
          <table:table-cell office:value-type="string" calcext:value-type="string">
            <text:p>PERSONAL</text:p>
          </table:table-cell>
          <table:table-cell office:value-type="string" calcext:value-type="string">
            <text:p>Routine</text:p>
          </table:table-cell>
          <table:table-cell table:number-columns-repeated="11"/>
          <table:table-cell table:formula="of:=[.$I$1]&amp;[.A298]&amp;[.$J$1]&amp;[.$K$1]" office:value-type="string" office:string-value="&quot;PERSONAL.2&quot;," calcext:value-type="string">
            <text:p>"PERSONAL.2",</text:p>
          </table:table-cell>
          <table:table-cell table:formula="of:=[.$I$1]&amp;[.B298]&amp;[.$J$1]&amp;[.$K$1]" office:value-type="string" office:string-value="&quot;PERSONAL&quot;," calcext:value-type="string">
            <text:p>"PERSONAL",</text:p>
          </table:table-cell>
          <table:table-cell table:formula="of:=[.$I$1]&amp;[.C298]&amp;[.$J$1]&amp;[.$K$1]" office:value-type="string" office:string-value="&quot;Routine&quot;," calcext:value-type="string">
            <text:p>"Routine",</text:p>
          </table:table-cell>
          <table:table-cell table:formula="of:=[.$I$1]&amp;[.D298]&amp;[.$J$1]&amp;[.$K$1]" office:value-type="string" office:string-value="&quot;&quot;," calcext:value-type="string">
            <text:p>"",</text:p>
          </table:table-cell>
        </table:table-row>
        <table:table-row table:style-name="ro1">
          <table:table-cell office:value-type="string" calcext:value-type="string">
            <text:p>PERSONAL.3</text:p>
          </table:table-cell>
          <table:table-cell office:value-type="string" calcext:value-type="string">
            <text:p>PERSONAL</text:p>
          </table:table-cell>
          <table:table-cell office:value-type="string" calcext:value-type="string">
            <text:p>Productive</text:p>
          </table:table-cell>
          <table:table-cell table:number-columns-repeated="11"/>
          <table:table-cell table:formula="of:=[.$I$1]&amp;[.A299]&amp;[.$J$1]&amp;[.$K$1]" office:value-type="string" office:string-value="&quot;PERSONAL.3&quot;," calcext:value-type="string">
            <text:p>"PERSONAL.3",</text:p>
          </table:table-cell>
          <table:table-cell table:formula="of:=[.$I$1]&amp;[.B299]&amp;[.$J$1]&amp;[.$K$1]" office:value-type="string" office:string-value="&quot;PERSONAL&quot;," calcext:value-type="string">
            <text:p>"PERSONAL",</text:p>
          </table:table-cell>
          <table:table-cell table:formula="of:=[.$I$1]&amp;[.C299]&amp;[.$J$1]&amp;[.$K$1]" office:value-type="string" office:string-value="&quot;Productive&quot;," calcext:value-type="string">
            <text:p>"Productive",</text:p>
          </table:table-cell>
          <table:table-cell table:formula="of:=[.$I$1]&amp;[.D299]&amp;[.$J$1]&amp;[.$K$1]" office:value-type="string" office:string-value="&quot;&quot;," calcext:value-type="string">
            <text:p>"",</text:p>
          </table:table-cell>
        </table:table-row>
        <table:table-row table:style-name="ro1">
          <table:table-cell office:value-type="string" calcext:value-type="string">
            <text:p>PERSONAL.4</text:p>
          </table:table-cell>
          <table:table-cell office:value-type="string" calcext:value-type="string">
            <text:p>PERSONAL</text:p>
          </table:table-cell>
          <table:table-cell office:value-type="string" calcext:value-type="string">
            <text:p>Health</text:p>
          </table:table-cell>
          <table:table-cell table:number-columns-repeated="11"/>
          <table:table-cell table:formula="of:=[.$I$1]&amp;[.A300]&amp;[.$J$1]&amp;[.$K$1]" office:value-type="string" office:string-value="&quot;PERSONAL.4&quot;," calcext:value-type="string">
            <text:p>"PERSONAL.4",</text:p>
          </table:table-cell>
          <table:table-cell table:formula="of:=[.$I$1]&amp;[.B300]&amp;[.$J$1]&amp;[.$K$1]" office:value-type="string" office:string-value="&quot;PERSONAL&quot;," calcext:value-type="string">
            <text:p>"PERSONAL",</text:p>
          </table:table-cell>
          <table:table-cell table:formula="of:=[.$I$1]&amp;[.C300]&amp;[.$J$1]&amp;[.$K$1]" office:value-type="string" office:string-value="&quot;Health&quot;," calcext:value-type="string">
            <text:p>"Health",</text:p>
          </table:table-cell>
          <table:table-cell table:formula="of:=[.$I$1]&amp;[.D300]&amp;[.$J$1]&amp;[.$K$1]" office:value-type="string" office:string-value="&quot;&quot;," calcext:value-type="string">
            <text:p>"",</text:p>
          </table:table-cell>
        </table:table-row>
        <table:table-row table:style-name="ro1">
          <table:table-cell office:value-type="string" calcext:value-type="string">
            <text:p>BREAK</text:p>
          </table:table-cell>
          <table:table-cell office:value-type="string" calcext:value-type="string">
            <text:p>PERSONAL</text:p>
          </table:table-cell>
          <table:table-cell office:value-type="string" calcext:value-type="string">
            <text:p>Break</text:p>
          </table:table-cell>
          <table:table-cell table:number-columns-repeated="11"/>
          <table:table-cell table:formula="of:=[.$I$1]&amp;[.A301]&amp;[.$J$1]&amp;[.$K$1]" office:value-type="string" office:string-value="&quot;BREAK&quot;," calcext:value-type="string">
            <text:p>"BREAK",</text:p>
          </table:table-cell>
          <table:table-cell table:formula="of:=[.$I$1]&amp;[.B301]&amp;[.$J$1]&amp;[.$K$1]" office:value-type="string" office:string-value="&quot;PERSONAL&quot;," calcext:value-type="string">
            <text:p>"PERSONAL",</text:p>
          </table:table-cell>
          <table:table-cell table:formula="of:=[.$I$1]&amp;[.C301]&amp;[.$J$1]&amp;[.$K$1]" office:value-type="string" office:string-value="&quot;Break&quot;," calcext:value-type="string">
            <text:p>"Break",</text:p>
          </table:table-cell>
          <table:table-cell table:formula="of:=[.$I$1]&amp;[.D301]&amp;[.$J$1]&amp;[.$K$1]" office:value-type="string" office:string-value="&quot;&quot;," calcext:value-type="string">
            <text:p>"",</text:p>
          </table:table-cell>
        </table:table-row>
        <table:table-row table:style-name="ro1">
          <table:table-cell office:value-type="string" calcext:value-type="string">
            <text:p>PERSONAL.5</text:p>
          </table:table-cell>
          <table:table-cell office:value-type="string" calcext:value-type="string">
            <text:p>TRANS</text:p>
          </table:table-cell>
          <table:table-cell office:value-type="string" calcext:value-type="string">
            <text:p>Driving</text:p>
          </table:table-cell>
          <table:table-cell table:number-columns-repeated="11"/>
          <table:table-cell table:formula="of:=[.$I$1]&amp;[.A302]&amp;[.$J$1]&amp;[.$K$1]" office:value-type="string" office:string-value="&quot;PERSONAL.5&quot;," calcext:value-type="string">
            <text:p>"PERSONAL.5",</text:p>
          </table:table-cell>
          <table:table-cell table:formula="of:=[.$I$1]&amp;[.B302]&amp;[.$J$1]&amp;[.$K$1]" office:value-type="string" office:string-value="&quot;TRANS&quot;," calcext:value-type="string">
            <text:p>"TRANS",</text:p>
          </table:table-cell>
          <table:table-cell table:formula="of:=[.$I$1]&amp;[.C302]&amp;[.$J$1]&amp;[.$K$1]" office:value-type="string" office:string-value="&quot;Driving&quot;," calcext:value-type="string">
            <text:p>"Driving",</text:p>
          </table:table-cell>
          <table:table-cell table:formula="of:=[.$I$1]&amp;[.D302]&amp;[.$J$1]&amp;[.$K$1]" office:value-type="string" office:string-value="&quot;&quot;," calcext:value-type="string">
            <text:p>"",</text:p>
          </table:table-cell>
        </table:table-row>
        <table:table-row table:style-name="ro1">
          <table:table-cell office:value-type="string" calcext:value-type="string">
            <text:p>PERSONAL.6</text:p>
          </table:table-cell>
          <table:table-cell office:value-type="string" calcext:value-type="string">
            <text:p>PERSONAL</text:p>
          </table:table-cell>
          <table:table-cell office:value-type="string" calcext:value-type="string">
            <text:p>Career</text:p>
          </table:table-cell>
          <table:table-cell office:value-type="string" calcext:value-type="string">
            <text:p>Y</text:p>
          </table:table-cell>
          <table:table-cell table:number-columns-repeated="10"/>
          <table:table-cell table:formula="of:=[.$I$1]&amp;[.A303]&amp;[.$J$1]&amp;[.$K$1]" office:value-type="string" office:string-value="&quot;PERSONAL.6&quot;," calcext:value-type="string">
            <text:p>"PERSONAL.6",</text:p>
          </table:table-cell>
          <table:table-cell table:formula="of:=[.$I$1]&amp;[.B303]&amp;[.$J$1]&amp;[.$K$1]" office:value-type="string" office:string-value="&quot;PERSONAL&quot;," calcext:value-type="string">
            <text:p>"PERSONAL",</text:p>
          </table:table-cell>
          <table:table-cell table:formula="of:=[.$I$1]&amp;[.C303]&amp;[.$J$1]&amp;[.$K$1]" office:value-type="string" office:string-value="&quot;Career&quot;," calcext:value-type="string">
            <text:p>"Career",</text:p>
          </table:table-cell>
          <table:table-cell table:formula="of:=[.$I$1]&amp;[.D303]&amp;[.$J$1]&amp;[.$K$1]" office:value-type="string" office:string-value="&quot;Y&quot;," calcext:value-type="string">
            <text:p>"Y",</text:p>
          </table:table-cell>
        </table:table-row>
        <table:table-row table:style-name="ro1">
          <table:table-cell office:value-type="string" calcext:value-type="string">
            <text:p>PERSONAL.7</text:p>
          </table:table-cell>
          <table:table-cell office:value-type="string" calcext:value-type="string">
            <text:p>PERSONAL</text:p>
          </table:table-cell>
          <table:table-cell office:value-type="string" calcext:value-type="string">
            <text:p>Shopping</text:p>
          </table:table-cell>
          <table:table-cell table:number-columns-repeated="11"/>
          <table:table-cell table:formula="of:=[.$I$1]&amp;[.A304]&amp;[.$J$1]&amp;[.$K$1]" office:value-type="string" office:string-value="&quot;PERSONAL.7&quot;," calcext:value-type="string">
            <text:p>"PERSONAL.7",</text:p>
          </table:table-cell>
          <table:table-cell table:formula="of:=[.$I$1]&amp;[.B304]&amp;[.$J$1]&amp;[.$K$1]" office:value-type="string" office:string-value="&quot;PERSONAL&quot;," calcext:value-type="string">
            <text:p>"PERSONAL",</text:p>
          </table:table-cell>
          <table:table-cell table:formula="of:=[.$I$1]&amp;[.C304]&amp;[.$J$1]&amp;[.$K$1]" office:value-type="string" office:string-value="&quot;Shopping&quot;," calcext:value-type="string">
            <text:p>"Shopping",</text:p>
          </table:table-cell>
          <table:table-cell table:formula="of:=[.$I$1]&amp;[.D304]&amp;[.$J$1]&amp;[.$K$1]" office:value-type="string" office:string-value="&quot;&quot;," calcext:value-type="string">
            <text:p>"",</text:p>
          </table:table-cell>
        </table:table-row>
        <table:table-row table:style-name="ro1">
          <table:table-cell office:value-type="string" calcext:value-type="string">
            <text:p>PERSONAL.8</text:p>
          </table:table-cell>
          <table:table-cell office:value-type="string" calcext:value-type="string">
            <text:p>PERSONAL</text:p>
          </table:table-cell>
          <table:table-cell office:value-type="string" calcext:value-type="string">
            <text:p>Meals</text:p>
          </table:table-cell>
          <table:table-cell table:number-columns-repeated="11"/>
          <table:table-cell table:formula="of:=[.$I$1]&amp;[.A305]&amp;[.$J$1]&amp;[.$K$1]" office:value-type="string" office:string-value="&quot;PERSONAL.8&quot;," calcext:value-type="string">
            <text:p>"PERSONAL.8",</text:p>
          </table:table-cell>
          <table:table-cell table:formula="of:=[.$I$1]&amp;[.B305]&amp;[.$J$1]&amp;[.$K$1]" office:value-type="string" office:string-value="&quot;PERSONAL&quot;," calcext:value-type="string">
            <text:p>"PERSONAL",</text:p>
          </table:table-cell>
          <table:table-cell table:formula="of:=[.$I$1]&amp;[.C305]&amp;[.$J$1]&amp;[.$K$1]" office:value-type="string" office:string-value="&quot;Meals&quot;," calcext:value-type="string">
            <text:p>"Meals",</text:p>
          </table:table-cell>
          <table:table-cell table:formula="of:=[.$I$1]&amp;[.D305]&amp;[.$J$1]&amp;[.$K$1]" office:value-type="string" office:string-value="&quot;&quot;," calcext:value-type="string">
            <text:p>"",</text:p>
          </table:table-cell>
        </table:table-row>
        <table:table-row table:style-name="ro1">
          <table:table-cell office:value-type="string" calcext:value-type="string">
            <text:p>PERSONAL.A</text:p>
          </table:table-cell>
          <table:table-cell office:value-type="string" calcext:value-type="string">
            <text:p>PERSONAL</text:p>
          </table:table-cell>
          <table:table-cell office:value-type="string" calcext:value-type="string">
            <text:p>Admin</text:p>
          </table:table-cell>
          <table:table-cell table:number-columns-repeated="11"/>
          <table:table-cell table:formula="of:=[.$I$1]&amp;[.A306]&amp;[.$J$1]&amp;[.$K$1]" office:value-type="string" office:string-value="&quot;PERSONAL.A&quot;," calcext:value-type="string">
            <text:p>"PERSONAL.A",</text:p>
          </table:table-cell>
          <table:table-cell table:formula="of:=[.$I$1]&amp;[.B306]&amp;[.$J$1]&amp;[.$K$1]" office:value-type="string" office:string-value="&quot;PERSONAL&quot;," calcext:value-type="string">
            <text:p>"PERSONAL",</text:p>
          </table:table-cell>
          <table:table-cell table:formula="of:=[.$I$1]&amp;[.C306]&amp;[.$J$1]&amp;[.$K$1]" office:value-type="string" office:string-value="&quot;Admin&quot;," calcext:value-type="string">
            <text:p>"Admin",</text:p>
          </table:table-cell>
          <table:table-cell table:formula="of:=[.$I$1]&amp;[.D306]&amp;[.$J$1]&amp;[.$K$1]" office:value-type="string" office:string-value="&quot;&quot;," calcext:value-type="string">
            <text:p>"",</text:p>
          </table:table-cell>
        </table:table-row>
        <table:table-row table:style-name="ro1">
          <table:table-cell office:value-type="string" calcext:value-type="string">
            <text:p>PFIN.00</text:p>
          </table:table-cell>
          <table:table-cell office:value-type="string" calcext:value-type="string">
            <text:p>PFIN</text:p>
          </table:table-cell>
          <table:table-cell office:value-type="string" calcext:value-type="string">
            <text:p>Finances</text:p>
          </table:table-cell>
          <table:table-cell table:number-columns-repeated="11"/>
          <table:table-cell table:formula="of:=[.$I$1]&amp;[.A307]&amp;[.$J$1]&amp;[.$K$1]" office:value-type="string" office:string-value="&quot;PFIN.00&quot;," calcext:value-type="string">
            <text:p>"PFIN.00",</text:p>
          </table:table-cell>
          <table:table-cell table:formula="of:=[.$I$1]&amp;[.B307]&amp;[.$J$1]&amp;[.$K$1]" office:value-type="string" office:string-value="&quot;PFIN&quot;," calcext:value-type="string">
            <text:p>"PFIN",</text:p>
          </table:table-cell>
          <table:table-cell table:formula="of:=[.$I$1]&amp;[.C307]&amp;[.$J$1]&amp;[.$K$1]" office:value-type="string" office:string-value="&quot;Finances&quot;," calcext:value-type="string">
            <text:p>"Finances",</text:p>
          </table:table-cell>
          <table:table-cell table:formula="of:=[.$I$1]&amp;[.D307]&amp;[.$J$1]&amp;[.$K$1]" office:value-type="string" office:string-value="&quot;&quot;," calcext:value-type="string">
            <text:p>"",</text:p>
          </table:table-cell>
        </table:table-row>
        <table:table-row table:style-name="ro1">
          <table:table-cell office:value-type="string" calcext:value-type="string">
            <text:p>PFIN.01</text:p>
          </table:table-cell>
          <table:table-cell office:value-type="string" calcext:value-type="string">
            <text:p>PFIN</text:p>
          </table:table-cell>
          <table:table-cell office:value-type="string" calcext:value-type="string">
            <text:p>Variable Cost Monitoring</text:p>
          </table:table-cell>
          <table:table-cell office:value-type="string" calcext:value-type="string">
            <text:p>N</text:p>
          </table:table-cell>
          <table:table-cell table:number-columns-repeated="10"/>
          <table:table-cell table:formula="of:=[.$I$1]&amp;[.A308]&amp;[.$J$1]&amp;[.$K$1]" office:value-type="string" office:string-value="&quot;PFIN.01&quot;," calcext:value-type="string">
            <text:p>"PFIN.01",</text:p>
          </table:table-cell>
          <table:table-cell table:formula="of:=[.$I$1]&amp;[.B308]&amp;[.$J$1]&amp;[.$K$1]" office:value-type="string" office:string-value="&quot;PFIN&quot;," calcext:value-type="string">
            <text:p>"PFIN",</text:p>
          </table:table-cell>
          <table:table-cell table:formula="of:=[.$I$1]&amp;[.C308]&amp;[.$J$1]&amp;[.$K$1]" office:value-type="string" office:string-value="&quot;Variable Cost Monitoring&quot;," calcext:value-type="string">
            <text:p>"Variable Cost Monitoring",</text:p>
          </table:table-cell>
          <table:table-cell table:formula="of:=[.$I$1]&amp;[.D308]&amp;[.$J$1]&amp;[.$K$1]" office:value-type="string" office:string-value="&quot;N&quot;," calcext:value-type="string">
            <text:p>"N",</text:p>
          </table:table-cell>
        </table:table-row>
        <table:table-row table:style-name="ro1">
          <table:table-cell office:value-type="string" calcext:value-type="string">
            <text:p>PFIN.02</text:p>
          </table:table-cell>
          <table:table-cell office:value-type="string" calcext:value-type="string">
            <text:p>PFIN</text:p>
          </table:table-cell>
          <table:table-cell office:value-type="string" calcext:value-type="string">
            <text:p>Fixed Cost Monitoring</text:p>
          </table:table-cell>
          <table:table-cell office:value-type="string" calcext:value-type="string">
            <text:p>N</text:p>
          </table:table-cell>
          <table:table-cell table:number-columns-repeated="10"/>
          <table:table-cell table:formula="of:=[.$I$1]&amp;[.A309]&amp;[.$J$1]&amp;[.$K$1]" office:value-type="string" office:string-value="&quot;PFIN.02&quot;," calcext:value-type="string">
            <text:p>"PFIN.02",</text:p>
          </table:table-cell>
          <table:table-cell table:formula="of:=[.$I$1]&amp;[.B309]&amp;[.$J$1]&amp;[.$K$1]" office:value-type="string" office:string-value="&quot;PFIN&quot;," calcext:value-type="string">
            <text:p>"PFIN",</text:p>
          </table:table-cell>
          <table:table-cell table:formula="of:=[.$I$1]&amp;[.C309]&amp;[.$J$1]&amp;[.$K$1]" office:value-type="string" office:string-value="&quot;Fixed Cost Monitoring&quot;," calcext:value-type="string">
            <text:p>"Fixed Cost Monitoring",</text:p>
          </table:table-cell>
          <table:table-cell table:formula="of:=[.$I$1]&amp;[.D309]&amp;[.$J$1]&amp;[.$K$1]" office:value-type="string" office:string-value="&quot;N&quot;," calcext:value-type="string">
            <text:p>"N",</text:p>
          </table:table-cell>
        </table:table-row>
        <table:table-row table:style-name="ro1">
          <table:table-cell office:value-type="string" calcext:value-type="string">
            <text:p>PFIN.03</text:p>
          </table:table-cell>
          <table:table-cell office:value-type="string" calcext:value-type="string">
            <text:p>PFIN</text:p>
          </table:table-cell>
          <table:table-cell office:value-type="string" calcext:value-type="string">
            <text:p>Budgeting</text:p>
          </table:table-cell>
          <table:table-cell office:value-type="string" calcext:value-type="string">
            <text:p>N</text:p>
          </table:table-cell>
          <table:table-cell table:number-columns-repeated="10"/>
          <table:table-cell table:formula="of:=[.$I$1]&amp;[.A310]&amp;[.$J$1]&amp;[.$K$1]" office:value-type="string" office:string-value="&quot;PFIN.03&quot;," calcext:value-type="string">
            <text:p>"PFIN.03",</text:p>
          </table:table-cell>
          <table:table-cell table:formula="of:=[.$I$1]&amp;[.B310]&amp;[.$J$1]&amp;[.$K$1]" office:value-type="string" office:string-value="&quot;PFIN&quot;," calcext:value-type="string">
            <text:p>"PFIN",</text:p>
          </table:table-cell>
          <table:table-cell table:formula="of:=[.$I$1]&amp;[.C310]&amp;[.$J$1]&amp;[.$K$1]" office:value-type="string" office:string-value="&quot;Budgeting&quot;," calcext:value-type="string">
            <text:p>"Budgeting",</text:p>
          </table:table-cell>
          <table:table-cell table:formula="of:=[.$I$1]&amp;[.D310]&amp;[.$J$1]&amp;[.$K$1]" office:value-type="string" office:string-value="&quot;N&quot;," calcext:value-type="string">
            <text:p>"N",</text:p>
          </table:table-cell>
        </table:table-row>
        <table:table-row table:style-name="ro1">
          <table:table-cell office:value-type="string" calcext:value-type="string">
            <text:p>PFIN.04</text:p>
          </table:table-cell>
          <table:table-cell office:value-type="string" calcext:value-type="string">
            <text:p>PFIN</text:p>
          </table:table-cell>
          <table:table-cell office:value-type="string" calcext:value-type="string">
            <text:p>Cost Driver Analysis</text:p>
          </table:table-cell>
          <table:table-cell office:value-type="string" calcext:value-type="string">
            <text:p>N</text:p>
          </table:table-cell>
          <table:table-cell table:number-columns-repeated="10"/>
          <table:table-cell table:formula="of:=[.$I$1]&amp;[.A311]&amp;[.$J$1]&amp;[.$K$1]" office:value-type="string" office:string-value="&quot;PFIN.04&quot;," calcext:value-type="string">
            <text:p>"PFIN.04",</text:p>
          </table:table-cell>
          <table:table-cell table:formula="of:=[.$I$1]&amp;[.B311]&amp;[.$J$1]&amp;[.$K$1]" office:value-type="string" office:string-value="&quot;PFIN&quot;," calcext:value-type="string">
            <text:p>"PFIN",</text:p>
          </table:table-cell>
          <table:table-cell table:formula="of:=[.$I$1]&amp;[.C311]&amp;[.$J$1]&amp;[.$K$1]" office:value-type="string" office:string-value="&quot;Cost Driver Analysis&quot;," calcext:value-type="string">
            <text:p>"Cost Driver Analysis",</text:p>
          </table:table-cell>
          <table:table-cell table:formula="of:=[.$I$1]&amp;[.D311]&amp;[.$J$1]&amp;[.$K$1]" office:value-type="string" office:string-value="&quot;N&quot;," calcext:value-type="string">
            <text:p>"N",</text:p>
          </table:table-cell>
        </table:table-row>
        <table:table-row table:style-name="ro1">
          <table:table-cell office:value-type="string" calcext:value-type="string">
            <text:p>PFIN.05</text:p>
          </table:table-cell>
          <table:table-cell office:value-type="string" calcext:value-type="string">
            <text:p>PFIN</text:p>
          </table:table-cell>
          <table:table-cell office:value-type="string" calcext:value-type="string">
            <text:p>Financial Planning / Forecasting</text:p>
          </table:table-cell>
          <table:table-cell office:value-type="string" calcext:value-type="string">
            <text:p>N</text:p>
          </table:table-cell>
          <table:table-cell table:number-columns-repeated="10"/>
          <table:table-cell table:formula="of:=[.$I$1]&amp;[.A312]&amp;[.$J$1]&amp;[.$K$1]" office:value-type="string" office:string-value="&quot;PFIN.05&quot;," calcext:value-type="string">
            <text:p>"PFIN.05",</text:p>
          </table:table-cell>
          <table:table-cell table:formula="of:=[.$I$1]&amp;[.B312]&amp;[.$J$1]&amp;[.$K$1]" office:value-type="string" office:string-value="&quot;PFIN&quot;," calcext:value-type="string">
            <text:p>"PFIN",</text:p>
          </table:table-cell>
          <table:table-cell table:formula="of:=[.$I$1]&amp;[.C312]&amp;[.$J$1]&amp;[.$K$1]" office:value-type="string" office:string-value="&quot;Financial Planning / Forecasting&quot;," calcext:value-type="string">
            <text:p>"Financial Planning / Forecasting",</text:p>
          </table:table-cell>
          <table:table-cell table:formula="of:=[.$I$1]&amp;[.D312]&amp;[.$J$1]&amp;[.$K$1]" office:value-type="string" office:string-value="&quot;N&quot;," calcext:value-type="string">
            <text:p>"N",</text:p>
          </table:table-cell>
        </table:table-row>
        <table:table-row table:style-name="ro1">
          <table:table-cell office:value-type="string" calcext:value-type="string">
            <text:p>PFIN.06</text:p>
          </table:table-cell>
          <table:table-cell office:value-type="string" calcext:value-type="string">
            <text:p>PFIN</text:p>
          </table:table-cell>
          <table:table-cell office:value-type="string" calcext:value-type="string">
            <text:p>Salary Projections / Analysis</text:p>
          </table:table-cell>
          <table:table-cell office:value-type="string" calcext:value-type="string">
            <text:p>N</text:p>
          </table:table-cell>
          <table:table-cell table:number-columns-repeated="10"/>
          <table:table-cell table:formula="of:=[.$I$1]&amp;[.A313]&amp;[.$J$1]&amp;[.$K$1]" office:value-type="string" office:string-value="&quot;PFIN.06&quot;," calcext:value-type="string">
            <text:p>"PFIN.06",</text:p>
          </table:table-cell>
          <table:table-cell table:formula="of:=[.$I$1]&amp;[.B313]&amp;[.$J$1]&amp;[.$K$1]" office:value-type="string" office:string-value="&quot;PFIN&quot;," calcext:value-type="string">
            <text:p>"PFIN",</text:p>
          </table:table-cell>
          <table:table-cell table:formula="of:=[.$I$1]&amp;[.C313]&amp;[.$J$1]&amp;[.$K$1]" office:value-type="string" office:string-value="&quot;Salary Projections / Analysis&quot;," calcext:value-type="string">
            <text:p>"Salary Projections / Analysis",</text:p>
          </table:table-cell>
          <table:table-cell table:formula="of:=[.$I$1]&amp;[.D313]&amp;[.$J$1]&amp;[.$K$1]" office:value-type="string" office:string-value="&quot;N&quot;," calcext:value-type="string">
            <text:p>"N",</text:p>
          </table:table-cell>
        </table:table-row>
        <table:table-row table:style-name="ro1">
          <table:table-cell office:value-type="string" calcext:value-type="string">
            <text:p>PFIN.07</text:p>
          </table:table-cell>
          <table:table-cell office:value-type="string" calcext:value-type="string">
            <text:p>PFIN</text:p>
          </table:table-cell>
          <table:table-cell office:value-type="string" calcext:value-type="string">
            <text:p>Bill Payments</text:p>
          </table:table-cell>
          <table:table-cell office:value-type="string" calcext:value-type="string">
            <text:p>N</text:p>
          </table:table-cell>
          <table:table-cell table:number-columns-repeated="10"/>
          <table:table-cell table:formula="of:=[.$I$1]&amp;[.A314]&amp;[.$J$1]&amp;[.$K$1]" office:value-type="string" office:string-value="&quot;PFIN.07&quot;," calcext:value-type="string">
            <text:p>"PFIN.07",</text:p>
          </table:table-cell>
          <table:table-cell table:formula="of:=[.$I$1]&amp;[.B314]&amp;[.$J$1]&amp;[.$K$1]" office:value-type="string" office:string-value="&quot;PFIN&quot;," calcext:value-type="string">
            <text:p>"PFIN",</text:p>
          </table:table-cell>
          <table:table-cell table:formula="of:=[.$I$1]&amp;[.C314]&amp;[.$J$1]&amp;[.$K$1]" office:value-type="string" office:string-value="&quot;Bill Payments&quot;," calcext:value-type="string">
            <text:p>"Bill Payments",</text:p>
          </table:table-cell>
          <table:table-cell table:formula="of:=[.$I$1]&amp;[.D314]&amp;[.$J$1]&amp;[.$K$1]" office:value-type="string" office:string-value="&quot;N&quot;," calcext:value-type="string">
            <text:p>"N",</text:p>
          </table:table-cell>
        </table:table-row>
        <table:table-row table:style-name="ro1">
          <table:table-cell office:value-type="string" calcext:value-type="string">
            <text:p>PFIN.08</text:p>
          </table:table-cell>
          <table:table-cell office:value-type="string" calcext:value-type="string">
            <text:p>PFIN</text:p>
          </table:table-cell>
          <table:table-cell office:value-type="string" calcext:value-type="string">
            <text:p>Investment Research</text:p>
          </table:table-cell>
          <table:table-cell office:value-type="string" calcext:value-type="string">
            <text:p>Y</text:p>
          </table:table-cell>
          <table:table-cell table:number-columns-repeated="10"/>
          <table:table-cell table:formula="of:=[.$I$1]&amp;[.A315]&amp;[.$J$1]&amp;[.$K$1]" office:value-type="string" office:string-value="&quot;PFIN.08&quot;," calcext:value-type="string">
            <text:p>"PFIN.08",</text:p>
          </table:table-cell>
          <table:table-cell table:formula="of:=[.$I$1]&amp;[.B315]&amp;[.$J$1]&amp;[.$K$1]" office:value-type="string" office:string-value="&quot;PFIN&quot;," calcext:value-type="string">
            <text:p>"PFIN",</text:p>
          </table:table-cell>
          <table:table-cell table:formula="of:=[.$I$1]&amp;[.C315]&amp;[.$J$1]&amp;[.$K$1]" office:value-type="string" office:string-value="&quot;Investment Research&quot;," calcext:value-type="string">
            <text:p>"Investment Research",</text:p>
          </table:table-cell>
          <table:table-cell table:formula="of:=[.$I$1]&amp;[.D315]&amp;[.$J$1]&amp;[.$K$1]" office:value-type="string" office:string-value="&quot;Y&quot;," calcext:value-type="string">
            <text:p>"Y",</text:p>
          </table:table-cell>
        </table:table-row>
        <table:table-row table:style-name="ro1">
          <table:table-cell office:value-type="string" calcext:value-type="string">
            <text:p>PROG.1</text:p>
          </table:table-cell>
          <table:table-cell office:value-type="string" calcext:value-type="string">
            <text:p>PROG</text:p>
          </table:table-cell>
          <table:table-cell office:value-type="string" calcext:value-type="string">
            <text:p>Python</text:p>
          </table:table-cell>
          <table:table-cell office:value-type="string" calcext:value-type="string">
            <text:p>Y</text:p>
          </table:table-cell>
          <table:table-cell table:number-columns-repeated="10"/>
          <table:table-cell table:formula="of:=[.$I$1]&amp;[.A316]&amp;[.$J$1]&amp;[.$K$1]" office:value-type="string" office:string-value="&quot;PROG.1&quot;," calcext:value-type="string">
            <text:p>"PROG.1",</text:p>
          </table:table-cell>
          <table:table-cell table:formula="of:=[.$I$1]&amp;[.B316]&amp;[.$J$1]&amp;[.$K$1]" office:value-type="string" office:string-value="&quot;PROG&quot;," calcext:value-type="string">
            <text:p>"PROG",</text:p>
          </table:table-cell>
          <table:table-cell table:formula="of:=[.$I$1]&amp;[.C316]&amp;[.$J$1]&amp;[.$K$1]" office:value-type="string" office:string-value="&quot;Python&quot;," calcext:value-type="string">
            <text:p>"Python",</text:p>
          </table:table-cell>
          <table:table-cell table:formula="of:=[.$I$1]&amp;[.D316]&amp;[.$J$1]&amp;[.$K$1]" office:value-type="string" office:string-value="&quot;Y&quot;," calcext:value-type="string">
            <text:p>"Y",</text:p>
          </table:table-cell>
        </table:table-row>
        <table:table-row table:style-name="ro1">
          <table:table-cell office:value-type="string" calcext:value-type="string">
            <text:p>PROG.2</text:p>
          </table:table-cell>
          <table:table-cell office:value-type="string" calcext:value-type="string">
            <text:p>PROG</text:p>
          </table:table-cell>
          <table:table-cell office:value-type="string" calcext:value-type="string">
            <text:p>Java</text:p>
          </table:table-cell>
          <table:table-cell office:value-type="string" calcext:value-type="string">
            <text:p>N</text:p>
          </table:table-cell>
          <table:table-cell table:number-columns-repeated="10"/>
          <table:table-cell table:formula="of:=[.$I$1]&amp;[.A317]&amp;[.$J$1]&amp;[.$K$1]" office:value-type="string" office:string-value="&quot;PROG.2&quot;," calcext:value-type="string">
            <text:p>"PROG.2",</text:p>
          </table:table-cell>
          <table:table-cell table:formula="of:=[.$I$1]&amp;[.B317]&amp;[.$J$1]&amp;[.$K$1]" office:value-type="string" office:string-value="&quot;PROG&quot;," calcext:value-type="string">
            <text:p>"PROG",</text:p>
          </table:table-cell>
          <table:table-cell table:formula="of:=[.$I$1]&amp;[.C317]&amp;[.$J$1]&amp;[.$K$1]" office:value-type="string" office:string-value="&quot;Java&quot;," calcext:value-type="string">
            <text:p>"Java",</text:p>
          </table:table-cell>
          <table:table-cell table:formula="of:=[.$I$1]&amp;[.D317]&amp;[.$J$1]&amp;[.$K$1]" office:value-type="string" office:string-value="&quot;N&quot;," calcext:value-type="string">
            <text:p>"N",</text:p>
          </table:table-cell>
        </table:table-row>
        <table:table-row table:style-name="ro1">
          <table:table-cell office:value-type="string" calcext:value-type="string">
            <text:p>PROG.3</text:p>
          </table:table-cell>
          <table:table-cell office:value-type="string" calcext:value-type="string">
            <text:p>PROG</text:p>
          </table:table-cell>
          <table:table-cell office:value-type="string" calcext:value-type="string">
            <text:p>HTML-CSS-JavaScript</text:p>
          </table:table-cell>
          <table:table-cell office:value-type="string" calcext:value-type="string">
            <text:p>Y</text:p>
          </table:table-cell>
          <table:table-cell table:number-columns-repeated="10"/>
          <table:table-cell table:formula="of:=[.$I$1]&amp;[.A318]&amp;[.$J$1]&amp;[.$K$1]" office:value-type="string" office:string-value="&quot;PROG.3&quot;," calcext:value-type="string">
            <text:p>"PROG.3",</text:p>
          </table:table-cell>
          <table:table-cell table:formula="of:=[.$I$1]&amp;[.B318]&amp;[.$J$1]&amp;[.$K$1]" office:value-type="string" office:string-value="&quot;PROG&quot;," calcext:value-type="string">
            <text:p>"PROG",</text:p>
          </table:table-cell>
          <table:table-cell table:formula="of:=[.$I$1]&amp;[.C318]&amp;[.$J$1]&amp;[.$K$1]" office:value-type="string" office:string-value="&quot;HTML-CSS-JavaScript&quot;," calcext:value-type="string">
            <text:p>"HTML-CSS-JavaScript",</text:p>
          </table:table-cell>
          <table:table-cell table:formula="of:=[.$I$1]&amp;[.D318]&amp;[.$J$1]&amp;[.$K$1]" office:value-type="string" office:string-value="&quot;Y&quot;," calcext:value-type="string">
            <text:p>"Y",</text:p>
          </table:table-cell>
        </table:table-row>
        <table:table-row table:style-name="ro1">
          <table:table-cell table:number-columns-repeated="2" office:value-type="string" calcext:value-type="string">
            <text:p>PURCHASES</text:p>
          </table:table-cell>
          <table:table-cell office:value-type="string" calcext:value-type="string">
            <text:p>Major Purchases</text:p>
          </table:table-cell>
          <table:table-cell office:value-type="string" calcext:value-type="string">
            <text:p>N</text:p>
          </table:table-cell>
          <table:table-cell table:number-columns-repeated="10"/>
          <table:table-cell table:formula="of:=[.$I$1]&amp;[.A319]&amp;[.$J$1]&amp;[.$K$1]" office:value-type="string" office:string-value="&quot;PURCHASES&quot;," calcext:value-type="string">
            <text:p>"PURCHASES",</text:p>
          </table:table-cell>
          <table:table-cell table:formula="of:=[.$I$1]&amp;[.B319]&amp;[.$J$1]&amp;[.$K$1]" office:value-type="string" office:string-value="&quot;PURCHASES&quot;," calcext:value-type="string">
            <text:p>"PURCHASES",</text:p>
          </table:table-cell>
          <table:table-cell table:formula="of:=[.$I$1]&amp;[.C319]&amp;[.$J$1]&amp;[.$K$1]" office:value-type="string" office:string-value="&quot;Major Purchases&quot;," calcext:value-type="string">
            <text:p>"Major Purchases",</text:p>
          </table:table-cell>
          <table:table-cell table:formula="of:=[.$I$1]&amp;[.D319]&amp;[.$J$1]&amp;[.$K$1]" office:value-type="string" office:string-value="&quot;N&quot;," calcext:value-type="string">
            <text:p>"N",</text:p>
          </table:table-cell>
        </table:table-row>
        <table:table-row table:style-name="ro1">
          <table:table-cell office:value-type="string" calcext:value-type="string">
            <text:p>TAX.1</text:p>
          </table:table-cell>
          <table:table-cell office:value-type="string" calcext:value-type="string">
            <text:p>TAX</text:p>
          </table:table-cell>
          <table:table-cell office:value-type="string" calcext:value-type="string">
            <text:p>Tax Return Prep</text:p>
          </table:table-cell>
          <table:table-cell office:value-type="string" calcext:value-type="string">
            <text:p>N</text:p>
          </table:table-cell>
          <table:table-cell table:number-columns-repeated="10"/>
          <table:table-cell table:formula="of:=[.$I$1]&amp;[.A320]&amp;[.$J$1]&amp;[.$K$1]" office:value-type="string" office:string-value="&quot;TAX.1&quot;," calcext:value-type="string">
            <text:p>"TAX.1",</text:p>
          </table:table-cell>
          <table:table-cell table:formula="of:=[.$I$1]&amp;[.B320]&amp;[.$J$1]&amp;[.$K$1]" office:value-type="string" office:string-value="&quot;TAX&quot;," calcext:value-type="string">
            <text:p>"TAX",</text:p>
          </table:table-cell>
          <table:table-cell table:formula="of:=[.$I$1]&amp;[.C320]&amp;[.$J$1]&amp;[.$K$1]" office:value-type="string" office:string-value="&quot;Tax Return Prep&quot;," calcext:value-type="string">
            <text:p>"Tax Return Prep",</text:p>
          </table:table-cell>
          <table:table-cell table:formula="of:=[.$I$1]&amp;[.D320]&amp;[.$J$1]&amp;[.$K$1]" office:value-type="string" office:string-value="&quot;N&quot;," calcext:value-type="string">
            <text:p>"N",</text:p>
          </table:table-cell>
        </table:table-row>
        <table:table-row table:style-name="ro1">
          <table:table-cell office:value-type="string" calcext:value-type="string">
            <text:p>TIAACO.0</text:p>
          </table:table-cell>
          <table:table-cell office:value-type="string" calcext:value-type="string">
            <text:p>TIAACO</text:p>
          </table:table-cell>
          <table:table-cell office:value-type="string" calcext:value-type="string">
            <text:p>General</text:p>
          </table:table-cell>
          <table:table-cell table:number-columns-repeated="11"/>
          <table:table-cell table:formula="of:=[.$I$1]&amp;[.A321]&amp;[.$J$1]&amp;[.$K$1]" office:value-type="string" office:string-value="&quot;TIAACO.0&quot;," calcext:value-type="string">
            <text:p>"TIAACO.0",</text:p>
          </table:table-cell>
          <table:table-cell table:formula="of:=[.$I$1]&amp;[.B321]&amp;[.$J$1]&amp;[.$K$1]" office:value-type="string" office:string-value="&quot;TIAACO&quot;," calcext:value-type="string">
            <text:p>"TIAACO",</text:p>
          </table:table-cell>
          <table:table-cell table:formula="of:=[.$I$1]&amp;[.C321]&amp;[.$J$1]&amp;[.$K$1]" office:value-type="string" office:string-value="&quot;General&quot;," calcext:value-type="string">
            <text:p>"General",</text:p>
          </table:table-cell>
          <table:table-cell table:formula="of:=[.$I$1]&amp;[.D321]&amp;[.$J$1]&amp;[.$K$1]" office:value-type="string" office:string-value="&quot;&quot;," calcext:value-type="string">
            <text:p>"",</text:p>
          </table:table-cell>
        </table:table-row>
        <table:table-row table:style-name="ro1">
          <table:table-cell office:value-type="string" calcext:value-type="string">
            <text:p>TIMEDB.0</text:p>
          </table:table-cell>
          <table:table-cell office:value-type="string" calcext:value-type="string">
            <text:p>TIMEDB</text:p>
          </table:table-cell>
          <table:table-cell office:value-type="string" calcext:value-type="string">
            <text:p>Database</text:p>
          </table:table-cell>
          <table:table-cell office:value-type="string" calcext:value-type="string">
            <text:p>Y</text:p>
          </table:table-cell>
          <table:table-cell table:number-columns-repeated="10"/>
          <table:table-cell table:formula="of:=[.$I$1]&amp;[.A322]&amp;[.$J$1]&amp;[.$K$1]" office:value-type="string" office:string-value="&quot;TIMEDB.0&quot;," calcext:value-type="string">
            <text:p>"TIMEDB.0",</text:p>
          </table:table-cell>
          <table:table-cell table:formula="of:=[.$I$1]&amp;[.B322]&amp;[.$J$1]&amp;[.$K$1]" office:value-type="string" office:string-value="&quot;TIMEDB&quot;," calcext:value-type="string">
            <text:p>"TIMEDB",</text:p>
          </table:table-cell>
          <table:table-cell table:formula="of:=[.$I$1]&amp;[.C322]&amp;[.$J$1]&amp;[.$K$1]" office:value-type="string" office:string-value="&quot;Database&quot;," calcext:value-type="string">
            <text:p>"Database",</text:p>
          </table:table-cell>
          <table:table-cell table:formula="of:=[.$I$1]&amp;[.D322]&amp;[.$J$1]&amp;[.$K$1]" office:value-type="string" office:string-value="&quot;Y&quot;," calcext:value-type="string">
            <text:p>"Y",</text:p>
          </table:table-cell>
        </table:table-row>
        <table:table-row table:style-name="ro1">
          <table:table-cell office:value-type="string" calcext:value-type="string">
            <text:p>TIMEDB.1</text:p>
          </table:table-cell>
          <table:table-cell office:value-type="string" calcext:value-type="string">
            <text:p>TIMEDB</text:p>
          </table:table-cell>
          <table:table-cell office:value-type="string" calcext:value-type="string">
            <text:p>Underlying Tables</text:p>
          </table:table-cell>
          <table:table-cell office:value-type="string" calcext:value-type="string">
            <text:p>N</text:p>
          </table:table-cell>
          <table:table-cell table:number-columns-repeated="10"/>
          <table:table-cell table:formula="of:=[.$I$1]&amp;[.A323]&amp;[.$J$1]&amp;[.$K$1]" office:value-type="string" office:string-value="&quot;TIMEDB.1&quot;," calcext:value-type="string">
            <text:p>"TIMEDB.1",</text:p>
          </table:table-cell>
          <table:table-cell table:formula="of:=[.$I$1]&amp;[.B323]&amp;[.$J$1]&amp;[.$K$1]" office:value-type="string" office:string-value="&quot;TIMEDB&quot;," calcext:value-type="string">
            <text:p>"TIMEDB",</text:p>
          </table:table-cell>
          <table:table-cell table:formula="of:=[.$I$1]&amp;[.C323]&amp;[.$J$1]&amp;[.$K$1]" office:value-type="string" office:string-value="&quot;Underlying Tables&quot;," calcext:value-type="string">
            <text:p>"Underlying Tables",</text:p>
          </table:table-cell>
          <table:table-cell table:formula="of:=[.$I$1]&amp;[.D323]&amp;[.$J$1]&amp;[.$K$1]" office:value-type="string" office:string-value="&quot;N&quot;," calcext:value-type="string">
            <text:p>"N",</text:p>
          </table:table-cell>
        </table:table-row>
        <table:table-row table:style-name="ro1">
          <table:table-cell office:value-type="string" calcext:value-type="string">
            <text:p>TIMEDB.2</text:p>
          </table:table-cell>
          <table:table-cell office:value-type="string" calcext:value-type="string">
            <text:p>TIMEDB</text:p>
          </table:table-cell>
          <table:table-cell office:value-type="string" calcext:value-type="string">
            <text:p>Queries</text:p>
          </table:table-cell>
          <table:table-cell office:value-type="string" calcext:value-type="string">
            <text:p>N</text:p>
          </table:table-cell>
          <table:table-cell table:number-columns-repeated="10"/>
          <table:table-cell table:formula="of:=[.$I$1]&amp;[.A324]&amp;[.$J$1]&amp;[.$K$1]" office:value-type="string" office:string-value="&quot;TIMEDB.2&quot;," calcext:value-type="string">
            <text:p>"TIMEDB.2",</text:p>
          </table:table-cell>
          <table:table-cell table:formula="of:=[.$I$1]&amp;[.B324]&amp;[.$J$1]&amp;[.$K$1]" office:value-type="string" office:string-value="&quot;TIMEDB&quot;," calcext:value-type="string">
            <text:p>"TIMEDB",</text:p>
          </table:table-cell>
          <table:table-cell table:formula="of:=[.$I$1]&amp;[.C324]&amp;[.$J$1]&amp;[.$K$1]" office:value-type="string" office:string-value="&quot;Queries&quot;," calcext:value-type="string">
            <text:p>"Queries",</text:p>
          </table:table-cell>
          <table:table-cell table:formula="of:=[.$I$1]&amp;[.D324]&amp;[.$J$1]&amp;[.$K$1]" office:value-type="string" office:string-value="&quot;N&quot;," calcext:value-type="string">
            <text:p>"N",</text:p>
          </table:table-cell>
        </table:table-row>
        <table:table-row table:style-name="ro1">
          <table:table-cell office:value-type="string" calcext:value-type="string">
            <text:p>TIMEDB.3</text:p>
          </table:table-cell>
          <table:table-cell office:value-type="string" calcext:value-type="string">
            <text:p>TIMEDB</text:p>
          </table:table-cell>
          <table:table-cell office:value-type="string" calcext:value-type="string">
            <text:p>Forms</text:p>
          </table:table-cell>
          <table:table-cell office:value-type="string" calcext:value-type="string">
            <text:p>N</text:p>
          </table:table-cell>
          <table:table-cell table:number-columns-repeated="10"/>
          <table:table-cell table:formula="of:=[.$I$1]&amp;[.A325]&amp;[.$J$1]&amp;[.$K$1]" office:value-type="string" office:string-value="&quot;TIMEDB.3&quot;," calcext:value-type="string">
            <text:p>"TIMEDB.3",</text:p>
          </table:table-cell>
          <table:table-cell table:formula="of:=[.$I$1]&amp;[.B325]&amp;[.$J$1]&amp;[.$K$1]" office:value-type="string" office:string-value="&quot;TIMEDB&quot;," calcext:value-type="string">
            <text:p>"TIMEDB",</text:p>
          </table:table-cell>
          <table:table-cell table:formula="of:=[.$I$1]&amp;[.C325]&amp;[.$J$1]&amp;[.$K$1]" office:value-type="string" office:string-value="&quot;Forms&quot;," calcext:value-type="string">
            <text:p>"Forms",</text:p>
          </table:table-cell>
          <table:table-cell table:formula="of:=[.$I$1]&amp;[.D325]&amp;[.$J$1]&amp;[.$K$1]" office:value-type="string" office:string-value="&quot;N&quot;," calcext:value-type="string">
            <text:p>"N",</text:p>
          </table:table-cell>
        </table:table-row>
        <table:table-row table:style-name="ro1">
          <table:table-cell office:value-type="string" calcext:value-type="string">
            <text:p>TIMEDB.4</text:p>
          </table:table-cell>
          <table:table-cell office:value-type="string" calcext:value-type="string">
            <text:p>TIMEDB</text:p>
          </table:table-cell>
          <table:table-cell office:value-type="string" calcext:value-type="string">
            <text:p>Reports</text:p>
          </table:table-cell>
          <table:table-cell office:value-type="string" calcext:value-type="string">
            <text:p>N</text:p>
          </table:table-cell>
          <table:table-cell table:number-columns-repeated="10"/>
          <table:table-cell table:formula="of:=[.$I$1]&amp;[.A326]&amp;[.$J$1]&amp;[.$K$1]" office:value-type="string" office:string-value="&quot;TIMEDB.4&quot;," calcext:value-type="string">
            <text:p>"TIMEDB.4",</text:p>
          </table:table-cell>
          <table:table-cell table:formula="of:=[.$I$1]&amp;[.B326]&amp;[.$J$1]&amp;[.$K$1]" office:value-type="string" office:string-value="&quot;TIMEDB&quot;," calcext:value-type="string">
            <text:p>"TIMEDB",</text:p>
          </table:table-cell>
          <table:table-cell table:formula="of:=[.$I$1]&amp;[.C326]&amp;[.$J$1]&amp;[.$K$1]" office:value-type="string" office:string-value="&quot;Reports&quot;," calcext:value-type="string">
            <text:p>"Reports",</text:p>
          </table:table-cell>
          <table:table-cell table:formula="of:=[.$I$1]&amp;[.D326]&amp;[.$J$1]&amp;[.$K$1]" office:value-type="string" office:string-value="&quot;N&quot;," calcext:value-type="string">
            <text:p>"N",</text:p>
          </table:table-cell>
        </table:table-row>
        <table:table-row table:style-name="ro1">
          <table:table-cell office:value-type="string" calcext:value-type="string">
            <text:p>TRAINING.1</text:p>
          </table:table-cell>
          <table:table-cell office:value-type="string" calcext:value-type="string">
            <text:p>TRAINING</text:p>
          </table:table-cell>
          <table:table-cell office:value-type="string" calcext:value-type="string">
            <text:p>Audit Training</text:p>
          </table:table-cell>
          <table:table-cell office:value-type="string" calcext:value-type="string">
            <text:p>N</text:p>
          </table:table-cell>
          <table:table-cell table:number-columns-repeated="10"/>
          <table:table-cell table:formula="of:=[.$I$1]&amp;[.A327]&amp;[.$J$1]&amp;[.$K$1]" office:value-type="string" office:string-value="&quot;TRAINING.1&quot;," calcext:value-type="string">
            <text:p>"TRAINING.1",</text:p>
          </table:table-cell>
          <table:table-cell table:formula="of:=[.$I$1]&amp;[.B327]&amp;[.$J$1]&amp;[.$K$1]" office:value-type="string" office:string-value="&quot;TRAINING&quot;," calcext:value-type="string">
            <text:p>"TRAINING",</text:p>
          </table:table-cell>
          <table:table-cell table:formula="of:=[.$I$1]&amp;[.C327]&amp;[.$J$1]&amp;[.$K$1]" office:value-type="string" office:string-value="&quot;Audit Training&quot;," calcext:value-type="string">
            <text:p>"Audit Training",</text:p>
          </table:table-cell>
          <table:table-cell table:formula="of:=[.$I$1]&amp;[.D327]&amp;[.$J$1]&amp;[.$K$1]" office:value-type="string" office:string-value="&quot;N&quot;," calcext:value-type="string">
            <text:p>"N",</text:p>
          </table:table-cell>
        </table:table-row>
        <table:table-row table:style-name="ro1">
          <table:table-cell office:value-type="string" calcext:value-type="string">
            <text:p>TRAINING.2</text:p>
          </table:table-cell>
          <table:table-cell office:value-type="string" calcext:value-type="string">
            <text:p>TRAINING</text:p>
          </table:table-cell>
          <table:table-cell office:value-type="string" calcext:value-type="string">
            <text:p>WF Training</text:p>
          </table:table-cell>
          <table:table-cell office:value-type="string" calcext:value-type="string">
            <text:p>Y</text:p>
          </table:table-cell>
          <table:table-cell table:number-columns-repeated="10"/>
          <table:table-cell table:formula="of:=[.$I$1]&amp;[.A328]&amp;[.$J$1]&amp;[.$K$1]" office:value-type="string" office:string-value="&quot;TRAINING.2&quot;," calcext:value-type="string">
            <text:p>"TRAINING.2",</text:p>
          </table:table-cell>
          <table:table-cell table:formula="of:=[.$I$1]&amp;[.B328]&amp;[.$J$1]&amp;[.$K$1]" office:value-type="string" office:string-value="&quot;TRAINING&quot;," calcext:value-type="string">
            <text:p>"TRAINING",</text:p>
          </table:table-cell>
          <table:table-cell table:formula="of:=[.$I$1]&amp;[.C328]&amp;[.$J$1]&amp;[.$K$1]" office:value-type="string" office:string-value="&quot;WF Training&quot;," calcext:value-type="string">
            <text:p>"WF Training",</text:p>
          </table:table-cell>
          <table:table-cell table:formula="of:=[.$I$1]&amp;[.D328]&amp;[.$J$1]&amp;[.$K$1]" office:value-type="string" office:string-value="&quot;Y&quot;," calcext:value-type="string">
            <text:p>"Y",</text:p>
          </table:table-cell>
        </table:table-row>
        <table:table-row table:style-name="ro1">
          <table:table-cell office:value-type="string" calcext:value-type="string">
            <text:p>TRAINING.3</text:p>
          </table:table-cell>
          <table:table-cell office:value-type="string" calcext:value-type="string">
            <text:p>TRAINING</text:p>
          </table:table-cell>
          <table:table-cell office:value-type="string" calcext:value-type="string">
            <text:p>CIA Exam</text:p>
          </table:table-cell>
          <table:table-cell office:value-type="string" calcext:value-type="string">
            <text:p>N</text:p>
          </table:table-cell>
          <table:table-cell table:number-columns-repeated="10"/>
          <table:table-cell table:formula="of:=[.$I$1]&amp;[.A329]&amp;[.$J$1]&amp;[.$K$1]" office:value-type="string" office:string-value="&quot;TRAINING.3&quot;," calcext:value-type="string">
            <text:p>"TRAINING.3",</text:p>
          </table:table-cell>
          <table:table-cell table:formula="of:=[.$I$1]&amp;[.B329]&amp;[.$J$1]&amp;[.$K$1]" office:value-type="string" office:string-value="&quot;TRAINING&quot;," calcext:value-type="string">
            <text:p>"TRAINING",</text:p>
          </table:table-cell>
          <table:table-cell table:formula="of:=[.$I$1]&amp;[.C329]&amp;[.$J$1]&amp;[.$K$1]" office:value-type="string" office:string-value="&quot;CIA Exam&quot;," calcext:value-type="string">
            <text:p>"CIA Exam",</text:p>
          </table:table-cell>
          <table:table-cell table:formula="of:=[.$I$1]&amp;[.D329]&amp;[.$J$1]&amp;[.$K$1]" office:value-type="string" office:string-value="&quot;N&quot;," calcext:value-type="string">
            <text:p>"N",</text:p>
          </table:table-cell>
        </table:table-row>
        <table:table-row table:style-name="ro1">
          <table:table-cell office:value-type="string" calcext:value-type="string">
            <text:p>TRAINING.4</text:p>
          </table:table-cell>
          <table:table-cell office:value-type="string" calcext:value-type="string">
            <text:p>TRAINING</text:p>
          </table:table-cell>
          <table:table-cell office:value-type="string" calcext:value-type="string">
            <text:p>WFAS Onboarding</text:p>
          </table:table-cell>
          <table:table-cell office:value-type="string" calcext:value-type="string">
            <text:p>N</text:p>
          </table:table-cell>
          <table:table-cell table:number-columns-repeated="10"/>
          <table:table-cell table:formula="of:=[.$I$1]&amp;[.A330]&amp;[.$J$1]&amp;[.$K$1]" office:value-type="string" office:string-value="&quot;TRAINING.4&quot;," calcext:value-type="string">
            <text:p>"TRAINING.4",</text:p>
          </table:table-cell>
          <table:table-cell table:formula="of:=[.$I$1]&amp;[.B330]&amp;[.$J$1]&amp;[.$K$1]" office:value-type="string" office:string-value="&quot;TRAINING&quot;," calcext:value-type="string">
            <text:p>"TRAINING",</text:p>
          </table:table-cell>
          <table:table-cell table:formula="of:=[.$I$1]&amp;[.C330]&amp;[.$J$1]&amp;[.$K$1]" office:value-type="string" office:string-value="&quot;WFAS Onboarding&quot;," calcext:value-type="string">
            <text:p>"WFAS Onboarding",</text:p>
          </table:table-cell>
          <table:table-cell table:formula="of:=[.$I$1]&amp;[.D330]&amp;[.$J$1]&amp;[.$K$1]" office:value-type="string" office:string-value="&quot;N&quot;," calcext:value-type="string">
            <text:p>"N",</text:p>
          </table:table-cell>
        </table:table-row>
        <table:table-row table:style-name="ro1">
          <table:table-cell office:value-type="string" calcext:value-type="string">
            <text:p>TRAINING.5</text:p>
          </table:table-cell>
          <table:table-cell office:value-type="string" calcext:value-type="string">
            <text:p>TRAINING</text:p>
          </table:table-cell>
          <table:table-cell office:value-type="string" calcext:value-type="string">
            <text:p>CFE Exam</text:p>
          </table:table-cell>
          <table:table-cell office:value-type="string" calcext:value-type="string">
            <text:p>N</text:p>
          </table:table-cell>
          <table:table-cell table:number-columns-repeated="10"/>
          <table:table-cell table:formula="of:=[.$I$1]&amp;[.A331]&amp;[.$J$1]&amp;[.$K$1]" office:value-type="string" office:string-value="&quot;TRAINING.5&quot;," calcext:value-type="string">
            <text:p>"TRAINING.5",</text:p>
          </table:table-cell>
          <table:table-cell table:formula="of:=[.$I$1]&amp;[.B331]&amp;[.$J$1]&amp;[.$K$1]" office:value-type="string" office:string-value="&quot;TRAINING&quot;," calcext:value-type="string">
            <text:p>"TRAINING",</text:p>
          </table:table-cell>
          <table:table-cell table:formula="of:=[.$I$1]&amp;[.C331]&amp;[.$J$1]&amp;[.$K$1]" office:value-type="string" office:string-value="&quot;CFE Exam&quot;," calcext:value-type="string">
            <text:p>"CFE Exam",</text:p>
          </table:table-cell>
          <table:table-cell table:formula="of:=[.$I$1]&amp;[.D331]&amp;[.$J$1]&amp;[.$K$1]" office:value-type="string" office:string-value="&quot;N&quot;," calcext:value-type="string">
            <text:p>"N",</text:p>
          </table:table-cell>
        </table:table-row>
        <table:table-row table:style-name="ro1">
          <table:table-cell office:value-type="string" calcext:value-type="string">
            <text:p>TRANS.1</text:p>
          </table:table-cell>
          <table:table-cell office:value-type="string" calcext:value-type="string">
            <text:p>TRANS</text:p>
          </table:table-cell>
          <table:table-cell office:value-type="string" calcext:value-type="string">
            <text:p>Commute - Concord </text:p>
          </table:table-cell>
          <table:table-cell office:value-type="string" calcext:value-type="string">
            <text:p>N</text:p>
          </table:table-cell>
          <table:table-cell table:number-columns-repeated="10"/>
          <table:table-cell table:formula="of:=[.$I$1]&amp;[.A332]&amp;[.$J$1]&amp;[.$K$1]" office:value-type="string" office:string-value="&quot;TRANS.1&quot;," calcext:value-type="string">
            <text:p>"TRANS.1",</text:p>
          </table:table-cell>
          <table:table-cell table:formula="of:=[.$I$1]&amp;[.B332]&amp;[.$J$1]&amp;[.$K$1]" office:value-type="string" office:string-value="&quot;TRANS&quot;," calcext:value-type="string">
            <text:p>"TRANS",</text:p>
          </table:table-cell>
          <table:table-cell table:formula="of:=[.$I$1]&amp;[.C332]&amp;[.$J$1]&amp;[.$K$1]" office:value-type="string" office:string-value="&quot;Commute - Concord &quot;," calcext:value-type="string">
            <text:p>"Commute - Concord ",</text:p>
          </table:table-cell>
          <table:table-cell table:formula="of:=[.$I$1]&amp;[.D332]&amp;[.$J$1]&amp;[.$K$1]" office:value-type="string" office:string-value="&quot;N&quot;," calcext:value-type="string">
            <text:p>"N",</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ews</text:p>
          </table:table-cell>
          <table:table-cell table:number-columns-repeated="11"/>
          <table:table-cell table:formula="of:=[.$I$1]&amp;[.A333]&amp;[.$J$1]&amp;[.$K$1]" office:value-type="string" office:string-value="&quot;News&quot;," calcext:value-type="string">
            <text:p>"News",</text:p>
          </table:table-cell>
          <table:table-cell table:formula="of:=[.$I$1]&amp;[.B333]&amp;[.$J$1]&amp;[.$K$1]" office:value-type="string" office:string-value="&quot;NEWS&quot;," calcext:value-type="string">
            <text:p>"NEWS",</text:p>
          </table:table-cell>
          <table:table-cell table:formula="of:=[.$I$1]&amp;[.C333]&amp;[.$J$1]&amp;[.$K$1]" office:value-type="string" office:string-value="&quot;News&quot;," calcext:value-type="string">
            <text:p>"News",</text:p>
          </table:table-cell>
          <table:table-cell table:formula="of:=[.$I$1]&amp;[.D333]&amp;[.$J$1]&amp;[.$K$1]" office:value-type="string" office:string-value="&quot;&quot;," calcext:value-type="string">
            <text:p>"",</text:p>
          </table:table-cell>
        </table:table-row>
        <table:table-row table:style-name="ro1">
          <table:table-cell office:value-type="string" calcext:value-type="string">
            <text:p>READ.1</text:p>
          </table:table-cell>
          <table:table-cell office:value-type="string" calcext:value-type="string">
            <text:p>READ</text:p>
          </table:table-cell>
          <table:table-cell office:value-type="string" calcext:value-type="string">
            <text:p>Research</text:p>
          </table:table-cell>
          <table:table-cell table:number-columns-repeated="11"/>
          <table:table-cell table:formula="of:=[.$I$1]&amp;[.A334]&amp;[.$J$1]&amp;[.$K$1]" office:value-type="string" office:string-value="&quot;READ.1&quot;," calcext:value-type="string">
            <text:p>"READ.1",</text:p>
          </table:table-cell>
          <table:table-cell table:formula="of:=[.$I$1]&amp;[.B334]&amp;[.$J$1]&amp;[.$K$1]" office:value-type="string" office:string-value="&quot;READ&quot;," calcext:value-type="string">
            <text:p>"READ",</text:p>
          </table:table-cell>
          <table:table-cell table:formula="of:=[.$I$1]&amp;[.C334]&amp;[.$J$1]&amp;[.$K$1]" office:value-type="string" office:string-value="&quot;Research&quot;," calcext:value-type="string">
            <text:p>"Research",</text:p>
          </table:table-cell>
          <table:table-cell table:formula="of:=[.$I$1]&amp;[.D334]&amp;[.$J$1]&amp;[.$K$1]" office:value-type="string" office:string-value="&quot;&quot;," calcext:value-type="string">
            <text:p>"",</text:p>
          </table:table-cell>
        </table:table-row>
        <table:table-row table:style-name="ro1">
          <table:table-cell office:value-type="string" calcext:value-type="string">
            <text:p>CH</text:p>
          </table:table-cell>
          <table:table-cell office:value-type="string" calcext:value-type="string">
            <text:p>F.Friends</text:p>
          </table:table-cell>
          <table:table-cell office:value-type="string" calcext:value-type="string">
            <text:p>Chriselle</text:p>
          </table:table-cell>
          <table:table-cell office:value-type="string" calcext:value-type="string">
            <text:p>N</text:p>
          </table:table-cell>
          <table:table-cell table:number-columns-repeated="10"/>
          <table:table-cell table:formula="of:=[.$I$1]&amp;[.A335]&amp;[.$J$1]&amp;[.$K$1]" office:value-type="string" office:string-value="&quot;CH&quot;," calcext:value-type="string">
            <text:p>"CH",</text:p>
          </table:table-cell>
          <table:table-cell table:formula="of:=[.$I$1]&amp;[.B335]&amp;[.$J$1]&amp;[.$K$1]" office:value-type="string" office:string-value="&quot;F.Friends&quot;," calcext:value-type="string">
            <text:p>"F.Friends",</text:p>
          </table:table-cell>
          <table:table-cell table:formula="of:=[.$I$1]&amp;[.C335]&amp;[.$J$1]&amp;[.$K$1]" office:value-type="string" office:string-value="&quot;Chriselle&quot;," calcext:value-type="string">
            <text:p>"Chriselle",</text:p>
          </table:table-cell>
          <table:table-cell table:formula="of:=[.$I$1]&amp;[.D335]&amp;[.$J$1]&amp;[.$K$1]" office:value-type="string" office:string-value="&quot;N&quot;," calcext:value-type="string">
            <text:p>"N",</text:p>
          </table:table-cell>
        </table:table-row>
        <table:table-row table:style-name="ro1">
          <table:table-cell office:value-type="string" calcext:value-type="string">
            <text:p>PROG.4</text:p>
          </table:table-cell>
          <table:table-cell office:value-type="string" calcext:value-type="string">
            <text:p>PROG</text:p>
          </table:table-cell>
          <table:table-cell office:value-type="string" calcext:value-type="string">
            <text:p>AJAX</text:p>
          </table:table-cell>
          <table:table-cell office:value-type="string" calcext:value-type="string">
            <text:p>N</text:p>
          </table:table-cell>
          <table:table-cell table:number-columns-repeated="10"/>
          <table:table-cell table:formula="of:=[.$I$1]&amp;[.A336]&amp;[.$J$1]&amp;[.$K$1]" office:value-type="string" office:string-value="&quot;PROG.4&quot;," calcext:value-type="string">
            <text:p>"PROG.4",</text:p>
          </table:table-cell>
          <table:table-cell table:formula="of:=[.$I$1]&amp;[.B336]&amp;[.$J$1]&amp;[.$K$1]" office:value-type="string" office:string-value="&quot;PROG&quot;," calcext:value-type="string">
            <text:p>"PROG",</text:p>
          </table:table-cell>
          <table:table-cell table:formula="of:=[.$I$1]&amp;[.C336]&amp;[.$J$1]&amp;[.$K$1]" office:value-type="string" office:string-value="&quot;AJAX&quot;," calcext:value-type="string">
            <text:p>"AJAX",</text:p>
          </table:table-cell>
          <table:table-cell table:formula="of:=[.$I$1]&amp;[.D336]&amp;[.$J$1]&amp;[.$K$1]" office:value-type="string" office:string-value="&quot;N&quot;," calcext:value-type="string">
            <text:p>"N",</text:p>
          </table:table-cell>
        </table:table-row>
        <table:table-row table:style-name="ro1">
          <table:table-cell office:value-type="string" calcext:value-type="string">
            <text:p>PROG.5</text:p>
          </table:table-cell>
          <table:table-cell office:value-type="string" calcext:value-type="string">
            <text:p>PROG</text:p>
          </table:table-cell>
          <table:table-cell office:value-type="string" calcext:value-type="string">
            <text:p>JQuery</text:p>
          </table:table-cell>
          <table:table-cell office:value-type="string" calcext:value-type="string">
            <text:p>N</text:p>
          </table:table-cell>
          <table:table-cell table:number-columns-repeated="10"/>
          <table:table-cell table:formula="of:=[.$I$1]&amp;[.A337]&amp;[.$J$1]&amp;[.$K$1]" office:value-type="string" office:string-value="&quot;PROG.5&quot;," calcext:value-type="string">
            <text:p>"PROG.5",</text:p>
          </table:table-cell>
          <table:table-cell table:formula="of:=[.$I$1]&amp;[.B337]&amp;[.$J$1]&amp;[.$K$1]" office:value-type="string" office:string-value="&quot;PROG&quot;," calcext:value-type="string">
            <text:p>"PROG",</text:p>
          </table:table-cell>
          <table:table-cell table:formula="of:=[.$I$1]&amp;[.C337]&amp;[.$J$1]&amp;[.$K$1]" office:value-type="string" office:string-value="&quot;JQuery&quot;," calcext:value-type="string">
            <text:p>"JQuery",</text:p>
          </table:table-cell>
          <table:table-cell table:formula="of:=[.$I$1]&amp;[.D337]&amp;[.$J$1]&amp;[.$K$1]" office:value-type="string" office:string-value="&quot;N&quot;," calcext:value-type="string">
            <text:p>"N",</text:p>
          </table:table-cell>
        </table:table-row>
        <table:table-row table:style-name="ro1">
          <table:table-cell office:value-type="string" calcext:value-type="string">
            <text:p>160758.A</text:p>
          </table:table-cell>
          <table:table-cell office:value-type="float" office:value="160758" calcext:value-type="float">
            <text:p>160758</text:p>
          </table:table-cell>
          <table:table-cell office:value-type="string" calcext:value-type="string">
            <text:p>PCG Admin</text:p>
          </table:table-cell>
          <table:table-cell table:number-columns-repeated="11"/>
          <table:table-cell table:formula="of:=[.$I$1]&amp;[.A338]&amp;[.$J$1]&amp;[.$K$1]" office:value-type="string" office:string-value="&quot;160758.A&quot;," calcext:value-type="string">
            <text:p>"160758.A",</text:p>
          </table:table-cell>
          <table:table-cell table:formula="of:=[.$I$1]&amp;[.B338]&amp;[.$J$1]&amp;[.$K$1]" office:value-type="string" office:string-value="&quot;160758&quot;," calcext:value-type="string">
            <text:p>"160758",</text:p>
          </table:table-cell>
          <table:table-cell table:formula="of:=[.$I$1]&amp;[.C338]&amp;[.$J$1]&amp;[.$K$1]" office:value-type="string" office:string-value="&quot;PCG Admin&quot;," calcext:value-type="string">
            <text:p>"PCG Admin",</text:p>
          </table:table-cell>
          <table:table-cell table:formula="of:=[.$I$1]&amp;[.D338]&amp;[.$J$1]&amp;[.$K$1]" office:value-type="string" office:string-value="&quot;&quot;," calcext:value-type="string">
            <text:p>"",</text:p>
          </table:table-cell>
        </table:table-row>
        <table:table-row table:style-name="ro1">
          <table:table-cell office:value-type="string" calcext:value-type="string">
            <text:p>160758.P</text:p>
          </table:table-cell>
          <table:table-cell office:value-type="float" office:value="160758" calcext:value-type="float">
            <text:p>160758</text:p>
          </table:table-cell>
          <table:table-cell office:value-type="string" calcext:value-type="string">
            <text:p>PCG Planning</text:p>
          </table:table-cell>
          <table:table-cell table:number-columns-repeated="11"/>
          <table:table-cell table:formula="of:=[.$I$1]&amp;[.A339]&amp;[.$J$1]&amp;[.$K$1]" office:value-type="string" office:string-value="&quot;160758.P&quot;," calcext:value-type="string">
            <text:p>"160758.P",</text:p>
          </table:table-cell>
          <table:table-cell table:formula="of:=[.$I$1]&amp;[.B339]&amp;[.$J$1]&amp;[.$K$1]" office:value-type="string" office:string-value="&quot;160758&quot;," calcext:value-type="string">
            <text:p>"160758",</text:p>
          </table:table-cell>
          <table:table-cell table:formula="of:=[.$I$1]&amp;[.C339]&amp;[.$J$1]&amp;[.$K$1]" office:value-type="string" office:string-value="&quot;PCG Planning&quot;," calcext:value-type="string">
            <text:p>"PCG Planning",</text:p>
          </table:table-cell>
          <table:table-cell table:formula="of:=[.$I$1]&amp;[.D339]&amp;[.$J$1]&amp;[.$K$1]" office:value-type="string" office:string-value="&quot;&quot;," calcext:value-type="string">
            <text:p>"",</text:p>
          </table:table-cell>
        </table:table-row>
        <table:table-row table:style-name="ro1">
          <table:table-cell office:value-type="string" calcext:value-type="string">
            <text:p>160758.R</text:p>
          </table:table-cell>
          <table:table-cell office:value-type="float" office:value="160758" calcext:value-type="float">
            <text:p>160758</text:p>
          </table:table-cell>
          <table:table-cell office:value-type="string" calcext:value-type="string">
            <text:p>PCG Reporting</text:p>
          </table:table-cell>
          <table:table-cell table:number-columns-repeated="11"/>
          <table:table-cell table:formula="of:=[.$I$1]&amp;[.A340]&amp;[.$J$1]&amp;[.$K$1]" office:value-type="string" office:string-value="&quot;160758.R&quot;," calcext:value-type="string">
            <text:p>"160758.R",</text:p>
          </table:table-cell>
          <table:table-cell table:formula="of:=[.$I$1]&amp;[.B340]&amp;[.$J$1]&amp;[.$K$1]" office:value-type="string" office:string-value="&quot;160758&quot;," calcext:value-type="string">
            <text:p>"160758",</text:p>
          </table:table-cell>
          <table:table-cell table:formula="of:=[.$I$1]&amp;[.C340]&amp;[.$J$1]&amp;[.$K$1]" office:value-type="string" office:string-value="&quot;PCG Reporting&quot;," calcext:value-type="string">
            <text:p>"PCG Reporting",</text:p>
          </table:table-cell>
          <table:table-cell table:formula="of:=[.$I$1]&amp;[.D340]&amp;[.$J$1]&amp;[.$K$1]" office:value-type="string" office:string-value="&quot;&quot;," calcext:value-type="string">
            <text:p>"",</text:p>
          </table:table-cell>
        </table:table-row>
        <table:table-row table:style-name="ro1">
          <table:table-cell office:value-type="string" calcext:value-type="string">
            <text:p>160755.P</text:p>
          </table:table-cell>
          <table:table-cell office:value-type="float" office:value="160755" calcext:value-type="float">
            <text:p>160755</text:p>
          </table:table-cell>
          <table:table-cell office:value-type="string" calcext:value-type="string">
            <text:p>IPCS Planning</text:p>
          </table:table-cell>
          <table:table-cell table:number-columns-repeated="11"/>
          <table:table-cell table:formula="of:=[.$I$1]&amp;[.A341]&amp;[.$J$1]&amp;[.$K$1]" office:value-type="string" office:string-value="&quot;160755.P&quot;," calcext:value-type="string">
            <text:p>"160755.P",</text:p>
          </table:table-cell>
          <table:table-cell table:formula="of:=[.$I$1]&amp;[.B341]&amp;[.$J$1]&amp;[.$K$1]" office:value-type="string" office:string-value="&quot;160755&quot;," calcext:value-type="string">
            <text:p>"160755",</text:p>
          </table:table-cell>
          <table:table-cell table:formula="of:=[.$I$1]&amp;[.C341]&amp;[.$J$1]&amp;[.$K$1]" office:value-type="string" office:string-value="&quot;IPCS Planning&quot;," calcext:value-type="string">
            <text:p>"IPCS Planning",</text:p>
          </table:table-cell>
          <table:table-cell table:formula="of:=[.$I$1]&amp;[.D341]&amp;[.$J$1]&amp;[.$K$1]" office:value-type="string" office:string-value="&quot;&quot;," calcext:value-type="string">
            <text:p>"",</text:p>
          </table:table-cell>
        </table:table-row>
        <table:table-row table:style-name="ro1">
          <table:table-cell office:value-type="string" calcext:value-type="string">
            <text:p>160755.A</text:p>
          </table:table-cell>
          <table:table-cell office:value-type="float" office:value="160755" calcext:value-type="float">
            <text:p>160755</text:p>
          </table:table-cell>
          <table:table-cell office:value-type="string" calcext:value-type="string">
            <text:p>IPCS Admin</text:p>
          </table:table-cell>
          <table:table-cell table:number-columns-repeated="11"/>
          <table:table-cell table:formula="of:=[.$I$1]&amp;[.A342]&amp;[.$J$1]&amp;[.$K$1]" office:value-type="string" office:string-value="&quot;160755.A&quot;," calcext:value-type="string">
            <text:p>"160755.A",</text:p>
          </table:table-cell>
          <table:table-cell table:formula="of:=[.$I$1]&amp;[.B342]&amp;[.$J$1]&amp;[.$K$1]" office:value-type="string" office:string-value="&quot;160755&quot;," calcext:value-type="string">
            <text:p>"160755",</text:p>
          </table:table-cell>
          <table:table-cell table:formula="of:=[.$I$1]&amp;[.C342]&amp;[.$J$1]&amp;[.$K$1]" office:value-type="string" office:string-value="&quot;IPCS Admin&quot;," calcext:value-type="string">
            <text:p>"IPCS Admin",</text:p>
          </table:table-cell>
          <table:table-cell table:formula="of:=[.$I$1]&amp;[.D342]&amp;[.$J$1]&amp;[.$K$1]" office:value-type="string" office:string-value="&quot;&quot;," calcext:value-type="string">
            <text:p>"",</text:p>
          </table:table-cell>
        </table:table-row>
        <table:table-row table:style-name="ro1">
          <table:table-cell office:value-type="string" calcext:value-type="string">
            <text:p>AC</text:p>
          </table:table-cell>
          <table:table-cell office:value-type="string" calcext:value-type="string">
            <text:p>F.CW</text:p>
          </table:table-cell>
          <table:table-cell office:value-type="string" calcext:value-type="string">
            <text:p>April</text:p>
          </table:table-cell>
          <table:table-cell office:value-type="string" calcext:value-type="string">
            <text:p>N</text:p>
          </table:table-cell>
          <table:table-cell table:number-columns-repeated="10"/>
          <table:table-cell table:formula="of:=[.$I$1]&amp;[.A343]&amp;[.$J$1]&amp;[.$K$1]" office:value-type="string" office:string-value="&quot;AC&quot;," calcext:value-type="string">
            <text:p>"AC",</text:p>
          </table:table-cell>
          <table:table-cell table:formula="of:=[.$I$1]&amp;[.B343]&amp;[.$J$1]&amp;[.$K$1]" office:value-type="string" office:string-value="&quot;F.CW&quot;," calcext:value-type="string">
            <text:p>"F.CW",</text:p>
          </table:table-cell>
          <table:table-cell table:formula="of:=[.$I$1]&amp;[.C343]&amp;[.$J$1]&amp;[.$K$1]" office:value-type="string" office:string-value="&quot;April&quot;," calcext:value-type="string">
            <text:p>"April",</text:p>
          </table:table-cell>
          <table:table-cell table:formula="of:=[.$I$1]&amp;[.D343]&amp;[.$J$1]&amp;[.$K$1]" office:value-type="string" office:string-value="&quot;N&quot;," calcext:value-type="string">
            <text:p>"N",</text:p>
          </table:table-cell>
        </table:table-row>
        <table:table-row table:style-name="ro1">
          <table:table-cell office:value-type="string" calcext:value-type="string">
            <text:p>PERSONAL.9</text:p>
          </table:table-cell>
          <table:table-cell office:value-type="string" calcext:value-type="string">
            <text:p>TRANS</text:p>
          </table:table-cell>
          <table:table-cell office:value-type="string" calcext:value-type="string">
            <text:p>Air Travel</text:p>
          </table:table-cell>
          <table:table-cell office:value-type="string" calcext:value-type="string">
            <text:p>Y</text:p>
          </table:table-cell>
          <table:table-cell table:number-columns-repeated="10"/>
          <table:table-cell table:formula="of:=[.$I$1]&amp;[.A344]&amp;[.$J$1]&amp;[.$K$1]" office:value-type="string" office:string-value="&quot;PERSONAL.9&quot;," calcext:value-type="string">
            <text:p>"PERSONAL.9",</text:p>
          </table:table-cell>
          <table:table-cell table:formula="of:=[.$I$1]&amp;[.B344]&amp;[.$J$1]&amp;[.$K$1]" office:value-type="string" office:string-value="&quot;TRANS&quot;," calcext:value-type="string">
            <text:p>"TRANS",</text:p>
          </table:table-cell>
          <table:table-cell table:formula="of:=[.$I$1]&amp;[.C344]&amp;[.$J$1]&amp;[.$K$1]" office:value-type="string" office:string-value="&quot;Air Travel&quot;," calcext:value-type="string">
            <text:p>"Air Travel",</text:p>
          </table:table-cell>
          <table:table-cell table:formula="of:=[.$I$1]&amp;[.D344]&amp;[.$J$1]&amp;[.$K$1]" office:value-type="string" office:string-value="&quot;Y&quot;," calcext:value-type="string">
            <text:p>"Y",</text:p>
          </table:table-cell>
        </table:table-row>
        <table:table-row table:style-name="ro1">
          <table:table-cell office:value-type="string" calcext:value-type="string">
            <text:p>MD</text:p>
          </table:table-cell>
          <table:table-cell office:value-type="string" calcext:value-type="string">
            <text:p>M.Friends</text:p>
          </table:table-cell>
          <table:table-cell office:value-type="string" calcext:value-type="string">
            <text:p>Matt</text:p>
          </table:table-cell>
          <table:table-cell office:value-type="string" calcext:value-type="string">
            <text:p>N</text:p>
          </table:table-cell>
          <table:table-cell table:number-columns-repeated="10"/>
          <table:table-cell table:formula="of:=[.$I$1]&amp;[.A345]&amp;[.$J$1]&amp;[.$K$1]" office:value-type="string" office:string-value="&quot;MD&quot;," calcext:value-type="string">
            <text:p>"MD",</text:p>
          </table:table-cell>
          <table:table-cell table:formula="of:=[.$I$1]&amp;[.B345]&amp;[.$J$1]&amp;[.$K$1]" office:value-type="string" office:string-value="&quot;M.Friends&quot;," calcext:value-type="string">
            <text:p>"M.Friends",</text:p>
          </table:table-cell>
          <table:table-cell table:formula="of:=[.$I$1]&amp;[.C345]&amp;[.$J$1]&amp;[.$K$1]" office:value-type="string" office:string-value="&quot;Matt&quot;," calcext:value-type="string">
            <text:p>"Matt",</text:p>
          </table:table-cell>
          <table:table-cell table:formula="of:=[.$I$1]&amp;[.D345]&amp;[.$J$1]&amp;[.$K$1]" office:value-type="string" office:string-value="&quot;N&quot;," calcext:value-type="string">
            <text:p>"N",</text:p>
          </table:table-cell>
        </table:table-row>
        <table:table-row table:style-name="ro1">
          <table:table-cell office:value-type="float" office:value="160758.1" calcext:value-type="float">
            <text:p>160758.1</text:p>
          </table:table-cell>
          <table:table-cell office:value-type="float" office:value="160758" calcext:value-type="float">
            <text:p>160758</text:p>
          </table:table-cell>
          <table:table-cell office:value-type="string" calcext:value-type="string">
            <text:p>PCG Account Maintenance</text:p>
          </table:table-cell>
          <table:table-cell table:number-columns-repeated="11"/>
          <table:table-cell table:formula="of:=[.$I$1]&amp;[.A346]&amp;[.$J$1]&amp;[.$K$1]" office:value-type="string" office:string-value="&quot;160758.1&quot;," calcext:value-type="string">
            <text:p>"160758.1",</text:p>
          </table:table-cell>
          <table:table-cell table:formula="of:=[.$I$1]&amp;[.B346]&amp;[.$J$1]&amp;[.$K$1]" office:value-type="string" office:string-value="&quot;160758&quot;," calcext:value-type="string">
            <text:p>"160758",</text:p>
          </table:table-cell>
          <table:table-cell table:formula="of:=[.$I$1]&amp;[.C346]&amp;[.$J$1]&amp;[.$K$1]" office:value-type="string" office:string-value="&quot;PCG Account Maintenance&quot;," calcext:value-type="string">
            <text:p>"PCG Account Maintenance",</text:p>
          </table:table-cell>
          <table:table-cell table:formula="of:=[.$I$1]&amp;[.D346]&amp;[.$J$1]&amp;[.$K$1]" office:value-type="string" office:string-value="&quot;&quot;," calcext:value-type="string">
            <text:p>"",</text:p>
          </table:table-cell>
        </table:table-row>
        <table:table-row table:style-name="ro1">
          <table:table-cell office:value-type="float" office:value="160758.2" calcext:value-type="float">
            <text:p>160758.2</text:p>
          </table:table-cell>
          <table:table-cell office:value-type="float" office:value="160758" calcext:value-type="float">
            <text:p>160758</text:p>
          </table:table-cell>
          <table:table-cell office:value-type="string" calcext:value-type="string">
            <text:p>PCG Advice &amp; Oversight</text:p>
          </table:table-cell>
          <table:table-cell table:number-columns-repeated="11"/>
          <table:table-cell table:formula="of:=[.$I$1]&amp;[.A347]&amp;[.$J$1]&amp;[.$K$1]" office:value-type="string" office:string-value="&quot;160758.2&quot;," calcext:value-type="string">
            <text:p>"160758.2",</text:p>
          </table:table-cell>
          <table:table-cell table:formula="of:=[.$I$1]&amp;[.B347]&amp;[.$J$1]&amp;[.$K$1]" office:value-type="string" office:string-value="&quot;160758&quot;," calcext:value-type="string">
            <text:p>"160758",</text:p>
          </table:table-cell>
          <table:table-cell table:formula="of:=[.$I$1]&amp;[.C347]&amp;[.$J$1]&amp;[.$K$1]" office:value-type="string" office:string-value="&quot;PCG Advice &amp; Oversight&quot;," calcext:value-type="string">
            <text:p>"PCG Advice &amp; Oversight",</text:p>
          </table:table-cell>
          <table:table-cell table:formula="of:=[.$I$1]&amp;[.D347]&amp;[.$J$1]&amp;[.$K$1]" office:value-type="string" office:string-value="&quot;&quot;," calcext:value-type="string">
            <text:p>"",</text:p>
          </table:table-cell>
        </table:table-row>
        <table:table-row table:style-name="ro1">
          <table:table-cell office:value-type="float" office:value="160758.3" calcext:value-type="float">
            <text:p>160758.3</text:p>
          </table:table-cell>
          <table:table-cell office:value-type="float" office:value="160758" calcext:value-type="float">
            <text:p>160758</text:p>
          </table:table-cell>
          <table:table-cell office:value-type="string" calcext:value-type="string">
            <text:p>PCG Communications</text:p>
          </table:table-cell>
          <table:table-cell table:number-columns-repeated="11"/>
          <table:table-cell table:formula="of:=[.$I$1]&amp;[.A348]&amp;[.$J$1]&amp;[.$K$1]" office:value-type="string" office:string-value="&quot;160758.3&quot;," calcext:value-type="string">
            <text:p>"160758.3",</text:p>
          </table:table-cell>
          <table:table-cell table:formula="of:=[.$I$1]&amp;[.B348]&amp;[.$J$1]&amp;[.$K$1]" office:value-type="string" office:string-value="&quot;160758&quot;," calcext:value-type="string">
            <text:p>"160758",</text:p>
          </table:table-cell>
          <table:table-cell table:formula="of:=[.$I$1]&amp;[.C348]&amp;[.$J$1]&amp;[.$K$1]" office:value-type="string" office:string-value="&quot;PCG Communications&quot;," calcext:value-type="string">
            <text:p>"PCG Communications",</text:p>
          </table:table-cell>
          <table:table-cell table:formula="of:=[.$I$1]&amp;[.D348]&amp;[.$J$1]&amp;[.$K$1]" office:value-type="string" office:string-value="&quot;&quot;," calcext:value-type="string">
            <text:p>"",</text:p>
          </table:table-cell>
        </table:table-row>
        <table:table-row table:style-name="ro1">
          <table:table-cell office:value-type="float" office:value="160758.4" calcext:value-type="float">
            <text:p>160758.4</text:p>
          </table:table-cell>
          <table:table-cell office:value-type="float" office:value="160758" calcext:value-type="float">
            <text:p>160758</text:p>
          </table:table-cell>
          <table:table-cell office:value-type="string" calcext:value-type="string">
            <text:p>PCG Risk Mgmt</text:p>
          </table:table-cell>
          <table:table-cell table:number-columns-repeated="11"/>
          <table:table-cell table:formula="of:=[.$I$1]&amp;[.A349]&amp;[.$J$1]&amp;[.$K$1]" office:value-type="string" office:string-value="&quot;160758.4&quot;," calcext:value-type="string">
            <text:p>"160758.4",</text:p>
          </table:table-cell>
          <table:table-cell table:formula="of:=[.$I$1]&amp;[.B349]&amp;[.$J$1]&amp;[.$K$1]" office:value-type="string" office:string-value="&quot;160758&quot;," calcext:value-type="string">
            <text:p>"160758",</text:p>
          </table:table-cell>
          <table:table-cell table:formula="of:=[.$I$1]&amp;[.C349]&amp;[.$J$1]&amp;[.$K$1]" office:value-type="string" office:string-value="&quot;PCG Risk Mgmt&quot;," calcext:value-type="string">
            <text:p>"PCG Risk Mgmt",</text:p>
          </table:table-cell>
          <table:table-cell table:formula="of:=[.$I$1]&amp;[.D349]&amp;[.$J$1]&amp;[.$K$1]" office:value-type="string" office:string-value="&quot;&quot;," calcext:value-type="string">
            <text:p>"",</text:p>
          </table:table-cell>
        </table:table-row>
        <table:table-row table:style-name="ro1">
          <table:table-cell office:value-type="string" calcext:value-type="string">
            <text:p>LMy</text:p>
          </table:table-cell>
          <table:table-cell office:value-type="string" calcext:value-type="string">
            <text:p>F.Friends</text:p>
          </table:table-cell>
          <table:table-cell office:value-type="string" calcext:value-type="string">
            <text:p>Laura</text:p>
          </table:table-cell>
          <table:table-cell office:value-type="string" calcext:value-type="string">
            <text:p>N</text:p>
          </table:table-cell>
          <table:table-cell table:number-columns-repeated="10"/>
          <table:table-cell table:formula="of:=[.$I$1]&amp;[.A350]&amp;[.$J$1]&amp;[.$K$1]" office:value-type="string" office:string-value="&quot;LMy&quot;," calcext:value-type="string">
            <text:p>"LMy",</text:p>
          </table:table-cell>
          <table:table-cell table:formula="of:=[.$I$1]&amp;[.B350]&amp;[.$J$1]&amp;[.$K$1]" office:value-type="string" office:string-value="&quot;F.Friends&quot;," calcext:value-type="string">
            <text:p>"F.Friends",</text:p>
          </table:table-cell>
          <table:table-cell table:formula="of:=[.$I$1]&amp;[.C350]&amp;[.$J$1]&amp;[.$K$1]" office:value-type="string" office:string-value="&quot;Laura&quot;," calcext:value-type="string">
            <text:p>"Laura",</text:p>
          </table:table-cell>
          <table:table-cell table:formula="of:=[.$I$1]&amp;[.D350]&amp;[.$J$1]&amp;[.$K$1]" office:value-type="string" office:string-value="&quot;N&quot;," calcext:value-type="string">
            <text:p>"N",</text:p>
          </table:table-cell>
        </table:table-row>
        <table:table-row table:style-name="ro1">
          <table:table-cell office:value-type="string" calcext:value-type="string">
            <text:p>JMe</text:p>
          </table:table-cell>
          <table:table-cell office:value-type="string" calcext:value-type="string">
            <text:p>M.CW</text:p>
          </table:table-cell>
          <table:table-cell office:value-type="string" calcext:value-type="string">
            <text:p>Jay</text:p>
          </table:table-cell>
          <table:table-cell office:value-type="string" calcext:value-type="string">
            <text:p>N</text:p>
          </table:table-cell>
          <table:table-cell table:number-columns-repeated="10"/>
          <table:table-cell table:formula="of:=[.$I$1]&amp;[.A351]&amp;[.$J$1]&amp;[.$K$1]" office:value-type="string" office:string-value="&quot;JMe&quot;," calcext:value-type="string">
            <text:p>"JMe",</text:p>
          </table:table-cell>
          <table:table-cell table:formula="of:=[.$I$1]&amp;[.B351]&amp;[.$J$1]&amp;[.$K$1]" office:value-type="string" office:string-value="&quot;M.CW&quot;," calcext:value-type="string">
            <text:p>"M.CW",</text:p>
          </table:table-cell>
          <table:table-cell table:formula="of:=[.$I$1]&amp;[.C351]&amp;[.$J$1]&amp;[.$K$1]" office:value-type="string" office:string-value="&quot;Jay&quot;," calcext:value-type="string">
            <text:p>"Jay",</text:p>
          </table:table-cell>
          <table:table-cell table:formula="of:=[.$I$1]&amp;[.D351]&amp;[.$J$1]&amp;[.$K$1]" office:value-type="string" office:string-value="&quot;N&quot;," calcext:value-type="string">
            <text:p>"N",</text:p>
          </table:table-cell>
        </table:table-row>
        <table:table-row table:style-name="ro1">
          <table:table-cell office:value-type="string" calcext:value-type="string">
            <text:p>LH</text:p>
          </table:table-cell>
          <table:table-cell office:value-type="string" calcext:value-type="string">
            <text:p>F.CW</text:p>
          </table:table-cell>
          <table:table-cell office:value-type="string" calcext:value-type="string">
            <text:p>Leigh</text:p>
          </table:table-cell>
          <table:table-cell office:value-type="string" calcext:value-type="string">
            <text:p>N</text:p>
          </table:table-cell>
          <table:table-cell table:number-columns-repeated="10"/>
          <table:table-cell table:formula="of:=[.$I$1]&amp;[.A352]&amp;[.$J$1]&amp;[.$K$1]" office:value-type="string" office:string-value="&quot;LH&quot;," calcext:value-type="string">
            <text:p>"LH",</text:p>
          </table:table-cell>
          <table:table-cell table:formula="of:=[.$I$1]&amp;[.B352]&amp;[.$J$1]&amp;[.$K$1]" office:value-type="string" office:string-value="&quot;F.CW&quot;," calcext:value-type="string">
            <text:p>"F.CW",</text:p>
          </table:table-cell>
          <table:table-cell table:formula="of:=[.$I$1]&amp;[.C352]&amp;[.$J$1]&amp;[.$K$1]" office:value-type="string" office:string-value="&quot;Leigh&quot;," calcext:value-type="string">
            <text:p>"Leigh",</text:p>
          </table:table-cell>
          <table:table-cell table:formula="of:=[.$I$1]&amp;[.D352]&amp;[.$J$1]&amp;[.$K$1]" office:value-type="string" office:string-value="&quot;N&quot;," calcext:value-type="string">
            <text:p>"N",</text:p>
          </table:table-cell>
        </table:table-row>
        <table:table-row table:style-name="ro1">
          <table:table-cell office:value-type="string" calcext:value-type="string">
            <text:p>ADf</text:p>
          </table:table-cell>
          <table:table-cell office:value-type="string" calcext:value-type="string">
            <text:p>F.Friends</text:p>
          </table:table-cell>
          <table:table-cell office:value-type="string" calcext:value-type="string">
            <text:p>Alyssa &amp; Friends</text:p>
          </table:table-cell>
          <table:table-cell office:value-type="string" calcext:value-type="string">
            <text:p>Y</text:p>
          </table:table-cell>
          <table:table-cell table:number-columns-repeated="10"/>
          <table:table-cell table:formula="of:=[.$I$1]&amp;[.A353]&amp;[.$J$1]&amp;[.$K$1]" office:value-type="string" office:string-value="&quot;ADf&quot;," calcext:value-type="string">
            <text:p>"ADf",</text:p>
          </table:table-cell>
          <table:table-cell table:formula="of:=[.$I$1]&amp;[.B353]&amp;[.$J$1]&amp;[.$K$1]" office:value-type="string" office:string-value="&quot;F.Friends&quot;," calcext:value-type="string">
            <text:p>"F.Friends",</text:p>
          </table:table-cell>
          <table:table-cell table:formula="of:=[.$I$1]&amp;[.C353]&amp;[.$J$1]&amp;[.$K$1]" office:value-type="string" office:string-value="&quot;Alyssa &amp; Friends&quot;," calcext:value-type="string">
            <text:p>"Alyssa &amp; Friends",</text:p>
          </table:table-cell>
          <table:table-cell table:formula="of:=[.$I$1]&amp;[.D353]&amp;[.$J$1]&amp;[.$K$1]" office:value-type="string" office:string-value="&quot;Y&quot;," calcext:value-type="string">
            <text:p>"Y",</text:p>
          </table:table-cell>
        </table:table-row>
        <table:table-row table:style-name="ro1">
          <table:table-cell office:value-type="string" calcext:value-type="string">
            <text:p>VO</text:p>
          </table:table-cell>
          <table:table-cell office:value-type="string" calcext:value-type="string">
            <text:p>F.CW</text:p>
          </table:table-cell>
          <table:table-cell office:value-type="string" calcext:value-type="string">
            <text:p>Valeka</text:p>
          </table:table-cell>
          <table:table-cell office:value-type="string" calcext:value-type="string">
            <text:p>N</text:p>
          </table:table-cell>
          <table:table-cell table:number-columns-repeated="10"/>
          <table:table-cell table:formula="of:=[.$I$1]&amp;[.A354]&amp;[.$J$1]&amp;[.$K$1]" office:value-type="string" office:string-value="&quot;VO&quot;," calcext:value-type="string">
            <text:p>"VO",</text:p>
          </table:table-cell>
          <table:table-cell table:formula="of:=[.$I$1]&amp;[.B354]&amp;[.$J$1]&amp;[.$K$1]" office:value-type="string" office:string-value="&quot;F.CW&quot;," calcext:value-type="string">
            <text:p>"F.CW",</text:p>
          </table:table-cell>
          <table:table-cell table:formula="of:=[.$I$1]&amp;[.C354]&amp;[.$J$1]&amp;[.$K$1]" office:value-type="string" office:string-value="&quot;Valeka&quot;," calcext:value-type="string">
            <text:p>"Valeka",</text:p>
          </table:table-cell>
          <table:table-cell table:formula="of:=[.$I$1]&amp;[.D354]&amp;[.$J$1]&amp;[.$K$1]" office:value-type="string" office:string-value="&quot;N&quot;," calcext:value-type="string">
            <text:p>"N",</text:p>
          </table:table-cell>
        </table:table-row>
        <table:table-row table:style-name="ro1">
          <table:table-cell office:value-type="string" calcext:value-type="string">
            <text:p>MaH</text:p>
          </table:table-cell>
          <table:table-cell office:value-type="string" calcext:value-type="string">
            <text:p>F.CW</text:p>
          </table:table-cell>
          <table:table-cell office:value-type="string" calcext:value-type="string">
            <text:p>Marsha</text:p>
          </table:table-cell>
          <table:table-cell office:value-type="string" calcext:value-type="string">
            <text:p>N</text:p>
          </table:table-cell>
          <table:table-cell table:number-columns-repeated="10"/>
          <table:table-cell table:formula="of:=[.$I$1]&amp;[.A355]&amp;[.$J$1]&amp;[.$K$1]" office:value-type="string" office:string-value="&quot;MaH&quot;," calcext:value-type="string">
            <text:p>"MaH",</text:p>
          </table:table-cell>
          <table:table-cell table:formula="of:=[.$I$1]&amp;[.B355]&amp;[.$J$1]&amp;[.$K$1]" office:value-type="string" office:string-value="&quot;F.CW&quot;," calcext:value-type="string">
            <text:p>"F.CW",</text:p>
          </table:table-cell>
          <table:table-cell table:formula="of:=[.$I$1]&amp;[.C355]&amp;[.$J$1]&amp;[.$K$1]" office:value-type="string" office:string-value="&quot;Marsha&quot;," calcext:value-type="string">
            <text:p>"Marsha",</text:p>
          </table:table-cell>
          <table:table-cell table:formula="of:=[.$I$1]&amp;[.D355]&amp;[.$J$1]&amp;[.$K$1]" office:value-type="string" office:string-value="&quot;N&quot;," calcext:value-type="string">
            <text:p>"N",</text:p>
          </table:table-cell>
        </table:table-row>
        <table:table-row table:style-name="ro1">
          <table:table-cell office:value-type="string" calcext:value-type="string">
            <text:p>BG</text:p>
          </table:table-cell>
          <table:table-cell office:value-type="string" calcext:value-type="string">
            <text:p>F.CW</text:p>
          </table:table-cell>
          <table:table-cell office:value-type="string" calcext:value-type="string">
            <text:p>Bree</text:p>
          </table:table-cell>
          <table:table-cell office:value-type="string" calcext:value-type="string">
            <text:p>N</text:p>
          </table:table-cell>
          <table:table-cell table:number-columns-repeated="10"/>
          <table:table-cell table:formula="of:=[.$I$1]&amp;[.A356]&amp;[.$J$1]&amp;[.$K$1]" office:value-type="string" office:string-value="&quot;BG&quot;," calcext:value-type="string">
            <text:p>"BG",</text:p>
          </table:table-cell>
          <table:table-cell table:formula="of:=[.$I$1]&amp;[.B356]&amp;[.$J$1]&amp;[.$K$1]" office:value-type="string" office:string-value="&quot;F.CW&quot;," calcext:value-type="string">
            <text:p>"F.CW",</text:p>
          </table:table-cell>
          <table:table-cell table:formula="of:=[.$I$1]&amp;[.C356]&amp;[.$J$1]&amp;[.$K$1]" office:value-type="string" office:string-value="&quot;Bree&quot;," calcext:value-type="string">
            <text:p>"Bree",</text:p>
          </table:table-cell>
          <table:table-cell table:formula="of:=[.$I$1]&amp;[.D356]&amp;[.$J$1]&amp;[.$K$1]" office:value-type="string" office:string-value="&quot;N&quot;," calcext:value-type="string">
            <text:p>"N",</text:p>
          </table:table-cell>
        </table:table-row>
        <table:table-row table:style-name="ro1">
          <table:table-cell table:number-columns-repeated="2" office:value-type="string" calcext:value-type="string">
            <text:p>REG</text:p>
          </table:table-cell>
          <table:table-cell office:value-type="string" calcext:value-type="string">
            <text:p>Regulatory Reviews</text:p>
          </table:table-cell>
          <table:table-cell office:value-type="string" calcext:value-type="string">
            <text:p>N</text:p>
          </table:table-cell>
          <table:table-cell table:number-columns-repeated="10"/>
          <table:table-cell table:formula="of:=[.$I$1]&amp;[.A357]&amp;[.$J$1]&amp;[.$K$1]" office:value-type="string" office:string-value="&quot;REG&quot;," calcext:value-type="string">
            <text:p>"REG",</text:p>
          </table:table-cell>
          <table:table-cell table:formula="of:=[.$I$1]&amp;[.B357]&amp;[.$J$1]&amp;[.$K$1]" office:value-type="string" office:string-value="&quot;REG&quot;," calcext:value-type="string">
            <text:p>"REG",</text:p>
          </table:table-cell>
          <table:table-cell table:formula="of:=[.$I$1]&amp;[.C357]&amp;[.$J$1]&amp;[.$K$1]" office:value-type="string" office:string-value="&quot;Regulatory Reviews&quot;," calcext:value-type="string">
            <text:p>"Regulatory Reviews",</text:p>
          </table:table-cell>
          <table:table-cell table:formula="of:=[.$I$1]&amp;[.D357]&amp;[.$J$1]&amp;[.$K$1]" office:value-type="string" office:string-value="&quot;N&quot;," calcext:value-type="string">
            <text:p>"N",</text:p>
          </table:table-cell>
        </table:table-row>
        <table:table-row table:style-name="ro1">
          <table:table-cell office:value-type="string" calcext:value-type="string">
            <text:p>Training.6</text:p>
          </table:table-cell>
          <table:table-cell office:value-type="string" calcext:value-type="string">
            <text:p>CFA</text:p>
          </table:table-cell>
          <table:table-cell office:value-type="string" calcext:value-type="string">
            <text:p>CFA Exam Admin</text:p>
          </table:table-cell>
          <table:table-cell office:value-type="string" calcext:value-type="string">
            <text:p>Y</text:p>
          </table:table-cell>
          <table:table-cell table:number-columns-repeated="10"/>
          <table:table-cell table:formula="of:=[.$I$1]&amp;[.A358]&amp;[.$J$1]&amp;[.$K$1]" office:value-type="string" office:string-value="&quot;Training.6&quot;," calcext:value-type="string">
            <text:p>"Training.6",</text:p>
          </table:table-cell>
          <table:table-cell table:formula="of:=[.$I$1]&amp;[.B358]&amp;[.$J$1]&amp;[.$K$1]" office:value-type="string" office:string-value="&quot;CFA&quot;," calcext:value-type="string">
            <text:p>"CFA",</text:p>
          </table:table-cell>
          <table:table-cell table:formula="of:=[.$I$1]&amp;[.C358]&amp;[.$J$1]&amp;[.$K$1]" office:value-type="string" office:string-value="&quot;CFA Exam Admin&quot;," calcext:value-type="string">
            <text:p>"CFA Exam Admin",</text:p>
          </table:table-cell>
          <table:table-cell table:formula="of:=[.$I$1]&amp;[.D358]&amp;[.$J$1]&amp;[.$K$1]" office:value-type="string" office:string-value="&quot;Y&quot;," calcext:value-type="string">
            <text:p>"Y",</text:p>
          </table:table-cell>
        </table:table-row>
        <table:table-row table:style-name="ro1">
          <table:table-cell office:value-type="string" calcext:value-type="string">
            <text:p>CFA.0</text:p>
          </table:table-cell>
          <table:table-cell office:value-type="string" calcext:value-type="string">
            <text:p>CFA</text:p>
          </table:table-cell>
          <table:table-cell office:value-type="string" calcext:value-type="string">
            <text:p>CFA L2 - Level 1 Rev</text:p>
          </table:table-cell>
          <table:table-cell office:value-type="string" calcext:value-type="string">
            <text:p>N</text:p>
          </table:table-cell>
          <table:table-cell table:number-columns-repeated="10"/>
          <table:table-cell table:formula="of:=[.$I$1]&amp;[.A359]&amp;[.$J$1]&amp;[.$K$1]" office:value-type="string" office:string-value="&quot;CFA.0&quot;," calcext:value-type="string">
            <text:p>"CFA.0",</text:p>
          </table:table-cell>
          <table:table-cell table:formula="of:=[.$I$1]&amp;[.B359]&amp;[.$J$1]&amp;[.$K$1]" office:value-type="string" office:string-value="&quot;CFA&quot;," calcext:value-type="string">
            <text:p>"CFA",</text:p>
          </table:table-cell>
          <table:table-cell table:formula="of:=[.$I$1]&amp;[.C359]&amp;[.$J$1]&amp;[.$K$1]" office:value-type="string" office:string-value="&quot;CFA L2 - Level 1 Rev&quot;," calcext:value-type="string">
            <text:p>"CFA L2 - Level 1 Rev",</text:p>
          </table:table-cell>
          <table:table-cell table:formula="of:=[.$I$1]&amp;[.D359]&amp;[.$J$1]&amp;[.$K$1]" office:value-type="string" office:string-value="&quot;N&quot;," calcext:value-type="string">
            <text:p>"N",</text:p>
          </table:table-cell>
        </table:table-row>
        <table:table-row table:style-name="ro1">
          <table:table-cell office:value-type="string" calcext:value-type="string">
            <text:p>CFA.1</text:p>
          </table:table-cell>
          <table:table-cell office:value-type="string" calcext:value-type="string">
            <text:p>CFA</text:p>
          </table:table-cell>
          <table:table-cell office:value-type="string" calcext:value-type="string">
            <text:p>CFA L2 - Ethics</text:p>
          </table:table-cell>
          <table:table-cell office:value-type="string" calcext:value-type="string">
            <text:p>N</text:p>
          </table:table-cell>
          <table:table-cell table:number-columns-repeated="10"/>
          <table:table-cell table:formula="of:=[.$I$1]&amp;[.A360]&amp;[.$J$1]&amp;[.$K$1]" office:value-type="string" office:string-value="&quot;CFA.1&quot;," calcext:value-type="string">
            <text:p>"CFA.1",</text:p>
          </table:table-cell>
          <table:table-cell table:formula="of:=[.$I$1]&amp;[.B360]&amp;[.$J$1]&amp;[.$K$1]" office:value-type="string" office:string-value="&quot;CFA&quot;," calcext:value-type="string">
            <text:p>"CFA",</text:p>
          </table:table-cell>
          <table:table-cell table:formula="of:=[.$I$1]&amp;[.C360]&amp;[.$J$1]&amp;[.$K$1]" office:value-type="string" office:string-value="&quot;CFA L2 - Ethics&quot;," calcext:value-type="string">
            <text:p>"CFA L2 - Ethics",</text:p>
          </table:table-cell>
          <table:table-cell table:formula="of:=[.$I$1]&amp;[.D360]&amp;[.$J$1]&amp;[.$K$1]" office:value-type="string" office:string-value="&quot;N&quot;," calcext:value-type="string">
            <text:p>"N",</text:p>
          </table:table-cell>
        </table:table-row>
        <table:table-row table:style-name="ro1">
          <table:table-cell office:value-type="string" calcext:value-type="string">
            <text:p>CFA.2</text:p>
          </table:table-cell>
          <table:table-cell office:value-type="string" calcext:value-type="string">
            <text:p>CFA</text:p>
          </table:table-cell>
          <table:table-cell office:value-type="string" calcext:value-type="string">
            <text:p>CFA L2 - Quant Methods</text:p>
          </table:table-cell>
          <table:table-cell office:value-type="string" calcext:value-type="string">
            <text:p>N</text:p>
          </table:table-cell>
          <table:table-cell table:number-columns-repeated="10"/>
          <table:table-cell table:formula="of:=[.$I$1]&amp;[.A361]&amp;[.$J$1]&amp;[.$K$1]" office:value-type="string" office:string-value="&quot;CFA.2&quot;," calcext:value-type="string">
            <text:p>"CFA.2",</text:p>
          </table:table-cell>
          <table:table-cell table:formula="of:=[.$I$1]&amp;[.B361]&amp;[.$J$1]&amp;[.$K$1]" office:value-type="string" office:string-value="&quot;CFA&quot;," calcext:value-type="string">
            <text:p>"CFA",</text:p>
          </table:table-cell>
          <table:table-cell table:formula="of:=[.$I$1]&amp;[.C361]&amp;[.$J$1]&amp;[.$K$1]" office:value-type="string" office:string-value="&quot;CFA L2 - Quant Methods&quot;," calcext:value-type="string">
            <text:p>"CFA L2 - Quant Methods",</text:p>
          </table:table-cell>
          <table:table-cell table:formula="of:=[.$I$1]&amp;[.D361]&amp;[.$J$1]&amp;[.$K$1]" office:value-type="string" office:string-value="&quot;N&quot;," calcext:value-type="string">
            <text:p>"N",</text:p>
          </table:table-cell>
        </table:table-row>
        <table:table-row table:style-name="ro1">
          <table:table-cell office:value-type="string" calcext:value-type="string">
            <text:p>CFA.3</text:p>
          </table:table-cell>
          <table:table-cell office:value-type="string" calcext:value-type="string">
            <text:p>CFA</text:p>
          </table:table-cell>
          <table:table-cell office:value-type="string" calcext:value-type="string">
            <text:p>CFA L2 - Economics</text:p>
          </table:table-cell>
          <table:table-cell office:value-type="string" calcext:value-type="string">
            <text:p>N</text:p>
          </table:table-cell>
          <table:table-cell table:number-columns-repeated="10"/>
          <table:table-cell table:formula="of:=[.$I$1]&amp;[.A362]&amp;[.$J$1]&amp;[.$K$1]" office:value-type="string" office:string-value="&quot;CFA.3&quot;," calcext:value-type="string">
            <text:p>"CFA.3",</text:p>
          </table:table-cell>
          <table:table-cell table:formula="of:=[.$I$1]&amp;[.B362]&amp;[.$J$1]&amp;[.$K$1]" office:value-type="string" office:string-value="&quot;CFA&quot;," calcext:value-type="string">
            <text:p>"CFA",</text:p>
          </table:table-cell>
          <table:table-cell table:formula="of:=[.$I$1]&amp;[.C362]&amp;[.$J$1]&amp;[.$K$1]" office:value-type="string" office:string-value="&quot;CFA L2 - Economics&quot;," calcext:value-type="string">
            <text:p>"CFA L2 - Economics",</text:p>
          </table:table-cell>
          <table:table-cell table:formula="of:=[.$I$1]&amp;[.D362]&amp;[.$J$1]&amp;[.$K$1]" office:value-type="string" office:string-value="&quot;N&quot;," calcext:value-type="string">
            <text:p>"N",</text:p>
          </table:table-cell>
        </table:table-row>
        <table:table-row table:style-name="ro1">
          <table:table-cell office:value-type="string" calcext:value-type="string">
            <text:p>CFA.4</text:p>
          </table:table-cell>
          <table:table-cell office:value-type="string" calcext:value-type="string">
            <text:p>CFA</text:p>
          </table:table-cell>
          <table:table-cell office:value-type="string" calcext:value-type="string">
            <text:p>CFA L2 - Financial Rep</text:p>
          </table:table-cell>
          <table:table-cell office:value-type="string" calcext:value-type="string">
            <text:p>N</text:p>
          </table:table-cell>
          <table:table-cell table:number-columns-repeated="10"/>
          <table:table-cell table:formula="of:=[.$I$1]&amp;[.A363]&amp;[.$J$1]&amp;[.$K$1]" office:value-type="string" office:string-value="&quot;CFA.4&quot;," calcext:value-type="string">
            <text:p>"CFA.4",</text:p>
          </table:table-cell>
          <table:table-cell table:formula="of:=[.$I$1]&amp;[.B363]&amp;[.$J$1]&amp;[.$K$1]" office:value-type="string" office:string-value="&quot;CFA&quot;," calcext:value-type="string">
            <text:p>"CFA",</text:p>
          </table:table-cell>
          <table:table-cell table:formula="of:=[.$I$1]&amp;[.C363]&amp;[.$J$1]&amp;[.$K$1]" office:value-type="string" office:string-value="&quot;CFA L2 - Financial Rep&quot;," calcext:value-type="string">
            <text:p>"CFA L2 - Financial Rep",</text:p>
          </table:table-cell>
          <table:table-cell table:formula="of:=[.$I$1]&amp;[.D363]&amp;[.$J$1]&amp;[.$K$1]" office:value-type="string" office:string-value="&quot;N&quot;," calcext:value-type="string">
            <text:p>"N",</text:p>
          </table:table-cell>
        </table:table-row>
        <table:table-row table:style-name="ro1">
          <table:table-cell office:value-type="string" calcext:value-type="string">
            <text:p>CFA.5</text:p>
          </table:table-cell>
          <table:table-cell office:value-type="string" calcext:value-type="string">
            <text:p>CFA</text:p>
          </table:table-cell>
          <table:table-cell office:value-type="string" calcext:value-type="string">
            <text:p>CFA L2 - Corp Finance</text:p>
          </table:table-cell>
          <table:table-cell office:value-type="string" calcext:value-type="string">
            <text:p>N</text:p>
          </table:table-cell>
          <table:table-cell table:number-columns-repeated="10"/>
          <table:table-cell table:formula="of:=[.$I$1]&amp;[.A364]&amp;[.$J$1]&amp;[.$K$1]" office:value-type="string" office:string-value="&quot;CFA.5&quot;," calcext:value-type="string">
            <text:p>"CFA.5",</text:p>
          </table:table-cell>
          <table:table-cell table:formula="of:=[.$I$1]&amp;[.B364]&amp;[.$J$1]&amp;[.$K$1]" office:value-type="string" office:string-value="&quot;CFA&quot;," calcext:value-type="string">
            <text:p>"CFA",</text:p>
          </table:table-cell>
          <table:table-cell table:formula="of:=[.$I$1]&amp;[.C364]&amp;[.$J$1]&amp;[.$K$1]" office:value-type="string" office:string-value="&quot;CFA L2 - Corp Finance&quot;," calcext:value-type="string">
            <text:p>"CFA L2 - Corp Finance",</text:p>
          </table:table-cell>
          <table:table-cell table:formula="of:=[.$I$1]&amp;[.D364]&amp;[.$J$1]&amp;[.$K$1]" office:value-type="string" office:string-value="&quot;N&quot;," calcext:value-type="string">
            <text:p>"N",</text:p>
          </table:table-cell>
        </table:table-row>
        <table:table-row table:style-name="ro1">
          <table:table-cell office:value-type="string" calcext:value-type="string">
            <text:p>CFA.6</text:p>
          </table:table-cell>
          <table:table-cell office:value-type="string" calcext:value-type="string">
            <text:p>CFA</text:p>
          </table:table-cell>
          <table:table-cell office:value-type="string" calcext:value-type="string">
            <text:p>CFA L2 - Equity</text:p>
          </table:table-cell>
          <table:table-cell office:value-type="string" calcext:value-type="string">
            <text:p>N</text:p>
          </table:table-cell>
          <table:table-cell table:number-columns-repeated="10"/>
          <table:table-cell table:formula="of:=[.$I$1]&amp;[.A365]&amp;[.$J$1]&amp;[.$K$1]" office:value-type="string" office:string-value="&quot;CFA.6&quot;," calcext:value-type="string">
            <text:p>"CFA.6",</text:p>
          </table:table-cell>
          <table:table-cell table:formula="of:=[.$I$1]&amp;[.B365]&amp;[.$J$1]&amp;[.$K$1]" office:value-type="string" office:string-value="&quot;CFA&quot;," calcext:value-type="string">
            <text:p>"CFA",</text:p>
          </table:table-cell>
          <table:table-cell table:formula="of:=[.$I$1]&amp;[.C365]&amp;[.$J$1]&amp;[.$K$1]" office:value-type="string" office:string-value="&quot;CFA L2 - Equity&quot;," calcext:value-type="string">
            <text:p>"CFA L2 - Equity",</text:p>
          </table:table-cell>
          <table:table-cell table:formula="of:=[.$I$1]&amp;[.D365]&amp;[.$J$1]&amp;[.$K$1]" office:value-type="string" office:string-value="&quot;N&quot;," calcext:value-type="string">
            <text:p>"N",</text:p>
          </table:table-cell>
        </table:table-row>
        <table:table-row table:style-name="ro1">
          <table:table-cell office:value-type="string" calcext:value-type="string">
            <text:p>CFA.7</text:p>
          </table:table-cell>
          <table:table-cell office:value-type="string" calcext:value-type="string">
            <text:p>CFA</text:p>
          </table:table-cell>
          <table:table-cell office:value-type="string" calcext:value-type="string">
            <text:p>CFA L2 - Fixed Inc</text:p>
          </table:table-cell>
          <table:table-cell office:value-type="string" calcext:value-type="string">
            <text:p>N</text:p>
          </table:table-cell>
          <table:table-cell table:number-columns-repeated="10"/>
          <table:table-cell table:formula="of:=[.$I$1]&amp;[.A366]&amp;[.$J$1]&amp;[.$K$1]" office:value-type="string" office:string-value="&quot;CFA.7&quot;," calcext:value-type="string">
            <text:p>"CFA.7",</text:p>
          </table:table-cell>
          <table:table-cell table:formula="of:=[.$I$1]&amp;[.B366]&amp;[.$J$1]&amp;[.$K$1]" office:value-type="string" office:string-value="&quot;CFA&quot;," calcext:value-type="string">
            <text:p>"CFA",</text:p>
          </table:table-cell>
          <table:table-cell table:formula="of:=[.$I$1]&amp;[.C366]&amp;[.$J$1]&amp;[.$K$1]" office:value-type="string" office:string-value="&quot;CFA L2 - Fixed Inc&quot;," calcext:value-type="string">
            <text:p>"CFA L2 - Fixed Inc",</text:p>
          </table:table-cell>
          <table:table-cell table:formula="of:=[.$I$1]&amp;[.D366]&amp;[.$J$1]&amp;[.$K$1]" office:value-type="string" office:string-value="&quot;N&quot;," calcext:value-type="string">
            <text:p>"N",</text:p>
          </table:table-cell>
        </table:table-row>
        <table:table-row table:style-name="ro1">
          <table:table-cell office:value-type="string" calcext:value-type="string">
            <text:p>CFA.8</text:p>
          </table:table-cell>
          <table:table-cell office:value-type="string" calcext:value-type="string">
            <text:p>CFA</text:p>
          </table:table-cell>
          <table:table-cell office:value-type="string" calcext:value-type="string">
            <text:p>CFA L2 - Derivatives</text:p>
          </table:table-cell>
          <table:table-cell office:value-type="string" calcext:value-type="string">
            <text:p>N</text:p>
          </table:table-cell>
          <table:table-cell table:number-columns-repeated="10"/>
          <table:table-cell table:formula="of:=[.$I$1]&amp;[.A367]&amp;[.$J$1]&amp;[.$K$1]" office:value-type="string" office:string-value="&quot;CFA.8&quot;," calcext:value-type="string">
            <text:p>"CFA.8",</text:p>
          </table:table-cell>
          <table:table-cell table:formula="of:=[.$I$1]&amp;[.B367]&amp;[.$J$1]&amp;[.$K$1]" office:value-type="string" office:string-value="&quot;CFA&quot;," calcext:value-type="string">
            <text:p>"CFA",</text:p>
          </table:table-cell>
          <table:table-cell table:formula="of:=[.$I$1]&amp;[.C367]&amp;[.$J$1]&amp;[.$K$1]" office:value-type="string" office:string-value="&quot;CFA L2 - Derivatives&quot;," calcext:value-type="string">
            <text:p>"CFA L2 - Derivatives",</text:p>
          </table:table-cell>
          <table:table-cell table:formula="of:=[.$I$1]&amp;[.D367]&amp;[.$J$1]&amp;[.$K$1]" office:value-type="string" office:string-value="&quot;N&quot;," calcext:value-type="string">
            <text:p>"N",</text:p>
          </table:table-cell>
        </table:table-row>
        <table:table-row table:style-name="ro1">
          <table:table-cell office:value-type="string" calcext:value-type="string">
            <text:p>CFA.9</text:p>
          </table:table-cell>
          <table:table-cell office:value-type="string" calcext:value-type="string">
            <text:p>CFA</text:p>
          </table:table-cell>
          <table:table-cell office:value-type="string" calcext:value-type="string">
            <text:p>CFA L2 - Alternatives</text:p>
          </table:table-cell>
          <table:table-cell office:value-type="string" calcext:value-type="string">
            <text:p>N</text:p>
          </table:table-cell>
          <table:table-cell table:number-columns-repeated="10"/>
          <table:table-cell table:formula="of:=[.$I$1]&amp;[.A368]&amp;[.$J$1]&amp;[.$K$1]" office:value-type="string" office:string-value="&quot;CFA.9&quot;," calcext:value-type="string">
            <text:p>"CFA.9",</text:p>
          </table:table-cell>
          <table:table-cell table:formula="of:=[.$I$1]&amp;[.B368]&amp;[.$J$1]&amp;[.$K$1]" office:value-type="string" office:string-value="&quot;CFA&quot;," calcext:value-type="string">
            <text:p>"CFA",</text:p>
          </table:table-cell>
          <table:table-cell table:formula="of:=[.$I$1]&amp;[.C368]&amp;[.$J$1]&amp;[.$K$1]" office:value-type="string" office:string-value="&quot;CFA L2 - Alternatives&quot;," calcext:value-type="string">
            <text:p>"CFA L2 - Alternatives",</text:p>
          </table:table-cell>
          <table:table-cell table:formula="of:=[.$I$1]&amp;[.D368]&amp;[.$J$1]&amp;[.$K$1]" office:value-type="string" office:string-value="&quot;N&quot;," calcext:value-type="string">
            <text:p>"N",</text:p>
          </table:table-cell>
        </table:table-row>
        <table:table-row table:style-name="ro1">
          <table:table-cell office:value-type="string" calcext:value-type="string">
            <text:p>CFA.10</text:p>
          </table:table-cell>
          <table:table-cell office:value-type="string" calcext:value-type="string">
            <text:p>CFA</text:p>
          </table:table-cell>
          <table:table-cell office:value-type="string" calcext:value-type="string">
            <text:p>CFA L2 - Port Mgmt</text:p>
          </table:table-cell>
          <table:table-cell office:value-type="string" calcext:value-type="string">
            <text:p>N</text:p>
          </table:table-cell>
          <table:table-cell table:number-columns-repeated="10"/>
          <table:table-cell table:formula="of:=[.$I$1]&amp;[.A369]&amp;[.$J$1]&amp;[.$K$1]" office:value-type="string" office:string-value="&quot;CFA.10&quot;," calcext:value-type="string">
            <text:p>"CFA.10",</text:p>
          </table:table-cell>
          <table:table-cell table:formula="of:=[.$I$1]&amp;[.B369]&amp;[.$J$1]&amp;[.$K$1]" office:value-type="string" office:string-value="&quot;CFA&quot;," calcext:value-type="string">
            <text:p>"CFA",</text:p>
          </table:table-cell>
          <table:table-cell table:formula="of:=[.$I$1]&amp;[.C369]&amp;[.$J$1]&amp;[.$K$1]" office:value-type="string" office:string-value="&quot;CFA L2 - Port Mgmt&quot;," calcext:value-type="string">
            <text:p>"CFA L2 - Port Mgmt",</text:p>
          </table:table-cell>
          <table:table-cell table:formula="of:=[.$I$1]&amp;[.D369]&amp;[.$J$1]&amp;[.$K$1]" office:value-type="string" office:string-value="&quot;N&quot;," calcext:value-type="string">
            <text:p>"N",</text:p>
          </table:table-cell>
        </table:table-row>
        <table:table-row table:style-name="ro1">
          <table:table-cell office:value-type="string" calcext:value-type="string">
            <text:p>IC</text:p>
          </table:table-cell>
          <table:table-cell office:value-type="string" calcext:value-type="string">
            <text:p>CWSocial</text:p>
          </table:table-cell>
          <table:table-cell office:value-type="string" calcext:value-type="string">
            <text:p>IIA Contacts</text:p>
          </table:table-cell>
          <table:table-cell office:value-type="string" calcext:value-type="string">
            <text:p>N</text:p>
          </table:table-cell>
          <table:table-cell table:number-columns-repeated="10"/>
          <table:table-cell table:formula="of:=[.$I$1]&amp;[.A370]&amp;[.$J$1]&amp;[.$K$1]" office:value-type="string" office:string-value="&quot;IC&quot;," calcext:value-type="string">
            <text:p>"IC",</text:p>
          </table:table-cell>
          <table:table-cell table:formula="of:=[.$I$1]&amp;[.B370]&amp;[.$J$1]&amp;[.$K$1]" office:value-type="string" office:string-value="&quot;CWSocial&quot;," calcext:value-type="string">
            <text:p>"CWSocial",</text:p>
          </table:table-cell>
          <table:table-cell table:formula="of:=[.$I$1]&amp;[.C370]&amp;[.$J$1]&amp;[.$K$1]" office:value-type="string" office:string-value="&quot;IIA Contacts&quot;," calcext:value-type="string">
            <text:p>"IIA Contacts",</text:p>
          </table:table-cell>
          <table:table-cell table:formula="of:=[.$I$1]&amp;[.D370]&amp;[.$J$1]&amp;[.$K$1]" office:value-type="string" office:string-value="&quot;N&quot;," calcext:value-type="string">
            <text:p>"N",</text:p>
          </table:table-cell>
        </table:table-row>
        <table:table-row table:style-name="ro1">
          <table:table-cell office:value-type="string" calcext:value-type="string">
            <text:p>Family.4</text:p>
          </table:table-cell>
          <table:table-cell office:value-type="string" calcext:value-type="string">
            <text:p>FAMILY</text:p>
          </table:table-cell>
          <table:table-cell office:value-type="string" calcext:value-type="string">
            <text:p>My Parents</text:p>
          </table:table-cell>
          <table:table-cell office:value-type="string" calcext:value-type="string">
            <text:p>Y</text:p>
          </table:table-cell>
          <table:table-cell table:number-columns-repeated="10"/>
          <table:table-cell table:formula="of:=[.$I$1]&amp;[.A371]&amp;[.$J$1]&amp;[.$K$1]" office:value-type="string" office:string-value="&quot;Family.4&quot;," calcext:value-type="string">
            <text:p>"Family.4",</text:p>
          </table:table-cell>
          <table:table-cell table:formula="of:=[.$I$1]&amp;[.B371]&amp;[.$J$1]&amp;[.$K$1]" office:value-type="string" office:string-value="&quot;FAMILY&quot;," calcext:value-type="string">
            <text:p>"FAMILY",</text:p>
          </table:table-cell>
          <table:table-cell table:formula="of:=[.$I$1]&amp;[.C371]&amp;[.$J$1]&amp;[.$K$1]" office:value-type="string" office:string-value="&quot;My Parents&quot;," calcext:value-type="string">
            <text:p>"My Parents",</text:p>
          </table:table-cell>
          <table:table-cell table:formula="of:=[.$I$1]&amp;[.D371]&amp;[.$J$1]&amp;[.$K$1]" office:value-type="string" office:string-value="&quot;Y&quot;," calcext:value-type="string">
            <text:p>"Y",</text:p>
          </table:table-cell>
        </table:table-row>
        <table:table-row table:style-name="ro1">
          <table:table-cell office:value-type="string" calcext:value-type="string">
            <text:p>Family.5</text:p>
          </table:table-cell>
          <table:table-cell office:value-type="string" calcext:value-type="string">
            <text:p>FAMILY</text:p>
          </table:table-cell>
          <table:table-cell office:value-type="string" calcext:value-type="string">
            <text:p>Alyssa &amp; My Parents</text:p>
          </table:table-cell>
          <table:table-cell office:value-type="string" calcext:value-type="string">
            <text:p>Y</text:p>
          </table:table-cell>
          <table:table-cell table:number-columns-repeated="10"/>
          <table:table-cell table:formula="of:=[.$I$1]&amp;[.A372]&amp;[.$J$1]&amp;[.$K$1]" office:value-type="string" office:string-value="&quot;Family.5&quot;," calcext:value-type="string">
            <text:p>"Family.5",</text:p>
          </table:table-cell>
          <table:table-cell table:formula="of:=[.$I$1]&amp;[.B372]&amp;[.$J$1]&amp;[.$K$1]" office:value-type="string" office:string-value="&quot;FAMILY&quot;," calcext:value-type="string">
            <text:p>"FAMILY",</text:p>
          </table:table-cell>
          <table:table-cell table:formula="of:=[.$I$1]&amp;[.C372]&amp;[.$J$1]&amp;[.$K$1]" office:value-type="string" office:string-value="&quot;Alyssa &amp; My Parents&quot;," calcext:value-type="string">
            <text:p>"Alyssa &amp; My Parents",</text:p>
          </table:table-cell>
          <table:table-cell table:formula="of:=[.$I$1]&amp;[.D372]&amp;[.$J$1]&amp;[.$K$1]" office:value-type="string" office:string-value="&quot;Y&quot;," calcext:value-type="string">
            <text:p>"Y",</text:p>
          </table:table-cell>
        </table:table-row>
        <table:table-row table:style-name="ro1">
          <table:table-cell office:value-type="string" calcext:value-type="string">
            <text:p>Family.6</text:p>
          </table:table-cell>
          <table:table-cell office:value-type="string" calcext:value-type="string">
            <text:p>FAMILY</text:p>
          </table:table-cell>
          <table:table-cell office:value-type="string" calcext:value-type="string">
            <text:p>Alyssa &amp; Dogs</text:p>
          </table:table-cell>
          <table:table-cell office:value-type="string" calcext:value-type="string">
            <text:p>Y</text:p>
          </table:table-cell>
          <table:table-cell table:number-columns-repeated="10"/>
          <table:table-cell table:formula="of:=[.$I$1]&amp;[.A373]&amp;[.$J$1]&amp;[.$K$1]" office:value-type="string" office:string-value="&quot;Family.6&quot;," calcext:value-type="string">
            <text:p>"Family.6",</text:p>
          </table:table-cell>
          <table:table-cell table:formula="of:=[.$I$1]&amp;[.B373]&amp;[.$J$1]&amp;[.$K$1]" office:value-type="string" office:string-value="&quot;FAMILY&quot;," calcext:value-type="string">
            <text:p>"FAMILY",</text:p>
          </table:table-cell>
          <table:table-cell table:formula="of:=[.$I$1]&amp;[.C373]&amp;[.$J$1]&amp;[.$K$1]" office:value-type="string" office:string-value="&quot;Alyssa &amp; Dogs&quot;," calcext:value-type="string">
            <text:p>"Alyssa &amp; Dogs",</text:p>
          </table:table-cell>
          <table:table-cell table:formula="of:=[.$I$1]&amp;[.D373]&amp;[.$J$1]&amp;[.$K$1]" office:value-type="string" office:string-value="&quot;Y&quot;," calcext:value-type="string">
            <text:p>"Y",</text:p>
          </table:table-cell>
        </table:table-row>
        <table:table-row table:style-name="ro1">
          <table:table-cell office:value-type="string" calcext:value-type="string">
            <text:p>Family.7</text:p>
          </table:table-cell>
          <table:table-cell office:value-type="string" calcext:value-type="string">
            <text:p>FAMILY</text:p>
          </table:table-cell>
          <table:table-cell office:value-type="string" calcext:value-type="string">
            <text:p>Alyssa, My Parents &amp; Dogs</text:p>
          </table:table-cell>
          <table:table-cell office:value-type="string" calcext:value-type="string">
            <text:p>N</text:p>
          </table:table-cell>
          <table:table-cell table:number-columns-repeated="10"/>
          <table:table-cell table:formula="of:=[.$I$1]&amp;[.A374]&amp;[.$J$1]&amp;[.$K$1]" office:value-type="string" office:string-value="&quot;Family.7&quot;," calcext:value-type="string">
            <text:p>"Family.7",</text:p>
          </table:table-cell>
          <table:table-cell table:formula="of:=[.$I$1]&amp;[.B374]&amp;[.$J$1]&amp;[.$K$1]" office:value-type="string" office:string-value="&quot;FAMILY&quot;," calcext:value-type="string">
            <text:p>"FAMILY",</text:p>
          </table:table-cell>
          <table:table-cell table:formula="of:=[.$I$1]&amp;[.C374]&amp;[.$J$1]&amp;[.$K$1]" office:value-type="string" office:string-value="&quot;Alyssa, My Parents &amp; Dogs&quot;," calcext:value-type="string">
            <text:p>"Alyssa, My Parents &amp; Dogs",</text:p>
          </table:table-cell>
          <table:table-cell table:formula="of:=[.$I$1]&amp;[.D374]&amp;[.$J$1]&amp;[.$K$1]" office:value-type="string" office:string-value="&quot;N&quot;," calcext:value-type="string">
            <text:p>"N",</text:p>
          </table:table-cell>
        </table:table-row>
        <table:table-row table:style-name="ro1">
          <table:table-cell office:value-type="string" calcext:value-type="string">
            <text:p>Family.8</text:p>
          </table:table-cell>
          <table:table-cell office:value-type="string" calcext:value-type="string">
            <text:p>FAMILY</text:p>
          </table:table-cell>
          <table:table-cell office:value-type="string" calcext:value-type="string">
            <text:p>My Parents &amp; Dogs</text:p>
          </table:table-cell>
          <table:table-cell office:value-type="string" calcext:value-type="string">
            <text:p>N</text:p>
          </table:table-cell>
          <table:table-cell table:number-columns-repeated="10"/>
          <table:table-cell table:formula="of:=[.$I$1]&amp;[.A375]&amp;[.$J$1]&amp;[.$K$1]" office:value-type="string" office:string-value="&quot;Family.8&quot;," calcext:value-type="string">
            <text:p>"Family.8",</text:p>
          </table:table-cell>
          <table:table-cell table:formula="of:=[.$I$1]&amp;[.B375]&amp;[.$J$1]&amp;[.$K$1]" office:value-type="string" office:string-value="&quot;FAMILY&quot;," calcext:value-type="string">
            <text:p>"FAMILY",</text:p>
          </table:table-cell>
          <table:table-cell table:formula="of:=[.$I$1]&amp;[.C375]&amp;[.$J$1]&amp;[.$K$1]" office:value-type="string" office:string-value="&quot;My Parents &amp; Dogs&quot;," calcext:value-type="string">
            <text:p>"My Parents &amp; Dogs",</text:p>
          </table:table-cell>
          <table:table-cell table:formula="of:=[.$I$1]&amp;[.D375]&amp;[.$J$1]&amp;[.$K$1]" office:value-type="string" office:string-value="&quot;N&quot;," calcext:value-type="string">
            <text:p>"N",</text:p>
          </table:table-cell>
        </table:table-row>
        <table:table-row table:style-name="ro1">
          <table:table-cell office:value-type="string" calcext:value-type="string">
            <text:p>A-K</text:p>
          </table:table-cell>
          <table:table-cell office:value-type="string" calcext:value-type="string">
            <text:p>F.Friends</text:p>
          </table:table-cell>
          <table:table-cell office:value-type="string" calcext:value-type="string">
            <text:p>Alyssa &amp; Kristin</text:p>
          </table:table-cell>
          <table:table-cell office:value-type="string" calcext:value-type="string">
            <text:p>Y</text:p>
          </table:table-cell>
          <table:table-cell table:number-columns-repeated="10"/>
          <table:table-cell table:formula="of:=[.$I$1]&amp;[.A376]&amp;[.$J$1]&amp;[.$K$1]" office:value-type="string" office:string-value="&quot;A-K&quot;," calcext:value-type="string">
            <text:p>"A-K",</text:p>
          </table:table-cell>
          <table:table-cell table:formula="of:=[.$I$1]&amp;[.B376]&amp;[.$J$1]&amp;[.$K$1]" office:value-type="string" office:string-value="&quot;F.Friends&quot;," calcext:value-type="string">
            <text:p>"F.Friends",</text:p>
          </table:table-cell>
          <table:table-cell table:formula="of:=[.$I$1]&amp;[.C376]&amp;[.$J$1]&amp;[.$K$1]" office:value-type="string" office:string-value="&quot;Alyssa &amp; Kristin&quot;," calcext:value-type="string">
            <text:p>"Alyssa &amp; Kristin",</text:p>
          </table:table-cell>
          <table:table-cell table:formula="of:=[.$I$1]&amp;[.D376]&amp;[.$J$1]&amp;[.$K$1]" office:value-type="string" office:string-value="&quot;Y&quot;," calcext:value-type="string">
            <text:p>"Y",</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lyssa &amp; Meghan</text:p>
          </table:table-cell>
          <table:table-cell office:value-type="string" calcext:value-type="string">
            <text:p>N</text:p>
          </table:table-cell>
          <table:table-cell table:number-columns-repeated="10"/>
          <table:table-cell table:formula="of:=[.$I$1]&amp;[.A377]&amp;[.$J$1]&amp;[.$K$1]" office:value-type="string" office:string-value="&quot;A-M&quot;," calcext:value-type="string">
            <text:p>"A-M",</text:p>
          </table:table-cell>
          <table:table-cell table:formula="of:=[.$I$1]&amp;[.B377]&amp;[.$J$1]&amp;[.$K$1]" office:value-type="string" office:string-value="&quot;F.Friends&quot;," calcext:value-type="string">
            <text:p>"F.Friends",</text:p>
          </table:table-cell>
          <table:table-cell table:formula="of:=[.$I$1]&amp;[.C377]&amp;[.$J$1]&amp;[.$K$1]" office:value-type="string" office:string-value="&quot;Alyssa &amp; Meghan&quot;," calcext:value-type="string">
            <text:p>"Alyssa &amp; Meghan",</text:p>
          </table:table-cell>
          <table:table-cell table:formula="of:=[.$I$1]&amp;[.D377]&amp;[.$J$1]&amp;[.$K$1]" office:value-type="string" office:string-value="&quot;N&quot;," calcext:value-type="string">
            <text:p>"N",</text:p>
          </table:table-cell>
        </table:table-row>
        <table:table-row table:style-name="ro1">
          <table:table-cell office:value-type="string" calcext:value-type="string">
            <text:p>A-D</text:p>
          </table:table-cell>
          <table:table-cell office:value-type="string" calcext:value-type="string">
            <text:p>M.Friends</text:p>
          </table:table-cell>
          <table:table-cell office:value-type="string" calcext:value-type="string">
            <text:p>Alyssa &amp; Dave</text:p>
          </table:table-cell>
          <table:table-cell office:value-type="string" calcext:value-type="string">
            <text:p>N</text:p>
          </table:table-cell>
          <table:table-cell table:number-columns-repeated="10"/>
          <table:table-cell table:formula="of:=[.$I$1]&amp;[.A378]&amp;[.$J$1]&amp;[.$K$1]" office:value-type="string" office:string-value="&quot;A-D&quot;," calcext:value-type="string">
            <text:p>"A-D",</text:p>
          </table:table-cell>
          <table:table-cell table:formula="of:=[.$I$1]&amp;[.B378]&amp;[.$J$1]&amp;[.$K$1]" office:value-type="string" office:string-value="&quot;M.Friends&quot;," calcext:value-type="string">
            <text:p>"M.Friends",</text:p>
          </table:table-cell>
          <table:table-cell table:formula="of:=[.$I$1]&amp;[.C378]&amp;[.$J$1]&amp;[.$K$1]" office:value-type="string" office:string-value="&quot;Alyssa &amp; Dave&quot;," calcext:value-type="string">
            <text:p>"Alyssa &amp; Dave",</text:p>
          </table:table-cell>
          <table:table-cell table:formula="of:=[.$I$1]&amp;[.D378]&amp;[.$J$1]&amp;[.$K$1]" office:value-type="string" office:string-value="&quot;N&quot;," calcext:value-type="string">
            <text:p>"N",</text:p>
          </table:table-cell>
        </table:table-row>
        <table:table-row table:style-name="ro1">
          <table:table-cell office:value-type="string" calcext:value-type="string">
            <text:p>C-M</text:p>
          </table:table-cell>
          <table:table-cell office:value-type="string" calcext:value-type="string">
            <text:p>CWSocial</text:p>
          </table:table-cell>
          <table:table-cell office:value-type="string" calcext:value-type="string">
            <text:p>Caytie &amp; Mani</text:p>
          </table:table-cell>
          <table:table-cell office:value-type="string" calcext:value-type="string">
            <text:p>N</text:p>
          </table:table-cell>
          <table:table-cell table:number-columns-repeated="10"/>
          <table:table-cell table:formula="of:=[.$I$1]&amp;[.A379]&amp;[.$J$1]&amp;[.$K$1]" office:value-type="string" office:string-value="&quot;C-M&quot;," calcext:value-type="string">
            <text:p>"C-M",</text:p>
          </table:table-cell>
          <table:table-cell table:formula="of:=[.$I$1]&amp;[.B379]&amp;[.$J$1]&amp;[.$K$1]" office:value-type="string" office:string-value="&quot;CWSocial&quot;," calcext:value-type="string">
            <text:p>"CWSocial",</text:p>
          </table:table-cell>
          <table:table-cell table:formula="of:=[.$I$1]&amp;[.C379]&amp;[.$J$1]&amp;[.$K$1]" office:value-type="string" office:string-value="&quot;Caytie &amp; Mani&quot;," calcext:value-type="string">
            <text:p>"Caytie &amp; Mani",</text:p>
          </table:table-cell>
          <table:table-cell table:formula="of:=[.$I$1]&amp;[.D379]&amp;[.$J$1]&amp;[.$K$1]" office:value-type="string" office:string-value="&quot;N&quot;," calcext:value-type="string">
            <text:p>"N",</text:p>
          </table:table-cell>
        </table:table-row>
        <table:table-row table:style-name="ro1">
          <table:table-cell office:value-type="string" calcext:value-type="string">
            <text:p>A-D-M-C</text:p>
          </table:table-cell>
          <table:table-cell office:value-type="string" calcext:value-type="string">
            <text:p>CWSocial</text:p>
          </table:table-cell>
          <table:table-cell office:value-type="string" calcext:value-type="string">
            <text:p>AD-DC-ME-CS</text:p>
          </table:table-cell>
          <table:table-cell office:value-type="string" calcext:value-type="string">
            <text:p>N</text:p>
          </table:table-cell>
          <table:table-cell table:number-columns-repeated="10"/>
          <table:table-cell table:formula="of:=[.$I$1]&amp;[.A380]&amp;[.$J$1]&amp;[.$K$1]" office:value-type="string" office:string-value="&quot;A-D-M-C&quot;," calcext:value-type="string">
            <text:p>"A-D-M-C",</text:p>
          </table:table-cell>
          <table:table-cell table:formula="of:=[.$I$1]&amp;[.B380]&amp;[.$J$1]&amp;[.$K$1]" office:value-type="string" office:string-value="&quot;CWSocial&quot;," calcext:value-type="string">
            <text:p>"CWSocial",</text:p>
          </table:table-cell>
          <table:table-cell table:formula="of:=[.$I$1]&amp;[.C380]&amp;[.$J$1]&amp;[.$K$1]" office:value-type="string" office:string-value="&quot;AD-DC-ME-CS&quot;," calcext:value-type="string">
            <text:p>"AD-DC-ME-CS",</text:p>
          </table:table-cell>
          <table:table-cell table:formula="of:=[.$I$1]&amp;[.D380]&amp;[.$J$1]&amp;[.$K$1]" office:value-type="string" office:string-value="&quot;N&quot;," calcext:value-type="string">
            <text:p>"N",</text:p>
          </table:table-cell>
        </table:table-row>
        <table:table-row table:style-name="ro1">
          <table:table-cell office:value-type="string" calcext:value-type="string">
            <text:p>CFA.T</text:p>
          </table:table-cell>
          <table:table-cell office:value-type="string" calcext:value-type="string">
            <text:p>CFA</text:p>
          </table:table-cell>
          <table:table-cell office:value-type="string" calcext:value-type="string">
            <text:p>CFA L2 - Practice Tests</text:p>
          </table:table-cell>
          <table:table-cell office:value-type="string" calcext:value-type="string">
            <text:p>N</text:p>
          </table:table-cell>
          <table:table-cell table:number-columns-repeated="10"/>
          <table:table-cell table:formula="of:=[.$I$1]&amp;[.A381]&amp;[.$J$1]&amp;[.$K$1]" office:value-type="string" office:string-value="&quot;CFA.T&quot;," calcext:value-type="string">
            <text:p>"CFA.T",</text:p>
          </table:table-cell>
          <table:table-cell table:formula="of:=[.$I$1]&amp;[.B381]&amp;[.$J$1]&amp;[.$K$1]" office:value-type="string" office:string-value="&quot;CFA&quot;," calcext:value-type="string">
            <text:p>"CFA",</text:p>
          </table:table-cell>
          <table:table-cell table:formula="of:=[.$I$1]&amp;[.C381]&amp;[.$J$1]&amp;[.$K$1]" office:value-type="string" office:string-value="&quot;CFA L2 - Practice Tests&quot;," calcext:value-type="string">
            <text:p>"CFA L2 - Practice Tests",</text:p>
          </table:table-cell>
          <table:table-cell table:formula="of:=[.$I$1]&amp;[.D381]&amp;[.$J$1]&amp;[.$K$1]" office:value-type="string" office:string-value="&quot;N&quot;," calcext:value-type="string">
            <text:p>"N",</text:p>
          </table:table-cell>
        </table:table-row>
        <table:table-row table:style-name="ro1">
          <table:table-cell office:value-type="string" calcext:value-type="string">
            <text:p>TRANS.2</text:p>
          </table:table-cell>
          <table:table-cell office:value-type="string" calcext:value-type="string">
            <text:p>TRANS</text:p>
          </table:table-cell>
          <table:table-cell office:value-type="string" calcext:value-type="string">
            <text:p>Commute - CIC</text:p>
          </table:table-cell>
          <table:table-cell office:value-type="string" calcext:value-type="string">
            <text:p>N</text:p>
          </table:table-cell>
          <table:table-cell table:number-columns-repeated="10"/>
          <table:table-cell table:formula="of:=[.$I$1]&amp;[.A382]&amp;[.$J$1]&amp;[.$K$1]" office:value-type="string" office:string-value="&quot;TRANS.2&quot;," calcext:value-type="string">
            <text:p>"TRANS.2",</text:p>
          </table:table-cell>
          <table:table-cell table:formula="of:=[.$I$1]&amp;[.B382]&amp;[.$J$1]&amp;[.$K$1]" office:value-type="string" office:string-value="&quot;TRANS&quot;," calcext:value-type="string">
            <text:p>"TRANS",</text:p>
          </table:table-cell>
          <table:table-cell table:formula="of:=[.$I$1]&amp;[.C382]&amp;[.$J$1]&amp;[.$K$1]" office:value-type="string" office:string-value="&quot;Commute - CIC&quot;," calcext:value-type="string">
            <text:p>"Commute - CIC",</text:p>
          </table:table-cell>
          <table:table-cell table:formula="of:=[.$I$1]&amp;[.D382]&amp;[.$J$1]&amp;[.$K$1]" office:value-type="string" office:string-value="&quot;N&quot;," calcext:value-type="string">
            <text:p>"N",</text:p>
          </table:table-cell>
        </table:table-row>
        <table:table-row table:style-name="ro1">
          <table:table-cell office:value-type="string" calcext:value-type="string">
            <text:p>TRANS.3</text:p>
          </table:table-cell>
          <table:table-cell office:value-type="string" calcext:value-type="string">
            <text:p>TRANS</text:p>
          </table:table-cell>
          <table:table-cell office:value-type="string" calcext:value-type="string">
            <text:p>Commute - Irregular</text:p>
          </table:table-cell>
          <table:table-cell office:value-type="string" calcext:value-type="string">
            <text:p>N</text:p>
          </table:table-cell>
          <table:table-cell table:number-columns-repeated="10"/>
          <table:table-cell table:formula="of:=[.$I$1]&amp;[.A383]&amp;[.$J$1]&amp;[.$K$1]" office:value-type="string" office:string-value="&quot;TRANS.3&quot;," calcext:value-type="string">
            <text:p>"TRANS.3",</text:p>
          </table:table-cell>
          <table:table-cell table:formula="of:=[.$I$1]&amp;[.B383]&amp;[.$J$1]&amp;[.$K$1]" office:value-type="string" office:string-value="&quot;TRANS&quot;," calcext:value-type="string">
            <text:p>"TRANS",</text:p>
          </table:table-cell>
          <table:table-cell table:formula="of:=[.$I$1]&amp;[.C383]&amp;[.$J$1]&amp;[.$K$1]" office:value-type="string" office:string-value="&quot;Commute - Irregular&quot;," calcext:value-type="string">
            <text:p>"Commute - Irregular",</text:p>
          </table:table-cell>
          <table:table-cell table:formula="of:=[.$I$1]&amp;[.D383]&amp;[.$J$1]&amp;[.$K$1]" office:value-type="string" office:string-value="&quot;N&quot;," calcext:value-type="string">
            <text:p>"N",</text:p>
          </table:table-cell>
        </table:table-row>
        <table:table-row table:style-name="ro1">
          <table:table-cell office:value-type="string" calcext:value-type="string">
            <text:p>160755.R</text:p>
          </table:table-cell>
          <table:table-cell office:value-type="float" office:value="160755" calcext:value-type="float">
            <text:p>160755</text:p>
          </table:table-cell>
          <table:table-cell office:value-type="string" calcext:value-type="string">
            <text:p>IPCS Reporting</text:p>
          </table:table-cell>
          <table:table-cell office:value-type="string" calcext:value-type="string">
            <text:p>Y</text:p>
          </table:table-cell>
          <table:table-cell table:number-columns-repeated="10"/>
          <table:table-cell table:formula="of:=[.$I$1]&amp;[.A384]&amp;[.$J$1]&amp;[.$K$1]" office:value-type="string" office:string-value="&quot;160755.R&quot;," calcext:value-type="string">
            <text:p>"160755.R",</text:p>
          </table:table-cell>
          <table:table-cell table:formula="of:=[.$I$1]&amp;[.B384]&amp;[.$J$1]&amp;[.$K$1]" office:value-type="string" office:string-value="&quot;160755&quot;," calcext:value-type="string">
            <text:p>"160755",</text:p>
          </table:table-cell>
          <table:table-cell table:formula="of:=[.$I$1]&amp;[.C384]&amp;[.$J$1]&amp;[.$K$1]" office:value-type="string" office:string-value="&quot;IPCS Reporting&quot;," calcext:value-type="string">
            <text:p>"IPCS Reporting",</text:p>
          </table:table-cell>
          <table:table-cell table:formula="of:=[.$I$1]&amp;[.D384]&amp;[.$J$1]&amp;[.$K$1]" office:value-type="string" office:string-value="&quot;Y&quot;," calcext:value-type="string">
            <text:p>"Y",</text:p>
          </table:table-cell>
        </table:table-row>
        <table:table-row table:style-name="ro1">
          <table:table-cell office:value-type="string" calcext:value-type="string">
            <text:p>Jeremy H</text:p>
          </table:table-cell>
          <table:table-cell office:value-type="string" calcext:value-type="string">
            <text:p>CWSocial</text:p>
          </table:table-cell>
          <table:table-cell office:value-type="string" calcext:value-type="string">
            <text:p>JH</text:p>
          </table:table-cell>
          <table:table-cell office:value-type="string" calcext:value-type="string">
            <text:p>N</text:p>
          </table:table-cell>
          <table:table-cell table:number-columns-repeated="10"/>
          <table:table-cell table:formula="of:=[.$I$1]&amp;[.A385]&amp;[.$J$1]&amp;[.$K$1]" office:value-type="string" office:string-value="&quot;Jeremy H&quot;," calcext:value-type="string">
            <text:p>"Jeremy H",</text:p>
          </table:table-cell>
          <table:table-cell table:formula="of:=[.$I$1]&amp;[.B385]&amp;[.$J$1]&amp;[.$K$1]" office:value-type="string" office:string-value="&quot;CWSocial&quot;," calcext:value-type="string">
            <text:p>"CWSocial",</text:p>
          </table:table-cell>
          <table:table-cell table:formula="of:=[.$I$1]&amp;[.C385]&amp;[.$J$1]&amp;[.$K$1]" office:value-type="string" office:string-value="&quot;JH&quot;," calcext:value-type="string">
            <text:p>"JH",</text:p>
          </table:table-cell>
          <table:table-cell table:formula="of:=[.$I$1]&amp;[.D385]&amp;[.$J$1]&amp;[.$K$1]" office:value-type="string" office:string-value="&quot;N&quot;," calcext:value-type="string">
            <text:p>"N",</text:p>
          </table:table-cell>
        </table:table-row>
        <table:table-row table:style-name="ro1">
          <table:table-cell office:value-type="string" calcext:value-type="string">
            <text:p>JH</text:p>
          </table:table-cell>
          <table:table-cell office:value-type="string" calcext:value-type="string">
            <text:p>M.CW</text:p>
          </table:table-cell>
          <table:table-cell office:value-type="string" calcext:value-type="string">
            <text:p>Jeremy H</text:p>
          </table:table-cell>
          <table:table-cell office:value-type="string" calcext:value-type="string">
            <text:p>N</text:p>
          </table:table-cell>
          <table:table-cell table:number-columns-repeated="10"/>
          <table:table-cell table:formula="of:=[.$I$1]&amp;[.A386]&amp;[.$J$1]&amp;[.$K$1]" office:value-type="string" office:string-value="&quot;JH&quot;," calcext:value-type="string">
            <text:p>"JH",</text:p>
          </table:table-cell>
          <table:table-cell table:formula="of:=[.$I$1]&amp;[.B386]&amp;[.$J$1]&amp;[.$K$1]" office:value-type="string" office:string-value="&quot;M.CW&quot;," calcext:value-type="string">
            <text:p>"M.CW",</text:p>
          </table:table-cell>
          <table:table-cell table:formula="of:=[.$I$1]&amp;[.C386]&amp;[.$J$1]&amp;[.$K$1]" office:value-type="string" office:string-value="&quot;Jeremy H&quot;," calcext:value-type="string">
            <text:p>"Jeremy H",</text:p>
          </table:table-cell>
          <table:table-cell table:formula="of:=[.$I$1]&amp;[.D386]&amp;[.$J$1]&amp;[.$K$1]" office:value-type="string" office:string-value="&quot;N&quot;," calcext:value-type="string">
            <text:p>"N",</text:p>
          </table:table-cell>
        </table:table-row>
        <table:table-row table:style-name="ro1">
          <table:table-cell office:value-type="string" calcext:value-type="string">
            <text:p>ST</text:p>
          </table:table-cell>
          <table:table-cell office:value-type="string" calcext:value-type="string">
            <text:p>F.CW</text:p>
          </table:table-cell>
          <table:table-cell office:value-type="string" calcext:value-type="string">
            <text:p>Sandie</text:p>
          </table:table-cell>
          <table:table-cell office:value-type="string" calcext:value-type="string">
            <text:p>N</text:p>
          </table:table-cell>
          <table:table-cell table:number-columns-repeated="10"/>
          <table:table-cell table:formula="of:=[.$I$1]&amp;[.A387]&amp;[.$J$1]&amp;[.$K$1]" office:value-type="string" office:string-value="&quot;ST&quot;," calcext:value-type="string">
            <text:p>"ST",</text:p>
          </table:table-cell>
          <table:table-cell table:formula="of:=[.$I$1]&amp;[.B387]&amp;[.$J$1]&amp;[.$K$1]" office:value-type="string" office:string-value="&quot;F.CW&quot;," calcext:value-type="string">
            <text:p>"F.CW",</text:p>
          </table:table-cell>
          <table:table-cell table:formula="of:=[.$I$1]&amp;[.C387]&amp;[.$J$1]&amp;[.$K$1]" office:value-type="string" office:string-value="&quot;Sandie&quot;," calcext:value-type="string">
            <text:p>"Sandie",</text:p>
          </table:table-cell>
          <table:table-cell table:formula="of:=[.$I$1]&amp;[.D387]&amp;[.$J$1]&amp;[.$K$1]" office:value-type="string" office:string-value="&quot;N&quot;," calcext:value-type="string">
            <text:p>"N",</text:p>
          </table:table-cell>
        </table:table-row>
        <table:table-row table:style-name="ro1">
          <table:table-cell office:value-type="float" office:value="160755.1" calcext:value-type="float">
            <text:p>160755.1</text:p>
          </table:table-cell>
          <table:table-cell office:value-type="float" office:value="160755" calcext:value-type="float">
            <text:p>160755</text:p>
          </table:table-cell>
          <table:table-cell office:value-type="string" calcext:value-type="string">
            <text:p>IPCS Sales</text:p>
          </table:table-cell>
          <table:table-cell office:value-type="string" calcext:value-type="string">
            <text:p>Y</text:p>
          </table:table-cell>
          <table:table-cell table:number-columns-repeated="10"/>
          <table:table-cell table:formula="of:=[.$I$1]&amp;[.A388]&amp;[.$J$1]&amp;[.$K$1]" office:value-type="string" office:string-value="&quot;160755.1&quot;," calcext:value-type="string">
            <text:p>"160755.1",</text:p>
          </table:table-cell>
          <table:table-cell table:formula="of:=[.$I$1]&amp;[.B388]&amp;[.$J$1]&amp;[.$K$1]" office:value-type="string" office:string-value="&quot;160755&quot;," calcext:value-type="string">
            <text:p>"160755",</text:p>
          </table:table-cell>
          <table:table-cell table:formula="of:=[.$I$1]&amp;[.C388]&amp;[.$J$1]&amp;[.$K$1]" office:value-type="string" office:string-value="&quot;IPCS Sales&quot;," calcext:value-type="string">
            <text:p>"IPCS Sales",</text:p>
          </table:table-cell>
          <table:table-cell table:formula="of:=[.$I$1]&amp;[.D388]&amp;[.$J$1]&amp;[.$K$1]" office:value-type="string" office:string-value="&quot;Y&quot;," calcext:value-type="string">
            <text:p>"Y",</text:p>
          </table:table-cell>
        </table:table-row>
        <table:table-row table:style-name="ro1">
          <table:table-cell office:value-type="float" office:value="160755.2" calcext:value-type="float">
            <text:p>160755.2</text:p>
          </table:table-cell>
          <table:table-cell office:value-type="float" office:value="160755" calcext:value-type="float">
            <text:p>160755</text:p>
          </table:table-cell>
          <table:table-cell office:value-type="string" calcext:value-type="string">
            <text:p>IPCS Account Setup</text:p>
          </table:table-cell>
          <table:table-cell office:value-type="string" calcext:value-type="string">
            <text:p>Y</text:p>
          </table:table-cell>
          <table:table-cell table:number-columns-repeated="10"/>
          <table:table-cell table:formula="of:=[.$I$1]&amp;[.A389]&amp;[.$J$1]&amp;[.$K$1]" office:value-type="string" office:string-value="&quot;160755.2&quot;," calcext:value-type="string">
            <text:p>"160755.2",</text:p>
          </table:table-cell>
          <table:table-cell table:formula="of:=[.$I$1]&amp;[.B389]&amp;[.$J$1]&amp;[.$K$1]" office:value-type="string" office:string-value="&quot;160755&quot;," calcext:value-type="string">
            <text:p>"160755",</text:p>
          </table:table-cell>
          <table:table-cell table:formula="of:=[.$I$1]&amp;[.C389]&amp;[.$J$1]&amp;[.$K$1]" office:value-type="string" office:string-value="&quot;IPCS Account Setup&quot;," calcext:value-type="string">
            <text:p>"IPCS Account Setup",</text:p>
          </table:table-cell>
          <table:table-cell table:formula="of:=[.$I$1]&amp;[.D389]&amp;[.$J$1]&amp;[.$K$1]" office:value-type="string" office:string-value="&quot;Y&quot;," calcext:value-type="string">
            <text:p>"Y",</text:p>
          </table:table-cell>
        </table:table-row>
        <table:table-row table:style-name="ro1">
          <table:table-cell office:value-type="float" office:value="160755.3" calcext:value-type="float">
            <text:p>160755.3</text:p>
          </table:table-cell>
          <table:table-cell office:value-type="float" office:value="160755" calcext:value-type="float">
            <text:p>160755</text:p>
          </table:table-cell>
          <table:table-cell office:value-type="string" calcext:value-type="string">
            <text:p>IPCS Roles &amp; Resp.</text:p>
          </table:table-cell>
          <table:table-cell office:value-type="string" calcext:value-type="string">
            <text:p>Y</text:p>
          </table:table-cell>
          <table:table-cell table:number-columns-repeated="10"/>
          <table:table-cell table:formula="of:=[.$I$1]&amp;[.A390]&amp;[.$J$1]&amp;[.$K$1]" office:value-type="string" office:string-value="&quot;160755.3&quot;," calcext:value-type="string">
            <text:p>"160755.3",</text:p>
          </table:table-cell>
          <table:table-cell table:formula="of:=[.$I$1]&amp;[.B390]&amp;[.$J$1]&amp;[.$K$1]" office:value-type="string" office:string-value="&quot;160755&quot;," calcext:value-type="string">
            <text:p>"160755",</text:p>
          </table:table-cell>
          <table:table-cell table:formula="of:=[.$I$1]&amp;[.C390]&amp;[.$J$1]&amp;[.$K$1]" office:value-type="string" office:string-value="&quot;IPCS Roles &amp; Resp.&quot;," calcext:value-type="string">
            <text:p>"IPCS Roles &amp; Resp.",</text:p>
          </table:table-cell>
          <table:table-cell table:formula="of:=[.$I$1]&amp;[.D390]&amp;[.$J$1]&amp;[.$K$1]" office:value-type="string" office:string-value="&quot;Y&quot;," calcext:value-type="string">
            <text:p>"Y",</text:p>
          </table:table-cell>
        </table:table-row>
        <table:table-row table:style-name="ro1">
          <table:table-cell office:value-type="float" office:value="160755.4" calcext:value-type="float">
            <text:p>160755.4</text:p>
          </table:table-cell>
          <table:table-cell office:value-type="float" office:value="160755" calcext:value-type="float">
            <text:p>160755</text:p>
          </table:table-cell>
          <table:table-cell office:value-type="string" calcext:value-type="string">
            <text:p>IPCS Policies</text:p>
          </table:table-cell>
          <table:table-cell office:value-type="string" calcext:value-type="string">
            <text:p>Y</text:p>
          </table:table-cell>
          <table:table-cell table:number-columns-repeated="10"/>
          <table:table-cell table:formula="of:=[.$I$1]&amp;[.A391]&amp;[.$J$1]&amp;[.$K$1]" office:value-type="string" office:string-value="&quot;160755.4&quot;," calcext:value-type="string">
            <text:p>"160755.4",</text:p>
          </table:table-cell>
          <table:table-cell table:formula="of:=[.$I$1]&amp;[.B391]&amp;[.$J$1]&amp;[.$K$1]" office:value-type="string" office:string-value="&quot;160755&quot;," calcext:value-type="string">
            <text:p>"160755",</text:p>
          </table:table-cell>
          <table:table-cell table:formula="of:=[.$I$1]&amp;[.C391]&amp;[.$J$1]&amp;[.$K$1]" office:value-type="string" office:string-value="&quot;IPCS Policies&quot;," calcext:value-type="string">
            <text:p>"IPCS Policies",</text:p>
          </table:table-cell>
          <table:table-cell table:formula="of:=[.$I$1]&amp;[.D391]&amp;[.$J$1]&amp;[.$K$1]" office:value-type="string" office:string-value="&quot;Y&quot;," calcext:value-type="string">
            <text:p>"Y",</text:p>
          </table:table-cell>
        </table:table-row>
        <table:table-row table:style-name="ro1">
          <table:table-cell office:value-type="float" office:value="160755.5" calcext:value-type="float">
            <text:p>160755.5</text:p>
          </table:table-cell>
          <table:table-cell office:value-type="float" office:value="160755" calcext:value-type="float">
            <text:p>160755</text:p>
          </table:table-cell>
          <table:table-cell office:value-type="string" calcext:value-type="string">
            <text:p>IPCS Move Money</text:p>
          </table:table-cell>
          <table:table-cell office:value-type="string" calcext:value-type="string">
            <text:p>Y</text:p>
          </table:table-cell>
          <table:table-cell table:number-columns-repeated="10"/>
          <table:table-cell table:formula="of:=[.$I$1]&amp;[.A392]&amp;[.$J$1]&amp;[.$K$1]" office:value-type="string" office:string-value="&quot;160755.5&quot;," calcext:value-type="string">
            <text:p>"160755.5",</text:p>
          </table:table-cell>
          <table:table-cell table:formula="of:=[.$I$1]&amp;[.B392]&amp;[.$J$1]&amp;[.$K$1]" office:value-type="string" office:string-value="&quot;160755&quot;," calcext:value-type="string">
            <text:p>"160755",</text:p>
          </table:table-cell>
          <table:table-cell table:formula="of:=[.$I$1]&amp;[.C392]&amp;[.$J$1]&amp;[.$K$1]" office:value-type="string" office:string-value="&quot;IPCS Move Money&quot;," calcext:value-type="string">
            <text:p>"IPCS Move Money",</text:p>
          </table:table-cell>
          <table:table-cell table:formula="of:=[.$I$1]&amp;[.D392]&amp;[.$J$1]&amp;[.$K$1]" office:value-type="string" office:string-value="&quot;Y&quot;," calcext:value-type="string">
            <text:p>"Y",</text:p>
          </table:table-cell>
        </table:table-row>
        <table:table-row table:style-name="ro1">
          <table:table-cell office:value-type="float" office:value="160755.6" calcext:value-type="float">
            <text:p>160755.6</text:p>
          </table:table-cell>
          <table:table-cell office:value-type="float" office:value="160755" calcext:value-type="float">
            <text:p>160755</text:p>
          </table:table-cell>
          <table:table-cell office:value-type="string" calcext:value-type="string">
            <text:p>IPCS Travel Exp</text:p>
          </table:table-cell>
          <table:table-cell office:value-type="string" calcext:value-type="string">
            <text:p>Y</text:p>
          </table:table-cell>
          <table:table-cell table:number-columns-repeated="10"/>
          <table:table-cell table:formula="of:=[.$I$1]&amp;[.A393]&amp;[.$J$1]&amp;[.$K$1]" office:value-type="string" office:string-value="&quot;160755.6&quot;," calcext:value-type="string">
            <text:p>"160755.6",</text:p>
          </table:table-cell>
          <table:table-cell table:formula="of:=[.$I$1]&amp;[.B393]&amp;[.$J$1]&amp;[.$K$1]" office:value-type="string" office:string-value="&quot;160755&quot;," calcext:value-type="string">
            <text:p>"160755",</text:p>
          </table:table-cell>
          <table:table-cell table:formula="of:=[.$I$1]&amp;[.C393]&amp;[.$J$1]&amp;[.$K$1]" office:value-type="string" office:string-value="&quot;IPCS Travel Exp&quot;," calcext:value-type="string">
            <text:p>"IPCS Travel Exp",</text:p>
          </table:table-cell>
          <table:table-cell table:formula="of:=[.$I$1]&amp;[.D393]&amp;[.$J$1]&amp;[.$K$1]" office:value-type="string" office:string-value="&quot;Y&quot;," calcext:value-type="string">
            <text:p>"Y",</text:p>
          </table:table-cell>
        </table:table-row>
        <table:table-row table:style-name="ro1">
          <table:table-cell office:value-type="string" calcext:value-type="string">
            <text:p>170754.A</text:p>
          </table:table-cell>
          <table:table-cell office:value-type="float" office:value="170754" calcext:value-type="float">
            <text:p>170754</text:p>
          </table:table-cell>
          <table:table-cell office:value-type="string" calcext:value-type="string">
            <text:p>WFAM Sales Admin</text:p>
          </table:table-cell>
          <table:table-cell office:value-type="string" calcext:value-type="string">
            <text:p>Y</text:p>
          </table:table-cell>
          <table:table-cell table:number-columns-repeated="10"/>
          <table:table-cell table:formula="of:=[.$I$1]&amp;[.A394]&amp;[.$J$1]&amp;[.$K$1]" office:value-type="string" office:string-value="&quot;170754.A&quot;," calcext:value-type="string">
            <text:p>"170754.A",</text:p>
          </table:table-cell>
          <table:table-cell table:formula="of:=[.$I$1]&amp;[.B394]&amp;[.$J$1]&amp;[.$K$1]" office:value-type="string" office:string-value="&quot;170754&quot;," calcext:value-type="string">
            <text:p>"170754",</text:p>
          </table:table-cell>
          <table:table-cell table:formula="of:=[.$I$1]&amp;[.C394]&amp;[.$J$1]&amp;[.$K$1]" office:value-type="string" office:string-value="&quot;WFAM Sales Admin&quot;," calcext:value-type="string">
            <text:p>"WFAM Sales Admin",</text:p>
          </table:table-cell>
          <table:table-cell table:formula="of:=[.$I$1]&amp;[.D394]&amp;[.$J$1]&amp;[.$K$1]" office:value-type="string" office:string-value="&quot;Y&quot;," calcext:value-type="string">
            <text:p>"Y",</text:p>
          </table:table-cell>
        </table:table-row>
        <table:table-row table:style-name="ro1">
          <table:table-cell office:value-type="string" calcext:value-type="string">
            <text:p>170754.P</text:p>
          </table:table-cell>
          <table:table-cell office:value-type="float" office:value="170754" calcext:value-type="float">
            <text:p>170754</text:p>
          </table:table-cell>
          <table:table-cell office:value-type="string" calcext:value-type="string">
            <text:p>WFAM Sales Planning</text:p>
          </table:table-cell>
          <table:table-cell office:value-type="string" calcext:value-type="string">
            <text:p>Y</text:p>
          </table:table-cell>
          <table:table-cell table:number-columns-repeated="10"/>
          <table:table-cell table:formula="of:=[.$I$1]&amp;[.A395]&amp;[.$J$1]&amp;[.$K$1]" office:value-type="string" office:string-value="&quot;170754.P&quot;," calcext:value-type="string">
            <text:p>"170754.P",</text:p>
          </table:table-cell>
          <table:table-cell table:formula="of:=[.$I$1]&amp;[.B395]&amp;[.$J$1]&amp;[.$K$1]" office:value-type="string" office:string-value="&quot;170754&quot;," calcext:value-type="string">
            <text:p>"170754",</text:p>
          </table:table-cell>
          <table:table-cell table:formula="of:=[.$I$1]&amp;[.C395]&amp;[.$J$1]&amp;[.$K$1]" office:value-type="string" office:string-value="&quot;WFAM Sales Planning&quot;," calcext:value-type="string">
            <text:p>"WFAM Sales Planning",</text:p>
          </table:table-cell>
          <table:table-cell table:formula="of:=[.$I$1]&amp;[.D395]&amp;[.$J$1]&amp;[.$K$1]" office:value-type="string" office:string-value="&quot;Y&quot;," calcext:value-type="string">
            <text:p>"Y",</text:p>
          </table:table-cell>
        </table:table-row>
        <table:table-row table:style-name="ro1">
          <table:table-cell office:value-type="string" calcext:value-type="string">
            <text:p>170754.R</text:p>
          </table:table-cell>
          <table:table-cell office:value-type="float" office:value="170754" calcext:value-type="float">
            <text:p>170754</text:p>
          </table:table-cell>
          <table:table-cell office:value-type="string" calcext:value-type="string">
            <text:p>WFAM Sales Reporting</text:p>
          </table:table-cell>
          <table:table-cell office:value-type="string" calcext:value-type="string">
            <text:p>Y</text:p>
          </table:table-cell>
          <table:table-cell table:number-columns-repeated="10"/>
          <table:table-cell table:formula="of:=[.$I$1]&amp;[.A396]&amp;[.$J$1]&amp;[.$K$1]" office:value-type="string" office:string-value="&quot;170754.R&quot;," calcext:value-type="string">
            <text:p>"170754.R",</text:p>
          </table:table-cell>
          <table:table-cell table:formula="of:=[.$I$1]&amp;[.B396]&amp;[.$J$1]&amp;[.$K$1]" office:value-type="string" office:string-value="&quot;170754&quot;," calcext:value-type="string">
            <text:p>"170754",</text:p>
          </table:table-cell>
          <table:table-cell table:formula="of:=[.$I$1]&amp;[.C396]&amp;[.$J$1]&amp;[.$K$1]" office:value-type="string" office:string-value="&quot;WFAM Sales Reporting&quot;," calcext:value-type="string">
            <text:p>"WFAM Sales Reporting",</text:p>
          </table:table-cell>
          <table:table-cell table:formula="of:=[.$I$1]&amp;[.D396]&amp;[.$J$1]&amp;[.$K$1]" office:value-type="string" office:string-value="&quot;Y&quot;," calcext:value-type="string">
            <text:p>"Y",</text:p>
          </table:table-cell>
        </table:table-row>
        <table:table-row table:style-name="ro1">
          <table:table-cell office:value-type="string" calcext:value-type="string">
            <text:p>C-P</text:p>
          </table:table-cell>
          <table:table-cell office:value-type="string" calcext:value-type="string">
            <text:p>CWSocial</text:p>
          </table:table-cell>
          <table:table-cell office:value-type="string" calcext:value-type="string">
            <text:p>Caytie &amp; Patrick</text:p>
          </table:table-cell>
          <table:table-cell office:value-type="string" calcext:value-type="string">
            <text:p>N</text:p>
          </table:table-cell>
          <table:table-cell table:number-columns-repeated="10"/>
          <table:table-cell table:formula="of:=[.$I$1]&amp;[.A397]&amp;[.$J$1]&amp;[.$K$1]" office:value-type="string" office:string-value="&quot;C-P&quot;," calcext:value-type="string">
            <text:p>"C-P",</text:p>
          </table:table-cell>
          <table:table-cell table:formula="of:=[.$I$1]&amp;[.B397]&amp;[.$J$1]&amp;[.$K$1]" office:value-type="string" office:string-value="&quot;CWSocial&quot;," calcext:value-type="string">
            <text:p>"CWSocial",</text:p>
          </table:table-cell>
          <table:table-cell table:formula="of:=[.$I$1]&amp;[.C397]&amp;[.$J$1]&amp;[.$K$1]" office:value-type="string" office:string-value="&quot;Caytie &amp; Patrick&quot;," calcext:value-type="string">
            <text:p>"Caytie &amp; Patrick",</text:p>
          </table:table-cell>
          <table:table-cell table:formula="of:=[.$I$1]&amp;[.D397]&amp;[.$J$1]&amp;[.$K$1]" office:value-type="string" office:string-value="&quot;N&quot;," calcext:value-type="string">
            <text:p>"N",</text:p>
          </table:table-cell>
        </table:table-row>
        <table:table-row table:style-name="ro1">
          <table:table-cell office:value-type="string" calcext:value-type="string">
            <text:p>Family.9</text:p>
          </table:table-cell>
          <table:table-cell office:value-type="string" calcext:value-type="string">
            <text:p>FAMILY</text:p>
          </table:table-cell>
          <table:table-cell office:value-type="string" calcext:value-type="string">
            <text:p>Alyssa, Other Family, Dogs</text:p>
          </table:table-cell>
          <table:table-cell office:value-type="string" calcext:value-type="string">
            <text:p>N</text:p>
          </table:table-cell>
          <table:table-cell table:number-columns-repeated="10"/>
          <table:table-cell table:formula="of:=[.$I$1]&amp;[.A398]&amp;[.$J$1]&amp;[.$K$1]" office:value-type="string" office:string-value="&quot;Family.9&quot;," calcext:value-type="string">
            <text:p>"Family.9",</text:p>
          </table:table-cell>
          <table:table-cell table:formula="of:=[.$I$1]&amp;[.B398]&amp;[.$J$1]&amp;[.$K$1]" office:value-type="string" office:string-value="&quot;FAMILY&quot;," calcext:value-type="string">
            <text:p>"FAMILY",</text:p>
          </table:table-cell>
          <table:table-cell table:formula="of:=[.$I$1]&amp;[.C398]&amp;[.$J$1]&amp;[.$K$1]" office:value-type="string" office:string-value="&quot;Alyssa, Other Family, Dogs&quot;," calcext:value-type="string">
            <text:p>"Alyssa, Other Family, Dogs",</text:p>
          </table:table-cell>
          <table:table-cell table:formula="of:=[.$I$1]&amp;[.D398]&amp;[.$J$1]&amp;[.$K$1]" office:value-type="string" office:string-value="&quot;N&quot;," calcext:value-type="string">
            <text:p>"N",</text:p>
          </table:table-cell>
        </table:table-row>
        <table:table-row table:style-name="ro1">
          <table:table-cell office:value-type="string" calcext:value-type="string">
            <text:p>BA</text:p>
          </table:table-cell>
          <table:table-cell office:value-type="string" calcext:value-type="string">
            <text:p>M.Friends</text:p>
          </table:table-cell>
          <table:table-cell office:value-type="string" calcext:value-type="string">
            <text:p>Ben</text:p>
          </table:table-cell>
          <table:table-cell office:value-type="string" calcext:value-type="string">
            <text:p>Y</text:p>
          </table:table-cell>
          <table:table-cell table:number-columns-repeated="10"/>
          <table:table-cell table:formula="of:=[.$I$1]&amp;[.A399]&amp;[.$J$1]&amp;[.$K$1]" office:value-type="string" office:string-value="&quot;BA&quot;," calcext:value-type="string">
            <text:p>"BA",</text:p>
          </table:table-cell>
          <table:table-cell table:formula="of:=[.$I$1]&amp;[.B399]&amp;[.$J$1]&amp;[.$K$1]" office:value-type="string" office:string-value="&quot;M.Friends&quot;," calcext:value-type="string">
            <text:p>"M.Friends",</text:p>
          </table:table-cell>
          <table:table-cell table:formula="of:=[.$I$1]&amp;[.C399]&amp;[.$J$1]&amp;[.$K$1]" office:value-type="string" office:string-value="&quot;Ben&quot;," calcext:value-type="string">
            <text:p>"Ben",</text:p>
          </table:table-cell>
          <table:table-cell table:formula="of:=[.$I$1]&amp;[.D399]&amp;[.$J$1]&amp;[.$K$1]" office:value-type="string" office:string-value="&quot;Y&quot;," calcext:value-type="string">
            <text:p>"Y",</text:p>
          </table:table-cell>
        </table:table-row>
        <table:table-row table:style-name="ro1">
          <table:table-cell office:value-type="string" calcext:value-type="string">
            <text:p>CFA.E</text:p>
          </table:table-cell>
          <table:table-cell office:value-type="string" calcext:value-type="string">
            <text:p>CFA</text:p>
          </table:table-cell>
          <table:table-cell office:value-type="string" calcext:value-type="string">
            <text:p>CFA - Exam</text:p>
          </table:table-cell>
          <table:table-cell office:value-type="string" calcext:value-type="string">
            <text:p>Y</text:p>
          </table:table-cell>
          <table:table-cell table:number-columns-repeated="10"/>
          <table:table-cell table:formula="of:=[.$I$1]&amp;[.A400]&amp;[.$J$1]&amp;[.$K$1]" office:value-type="string" office:string-value="&quot;CFA.E&quot;," calcext:value-type="string">
            <text:p>"CFA.E",</text:p>
          </table:table-cell>
          <table:table-cell table:formula="of:=[.$I$1]&amp;[.B400]&amp;[.$J$1]&amp;[.$K$1]" office:value-type="string" office:string-value="&quot;CFA&quot;," calcext:value-type="string">
            <text:p>"CFA",</text:p>
          </table:table-cell>
          <table:table-cell table:formula="of:=[.$I$1]&amp;[.C400]&amp;[.$J$1]&amp;[.$K$1]" office:value-type="string" office:string-value="&quot;CFA - Exam&quot;," calcext:value-type="string">
            <text:p>"CFA - Exam",</text:p>
          </table:table-cell>
          <table:table-cell table:formula="of:=[.$I$1]&amp;[.D400]&amp;[.$J$1]&amp;[.$K$1]" office:value-type="string" office:string-value="&quot;Y&quot;," calcext:value-type="string">
            <text:p>"Y",</text:p>
          </table:table-cell>
        </table:table-row>
        <table:table-row table:style-name="ro1">
          <table:table-cell office:value-type="string" calcext:value-type="string">
            <text:p>PHY.G</text:p>
          </table:table-cell>
          <table:table-cell office:value-type="string" calcext:value-type="string">
            <text:p>PHY</text:p>
          </table:table-cell>
          <table:table-cell office:value-type="string" calcext:value-type="string">
            <text:p>Physics (General)</text:p>
          </table:table-cell>
          <table:table-cell office:value-type="string" calcext:value-type="string">
            <text:p>Y</text:p>
          </table:table-cell>
          <table:table-cell table:number-columns-repeated="10"/>
          <table:table-cell table:formula="of:=[.$I$1]&amp;[.A401]&amp;[.$J$1]&amp;[.$K$1]" office:value-type="string" office:string-value="&quot;PHY.G&quot;," calcext:value-type="string">
            <text:p>"PHY.G",</text:p>
          </table:table-cell>
          <table:table-cell table:formula="of:=[.$I$1]&amp;[.B401]&amp;[.$J$1]&amp;[.$K$1]" office:value-type="string" office:string-value="&quot;PHY&quot;," calcext:value-type="string">
            <text:p>"PHY",</text:p>
          </table:table-cell>
          <table:table-cell table:formula="of:=[.$I$1]&amp;[.C401]&amp;[.$J$1]&amp;[.$K$1]" office:value-type="string" office:string-value="&quot;Physics (General)&quot;," calcext:value-type="string">
            <text:p>"Physics (General)",</text:p>
          </table:table-cell>
          <table:table-cell table:formula="of:=[.$I$1]&amp;[.D401]&amp;[.$J$1]&amp;[.$K$1]" office:value-type="string" office:string-value="&quot;Y&quot;," calcext:value-type="string">
            <text:p>"Y",</text:p>
          </table:table-cell>
        </table:table-row>
        <table:table-row table:style-name="ro1">
          <table:table-cell office:value-type="float" office:value="170754.1" calcext:value-type="float">
            <text:p>170754.1</text:p>
          </table:table-cell>
          <table:table-cell office:value-type="float" office:value="170754" calcext:value-type="float">
            <text:p>170754</text:p>
          </table:table-cell>
          <table:table-cell office:value-type="string" calcext:value-type="string">
            <text:p>WFAM Sales - Marketing</text:p>
          </table:table-cell>
          <table:table-cell office:value-type="string" calcext:value-type="string">
            <text:p>Y</text:p>
          </table:table-cell>
          <table:table-cell table:number-columns-repeated="10"/>
          <table:table-cell table:formula="of:=[.$I$1]&amp;[.A402]&amp;[.$J$1]&amp;[.$K$1]" office:value-type="string" office:string-value="&quot;170754.1&quot;," calcext:value-type="string">
            <text:p>"170754.1",</text:p>
          </table:table-cell>
          <table:table-cell table:formula="of:=[.$I$1]&amp;[.B402]&amp;[.$J$1]&amp;[.$K$1]" office:value-type="string" office:string-value="&quot;170754&quot;," calcext:value-type="string">
            <text:p>"170754",</text:p>
          </table:table-cell>
          <table:table-cell table:formula="of:=[.$I$1]&amp;[.C402]&amp;[.$J$1]&amp;[.$K$1]" office:value-type="string" office:string-value="&quot;WFAM Sales - Marketing&quot;," calcext:value-type="string">
            <text:p>"WFAM Sales - Marketing",</text:p>
          </table:table-cell>
          <table:table-cell table:formula="of:=[.$I$1]&amp;[.D402]&amp;[.$J$1]&amp;[.$K$1]" office:value-type="string" office:string-value="&quot;Y&quot;," calcext:value-type="string">
            <text:p>"Y",</text:p>
          </table:table-cell>
        </table:table-row>
        <table:table-row table:style-name="ro1">
          <table:table-cell office:value-type="float" office:value="170754.2" calcext:value-type="float">
            <text:p>170754.2</text:p>
          </table:table-cell>
          <table:table-cell office:value-type="float" office:value="170754" calcext:value-type="float">
            <text:p>170754</text:p>
          </table:table-cell>
          <table:table-cell office:value-type="string" calcext:value-type="string">
            <text:p>WFAM Sales - Sales Activities</text:p>
          </table:table-cell>
          <table:table-cell office:value-type="string" calcext:value-type="string">
            <text:p>Y</text:p>
          </table:table-cell>
          <table:table-cell table:number-columns-repeated="10"/>
          <table:table-cell table:formula="of:=[.$I$1]&amp;[.A403]&amp;[.$J$1]&amp;[.$K$1]" office:value-type="string" office:string-value="&quot;170754.2&quot;," calcext:value-type="string">
            <text:p>"170754.2",</text:p>
          </table:table-cell>
          <table:table-cell table:formula="of:=[.$I$1]&amp;[.B403]&amp;[.$J$1]&amp;[.$K$1]" office:value-type="string" office:string-value="&quot;170754&quot;," calcext:value-type="string">
            <text:p>"170754",</text:p>
          </table:table-cell>
          <table:table-cell table:formula="of:=[.$I$1]&amp;[.C403]&amp;[.$J$1]&amp;[.$K$1]" office:value-type="string" office:string-value="&quot;WFAM Sales - Sales Activities&quot;," calcext:value-type="string">
            <text:p>"WFAM Sales - Sales Activities",</text:p>
          </table:table-cell>
          <table:table-cell table:formula="of:=[.$I$1]&amp;[.D403]&amp;[.$J$1]&amp;[.$K$1]" office:value-type="string" office:string-value="&quot;Y&quot;," calcext:value-type="string">
            <text:p>"Y",</text:p>
          </table:table-cell>
        </table:table-row>
        <table:table-row table:style-name="ro1">
          <table:table-cell office:value-type="float" office:value="170754.3" calcext:value-type="float">
            <text:p>170754.3</text:p>
          </table:table-cell>
          <table:table-cell office:value-type="float" office:value="170754" calcext:value-type="float">
            <text:p>170754</text:p>
          </table:table-cell>
          <table:table-cell office:value-type="string" calcext:value-type="string">
            <text:p>WFAM Sales - New Accounts</text:p>
          </table:table-cell>
          <table:table-cell office:value-type="string" calcext:value-type="string">
            <text:p>Y</text:p>
          </table:table-cell>
          <table:table-cell table:number-columns-repeated="10"/>
          <table:table-cell table:formula="of:=[.$I$1]&amp;[.A404]&amp;[.$J$1]&amp;[.$K$1]" office:value-type="string" office:string-value="&quot;170754.3&quot;," calcext:value-type="string">
            <text:p>"170754.3",</text:p>
          </table:table-cell>
          <table:table-cell table:formula="of:=[.$I$1]&amp;[.B404]&amp;[.$J$1]&amp;[.$K$1]" office:value-type="string" office:string-value="&quot;170754&quot;," calcext:value-type="string">
            <text:p>"170754",</text:p>
          </table:table-cell>
          <table:table-cell table:formula="of:=[.$I$1]&amp;[.C404]&amp;[.$J$1]&amp;[.$K$1]" office:value-type="string" office:string-value="&quot;WFAM Sales - New Accounts&quot;," calcext:value-type="string">
            <text:p>"WFAM Sales - New Accounts",</text:p>
          </table:table-cell>
          <table:table-cell table:formula="of:=[.$I$1]&amp;[.D404]&amp;[.$J$1]&amp;[.$K$1]" office:value-type="string" office:string-value="&quot;Y&quot;," calcext:value-type="string">
            <text:p>"Y",</text:p>
          </table:table-cell>
        </table:table-row>
        <table:table-row table:style-name="ro1">
          <table:table-cell office:value-type="float" office:value="170754.4" calcext:value-type="float">
            <text:p>170754.4</text:p>
          </table:table-cell>
          <table:table-cell office:value-type="float" office:value="170754" calcext:value-type="float">
            <text:p>170754</text:p>
          </table:table-cell>
          <table:table-cell office:value-type="string" calcext:value-type="string">
            <text:p>WFAM Sales - Call Centers</text:p>
          </table:table-cell>
          <table:table-cell office:value-type="string" calcext:value-type="string">
            <text:p>Y</text:p>
          </table:table-cell>
          <table:table-cell table:number-columns-repeated="10"/>
          <table:table-cell table:formula="of:=[.$I$1]&amp;[.A405]&amp;[.$J$1]&amp;[.$K$1]" office:value-type="string" office:string-value="&quot;170754.4&quot;," calcext:value-type="string">
            <text:p>"170754.4",</text:p>
          </table:table-cell>
          <table:table-cell table:formula="of:=[.$I$1]&amp;[.B405]&amp;[.$J$1]&amp;[.$K$1]" office:value-type="string" office:string-value="&quot;170754&quot;," calcext:value-type="string">
            <text:p>"170754",</text:p>
          </table:table-cell>
          <table:table-cell table:formula="of:=[.$I$1]&amp;[.C405]&amp;[.$J$1]&amp;[.$K$1]" office:value-type="string" office:string-value="&quot;WFAM Sales - Call Centers&quot;," calcext:value-type="string">
            <text:p>"WFAM Sales - Call Centers",</text:p>
          </table:table-cell>
          <table:table-cell table:formula="of:=[.$I$1]&amp;[.D405]&amp;[.$J$1]&amp;[.$K$1]" office:value-type="string" office:string-value="&quot;Y&quot;," calcext:value-type="string">
            <text:p>"Y",</text:p>
          </table:table-cell>
        </table:table-row>
        <table:table-row table:style-name="ro1">
          <table:table-cell office:value-type="float" office:value="170746.1" calcext:value-type="float">
            <text:p>170746.1</text:p>
          </table:table-cell>
          <table:table-cell office:value-type="float" office:value="170746" calcext:value-type="float">
            <text:p>170746</text:p>
          </table:table-cell>
          <table:table-cell office:value-type="string" calcext:value-type="string">
            <text:p>FMG Compliance</text:p>
          </table:table-cell>
          <table:table-cell office:value-type="string" calcext:value-type="string">
            <text:p>Y</text:p>
          </table:table-cell>
          <table:table-cell table:number-columns-repeated="10"/>
          <table:table-cell table:formula="of:=[.$I$1]&amp;[.A406]&amp;[.$J$1]&amp;[.$K$1]" office:value-type="string" office:string-value="&quot;170746.1&quot;," calcext:value-type="string">
            <text:p>"170746.1",</text:p>
          </table:table-cell>
          <table:table-cell table:formula="of:=[.$I$1]&amp;[.B406]&amp;[.$J$1]&amp;[.$K$1]" office:value-type="string" office:string-value="&quot;170746&quot;," calcext:value-type="string">
            <text:p>"170746",</text:p>
          </table:table-cell>
          <table:table-cell table:formula="of:=[.$I$1]&amp;[.C406]&amp;[.$J$1]&amp;[.$K$1]" office:value-type="string" office:string-value="&quot;FMG Compliance&quot;," calcext:value-type="string">
            <text:p>"FMG Compliance",</text:p>
          </table:table-cell>
          <table:table-cell table:formula="of:=[.$I$1]&amp;[.D406]&amp;[.$J$1]&amp;[.$K$1]" office:value-type="string" office:string-value="&quot;Y&quot;," calcext:value-type="string">
            <text:p>"Y",</text:p>
          </table:table-cell>
        </table:table-row>
        <table:table-row table:style-name="ro1">
          <table:table-cell office:value-type="float" office:value="170746.2" calcext:value-type="float">
            <text:p>170746.2</text:p>
          </table:table-cell>
          <table:table-cell office:value-type="float" office:value="170746" calcext:value-type="float">
            <text:p>170746</text:p>
          </table:table-cell>
          <table:table-cell office:value-type="string" calcext:value-type="string">
            <text:p>WCM Compliance</text:p>
          </table:table-cell>
          <table:table-cell office:value-type="string" calcext:value-type="string">
            <text:p>Y</text:p>
          </table:table-cell>
          <table:table-cell table:number-columns-repeated="10"/>
          <table:table-cell table:formula="of:=[.$I$1]&amp;[.A407]&amp;[.$J$1]&amp;[.$K$1]" office:value-type="string" office:string-value="&quot;170746.2&quot;," calcext:value-type="string">
            <text:p>"170746.2",</text:p>
          </table:table-cell>
          <table:table-cell table:formula="of:=[.$I$1]&amp;[.B407]&amp;[.$J$1]&amp;[.$K$1]" office:value-type="string" office:string-value="&quot;170746&quot;," calcext:value-type="string">
            <text:p>"170746",</text:p>
          </table:table-cell>
          <table:table-cell table:formula="of:=[.$I$1]&amp;[.C407]&amp;[.$J$1]&amp;[.$K$1]" office:value-type="string" office:string-value="&quot;WCM Compliance&quot;," calcext:value-type="string">
            <text:p>"WCM Compliance",</text:p>
          </table:table-cell>
          <table:table-cell table:formula="of:=[.$I$1]&amp;[.D407]&amp;[.$J$1]&amp;[.$K$1]" office:value-type="string" office:string-value="&quot;Y&quot;," calcext:value-type="string">
            <text:p>"Y",</text:p>
          </table:table-cell>
        </table:table-row>
        <table:table-row table:style-name="ro1">
          <table:table-cell office:value-type="float" office:value="170746.3" calcext:value-type="float">
            <text:p>170746.3</text:p>
          </table:table-cell>
          <table:table-cell office:value-type="float" office:value="170746" calcext:value-type="float">
            <text:p>170746</text:p>
          </table:table-cell>
          <table:table-cell office:value-type="string" calcext:value-type="string">
            <text:p>Galliard Compliance</text:p>
          </table:table-cell>
          <table:table-cell office:value-type="string" calcext:value-type="string">
            <text:p>Y</text:p>
          </table:table-cell>
          <table:table-cell table:number-columns-repeated="10"/>
          <table:table-cell table:formula="of:=[.$I$1]&amp;[.A408]&amp;[.$J$1]&amp;[.$K$1]" office:value-type="string" office:string-value="&quot;170746.3&quot;," calcext:value-type="string">
            <text:p>"170746.3",</text:p>
          </table:table-cell>
          <table:table-cell table:formula="of:=[.$I$1]&amp;[.B408]&amp;[.$J$1]&amp;[.$K$1]" office:value-type="string" office:string-value="&quot;170746&quot;," calcext:value-type="string">
            <text:p>"170746",</text:p>
          </table:table-cell>
          <table:table-cell table:formula="of:=[.$I$1]&amp;[.C408]&amp;[.$J$1]&amp;[.$K$1]" office:value-type="string" office:string-value="&quot;Galliard Compliance&quot;," calcext:value-type="string">
            <text:p>"Galliard Compliance",</text:p>
          </table:table-cell>
          <table:table-cell table:formula="of:=[.$I$1]&amp;[.D408]&amp;[.$J$1]&amp;[.$K$1]" office:value-type="string" office:string-value="&quot;Y&quot;," calcext:value-type="string">
            <text:p>"Y",</text:p>
          </table:table-cell>
        </table:table-row>
        <table:table-row table:style-name="ro1">
          <table:table-cell office:value-type="float" office:value="170746.4" calcext:value-type="float">
            <text:p>170746.4</text:p>
          </table:table-cell>
          <table:table-cell office:value-type="float" office:value="170746" calcext:value-type="float">
            <text:p>170746</text:p>
          </table:table-cell>
          <table:table-cell office:value-type="string" calcext:value-type="string">
            <text:p>Golden Compliance</text:p>
          </table:table-cell>
          <table:table-cell office:value-type="string" calcext:value-type="string">
            <text:p>Y</text:p>
          </table:table-cell>
          <table:table-cell table:number-columns-repeated="10"/>
          <table:table-cell table:formula="of:=[.$I$1]&amp;[.A409]&amp;[.$J$1]&amp;[.$K$1]" office:value-type="string" office:string-value="&quot;170746.4&quot;," calcext:value-type="string">
            <text:p>"170746.4",</text:p>
          </table:table-cell>
          <table:table-cell table:formula="of:=[.$I$1]&amp;[.B409]&amp;[.$J$1]&amp;[.$K$1]" office:value-type="string" office:string-value="&quot;170746&quot;," calcext:value-type="string">
            <text:p>"170746",</text:p>
          </table:table-cell>
          <table:table-cell table:formula="of:=[.$I$1]&amp;[.C409]&amp;[.$J$1]&amp;[.$K$1]" office:value-type="string" office:string-value="&quot;Golden Compliance&quot;," calcext:value-type="string">
            <text:p>"Golden Compliance",</text:p>
          </table:table-cell>
          <table:table-cell table:formula="of:=[.$I$1]&amp;[.D409]&amp;[.$J$1]&amp;[.$K$1]" office:value-type="string" office:string-value="&quot;Y&quot;," calcext:value-type="string">
            <text:p>"Y",</text:p>
          </table:table-cell>
        </table:table-row>
        <table:table-row table:style-name="ro1">
          <table:table-cell office:value-type="float" office:value="170746.5" calcext:value-type="float">
            <text:p>170746.5</text:p>
          </table:table-cell>
          <table:table-cell office:value-type="float" office:value="170746" calcext:value-type="float">
            <text:p>170746</text:p>
          </table:table-cell>
          <table:table-cell office:value-type="string" calcext:value-type="string">
            <text:p>Rock Creek Compliance</text:p>
          </table:table-cell>
          <table:table-cell office:value-type="string" calcext:value-type="string">
            <text:p>Y</text:p>
          </table:table-cell>
          <table:table-cell table:number-columns-repeated="10"/>
          <table:table-cell table:formula="of:=[.$I$1]&amp;[.A410]&amp;[.$J$1]&amp;[.$K$1]" office:value-type="string" office:string-value="&quot;170746.5&quot;," calcext:value-type="string">
            <text:p>"170746.5",</text:p>
          </table:table-cell>
          <table:table-cell table:formula="of:=[.$I$1]&amp;[.B410]&amp;[.$J$1]&amp;[.$K$1]" office:value-type="string" office:string-value="&quot;170746&quot;," calcext:value-type="string">
            <text:p>"170746",</text:p>
          </table:table-cell>
          <table:table-cell table:formula="of:=[.$I$1]&amp;[.C410]&amp;[.$J$1]&amp;[.$K$1]" office:value-type="string" office:string-value="&quot;Rock Creek Compliance&quot;," calcext:value-type="string">
            <text:p>"Rock Creek Compliance",</text:p>
          </table:table-cell>
          <table:table-cell table:formula="of:=[.$I$1]&amp;[.D410]&amp;[.$J$1]&amp;[.$K$1]" office:value-type="string" office:string-value="&quot;Y&quot;," calcext:value-type="string">
            <text:p>"Y",</text:p>
          </table:table-cell>
        </table:table-row>
        <table:table-row table:style-name="ro1">
          <table:table-cell office:value-type="string" calcext:value-type="string">
            <text:p>170862.03.A</text:p>
          </table:table-cell>
          <table:table-cell office:value-type="float" office:value="170862.03" calcext:value-type="float">
            <text:p>170862.03</text:p>
          </table:table-cell>
          <table:table-cell office:value-type="string" calcext:value-type="string">
            <text:p>Reg O RR Admin</text:p>
          </table:table-cell>
          <table:table-cell office:value-type="string" calcext:value-type="string">
            <text:p>Y</text:p>
          </table:table-cell>
          <table:table-cell table:number-columns-repeated="10"/>
          <table:table-cell table:formula="of:=[.$I$1]&amp;[.A411]&amp;[.$J$1]&amp;[.$K$1]" office:value-type="string" office:string-value="&quot;170862.03.A&quot;," calcext:value-type="string">
            <text:p>"170862.03.A",</text:p>
          </table:table-cell>
          <table:table-cell table:formula="of:=[.$I$1]&amp;[.B411]&amp;[.$J$1]&amp;[.$K$1]" office:value-type="string" office:string-value="&quot;170862.03&quot;," calcext:value-type="string">
            <text:p>"170862.03",</text:p>
          </table:table-cell>
          <table:table-cell table:formula="of:=[.$I$1]&amp;[.C411]&amp;[.$J$1]&amp;[.$K$1]" office:value-type="string" office:string-value="&quot;Reg O RR Admin&quot;," calcext:value-type="string">
            <text:p>"Reg O RR Admin",</text:p>
          </table:table-cell>
          <table:table-cell table:formula="of:=[.$I$1]&amp;[.D411]&amp;[.$J$1]&amp;[.$K$1]" office:value-type="string" office:string-value="&quot;Y&quot;," calcext:value-type="string">
            <text:p>"Y",</text:p>
          </table:table-cell>
        </table:table-row>
        <table:table-row table:style-name="ro1">
          <table:table-cell office:value-type="string" calcext:value-type="string">
            <text:p>170862.03.P</text:p>
          </table:table-cell>
          <table:table-cell office:value-type="float" office:value="170862.03" calcext:value-type="float">
            <text:p>170862.03</text:p>
          </table:table-cell>
          <table:table-cell office:value-type="string" calcext:value-type="string">
            <text:p>Reg O RR Planning</text:p>
          </table:table-cell>
          <table:table-cell office:value-type="string" calcext:value-type="string">
            <text:p>Y</text:p>
          </table:table-cell>
          <table:table-cell table:number-columns-repeated="10"/>
          <table:table-cell table:formula="of:=[.$I$1]&amp;[.A412]&amp;[.$J$1]&amp;[.$K$1]" office:value-type="string" office:string-value="&quot;170862.03.P&quot;," calcext:value-type="string">
            <text:p>"170862.03.P",</text:p>
          </table:table-cell>
          <table:table-cell table:formula="of:=[.$I$1]&amp;[.B412]&amp;[.$J$1]&amp;[.$K$1]" office:value-type="string" office:string-value="&quot;170862.03&quot;," calcext:value-type="string">
            <text:p>"170862.03",</text:p>
          </table:table-cell>
          <table:table-cell table:formula="of:=[.$I$1]&amp;[.C412]&amp;[.$J$1]&amp;[.$K$1]" office:value-type="string" office:string-value="&quot;Reg O RR Planning&quot;," calcext:value-type="string">
            <text:p>"Reg O RR Planning",</text:p>
          </table:table-cell>
          <table:table-cell table:formula="of:=[.$I$1]&amp;[.D412]&amp;[.$J$1]&amp;[.$K$1]" office:value-type="string" office:string-value="&quot;Y&quot;," calcext:value-type="string">
            <text:p>"Y",</text:p>
          </table:table-cell>
        </table:table-row>
        <table:table-row table:style-name="ro1">
          <table:table-cell office:value-type="string" calcext:value-type="string">
            <text:p>JP</text:p>
          </table:table-cell>
          <table:table-cell office:value-type="string" calcext:value-type="string">
            <text:p>M.CW</text:p>
          </table:table-cell>
          <table:table-cell office:value-type="string" calcext:value-type="string">
            <text:p>Jeremy P</text:p>
          </table:table-cell>
          <table:table-cell office:value-type="string" calcext:value-type="string">
            <text:p>N</text:p>
          </table:table-cell>
          <table:table-cell table:number-columns-repeated="10"/>
          <table:table-cell table:formula="of:=[.$I$1]&amp;[.A413]&amp;[.$J$1]&amp;[.$K$1]" office:value-type="string" office:string-value="&quot;JP&quot;," calcext:value-type="string">
            <text:p>"JP",</text:p>
          </table:table-cell>
          <table:table-cell table:formula="of:=[.$I$1]&amp;[.B413]&amp;[.$J$1]&amp;[.$K$1]" office:value-type="string" office:string-value="&quot;M.CW&quot;," calcext:value-type="string">
            <text:p>"M.CW",</text:p>
          </table:table-cell>
          <table:table-cell table:formula="of:=[.$I$1]&amp;[.C413]&amp;[.$J$1]&amp;[.$K$1]" office:value-type="string" office:string-value="&quot;Jeremy P&quot;," calcext:value-type="string">
            <text:p>"Jeremy P",</text:p>
          </table:table-cell>
          <table:table-cell table:formula="of:=[.$I$1]&amp;[.D413]&amp;[.$J$1]&amp;[.$K$1]" office:value-type="string" office:string-value="&quot;N&quot;," calcext:value-type="string">
            <text:p>"N",</text:p>
          </table:table-cell>
        </table:table-row>
        <table:table-row table:style-name="ro1">
          <table:table-cell office:value-type="string" calcext:value-type="string">
            <text:p>CFA.11</text:p>
          </table:table-cell>
          <table:table-cell office:value-type="string" calcext:value-type="string">
            <text:p>CFA</text:p>
          </table:table-cell>
          <table:table-cell office:value-type="string" calcext:value-type="string">
            <text:p>CFA L3 - Ethics</text:p>
          </table:table-cell>
          <table:table-cell office:value-type="string" calcext:value-type="string">
            <text:p>Y</text:p>
          </table:table-cell>
          <table:table-cell table:number-columns-repeated="10"/>
          <table:table-cell table:formula="of:=[.$I$1]&amp;[.A414]&amp;[.$J$1]&amp;[.$K$1]" office:value-type="string" office:string-value="&quot;CFA.11&quot;," calcext:value-type="string">
            <text:p>"CFA.11",</text:p>
          </table:table-cell>
          <table:table-cell table:formula="of:=[.$I$1]&amp;[.B414]&amp;[.$J$1]&amp;[.$K$1]" office:value-type="string" office:string-value="&quot;CFA&quot;," calcext:value-type="string">
            <text:p>"CFA",</text:p>
          </table:table-cell>
          <table:table-cell table:formula="of:=[.$I$1]&amp;[.C414]&amp;[.$J$1]&amp;[.$K$1]" office:value-type="string" office:string-value="&quot;CFA L3 - Ethics&quot;," calcext:value-type="string">
            <text:p>"CFA L3 - Ethics",</text:p>
          </table:table-cell>
          <table:table-cell table:formula="of:=[.$I$1]&amp;[.D414]&amp;[.$J$1]&amp;[.$K$1]" office:value-type="string" office:string-value="&quot;Y&quot;," calcext:value-type="string">
            <text:p>"Y",</text:p>
          </table:table-cell>
        </table:table-row>
        <table:table-row table:style-name="ro1">
          <table:table-cell office:value-type="string" calcext:value-type="string">
            <text:p>CFA.12</text:p>
          </table:table-cell>
          <table:table-cell office:value-type="string" calcext:value-type="string">
            <text:p>CFA</text:p>
          </table:table-cell>
          <table:table-cell office:value-type="string" calcext:value-type="string">
            <text:p>CFA L3 - Wealth Mgmt</text:p>
          </table:table-cell>
          <table:table-cell office:value-type="string" calcext:value-type="string">
            <text:p>Y</text:p>
          </table:table-cell>
          <table:table-cell table:number-columns-repeated="10"/>
          <table:table-cell table:formula="of:=[.$I$1]&amp;[.A415]&amp;[.$J$1]&amp;[.$K$1]" office:value-type="string" office:string-value="&quot;CFA.12&quot;," calcext:value-type="string">
            <text:p>"CFA.12",</text:p>
          </table:table-cell>
          <table:table-cell table:formula="of:=[.$I$1]&amp;[.B415]&amp;[.$J$1]&amp;[.$K$1]" office:value-type="string" office:string-value="&quot;CFA&quot;," calcext:value-type="string">
            <text:p>"CFA",</text:p>
          </table:table-cell>
          <table:table-cell table:formula="of:=[.$I$1]&amp;[.C415]&amp;[.$J$1]&amp;[.$K$1]" office:value-type="string" office:string-value="&quot;CFA L3 - Wealth Mgmt&quot;," calcext:value-type="string">
            <text:p>"CFA L3 - Wealth Mgmt",</text:p>
          </table:table-cell>
          <table:table-cell table:formula="of:=[.$I$1]&amp;[.D415]&amp;[.$J$1]&amp;[.$K$1]" office:value-type="string" office:string-value="&quot;Y&quot;," calcext:value-type="string">
            <text:p>"Y",</text:p>
          </table:table-cell>
        </table:table-row>
        <table:table-row table:style-name="ro1">
          <table:table-cell office:value-type="string" calcext:value-type="string">
            <text:p>CFA.13</text:p>
          </table:table-cell>
          <table:table-cell office:value-type="string" calcext:value-type="string">
            <text:p>CFA</text:p>
          </table:table-cell>
          <table:table-cell office:value-type="string" calcext:value-type="string">
            <text:p>CFA L3 - Capital Mkts</text:p>
          </table:table-cell>
          <table:table-cell office:value-type="string" calcext:value-type="string">
            <text:p>Y</text:p>
          </table:table-cell>
          <table:table-cell table:number-columns-repeated="10"/>
          <table:table-cell table:formula="of:=[.$I$1]&amp;[.A416]&amp;[.$J$1]&amp;[.$K$1]" office:value-type="string" office:string-value="&quot;CFA.13&quot;," calcext:value-type="string">
            <text:p>"CFA.13",</text:p>
          </table:table-cell>
          <table:table-cell table:formula="of:=[.$I$1]&amp;[.B416]&amp;[.$J$1]&amp;[.$K$1]" office:value-type="string" office:string-value="&quot;CFA&quot;," calcext:value-type="string">
            <text:p>"CFA",</text:p>
          </table:table-cell>
          <table:table-cell table:formula="of:=[.$I$1]&amp;[.C416]&amp;[.$J$1]&amp;[.$K$1]" office:value-type="string" office:string-value="&quot;CFA L3 - Capital Mkts&quot;," calcext:value-type="string">
            <text:p>"CFA L3 - Capital Mkts",</text:p>
          </table:table-cell>
          <table:table-cell table:formula="of:=[.$I$1]&amp;[.D416]&amp;[.$J$1]&amp;[.$K$1]" office:value-type="string" office:string-value="&quot;Y&quot;," calcext:value-type="string">
            <text:p>"Y",</text:p>
          </table:table-cell>
        </table:table-row>
        <table:table-row table:style-name="ro1">
          <table:table-cell office:value-type="string" calcext:value-type="string">
            <text:p>CFA.14</text:p>
          </table:table-cell>
          <table:table-cell office:value-type="string" calcext:value-type="string">
            <text:p>CFA</text:p>
          </table:table-cell>
          <table:table-cell office:value-type="string" calcext:value-type="string">
            <text:p>CFA L3 - Asset Allocation</text:p>
          </table:table-cell>
          <table:table-cell office:value-type="string" calcext:value-type="string">
            <text:p>Y</text:p>
          </table:table-cell>
          <table:table-cell table:number-columns-repeated="10"/>
          <table:table-cell table:formula="of:=[.$I$1]&amp;[.A417]&amp;[.$J$1]&amp;[.$K$1]" office:value-type="string" office:string-value="&quot;CFA.14&quot;," calcext:value-type="string">
            <text:p>"CFA.14",</text:p>
          </table:table-cell>
          <table:table-cell table:formula="of:=[.$I$1]&amp;[.B417]&amp;[.$J$1]&amp;[.$K$1]" office:value-type="string" office:string-value="&quot;CFA&quot;," calcext:value-type="string">
            <text:p>"CFA",</text:p>
          </table:table-cell>
          <table:table-cell table:formula="of:=[.$I$1]&amp;[.C417]&amp;[.$J$1]&amp;[.$K$1]" office:value-type="string" office:string-value="&quot;CFA L3 - Asset Allocation&quot;," calcext:value-type="string">
            <text:p>"CFA L3 - Asset Allocation",</text:p>
          </table:table-cell>
          <table:table-cell table:formula="of:=[.$I$1]&amp;[.D417]&amp;[.$J$1]&amp;[.$K$1]" office:value-type="string" office:string-value="&quot;Y&quot;," calcext:value-type="string">
            <text:p>"Y",</text:p>
          </table:table-cell>
        </table:table-row>
        <table:table-row table:style-name="ro1">
          <table:table-cell office:value-type="string" calcext:value-type="string">
            <text:p>CFA.15</text:p>
          </table:table-cell>
          <table:table-cell office:value-type="string" calcext:value-type="string">
            <text:p>CFA</text:p>
          </table:table-cell>
          <table:table-cell office:value-type="string" calcext:value-type="string">
            <text:p>CFA L3 - Equity</text:p>
          </table:table-cell>
          <table:table-cell office:value-type="string" calcext:value-type="string">
            <text:p>Y</text:p>
          </table:table-cell>
          <table:table-cell table:number-columns-repeated="10"/>
          <table:table-cell table:formula="of:=[.$I$1]&amp;[.A418]&amp;[.$J$1]&amp;[.$K$1]" office:value-type="string" office:string-value="&quot;CFA.15&quot;," calcext:value-type="string">
            <text:p>"CFA.15",</text:p>
          </table:table-cell>
          <table:table-cell table:formula="of:=[.$I$1]&amp;[.B418]&amp;[.$J$1]&amp;[.$K$1]" office:value-type="string" office:string-value="&quot;CFA&quot;," calcext:value-type="string">
            <text:p>"CFA",</text:p>
          </table:table-cell>
          <table:table-cell table:formula="of:=[.$I$1]&amp;[.C418]&amp;[.$J$1]&amp;[.$K$1]" office:value-type="string" office:string-value="&quot;CFA L3 - Equity&quot;," calcext:value-type="string">
            <text:p>"CFA L3 - Equity",</text:p>
          </table:table-cell>
          <table:table-cell table:formula="of:=[.$I$1]&amp;[.D418]&amp;[.$J$1]&amp;[.$K$1]" office:value-type="string" office:string-value="&quot;Y&quot;," calcext:value-type="string">
            <text:p>"Y",</text:p>
          </table:table-cell>
        </table:table-row>
        <table:table-row table:style-name="ro1">
          <table:table-cell office:value-type="string" calcext:value-type="string">
            <text:p>CFA.16</text:p>
          </table:table-cell>
          <table:table-cell office:value-type="string" calcext:value-type="string">
            <text:p>CFA</text:p>
          </table:table-cell>
          <table:table-cell office:value-type="string" calcext:value-type="string">
            <text:p>CFA L3 - Fixed Inc</text:p>
          </table:table-cell>
          <table:table-cell office:value-type="string" calcext:value-type="string">
            <text:p>Y</text:p>
          </table:table-cell>
          <table:table-cell table:number-columns-repeated="10"/>
          <table:table-cell table:formula="of:=[.$I$1]&amp;[.A419]&amp;[.$J$1]&amp;[.$K$1]" office:value-type="string" office:string-value="&quot;CFA.16&quot;," calcext:value-type="string">
            <text:p>"CFA.16",</text:p>
          </table:table-cell>
          <table:table-cell table:formula="of:=[.$I$1]&amp;[.B419]&amp;[.$J$1]&amp;[.$K$1]" office:value-type="string" office:string-value="&quot;CFA&quot;," calcext:value-type="string">
            <text:p>"CFA",</text:p>
          </table:table-cell>
          <table:table-cell table:formula="of:=[.$I$1]&amp;[.C419]&amp;[.$J$1]&amp;[.$K$1]" office:value-type="string" office:string-value="&quot;CFA L3 - Fixed Inc&quot;," calcext:value-type="string">
            <text:p>"CFA L3 - Fixed Inc",</text:p>
          </table:table-cell>
          <table:table-cell table:formula="of:=[.$I$1]&amp;[.D419]&amp;[.$J$1]&amp;[.$K$1]" office:value-type="string" office:string-value="&quot;Y&quot;," calcext:value-type="string">
            <text:p>"Y",</text:p>
          </table:table-cell>
        </table:table-row>
        <table:table-row table:style-name="ro1">
          <table:table-cell office:value-type="string" calcext:value-type="string">
            <text:p>CFA.17</text:p>
          </table:table-cell>
          <table:table-cell office:value-type="string" calcext:value-type="string">
            <text:p>CFA</text:p>
          </table:table-cell>
          <table:table-cell office:value-type="string" calcext:value-type="string">
            <text:p>CFA L3 - Alts</text:p>
          </table:table-cell>
          <table:table-cell office:value-type="string" calcext:value-type="string">
            <text:p>Y</text:p>
          </table:table-cell>
          <table:table-cell table:number-columns-repeated="10"/>
          <table:table-cell table:formula="of:=[.$I$1]&amp;[.A420]&amp;[.$J$1]&amp;[.$K$1]" office:value-type="string" office:string-value="&quot;CFA.17&quot;," calcext:value-type="string">
            <text:p>"CFA.17",</text:p>
          </table:table-cell>
          <table:table-cell table:formula="of:=[.$I$1]&amp;[.B420]&amp;[.$J$1]&amp;[.$K$1]" office:value-type="string" office:string-value="&quot;CFA&quot;," calcext:value-type="string">
            <text:p>"CFA",</text:p>
          </table:table-cell>
          <table:table-cell table:formula="of:=[.$I$1]&amp;[.C420]&amp;[.$J$1]&amp;[.$K$1]" office:value-type="string" office:string-value="&quot;CFA L3 - Alts&quot;," calcext:value-type="string">
            <text:p>"CFA L3 - Alts",</text:p>
          </table:table-cell>
          <table:table-cell table:formula="of:=[.$I$1]&amp;[.D420]&amp;[.$J$1]&amp;[.$K$1]" office:value-type="string" office:string-value="&quot;Y&quot;," calcext:value-type="string">
            <text:p>"Y",</text:p>
          </table:table-cell>
        </table:table-row>
        <table:table-row table:style-name="ro1">
          <table:table-cell office:value-type="string" calcext:value-type="string">
            <text:p>CFA.18</text:p>
          </table:table-cell>
          <table:table-cell office:value-type="string" calcext:value-type="string">
            <text:p>CFA</text:p>
          </table:table-cell>
          <table:table-cell office:value-type="string" calcext:value-type="string">
            <text:p>CFA L3 - Risk Mgmt</text:p>
          </table:table-cell>
          <table:table-cell office:value-type="string" calcext:value-type="string">
            <text:p>Y</text:p>
          </table:table-cell>
          <table:table-cell table:number-columns-repeated="10"/>
          <table:table-cell table:formula="of:=[.$I$1]&amp;[.A421]&amp;[.$J$1]&amp;[.$K$1]" office:value-type="string" office:string-value="&quot;CFA.18&quot;," calcext:value-type="string">
            <text:p>"CFA.18",</text:p>
          </table:table-cell>
          <table:table-cell table:formula="of:=[.$I$1]&amp;[.B421]&amp;[.$J$1]&amp;[.$K$1]" office:value-type="string" office:string-value="&quot;CFA&quot;," calcext:value-type="string">
            <text:p>"CFA",</text:p>
          </table:table-cell>
          <table:table-cell table:formula="of:=[.$I$1]&amp;[.C421]&amp;[.$J$1]&amp;[.$K$1]" office:value-type="string" office:string-value="&quot;CFA L3 - Risk Mgmt&quot;," calcext:value-type="string">
            <text:p>"CFA L3 - Risk Mgmt",</text:p>
          </table:table-cell>
          <table:table-cell table:formula="of:=[.$I$1]&amp;[.D421]&amp;[.$J$1]&amp;[.$K$1]" office:value-type="string" office:string-value="&quot;Y&quot;," calcext:value-type="string">
            <text:p>"Y",</text:p>
          </table:table-cell>
        </table:table-row>
        <table:table-row table:style-name="ro1">
          <table:table-cell office:value-type="string" calcext:value-type="string">
            <text:p>CFA.19</text:p>
          </table:table-cell>
          <table:table-cell office:value-type="string" calcext:value-type="string">
            <text:p>CFA</text:p>
          </table:table-cell>
          <table:table-cell office:value-type="string" calcext:value-type="string">
            <text:p>CFA L3 - Derivatives</text:p>
          </table:table-cell>
          <table:table-cell office:value-type="string" calcext:value-type="string">
            <text:p>Y</text:p>
          </table:table-cell>
          <table:table-cell table:number-columns-repeated="10"/>
          <table:table-cell table:formula="of:=[.$I$1]&amp;[.A422]&amp;[.$J$1]&amp;[.$K$1]" office:value-type="string" office:string-value="&quot;CFA.19&quot;," calcext:value-type="string">
            <text:p>"CFA.19",</text:p>
          </table:table-cell>
          <table:table-cell table:formula="of:=[.$I$1]&amp;[.B422]&amp;[.$J$1]&amp;[.$K$1]" office:value-type="string" office:string-value="&quot;CFA&quot;," calcext:value-type="string">
            <text:p>"CFA",</text:p>
          </table:table-cell>
          <table:table-cell table:formula="of:=[.$I$1]&amp;[.C422]&amp;[.$J$1]&amp;[.$K$1]" office:value-type="string" office:string-value="&quot;CFA L3 - Derivatives&quot;," calcext:value-type="string">
            <text:p>"CFA L3 - Derivatives",</text:p>
          </table:table-cell>
          <table:table-cell table:formula="of:=[.$I$1]&amp;[.D422]&amp;[.$J$1]&amp;[.$K$1]" office:value-type="string" office:string-value="&quot;Y&quot;," calcext:value-type="string">
            <text:p>"Y",</text:p>
          </table:table-cell>
        </table:table-row>
        <table:table-row table:style-name="ro1">
          <table:table-cell office:value-type="string" calcext:value-type="string">
            <text:p>CFA.20</text:p>
          </table:table-cell>
          <table:table-cell office:value-type="string" calcext:value-type="string">
            <text:p>CFA</text:p>
          </table:table-cell>
          <table:table-cell office:value-type="string" calcext:value-type="string">
            <text:p>CFA L3 - Port Mgmt</text:p>
          </table:table-cell>
          <table:table-cell office:value-type="string" calcext:value-type="string">
            <text:p>Y</text:p>
          </table:table-cell>
          <table:table-cell table:number-columns-repeated="10"/>
          <table:table-cell table:formula="of:=[.$I$1]&amp;[.A423]&amp;[.$J$1]&amp;[.$K$1]" office:value-type="string" office:string-value="&quot;CFA.20&quot;," calcext:value-type="string">
            <text:p>"CFA.20",</text:p>
          </table:table-cell>
          <table:table-cell table:formula="of:=[.$I$1]&amp;[.B423]&amp;[.$J$1]&amp;[.$K$1]" office:value-type="string" office:string-value="&quot;CFA&quot;," calcext:value-type="string">
            <text:p>"CFA",</text:p>
          </table:table-cell>
          <table:table-cell table:formula="of:=[.$I$1]&amp;[.C423]&amp;[.$J$1]&amp;[.$K$1]" office:value-type="string" office:string-value="&quot;CFA L3 - Port Mgmt&quot;," calcext:value-type="string">
            <text:p>"CFA L3 - Port Mgmt",</text:p>
          </table:table-cell>
          <table:table-cell table:formula="of:=[.$I$1]&amp;[.D423]&amp;[.$J$1]&amp;[.$K$1]" office:value-type="string" office:string-value="&quot;Y&quot;," calcext:value-type="string">
            <text:p>"Y",</text:p>
          </table:table-cell>
        </table:table-row>
        <table:table-row table:style-name="ro1">
          <table:table-cell office:value-type="string" calcext:value-type="string">
            <text:p>CFA.21</text:p>
          </table:table-cell>
          <table:table-cell office:value-type="string" calcext:value-type="string">
            <text:p>CFA</text:p>
          </table:table-cell>
          <table:table-cell office:value-type="string" calcext:value-type="string">
            <text:p>CFA L3 - Behavioral Fin</text:p>
          </table:table-cell>
          <table:table-cell office:value-type="string" calcext:value-type="string">
            <text:p>Y</text:p>
          </table:table-cell>
          <table:table-cell table:number-columns-repeated="10"/>
          <table:table-cell table:formula="of:=[.$I$1]&amp;[.A424]&amp;[.$J$1]&amp;[.$K$1]" office:value-type="string" office:string-value="&quot;CFA.21&quot;," calcext:value-type="string">
            <text:p>"CFA.21",</text:p>
          </table:table-cell>
          <table:table-cell table:formula="of:=[.$I$1]&amp;[.B424]&amp;[.$J$1]&amp;[.$K$1]" office:value-type="string" office:string-value="&quot;CFA&quot;," calcext:value-type="string">
            <text:p>"CFA",</text:p>
          </table:table-cell>
          <table:table-cell table:formula="of:=[.$I$1]&amp;[.C424]&amp;[.$J$1]&amp;[.$K$1]" office:value-type="string" office:string-value="&quot;CFA L3 - Behavioral Fin&quot;," calcext:value-type="string">
            <text:p>"CFA L3 - Behavioral Fin",</text:p>
          </table:table-cell>
          <table:table-cell table:formula="of:=[.$I$1]&amp;[.D424]&amp;[.$J$1]&amp;[.$K$1]" office:value-type="string" office:string-value="&quot;Y&quot;," calcext:value-type="string">
            <text:p>"Y",</text:p>
          </table:table-cell>
        </table:table-row>
        <table:table-row table:style-name="ro1">
          <table:table-cell office:value-type="string" calcext:value-type="string">
            <text:p>CFA.22</text:p>
          </table:table-cell>
          <table:table-cell office:value-type="string" calcext:value-type="string">
            <text:p>CFA</text:p>
          </table:table-cell>
          <table:table-cell office:value-type="string" calcext:value-type="string">
            <text:p>CFA L3 - All</text:p>
          </table:table-cell>
          <table:table-cell office:value-type="string" calcext:value-type="string">
            <text:p>Y</text:p>
          </table:table-cell>
          <table:table-cell table:number-columns-repeated="10"/>
          <table:table-cell table:formula="of:=[.$I$1]&amp;[.A425]&amp;[.$J$1]&amp;[.$K$1]" office:value-type="string" office:string-value="&quot;CFA.22&quot;," calcext:value-type="string">
            <text:p>"CFA.22",</text:p>
          </table:table-cell>
          <table:table-cell table:formula="of:=[.$I$1]&amp;[.B425]&amp;[.$J$1]&amp;[.$K$1]" office:value-type="string" office:string-value="&quot;CFA&quot;," calcext:value-type="string">
            <text:p>"CFA",</text:p>
          </table:table-cell>
          <table:table-cell table:formula="of:=[.$I$1]&amp;[.C425]&amp;[.$J$1]&amp;[.$K$1]" office:value-type="string" office:string-value="&quot;CFA L3 - All&quot;," calcext:value-type="string">
            <text:p>"CFA L3 - All",</text:p>
          </table:table-cell>
          <table:table-cell table:formula="of:=[.$I$1]&amp;[.D425]&amp;[.$J$1]&amp;[.$K$1]" office:value-type="string" office:string-value="&quot;Y&quot;," calcext:value-type="string">
            <text:p>"Y",</text:p>
          </table:table-cell>
        </table:table-row>
        <table:table-row table:style-name="ro1">
          <table:table-cell office:value-type="string" calcext:value-type="string">
            <text:p>170745.P</text:p>
          </table:table-cell>
          <table:table-cell office:value-type="float" office:value="170745" calcext:value-type="float">
            <text:p>170745</text:p>
          </table:table-cell>
          <table:table-cell office:value-type="string" calcext:value-type="string">
            <text:p>Galliard - Planning</text:p>
          </table:table-cell>
          <table:table-cell office:value-type="string" calcext:value-type="string">
            <text:p>Y</text:p>
          </table:table-cell>
          <table:table-cell table:number-columns-repeated="10"/>
          <table:table-cell table:formula="of:=[.$I$1]&amp;[.A426]&amp;[.$J$1]&amp;[.$K$1]" office:value-type="string" office:string-value="&quot;170745.P&quot;," calcext:value-type="string">
            <text:p>"170745.P",</text:p>
          </table:table-cell>
          <table:table-cell table:formula="of:=[.$I$1]&amp;[.B426]&amp;[.$J$1]&amp;[.$K$1]" office:value-type="string" office:string-value="&quot;170745&quot;," calcext:value-type="string">
            <text:p>"170745",</text:p>
          </table:table-cell>
          <table:table-cell table:formula="of:=[.$I$1]&amp;[.C426]&amp;[.$J$1]&amp;[.$K$1]" office:value-type="string" office:string-value="&quot;Galliard - Planning&quot;," calcext:value-type="string">
            <text:p>"Galliard - Planning",</text:p>
          </table:table-cell>
          <table:table-cell table:formula="of:=[.$I$1]&amp;[.D426]&amp;[.$J$1]&amp;[.$K$1]" office:value-type="string" office:string-value="&quot;Y&quot;," calcext:value-type="string">
            <text:p>"Y",</text:p>
          </table:table-cell>
        </table:table-row>
        <table:table-row table:style-name="ro1">
          <table:table-cell office:value-type="string" calcext:value-type="string">
            <text:p>DM</text:p>
          </table:table-cell>
          <table:table-cell office:value-type="string" calcext:value-type="string">
            <text:p>M.CW</text:p>
          </table:table-cell>
          <table:table-cell office:value-type="string" calcext:value-type="string">
            <text:p>Devon</text:p>
          </table:table-cell>
          <table:table-cell office:value-type="string" calcext:value-type="string">
            <text:p>N</text:p>
          </table:table-cell>
          <table:table-cell table:number-columns-repeated="10"/>
          <table:table-cell table:formula="of:=[.$I$1]&amp;[.A427]&amp;[.$J$1]&amp;[.$K$1]" office:value-type="string" office:string-value="&quot;DM&quot;," calcext:value-type="string">
            <text:p>"DM",</text:p>
          </table:table-cell>
          <table:table-cell table:formula="of:=[.$I$1]&amp;[.B427]&amp;[.$J$1]&amp;[.$K$1]" office:value-type="string" office:string-value="&quot;M.CW&quot;," calcext:value-type="string">
            <text:p>"M.CW",</text:p>
          </table:table-cell>
          <table:table-cell table:formula="of:=[.$I$1]&amp;[.C427]&amp;[.$J$1]&amp;[.$K$1]" office:value-type="string" office:string-value="&quot;Devon&quot;," calcext:value-type="string">
            <text:p>"Devon",</text:p>
          </table:table-cell>
          <table:table-cell table:formula="of:=[.$I$1]&amp;[.D427]&amp;[.$J$1]&amp;[.$K$1]" office:value-type="string" office:string-value="&quot;N&quot;," calcext:value-type="string">
            <text:p>"N",</text:p>
          </table:table-cell>
        </table:table-row>
        <table:table-row table:style-name="ro1">
          <table:table-cell office:value-type="string" calcext:value-type="string">
            <text:p>JD</text:p>
          </table:table-cell>
          <table:table-cell office:value-type="string" calcext:value-type="string">
            <text:p>M.CW</text:p>
          </table:table-cell>
          <table:table-cell office:value-type="string" calcext:value-type="string">
            <text:p>Johan</text:p>
          </table:table-cell>
          <table:table-cell office:value-type="string" calcext:value-type="string">
            <text:p>Y</text:p>
          </table:table-cell>
          <table:table-cell table:number-columns-repeated="10"/>
          <table:table-cell table:formula="of:=[.$I$1]&amp;[.A428]&amp;[.$J$1]&amp;[.$K$1]" office:value-type="string" office:string-value="&quot;JD&quot;," calcext:value-type="string">
            <text:p>"JD",</text:p>
          </table:table-cell>
          <table:table-cell table:formula="of:=[.$I$1]&amp;[.B428]&amp;[.$J$1]&amp;[.$K$1]" office:value-type="string" office:string-value="&quot;M.CW&quot;," calcext:value-type="string">
            <text:p>"M.CW",</text:p>
          </table:table-cell>
          <table:table-cell table:formula="of:=[.$I$1]&amp;[.C428]&amp;[.$J$1]&amp;[.$K$1]" office:value-type="string" office:string-value="&quot;Johan&quot;," calcext:value-type="string">
            <text:p>"Johan",</text:p>
          </table:table-cell>
          <table:table-cell table:formula="of:=[.$I$1]&amp;[.D428]&amp;[.$J$1]&amp;[.$K$1]" office:value-type="string" office:string-value="&quot;Y&quot;," calcext:value-type="string">
            <text:p>"Y",</text:p>
          </table:table-cell>
        </table:table-row>
        <table:table-row table:style-name="ro1">
          <table:table-cell office:value-type="string" calcext:value-type="string">
            <text:p>NEWS.S</text:p>
          </table:table-cell>
          <table:table-cell office:value-type="string" calcext:value-type="string">
            <text:p>NEWS</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29]&amp;[.$J$1]&amp;[.$K$1]" office:value-type="string" office:string-value="&quot;NEWS.S&quot;," calcext:value-type="string">
            <text:p>"NEWS.S",</text:p>
          </table:table-cell>
          <table:table-cell table:formula="of:=[.$I$1]&amp;[.B429]&amp;[.$J$1]&amp;[.$K$1]" office:value-type="string" office:string-value="&quot;NEWS&quot;," calcext:value-type="string">
            <text:p>"NEWS",</text:p>
          </table:table-cell>
          <table:table-cell table:formula="of:=[.$I$1]&amp;[.C429]&amp;[.$J$1]&amp;[.$K$1]" office:value-type="string" office:string-value="&quot;Sports&quot;," calcext:value-type="string">
            <text:p>"Sports",</text:p>
          </table:table-cell>
          <table:table-cell table:formula="of:=[.$I$1]&amp;[.D429]&amp;[.$J$1]&amp;[.$K$1]" office:value-type="string" office:string-value="&quot;N&quot;," calcext:value-type="string">
            <text:p>"N",</text:p>
          </table:table-cell>
        </table:table-row>
        <table:table-row table:style-name="ro1">
          <table:table-cell office:value-type="string" calcext:value-type="string">
            <text:p>MB</text:p>
          </table:table-cell>
          <table:table-cell office:value-type="string" calcext:value-type="string">
            <text:p>F.CW</text:p>
          </table:table-cell>
          <table:table-cell office:value-type="string" calcext:value-type="string">
            <text:p>Maureen</text:p>
          </table:table-cell>
          <table:table-cell office:value-type="string" calcext:value-type="string">
            <text:p>N</text:p>
          </table:table-cell>
          <table:table-cell table:number-columns-repeated="10"/>
          <table:table-cell table:formula="of:=[.$I$1]&amp;[.A430]&amp;[.$J$1]&amp;[.$K$1]" office:value-type="string" office:string-value="&quot;MB&quot;," calcext:value-type="string">
            <text:p>"MB",</text:p>
          </table:table-cell>
          <table:table-cell table:formula="of:=[.$I$1]&amp;[.B430]&amp;[.$J$1]&amp;[.$K$1]" office:value-type="string" office:string-value="&quot;F.CW&quot;," calcext:value-type="string">
            <text:p>"F.CW",</text:p>
          </table:table-cell>
          <table:table-cell table:formula="of:=[.$I$1]&amp;[.C430]&amp;[.$J$1]&amp;[.$K$1]" office:value-type="string" office:string-value="&quot;Maureen&quot;," calcext:value-type="string">
            <text:p>"Maureen",</text:p>
          </table:table-cell>
          <table:table-cell table:formula="of:=[.$I$1]&amp;[.D430]&amp;[.$J$1]&amp;[.$K$1]" office:value-type="string" office:string-value="&quot;N&quot;," calcext:value-type="string">
            <text:p>"N",</text:p>
          </table:table-cell>
        </table:table-row>
        <table:table-row table:style-name="ro1">
          <table:table-cell office:value-type="string" calcext:value-type="string">
            <text:p>NB</text:p>
          </table:table-cell>
          <table:table-cell office:value-type="string" calcext:value-type="string">
            <text:p>M.CW</text:p>
          </table:table-cell>
          <table:table-cell office:value-type="string" calcext:value-type="string">
            <text:p>Neil</text:p>
          </table:table-cell>
          <table:table-cell office:value-type="string" calcext:value-type="string">
            <text:p>N</text:p>
          </table:table-cell>
          <table:table-cell table:number-columns-repeated="10"/>
          <table:table-cell table:formula="of:=[.$I$1]&amp;[.A431]&amp;[.$J$1]&amp;[.$K$1]" office:value-type="string" office:string-value="&quot;NB&quot;," calcext:value-type="string">
            <text:p>"NB",</text:p>
          </table:table-cell>
          <table:table-cell table:formula="of:=[.$I$1]&amp;[.B431]&amp;[.$J$1]&amp;[.$K$1]" office:value-type="string" office:string-value="&quot;M.CW&quot;," calcext:value-type="string">
            <text:p>"M.CW",</text:p>
          </table:table-cell>
          <table:table-cell table:formula="of:=[.$I$1]&amp;[.C431]&amp;[.$J$1]&amp;[.$K$1]" office:value-type="string" office:string-value="&quot;Neil&quot;," calcext:value-type="string">
            <text:p>"Neil",</text:p>
          </table:table-cell>
          <table:table-cell table:formula="of:=[.$I$1]&amp;[.D431]&amp;[.$J$1]&amp;[.$K$1]" office:value-type="string" office:string-value="&quot;N&quot;," calcext:value-type="string">
            <text:p>"N",</text:p>
          </table:table-cell>
        </table:table-row>
        <table:table-row table:style-name="ro1">
          <table:table-cell office:value-type="string" calcext:value-type="string">
            <text:p>SM</text:p>
          </table:table-cell>
          <table:table-cell office:value-type="string" calcext:value-type="string">
            <text:p>M.CW</text:p>
          </table:table-cell>
          <table:table-cell office:value-type="string" calcext:value-type="string">
            <text:p>Sandy</text:p>
          </table:table-cell>
          <table:table-cell office:value-type="string" calcext:value-type="string">
            <text:p>N</text:p>
          </table:table-cell>
          <table:table-cell table:number-columns-repeated="10"/>
          <table:table-cell table:formula="of:=[.$I$1]&amp;[.A432]&amp;[.$J$1]&amp;[.$K$1]" office:value-type="string" office:string-value="&quot;SM&quot;," calcext:value-type="string">
            <text:p>"SM",</text:p>
          </table:table-cell>
          <table:table-cell table:formula="of:=[.$I$1]&amp;[.B432]&amp;[.$J$1]&amp;[.$K$1]" office:value-type="string" office:string-value="&quot;M.CW&quot;," calcext:value-type="string">
            <text:p>"M.CW",</text:p>
          </table:table-cell>
          <table:table-cell table:formula="of:=[.$I$1]&amp;[.C432]&amp;[.$J$1]&amp;[.$K$1]" office:value-type="string" office:string-value="&quot;Sandy&quot;," calcext:value-type="string">
            <text:p>"Sandy",</text:p>
          </table:table-cell>
          <table:table-cell table:formula="of:=[.$I$1]&amp;[.D432]&amp;[.$J$1]&amp;[.$K$1]" office:value-type="string" office:string-value="&quot;N&quot;," calcext:value-type="string">
            <text:p>"N",</text:p>
          </table:table-cell>
        </table:table-row>
        <table:table-row table:style-name="ro1">
          <table:table-cell office:value-type="string" calcext:value-type="string">
            <text:p>AC-ME</text:p>
          </table:table-cell>
          <table:table-cell office:value-type="string" calcext:value-type="string">
            <text:p>F.CW</text:p>
          </table:table-cell>
          <table:table-cell office:value-type="string" calcext:value-type="string">
            <text:p>April &amp; Meghan</text:p>
          </table:table-cell>
          <table:table-cell office:value-type="string" calcext:value-type="string">
            <text:p>N</text:p>
          </table:table-cell>
          <table:table-cell table:number-columns-repeated="10"/>
          <table:table-cell table:formula="of:=[.$I$1]&amp;[.A433]&amp;[.$J$1]&amp;[.$K$1]" office:value-type="string" office:string-value="&quot;AC-ME&quot;," calcext:value-type="string">
            <text:p>"AC-ME",</text:p>
          </table:table-cell>
          <table:table-cell table:formula="of:=[.$I$1]&amp;[.B433]&amp;[.$J$1]&amp;[.$K$1]" office:value-type="string" office:string-value="&quot;F.CW&quot;," calcext:value-type="string">
            <text:p>"F.CW",</text:p>
          </table:table-cell>
          <table:table-cell table:formula="of:=[.$I$1]&amp;[.C433]&amp;[.$J$1]&amp;[.$K$1]" office:value-type="string" office:string-value="&quot;April &amp; Meghan&quot;," calcext:value-type="string">
            <text:p>"April &amp; Meghan",</text:p>
          </table:table-cell>
          <table:table-cell table:formula="of:=[.$I$1]&amp;[.D433]&amp;[.$J$1]&amp;[.$K$1]" office:value-type="string" office:string-value="&quot;N&quot;," calcext:value-type="string">
            <text:p>"N",</text:p>
          </table:table-cell>
        </table:table-row>
        <table:table-row table:style-name="ro1">
          <table:table-cell office:value-type="string" calcext:value-type="string">
            <text:p>HC</text:p>
          </table:table-cell>
          <table:table-cell office:value-type="string" calcext:value-type="string">
            <text:p>M.CW</text:p>
          </table:table-cell>
          <table:table-cell office:value-type="string" calcext:value-type="string">
            <text:p>Hassan</text:p>
          </table:table-cell>
          <table:table-cell office:value-type="string" calcext:value-type="string">
            <text:p>N</text:p>
          </table:table-cell>
          <table:table-cell table:number-columns-repeated="10"/>
          <table:table-cell table:formula="of:=[.$I$1]&amp;[.A434]&amp;[.$J$1]&amp;[.$K$1]" office:value-type="string" office:string-value="&quot;HC&quot;," calcext:value-type="string">
            <text:p>"HC",</text:p>
          </table:table-cell>
          <table:table-cell table:formula="of:=[.$I$1]&amp;[.B434]&amp;[.$J$1]&amp;[.$K$1]" office:value-type="string" office:string-value="&quot;M.CW&quot;," calcext:value-type="string">
            <text:p>"M.CW",</text:p>
          </table:table-cell>
          <table:table-cell table:formula="of:=[.$I$1]&amp;[.C434]&amp;[.$J$1]&amp;[.$K$1]" office:value-type="string" office:string-value="&quot;Hassan&quot;," calcext:value-type="string">
            <text:p>"Hassan",</text:p>
          </table:table-cell>
          <table:table-cell table:formula="of:=[.$I$1]&amp;[.D434]&amp;[.$J$1]&amp;[.$K$1]" office:value-type="string" office:string-value="&quot;N&quot;," calcext:value-type="string">
            <text:p>"N",</text:p>
          </table:table-cell>
        </table:table-row>
        <table:table-row table:style-name="ro1">
          <table:table-cell office:value-type="string" calcext:value-type="string">
            <text:p>D-M</text:p>
          </table:table-cell>
          <table:table-cell office:value-type="string" calcext:value-type="string">
            <text:p>CWSocial</text:p>
          </table:table-cell>
          <table:table-cell office:value-type="string" calcext:value-type="string">
            <text:p>Dave &amp; Meghan</text:p>
          </table:table-cell>
          <table:table-cell office:value-type="string" calcext:value-type="string">
            <text:p>N</text:p>
          </table:table-cell>
          <table:table-cell table:number-columns-repeated="10"/>
          <table:table-cell table:formula="of:=[.$I$1]&amp;[.A435]&amp;[.$J$1]&amp;[.$K$1]" office:value-type="string" office:string-value="&quot;D-M&quot;," calcext:value-type="string">
            <text:p>"D-M",</text:p>
          </table:table-cell>
          <table:table-cell table:formula="of:=[.$I$1]&amp;[.B435]&amp;[.$J$1]&amp;[.$K$1]" office:value-type="string" office:string-value="&quot;CWSocial&quot;," calcext:value-type="string">
            <text:p>"CWSocial",</text:p>
          </table:table-cell>
          <table:table-cell table:formula="of:=[.$I$1]&amp;[.C435]&amp;[.$J$1]&amp;[.$K$1]" office:value-type="string" office:string-value="&quot;Dave &amp; Meghan&quot;," calcext:value-type="string">
            <text:p>"Dave &amp; Meghan",</text:p>
          </table:table-cell>
          <table:table-cell table:formula="of:=[.$I$1]&amp;[.D435]&amp;[.$J$1]&amp;[.$K$1]" office:value-type="string" office:string-value="&quot;N&quot;," calcext:value-type="string">
            <text:p>"N",</text:p>
          </table:table-cell>
        </table:table-row>
        <table:table-row table:style-name="ro1">
          <table:table-cell office:value-type="string" calcext:value-type="string">
            <text:p>NW</text:p>
          </table:table-cell>
          <table:table-cell office:value-type="string" calcext:value-type="string">
            <text:p>F.CW</text:p>
          </table:table-cell>
          <table:table-cell office:value-type="string" calcext:value-type="string">
            <text:p>Nicki</text:p>
          </table:table-cell>
          <table:table-cell office:value-type="string" calcext:value-type="string">
            <text:p>N</text:p>
          </table:table-cell>
          <table:table-cell table:number-columns-repeated="10"/>
          <table:table-cell table:formula="of:=[.$I$1]&amp;[.A436]&amp;[.$J$1]&amp;[.$K$1]" office:value-type="string" office:string-value="&quot;NW&quot;," calcext:value-type="string">
            <text:p>"NW",</text:p>
          </table:table-cell>
          <table:table-cell table:formula="of:=[.$I$1]&amp;[.B436]&amp;[.$J$1]&amp;[.$K$1]" office:value-type="string" office:string-value="&quot;F.CW&quot;," calcext:value-type="string">
            <text:p>"F.CW",</text:p>
          </table:table-cell>
          <table:table-cell table:formula="of:=[.$I$1]&amp;[.C436]&amp;[.$J$1]&amp;[.$K$1]" office:value-type="string" office:string-value="&quot;Nicki&quot;," calcext:value-type="string">
            <text:p>"Nicki",</text:p>
          </table:table-cell>
          <table:table-cell table:formula="of:=[.$I$1]&amp;[.D436]&amp;[.$J$1]&amp;[.$K$1]" office:value-type="string" office:string-value="&quot;N&quot;," calcext:value-type="string">
            <text:p>"N",</text:p>
          </table:table-cell>
        </table:table-row>
        <table:table-row table:style-name="ro1">
          <table:table-cell office:value-type="string" calcext:value-type="string">
            <text:p>NEWS.I</text:p>
          </table:table-cell>
          <table:table-cell office:value-type="string" calcext:value-type="string">
            <text:p>NEWS</text:p>
          </table:table-cell>
          <table:table-cell office:value-type="string" calcext:value-type="string">
            <text:p>Investment News</text:p>
          </table:table-cell>
          <table:table-cell office:value-type="string" calcext:value-type="string">
            <text:p>Y</text:p>
          </table:table-cell>
          <table:table-cell table:number-columns-repeated="10"/>
          <table:table-cell table:formula="of:=[.$I$1]&amp;[.A437]&amp;[.$J$1]&amp;[.$K$1]" office:value-type="string" office:string-value="&quot;NEWS.I&quot;," calcext:value-type="string">
            <text:p>"NEWS.I",</text:p>
          </table:table-cell>
          <table:table-cell table:formula="of:=[.$I$1]&amp;[.B437]&amp;[.$J$1]&amp;[.$K$1]" office:value-type="string" office:string-value="&quot;NEWS&quot;," calcext:value-type="string">
            <text:p>"NEWS",</text:p>
          </table:table-cell>
          <table:table-cell table:formula="of:=[.$I$1]&amp;[.C437]&amp;[.$J$1]&amp;[.$K$1]" office:value-type="string" office:string-value="&quot;Investment News&quot;," calcext:value-type="string">
            <text:p>"Investment News",</text:p>
          </table:table-cell>
          <table:table-cell table:formula="of:=[.$I$1]&amp;[.D437]&amp;[.$J$1]&amp;[.$K$1]" office:value-type="string" office:string-value="&quot;Y&quot;," calcext:value-type="string">
            <text:p>"Y",</text:p>
          </table:table-cell>
        </table:table-row>
        <table:table-row table:style-name="ro1">
          <table:table-cell office:value-type="float" office:value="170745.01" calcext:value-type="float">
            <text:p>170745.01</text:p>
          </table:table-cell>
          <table:table-cell office:value-type="float" office:value="170745" calcext:value-type="float">
            <text:p>170745</text:p>
          </table:table-cell>
          <table:table-cell office:value-type="string" calcext:value-type="string">
            <text:p>Galliard - Marketing</text:p>
          </table:table-cell>
          <table:table-cell office:value-type="string" calcext:value-type="string">
            <text:p>Y</text:p>
          </table:table-cell>
          <table:table-cell table:number-columns-repeated="10"/>
          <table:table-cell table:formula="of:=[.$I$1]&amp;[.A438]&amp;[.$J$1]&amp;[.$K$1]" office:value-type="string" office:string-value="&quot;170745.01&quot;," calcext:value-type="string">
            <text:p>"170745.01",</text:p>
          </table:table-cell>
          <table:table-cell table:formula="of:=[.$I$1]&amp;[.B438]&amp;[.$J$1]&amp;[.$K$1]" office:value-type="string" office:string-value="&quot;170745&quot;," calcext:value-type="string">
            <text:p>"170745",</text:p>
          </table:table-cell>
          <table:table-cell table:formula="of:=[.$I$1]&amp;[.C438]&amp;[.$J$1]&amp;[.$K$1]" office:value-type="string" office:string-value="&quot;Galliard - Marketing&quot;," calcext:value-type="string">
            <text:p>"Galliard - Marketing",</text:p>
          </table:table-cell>
          <table:table-cell table:formula="of:=[.$I$1]&amp;[.D438]&amp;[.$J$1]&amp;[.$K$1]" office:value-type="string" office:string-value="&quot;Y&quot;," calcext:value-type="string">
            <text:p>"Y",</text:p>
          </table:table-cell>
        </table:table-row>
        <table:table-row table:style-name="ro1">
          <table:table-cell office:value-type="float" office:value="170745.02" calcext:value-type="float">
            <text:p>170745.02</text:p>
          </table:table-cell>
          <table:table-cell office:value-type="float" office:value="170745" calcext:value-type="float">
            <text:p>170745</text:p>
          </table:table-cell>
          <table:table-cell office:value-type="string" calcext:value-type="string">
            <text:p>Galliard - Sales</text:p>
          </table:table-cell>
          <table:table-cell office:value-type="string" calcext:value-type="string">
            <text:p>Y</text:p>
          </table:table-cell>
          <table:table-cell table:number-columns-repeated="10"/>
          <table:table-cell table:formula="of:=[.$I$1]&amp;[.A439]&amp;[.$J$1]&amp;[.$K$1]" office:value-type="string" office:string-value="&quot;170745.02&quot;," calcext:value-type="string">
            <text:p>"170745.02",</text:p>
          </table:table-cell>
          <table:table-cell table:formula="of:=[.$I$1]&amp;[.B439]&amp;[.$J$1]&amp;[.$K$1]" office:value-type="string" office:string-value="&quot;170745&quot;," calcext:value-type="string">
            <text:p>"170745",</text:p>
          </table:table-cell>
          <table:table-cell table:formula="of:=[.$I$1]&amp;[.C439]&amp;[.$J$1]&amp;[.$K$1]" office:value-type="string" office:string-value="&quot;Galliard - Sales&quot;," calcext:value-type="string">
            <text:p>"Galliard - Sales",</text:p>
          </table:table-cell>
          <table:table-cell table:formula="of:=[.$I$1]&amp;[.D439]&amp;[.$J$1]&amp;[.$K$1]" office:value-type="string" office:string-value="&quot;Y&quot;," calcext:value-type="string">
            <text:p>"Y",</text:p>
          </table:table-cell>
        </table:table-row>
        <table:table-row table:style-name="ro1">
          <table:table-cell office:value-type="float" office:value="170745.03" calcext:value-type="float">
            <text:p>170745.03</text:p>
          </table:table-cell>
          <table:table-cell office:value-type="float" office:value="170745" calcext:value-type="float">
            <text:p>170745</text:p>
          </table:table-cell>
          <table:table-cell office:value-type="string" calcext:value-type="string">
            <text:p>Galliard - New Accounts</text:p>
          </table:table-cell>
          <table:table-cell office:value-type="string" calcext:value-type="string">
            <text:p>Y</text:p>
          </table:table-cell>
          <table:table-cell table:number-columns-repeated="10"/>
          <table:table-cell table:formula="of:=[.$I$1]&amp;[.A440]&amp;[.$J$1]&amp;[.$K$1]" office:value-type="string" office:string-value="&quot;170745.03&quot;," calcext:value-type="string">
            <text:p>"170745.03",</text:p>
          </table:table-cell>
          <table:table-cell table:formula="of:=[.$I$1]&amp;[.B440]&amp;[.$J$1]&amp;[.$K$1]" office:value-type="string" office:string-value="&quot;170745&quot;," calcext:value-type="string">
            <text:p>"170745",</text:p>
          </table:table-cell>
          <table:table-cell table:formula="of:=[.$I$1]&amp;[.C440]&amp;[.$J$1]&amp;[.$K$1]" office:value-type="string" office:string-value="&quot;Galliard - New Accounts&quot;," calcext:value-type="string">
            <text:p>"Galliard - New Accounts",</text:p>
          </table:table-cell>
          <table:table-cell table:formula="of:=[.$I$1]&amp;[.D440]&amp;[.$J$1]&amp;[.$K$1]" office:value-type="string" office:string-value="&quot;Y&quot;," calcext:value-type="string">
            <text:p>"Y",</text:p>
          </table:table-cell>
        </table:table-row>
        <table:table-row table:style-name="ro1">
          <table:table-cell office:value-type="float" office:value="170745.04" calcext:value-type="float">
            <text:p>170745.04</text:p>
          </table:table-cell>
          <table:table-cell office:value-type="float" office:value="170745" calcext:value-type="float">
            <text:p>170745</text:p>
          </table:table-cell>
          <table:table-cell office:value-type="string" calcext:value-type="string">
            <text:p>Galliard - Service Customers</text:p>
          </table:table-cell>
          <table:table-cell office:value-type="string" calcext:value-type="string">
            <text:p>Y</text:p>
          </table:table-cell>
          <table:table-cell table:number-columns-repeated="10"/>
          <table:table-cell table:formula="of:=[.$I$1]&amp;[.A441]&amp;[.$J$1]&amp;[.$K$1]" office:value-type="string" office:string-value="&quot;170745.04&quot;," calcext:value-type="string">
            <text:p>"170745.04",</text:p>
          </table:table-cell>
          <table:table-cell table:formula="of:=[.$I$1]&amp;[.B441]&amp;[.$J$1]&amp;[.$K$1]" office:value-type="string" office:string-value="&quot;170745&quot;," calcext:value-type="string">
            <text:p>"170745",</text:p>
          </table:table-cell>
          <table:table-cell table:formula="of:=[.$I$1]&amp;[.C441]&amp;[.$J$1]&amp;[.$K$1]" office:value-type="string" office:string-value="&quot;Galliard - Service Customers&quot;," calcext:value-type="string">
            <text:p>"Galliard - Service Customers",</text:p>
          </table:table-cell>
          <table:table-cell table:formula="of:=[.$I$1]&amp;[.D441]&amp;[.$J$1]&amp;[.$K$1]" office:value-type="string" office:string-value="&quot;Y&quot;," calcext:value-type="string">
            <text:p>"Y",</text:p>
          </table:table-cell>
        </table:table-row>
        <table:table-row table:style-name="ro1">
          <table:table-cell office:value-type="float" office:value="170745.05" calcext:value-type="float">
            <text:p>170745.05</text:p>
          </table:table-cell>
          <table:table-cell office:value-type="float" office:value="170745" calcext:value-type="float">
            <text:p>170745</text:p>
          </table:table-cell>
          <table:table-cell office:value-type="string" calcext:value-type="string">
            <text:p>Galliard - Physical Security</text:p>
          </table:table-cell>
          <table:table-cell office:value-type="string" calcext:value-type="string">
            <text:p>Y</text:p>
          </table:table-cell>
          <table:table-cell table:number-columns-repeated="10"/>
          <table:table-cell table:formula="of:=[.$I$1]&amp;[.A442]&amp;[.$J$1]&amp;[.$K$1]" office:value-type="string" office:string-value="&quot;170745.05&quot;," calcext:value-type="string">
            <text:p>"170745.05",</text:p>
          </table:table-cell>
          <table:table-cell table:formula="of:=[.$I$1]&amp;[.B442]&amp;[.$J$1]&amp;[.$K$1]" office:value-type="string" office:string-value="&quot;170745&quot;," calcext:value-type="string">
            <text:p>"170745",</text:p>
          </table:table-cell>
          <table:table-cell table:formula="of:=[.$I$1]&amp;[.C442]&amp;[.$J$1]&amp;[.$K$1]" office:value-type="string" office:string-value="&quot;Galliard - Physical Security&quot;," calcext:value-type="string">
            <text:p>"Galliard - Physical Security",</text:p>
          </table:table-cell>
          <table:table-cell table:formula="of:=[.$I$1]&amp;[.D442]&amp;[.$J$1]&amp;[.$K$1]" office:value-type="string" office:string-value="&quot;Y&quot;," calcext:value-type="string">
            <text:p>"Y",</text:p>
          </table:table-cell>
        </table:table-row>
        <table:table-row table:style-name="ro1">
          <table:table-cell office:value-type="float" office:value="170745.06" calcext:value-type="float">
            <text:p>170745.06</text:p>
          </table:table-cell>
          <table:table-cell office:value-type="float" office:value="170745" calcext:value-type="float">
            <text:p>170745</text:p>
          </table:table-cell>
          <table:table-cell office:value-type="string" calcext:value-type="string">
            <text:p>Galliard - User Access</text:p>
          </table:table-cell>
          <table:table-cell office:value-type="string" calcext:value-type="string">
            <text:p>Y</text:p>
          </table:table-cell>
          <table:table-cell table:number-columns-repeated="10"/>
          <table:table-cell table:formula="of:=[.$I$1]&amp;[.A443]&amp;[.$J$1]&amp;[.$K$1]" office:value-type="string" office:string-value="&quot;170745.06&quot;," calcext:value-type="string">
            <text:p>"170745.06",</text:p>
          </table:table-cell>
          <table:table-cell table:formula="of:=[.$I$1]&amp;[.B443]&amp;[.$J$1]&amp;[.$K$1]" office:value-type="string" office:string-value="&quot;170745&quot;," calcext:value-type="string">
            <text:p>"170745",</text:p>
          </table:table-cell>
          <table:table-cell table:formula="of:=[.$I$1]&amp;[.C443]&amp;[.$J$1]&amp;[.$K$1]" office:value-type="string" office:string-value="&quot;Galliard - User Access&quot;," calcext:value-type="string">
            <text:p>"Galliard - User Access",</text:p>
          </table:table-cell>
          <table:table-cell table:formula="of:=[.$I$1]&amp;[.D443]&amp;[.$J$1]&amp;[.$K$1]" office:value-type="string" office:string-value="&quot;Y&quot;," calcext:value-type="string">
            <text:p>"Y",</text:p>
          </table:table-cell>
        </table:table-row>
        <table:table-row table:style-name="ro1">
          <table:table-cell office:value-type="float" office:value="170745.07" calcext:value-type="float">
            <text:p>170745.07</text:p>
          </table:table-cell>
          <table:table-cell office:value-type="float" office:value="170745" calcext:value-type="float">
            <text:p>170745</text:p>
          </table:table-cell>
          <table:table-cell office:value-type="string" calcext:value-type="string">
            <text:p>Galliard - Trading</text:p>
          </table:table-cell>
          <table:table-cell office:value-type="string" calcext:value-type="string">
            <text:p>Y</text:p>
          </table:table-cell>
          <table:table-cell table:number-columns-repeated="10"/>
          <table:table-cell table:formula="of:=[.$I$1]&amp;[.A444]&amp;[.$J$1]&amp;[.$K$1]" office:value-type="string" office:string-value="&quot;170745.07&quot;," calcext:value-type="string">
            <text:p>"170745.07",</text:p>
          </table:table-cell>
          <table:table-cell table:formula="of:=[.$I$1]&amp;[.B444]&amp;[.$J$1]&amp;[.$K$1]" office:value-type="string" office:string-value="&quot;170745&quot;," calcext:value-type="string">
            <text:p>"170745",</text:p>
          </table:table-cell>
          <table:table-cell table:formula="of:=[.$I$1]&amp;[.C444]&amp;[.$J$1]&amp;[.$K$1]" office:value-type="string" office:string-value="&quot;Galliard - Trading&quot;," calcext:value-type="string">
            <text:p>"Galliard - Trading",</text:p>
          </table:table-cell>
          <table:table-cell table:formula="of:=[.$I$1]&amp;[.D444]&amp;[.$J$1]&amp;[.$K$1]" office:value-type="string" office:string-value="&quot;Y&quot;," calcext:value-type="string">
            <text:p>"Y",</text:p>
          </table:table-cell>
        </table:table-row>
        <table:table-row table:style-name="ro1">
          <table:table-cell office:value-type="float" office:value="170745.08" calcext:value-type="float">
            <text:p>170745.08</text:p>
          </table:table-cell>
          <table:table-cell office:value-type="float" office:value="170745" calcext:value-type="float">
            <text:p>170745</text:p>
          </table:table-cell>
          <table:table-cell office:value-type="string" calcext:value-type="string">
            <text:p>Galliard - Portfolio Mgmt</text:p>
          </table:table-cell>
          <table:table-cell office:value-type="string" calcext:value-type="string">
            <text:p>Y</text:p>
          </table:table-cell>
          <table:table-cell table:number-columns-repeated="10"/>
          <table:table-cell table:formula="of:=[.$I$1]&amp;[.A445]&amp;[.$J$1]&amp;[.$K$1]" office:value-type="string" office:string-value="&quot;170745.08&quot;," calcext:value-type="string">
            <text:p>"170745.08",</text:p>
          </table:table-cell>
          <table:table-cell table:formula="of:=[.$I$1]&amp;[.B445]&amp;[.$J$1]&amp;[.$K$1]" office:value-type="string" office:string-value="&quot;170745&quot;," calcext:value-type="string">
            <text:p>"170745",</text:p>
          </table:table-cell>
          <table:table-cell table:formula="of:=[.$I$1]&amp;[.C445]&amp;[.$J$1]&amp;[.$K$1]" office:value-type="string" office:string-value="&quot;Galliard - Portfolio Mgmt&quot;," calcext:value-type="string">
            <text:p>"Galliard - Portfolio Mgmt",</text:p>
          </table:table-cell>
          <table:table-cell table:formula="of:=[.$I$1]&amp;[.D445]&amp;[.$J$1]&amp;[.$K$1]" office:value-type="string" office:string-value="&quot;Y&quot;," calcext:value-type="string">
            <text:p>"Y",</text:p>
          </table:table-cell>
        </table:table-row>
        <table:table-row table:style-name="ro1">
          <table:table-cell office:value-type="float" office:value="170745.09" calcext:value-type="float">
            <text:p>170745.09</text:p>
          </table:table-cell>
          <table:table-cell office:value-type="float" office:value="170745" calcext:value-type="float">
            <text:p>170745</text:p>
          </table:table-cell>
          <table:table-cell office:value-type="string" calcext:value-type="string">
            <text:p>Galliard - Recons</text:p>
          </table:table-cell>
          <table:table-cell office:value-type="string" calcext:value-type="string">
            <text:p>Y</text:p>
          </table:table-cell>
          <table:table-cell table:number-columns-repeated="10"/>
          <table:table-cell table:formula="of:=[.$I$1]&amp;[.A446]&amp;[.$J$1]&amp;[.$K$1]" office:value-type="string" office:string-value="&quot;170745.09&quot;," calcext:value-type="string">
            <text:p>"170745.09",</text:p>
          </table:table-cell>
          <table:table-cell table:formula="of:=[.$I$1]&amp;[.B446]&amp;[.$J$1]&amp;[.$K$1]" office:value-type="string" office:string-value="&quot;170745&quot;," calcext:value-type="string">
            <text:p>"170745",</text:p>
          </table:table-cell>
          <table:table-cell table:formula="of:=[.$I$1]&amp;[.C446]&amp;[.$J$1]&amp;[.$K$1]" office:value-type="string" office:string-value="&quot;Galliard - Recons&quot;," calcext:value-type="string">
            <text:p>"Galliard - Recons",</text:p>
          </table:table-cell>
          <table:table-cell table:formula="of:=[.$I$1]&amp;[.D446]&amp;[.$J$1]&amp;[.$K$1]" office:value-type="string" office:string-value="&quot;Y&quot;," calcext:value-type="string">
            <text:p>"Y",</text:p>
          </table:table-cell>
        </table:table-row>
        <table:table-row table:style-name="ro1">
          <table:table-cell office:value-type="float" office:value="170745.1" calcext:value-type="float">
            <text:p>170745.1</text:p>
          </table:table-cell>
          <table:table-cell office:value-type="float" office:value="170745" calcext:value-type="float">
            <text:p>170745</text:p>
          </table:table-cell>
          <table:table-cell office:value-type="string" calcext:value-type="string">
            <text:p>Galliard - Oversight</text:p>
          </table:table-cell>
          <table:table-cell office:value-type="string" calcext:value-type="string">
            <text:p>Y</text:p>
          </table:table-cell>
          <table:table-cell table:number-columns-repeated="10"/>
          <table:table-cell table:formula="of:=[.$I$1]&amp;[.A447]&amp;[.$J$1]&amp;[.$K$1]" office:value-type="string" office:string-value="&quot;170745.1&quot;," calcext:value-type="string">
            <text:p>"170745.1",</text:p>
          </table:table-cell>
          <table:table-cell table:formula="of:=[.$I$1]&amp;[.B447]&amp;[.$J$1]&amp;[.$K$1]" office:value-type="string" office:string-value="&quot;170745&quot;," calcext:value-type="string">
            <text:p>"170745",</text:p>
          </table:table-cell>
          <table:table-cell table:formula="of:=[.$I$1]&amp;[.C447]&amp;[.$J$1]&amp;[.$K$1]" office:value-type="string" office:string-value="&quot;Galliard - Oversight&quot;," calcext:value-type="string">
            <text:p>"Galliard - Oversight",</text:p>
          </table:table-cell>
          <table:table-cell table:formula="of:=[.$I$1]&amp;[.D447]&amp;[.$J$1]&amp;[.$K$1]" office:value-type="string" office:string-value="&quot;Y&quot;," calcext:value-type="string">
            <text:p>"Y",</text:p>
          </table:table-cell>
        </table:table-row>
        <table:table-row table:style-name="ro1">
          <table:table-cell office:value-type="string" calcext:value-type="string">
            <text:p>NORM.TV1</text:p>
          </table:table-cell>
          <table:table-cell office:value-type="string" calcext:value-type="string">
            <text:p>NORM</text:p>
          </table:table-cell>
          <table:table-cell office:value-type="string" calcext:value-type="string">
            <text:p>Game of Thrones</text:p>
          </table:table-cell>
          <table:table-cell office:value-type="string" calcext:value-type="string">
            <text:p>N</text:p>
          </table:table-cell>
          <table:table-cell table:number-columns-repeated="10"/>
          <table:table-cell table:formula="of:=[.$I$1]&amp;[.A448]&amp;[.$J$1]&amp;[.$K$1]" office:value-type="string" office:string-value="&quot;NORM.TV1&quot;," calcext:value-type="string">
            <text:p>"NORM.TV1",</text:p>
          </table:table-cell>
          <table:table-cell table:formula="of:=[.$I$1]&amp;[.B448]&amp;[.$J$1]&amp;[.$K$1]" office:value-type="string" office:string-value="&quot;NORM&quot;," calcext:value-type="string">
            <text:p>"NORM",</text:p>
          </table:table-cell>
          <table:table-cell table:formula="of:=[.$I$1]&amp;[.C448]&amp;[.$J$1]&amp;[.$K$1]" office:value-type="string" office:string-value="&quot;Game of Thrones&quot;," calcext:value-type="string">
            <text:p>"Game of Thrones",</text:p>
          </table:table-cell>
          <table:table-cell table:formula="of:=[.$I$1]&amp;[.D448]&amp;[.$J$1]&amp;[.$K$1]" office:value-type="string" office:string-value="&quot;N&quot;," calcext:value-type="string">
            <text:p>"N",</text:p>
          </table:table-cell>
        </table:table-row>
        <table:table-row table:style-name="ro1">
          <table:table-cell office:value-type="string" calcext:value-type="string">
            <text:p>NORM.S</text:p>
          </table:table-cell>
          <table:table-cell office:value-type="string" calcext:value-type="string">
            <text:p>NORM</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49]&amp;[.$J$1]&amp;[.$K$1]" office:value-type="string" office:string-value="&quot;NORM.S&quot;," calcext:value-type="string">
            <text:p>"NORM.S",</text:p>
          </table:table-cell>
          <table:table-cell table:formula="of:=[.$I$1]&amp;[.B449]&amp;[.$J$1]&amp;[.$K$1]" office:value-type="string" office:string-value="&quot;NORM&quot;," calcext:value-type="string">
            <text:p>"NORM",</text:p>
          </table:table-cell>
          <table:table-cell table:formula="of:=[.$I$1]&amp;[.C449]&amp;[.$J$1]&amp;[.$K$1]" office:value-type="string" office:string-value="&quot;Sports&quot;," calcext:value-type="string">
            <text:p>"Sports",</text:p>
          </table:table-cell>
          <table:table-cell table:formula="of:=[.$I$1]&amp;[.D449]&amp;[.$J$1]&amp;[.$K$1]" office:value-type="string" office:string-value="&quot;N&quot;," calcext:value-type="string">
            <text:p>"N",</text:p>
          </table:table-cell>
        </table:table-row>
        <table:table-row table:style-name="ro1">
          <table:table-cell office:value-type="string" calcext:value-type="string">
            <text:p>170745.A</text:p>
          </table:table-cell>
          <table:table-cell office:value-type="float" office:value="170745" calcext:value-type="float">
            <text:p>170745</text:p>
          </table:table-cell>
          <table:table-cell office:value-type="string" calcext:value-type="string">
            <text:p>Galliard - Admin</text:p>
          </table:table-cell>
          <table:table-cell office:value-type="string" calcext:value-type="string">
            <text:p>Y</text:p>
          </table:table-cell>
          <table:table-cell table:number-columns-repeated="10"/>
          <table:table-cell table:formula="of:=[.$I$1]&amp;[.A450]&amp;[.$J$1]&amp;[.$K$1]" office:value-type="string" office:string-value="&quot;170745.A&quot;," calcext:value-type="string">
            <text:p>"170745.A",</text:p>
          </table:table-cell>
          <table:table-cell table:formula="of:=[.$I$1]&amp;[.B450]&amp;[.$J$1]&amp;[.$K$1]" office:value-type="string" office:string-value="&quot;170745&quot;," calcext:value-type="string">
            <text:p>"170745",</text:p>
          </table:table-cell>
          <table:table-cell table:formula="of:=[.$I$1]&amp;[.C450]&amp;[.$J$1]&amp;[.$K$1]" office:value-type="string" office:string-value="&quot;Galliard - Admin&quot;," calcext:value-type="string">
            <text:p>"Galliard - Admin",</text:p>
          </table:table-cell>
          <table:table-cell table:formula="of:=[.$I$1]&amp;[.D450]&amp;[.$J$1]&amp;[.$K$1]" office:value-type="string" office:string-value="&quot;Y&quot;," calcext:value-type="string">
            <text:p>"Y",</text:p>
          </table:table-cell>
        </table:table-row>
        <table:table-row table:style-name="ro1">
          <table:table-cell office:value-type="string" calcext:value-type="string">
            <text:p>170744.P</text:p>
          </table:table-cell>
          <table:table-cell office:value-type="float" office:value="170744" calcext:value-type="float">
            <text:p>170744</text:p>
          </table:table-cell>
          <table:table-cell office:value-type="string" calcext:value-type="string">
            <text:p>WCM - Planning</text:p>
          </table:table-cell>
          <table:table-cell office:value-type="string" calcext:value-type="string">
            <text:p>Y</text:p>
          </table:table-cell>
          <table:table-cell table:number-columns-repeated="10"/>
          <table:table-cell table:formula="of:=[.$I$1]&amp;[.A451]&amp;[.$J$1]&amp;[.$K$1]" office:value-type="string" office:string-value="&quot;170744.P&quot;," calcext:value-type="string">
            <text:p>"170744.P",</text:p>
          </table:table-cell>
          <table:table-cell table:formula="of:=[.$I$1]&amp;[.B451]&amp;[.$J$1]&amp;[.$K$1]" office:value-type="string" office:string-value="&quot;170744&quot;," calcext:value-type="string">
            <text:p>"170744",</text:p>
          </table:table-cell>
          <table:table-cell table:formula="of:=[.$I$1]&amp;[.C451]&amp;[.$J$1]&amp;[.$K$1]" office:value-type="string" office:string-value="&quot;WCM - Planning&quot;," calcext:value-type="string">
            <text:p>"WCM - Planning",</text:p>
          </table:table-cell>
          <table:table-cell table:formula="of:=[.$I$1]&amp;[.D451]&amp;[.$J$1]&amp;[.$K$1]" office:value-type="string" office:string-value="&quot;Y&quot;," calcext:value-type="string">
            <text:p>"Y",</text:p>
          </table:table-cell>
        </table:table-row>
        <table:table-row table:style-name="ro1">
          <table:table-cell office:value-type="string" calcext:value-type="string">
            <text:p>170744.A</text:p>
          </table:table-cell>
          <table:table-cell office:value-type="float" office:value="170744" calcext:value-type="float">
            <text:p>170744</text:p>
          </table:table-cell>
          <table:table-cell office:value-type="string" calcext:value-type="string">
            <text:p>WCM - Admin</text:p>
          </table:table-cell>
          <table:table-cell office:value-type="string" calcext:value-type="string">
            <text:p>Y</text:p>
          </table:table-cell>
          <table:table-cell table:number-columns-repeated="10"/>
          <table:table-cell table:formula="of:=[.$I$1]&amp;[.A452]&amp;[.$J$1]&amp;[.$K$1]" office:value-type="string" office:string-value="&quot;170744.A&quot;," calcext:value-type="string">
            <text:p>"170744.A",</text:p>
          </table:table-cell>
          <table:table-cell table:formula="of:=[.$I$1]&amp;[.B452]&amp;[.$J$1]&amp;[.$K$1]" office:value-type="string" office:string-value="&quot;170744&quot;," calcext:value-type="string">
            <text:p>"170744",</text:p>
          </table:table-cell>
          <table:table-cell table:formula="of:=[.$I$1]&amp;[.C452]&amp;[.$J$1]&amp;[.$K$1]" office:value-type="string" office:string-value="&quot;WCM - Admin&quot;," calcext:value-type="string">
            <text:p>"WCM - Admin",</text:p>
          </table:table-cell>
          <table:table-cell table:formula="of:=[.$I$1]&amp;[.D452]&amp;[.$J$1]&amp;[.$K$1]" office:value-type="string" office:string-value="&quot;Y&quot;," calcext:value-type="string">
            <text:p>"Y",</text:p>
          </table:table-cell>
        </table:table-row>
        <table:table-row table:style-name="ro1">
          <table:table-cell office:value-type="string" calcext:value-type="string">
            <text:p>PROG.6</text:p>
          </table:table-cell>
          <table:table-cell office:value-type="string" calcext:value-type="string">
            <text:p>PROG</text:p>
          </table:table-cell>
          <table:table-cell office:value-type="string" calcext:value-type="string">
            <text:p>PHP</text:p>
          </table:table-cell>
          <table:table-cell office:value-type="string" calcext:value-type="string">
            <text:p>N</text:p>
          </table:table-cell>
          <table:table-cell table:number-columns-repeated="10"/>
          <table:table-cell table:formula="of:=[.$I$1]&amp;[.A453]&amp;[.$J$1]&amp;[.$K$1]" office:value-type="string" office:string-value="&quot;PROG.6&quot;," calcext:value-type="string">
            <text:p>"PROG.6",</text:p>
          </table:table-cell>
          <table:table-cell table:formula="of:=[.$I$1]&amp;[.B453]&amp;[.$J$1]&amp;[.$K$1]" office:value-type="string" office:string-value="&quot;PROG&quot;," calcext:value-type="string">
            <text:p>"PROG",</text:p>
          </table:table-cell>
          <table:table-cell table:formula="of:=[.$I$1]&amp;[.C453]&amp;[.$J$1]&amp;[.$K$1]" office:value-type="string" office:string-value="&quot;PHP&quot;," calcext:value-type="string">
            <text:p>"PHP",</text:p>
          </table:table-cell>
          <table:table-cell table:formula="of:=[.$I$1]&amp;[.D453]&amp;[.$J$1]&amp;[.$K$1]" office:value-type="string" office:string-value="&quot;N&quot;," calcext:value-type="string">
            <text:p>"N",</text:p>
          </table:table-cell>
        </table:table-row>
        <table:table-row table:style-name="ro1">
          <table:table-cell office:value-type="string" calcext:value-type="string">
            <text:p>PROG.7</text:p>
          </table:table-cell>
          <table:table-cell office:value-type="string" calcext:value-type="string">
            <text:p>PROG</text:p>
          </table:table-cell>
          <table:table-cell office:value-type="string" calcext:value-type="string">
            <text:p>JSON</text:p>
          </table:table-cell>
          <table:table-cell office:value-type="string" calcext:value-type="string">
            <text:p>N</text:p>
          </table:table-cell>
          <table:table-cell table:number-columns-repeated="10"/>
          <table:table-cell table:formula="of:=[.$I$1]&amp;[.A454]&amp;[.$J$1]&amp;[.$K$1]" office:value-type="string" office:string-value="&quot;PROG.7&quot;," calcext:value-type="string">
            <text:p>"PROG.7",</text:p>
          </table:table-cell>
          <table:table-cell table:formula="of:=[.$I$1]&amp;[.B454]&amp;[.$J$1]&amp;[.$K$1]" office:value-type="string" office:string-value="&quot;PROG&quot;," calcext:value-type="string">
            <text:p>"PROG",</text:p>
          </table:table-cell>
          <table:table-cell table:formula="of:=[.$I$1]&amp;[.C454]&amp;[.$J$1]&amp;[.$K$1]" office:value-type="string" office:string-value="&quot;JSON&quot;," calcext:value-type="string">
            <text:p>"JSON",</text:p>
          </table:table-cell>
          <table:table-cell table:formula="of:=[.$I$1]&amp;[.D454]&amp;[.$J$1]&amp;[.$K$1]" office:value-type="string" office:string-value="&quot;N&quot;," calcext:value-type="string">
            <text:p>"N",</text:p>
          </table:table-cell>
        </table:table-row>
        <table:table-row table:style-name="ro1">
          <table:table-cell office:value-type="float" office:value="170744.01" calcext:value-type="float">
            <text:p>170744.01</text:p>
          </table:table-cell>
          <table:table-cell office:value-type="float" office:value="170744" calcext:value-type="float">
            <text:p>170744</text:p>
          </table:table-cell>
          <table:table-cell office:value-type="string" calcext:value-type="string">
            <text:p>WCM - Trading</text:p>
          </table:table-cell>
          <table:table-cell office:value-type="string" calcext:value-type="string">
            <text:p>Y</text:p>
          </table:table-cell>
          <table:table-cell table:number-columns-repeated="10"/>
          <table:table-cell table:formula="of:=[.$I$1]&amp;[.A455]&amp;[.$J$1]&amp;[.$K$1]" office:value-type="string" office:string-value="&quot;170744.01&quot;," calcext:value-type="string">
            <text:p>"170744.01",</text:p>
          </table:table-cell>
          <table:table-cell table:formula="of:=[.$I$1]&amp;[.B455]&amp;[.$J$1]&amp;[.$K$1]" office:value-type="string" office:string-value="&quot;170744&quot;," calcext:value-type="string">
            <text:p>"170744",</text:p>
          </table:table-cell>
          <table:table-cell table:formula="of:=[.$I$1]&amp;[.C455]&amp;[.$J$1]&amp;[.$K$1]" office:value-type="string" office:string-value="&quot;WCM - Trading&quot;," calcext:value-type="string">
            <text:p>"WCM - Trading",</text:p>
          </table:table-cell>
          <table:table-cell table:formula="of:=[.$I$1]&amp;[.D455]&amp;[.$J$1]&amp;[.$K$1]" office:value-type="string" office:string-value="&quot;Y&quot;," calcext:value-type="string">
            <text:p>"Y",</text:p>
          </table:table-cell>
        </table:table-row>
        <table:table-row table:style-name="ro1">
          <table:table-cell office:value-type="float" office:value="170744.02" calcext:value-type="float">
            <text:p>170744.02</text:p>
          </table:table-cell>
          <table:table-cell office:value-type="float" office:value="170744" calcext:value-type="float">
            <text:p>170744</text:p>
          </table:table-cell>
          <table:table-cell office:value-type="string" calcext:value-type="string">
            <text:p>WCM - Port. Mgmt.</text:p>
          </table:table-cell>
          <table:table-cell office:value-type="string" calcext:value-type="string">
            <text:p>Y</text:p>
          </table:table-cell>
          <table:table-cell table:number-columns-repeated="10"/>
          <table:table-cell table:formula="of:=[.$I$1]&amp;[.A456]&amp;[.$J$1]&amp;[.$K$1]" office:value-type="string" office:string-value="&quot;170744.02&quot;," calcext:value-type="string">
            <text:p>"170744.02",</text:p>
          </table:table-cell>
          <table:table-cell table:formula="of:=[.$I$1]&amp;[.B456]&amp;[.$J$1]&amp;[.$K$1]" office:value-type="string" office:string-value="&quot;170744&quot;," calcext:value-type="string">
            <text:p>"170744",</text:p>
          </table:table-cell>
          <table:table-cell table:formula="of:=[.$I$1]&amp;[.C456]&amp;[.$J$1]&amp;[.$K$1]" office:value-type="string" office:string-value="&quot;WCM - Port. Mgmt.&quot;," calcext:value-type="string">
            <text:p>"WCM - Port. Mgmt.",</text:p>
          </table:table-cell>
          <table:table-cell table:formula="of:=[.$I$1]&amp;[.D456]&amp;[.$J$1]&amp;[.$K$1]" office:value-type="string" office:string-value="&quot;Y&quot;," calcext:value-type="string">
            <text:p>"Y",</text:p>
          </table:table-cell>
        </table:table-row>
        <table:table-row table:style-name="ro1">
          <table:table-cell office:value-type="float" office:value="170744.03" calcext:value-type="float">
            <text:p>170744.03</text:p>
          </table:table-cell>
          <table:table-cell office:value-type="float" office:value="170744" calcext:value-type="float">
            <text:p>170744</text:p>
          </table:table-cell>
          <table:table-cell office:value-type="string" calcext:value-type="string">
            <text:p>WCM - Client Service</text:p>
          </table:table-cell>
          <table:table-cell office:value-type="string" calcext:value-type="string">
            <text:p>Y</text:p>
          </table:table-cell>
          <table:table-cell table:number-columns-repeated="10"/>
          <table:table-cell table:formula="of:=[.$I$1]&amp;[.A457]&amp;[.$J$1]&amp;[.$K$1]" office:value-type="string" office:string-value="&quot;170744.03&quot;," calcext:value-type="string">
            <text:p>"170744.03",</text:p>
          </table:table-cell>
          <table:table-cell table:formula="of:=[.$I$1]&amp;[.B457]&amp;[.$J$1]&amp;[.$K$1]" office:value-type="string" office:string-value="&quot;170744&quot;," calcext:value-type="string">
            <text:p>"170744",</text:p>
          </table:table-cell>
          <table:table-cell table:formula="of:=[.$I$1]&amp;[.C457]&amp;[.$J$1]&amp;[.$K$1]" office:value-type="string" office:string-value="&quot;WCM - Client Service&quot;," calcext:value-type="string">
            <text:p>"WCM - Client Service",</text:p>
          </table:table-cell>
          <table:table-cell table:formula="of:=[.$I$1]&amp;[.D457]&amp;[.$J$1]&amp;[.$K$1]" office:value-type="string" office:string-value="&quot;Y&quot;," calcext:value-type="string">
            <text:p>"Y",</text:p>
          </table:table-cell>
        </table:table-row>
        <table:table-row table:style-name="ro1">
          <table:table-cell office:value-type="float" office:value="170744.04" calcext:value-type="float">
            <text:p>170744.04</text:p>
          </table:table-cell>
          <table:table-cell office:value-type="float" office:value="170744" calcext:value-type="float">
            <text:p>170744</text:p>
          </table:table-cell>
          <table:table-cell office:value-type="string" calcext:value-type="string">
            <text:p>WCM - Conf Info</text:p>
          </table:table-cell>
          <table:table-cell office:value-type="string" calcext:value-type="string">
            <text:p>Y</text:p>
          </table:table-cell>
          <table:table-cell table:number-columns-repeated="10"/>
          <table:table-cell table:formula="of:=[.$I$1]&amp;[.A458]&amp;[.$J$1]&amp;[.$K$1]" office:value-type="string" office:string-value="&quot;170744.04&quot;," calcext:value-type="string">
            <text:p>"170744.04",</text:p>
          </table:table-cell>
          <table:table-cell table:formula="of:=[.$I$1]&amp;[.B458]&amp;[.$J$1]&amp;[.$K$1]" office:value-type="string" office:string-value="&quot;170744&quot;," calcext:value-type="string">
            <text:p>"170744",</text:p>
          </table:table-cell>
          <table:table-cell table:formula="of:=[.$I$1]&amp;[.C458]&amp;[.$J$1]&amp;[.$K$1]" office:value-type="string" office:string-value="&quot;WCM - Conf Info&quot;," calcext:value-type="string">
            <text:p>"WCM - Conf Info",</text:p>
          </table:table-cell>
          <table:table-cell table:formula="of:=[.$I$1]&amp;[.D458]&amp;[.$J$1]&amp;[.$K$1]" office:value-type="string" office:string-value="&quot;Y&quot;," calcext:value-type="string">
            <text:p>"Y",</text:p>
          </table:table-cell>
        </table:table-row>
        <table:table-row table:style-name="ro1">
          <table:table-cell office:value-type="string" calcext:value-type="string">
            <text:p>TRAINING.7</text:p>
          </table:table-cell>
          <table:table-cell office:value-type="string" calcext:value-type="string">
            <text:p>TRAINING</text:p>
          </table:table-cell>
          <table:table-cell office:value-type="string" calcext:value-type="string">
            <text:p>CPE Training</text:p>
          </table:table-cell>
          <table:table-cell office:value-type="string" calcext:value-type="string">
            <text:p>Y</text:p>
          </table:table-cell>
          <table:table-cell table:number-columns-repeated="10"/>
          <table:table-cell table:formula="of:=[.$I$1]&amp;[.A459]&amp;[.$J$1]&amp;[.$K$1]" office:value-type="string" office:string-value="&quot;TRAINING.7&quot;," calcext:value-type="string">
            <text:p>"TRAINING.7",</text:p>
          </table:table-cell>
          <table:table-cell table:formula="of:=[.$I$1]&amp;[.B459]&amp;[.$J$1]&amp;[.$K$1]" office:value-type="string" office:string-value="&quot;TRAINING&quot;," calcext:value-type="string">
            <text:p>"TRAINING",</text:p>
          </table:table-cell>
          <table:table-cell table:formula="of:=[.$I$1]&amp;[.C459]&amp;[.$J$1]&amp;[.$K$1]" office:value-type="string" office:string-value="&quot;CPE Training&quot;," calcext:value-type="string">
            <text:p>"CPE Training",</text:p>
          </table:table-cell>
          <table:table-cell table:formula="of:=[.$I$1]&amp;[.D459]&amp;[.$J$1]&amp;[.$K$1]" office:value-type="string" office:string-value="&quot;Y&quot;," calcext:value-type="string">
            <text:p>"Y",</text:p>
          </table:table-cell>
        </table:table-row>
        <table:table-row table:style-name="ro1">
          <table:table-cell table:number-columns-repeated="2" office:value-type="float" office:value="170075" calcext:value-type="float">
            <text:p>170075</text:p>
          </table:table-cell>
          <table:table-cell office:value-type="string" calcext:value-type="string">
            <text:p>RI Audit - General</text:p>
          </table:table-cell>
          <table:table-cell office:value-type="string" calcext:value-type="string">
            <text:p>Y</text:p>
          </table:table-cell>
          <table:table-cell table:number-columns-repeated="10"/>
          <table:table-cell table:formula="of:=[.$I$1]&amp;[.A460]&amp;[.$J$1]&amp;[.$K$1]" office:value-type="string" office:string-value="&quot;170075&quot;," calcext:value-type="string">
            <text:p>"170075",</text:p>
          </table:table-cell>
          <table:table-cell table:formula="of:=[.$I$1]&amp;[.B460]&amp;[.$J$1]&amp;[.$K$1]" office:value-type="string" office:string-value="&quot;170075&quot;," calcext:value-type="string">
            <text:p>"170075",</text:p>
          </table:table-cell>
          <table:table-cell table:formula="of:=[.$I$1]&amp;[.C460]&amp;[.$J$1]&amp;[.$K$1]" office:value-type="string" office:string-value="&quot;RI Audit - General&quot;," calcext:value-type="string">
            <text:p>"RI Audit - General",</text:p>
          </table:table-cell>
          <table:table-cell table:formula="of:=[.$I$1]&amp;[.D460]&amp;[.$J$1]&amp;[.$K$1]" office:value-type="string" office:string-value="&quot;Y&quot;," calcext:value-type="string">
            <text:p>"Y",</text:p>
          </table:table-cell>
        </table:table-row>
        <table:table-row table:style-name="ro1">
          <table:table-cell office:value-type="string" calcext:value-type="string">
            <text:p>POL.00</text:p>
          </table:table-cell>
          <table:table-cell office:value-type="string" calcext:value-type="string">
            <text:p>POL</text:p>
          </table:table-cell>
          <table:table-cell office:value-type="string" calcext:value-type="string">
            <text:p>Policy Mgmt - General</text:p>
          </table:table-cell>
          <table:table-cell office:value-type="string" calcext:value-type="string">
            <text:p>Y</text:p>
          </table:table-cell>
          <table:table-cell table:number-columns-repeated="10"/>
          <table:table-cell table:formula="of:=[.$I$1]&amp;[.A461]&amp;[.$J$1]&amp;[.$K$1]" office:value-type="string" office:string-value="&quot;POL.00&quot;," calcext:value-type="string">
            <text:p>"POL.00",</text:p>
          </table:table-cell>
          <table:table-cell table:formula="of:=[.$I$1]&amp;[.B461]&amp;[.$J$1]&amp;[.$K$1]" office:value-type="string" office:string-value="&quot;POL&quot;," calcext:value-type="string">
            <text:p>"POL",</text:p>
          </table:table-cell>
          <table:table-cell table:formula="of:=[.$I$1]&amp;[.C461]&amp;[.$J$1]&amp;[.$K$1]" office:value-type="string" office:string-value="&quot;Policy Mgmt - General&quot;," calcext:value-type="string">
            <text:p>"Policy Mgmt - General",</text:p>
          </table:table-cell>
          <table:table-cell table:formula="of:=[.$I$1]&amp;[.D461]&amp;[.$J$1]&amp;[.$K$1]" office:value-type="string" office:string-value="&quot;Y&quot;," calcext:value-type="string">
            <text:p>"Y",</text:p>
          </table:table-cell>
        </table:table-row>
        <table:table-row table:style-name="ro1">
          <table:table-cell office:value-type="string" calcext:value-type="string">
            <text:p>SHRP.00</text:p>
          </table:table-cell>
          <table:table-cell office:value-type="string" calcext:value-type="string">
            <text:p>SHRP</text:p>
          </table:table-cell>
          <table:table-cell office:value-type="string" calcext:value-type="string">
            <text:p>SHRP-RCSA - General</text:p>
          </table:table-cell>
          <table:table-cell office:value-type="string" calcext:value-type="string">
            <text:p>Y</text:p>
          </table:table-cell>
          <table:table-cell table:number-columns-repeated="10"/>
          <table:table-cell table:formula="of:=[.$I$1]&amp;[.A462]&amp;[.$J$1]&amp;[.$K$1]" office:value-type="string" office:string-value="&quot;SHRP.00&quot;," calcext:value-type="string">
            <text:p>"SHRP.00",</text:p>
          </table:table-cell>
          <table:table-cell table:formula="of:=[.$I$1]&amp;[.B462]&amp;[.$J$1]&amp;[.$K$1]" office:value-type="string" office:string-value="&quot;SHRP&quot;," calcext:value-type="string">
            <text:p>"SHRP",</text:p>
          </table:table-cell>
          <table:table-cell table:formula="of:=[.$I$1]&amp;[.C462]&amp;[.$J$1]&amp;[.$K$1]" office:value-type="string" office:string-value="&quot;SHRP-RCSA - General&quot;," calcext:value-type="string">
            <text:p>"SHRP-RCSA - General",</text:p>
          </table:table-cell>
          <table:table-cell table:formula="of:=[.$I$1]&amp;[.D462]&amp;[.$J$1]&amp;[.$K$1]" office:value-type="string" office:string-value="&quot;Y&quot;," calcext:value-type="string">
            <text:p>"Y",</text:p>
          </table:table-cell>
        </table:table-row>
        <table:table-row table:style-name="ro1">
          <table:table-cell office:value-type="string" calcext:value-type="string">
            <text:p>ISSUE.00</text:p>
          </table:table-cell>
          <table:table-cell office:value-type="string" calcext:value-type="string">
            <text:p>ISSUES</text:p>
          </table:table-cell>
          <table:table-cell office:value-type="string" calcext:value-type="string">
            <text:p>Issues - General</text:p>
          </table:table-cell>
          <table:table-cell office:value-type="string" calcext:value-type="string">
            <text:p>Y</text:p>
          </table:table-cell>
          <table:table-cell table:number-columns-repeated="10"/>
          <table:table-cell table:formula="of:=[.$I$1]&amp;[.A463]&amp;[.$J$1]&amp;[.$K$1]" office:value-type="string" office:string-value="&quot;ISSUE.00&quot;," calcext:value-type="string">
            <text:p>"ISSUE.00",</text:p>
          </table:table-cell>
          <table:table-cell table:formula="of:=[.$I$1]&amp;[.B463]&amp;[.$J$1]&amp;[.$K$1]" office:value-type="string" office:string-value="&quot;ISSUES&quot;," calcext:value-type="string">
            <text:p>"ISSUES",</text:p>
          </table:table-cell>
          <table:table-cell table:formula="of:=[.$I$1]&amp;[.C463]&amp;[.$J$1]&amp;[.$K$1]" office:value-type="string" office:string-value="&quot;Issues - General&quot;," calcext:value-type="string">
            <text:p>"Issues - General",</text:p>
          </table:table-cell>
          <table:table-cell table:formula="of:=[.$I$1]&amp;[.D463]&amp;[.$J$1]&amp;[.$K$1]" office:value-type="string" office:string-value="&quot;Y&quot;," calcext:value-type="string">
            <text:p>"Y",</text:p>
          </table:table-cell>
        </table:table-row>
        <table:table-row table:style-name="ro1">
          <table:table-cell office:value-type="string" calcext:value-type="string">
            <text:p>BPRM.00</text:p>
          </table:table-cell>
          <table:table-cell office:value-type="string" calcext:value-type="string">
            <text:p>BPRM</text:p>
          </table:table-cell>
          <table:table-cell office:value-type="string" calcext:value-type="string">
            <text:p>BPM - General</text:p>
          </table:table-cell>
          <table:table-cell office:value-type="string" calcext:value-type="string">
            <text:p>Y</text:p>
          </table:table-cell>
          <table:table-cell table:number-columns-repeated="10"/>
          <table:table-cell table:formula="of:=[.$I$1]&amp;[.A464]&amp;[.$J$1]&amp;[.$K$1]" office:value-type="string" office:string-value="&quot;BPRM.00&quot;," calcext:value-type="string">
            <text:p>"BPRM.00",</text:p>
          </table:table-cell>
          <table:table-cell table:formula="of:=[.$I$1]&amp;[.B464]&amp;[.$J$1]&amp;[.$K$1]" office:value-type="string" office:string-value="&quot;BPRM&quot;," calcext:value-type="string">
            <text:p>"BPRM",</text:p>
          </table:table-cell>
          <table:table-cell table:formula="of:=[.$I$1]&amp;[.C464]&amp;[.$J$1]&amp;[.$K$1]" office:value-type="string" office:string-value="&quot;BPM - General&quot;," calcext:value-type="string">
            <text:p>"BPM - General",</text:p>
          </table:table-cell>
          <table:table-cell table:formula="of:=[.$I$1]&amp;[.D464]&amp;[.$J$1]&amp;[.$K$1]" office:value-type="string" office:string-value="&quot;Y&quot;," calcext:value-type="string">
            <text:p>"Y",</text:p>
          </table:table-cell>
        </table:table-row>
        <table:table-row table:style-name="ro1">
          <table:table-cell office:value-type="string" calcext:value-type="string">
            <text:p>RITV.00</text:p>
          </table:table-cell>
          <table:table-cell office:value-type="string" calcext:value-type="string">
            <text:p>RITV</text:p>
          </table:table-cell>
          <table:table-cell office:value-type="string" calcext:value-type="string">
            <text:p>RITV - General</text:p>
          </table:table-cell>
          <table:table-cell office:value-type="string" calcext:value-type="string">
            <text:p>N</text:p>
          </table:table-cell>
          <table:table-cell table:number-columns-repeated="10"/>
          <table:table-cell table:formula="of:=[.$I$1]&amp;[.A465]&amp;[.$J$1]&amp;[.$K$1]" office:value-type="string" office:string-value="&quot;RITV.00&quot;," calcext:value-type="string">
            <text:p>"RITV.00",</text:p>
          </table:table-cell>
          <table:table-cell table:formula="of:=[.$I$1]&amp;[.B465]&amp;[.$J$1]&amp;[.$K$1]" office:value-type="string" office:string-value="&quot;RITV&quot;," calcext:value-type="string">
            <text:p>"RITV",</text:p>
          </table:table-cell>
          <table:table-cell table:formula="of:=[.$I$1]&amp;[.C465]&amp;[.$J$1]&amp;[.$K$1]" office:value-type="string" office:string-value="&quot;RITV - General&quot;," calcext:value-type="string">
            <text:p>"RITV - General",</text:p>
          </table:table-cell>
          <table:table-cell table:formula="of:=[.$I$1]&amp;[.D465]&amp;[.$J$1]&amp;[.$K$1]" office:value-type="string" office:string-value="&quot;N&quot;," calcext:value-type="string">
            <text:p>"N",</text:p>
          </table:table-cell>
        </table:table-row>
        <table:table-row table:style-name="ro1">
          <table:table-cell office:value-type="string" calcext:value-type="string">
            <text:p>DLP.00</text:p>
          </table:table-cell>
          <table:table-cell office:value-type="string" calcext:value-type="string">
            <text:p>DLP</text:p>
          </table:table-cell>
          <table:table-cell office:value-type="string" calcext:value-type="string">
            <text:p>DLP - General</text:p>
          </table:table-cell>
          <table:table-cell office:value-type="string" calcext:value-type="string">
            <text:p>N</text:p>
          </table:table-cell>
          <table:table-cell table:number-columns-repeated="10"/>
          <table:table-cell table:formula="of:=[.$I$1]&amp;[.A466]&amp;[.$J$1]&amp;[.$K$1]" office:value-type="string" office:string-value="&quot;DLP.00&quot;," calcext:value-type="string">
            <text:p>"DLP.00",</text:p>
          </table:table-cell>
          <table:table-cell table:formula="of:=[.$I$1]&amp;[.B466]&amp;[.$J$1]&amp;[.$K$1]" office:value-type="string" office:string-value="&quot;DLP&quot;," calcext:value-type="string">
            <text:p>"DLP",</text:p>
          </table:table-cell>
          <table:table-cell table:formula="of:=[.$I$1]&amp;[.C466]&amp;[.$J$1]&amp;[.$K$1]" office:value-type="string" office:string-value="&quot;DLP - General&quot;," calcext:value-type="string">
            <text:p>"DLP - General",</text:p>
          </table:table-cell>
          <table:table-cell table:formula="of:=[.$I$1]&amp;[.D466]&amp;[.$J$1]&amp;[.$K$1]" office:value-type="string" office:string-value="&quot;N&quot;," calcext:value-type="string">
            <text:p>"N",</text:p>
          </table:table-cell>
        </table:table-row>
        <table:table-row table:style-name="ro1">
          <table:table-cell office:value-type="string" calcext:value-type="string">
            <text:p>AB</text:p>
          </table:table-cell>
          <table:table-cell office:value-type="string" calcext:value-type="string">
            <text:p>F.CW</text:p>
          </table:table-cell>
          <table:table-cell office:value-type="string" calcext:value-type="string">
            <text:p>Alex</text:p>
          </table:table-cell>
          <table:table-cell office:value-type="string" calcext:value-type="string">
            <text:p>N</text:p>
          </table:table-cell>
          <table:table-cell table:number-columns-repeated="10"/>
          <table:table-cell table:formula="of:=[.$I$1]&amp;[.A467]&amp;[.$J$1]&amp;[.$K$1]" office:value-type="string" office:string-value="&quot;AB&quot;," calcext:value-type="string">
            <text:p>"AB",</text:p>
          </table:table-cell>
          <table:table-cell table:formula="of:=[.$I$1]&amp;[.B467]&amp;[.$J$1]&amp;[.$K$1]" office:value-type="string" office:string-value="&quot;F.CW&quot;," calcext:value-type="string">
            <text:p>"F.CW",</text:p>
          </table:table-cell>
          <table:table-cell table:formula="of:=[.$I$1]&amp;[.C467]&amp;[.$J$1]&amp;[.$K$1]" office:value-type="string" office:string-value="&quot;Alex&quot;," calcext:value-type="string">
            <text:p>"Alex",</text:p>
          </table:table-cell>
          <table:table-cell table:formula="of:=[.$I$1]&amp;[.D467]&amp;[.$J$1]&amp;[.$K$1]" office:value-type="string" office:string-value="&quot;N&quot;," calcext:value-type="string">
            <text:p>"N",</text:p>
          </table:table-cell>
        </table:table-row>
        <table:table-row table:style-name="ro1">
          <table:table-cell office:value-type="string" calcext:value-type="string">
            <text:p>AUD.00</text:p>
          </table:table-cell>
          <table:table-cell office:value-type="string" calcext:value-type="string">
            <text:p>AUD</text:p>
          </table:table-cell>
          <table:table-cell office:value-type="string" calcext:value-type="string">
            <text:p>Audits - General</text:p>
          </table:table-cell>
          <table:table-cell office:value-type="string" calcext:value-type="string">
            <text:p>Y</text:p>
          </table:table-cell>
          <table:table-cell table:number-columns-repeated="10"/>
          <table:table-cell table:formula="of:=[.$I$1]&amp;[.A468]&amp;[.$J$1]&amp;[.$K$1]" office:value-type="string" office:string-value="&quot;AUD.00&quot;," calcext:value-type="string">
            <text:p>"AUD.00",</text:p>
          </table:table-cell>
          <table:table-cell table:formula="of:=[.$I$1]&amp;[.B468]&amp;[.$J$1]&amp;[.$K$1]" office:value-type="string" office:string-value="&quot;AUD&quot;," calcext:value-type="string">
            <text:p>"AUD",</text:p>
          </table:table-cell>
          <table:table-cell table:formula="of:=[.$I$1]&amp;[.C468]&amp;[.$J$1]&amp;[.$K$1]" office:value-type="string" office:string-value="&quot;Audits - General&quot;," calcext:value-type="string">
            <text:p>"Audits - General",</text:p>
          </table:table-cell>
          <table:table-cell table:formula="of:=[.$I$1]&amp;[.D468]&amp;[.$J$1]&amp;[.$K$1]" office:value-type="string" office:string-value="&quot;Y&quot;," calcext:value-type="string">
            <text:p>"Y",</text:p>
          </table:table-cell>
        </table:table-row>
        <table:table-row table:style-name="ro1">
          <table:table-cell office:value-type="string" calcext:value-type="string">
            <text:p>NP.00</text:p>
          </table:table-cell>
          <table:table-cell office:value-type="string" calcext:value-type="string">
            <text:p>NP</text:p>
          </table:table-cell>
          <table:table-cell office:value-type="string" calcext:value-type="string">
            <text:p>General - New Prod</text:p>
          </table:table-cell>
          <table:table-cell office:value-type="string" calcext:value-type="string">
            <text:p>N</text:p>
          </table:table-cell>
          <table:table-cell table:number-columns-repeated="10"/>
          <table:table-cell table:formula="of:=[.$I$1]&amp;[.A469]&amp;[.$J$1]&amp;[.$K$1]" office:value-type="string" office:string-value="&quot;NP.00&quot;," calcext:value-type="string">
            <text:p>"NP.00",</text:p>
          </table:table-cell>
          <table:table-cell table:formula="of:=[.$I$1]&amp;[.B469]&amp;[.$J$1]&amp;[.$K$1]" office:value-type="string" office:string-value="&quot;NP&quot;," calcext:value-type="string">
            <text:p>"NP",</text:p>
          </table:table-cell>
          <table:table-cell table:formula="of:=[.$I$1]&amp;[.C469]&amp;[.$J$1]&amp;[.$K$1]" office:value-type="string" office:string-value="&quot;General - New Prod&quot;," calcext:value-type="string">
            <text:p>"General - New Prod",</text:p>
          </table:table-cell>
          <table:table-cell table:formula="of:=[.$I$1]&amp;[.D469]&amp;[.$J$1]&amp;[.$K$1]" office:value-type="string" office:string-value="&quot;N&quot;," calcext:value-type="string">
            <text:p>"N",</text:p>
          </table:table-cell>
        </table:table-row>
        <table:table-row table:style-name="ro1">
          <table:table-cell office:value-type="string" calcext:value-type="string">
            <text:p>C-ME</text:p>
          </table:table-cell>
          <table:table-cell office:value-type="string" calcext:value-type="string">
            <text:p>F.Friends</text:p>
          </table:table-cell>
          <table:table-cell office:value-type="string" calcext:value-type="string">
            <text:p>Caytie &amp; Meghan</text:p>
          </table:table-cell>
          <table:table-cell office:value-type="string" calcext:value-type="string">
            <text:p>N</text:p>
          </table:table-cell>
          <table:table-cell table:number-columns-repeated="10"/>
          <table:table-cell table:formula="of:=[.$I$1]&amp;[.A470]&amp;[.$J$1]&amp;[.$K$1]" office:value-type="string" office:string-value="&quot;C-ME&quot;," calcext:value-type="string">
            <text:p>"C-ME",</text:p>
          </table:table-cell>
          <table:table-cell table:formula="of:=[.$I$1]&amp;[.B470]&amp;[.$J$1]&amp;[.$K$1]" office:value-type="string" office:string-value="&quot;F.Friends&quot;," calcext:value-type="string">
            <text:p>"F.Friends",</text:p>
          </table:table-cell>
          <table:table-cell table:formula="of:=[.$I$1]&amp;[.C470]&amp;[.$J$1]&amp;[.$K$1]" office:value-type="string" office:string-value="&quot;Caytie &amp; Meghan&quot;," calcext:value-type="string">
            <text:p>"Caytie &amp; Meghan",</text:p>
          </table:table-cell>
          <table:table-cell table:formula="of:=[.$I$1]&amp;[.D470]&amp;[.$J$1]&amp;[.$K$1]" office:value-type="string" office:string-value="&quot;N&quot;," calcext:value-type="string">
            <text:p>"N",</text:p>
          </table:table-cell>
        </table:table-row>
        <table:table-row table:style-name="ro1">
          <table:table-cell office:value-type="string" calcext:value-type="string">
            <text:p>DLP.01</text:p>
          </table:table-cell>
          <table:table-cell office:value-type="string" calcext:value-type="string">
            <text:p>DLP</text:p>
          </table:table-cell>
          <table:table-cell office:value-type="string" calcext:value-type="string">
            <text:p>Elevated Internet Access</text:p>
          </table:table-cell>
          <table:table-cell office:value-type="string" calcext:value-type="string">
            <text:p>Y</text:p>
          </table:table-cell>
          <table:table-cell table:number-columns-repeated="10"/>
          <table:table-cell table:formula="of:=[.$I$1]&amp;[.A471]&amp;[.$J$1]&amp;[.$K$1]" office:value-type="string" office:string-value="&quot;DLP.01&quot;," calcext:value-type="string">
            <text:p>"DLP.01",</text:p>
          </table:table-cell>
          <table:table-cell table:formula="of:=[.$I$1]&amp;[.B471]&amp;[.$J$1]&amp;[.$K$1]" office:value-type="string" office:string-value="&quot;DLP&quot;," calcext:value-type="string">
            <text:p>"DLP",</text:p>
          </table:table-cell>
          <table:table-cell table:formula="of:=[.$I$1]&amp;[.C471]&amp;[.$J$1]&amp;[.$K$1]" office:value-type="string" office:string-value="&quot;Elevated Internet Access&quot;," calcext:value-type="string">
            <text:p>"Elevated Internet Access",</text:p>
          </table:table-cell>
          <table:table-cell table:formula="of:=[.$I$1]&amp;[.D471]&amp;[.$J$1]&amp;[.$K$1]" office:value-type="string" office:string-value="&quot;Y&quot;," calcext:value-type="string">
            <text:p>"Y",</text:p>
          </table:table-cell>
        </table:table-row>
        <table:table-row table:style-name="ro1">
          <table:table-cell office:value-type="string" calcext:value-type="string">
            <text:p>DLP.02</text:p>
          </table:table-cell>
          <table:table-cell office:value-type="string" calcext:value-type="string">
            <text:p>DLP</text:p>
          </table:table-cell>
          <table:table-cell office:value-type="string" calcext:value-type="string">
            <text:p>Email Filtering</text:p>
          </table:table-cell>
          <table:table-cell office:value-type="string" calcext:value-type="string">
            <text:p>N</text:p>
          </table:table-cell>
          <table:table-cell table:number-columns-repeated="10"/>
          <table:table-cell table:formula="of:=[.$I$1]&amp;[.A472]&amp;[.$J$1]&amp;[.$K$1]" office:value-type="string" office:string-value="&quot;DLP.02&quot;," calcext:value-type="string">
            <text:p>"DLP.02",</text:p>
          </table:table-cell>
          <table:table-cell table:formula="of:=[.$I$1]&amp;[.B472]&amp;[.$J$1]&amp;[.$K$1]" office:value-type="string" office:string-value="&quot;DLP&quot;," calcext:value-type="string">
            <text:p>"DLP",</text:p>
          </table:table-cell>
          <table:table-cell table:formula="of:=[.$I$1]&amp;[.C472]&amp;[.$J$1]&amp;[.$K$1]" office:value-type="string" office:string-value="&quot;Email Filtering&quot;," calcext:value-type="string">
            <text:p>"Email Filtering",</text:p>
          </table:table-cell>
          <table:table-cell table:formula="of:=[.$I$1]&amp;[.D472]&amp;[.$J$1]&amp;[.$K$1]" office:value-type="string" office:string-value="&quot;N&quot;," calcext:value-type="string">
            <text:p>"N",</text:p>
          </table:table-cell>
        </table:table-row>
        <table:table-row table:style-name="ro1">
          <table:table-cell office:value-type="string" calcext:value-type="string">
            <text:p>MTA.00</text:p>
          </table:table-cell>
          <table:table-cell office:value-type="string" calcext:value-type="string">
            <text:p>MTA</text:p>
          </table:table-cell>
          <table:table-cell office:value-type="string" calcext:value-type="string">
            <text:p>General - MTA</text:p>
          </table:table-cell>
          <table:table-cell office:value-type="string" calcext:value-type="string">
            <text:p>N</text:p>
          </table:table-cell>
          <table:table-cell table:number-columns-repeated="10"/>
          <table:table-cell table:formula="of:=[.$I$1]&amp;[.A473]&amp;[.$J$1]&amp;[.$K$1]" office:value-type="string" office:string-value="&quot;MTA.00&quot;," calcext:value-type="string">
            <text:p>"MTA.00",</text:p>
          </table:table-cell>
          <table:table-cell table:formula="of:=[.$I$1]&amp;[.B473]&amp;[.$J$1]&amp;[.$K$1]" office:value-type="string" office:string-value="&quot;MTA&quot;," calcext:value-type="string">
            <text:p>"MTA",</text:p>
          </table:table-cell>
          <table:table-cell table:formula="of:=[.$I$1]&amp;[.C473]&amp;[.$J$1]&amp;[.$K$1]" office:value-type="string" office:string-value="&quot;General - MTA&quot;," calcext:value-type="string">
            <text:p>"General - MTA",</text:p>
          </table:table-cell>
          <table:table-cell table:formula="of:=[.$I$1]&amp;[.D473]&amp;[.$J$1]&amp;[.$K$1]" office:value-type="string" office:string-value="&quot;N&quot;," calcext:value-type="string">
            <text:p>"N",</text:p>
          </table:table-cell>
        </table:table-row>
        <table:table-row table:style-name="ro1">
          <table:table-cell office:value-type="string" calcext:value-type="string">
            <text:p>REP.00</text:p>
          </table:table-cell>
          <table:table-cell office:value-type="string" calcext:value-type="string">
            <text:p>REP</text:p>
          </table:table-cell>
          <table:table-cell office:value-type="string" calcext:value-type="string">
            <text:p>General - Reporting</text:p>
          </table:table-cell>
          <table:table-cell office:value-type="string" calcext:value-type="string">
            <text:p>Y</text:p>
          </table:table-cell>
          <table:table-cell table:number-columns-repeated="10"/>
          <table:table-cell table:formula="of:=[.$I$1]&amp;[.A474]&amp;[.$J$1]&amp;[.$K$1]" office:value-type="string" office:string-value="&quot;REP.00&quot;," calcext:value-type="string">
            <text:p>"REP.00",</text:p>
          </table:table-cell>
          <table:table-cell table:formula="of:=[.$I$1]&amp;[.B474]&amp;[.$J$1]&amp;[.$K$1]" office:value-type="string" office:string-value="&quot;REP&quot;," calcext:value-type="string">
            <text:p>"REP",</text:p>
          </table:table-cell>
          <table:table-cell table:formula="of:=[.$I$1]&amp;[.C474]&amp;[.$J$1]&amp;[.$K$1]" office:value-type="string" office:string-value="&quot;General - Reporting&quot;," calcext:value-type="string">
            <text:p>"General - Reporting",</text:p>
          </table:table-cell>
          <table:table-cell table:formula="of:=[.$I$1]&amp;[.D474]&amp;[.$J$1]&amp;[.$K$1]" office:value-type="string" office:string-value="&quot;Y&quot;," calcext:value-type="string">
            <text:p>"Y",</text:p>
          </table:table-cell>
        </table:table-row>
        <table:table-row table:style-name="ro1">
          <table:table-cell office:value-type="string" calcext:value-type="string">
            <text:p>REP.01</text:p>
          </table:table-cell>
          <table:table-cell office:value-type="string" calcext:value-type="string">
            <text:p>REP</text:p>
          </table:table-cell>
          <table:table-cell office:value-type="string" calcext:value-type="string">
            <text:p>IP Qtrly Rep</text:p>
          </table:table-cell>
          <table:table-cell office:value-type="string" calcext:value-type="string">
            <text:p>Y</text:p>
          </table:table-cell>
          <table:table-cell table:number-columns-repeated="10"/>
          <table:table-cell table:formula="of:=[.$I$1]&amp;[.A475]&amp;[.$J$1]&amp;[.$K$1]" office:value-type="string" office:string-value="&quot;REP.01&quot;," calcext:value-type="string">
            <text:p>"REP.01",</text:p>
          </table:table-cell>
          <table:table-cell table:formula="of:=[.$I$1]&amp;[.B475]&amp;[.$J$1]&amp;[.$K$1]" office:value-type="string" office:string-value="&quot;REP&quot;," calcext:value-type="string">
            <text:p>"REP",</text:p>
          </table:table-cell>
          <table:table-cell table:formula="of:=[.$I$1]&amp;[.C475]&amp;[.$J$1]&amp;[.$K$1]" office:value-type="string" office:string-value="&quot;IP Qtrly Rep&quot;," calcext:value-type="string">
            <text:p>"IP Qtrly Rep",</text:p>
          </table:table-cell>
          <table:table-cell table:formula="of:=[.$I$1]&amp;[.D475]&amp;[.$J$1]&amp;[.$K$1]" office:value-type="string" office:string-value="&quot;Y&quot;," calcext:value-type="string">
            <text:p>"Y",</text:p>
          </table:table-cell>
        </table:table-row>
        <table:table-row table:style-name="ro1">
          <table:table-cell office:value-type="string" calcext:value-type="string">
            <text:p>READ.02</text:p>
          </table:table-cell>
          <table:table-cell office:value-type="string" calcext:value-type="string">
            <text:p>READ</text:p>
          </table:table-cell>
          <table:table-cell office:value-type="string" calcext:value-type="string">
            <text:p>Quora</text:p>
          </table:table-cell>
          <table:table-cell office:value-type="string" calcext:value-type="string">
            <text:p>N</text:p>
          </table:table-cell>
          <table:table-cell table:number-columns-repeated="10"/>
          <table:table-cell table:formula="of:=[.$I$1]&amp;[.A476]&amp;[.$J$1]&amp;[.$K$1]" office:value-type="string" office:string-value="&quot;READ.02&quot;," calcext:value-type="string">
            <text:p>"READ.02",</text:p>
          </table:table-cell>
          <table:table-cell table:formula="of:=[.$I$1]&amp;[.B476]&amp;[.$J$1]&amp;[.$K$1]" office:value-type="string" office:string-value="&quot;READ&quot;," calcext:value-type="string">
            <text:p>"READ",</text:p>
          </table:table-cell>
          <table:table-cell table:formula="of:=[.$I$1]&amp;[.C476]&amp;[.$J$1]&amp;[.$K$1]" office:value-type="string" office:string-value="&quot;Quora&quot;," calcext:value-type="string">
            <text:p>"Quora",</text:p>
          </table:table-cell>
          <table:table-cell table:formula="of:=[.$I$1]&amp;[.D476]&amp;[.$J$1]&amp;[.$K$1]" office:value-type="string" office:string-value="&quot;N&quot;," calcext:value-type="string">
            <text:p>"N",</text:p>
          </table:table-cell>
        </table:table-row>
        <table:table-row table:style-name="ro1">
          <table:table-cell office:value-type="string" calcext:value-type="string">
            <text:p>BPRM.01</text:p>
          </table:table-cell>
          <table:table-cell office:value-type="string" calcext:value-type="string">
            <text:p>BPRM</text:p>
          </table:table-cell>
          <table:table-cell office:value-type="string" calcext:value-type="string">
            <text:p>Process Map Updates</text:p>
          </table:table-cell>
          <table:table-cell office:value-type="string" calcext:value-type="string">
            <text:p>N</text:p>
          </table:table-cell>
          <table:table-cell table:number-columns-repeated="10"/>
          <table:table-cell table:formula="of:=[.$I$1]&amp;[.A477]&amp;[.$J$1]&amp;[.$K$1]" office:value-type="string" office:string-value="&quot;BPRM.01&quot;," calcext:value-type="string">
            <text:p>"BPRM.01",</text:p>
          </table:table-cell>
          <table:table-cell table:formula="of:=[.$I$1]&amp;[.B477]&amp;[.$J$1]&amp;[.$K$1]" office:value-type="string" office:string-value="&quot;BPRM&quot;," calcext:value-type="string">
            <text:p>"BPRM",</text:p>
          </table:table-cell>
          <table:table-cell table:formula="of:=[.$I$1]&amp;[.C477]&amp;[.$J$1]&amp;[.$K$1]" office:value-type="string" office:string-value="&quot;Process Map Updates&quot;," calcext:value-type="string">
            <text:p>"Process Map Updates",</text:p>
          </table:table-cell>
          <table:table-cell table:formula="of:=[.$I$1]&amp;[.D477]&amp;[.$J$1]&amp;[.$K$1]" office:value-type="string" office:string-value="&quot;N&quot;," calcext:value-type="string">
            <text:p>"N",</text:p>
          </table:table-cell>
        </table:table-row>
        <table:table-row table:style-name="ro1">
          <table:table-cell office:value-type="string" calcext:value-type="string">
            <text:p>FCRM.01</text:p>
          </table:table-cell>
          <table:table-cell office:value-type="string" calcext:value-type="string">
            <text:p>FCRM</text:p>
          </table:table-cell>
          <table:table-cell office:value-type="string" calcext:value-type="string">
            <text:p>FCRM - General</text:p>
          </table:table-cell>
          <table:table-cell office:value-type="string" calcext:value-type="string">
            <text:p>Y</text:p>
          </table:table-cell>
          <table:table-cell table:number-columns-repeated="10"/>
          <table:table-cell table:formula="of:=[.$I$1]&amp;[.A478]&amp;[.$J$1]&amp;[.$K$1]" office:value-type="string" office:string-value="&quot;FCRM.01&quot;," calcext:value-type="string">
            <text:p>"FCRM.01",</text:p>
          </table:table-cell>
          <table:table-cell table:formula="of:=[.$I$1]&amp;[.B478]&amp;[.$J$1]&amp;[.$K$1]" office:value-type="string" office:string-value="&quot;FCRM&quot;," calcext:value-type="string">
            <text:p>"FCRM",</text:p>
          </table:table-cell>
          <table:table-cell table:formula="of:=[.$I$1]&amp;[.C478]&amp;[.$J$1]&amp;[.$K$1]" office:value-type="string" office:string-value="&quot;FCRM - General&quot;," calcext:value-type="string">
            <text:p>"FCRM - General",</text:p>
          </table:table-cell>
          <table:table-cell table:formula="of:=[.$I$1]&amp;[.D478]&amp;[.$J$1]&amp;[.$K$1]" office:value-type="string" office:string-value="&quot;Y&quot;," calcext:value-type="string">
            <text:p>"Y",</text:p>
          </table:table-cell>
        </table:table-row>
        <table:table-row table:style-name="ro1">
          <table:table-cell office:value-type="string" calcext:value-type="string">
            <text:p>FCRM.02</text:p>
          </table:table-cell>
          <table:table-cell office:value-type="string" calcext:value-type="string">
            <text:p>FCRM</text:p>
          </table:table-cell>
          <table:table-cell office:value-type="string" calcext:value-type="string">
            <text:p>Customer Stats</text:p>
          </table:table-cell>
          <table:table-cell office:value-type="string" calcext:value-type="string">
            <text:p>N</text:p>
          </table:table-cell>
          <table:table-cell table:number-columns-repeated="10"/>
          <table:table-cell table:formula="of:=[.$I$1]&amp;[.A479]&amp;[.$J$1]&amp;[.$K$1]" office:value-type="string" office:string-value="&quot;FCRM.02&quot;," calcext:value-type="string">
            <text:p>"FCRM.02",</text:p>
          </table:table-cell>
          <table:table-cell table:formula="of:=[.$I$1]&amp;[.B479]&amp;[.$J$1]&amp;[.$K$1]" office:value-type="string" office:string-value="&quot;FCRM&quot;," calcext:value-type="string">
            <text:p>"FCRM",</text:p>
          </table:table-cell>
          <table:table-cell table:formula="of:=[.$I$1]&amp;[.C479]&amp;[.$J$1]&amp;[.$K$1]" office:value-type="string" office:string-value="&quot;Customer Stats&quot;," calcext:value-type="string">
            <text:p>"Customer Stats",</text:p>
          </table:table-cell>
          <table:table-cell table:formula="of:=[.$I$1]&amp;[.D479]&amp;[.$J$1]&amp;[.$K$1]" office:value-type="string" office:string-value="&quot;N&quot;," calcext:value-type="string">
            <text:p>"N",</text:p>
          </table:table-cell>
        </table:table-row>
        <table:table-row table:style-name="ro1">
          <table:table-cell table:number-columns-repeated="2" office:value-type="float" office:value="180161" calcext:value-type="float">
            <text:p>180161</text:p>
          </table:table-cell>
          <table:table-cell office:value-type="string" calcext:value-type="string">
            <text:p>IP SP - General</text:p>
          </table:table-cell>
          <table:table-cell office:value-type="string" calcext:value-type="string">
            <text:p>Y</text:p>
          </table:table-cell>
          <table:table-cell table:number-columns-repeated="10"/>
          <table:table-cell table:formula="of:=[.$I$1]&amp;[.A480]&amp;[.$J$1]&amp;[.$K$1]" office:value-type="string" office:string-value="&quot;180161&quot;," calcext:value-type="string">
            <text:p>"180161",</text:p>
          </table:table-cell>
          <table:table-cell table:formula="of:=[.$I$1]&amp;[.B480]&amp;[.$J$1]&amp;[.$K$1]" office:value-type="string" office:string-value="&quot;180161&quot;," calcext:value-type="string">
            <text:p>"180161",</text:p>
          </table:table-cell>
          <table:table-cell table:formula="of:=[.$I$1]&amp;[.C480]&amp;[.$J$1]&amp;[.$K$1]" office:value-type="string" office:string-value="&quot;IP SP - General&quot;," calcext:value-type="string">
            <text:p>"IP SP - General",</text:p>
          </table:table-cell>
          <table:table-cell table:formula="of:=[.$I$1]&amp;[.D480]&amp;[.$J$1]&amp;[.$K$1]" office:value-type="string" office:string-value="&quot;Y&quot;," calcext:value-type="string">
            <text:p>"Y",</text:p>
          </table:table-cell>
        </table:table-row>
        <table:table-row table:style-name="ro1">
          <table:table-cell office:value-type="string" calcext:value-type="string">
            <text:p>MOVE.W</text:p>
          </table:table-cell>
          <table:table-cell office:value-type="string" calcext:value-type="string">
            <text:p>WMOVE</text:p>
          </table:table-cell>
          <table:table-cell office:value-type="string" calcext:value-type="string">
            <text:p>Waxhaw Move </text:p>
          </table:table-cell>
          <table:table-cell office:value-type="string" calcext:value-type="string">
            <text:p>N</text:p>
          </table:table-cell>
          <table:table-cell table:number-columns-repeated="10"/>
          <table:table-cell table:formula="of:=[.$I$1]&amp;[.A481]&amp;[.$J$1]&amp;[.$K$1]" office:value-type="string" office:string-value="&quot;MOVE.W&quot;," calcext:value-type="string">
            <text:p>"MOVE.W",</text:p>
          </table:table-cell>
          <table:table-cell table:formula="of:=[.$I$1]&amp;[.B481]&amp;[.$J$1]&amp;[.$K$1]" office:value-type="string" office:string-value="&quot;WMOVE&quot;," calcext:value-type="string">
            <text:p>"WMOVE",</text:p>
          </table:table-cell>
          <table:table-cell table:formula="of:=[.$I$1]&amp;[.C481]&amp;[.$J$1]&amp;[.$K$1]" office:value-type="string" office:string-value="&quot;Waxhaw Move &quot;," calcext:value-type="string">
            <text:p>"Waxhaw Move ",</text:p>
          </table:table-cell>
          <table:table-cell table:formula="of:=[.$I$1]&amp;[.D481]&amp;[.$J$1]&amp;[.$K$1]" office:value-type="string" office:string-value="&quot;N&quot;," calcext:value-type="string">
            <text:p>"N",</text:p>
          </table:table-cell>
        </table:table-row>
        <table:table-row table:style-name="ro1">
          <table:table-cell office:value-type="string" calcext:value-type="string">
            <text:p>TRANS.4</text:p>
          </table:table-cell>
          <table:table-cell office:value-type="string" calcext:value-type="string">
            <text:p>TRANS</text:p>
          </table:table-cell>
          <table:table-cell office:value-type="string" calcext:value-type="string">
            <text:p>Commute - Waxhaw</text:p>
          </table:table-cell>
          <table:table-cell office:value-type="string" calcext:value-type="string">
            <text:p>N</text:p>
          </table:table-cell>
          <table:table-cell table:number-columns-repeated="10"/>
          <table:table-cell table:formula="of:=[.$I$1]&amp;[.A482]&amp;[.$J$1]&amp;[.$K$1]" office:value-type="string" office:string-value="&quot;TRANS.4&quot;," calcext:value-type="string">
            <text:p>"TRANS.4",</text:p>
          </table:table-cell>
          <table:table-cell table:formula="of:=[.$I$1]&amp;[.B482]&amp;[.$J$1]&amp;[.$K$1]" office:value-type="string" office:string-value="&quot;TRANS&quot;," calcext:value-type="string">
            <text:p>"TRANS",</text:p>
          </table:table-cell>
          <table:table-cell table:formula="of:=[.$I$1]&amp;[.C482]&amp;[.$J$1]&amp;[.$K$1]" office:value-type="string" office:string-value="&quot;Commute - Waxhaw&quot;," calcext:value-type="string">
            <text:p>"Commute - Waxhaw",</text:p>
          </table:table-cell>
          <table:table-cell table:formula="of:=[.$I$1]&amp;[.D482]&amp;[.$J$1]&amp;[.$K$1]" office:value-type="string" office:string-value="&quot;N&quot;," calcext:value-type="string">
            <text:p>"N",</text:p>
          </table:table-cell>
        </table:table-row>
        <table:table-row table:style-name="ro1">
          <table:table-cell table:number-columns-repeated="2" office:value-type="float" office:value="180305" calcext:value-type="float">
            <text:p>180305</text:p>
          </table:table-cell>
          <table:table-cell office:value-type="string" calcext:value-type="string">
            <text:p>MIP Audit - General</text:p>
          </table:table-cell>
          <table:table-cell office:value-type="string" calcext:value-type="string">
            <text:p>Y</text:p>
          </table:table-cell>
          <table:table-cell table:number-columns-repeated="10"/>
          <table:table-cell table:formula="of:=[.$I$1]&amp;[.A483]&amp;[.$J$1]&amp;[.$K$1]" office:value-type="string" office:string-value="&quot;180305&quot;," calcext:value-type="string">
            <text:p>"180305",</text:p>
          </table:table-cell>
          <table:table-cell table:formula="of:=[.$I$1]&amp;[.B483]&amp;[.$J$1]&amp;[.$K$1]" office:value-type="string" office:string-value="&quot;180305&quot;," calcext:value-type="string">
            <text:p>"180305",</text:p>
          </table:table-cell>
          <table:table-cell table:formula="of:=[.$I$1]&amp;[.C483]&amp;[.$J$1]&amp;[.$K$1]" office:value-type="string" office:string-value="&quot;MIP Audit - General&quot;," calcext:value-type="string">
            <text:p>"MIP Audit - General",</text:p>
          </table:table-cell>
          <table:table-cell table:formula="of:=[.$I$1]&amp;[.D483]&amp;[.$J$1]&amp;[.$K$1]" office:value-type="string" office:string-value="&quot;Y&quot;," calcext:value-type="string">
            <text:p>"Y",</text:p>
          </table:table-cell>
        </table:table-row>
        <table:table-row table:style-name="ro1">
          <table:table-cell office:value-type="string" calcext:value-type="string">
            <text:p>AUD.01</text:p>
          </table:table-cell>
          <table:table-cell office:value-type="string" calcext:value-type="string">
            <text:p>AUD</text:p>
          </table:table-cell>
          <table:table-cell office:value-type="string" calcext:value-type="string">
            <text:p>Reinsurance AML Audit</text:p>
          </table:table-cell>
          <table:table-cell office:value-type="string" calcext:value-type="string">
            <text:p>N</text:p>
          </table:table-cell>
          <table:table-cell table:number-columns-repeated="10"/>
          <table:table-cell table:formula="of:=[.$I$1]&amp;[.A484]&amp;[.$J$1]&amp;[.$K$1]" office:value-type="string" office:string-value="&quot;AUD.01&quot;," calcext:value-type="string">
            <text:p>"AUD.01",</text:p>
          </table:table-cell>
          <table:table-cell table:formula="of:=[.$I$1]&amp;[.B484]&amp;[.$J$1]&amp;[.$K$1]" office:value-type="string" office:string-value="&quot;AUD&quot;," calcext:value-type="string">
            <text:p>"AUD",</text:p>
          </table:table-cell>
          <table:table-cell table:formula="of:=[.$I$1]&amp;[.C484]&amp;[.$J$1]&amp;[.$K$1]" office:value-type="string" office:string-value="&quot;Reinsurance AML Audit&quot;," calcext:value-type="string">
            <text:p>"Reinsurance AML Audit",</text:p>
          </table:table-cell>
          <table:table-cell table:formula="of:=[.$I$1]&amp;[.D484]&amp;[.$J$1]&amp;[.$K$1]" office:value-type="string" office:string-value="&quot;N&quot;," calcext:value-type="string">
            <text:p>"N",</text:p>
          </table:table-cell>
        </table:table-row>
        <table:table-row table:style-name="ro1">
          <table:table-cell office:value-type="string" calcext:value-type="string">
            <text:p>AUD.02</text:p>
          </table:table-cell>
          <table:table-cell office:value-type="string" calcext:value-type="string">
            <text:p>AUD</text:p>
          </table:table-cell>
          <table:table-cell office:value-type="string" calcext:value-type="string">
            <text:p>Structured Products Audit</text:p>
          </table:table-cell>
          <table:table-cell office:value-type="string" calcext:value-type="string">
            <text:p>N</text:p>
          </table:table-cell>
          <table:table-cell table:number-columns-repeated="10"/>
          <table:table-cell table:formula="of:=[.$I$1]&amp;[.A485]&amp;[.$J$1]&amp;[.$K$1]" office:value-type="string" office:string-value="&quot;AUD.02&quot;," calcext:value-type="string">
            <text:p>"AUD.02",</text:p>
          </table:table-cell>
          <table:table-cell table:formula="of:=[.$I$1]&amp;[.B485]&amp;[.$J$1]&amp;[.$K$1]" office:value-type="string" office:string-value="&quot;AUD&quot;," calcext:value-type="string">
            <text:p>"AUD",</text:p>
          </table:table-cell>
          <table:table-cell table:formula="of:=[.$I$1]&amp;[.C485]&amp;[.$J$1]&amp;[.$K$1]" office:value-type="string" office:string-value="&quot;Structured Products Audit&quot;," calcext:value-type="string">
            <text:p>"Structured Products Audit",</text:p>
          </table:table-cell>
          <table:table-cell table:formula="of:=[.$I$1]&amp;[.D485]&amp;[.$J$1]&amp;[.$K$1]" office:value-type="string" office:string-value="&quot;N&quot;," calcext:value-type="string">
            <text:p>"N",</text:p>
          </table:table-cell>
        </table:table-row>
        <table:table-row table:style-name="ro1">
          <table:table-cell office:value-type="string" calcext:value-type="string">
            <text:p>AUD.03</text:p>
          </table:table-cell>
          <table:table-cell office:value-type="string" calcext:value-type="string">
            <text:p>AUD</text:p>
          </table:table-cell>
          <table:table-cell office:value-type="string" calcext:value-type="string">
            <text:p>MIP Audit</text:p>
          </table:table-cell>
          <table:table-cell office:value-type="string" calcext:value-type="string">
            <text:p>N</text:p>
          </table:table-cell>
          <table:table-cell table:number-columns-repeated="10"/>
          <table:table-cell table:formula="of:=[.$I$1]&amp;[.A486]&amp;[.$J$1]&amp;[.$K$1]" office:value-type="string" office:string-value="&quot;AUD.03&quot;," calcext:value-type="string">
            <text:p>"AUD.03",</text:p>
          </table:table-cell>
          <table:table-cell table:formula="of:=[.$I$1]&amp;[.B486]&amp;[.$J$1]&amp;[.$K$1]" office:value-type="string" office:string-value="&quot;AUD&quot;," calcext:value-type="string">
            <text:p>"AUD",</text:p>
          </table:table-cell>
          <table:table-cell table:formula="of:=[.$I$1]&amp;[.C486]&amp;[.$J$1]&amp;[.$K$1]" office:value-type="string" office:string-value="&quot;MIP Audit&quot;," calcext:value-type="string">
            <text:p>"MIP Audit",</text:p>
          </table:table-cell>
          <table:table-cell table:formula="of:=[.$I$1]&amp;[.D486]&amp;[.$J$1]&amp;[.$K$1]" office:value-type="string" office:string-value="&quot;N&quot;," calcext:value-type="string">
            <text:p>"N",</text:p>
          </table:table-cell>
        </table:table-row>
        <table:table-row table:style-name="ro1">
          <table:table-cell office:value-type="string" calcext:value-type="string">
            <text:p>CV</text:p>
          </table:table-cell>
          <table:table-cell office:value-type="string" calcext:value-type="string">
            <text:p>F.Friends</text:p>
          </table:table-cell>
          <table:table-cell office:value-type="string" calcext:value-type="string">
            <text:p>Christine</text:p>
          </table:table-cell>
          <table:table-cell office:value-type="string" calcext:value-type="string">
            <text:p>N</text:p>
          </table:table-cell>
          <table:table-cell table:number-columns-repeated="10"/>
          <table:table-cell table:formula="of:=[.$I$1]&amp;[.A487]&amp;[.$J$1]&amp;[.$K$1]" office:value-type="string" office:string-value="&quot;CV&quot;," calcext:value-type="string">
            <text:p>"CV",</text:p>
          </table:table-cell>
          <table:table-cell table:formula="of:=[.$I$1]&amp;[.B487]&amp;[.$J$1]&amp;[.$K$1]" office:value-type="string" office:string-value="&quot;F.Friends&quot;," calcext:value-type="string">
            <text:p>"F.Friends",</text:p>
          </table:table-cell>
          <table:table-cell table:formula="of:=[.$I$1]&amp;[.C487]&amp;[.$J$1]&amp;[.$K$1]" office:value-type="string" office:string-value="&quot;Christine&quot;," calcext:value-type="string">
            <text:p>"Christine",</text:p>
          </table:table-cell>
          <table:table-cell table:formula="of:=[.$I$1]&amp;[.D487]&amp;[.$J$1]&amp;[.$K$1]" office:value-type="string" office:string-value="&quot;N&quot;," calcext:value-type="string">
            <text:p>"N",</text:p>
          </table:table-cell>
        </table:table-row>
        <table:table-row table:style-name="ro1">
          <table:table-cell office:value-type="string" calcext:value-type="string">
            <text:p>TR</text:p>
          </table:table-cell>
          <table:table-cell office:value-type="string" calcext:value-type="string">
            <text:p>M.Friends</text:p>
          </table:table-cell>
          <table:table-cell office:value-type="string" calcext:value-type="string">
            <text:p>Tyler</text:p>
          </table:table-cell>
          <table:table-cell office:value-type="string" calcext:value-type="string">
            <text:p>Y</text:p>
          </table:table-cell>
          <table:table-cell table:number-columns-repeated="10"/>
          <table:table-cell table:formula="of:=[.$I$1]&amp;[.A488]&amp;[.$J$1]&amp;[.$K$1]" office:value-type="string" office:string-value="&quot;TR&quot;," calcext:value-type="string">
            <text:p>"TR",</text:p>
          </table:table-cell>
          <table:table-cell table:formula="of:=[.$I$1]&amp;[.B488]&amp;[.$J$1]&amp;[.$K$1]" office:value-type="string" office:string-value="&quot;M.Friends&quot;," calcext:value-type="string">
            <text:p>"M.Friends",</text:p>
          </table:table-cell>
          <table:table-cell table:formula="of:=[.$I$1]&amp;[.C488]&amp;[.$J$1]&amp;[.$K$1]" office:value-type="string" office:string-value="&quot;Tyler&quot;," calcext:value-type="string">
            <text:p>"Tyler",</text:p>
          </table:table-cell>
          <table:table-cell table:formula="of:=[.$I$1]&amp;[.D488]&amp;[.$J$1]&amp;[.$K$1]" office:value-type="string" office:string-value="&quot;Y&quot;," calcext:value-type="string">
            <text:p>"Y",</text:p>
          </table:table-cell>
        </table:table-row>
        <table:table-row table:style-name="ro1">
          <table:table-cell office:value-type="string" calcext:value-type="string">
            <text:p>TBe</text:p>
          </table:table-cell>
          <table:table-cell office:value-type="string" calcext:value-type="string">
            <text:p>F.CW</text:p>
          </table:table-cell>
          <table:table-cell office:value-type="string" calcext:value-type="string">
            <text:p>Taran</text:p>
          </table:table-cell>
          <table:table-cell office:value-type="string" calcext:value-type="string">
            <text:p>N</text:p>
          </table:table-cell>
          <table:table-cell table:number-columns-repeated="10"/>
          <table:table-cell table:formula="of:=[.$I$1]&amp;[.A489]&amp;[.$J$1]&amp;[.$K$1]" office:value-type="string" office:string-value="&quot;TBe&quot;," calcext:value-type="string">
            <text:p>"TBe",</text:p>
          </table:table-cell>
          <table:table-cell table:formula="of:=[.$I$1]&amp;[.B489]&amp;[.$J$1]&amp;[.$K$1]" office:value-type="string" office:string-value="&quot;F.CW&quot;," calcext:value-type="string">
            <text:p>"F.CW",</text:p>
          </table:table-cell>
          <table:table-cell table:formula="of:=[.$I$1]&amp;[.C489]&amp;[.$J$1]&amp;[.$K$1]" office:value-type="string" office:string-value="&quot;Taran&quot;," calcext:value-type="string">
            <text:p>"Taran",</text:p>
          </table:table-cell>
          <table:table-cell table:formula="of:=[.$I$1]&amp;[.D489]&amp;[.$J$1]&amp;[.$K$1]" office:value-type="string" office:string-value="&quot;N&quot;," calcext:value-type="string">
            <text:p>"N",</text:p>
          </table:table-cell>
        </table:table-row>
        <table:table-row table:style-name="ro1">
          <table:table-cell office:value-type="string" calcext:value-type="string">
            <text:p>CFA.23</text:p>
          </table:table-cell>
          <table:table-cell office:value-type="string" calcext:value-type="string">
            <text:p>CFA</text:p>
          </table:table-cell>
          <table:table-cell office:value-type="string" calcext:value-type="string">
            <text:p>CFA L3 - Practice Tests</text:p>
          </table:table-cell>
          <table:table-cell office:value-type="string" calcext:value-type="string">
            <text:p>Y</text:p>
          </table:table-cell>
          <table:table-cell table:number-columns-repeated="10"/>
          <table:table-cell table:formula="of:=[.$I$1]&amp;[.A490]&amp;[.$J$1]&amp;[.$K$1]" office:value-type="string" office:string-value="&quot;CFA.23&quot;," calcext:value-type="string">
            <text:p>"CFA.23",</text:p>
          </table:table-cell>
          <table:table-cell table:formula="of:=[.$I$1]&amp;[.B490]&amp;[.$J$1]&amp;[.$K$1]" office:value-type="string" office:string-value="&quot;CFA&quot;," calcext:value-type="string">
            <text:p>"CFA",</text:p>
          </table:table-cell>
          <table:table-cell table:formula="of:=[.$I$1]&amp;[.C490]&amp;[.$J$1]&amp;[.$K$1]" office:value-type="string" office:string-value="&quot;CFA L3 - Practice Tests&quot;," calcext:value-type="string">
            <text:p>"CFA L3 - Practice Tests",</text:p>
          </table:table-cell>
          <table:table-cell table:formula="of:=[.$I$1]&amp;[.D490]&amp;[.$J$1]&amp;[.$K$1]" office:value-type="string" office:string-value="&quot;Y&quot;," calcext:value-type="string">
            <text:p>"Y",</text:p>
          </table:table-cell>
        </table:table-row>
        <table:table-row table:style-name="ro1">
          <table:table-cell office:value-type="string" calcext:value-type="string">
            <text:p>SLA.0</text:p>
          </table:table-cell>
          <table:table-cell office:value-type="string" calcext:value-type="string">
            <text:p>SLA</text:p>
          </table:table-cell>
          <table:table-cell office:value-type="string" calcext:value-type="string">
            <text:p>SLA General</text:p>
          </table:table-cell>
          <table:table-cell office:value-type="string" calcext:value-type="string">
            <text:p>N</text:p>
          </table:table-cell>
          <table:table-cell table:number-columns-repeated="10"/>
          <table:table-cell table:formula="of:=[.$I$1]&amp;[.A491]&amp;[.$J$1]&amp;[.$K$1]" office:value-type="string" office:string-value="&quot;SLA.0&quot;," calcext:value-type="string">
            <text:p>"SLA.0",</text:p>
          </table:table-cell>
          <table:table-cell table:formula="of:=[.$I$1]&amp;[.B491]&amp;[.$J$1]&amp;[.$K$1]" office:value-type="string" office:string-value="&quot;SLA&quot;," calcext:value-type="string">
            <text:p>"SLA",</text:p>
          </table:table-cell>
          <table:table-cell table:formula="of:=[.$I$1]&amp;[.C491]&amp;[.$J$1]&amp;[.$K$1]" office:value-type="string" office:string-value="&quot;SLA General&quot;," calcext:value-type="string">
            <text:p>"SLA General",</text:p>
          </table:table-cell>
          <table:table-cell table:formula="of:=[.$I$1]&amp;[.D491]&amp;[.$J$1]&amp;[.$K$1]" office:value-type="string" office:string-value="&quot;N&quot;," calcext:value-type="string">
            <text:p>"N",</text:p>
          </table:table-cell>
        </table:table-row>
        <table:table-row table:style-name="ro1">
          <table:table-cell office:value-type="string" calcext:value-type="string">
            <text:p>SP.0</text:p>
          </table:table-cell>
          <table:table-cell office:value-type="string" calcext:value-type="string">
            <text:p>SP</text:p>
          </table:table-cell>
          <table:table-cell office:value-type="string" calcext:value-type="string">
            <text:p>Sales Practices - General</text:p>
          </table:table-cell>
          <table:table-cell office:value-type="string" calcext:value-type="string">
            <text:p>N</text:p>
          </table:table-cell>
          <table:table-cell table:number-columns-repeated="10"/>
          <table:table-cell table:formula="of:=[.$I$1]&amp;[.A492]&amp;[.$J$1]&amp;[.$K$1]" office:value-type="string" office:string-value="&quot;SP.0&quot;," calcext:value-type="string">
            <text:p>"SP.0",</text:p>
          </table:table-cell>
          <table:table-cell table:formula="of:=[.$I$1]&amp;[.B492]&amp;[.$J$1]&amp;[.$K$1]" office:value-type="string" office:string-value="&quot;SP&quot;," calcext:value-type="string">
            <text:p>"SP",</text:p>
          </table:table-cell>
          <table:table-cell table:formula="of:=[.$I$1]&amp;[.C492]&amp;[.$J$1]&amp;[.$K$1]" office:value-type="string" office:string-value="&quot;Sales Practices - General&quot;," calcext:value-type="string">
            <text:p>"Sales Practices - General",</text:p>
          </table:table-cell>
          <table:table-cell table:formula="of:=[.$I$1]&amp;[.D492]&amp;[.$J$1]&amp;[.$K$1]" office:value-type="string" office:string-value="&quot;N&quot;," calcext:value-type="string">
            <text:p>"N",</text:p>
          </table:table-cell>
        </table:table-row>
        <table:table-row table:style-name="ro1">
          <table:table-cell office:value-type="string" calcext:value-type="string">
            <text:p>NEWS.A</text:p>
          </table:table-cell>
          <table:table-cell office:value-type="string" calcext:value-type="string">
            <text:p>NEWS</text:p>
          </table:table-cell>
          <table:table-cell office:value-type="string" calcext:value-type="string">
            <text:p>Astronomy</text:p>
          </table:table-cell>
          <table:table-cell office:value-type="string" calcext:value-type="string">
            <text:p>N</text:p>
          </table:table-cell>
          <table:table-cell table:number-columns-repeated="10"/>
          <table:table-cell table:formula="of:=[.$I$1]&amp;[.A493]&amp;[.$J$1]&amp;[.$K$1]" office:value-type="string" office:string-value="&quot;NEWS.A&quot;," calcext:value-type="string">
            <text:p>"NEWS.A",</text:p>
          </table:table-cell>
          <table:table-cell table:formula="of:=[.$I$1]&amp;[.B493]&amp;[.$J$1]&amp;[.$K$1]" office:value-type="string" office:string-value="&quot;NEWS&quot;," calcext:value-type="string">
            <text:p>"NEWS",</text:p>
          </table:table-cell>
          <table:table-cell table:formula="of:=[.$I$1]&amp;[.C493]&amp;[.$J$1]&amp;[.$K$1]" office:value-type="string" office:string-value="&quot;Astronomy&quot;," calcext:value-type="string">
            <text:p>"Astronomy",</text:p>
          </table:table-cell>
          <table:table-cell table:formula="of:=[.$I$1]&amp;[.D493]&amp;[.$J$1]&amp;[.$K$1]" office:value-type="string" office:string-value="&quot;N&quot;," calcext:value-type="string">
            <text:p>"N",</text:p>
          </table:table-cell>
        </table:table-row>
        <table:table-row table:style-name="ro1">
          <table:table-cell office:value-type="string" calcext:value-type="string">
            <text:p>AUD.04</text:p>
          </table:table-cell>
          <table:table-cell office:value-type="string" calcext:value-type="string">
            <text:p>AUD</text:p>
          </table:table-cell>
          <table:table-cell office:value-type="string" calcext:value-type="string">
            <text:p>Iowa Exam</text:p>
          </table:table-cell>
          <table:table-cell office:value-type="string" calcext:value-type="string">
            <text:p>N</text:p>
          </table:table-cell>
          <table:table-cell table:number-columns-repeated="10"/>
          <table:table-cell table:formula="of:=[.$I$1]&amp;[.A494]&amp;[.$J$1]&amp;[.$K$1]" office:value-type="string" office:string-value="&quot;AUD.04&quot;," calcext:value-type="string">
            <text:p>"AUD.04",</text:p>
          </table:table-cell>
          <table:table-cell table:formula="of:=[.$I$1]&amp;[.B494]&amp;[.$J$1]&amp;[.$K$1]" office:value-type="string" office:string-value="&quot;AUD&quot;," calcext:value-type="string">
            <text:p>"AUD",</text:p>
          </table:table-cell>
          <table:table-cell table:formula="of:=[.$I$1]&amp;[.C494]&amp;[.$J$1]&amp;[.$K$1]" office:value-type="string" office:string-value="&quot;Iowa Exam&quot;," calcext:value-type="string">
            <text:p>"Iowa Exam",</text:p>
          </table:table-cell>
          <table:table-cell table:formula="of:=[.$I$1]&amp;[.D494]&amp;[.$J$1]&amp;[.$K$1]" office:value-type="string" office:string-value="&quot;N&quot;," calcext:value-type="string">
            <text:p>"N",</text:p>
          </table:table-cell>
        </table:table-row>
        <table:table-row table:style-name="ro1">
          <table:table-cell office:value-type="string" calcext:value-type="string">
            <text:p>REP.02</text:p>
          </table:table-cell>
          <table:table-cell office:value-type="string" calcext:value-type="string">
            <text:p>REP</text:p>
          </table:table-cell>
          <table:table-cell office:value-type="string" calcext:value-type="string">
            <text:p>Monthly Forum</text:p>
          </table:table-cell>
          <table:table-cell office:value-type="string" calcext:value-type="string">
            <text:p>N</text:p>
          </table:table-cell>
          <table:table-cell table:number-columns-repeated="10"/>
          <table:table-cell table:formula="of:=[.$I$1]&amp;[.A495]&amp;[.$J$1]&amp;[.$K$1]" office:value-type="string" office:string-value="&quot;REP.02&quot;," calcext:value-type="string">
            <text:p>"REP.02",</text:p>
          </table:table-cell>
          <table:table-cell table:formula="of:=[.$I$1]&amp;[.B495]&amp;[.$J$1]&amp;[.$K$1]" office:value-type="string" office:string-value="&quot;REP&quot;," calcext:value-type="string">
            <text:p>"REP",</text:p>
          </table:table-cell>
          <table:table-cell table:formula="of:=[.$I$1]&amp;[.C495]&amp;[.$J$1]&amp;[.$K$1]" office:value-type="string" office:string-value="&quot;Monthly Forum&quot;," calcext:value-type="string">
            <text:p>"Monthly Forum",</text:p>
          </table:table-cell>
          <table:table-cell table:formula="of:=[.$I$1]&amp;[.D495]&amp;[.$J$1]&amp;[.$K$1]" office:value-type="string" office:string-value="&quot;N&quot;," calcext:value-type="string">
            <text:p>"N",</text:p>
          </table:table-cell>
        </table:table-row>
        <table:table-row table:style-name="ro1">
          <table:table-cell office:value-type="string" calcext:value-type="string">
            <text:p>SA.0</text:p>
          </table:table-cell>
          <table:table-cell office:value-type="string" calcext:value-type="string">
            <text:p>SA</text:p>
          </table:table-cell>
          <table:table-cell office:value-type="string" calcext:value-type="string">
            <text:p>Self Assurance - General</text:p>
          </table:table-cell>
          <table:table-cell office:value-type="string" calcext:value-type="string">
            <text:p>N</text:p>
          </table:table-cell>
          <table:table-cell table:number-columns-repeated="10"/>
          <table:table-cell table:formula="of:=[.$I$1]&amp;[.A496]&amp;[.$J$1]&amp;[.$K$1]" office:value-type="string" office:string-value="&quot;SA.0&quot;," calcext:value-type="string">
            <text:p>"SA.0",</text:p>
          </table:table-cell>
          <table:table-cell table:formula="of:=[.$I$1]&amp;[.B496]&amp;[.$J$1]&amp;[.$K$1]" office:value-type="string" office:string-value="&quot;SA&quot;," calcext:value-type="string">
            <text:p>"SA",</text:p>
          </table:table-cell>
          <table:table-cell table:formula="of:=[.$I$1]&amp;[.C496]&amp;[.$J$1]&amp;[.$K$1]" office:value-type="string" office:string-value="&quot;Self Assurance - General&quot;," calcext:value-type="string">
            <text:p>"Self Assurance - General",</text:p>
          </table:table-cell>
          <table:table-cell table:formula="of:=[.$I$1]&amp;[.D496]&amp;[.$J$1]&amp;[.$K$1]" office:value-type="string" office:string-value="&quot;N&quot;," calcext:value-type="string">
            <text:p>"N",</text:p>
          </table:table-cell>
        </table:table-row>
        <table:table-row table:style-name="ro1">
          <table:table-cell office:value-type="string" calcext:value-type="string">
            <text:p>A-R</text:p>
          </table:table-cell>
          <table:table-cell office:value-type="string" calcext:value-type="string">
            <text:p>M.Friends</text:p>
          </table:table-cell>
          <table:table-cell office:value-type="string" calcext:value-type="string">
            <text:p>Alyssa &amp; Ray</text:p>
          </table:table-cell>
          <table:table-cell office:value-type="string" calcext:value-type="string">
            <text:p>N</text:p>
          </table:table-cell>
          <table:table-cell table:number-columns-repeated="10"/>
          <table:table-cell table:formula="of:=[.$I$1]&amp;[.A497]&amp;[.$J$1]&amp;[.$K$1]" office:value-type="string" office:string-value="&quot;A-R&quot;," calcext:value-type="string">
            <text:p>"A-R",</text:p>
          </table:table-cell>
          <table:table-cell table:formula="of:=[.$I$1]&amp;[.B497]&amp;[.$J$1]&amp;[.$K$1]" office:value-type="string" office:string-value="&quot;M.Friends&quot;," calcext:value-type="string">
            <text:p>"M.Friends",</text:p>
          </table:table-cell>
          <table:table-cell table:formula="of:=[.$I$1]&amp;[.C497]&amp;[.$J$1]&amp;[.$K$1]" office:value-type="string" office:string-value="&quot;Alyssa &amp; Ray&quot;," calcext:value-type="string">
            <text:p>"Alyssa &amp; Ray",</text:p>
          </table:table-cell>
          <table:table-cell table:formula="of:=[.$I$1]&amp;[.D497]&amp;[.$J$1]&amp;[.$K$1]" office:value-type="string" office:string-value="&quot;N&quot;," calcext:value-type="string">
            <text:p>"N",</text:p>
          </table:table-cell>
        </table:table-row>
        <table:table-row table:style-name="ro1">
          <table:table-cell office:value-type="string" calcext:value-type="string">
            <text:p>A-M-R-T-N</text:p>
          </table:table-cell>
          <table:table-cell office:value-type="string" calcext:value-type="string">
            <text:p>CWSocial</text:p>
          </table:table-cell>
          <table:table-cell office:value-type="string" calcext:value-type="string">
            <text:p>Alyssa Melinda Ray Tom Nina</text:p>
          </table:table-cell>
          <table:table-cell office:value-type="string" calcext:value-type="string">
            <text:p>N</text:p>
          </table:table-cell>
          <table:table-cell table:number-columns-repeated="10"/>
          <table:table-cell table:formula="of:=[.$I$1]&amp;[.A498]&amp;[.$J$1]&amp;[.$K$1]" office:value-type="string" office:string-value="&quot;A-M-R-T-N&quot;," calcext:value-type="string">
            <text:p>"A-M-R-T-N",</text:p>
          </table:table-cell>
          <table:table-cell table:formula="of:=[.$I$1]&amp;[.B498]&amp;[.$J$1]&amp;[.$K$1]" office:value-type="string" office:string-value="&quot;CWSocial&quot;," calcext:value-type="string">
            <text:p>"CWSocial",</text:p>
          </table:table-cell>
          <table:table-cell table:formula="of:=[.$I$1]&amp;[.C498]&amp;[.$J$1]&amp;[.$K$1]" office:value-type="string" office:string-value="&quot;Alyssa Melinda Ray Tom Nina&quot;," calcext:value-type="string">
            <text:p>"Alyssa Melinda Ray Tom Nina",</text:p>
          </table:table-cell>
          <table:table-cell table:formula="of:=[.$I$1]&amp;[.D498]&amp;[.$J$1]&amp;[.$K$1]" office:value-type="string" office:string-value="&quot;N&quot;," calcext:value-type="string">
            <text:p>"N",</text:p>
          </table:table-cell>
        </table:table-row>
        <table:table-row table:style-name="ro1">
          <table:table-cell office:value-type="string" calcext:value-type="string">
            <text:p>A-MH</text:p>
          </table:table-cell>
          <table:table-cell office:value-type="string" calcext:value-type="string">
            <text:p>F.Friends</text:p>
          </table:table-cell>
          <table:table-cell office:value-type="string" calcext:value-type="string">
            <text:p>Alyssa &amp; Melinda</text:p>
          </table:table-cell>
          <table:table-cell office:value-type="string" calcext:value-type="string">
            <text:p>N</text:p>
          </table:table-cell>
          <table:table-cell table:number-columns-repeated="10"/>
          <table:table-cell table:formula="of:=[.$I$1]&amp;[.A499]&amp;[.$J$1]&amp;[.$K$1]" office:value-type="string" office:string-value="&quot;A-MH&quot;," calcext:value-type="string">
            <text:p>"A-MH",</text:p>
          </table:table-cell>
          <table:table-cell table:formula="of:=[.$I$1]&amp;[.B499]&amp;[.$J$1]&amp;[.$K$1]" office:value-type="string" office:string-value="&quot;F.Friends&quot;," calcext:value-type="string">
            <text:p>"F.Friends",</text:p>
          </table:table-cell>
          <table:table-cell table:formula="of:=[.$I$1]&amp;[.C499]&amp;[.$J$1]&amp;[.$K$1]" office:value-type="string" office:string-value="&quot;Alyssa &amp; Melinda&quot;," calcext:value-type="string">
            <text:p>"Alyssa &amp; Melinda",</text:p>
          </table:table-cell>
          <table:table-cell table:formula="of:=[.$I$1]&amp;[.D499]&amp;[.$J$1]&amp;[.$K$1]" office:value-type="string" office:string-value="&quot;N&quot;," calcext:value-type="string">
            <text:p>"N",</text:p>
          </table:table-cell>
        </table:table-row>
        <table:table-row table:style-name="ro1">
          <table:table-cell office:value-type="string" calcext:value-type="string">
            <text:p>AUD.05</text:p>
          </table:table-cell>
          <table:table-cell office:value-type="string" calcext:value-type="string">
            <text:p>AUD</text:p>
          </table:table-cell>
          <table:table-cell office:value-type="string" calcext:value-type="string">
            <text:p>IRR ERMA</text:p>
          </table:table-cell>
          <table:table-cell office:value-type="string" calcext:value-type="string">
            <text:p>N</text:p>
          </table:table-cell>
          <table:table-cell table:number-columns-repeated="10"/>
          <table:table-cell table:formula="of:=[.$I$1]&amp;[.A500]&amp;[.$J$1]&amp;[.$K$1]" office:value-type="string" office:string-value="&quot;AUD.05&quot;," calcext:value-type="string">
            <text:p>"AUD.05",</text:p>
          </table:table-cell>
          <table:table-cell table:formula="of:=[.$I$1]&amp;[.B500]&amp;[.$J$1]&amp;[.$K$1]" office:value-type="string" office:string-value="&quot;AUD&quot;," calcext:value-type="string">
            <text:p>"AUD",</text:p>
          </table:table-cell>
          <table:table-cell table:formula="of:=[.$I$1]&amp;[.C500]&amp;[.$J$1]&amp;[.$K$1]" office:value-type="string" office:string-value="&quot;IRR ERMA&quot;," calcext:value-type="string">
            <text:p>"IRR ERMA",</text:p>
          </table:table-cell>
          <table:table-cell table:formula="of:=[.$I$1]&amp;[.D500]&amp;[.$J$1]&amp;[.$K$1]" office:value-type="string" office:string-value="&quot;N&quot;," calcext:value-type="string">
            <text:p>"N",</text:p>
          </table:table-cell>
        </table:table-row>
        <table:table-row table:style-name="ro1">
          <table:table-cell office:value-type="string" calcext:value-type="string">
            <text:p>AUD.06</text:p>
          </table:table-cell>
          <table:table-cell office:value-type="string" calcext:value-type="string">
            <text:p>AUD</text:p>
          </table:table-cell>
          <table:table-cell office:value-type="string" calcext:value-type="string">
            <text:p>Trading Audit</text:p>
          </table:table-cell>
          <table:table-cell office:value-type="string" calcext:value-type="string">
            <text:p>N</text:p>
          </table:table-cell>
          <table:table-cell table:number-columns-repeated="10"/>
          <table:table-cell table:formula="of:=[.$I$1]&amp;[.A501]&amp;[.$J$1]&amp;[.$K$1]" office:value-type="string" office:string-value="&quot;AUD.06&quot;," calcext:value-type="string">
            <text:p>"AUD.06",</text:p>
          </table:table-cell>
          <table:table-cell table:formula="of:=[.$I$1]&amp;[.B501]&amp;[.$J$1]&amp;[.$K$1]" office:value-type="string" office:string-value="&quot;AUD&quot;," calcext:value-type="string">
            <text:p>"AUD",</text:p>
          </table:table-cell>
          <table:table-cell table:formula="of:=[.$I$1]&amp;[.C501]&amp;[.$J$1]&amp;[.$K$1]" office:value-type="string" office:string-value="&quot;Trading Audit&quot;," calcext:value-type="string">
            <text:p>"Trading Audit",</text:p>
          </table:table-cell>
          <table:table-cell table:formula="of:=[.$I$1]&amp;[.D501]&amp;[.$J$1]&amp;[.$K$1]" office:value-type="string" office:string-value="&quot;N&quot;," calcext:value-type="string">
            <text:p>"N",</text:p>
          </table:table-cell>
        </table:table-row>
        <table:table-row table:style-name="ro1">
          <table:table-cell office:value-type="string" calcext:value-type="string">
            <text:p>REP.03</text:p>
          </table:table-cell>
          <table:table-cell office:value-type="string" calcext:value-type="string">
            <text:p>REP</text:p>
          </table:table-cell>
          <table:table-cell office:value-type="string" calcext:value-type="string">
            <text:p>Partner Slide</text:p>
          </table:table-cell>
          <table:table-cell office:value-type="string" calcext:value-type="string">
            <text:p>N</text:p>
          </table:table-cell>
          <table:table-cell table:number-columns-repeated="10"/>
          <table:table-cell table:formula="of:=[.$I$1]&amp;[.A502]&amp;[.$J$1]&amp;[.$K$1]" office:value-type="string" office:string-value="&quot;REP.03&quot;," calcext:value-type="string">
            <text:p>"REP.03",</text:p>
          </table:table-cell>
          <table:table-cell table:formula="of:=[.$I$1]&amp;[.B502]&amp;[.$J$1]&amp;[.$K$1]" office:value-type="string" office:string-value="&quot;REP&quot;," calcext:value-type="string">
            <text:p>"REP",</text:p>
          </table:table-cell>
          <table:table-cell table:formula="of:=[.$I$1]&amp;[.C502]&amp;[.$J$1]&amp;[.$K$1]" office:value-type="string" office:string-value="&quot;Partner Slide&quot;," calcext:value-type="string">
            <text:p>"Partner Slide",</text:p>
          </table:table-cell>
          <table:table-cell table:formula="of:=[.$I$1]&amp;[.D502]&amp;[.$J$1]&amp;[.$K$1]" office:value-type="string" office:string-value="&quot;N&quot;," calcext:value-type="string">
            <text:p>"N",</text:p>
          </table:table-cell>
        </table:table-row>
        <table:table-row table:style-name="ro1">
          <table:table-cell office:value-type="string" calcext:value-type="string">
            <text:p>NORM.F</text:p>
          </table:table-cell>
          <table:table-cell office:value-type="string" calcext:value-type="string">
            <text:p>NORM</text:p>
          </table:table-cell>
          <table:table-cell office:value-type="string" calcext:value-type="string">
            <text:p>Fashion</text:p>
          </table:table-cell>
          <table:table-cell office:value-type="string" calcext:value-type="string">
            <text:p>Y</text:p>
          </table:table-cell>
          <table:table-cell table:number-columns-repeated="10"/>
          <table:table-cell table:formula="of:=[.$I$1]&amp;[.A503]&amp;[.$J$1]&amp;[.$K$1]" office:value-type="string" office:string-value="&quot;NORM.F&quot;," calcext:value-type="string">
            <text:p>"NORM.F",</text:p>
          </table:table-cell>
          <table:table-cell table:formula="of:=[.$I$1]&amp;[.B503]&amp;[.$J$1]&amp;[.$K$1]" office:value-type="string" office:string-value="&quot;NORM&quot;," calcext:value-type="string">
            <text:p>"NORM",</text:p>
          </table:table-cell>
          <table:table-cell table:formula="of:=[.$I$1]&amp;[.C503]&amp;[.$J$1]&amp;[.$K$1]" office:value-type="string" office:string-value="&quot;Fashion&quot;," calcext:value-type="string">
            <text:p>"Fashion",</text:p>
          </table:table-cell>
          <table:table-cell table:formula="of:=[.$I$1]&amp;[.D503]&amp;[.$J$1]&amp;[.$K$1]" office:value-type="string" office:string-value="&quot;Y&quot;," calcext:value-type="string">
            <text:p>"Y",</text:p>
          </table:table-cell>
        </table:table-row>
        <table:table-row table:style-name="ro1">
          <table:table-cell office:value-type="string" calcext:value-type="string">
            <text:p>RCSA.00</text:p>
          </table:table-cell>
          <table:table-cell office:value-type="string" calcext:value-type="string">
            <text:p>RCSA</text:p>
          </table:table-cell>
          <table:table-cell office:value-type="string" calcext:value-type="string">
            <text:p>RCSA - General</text:p>
          </table:table-cell>
          <table:table-cell office:value-type="string" calcext:value-type="string">
            <text:p>Y</text:p>
          </table:table-cell>
          <table:table-cell table:number-columns-repeated="10"/>
          <table:table-cell table:formula="of:=[.$I$1]&amp;[.A504]&amp;[.$J$1]&amp;[.$K$1]" office:value-type="string" office:string-value="&quot;RCSA.00&quot;," calcext:value-type="string">
            <text:p>"RCSA.00",</text:p>
          </table:table-cell>
          <table:table-cell table:formula="of:=[.$I$1]&amp;[.B504]&amp;[.$J$1]&amp;[.$K$1]" office:value-type="string" office:string-value="&quot;RCSA&quot;," calcext:value-type="string">
            <text:p>"RCSA",</text:p>
          </table:table-cell>
          <table:table-cell table:formula="of:=[.$I$1]&amp;[.C504]&amp;[.$J$1]&amp;[.$K$1]" office:value-type="string" office:string-value="&quot;RCSA - General&quot;," calcext:value-type="string">
            <text:p>"RCSA - General",</text:p>
          </table:table-cell>
          <table:table-cell table:formula="of:=[.$I$1]&amp;[.D504]&amp;[.$J$1]&amp;[.$K$1]" office:value-type="string" office:string-value="&quot;Y&quot;," calcext:value-type="string">
            <text:p>"Y",</text:p>
          </table:table-cell>
        </table:table-row>
        <table:table-row table:style-name="ro1">
          <table:table-cell office:value-type="string" calcext:value-type="string">
            <text:p>RCSA.A</text:p>
          </table:table-cell>
          <table:table-cell office:value-type="string" calcext:value-type="string">
            <text:p>RCSA</text:p>
          </table:table-cell>
          <table:table-cell office:value-type="string" calcext:value-type="string">
            <text:p>RCSA Assessment</text:p>
          </table:table-cell>
          <table:table-cell office:value-type="string" calcext:value-type="string">
            <text:p>Y</text:p>
          </table:table-cell>
          <table:table-cell table:number-columns-repeated="10"/>
          <table:table-cell table:formula="of:=[.$I$1]&amp;[.A505]&amp;[.$J$1]&amp;[.$K$1]" office:value-type="string" office:string-value="&quot;RCSA.A&quot;," calcext:value-type="string">
            <text:p>"RCSA.A",</text:p>
          </table:table-cell>
          <table:table-cell table:formula="of:=[.$I$1]&amp;[.B505]&amp;[.$J$1]&amp;[.$K$1]" office:value-type="string" office:string-value="&quot;RCSA&quot;," calcext:value-type="string">
            <text:p>"RCSA",</text:p>
          </table:table-cell>
          <table:table-cell table:formula="of:=[.$I$1]&amp;[.C505]&amp;[.$J$1]&amp;[.$K$1]" office:value-type="string" office:string-value="&quot;RCSA Assessment&quot;," calcext:value-type="string">
            <text:p>"RCSA Assessment",</text:p>
          </table:table-cell>
          <table:table-cell table:formula="of:=[.$I$1]&amp;[.D505]&amp;[.$J$1]&amp;[.$K$1]" office:value-type="string" office:string-value="&quot;Y&quot;," calcext:value-type="string">
            <text:p>"Y",</text:p>
          </table:table-cell>
        </table:table-row>
        <table:table-row table:style-name="ro1">
          <table:table-cell office:value-type="string" calcext:value-type="string">
            <text:p>RCSA.R</text:p>
          </table:table-cell>
          <table:table-cell office:value-type="string" calcext:value-type="string">
            <text:p>RCSA</text:p>
          </table:table-cell>
          <table:table-cell office:value-type="string" calcext:value-type="string">
            <text:p>RCSA Reporting</text:p>
          </table:table-cell>
          <table:table-cell office:value-type="string" calcext:value-type="string">
            <text:p>Y</text:p>
          </table:table-cell>
          <table:table-cell table:number-columns-repeated="10"/>
          <table:table-cell table:formula="of:=[.$I$1]&amp;[.A506]&amp;[.$J$1]&amp;[.$K$1]" office:value-type="string" office:string-value="&quot;RCSA.R&quot;," calcext:value-type="string">
            <text:p>"RCSA.R",</text:p>
          </table:table-cell>
          <table:table-cell table:formula="of:=[.$I$1]&amp;[.B506]&amp;[.$J$1]&amp;[.$K$1]" office:value-type="string" office:string-value="&quot;RCSA&quot;," calcext:value-type="string">
            <text:p>"RCSA",</text:p>
          </table:table-cell>
          <table:table-cell table:formula="of:=[.$I$1]&amp;[.C506]&amp;[.$J$1]&amp;[.$K$1]" office:value-type="string" office:string-value="&quot;RCSA Reporting&quot;," calcext:value-type="string">
            <text:p>"RCSA Reporting",</text:p>
          </table:table-cell>
          <table:table-cell table:formula="of:=[.$I$1]&amp;[.D506]&amp;[.$J$1]&amp;[.$K$1]" office:value-type="string" office:string-value="&quot;Y&quot;," calcext:value-type="string">
            <text:p>"Y",</text:p>
          </table:table-cell>
        </table:table-row>
        <table:table-row table:style-name="ro1">
          <table:table-cell office:value-type="string" calcext:value-type="string">
            <text:p>RCSA.I</text:p>
          </table:table-cell>
          <table:table-cell office:value-type="string" calcext:value-type="string">
            <text:p>RCSA</text:p>
          </table:table-cell>
          <table:table-cell office:value-type="string" calcext:value-type="string">
            <text:p>Intl RCSA</text:p>
          </table:table-cell>
          <table:table-cell office:value-type="string" calcext:value-type="string">
            <text:p>N</text:p>
          </table:table-cell>
          <table:table-cell table:number-columns-repeated="10"/>
          <table:table-cell table:formula="of:=[.$I$1]&amp;[.A507]&amp;[.$J$1]&amp;[.$K$1]" office:value-type="string" office:string-value="&quot;RCSA.I&quot;," calcext:value-type="string">
            <text:p>"RCSA.I",</text:p>
          </table:table-cell>
          <table:table-cell table:formula="of:=[.$I$1]&amp;[.B507]&amp;[.$J$1]&amp;[.$K$1]" office:value-type="string" office:string-value="&quot;RCSA&quot;," calcext:value-type="string">
            <text:p>"RCSA",</text:p>
          </table:table-cell>
          <table:table-cell table:formula="of:=[.$I$1]&amp;[.C507]&amp;[.$J$1]&amp;[.$K$1]" office:value-type="string" office:string-value="&quot;Intl RCSA&quot;," calcext:value-type="string">
            <text:p>"Intl RCSA",</text:p>
          </table:table-cell>
          <table:table-cell table:formula="of:=[.$I$1]&amp;[.D507]&amp;[.$J$1]&amp;[.$K$1]" office:value-type="string" office:string-value="&quot;N&quot;," calcext:value-type="string">
            <text:p>"N",</text:p>
          </table:table-cell>
        </table:table-row>
        <table:table-row table:style-name="ro1">
          <table:table-cell office:value-type="string" calcext:value-type="string">
            <text:p>BPRM.R</text:p>
          </table:table-cell>
          <table:table-cell office:value-type="string" calcext:value-type="string">
            <text:p>BPRM</text:p>
          </table:table-cell>
          <table:table-cell office:value-type="string" calcext:value-type="string">
            <text:p>BPRM Reporting</text:p>
          </table:table-cell>
          <table:table-cell office:value-type="string" calcext:value-type="string">
            <text:p>N</text:p>
          </table:table-cell>
          <table:table-cell table:number-columns-repeated="10"/>
          <table:table-cell table:formula="of:=[.$I$1]&amp;[.A508]&amp;[.$J$1]&amp;[.$K$1]" office:value-type="string" office:string-value="&quot;BPRM.R&quot;," calcext:value-type="string">
            <text:p>"BPRM.R",</text:p>
          </table:table-cell>
          <table:table-cell table:formula="of:=[.$I$1]&amp;[.B508]&amp;[.$J$1]&amp;[.$K$1]" office:value-type="string" office:string-value="&quot;BPRM&quot;," calcext:value-type="string">
            <text:p>"BPRM",</text:p>
          </table:table-cell>
          <table:table-cell table:formula="of:=[.$I$1]&amp;[.C508]&amp;[.$J$1]&amp;[.$K$1]" office:value-type="string" office:string-value="&quot;BPRM Reporting&quot;," calcext:value-type="string">
            <text:p>"BPRM Reporting",</text:p>
          </table:table-cell>
          <table:table-cell table:formula="of:=[.$I$1]&amp;[.D508]&amp;[.$J$1]&amp;[.$K$1]" office:value-type="string" office:string-value="&quot;N&quot;," calcext:value-type="string">
            <text:p>"N",</text:p>
          </table:table-cell>
        </table:table-row>
        <table:table-row table:style-name="ro1">
          <table:table-cell office:value-type="string" calcext:value-type="string">
            <text:p>ISSUE.R</text:p>
          </table:table-cell>
          <table:table-cell office:value-type="string" calcext:value-type="string">
            <text:p>ISSUES</text:p>
          </table:table-cell>
          <table:table-cell office:value-type="string" calcext:value-type="string">
            <text:p>Issue Reporting</text:p>
          </table:table-cell>
          <table:table-cell office:value-type="string" calcext:value-type="string">
            <text:p>Y</text:p>
          </table:table-cell>
          <table:table-cell table:number-columns-repeated="10"/>
          <table:table-cell table:formula="of:=[.$I$1]&amp;[.A509]&amp;[.$J$1]&amp;[.$K$1]" office:value-type="string" office:string-value="&quot;ISSUE.R&quot;," calcext:value-type="string">
            <text:p>"ISSUE.R",</text:p>
          </table:table-cell>
          <table:table-cell table:formula="of:=[.$I$1]&amp;[.B509]&amp;[.$J$1]&amp;[.$K$1]" office:value-type="string" office:string-value="&quot;ISSUES&quot;," calcext:value-type="string">
            <text:p>"ISSUES",</text:p>
          </table:table-cell>
          <table:table-cell table:formula="of:=[.$I$1]&amp;[.C509]&amp;[.$J$1]&amp;[.$K$1]" office:value-type="string" office:string-value="&quot;Issue Reporting&quot;," calcext:value-type="string">
            <text:p>"Issue Reporting",</text:p>
          </table:table-cell>
          <table:table-cell table:formula="of:=[.$I$1]&amp;[.D509]&amp;[.$J$1]&amp;[.$K$1]" office:value-type="string" office:string-value="&quot;Y&quot;," calcext:value-type="string">
            <text:p>"Y",</text:p>
          </table:table-cell>
        </table:table-row>
        <table:table-row table:style-name="ro1">
          <table:table-cell office:value-type="string" calcext:value-type="string">
            <text:p>SHRP.01</text:p>
          </table:table-cell>
          <table:table-cell office:value-type="string" calcext:value-type="string">
            <text:p>SHRP</text:p>
          </table:table-cell>
          <table:table-cell office:value-type="string" calcext:value-type="string">
            <text:p>MR Controls</text:p>
          </table:table-cell>
          <table:table-cell office:value-type="string" calcext:value-type="string">
            <text:p>Y</text:p>
          </table:table-cell>
          <table:table-cell table:number-columns-repeated="10"/>
          <table:table-cell table:formula="of:=[.$I$1]&amp;[.A510]&amp;[.$J$1]&amp;[.$K$1]" office:value-type="string" office:string-value="&quot;SHRP.01&quot;," calcext:value-type="string">
            <text:p>"SHRP.01",</text:p>
          </table:table-cell>
          <table:table-cell table:formula="of:=[.$I$1]&amp;[.B510]&amp;[.$J$1]&amp;[.$K$1]" office:value-type="string" office:string-value="&quot;SHRP&quot;," calcext:value-type="string">
            <text:p>"SHRP",</text:p>
          </table:table-cell>
          <table:table-cell table:formula="of:=[.$I$1]&amp;[.C510]&amp;[.$J$1]&amp;[.$K$1]" office:value-type="string" office:string-value="&quot;MR Controls&quot;," calcext:value-type="string">
            <text:p>"MR Controls",</text:p>
          </table:table-cell>
          <table:table-cell table:formula="of:=[.$I$1]&amp;[.D510]&amp;[.$J$1]&amp;[.$K$1]" office:value-type="string" office:string-value="&quot;Y&quot;," calcext:value-type="string">
            <text:p>"Y",</text:p>
          </table:table-cell>
        </table:table-row>
        <table:table-row table:style-name="ro1">
          <table:table-cell office:value-type="string" calcext:value-type="string">
            <text:p>SHPR.R</text:p>
          </table:table-cell>
          <table:table-cell office:value-type="string" calcext:value-type="string">
            <text:p>SHRP</text:p>
          </table:table-cell>
          <table:table-cell office:value-type="string" calcext:value-type="string">
            <text:p>SHRP Reporting</text:p>
          </table:table-cell>
          <table:table-cell office:value-type="string" calcext:value-type="string">
            <text:p>N</text:p>
          </table:table-cell>
          <table:table-cell table:number-columns-repeated="10"/>
          <table:table-cell table:formula="of:=[.$I$1]&amp;[.A511]&amp;[.$J$1]&amp;[.$K$1]" office:value-type="string" office:string-value="&quot;SHPR.R&quot;," calcext:value-type="string">
            <text:p>"SHPR.R",</text:p>
          </table:table-cell>
          <table:table-cell table:formula="of:=[.$I$1]&amp;[.B511]&amp;[.$J$1]&amp;[.$K$1]" office:value-type="string" office:string-value="&quot;SHRP&quot;," calcext:value-type="string">
            <text:p>"SHRP",</text:p>
          </table:table-cell>
          <table:table-cell table:formula="of:=[.$I$1]&amp;[.C511]&amp;[.$J$1]&amp;[.$K$1]" office:value-type="string" office:string-value="&quot;SHRP Reporting&quot;," calcext:value-type="string">
            <text:p>"SHRP Reporting",</text:p>
          </table:table-cell>
          <table:table-cell table:formula="of:=[.$I$1]&amp;[.D511]&amp;[.$J$1]&amp;[.$K$1]" office:value-type="string" office:string-value="&quot;N&quot;," calcext:value-type="string">
            <text:p>"N",</text:p>
          </table:table-cell>
        </table:table-row>
        <table:table-row table:style-name="ro1">
          <table:table-cell office:value-type="string" calcext:value-type="string">
            <text:p>ADb</text:p>
          </table:table-cell>
          <table:table-cell office:value-type="string" calcext:value-type="string">
            <text:p>M.CW</text:p>
          </table:table-cell>
          <table:table-cell office:value-type="string" calcext:value-type="string">
            <text:p>Abe</text:p>
          </table:table-cell>
          <table:table-cell office:value-type="string" calcext:value-type="string">
            <text:p>Y</text:p>
          </table:table-cell>
          <table:table-cell table:number-columns-repeated="10"/>
          <table:table-cell table:formula="of:=[.$I$1]&amp;[.A512]&amp;[.$J$1]&amp;[.$K$1]" office:value-type="string" office:string-value="&quot;ADb&quot;," calcext:value-type="string">
            <text:p>"ADb",</text:p>
          </table:table-cell>
          <table:table-cell table:formula="of:=[.$I$1]&amp;[.B512]&amp;[.$J$1]&amp;[.$K$1]" office:value-type="string" office:string-value="&quot;M.CW&quot;," calcext:value-type="string">
            <text:p>"M.CW",</text:p>
          </table:table-cell>
          <table:table-cell table:formula="of:=[.$I$1]&amp;[.C512]&amp;[.$J$1]&amp;[.$K$1]" office:value-type="string" office:string-value="&quot;Abe&quot;," calcext:value-type="string">
            <text:p>"Abe",</text:p>
          </table:table-cell>
          <table:table-cell table:formula="of:=[.$I$1]&amp;[.D512]&amp;[.$J$1]&amp;[.$K$1]" office:value-type="string" office:string-value="&quot;Y&quot;," calcext:value-type="string">
            <text:p>"Y",</text:p>
          </table:table-cell>
        </table:table-row>
        <table:table-row table:style-name="ro1">
          <table:table-cell office:value-type="string" calcext:value-type="string">
            <text:p>PURC.01</text:p>
          </table:table-cell>
          <table:table-cell office:value-type="string" calcext:value-type="string">
            <text:p>PURCHASES</text:p>
          </table:table-cell>
          <table:table-cell office:value-type="string" calcext:value-type="string">
            <text:p>2018 Car</text:p>
          </table:table-cell>
          <table:table-cell office:value-type="string" calcext:value-type="string">
            <text:p>Y</text:p>
          </table:table-cell>
          <table:table-cell table:number-columns-repeated="10"/>
          <table:table-cell table:formula="of:=[.$I$1]&amp;[.A513]&amp;[.$J$1]&amp;[.$K$1]" office:value-type="string" office:string-value="&quot;PURC.01&quot;," calcext:value-type="string">
            <text:p>"PURC.01",</text:p>
          </table:table-cell>
          <table:table-cell table:formula="of:=[.$I$1]&amp;[.B513]&amp;[.$J$1]&amp;[.$K$1]" office:value-type="string" office:string-value="&quot;PURCHASES&quot;," calcext:value-type="string">
            <text:p>"PURCHASES",</text:p>
          </table:table-cell>
          <table:table-cell table:formula="of:=[.$I$1]&amp;[.C513]&amp;[.$J$1]&amp;[.$K$1]" office:value-type="string" office:string-value="&quot;2018 Car&quot;," calcext:value-type="string">
            <text:p>"2018 Car",</text:p>
          </table:table-cell>
          <table:table-cell table:formula="of:=[.$I$1]&amp;[.D513]&amp;[.$J$1]&amp;[.$K$1]" office:value-type="string" office:string-value="&quot;Y&quot;," calcext:value-type="string">
            <text:p>"Y",</text:p>
          </table:table-cell>
        </table:table-row>
        <table:table-row table:style-name="ro1">
          <table:table-cell office:value-type="string" calcext:value-type="string">
            <text:p>NORM.C</text:p>
          </table:table-cell>
          <table:table-cell office:value-type="string" calcext:value-type="string">
            <text:p>NORM</text:p>
          </table:table-cell>
          <table:table-cell office:value-type="string" calcext:value-type="string">
            <text:p>Cocktails</text:p>
          </table:table-cell>
          <table:table-cell office:value-type="string" calcext:value-type="string">
            <text:p>N</text:p>
          </table:table-cell>
          <table:table-cell table:number-columns-repeated="10"/>
          <table:table-cell table:formula="of:=[.$I$1]&amp;[.A514]&amp;[.$J$1]&amp;[.$K$1]" office:value-type="string" office:string-value="&quot;NORM.C&quot;," calcext:value-type="string">
            <text:p>"NORM.C",</text:p>
          </table:table-cell>
          <table:table-cell table:formula="of:=[.$I$1]&amp;[.B514]&amp;[.$J$1]&amp;[.$K$1]" office:value-type="string" office:string-value="&quot;NORM&quot;," calcext:value-type="string">
            <text:p>"NORM",</text:p>
          </table:table-cell>
          <table:table-cell table:formula="of:=[.$I$1]&amp;[.C514]&amp;[.$J$1]&amp;[.$K$1]" office:value-type="string" office:string-value="&quot;Cocktails&quot;," calcext:value-type="string">
            <text:p>"Cocktails",</text:p>
          </table:table-cell>
          <table:table-cell table:formula="of:=[.$I$1]&amp;[.D514]&amp;[.$J$1]&amp;[.$K$1]" office:value-type="string" office:string-value="&quot;N&quot;," calcext:value-type="string">
            <text:p>"N",</text:p>
          </table:table-cell>
        </table:table-row>
        <table:table-row table:style-name="ro1">
          <table:table-cell office:value-type="string" calcext:value-type="string">
            <text:p>NORM.FO</text:p>
          </table:table-cell>
          <table:table-cell office:value-type="string" calcext:value-type="string">
            <text:p>NORM</text:p>
          </table:table-cell>
          <table:table-cell office:value-type="string" calcext:value-type="string">
            <text:p>Food</text:p>
          </table:table-cell>
          <table:table-cell office:value-type="string" calcext:value-type="string">
            <text:p>N</text:p>
          </table:table-cell>
          <table:table-cell table:number-columns-repeated="10"/>
          <table:table-cell table:formula="of:=[.$I$1]&amp;[.A515]&amp;[.$J$1]&amp;[.$K$1]" office:value-type="string" office:string-value="&quot;NORM.FO&quot;," calcext:value-type="string">
            <text:p>"NORM.FO",</text:p>
          </table:table-cell>
          <table:table-cell table:formula="of:=[.$I$1]&amp;[.B515]&amp;[.$J$1]&amp;[.$K$1]" office:value-type="string" office:string-value="&quot;NORM&quot;," calcext:value-type="string">
            <text:p>"NORM",</text:p>
          </table:table-cell>
          <table:table-cell table:formula="of:=[.$I$1]&amp;[.C515]&amp;[.$J$1]&amp;[.$K$1]" office:value-type="string" office:string-value="&quot;Food&quot;," calcext:value-type="string">
            <text:p>"Food",</text:p>
          </table:table-cell>
          <table:table-cell table:formula="of:=[.$I$1]&amp;[.D515]&amp;[.$J$1]&amp;[.$K$1]" office:value-type="string" office:string-value="&quot;N&quot;," calcext:value-type="string">
            <text:p>"N",</text:p>
          </table:table-cell>
        </table:table-row>
        <table:table-row table:style-name="ro1">
          <table:table-cell office:value-type="string" calcext:value-type="string">
            <text:p>NORM.T</text:p>
          </table:table-cell>
          <table:table-cell office:value-type="string" calcext:value-type="string">
            <text:p>NORM</text:p>
          </table:table-cell>
          <table:table-cell office:value-type="string" calcext:value-type="string">
            <text:p>Travel</text:p>
          </table:table-cell>
          <table:table-cell office:value-type="string" calcext:value-type="string">
            <text:p>N</text:p>
          </table:table-cell>
          <table:table-cell table:number-columns-repeated="10"/>
          <table:table-cell table:formula="of:=[.$I$1]&amp;[.A516]&amp;[.$J$1]&amp;[.$K$1]" office:value-type="string" office:string-value="&quot;NORM.T&quot;," calcext:value-type="string">
            <text:p>"NORM.T",</text:p>
          </table:table-cell>
          <table:table-cell table:formula="of:=[.$I$1]&amp;[.B516]&amp;[.$J$1]&amp;[.$K$1]" office:value-type="string" office:string-value="&quot;NORM&quot;," calcext:value-type="string">
            <text:p>"NORM",</text:p>
          </table:table-cell>
          <table:table-cell table:formula="of:=[.$I$1]&amp;[.C516]&amp;[.$J$1]&amp;[.$K$1]" office:value-type="string" office:string-value="&quot;Travel&quot;," calcext:value-type="string">
            <text:p>"Travel",</text:p>
          </table:table-cell>
          <table:table-cell table:formula="of:=[.$I$1]&amp;[.D516]&amp;[.$J$1]&amp;[.$K$1]" office:value-type="string" office:string-value="&quot;N&quot;," calcext:value-type="string">
            <text:p>"N",</text:p>
          </table:table-cell>
        </table:table-row>
        <table:table-row table:style-name="ro1">
          <table:table-cell office:value-type="string" calcext:value-type="string">
            <text:p>NORM.CA</text:p>
          </table:table-cell>
          <table:table-cell office:value-type="string" calcext:value-type="string">
            <text:p>NORM</text:p>
          </table:table-cell>
          <table:table-cell office:value-type="string" calcext:value-type="string">
            <text:p>Cars</text:p>
          </table:table-cell>
          <table:table-cell office:value-type="string" calcext:value-type="string">
            <text:p>N</text:p>
          </table:table-cell>
          <table:table-cell table:number-columns-repeated="10"/>
          <table:table-cell table:formula="of:=[.$I$1]&amp;[.A517]&amp;[.$J$1]&amp;[.$K$1]" office:value-type="string" office:string-value="&quot;NORM.CA&quot;," calcext:value-type="string">
            <text:p>"NORM.CA",</text:p>
          </table:table-cell>
          <table:table-cell table:formula="of:=[.$I$1]&amp;[.B517]&amp;[.$J$1]&amp;[.$K$1]" office:value-type="string" office:string-value="&quot;NORM&quot;," calcext:value-type="string">
            <text:p>"NORM",</text:p>
          </table:table-cell>
          <table:table-cell table:formula="of:=[.$I$1]&amp;[.C517]&amp;[.$J$1]&amp;[.$K$1]" office:value-type="string" office:string-value="&quot;Cars&quot;," calcext:value-type="string">
            <text:p>"Cars",</text:p>
          </table:table-cell>
          <table:table-cell table:formula="of:=[.$I$1]&amp;[.D517]&amp;[.$J$1]&amp;[.$K$1]" office:value-type="string" office:string-value="&quot;N&quot;," calcext:value-type="string">
            <text:p>"N",</text:p>
          </table:table-cell>
        </table:table-row>
        <table:table-row table:style-name="ro1">
          <table:table-cell office:value-type="string" calcext:value-type="string">
            <text:p>REP.04</text:p>
          </table:table-cell>
          <table:table-cell office:value-type="string" calcext:value-type="string">
            <text:p>REP</text:p>
          </table:table-cell>
          <table:table-cell office:value-type="string" calcext:value-type="string">
            <text:p>Risk Committee</text:p>
          </table:table-cell>
          <table:table-cell office:value-type="string" calcext:value-type="string">
            <text:p>Y</text:p>
          </table:table-cell>
          <table:table-cell table:number-columns-repeated="10"/>
          <table:table-cell table:formula="of:=[.$I$1]&amp;[.A518]&amp;[.$J$1]&amp;[.$K$1]" office:value-type="string" office:string-value="&quot;REP.04&quot;," calcext:value-type="string">
            <text:p>"REP.04",</text:p>
          </table:table-cell>
          <table:table-cell table:formula="of:=[.$I$1]&amp;[.B518]&amp;[.$J$1]&amp;[.$K$1]" office:value-type="string" office:string-value="&quot;REP&quot;," calcext:value-type="string">
            <text:p>"REP",</text:p>
          </table:table-cell>
          <table:table-cell table:formula="of:=[.$I$1]&amp;[.C518]&amp;[.$J$1]&amp;[.$K$1]" office:value-type="string" office:string-value="&quot;Risk Committee&quot;," calcext:value-type="string">
            <text:p>"Risk Committee",</text:p>
          </table:table-cell>
          <table:table-cell table:formula="of:=[.$I$1]&amp;[.D518]&amp;[.$J$1]&amp;[.$K$1]" office:value-type="string" office:string-value="&quot;Y&quot;," calcext:value-type="string">
            <text:p>"Y",</text:p>
          </table:table-cell>
        </table:table-row>
        <table:table-row table:style-name="ro1">
          <table:table-cell office:value-type="string" calcext:value-type="string">
            <text:p>PROG.8</text:p>
          </table:table-cell>
          <table:table-cell office:value-type="string" calcext:value-type="string">
            <text:p>PROG</text:p>
          </table:table-cell>
          <table:table-cell office:value-type="string" calcext:value-type="string">
            <text:p>Algorithms</text:p>
          </table:table-cell>
          <table:table-cell office:value-type="string" calcext:value-type="string">
            <text:p>N</text:p>
          </table:table-cell>
          <table:table-cell table:number-columns-repeated="10"/>
          <table:table-cell table:formula="of:=[.$I$1]&amp;[.A519]&amp;[.$J$1]&amp;[.$K$1]" office:value-type="string" office:string-value="&quot;PROG.8&quot;," calcext:value-type="string">
            <text:p>"PROG.8",</text:p>
          </table:table-cell>
          <table:table-cell table:formula="of:=[.$I$1]&amp;[.B519]&amp;[.$J$1]&amp;[.$K$1]" office:value-type="string" office:string-value="&quot;PROG&quot;," calcext:value-type="string">
            <text:p>"PROG",</text:p>
          </table:table-cell>
          <table:table-cell table:formula="of:=[.$I$1]&amp;[.C519]&amp;[.$J$1]&amp;[.$K$1]" office:value-type="string" office:string-value="&quot;Algorithms&quot;," calcext:value-type="string">
            <text:p>"Algorithms",</text:p>
          </table:table-cell>
          <table:table-cell table:formula="of:=[.$I$1]&amp;[.D519]&amp;[.$J$1]&amp;[.$K$1]" office:value-type="string" office:string-value="&quot;N&quot;," calcext:value-type="string">
            <text:p>"N",</text:p>
          </table:table-cell>
        </table:table-row>
        <table:table-row table:style-name="ro1">
          <table:table-cell office:value-type="string" calcext:value-type="string">
            <text:p>NP.01</text:p>
          </table:table-cell>
          <table:table-cell office:value-type="string" calcext:value-type="string">
            <text:p>NP</text:p>
          </table:table-cell>
          <table:table-cell office:value-type="string" calcext:value-type="string">
            <text:p>REEF API</text:p>
          </table:table-cell>
          <table:table-cell office:value-type="string" calcext:value-type="string">
            <text:p>N</text:p>
          </table:table-cell>
          <table:table-cell table:number-columns-repeated="10"/>
          <table:table-cell table:formula="of:=[.$I$1]&amp;[.A520]&amp;[.$J$1]&amp;[.$K$1]" office:value-type="string" office:string-value="&quot;NP.01&quot;," calcext:value-type="string">
            <text:p>"NP.01",</text:p>
          </table:table-cell>
          <table:table-cell table:formula="of:=[.$I$1]&amp;[.B520]&amp;[.$J$1]&amp;[.$K$1]" office:value-type="string" office:string-value="&quot;NP&quot;," calcext:value-type="string">
            <text:p>"NP",</text:p>
          </table:table-cell>
          <table:table-cell table:formula="of:=[.$I$1]&amp;[.C520]&amp;[.$J$1]&amp;[.$K$1]" office:value-type="string" office:string-value="&quot;REEF API&quot;," calcext:value-type="string">
            <text:p>"REEF API",</text:p>
          </table:table-cell>
          <table:table-cell table:formula="of:=[.$I$1]&amp;[.D520]&amp;[.$J$1]&amp;[.$K$1]" office:value-type="string" office:string-value="&quot;N&quot;," calcext:value-type="string">
            <text:p>"N",</text:p>
          </table:table-cell>
        </table:table-row>
        <table:table-row table:style-name="ro1">
          <table:table-cell office:value-type="string" calcext:value-type="string">
            <text:p>REP.05</text:p>
          </table:table-cell>
          <table:table-cell office:value-type="string" calcext:value-type="string">
            <text:p>REP</text:p>
          </table:table-cell>
          <table:table-cell office:value-type="string" calcext:value-type="string">
            <text:p>Weekly Report</text:p>
          </table:table-cell>
          <table:table-cell office:value-type="string" calcext:value-type="string">
            <text:p>N</text:p>
          </table:table-cell>
          <table:table-cell table:number-columns-repeated="10"/>
          <table:table-cell table:formula="of:=[.$I$1]&amp;[.A521]&amp;[.$J$1]&amp;[.$K$1]" office:value-type="string" office:string-value="&quot;REP.05&quot;," calcext:value-type="string">
            <text:p>"REP.05",</text:p>
          </table:table-cell>
          <table:table-cell table:formula="of:=[.$I$1]&amp;[.B521]&amp;[.$J$1]&amp;[.$K$1]" office:value-type="string" office:string-value="&quot;REP&quot;," calcext:value-type="string">
            <text:p>"REP",</text:p>
          </table:table-cell>
          <table:table-cell table:formula="of:=[.$I$1]&amp;[.C521]&amp;[.$J$1]&amp;[.$K$1]" office:value-type="string" office:string-value="&quot;Weekly Report&quot;," calcext:value-type="string">
            <text:p>"Weekly Report",</text:p>
          </table:table-cell>
          <table:table-cell table:formula="of:=[.$I$1]&amp;[.D521]&amp;[.$J$1]&amp;[.$K$1]" office:value-type="string" office:string-value="&quot;N&quot;," calcext:value-type="string">
            <text:p>"N",</text:p>
          </table:table-cell>
        </table:table-row>
        <table:table-row table:style-name="ro1">
          <table:table-cell office:value-type="string" calcext:value-type="string">
            <text:p>BSDI.0</text:p>
          </table:table-cell>
          <table:table-cell office:value-type="string" calcext:value-type="string">
            <text:p>BSDI</text:p>
          </table:table-cell>
          <table:table-cell office:value-type="string" calcext:value-type="string">
            <text:p>BSDI General</text:p>
          </table:table-cell>
          <table:table-cell office:value-type="string" calcext:value-type="string">
            <text:p>Y</text:p>
          </table:table-cell>
          <table:table-cell table:number-columns-repeated="10"/>
          <table:table-cell table:formula="of:=[.$I$1]&amp;[.A522]&amp;[.$J$1]&amp;[.$K$1]" office:value-type="string" office:string-value="&quot;BSDI.0&quot;," calcext:value-type="string">
            <text:p>"BSDI.0",</text:p>
          </table:table-cell>
          <table:table-cell table:formula="of:=[.$I$1]&amp;[.B522]&amp;[.$J$1]&amp;[.$K$1]" office:value-type="string" office:string-value="&quot;BSDI&quot;," calcext:value-type="string">
            <text:p>"BSDI",</text:p>
          </table:table-cell>
          <table:table-cell table:formula="of:=[.$I$1]&amp;[.C522]&amp;[.$J$1]&amp;[.$K$1]" office:value-type="string" office:string-value="&quot;BSDI General&quot;," calcext:value-type="string">
            <text:p>"BSDI General",</text:p>
          </table:table-cell>
          <table:table-cell table:formula="of:=[.$I$1]&amp;[.D522]&amp;[.$J$1]&amp;[.$K$1]" office:value-type="string" office:string-value="&quot;Y&quot;," calcext:value-type="string">
            <text:p>"Y",</text:p>
          </table:table-cell>
        </table:table-row>
        <table:table-row table:style-name="ro1">
          <table:table-cell office:value-type="string" calcext:value-type="string">
            <text:p>RID.0</text:p>
          </table:table-cell>
          <table:table-cell office:value-type="string" calcext:value-type="string">
            <text:p>RID</text:p>
          </table:table-cell>
          <table:table-cell office:value-type="string" calcext:value-type="string">
            <text:p>Risk ID General</text:p>
          </table:table-cell>
          <table:table-cell office:value-type="string" calcext:value-type="string">
            <text:p>N</text:p>
          </table:table-cell>
          <table:table-cell table:number-columns-repeated="10"/>
          <table:table-cell table:formula="of:=[.$I$1]&amp;[.A523]&amp;[.$J$1]&amp;[.$K$1]" office:value-type="string" office:string-value="&quot;RID.0&quot;," calcext:value-type="string">
            <text:p>"RID.0",</text:p>
          </table:table-cell>
          <table:table-cell table:formula="of:=[.$I$1]&amp;[.B523]&amp;[.$J$1]&amp;[.$K$1]" office:value-type="string" office:string-value="&quot;RID&quot;," calcext:value-type="string">
            <text:p>"RID",</text:p>
          </table:table-cell>
          <table:table-cell table:formula="of:=[.$I$1]&amp;[.C523]&amp;[.$J$1]&amp;[.$K$1]" office:value-type="string" office:string-value="&quot;Risk ID General&quot;," calcext:value-type="string">
            <text:p>"Risk ID General",</text:p>
          </table:table-cell>
          <table:table-cell table:formula="of:=[.$I$1]&amp;[.D523]&amp;[.$J$1]&amp;[.$K$1]" office:value-type="string" office:string-value="&quot;N&quot;," calcext:value-type="string">
            <text:p>"N",</text:p>
          </table:table-cell>
        </table:table-row>
        <table:table-row table:style-name="ro1">
          <table:table-cell office:value-type="string" calcext:value-type="string">
            <text:p>OB.0</text:p>
          </table:table-cell>
          <table:table-cell office:value-type="string" calcext:value-type="string">
            <text:p>OB</text:p>
          </table:table-cell>
          <table:table-cell office:value-type="string" calcext:value-type="string">
            <text:p>Onboarding - General</text:p>
          </table:table-cell>
          <table:table-cell office:value-type="string" calcext:value-type="string">
            <text:p>N</text:p>
          </table:table-cell>
          <table:table-cell table:number-columns-repeated="10"/>
          <table:table-cell table:formula="of:=[.$I$1]&amp;[.A524]&amp;[.$J$1]&amp;[.$K$1]" office:value-type="string" office:string-value="&quot;OB.0&quot;," calcext:value-type="string">
            <text:p>"OB.0",</text:p>
          </table:table-cell>
          <table:table-cell table:formula="of:=[.$I$1]&amp;[.B524]&amp;[.$J$1]&amp;[.$K$1]" office:value-type="string" office:string-value="&quot;OB&quot;," calcext:value-type="string">
            <text:p>"OB",</text:p>
          </table:table-cell>
          <table:table-cell table:formula="of:=[.$I$1]&amp;[.C524]&amp;[.$J$1]&amp;[.$K$1]" office:value-type="string" office:string-value="&quot;Onboarding - General&quot;," calcext:value-type="string">
            <text:p>"Onboarding - General",</text:p>
          </table:table-cell>
          <table:table-cell table:formula="of:=[.$I$1]&amp;[.D524]&amp;[.$J$1]&amp;[.$K$1]" office:value-type="string" office:string-value="&quot;N&quot;," calcext:value-type="string">
            <text:p>"N",</text:p>
          </table:table-cell>
        </table:table-row>
        <table:table-row table:style-name="ro1">
          <table:table-cell office:value-type="string" calcext:value-type="string">
            <text:p>N1</text:p>
          </table:table-cell>
          <table:table-cell office:value-type="string" calcext:value-type="string">
            <text:p>M.Friends</text:p>
          </table:table-cell>
          <table:table-cell office:value-type="string" calcext:value-type="string">
            <text:p>Neighbors</text:p>
          </table:table-cell>
          <table:table-cell office:value-type="string" calcext:value-type="string">
            <text:p>Y</text:p>
          </table:table-cell>
          <table:table-cell table:number-columns-repeated="10"/>
          <table:table-cell table:formula="of:=[.$I$1]&amp;[.A525]&amp;[.$J$1]&amp;[.$K$1]" office:value-type="string" office:string-value="&quot;N1&quot;," calcext:value-type="string">
            <text:p>"N1",</text:p>
          </table:table-cell>
          <table:table-cell table:formula="of:=[.$I$1]&amp;[.B525]&amp;[.$J$1]&amp;[.$K$1]" office:value-type="string" office:string-value="&quot;M.Friends&quot;," calcext:value-type="string">
            <text:p>"M.Friends",</text:p>
          </table:table-cell>
          <table:table-cell table:formula="of:=[.$I$1]&amp;[.C525]&amp;[.$J$1]&amp;[.$K$1]" office:value-type="string" office:string-value="&quot;Neighbors&quot;," calcext:value-type="string">
            <text:p>"Neighbors",</text:p>
          </table:table-cell>
          <table:table-cell table:formula="of:=[.$I$1]&amp;[.D525]&amp;[.$J$1]&amp;[.$K$1]" office:value-type="string" office:string-value="&quot;Y&quot;," calcext:value-type="string">
            <text:p>"Y",</text:p>
          </table:table-cell>
        </table:table-row>
        <table:table-row table:style-name="ro1">
          <table:table-cell office:value-type="string" calcext:value-type="string">
            <text:p>TRANS.5</text:p>
          </table:table-cell>
          <table:table-cell office:value-type="string" calcext:value-type="string">
            <text:p>TRANS</text:p>
          </table:table-cell>
          <table:table-cell office:value-type="string" calcext:value-type="string">
            <text:p>Commute - Waxhaw (O)</text:p>
          </table:table-cell>
          <table:table-cell office:value-type="string" calcext:value-type="string">
            <text:p>N</text:p>
          </table:table-cell>
          <table:table-cell table:number-columns-repeated="10"/>
          <table:table-cell table:formula="of:=[.$I$1]&amp;[.A526]&amp;[.$J$1]&amp;[.$K$1]" office:value-type="string" office:string-value="&quot;TRANS.5&quot;," calcext:value-type="string">
            <text:p>"TRANS.5",</text:p>
          </table:table-cell>
          <table:table-cell table:formula="of:=[.$I$1]&amp;[.B526]&amp;[.$J$1]&amp;[.$K$1]" office:value-type="string" office:string-value="&quot;TRANS&quot;," calcext:value-type="string">
            <text:p>"TRANS",</text:p>
          </table:table-cell>
          <table:table-cell table:formula="of:=[.$I$1]&amp;[.C526]&amp;[.$J$1]&amp;[.$K$1]" office:value-type="string" office:string-value="&quot;Commute - Waxhaw (O)&quot;," calcext:value-type="string">
            <text:p>"Commute - Waxhaw (O)",</text:p>
          </table:table-cell>
          <table:table-cell table:formula="of:=[.$I$1]&amp;[.D526]&amp;[.$J$1]&amp;[.$K$1]" office:value-type="string" office:string-value="&quot;N&quot;," calcext:value-type="string">
            <text:p>"N",</text:p>
          </table:table-cell>
        </table:table-row>
        <table:table-row table:style-name="ro1">
          <table:table-cell office:value-type="string" calcext:value-type="string">
            <text:p>AUD.07</text:p>
          </table:table-cell>
          <table:table-cell office:value-type="string" calcext:value-type="string">
            <text:p>AUD</text:p>
          </table:table-cell>
          <table:table-cell office:value-type="string" calcext:value-type="string">
            <text:p>Municipals Audit</text:p>
          </table:table-cell>
          <table:table-cell office:value-type="string" calcext:value-type="string">
            <text:p>N</text:p>
          </table:table-cell>
          <table:table-cell table:number-columns-repeated="10"/>
          <table:table-cell table:formula="of:=[.$I$1]&amp;[.A527]&amp;[.$J$1]&amp;[.$K$1]" office:value-type="string" office:string-value="&quot;AUD.07&quot;," calcext:value-type="string">
            <text:p>"AUD.07",</text:p>
          </table:table-cell>
          <table:table-cell table:formula="of:=[.$I$1]&amp;[.B527]&amp;[.$J$1]&amp;[.$K$1]" office:value-type="string" office:string-value="&quot;AUD&quot;," calcext:value-type="string">
            <text:p>"AUD",</text:p>
          </table:table-cell>
          <table:table-cell table:formula="of:=[.$I$1]&amp;[.C527]&amp;[.$J$1]&amp;[.$K$1]" office:value-type="string" office:string-value="&quot;Municipals Audit&quot;," calcext:value-type="string">
            <text:p>"Municipals Audit",</text:p>
          </table:table-cell>
          <table:table-cell table:formula="of:=[.$I$1]&amp;[.D527]&amp;[.$J$1]&amp;[.$K$1]" office:value-type="string" office:string-value="&quot;N&quot;," calcext:value-type="string">
            <text:p>"N",</text:p>
          </table:table-cell>
        </table:table-row>
        <table:table-row table:style-name="ro1">
          <table:table-cell office:value-type="string" calcext:value-type="string">
            <text:p>VOL.G</text:p>
          </table:table-cell>
          <table:table-cell office:value-type="string" calcext:value-type="string">
            <text:p>VOL</text:p>
          </table:table-cell>
          <table:table-cell office:value-type="string" calcext:value-type="string">
            <text:p>Volcker General</text:p>
          </table:table-cell>
          <table:table-cell office:value-type="string" calcext:value-type="string">
            <text:p>N</text:p>
          </table:table-cell>
          <table:table-cell table:number-columns-repeated="10"/>
          <table:table-cell table:formula="of:=[.$I$1]&amp;[.A528]&amp;[.$J$1]&amp;[.$K$1]" office:value-type="string" office:string-value="&quot;VOL.G&quot;," calcext:value-type="string">
            <text:p>"VOL.G",</text:p>
          </table:table-cell>
          <table:table-cell table:formula="of:=[.$I$1]&amp;[.B528]&amp;[.$J$1]&amp;[.$K$1]" office:value-type="string" office:string-value="&quot;VOL&quot;," calcext:value-type="string">
            <text:p>"VOL",</text:p>
          </table:table-cell>
          <table:table-cell table:formula="of:=[.$I$1]&amp;[.C528]&amp;[.$J$1]&amp;[.$K$1]" office:value-type="string" office:string-value="&quot;Volcker General&quot;," calcext:value-type="string">
            <text:p>"Volcker General",</text:p>
          </table:table-cell>
          <table:table-cell table:formula="of:=[.$I$1]&amp;[.D528]&amp;[.$J$1]&amp;[.$K$1]" office:value-type="string" office:string-value="&quot;N&quot;," calcext:value-type="string">
            <text:p>"N",</text:p>
          </table:table-cell>
        </table:table-row>
        <table:table-row table:style-name="ro1">
          <table:table-cell office:value-type="string" calcext:value-type="string">
            <text:p>TG.0</text:p>
          </table:table-cell>
          <table:table-cell office:value-type="string" calcext:value-type="string">
            <text:p>TG</text:p>
          </table:table-cell>
          <table:table-cell office:value-type="string" calcext:value-type="string">
            <text:p>Trade Governance - General</text:p>
          </table:table-cell>
          <table:table-cell office:value-type="string" calcext:value-type="string">
            <text:p>N</text:p>
          </table:table-cell>
          <table:table-cell table:number-columns-repeated="10"/>
          <table:table-cell table:formula="of:=[.$I$1]&amp;[.A529]&amp;[.$J$1]&amp;[.$K$1]" office:value-type="string" office:string-value="&quot;TG.0&quot;," calcext:value-type="string">
            <text:p>"TG.0",</text:p>
          </table:table-cell>
          <table:table-cell table:formula="of:=[.$I$1]&amp;[.B529]&amp;[.$J$1]&amp;[.$K$1]" office:value-type="string" office:string-value="&quot;TG&quot;," calcext:value-type="string">
            <text:p>"TG",</text:p>
          </table:table-cell>
          <table:table-cell table:formula="of:=[.$I$1]&amp;[.C529]&amp;[.$J$1]&amp;[.$K$1]" office:value-type="string" office:string-value="&quot;Trade Governance - General&quot;," calcext:value-type="string">
            <text:p>"Trade Governance - General",</text:p>
          </table:table-cell>
          <table:table-cell table:formula="of:=[.$I$1]&amp;[.D529]&amp;[.$J$1]&amp;[.$K$1]" office:value-type="string" office:string-value="&quot;N&quot;," calcext:value-type="string">
            <text:p>"N",</text:p>
          </table:table-cell>
        </table:table-row>
        <table:table-row table:style-name="ro1">
          <table:table-cell office:value-type="string" calcext:value-type="string">
            <text:p>NP.02</text:p>
          </table:table-cell>
          <table:table-cell office:value-type="string" calcext:value-type="string">
            <text:p>NP</text:p>
          </table:table-cell>
          <table:table-cell office:value-type="string" calcext:value-type="string">
            <text:p>Single Security</text:p>
          </table:table-cell>
          <table:table-cell office:value-type="string" calcext:value-type="string">
            <text:p>N</text:p>
          </table:table-cell>
          <table:table-cell table:number-columns-repeated="10"/>
          <table:table-cell table:formula="of:=[.$I$1]&amp;[.A530]&amp;[.$J$1]&amp;[.$K$1]" office:value-type="string" office:string-value="&quot;NP.02&quot;," calcext:value-type="string">
            <text:p>"NP.02",</text:p>
          </table:table-cell>
          <table:table-cell table:formula="of:=[.$I$1]&amp;[.B530]&amp;[.$J$1]&amp;[.$K$1]" office:value-type="string" office:string-value="&quot;NP&quot;," calcext:value-type="string">
            <text:p>"NP",</text:p>
          </table:table-cell>
          <table:table-cell table:formula="of:=[.$I$1]&amp;[.C530]&amp;[.$J$1]&amp;[.$K$1]" office:value-type="string" office:string-value="&quot;Single Security&quot;," calcext:value-type="string">
            <text:p>"Single Security",</text:p>
          </table:table-cell>
          <table:table-cell table:formula="of:=[.$I$1]&amp;[.D530]&amp;[.$J$1]&amp;[.$K$1]" office:value-type="string" office:string-value="&quot;N&quot;," calcext:value-type="string">
            <text:p>"N",</text:p>
          </table:table-cell>
        </table:table-row>
        <table:table-row table:style-name="ro1">
          <table:table-cell office:value-type="string" calcext:value-type="string">
            <text:p>NP.03</text:p>
          </table:table-cell>
          <table:table-cell office:value-type="string" calcext:value-type="string">
            <text:p>NP</text:p>
          </table:table-cell>
          <table:table-cell office:value-type="string" calcext:value-type="string">
            <text:p>Reinsurance Retirements</text:p>
          </table:table-cell>
          <table:table-cell office:value-type="string" calcext:value-type="string">
            <text:p>N</text:p>
          </table:table-cell>
          <table:table-cell table:number-columns-repeated="10"/>
          <table:table-cell table:formula="of:=[.$I$1]&amp;[.A531]&amp;[.$J$1]&amp;[.$K$1]" office:value-type="string" office:string-value="&quot;NP.03&quot;," calcext:value-type="string">
            <text:p>"NP.03",</text:p>
          </table:table-cell>
          <table:table-cell table:formula="of:=[.$I$1]&amp;[.B531]&amp;[.$J$1]&amp;[.$K$1]" office:value-type="string" office:string-value="&quot;NP&quot;," calcext:value-type="string">
            <text:p>"NP",</text:p>
          </table:table-cell>
          <table:table-cell table:formula="of:=[.$I$1]&amp;[.C531]&amp;[.$J$1]&amp;[.$K$1]" office:value-type="string" office:string-value="&quot;Reinsurance Retirements&quot;," calcext:value-type="string">
            <text:p>"Reinsurance Retirements",</text:p>
          </table:table-cell>
          <table:table-cell table:formula="of:=[.$I$1]&amp;[.D531]&amp;[.$J$1]&amp;[.$K$1]" office:value-type="string" office:string-value="&quot;N&quot;," calcext:value-type="string">
            <text:p>"N",</text:p>
          </table:table-cell>
        </table:table-row>
        <table:table-row table:style-name="ro1">
          <table:table-cell office:value-type="string" calcext:value-type="string">
            <text:p>NP.04</text:p>
          </table:table-cell>
          <table:table-cell office:value-type="string" calcext:value-type="string">
            <text:p>NP</text:p>
          </table:table-cell>
          <table:table-cell office:value-type="string" calcext:value-type="string">
            <text:p>E-Trading</text:p>
          </table:table-cell>
          <table:table-cell office:value-type="string" calcext:value-type="string">
            <text:p>N</text:p>
          </table:table-cell>
          <table:table-cell table:number-columns-repeated="10"/>
          <table:table-cell table:formula="of:=[.$I$1]&amp;[.A532]&amp;[.$J$1]&amp;[.$K$1]" office:value-type="string" office:string-value="&quot;NP.04&quot;," calcext:value-type="string">
            <text:p>"NP.04",</text:p>
          </table:table-cell>
          <table:table-cell table:formula="of:=[.$I$1]&amp;[.B532]&amp;[.$J$1]&amp;[.$K$1]" office:value-type="string" office:string-value="&quot;NP&quot;," calcext:value-type="string">
            <text:p>"NP",</text:p>
          </table:table-cell>
          <table:table-cell table:formula="of:=[.$I$1]&amp;[.C532]&amp;[.$J$1]&amp;[.$K$1]" office:value-type="string" office:string-value="&quot;E-Trading&quot;," calcext:value-type="string">
            <text:p>"E-Trading",</text:p>
          </table:table-cell>
          <table:table-cell table:formula="of:=[.$I$1]&amp;[.D532]&amp;[.$J$1]&amp;[.$K$1]" office:value-type="string" office:string-value="&quot;N&quot;," calcext:value-type="string">
            <text:p>"N",</text:p>
          </table:table-cell>
        </table:table-row>
        <table:table-row table:style-name="ro1">
          <table:table-cell office:value-type="string" calcext:value-type="string">
            <text:p>PROG.9</text:p>
          </table:table-cell>
          <table:table-cell office:value-type="string" calcext:value-type="string">
            <text:p>PROG</text:p>
          </table:table-cell>
          <table:table-cell office:value-type="string" calcext:value-type="string">
            <text:p>Visual Basic</text:p>
          </table:table-cell>
          <table:table-cell office:value-type="string" calcext:value-type="string">
            <text:p>Y</text:p>
          </table:table-cell>
          <table:table-cell table:number-columns-repeated="10"/>
          <table:table-cell table:formula="of:=[.$I$1]&amp;[.A533]&amp;[.$J$1]&amp;[.$K$1]" office:value-type="string" office:string-value="&quot;PROG.9&quot;," calcext:value-type="string">
            <text:p>"PROG.9",</text:p>
          </table:table-cell>
          <table:table-cell table:formula="of:=[.$I$1]&amp;[.B533]&amp;[.$J$1]&amp;[.$K$1]" office:value-type="string" office:string-value="&quot;PROG&quot;," calcext:value-type="string">
            <text:p>"PROG",</text:p>
          </table:table-cell>
          <table:table-cell table:formula="of:=[.$I$1]&amp;[.C533]&amp;[.$J$1]&amp;[.$K$1]" office:value-type="string" office:string-value="&quot;Visual Basic&quot;," calcext:value-type="string">
            <text:p>"Visual Basic",</text:p>
          </table:table-cell>
          <table:table-cell table:formula="of:=[.$I$1]&amp;[.D533]&amp;[.$J$1]&amp;[.$K$1]" office:value-type="string" office:string-value="&quot;Y&quot;," calcext:value-type="string">
            <text:p>"Y",</text:p>
          </table:table-cell>
        </table:table-row>
        <table:table-row table:style-name="ro1">
          <table:table-cell office:value-type="string" calcext:value-type="string">
            <text:p>CHC.R</text:p>
          </table:table-cell>
          <table:table-cell office:value-type="string" calcext:value-type="string">
            <text:p>CHC</text:p>
          </table:table-cell>
          <table:table-cell office:value-type="string" calcext:value-type="string">
            <text:p>Childcare</text:p>
          </table:table-cell>
          <table:table-cell office:value-type="string" calcext:value-type="string">
            <text:p>Y</text:p>
          </table:table-cell>
          <table:table-cell table:number-columns-repeated="10"/>
          <table:table-cell table:formula="of:=[.$I$1]&amp;[.A534]&amp;[.$J$1]&amp;[.$K$1]" office:value-type="string" office:string-value="&quot;CHC.R&quot;," calcext:value-type="string">
            <text:p>"CHC.R",</text:p>
          </table:table-cell>
          <table:table-cell table:formula="of:=[.$I$1]&amp;[.B534]&amp;[.$J$1]&amp;[.$K$1]" office:value-type="string" office:string-value="&quot;CHC&quot;," calcext:value-type="string">
            <text:p>"CHC",</text:p>
          </table:table-cell>
          <table:table-cell table:formula="of:=[.$I$1]&amp;[.C534]&amp;[.$J$1]&amp;[.$K$1]" office:value-type="string" office:string-value="&quot;Childcare&quot;," calcext:value-type="string">
            <text:p>"Childcare",</text:p>
          </table:table-cell>
          <table:table-cell table:formula="of:=[.$I$1]&amp;[.D534]&amp;[.$J$1]&amp;[.$K$1]" office:value-type="string" office:string-value="&quot;Y&quot;," calcext:value-type="string">
            <text:p>"Y",</text:p>
          </table:table-cell>
        </table:table-row>
        <table:table-row table:style-name="ro1">
          <table:table-cell office:value-type="string" calcext:value-type="string">
            <text:p>WRT.S</text:p>
          </table:table-cell>
          <table:table-cell office:value-type="string" calcext:value-type="string">
            <text:p>WRT</text:p>
          </table:table-cell>
          <table:table-cell office:value-type="string" calcext:value-type="string">
            <text:p>Short Stories</text:p>
          </table:table-cell>
          <table:table-cell office:value-type="string" calcext:value-type="string">
            <text:p>N</text:p>
          </table:table-cell>
          <table:table-cell table:number-columns-repeated="10"/>
          <table:table-cell table:formula="of:=[.$I$1]&amp;[.A535]&amp;[.$J$1]&amp;[.$K$1]" office:value-type="string" office:string-value="&quot;WRT.S&quot;," calcext:value-type="string">
            <text:p>"WRT.S",</text:p>
          </table:table-cell>
          <table:table-cell table:formula="of:=[.$I$1]&amp;[.B535]&amp;[.$J$1]&amp;[.$K$1]" office:value-type="string" office:string-value="&quot;WRT&quot;," calcext:value-type="string">
            <text:p>"WRT",</text:p>
          </table:table-cell>
          <table:table-cell table:formula="of:=[.$I$1]&amp;[.C535]&amp;[.$J$1]&amp;[.$K$1]" office:value-type="string" office:string-value="&quot;Short Stories&quot;," calcext:value-type="string">
            <text:p>"Short Stories",</text:p>
          </table:table-cell>
          <table:table-cell table:formula="of:=[.$I$1]&amp;[.D535]&amp;[.$J$1]&amp;[.$K$1]" office:value-type="string" office:string-value="&quot;N&quot;," calcext:value-type="string">
            <text:p>"N",</text:p>
          </table:table-cell>
        </table:table-row>
        <table:table-row table:style-name="ro1">
          <table:table-cell office:value-type="string" calcext:value-type="string">
            <text:p>SPA</text:p>
          </table:table-cell>
          <table:table-cell office:value-type="string" calcext:value-type="string">
            <text:p>FLANG</text:p>
          </table:table-cell>
          <table:table-cell office:value-type="string" calcext:value-type="string">
            <text:p>Spanish</text:p>
          </table:table-cell>
          <table:table-cell office:value-type="string" calcext:value-type="string">
            <text:p>N</text:p>
          </table:table-cell>
          <table:table-cell table:number-columns-repeated="10"/>
          <table:table-cell table:formula="of:=[.$I$1]&amp;[.A536]&amp;[.$J$1]&amp;[.$K$1]" office:value-type="string" office:string-value="&quot;SPA&quot;," calcext:value-type="string">
            <text:p>"SPA",</text:p>
          </table:table-cell>
          <table:table-cell table:formula="of:=[.$I$1]&amp;[.B536]&amp;[.$J$1]&amp;[.$K$1]" office:value-type="string" office:string-value="&quot;FLANG&quot;," calcext:value-type="string">
            <text:p>"FLANG",</text:p>
          </table:table-cell>
          <table:table-cell table:formula="of:=[.$I$1]&amp;[.C536]&amp;[.$J$1]&amp;[.$K$1]" office:value-type="string" office:string-value="&quot;Spanish&quot;," calcext:value-type="string">
            <text:p>"Spanish",</text:p>
          </table:table-cell>
          <table:table-cell table:formula="of:=[.$I$1]&amp;[.D536]&amp;[.$J$1]&amp;[.$K$1]" office:value-type="string" office:string-value="&quot;N&quot;," calcext:value-type="string">
            <text:p>"N",</text:p>
          </table:table-cell>
        </table:table-row>
        <table:table-row table:style-name="ro1">
          <table:table-cell office:value-type="string" calcext:value-type="string">
            <text:p>SHRP.02</text:p>
          </table:table-cell>
          <table:table-cell office:value-type="string" calcext:value-type="string">
            <text:p>SHRP</text:p>
          </table:table-cell>
          <table:table-cell office:value-type="string" calcext:value-type="string">
            <text:p>Hierarchy Changes</text:p>
          </table:table-cell>
          <table:table-cell office:value-type="string" calcext:value-type="string">
            <text:p>Y</text:p>
          </table:table-cell>
          <table:table-cell table:number-columns-repeated="10"/>
          <table:table-cell table:formula="of:=[.$I$1]&amp;[.A537]&amp;[.$J$1]&amp;[.$K$1]" office:value-type="string" office:string-value="&quot;SHRP.02&quot;," calcext:value-type="string">
            <text:p>"SHRP.02",</text:p>
          </table:table-cell>
          <table:table-cell table:formula="of:=[.$I$1]&amp;[.B537]&amp;[.$J$1]&amp;[.$K$1]" office:value-type="string" office:string-value="&quot;SHRP&quot;," calcext:value-type="string">
            <text:p>"SHRP",</text:p>
          </table:table-cell>
          <table:table-cell table:formula="of:=[.$I$1]&amp;[.C537]&amp;[.$J$1]&amp;[.$K$1]" office:value-type="string" office:string-value="&quot;Hierarchy Changes&quot;," calcext:value-type="string">
            <text:p>"Hierarchy Changes",</text:p>
          </table:table-cell>
          <table:table-cell table:formula="of:=[.$I$1]&amp;[.D537]&amp;[.$J$1]&amp;[.$K$1]" office:value-type="string" office:string-value="&quot;Y&quot;," calcext:value-type="string">
            <text:p>"Y",</text:p>
          </table:table-cell>
        </table:table-row>
        <table:table-row table:style-name="ro1">
          <table:table-cell office:value-type="string" calcext:value-type="string">
            <text:p>CRMP.0</text:p>
          </table:table-cell>
          <table:table-cell office:value-type="string" calcext:value-type="string">
            <text:p>CRMP</text:p>
          </table:table-cell>
          <table:table-cell office:value-type="string" calcext:value-type="string">
            <text:p>CRMP - General</text:p>
          </table:table-cell>
          <table:table-cell office:value-type="string" calcext:value-type="string">
            <text:p>N</text:p>
          </table:table-cell>
          <table:table-cell table:number-columns-repeated="10"/>
          <table:table-cell table:formula="of:=[.$I$1]&amp;[.A538]&amp;[.$J$1]&amp;[.$K$1]" office:value-type="string" office:string-value="&quot;CRMP.0&quot;," calcext:value-type="string">
            <text:p>"CRMP.0",</text:p>
          </table:table-cell>
          <table:table-cell table:formula="of:=[.$I$1]&amp;[.B538]&amp;[.$J$1]&amp;[.$K$1]" office:value-type="string" office:string-value="&quot;CRMP&quot;," calcext:value-type="string">
            <text:p>"CRMP",</text:p>
          </table:table-cell>
          <table:table-cell table:formula="of:=[.$I$1]&amp;[.C538]&amp;[.$J$1]&amp;[.$K$1]" office:value-type="string" office:string-value="&quot;CRMP - General&quot;," calcext:value-type="string">
            <text:p>"CRMP - General",</text:p>
          </table:table-cell>
          <table:table-cell table:formula="of:=[.$I$1]&amp;[.D538]&amp;[.$J$1]&amp;[.$K$1]" office:value-type="string" office:string-value="&quot;N&quot;," calcext:value-type="string">
            <text:p>"N",</text:p>
          </table:table-cell>
        </table:table-row>
        <table:table-row table:style-name="ro1">
          <table:table-cell office:value-type="string" calcext:value-type="string">
            <text:p>TR.00</text:p>
          </table:table-cell>
          <table:table-cell office:value-type="string" calcext:value-type="string">
            <text:p>TR</text:p>
          </table:table-cell>
          <table:table-cell office:value-type="string" calcext:value-type="string">
            <text:p>Tech Risk (General)</text:p>
          </table:table-cell>
          <table:table-cell office:value-type="string" calcext:value-type="string">
            <text:p>N</text:p>
          </table:table-cell>
          <table:table-cell table:number-columns-repeated="10"/>
          <table:table-cell table:formula="of:=[.$I$1]&amp;[.A539]&amp;[.$J$1]&amp;[.$K$1]" office:value-type="string" office:string-value="&quot;TR.00&quot;," calcext:value-type="string">
            <text:p>"TR.00",</text:p>
          </table:table-cell>
          <table:table-cell table:formula="of:=[.$I$1]&amp;[.B539]&amp;[.$J$1]&amp;[.$K$1]" office:value-type="string" office:string-value="&quot;TR&quot;," calcext:value-type="string">
            <text:p>"TR",</text:p>
          </table:table-cell>
          <table:table-cell table:formula="of:=[.$I$1]&amp;[.C539]&amp;[.$J$1]&amp;[.$K$1]" office:value-type="string" office:string-value="&quot;Tech Risk (General)&quot;," calcext:value-type="string">
            <text:p>"Tech Risk (General)",</text:p>
          </table:table-cell>
          <table:table-cell table:formula="of:=[.$I$1]&amp;[.D539]&amp;[.$J$1]&amp;[.$K$1]" office:value-type="string" office:string-value="&quot;N&quot;," calcext:value-type="string">
            <text:p>"N",</text:p>
          </table:table-cell>
        </table:table-row>
        <table:table-row table:style-name="ro1">
          <table:table-cell office:value-type="string" calcext:value-type="string">
            <text:p>TR.01</text:p>
          </table:table-cell>
          <table:table-cell office:value-type="string" calcext:value-type="string">
            <text:p>TR</text:p>
          </table:table-cell>
          <table:table-cell office:value-type="string" calcext:value-type="string">
            <text:p>Ada</text:p>
          </table:table-cell>
          <table:table-cell office:value-type="string" calcext:value-type="string">
            <text:p>Y</text:p>
          </table:table-cell>
          <table:table-cell table:number-columns-repeated="10"/>
          <table:table-cell table:formula="of:=[.$I$1]&amp;[.A540]&amp;[.$J$1]&amp;[.$K$1]" office:value-type="string" office:string-value="&quot;TR.01&quot;," calcext:value-type="string">
            <text:p>"TR.01",</text:p>
          </table:table-cell>
          <table:table-cell table:formula="of:=[.$I$1]&amp;[.B540]&amp;[.$J$1]&amp;[.$K$1]" office:value-type="string" office:string-value="&quot;TR&quot;," calcext:value-type="string">
            <text:p>"TR",</text:p>
          </table:table-cell>
          <table:table-cell table:formula="of:=[.$I$1]&amp;[.C540]&amp;[.$J$1]&amp;[.$K$1]" office:value-type="string" office:string-value="&quot;Ada&quot;," calcext:value-type="string">
            <text:p>"Ada",</text:p>
          </table:table-cell>
          <table:table-cell table:formula="of:=[.$I$1]&amp;[.D540]&amp;[.$J$1]&amp;[.$K$1]" office:value-type="string" office:string-value="&quot;Y&quot;," calcext:value-type="string">
            <text:p>"Y",</text:p>
          </table:table-cell>
        </table:table-row>
        <table:table-row table:style-name="ro1">
          <table:table-cell office:value-type="string" calcext:value-type="string">
            <text:p>RC.00</text:p>
          </table:table-cell>
          <table:table-cell office:value-type="string" calcext:value-type="string">
            <text:p>RC</text:p>
          </table:table-cell>
          <table:table-cell office:value-type="string" calcext:value-type="string">
            <text:p>Reg Control - General</text:p>
          </table:table-cell>
          <table:table-cell office:value-type="string" calcext:value-type="string">
            <text:p>Y</text:p>
          </table:table-cell>
          <table:table-cell table:number-columns-repeated="10"/>
          <table:table-cell table:formula="of:=[.$I$1]&amp;[.A541]&amp;[.$J$1]&amp;[.$K$1]" office:value-type="string" office:string-value="&quot;RC.00&quot;," calcext:value-type="string">
            <text:p>"RC.00",</text:p>
          </table:table-cell>
          <table:table-cell table:formula="of:=[.$I$1]&amp;[.B541]&amp;[.$J$1]&amp;[.$K$1]" office:value-type="string" office:string-value="&quot;RC&quot;," calcext:value-type="string">
            <text:p>"RC",</text:p>
          </table:table-cell>
          <table:table-cell table:formula="of:=[.$I$1]&amp;[.C541]&amp;[.$J$1]&amp;[.$K$1]" office:value-type="string" office:string-value="&quot;Reg Control - General&quot;," calcext:value-type="string">
            <text:p>"Reg Control - General",</text:p>
          </table:table-cell>
          <table:table-cell table:formula="of:=[.$I$1]&amp;[.D541]&amp;[.$J$1]&amp;[.$K$1]" office:value-type="string" office:string-value="&quot;Y&quot;," calcext:value-type="string">
            <text:p>"Y",</text:p>
          </table:table-cell>
        </table:table-row>
        <table:table-row table:style-name="ro1">
          <table:table-cell office:value-type="string" calcext:value-type="string">
            <text:p>IRR.00</text:p>
          </table:table-cell>
          <table:table-cell office:value-type="string" calcext:value-type="string">
            <text:p>IRR</text:p>
          </table:table-cell>
          <table:table-cell office:value-type="string" calcext:value-type="string">
            <text:p>Intl. Reg. Rep. General</text:p>
          </table:table-cell>
          <table:table-cell office:value-type="string" calcext:value-type="string">
            <text:p>N</text:p>
          </table:table-cell>
          <table:table-cell table:number-columns-repeated="10"/>
          <table:table-cell table:formula="of:=[.$I$1]&amp;[.A542]&amp;[.$J$1]" office:value-type="string" office:string-value="&quot;IRR.00&quot;" calcext:value-type="string">
            <text:p>"IRR.00"</text:p>
          </table:table-cell>
          <table:table-cell table:formula="of:=[.$I$1]&amp;[.B542]&amp;[.$J$1]" office:value-type="string" office:string-value="&quot;IRR&quot;" calcext:value-type="string">
            <text:p>"IRR"</text:p>
          </table:table-cell>
          <table:table-cell table:formula="of:=[.$I$1]&amp;[.C542]&amp;[.$J$1]" office:value-type="string" office:string-value="&quot;Intl. Reg. Rep. General&quot;" calcext:value-type="string">
            <text:p>"Intl. Reg. Rep. General"</text:p>
          </table:table-cell>
          <table:table-cell table:formula="of:=[.$I$1]&amp;[.D542]&amp;[.$J$1]" office:value-type="string" office:string-value="&quot;N&quot;" calcext:value-type="string">
            <text:p>"N"</text:p>
          </table:table-cell>
        </table:table-row>
        <table:table-row table:style-name="ro1">
          <table:table-cell table:number-columns-repeated="18"/>
        </table:table-row>
        <table:table-row table:style-name="ro1">
          <table:table-cell table:number-columns-repeated="14"/>
          <table:table-cell table:style-name="ce4" table:formula="of:=COM.MICROSOFT.CONCAT([.$G$1];[.$H$1];[.O2:.O542];[.$L$1];[.$M$1];[.$K$1])" office:value-type="string" office:string-value="[[&quot;150141&quot;,&quot;150141.1&quot;,&quot;150141.2&quot;,&quot;150143&quot;,&quot;150143.1&quot;,&quot;150143.2&quot;,&quot;150143.3&quot;,&quot;150143.4&quot;,&quot;150143.5&quot;,&quot;150143.6&quot;,&quot;150143.7&quot;,&quot;150143.8&quot;,&quot;150143.9&quot;,&quot;150145&quot;,&quot;150145.01&quot;,&quot;150145.02&quot;,&quot;150145.03&quot;,&quot;150145.04&quot;,&quot;150145.05&quot;,&quot;150145.07&quot;,&quot;150145.06&quot;,&quot;150182&quot;,&quot;150182.1&quot;,&quot;150182.2&quot;,&quot;150848&quot;,&quot;160038.A&quot;,&quot;160038.P&quot;,&quot;160038.R&quot;,&quot;160038.1&quot;,&quot;160038.2&quot;,&quot;160038.3&quot;,&quot;160038.4&quot;,&quot;160038.5&quot;,&quot;160038.6&quot;,&quot;160038.7&quot;,&quot;160038.8&quot;,&quot;160038.9&quot;,&quot;160041.A&quot;,&quot;160041.M&quot;,&quot;160041.1&quot;,&quot;160041.2&quot;,&quot;2012-RM-08.0.0&quot;,&quot;2013-AM-04.0.0&quot;,&quot;2013-AM-04.B.2&quot;,&quot;2013-AM-04.B.3&quot;,&quot;2013-AM-04.D.1&quot;,&quot;2013-AM-04.E.1&quot;,&quot;2013-AM-05.0.0&quot;,&quot;2013-AM-05.B.1&quot;,&quot;2013-AM-05.B.2&quot;,&quot;2013-AM-05.C.1&quot;,&quot;2013-AM-05.E.1&quot;,&quot;2013-AM-05.F.1&quot;,&quot;2013-AM-09.0.0&quot;,&quot;2013-AM-09.A.2&quot;,&quot;2013-AM-09.A.3&quot;,&quot;2013-AM-09.B.1&quot;,&quot;2013-AM-09.B.2&quot;,&quot;2013-AM-09.B.3&quot;,&quot;2013-AM-09.C.2&quot;,&quot;2013-AM-09.C.4&quot;,&quot;2013-AM-09.D.3&quot;,&quot;2013-AM-10.0.0&quot;,&quot;2013-AM-10.A.7&quot;,&quot;2013-AM-10.A.8&quot;,&quot;2013-AM-10.B.7&quot;,&quot;2013-AM-10.C.1&quot;,&quot;2013-AM-10.C.2&quot;,&quot;2013-AM-10.C.3&quot;,&quot;2013-AM-12.0.0&quot;,&quot;2013-AM-12.A.1&quot;,&quot;2013-AM-12.A.2&quot;,&quot;2013-AM-12.B.1&quot;,&quot;2013-AM-12.C.1&quot;,&quot;2013-AM-15.0.0&quot;,&quot;2013-AM-15.A.1&quot;,&quot;2013-AM-15.A.2&quot;,&quot;2013-AM-15.A.3&quot;,&quot;2013-AM-15.A.4&quot;,&quot;2013-AM-15.B.1&quot;,&quot;2013-AM-15.B.2&quot;,&quot;2013-AM-15.B.3&quot;,&quot;2013-AM-15.B.4&quot;,&quot;2013-AM-15.C.1&quot;,&quot;2013-AM-15.C.2&quot;,&quot;2013-RM-03.0.0&quot;,&quot;2013-RM-03.A.2&quot;,&quot;2013-RM-03.A.3&quot;,&quot;2013-RM-03.B.1&quot;,&quot;2013-RM-03.B.2&quot;,&quot;2013-RM-03.C.1&quot;,&quot;2013-RM-03.C.2&quot;,&quot;2013-RM-05.0.0&quot;,&quot;2013-SP-01.0.0&quot;,&quot;2013-SP-02.0.0&quot;,&quot;2014-AM-05.0.0&quot;,&quot;2014-AM-05.A.1&quot;,&quot;2014-AM-05.A.2&quot;,&quot;2014-AM-05.A.3&quot;,&quot;2014-AM-05.B.1&quot;,&quot;2014-AM-05.B.2&quot;,&quot;2014-AM-05.C.1&quot;,&quot;2014-AM-05.C.2&quot;,&quot;2014-AM-05.C.3&quot;,&quot;2014-AM-05.D.1&quot;,&quot;2014-AM-05.D.2&quot;,&quot;2014-AM-05.D.3&quot;,&quot;2014-AM-05.E.1&quot;,&quot;2014-AM-05.E.2&quot;,&quot;2014-AM-06.0.0&quot;,&quot;2014-AM-08.0&quot;,&quot;2014-AM-08.A&quot;,&quot;2014-AM-08.B&quot;,&quot;2014-AM-08.C&quot;,&quot;2014-AM-14.0.0&quot;,&quot;2014-AM-14.A.1&quot;,&quot;2014-AM-14.A.2&quot;,&quot;2014-AM-14.A.3&quot;,&quot;2014-AM-14.A.4&quot;,&quot;2014-AM-14.A.5&quot;,&quot;2014-AM-14.B.1&quot;,&quot;2014-AM-14.B.2&quot;,&quot;2014-AM-14.C.1&quot;,&quot;2014-AM-14.C.2&quot;,&quot;2014-AM-14.C.3&quot;,&quot;2014-AM-15.0.0&quot;,&quot;2014-AM-15.A.1&quot;,&quot;2014-AM-15.A.2&quot;,&quot;2014-AM-15.A.3&quot;,&quot;2014-AM-15.A.4&quot;,&quot;2014-AM-15.B.1&quot;,&quot;2014-AM-15.B.2&quot;,&quot;2014-AM-15.B.3&quot;,&quot;2014-AM-15.C.1&quot;,&quot;2014-AM-15.C.2&quot;,&quot;2014-AM-15.C.3&quot;,&quot;2014-AM-15.D.1&quot;,&quot;2014-AM-15.D.2&quot;,&quot;2014-AM-18.0.0&quot;,&quot;2014-AM-18.A.1&quot;,&quot;2014-AM-18.A.2&quot;,&quot;2014-AM-18.A.3&quot;,&quot;2014-AM-18.B.1&quot;,&quot;2014-AM-18.B.2&quot;,&quot;2014-AM-18.B.3&quot;,&quot;2014-AM-18.B.4&quot;,&quot;2014-AM-18.C.1&quot;,&quot;2014-AM-18.C.2&quot;,&quot;2014-AM-18.C.3&quot;,&quot;2014-AM-18.D.1&quot;,&quot;2014-AM-18.D.2&quot;,&quot;2014-AM-18.D.3&quot;,&quot;2014-AM-18.E.1&quot;,&quot;2014-AM-19.0.0&quot;,&quot;2014-FA-08.0.0&quot;,&quot;2014-FA-08.B.1&quot;,&quot;2014-FA-08.B.2&quot;,&quot;2014-FA-08.B.3&quot;,&quot;2014-FA-08.B.4&quot;,&quot;2014-FA-08.B.5&quot;,&quot;2014-FA-08.C.1&quot;,&quot;2014-FA-08.C.2&quot;,&quot;2014-FA-08.C.3&quot;,&quot;2014-FA-08.D.1&quot;,&quot;2014-FA-08.D.2&quot;,&quot;2014-FA-11.0.0&quot;,&quot;2014-FA-11.A.3&quot;,&quot;2014-FA-11.C.1&quot;,&quot;2014-FA-11.C.2&quot;,&quot;2014-FA-11.C.3&quot;,&quot;2014-FA-11.C.4&quot;,&quot;2014-FA-11.C.5&quot;,&quot;2014-FA-11.C.6&quot;,&quot;2014-FA-11.E.2&quot;,&quot;2014-FA-12.0.0&quot;,&quot;2014-FA-12.A.1&quot;,&quot;2014-FA-12.A.2&quot;,&quot;2014-FA-12.B.1&quot;,&quot;2014-FA-12.B.2&quot;,&quot;2014-FA-12.B.3&quot;,&quot;2014-FA-12.C.1&quot;,&quot;2014-FA-12.C.2&quot;,&quot;2014-FA-12.D.1&quot;,&quot;2014-IT-18.0.0&quot;,&quot;2014-RM-04.0.0&quot;,&quot;2014-RM-04.B.2&quot;,&quot;2014-RM-04.C.4&quot;,&quot;2014-RM-06.0.0&quot;,&quot;2014-SP-01.0.0&quot;,&quot;2015-AM-08.0.0&quot;,&quot;2015-AM-08.A.1&quot;,&quot;2015-AM-08.A.2&quot;,&quot;2015-AM-08.B.1&quot;,&quot;2015-AM-08.B.2&quot;,&quot;2015-AM-08.B.3&quot;,&quot;2015-AM-08.B.4&quot;,&quot;2015-AM-08.C.1&quot;,&quot;2015-AM-08.C.2&quot;,&quot;2015-AM-08.C.3&quot;,&quot;2015-AM-08.D.1&quot;,&quot;2015-AM-09.0.0&quot;,&quot;2015-AM-09.A.1&quot;,&quot;2015-AM-09.A.2&quot;,&quot;2015-AM-09.B.1&quot;,&quot;2015-AM-09.B.2&quot;,&quot;2015-AM-09.B.3&quot;,&quot;2015-AM-09.C.2&quot;,&quot;2015-AM-09.C.3&quot;,&quot;2015-AM-09.D.1&quot;,&quot;2015-AM-09.E.1&quot;,&quot;2015-AM-09.E.2&quot;,&quot;2015-AM-12.0.0&quot;,&quot;2015-TH-01.0&quot;,&quot;2015-TH-02.0&quot;,&quot;2015-TH-03.0.0&quot;,&quot;AD&quot;,&quot;ADMIN&quot;,&quot;BMP.A&quot;,&quot;BMP.0&quot;,&quot;BMP.1&quot;,&quot;BMP.2&quot;,&quot;BMP.3&quot;,&quot;BMP.4&quot;,&quot;BMP.6&quot;,&quot;BMP.7&quot;,&quot;BMP.5&quot;,&quot;CC.L&quot;,&quot;CC.O&quot;,&quot;BB&quot;,&quot;BM&quot;,&quot;CB&quot;,&quot;CW-Group&quot;,&quot;JC&quot;,&quot;JF&quot;,&quot;JL&quot;,&quot;JMo&quot;,&quot;KA&quot;,&quot;LD&quot;,&quot;LJ&quot;,&quot;MM&quot;,&quot;SJP&quot;,&quot;DI&quot;,&quot;Dog&quot;,&quot;AS&quot;,&quot;DT&quot;,&quot;KW&quot;,&quot;LM&quot;,&quot;AM&quot;,&quot;BK&quot;,&quot;CS&quot;,&quot;JM&quot;,&quot;JW&quot;,&quot;KS&quot;,&quot;MH&quot;,&quot;NK&quot;,&quot;ME&quot;,&quot;KP&quot;,&quot;Family.1&quot;,&quot;Family.2&quot;,&quot;Family.3&quot;,&quot;ENG&quot;,&quot;FRE&quot;,&quot;GER&quot;,&quot;ITA&quot;,&quot;Mpoints&quot;,&quot;Shopkick&quot;,&quot;FRIENDS.X&quot;,&quot;IIA.1&quot;,&quot;IIA.2&quot;,&quot;IIA.3&quot;,&quot;IIA.4&quot;,&quot;ISSUE&quot;,&quot;MAPS&quot;,&quot;MRA&quot;,&quot;LEARNING.1&quot;,&quot;LMOVE.1&quot;,&quot;LMOVE.2&quot;,&quot;LMOVE.3&quot;,&quot;LMOVE.4&quot;,&quot;BC&quot;,&quot;DA&quot;,&quot;DC&quot;,&quot;DL&quot;,&quot;PS&quot;,&quot;RC&quot;,&quot;MP&quot;,&quot;TB&quot;,&quot;MEET.1&quot;,&quot;NA&quot;,&quot;PCD.1&quot;,&quot;PCD.2&quot;,&quot;PCD.3&quot;,&quot;PCD.4&quot;,&quot;PCD.5&quot;,&quot;PCD.6&quot;,&quot;PERSONAL.1&quot;,&quot;PERSONAL.2&quot;,&quot;PERSONAL.3&quot;,&quot;PERSONAL.4&quot;,&quot;BREAK&quot;,&quot;PERSONAL.5&quot;,&quot;PERSONAL.6&quot;,&quot;PERSONAL.7&quot;,&quot;PERSONAL.8&quot;,&quot;PERSONAL.A&quot;,&quot;PFIN.00&quot;,&quot;PFIN.01&quot;,&quot;PFIN.02&quot;,&quot;PFIN.03&quot;,&quot;PFIN.04&quot;,&quot;PFIN.05&quot;,&quot;PFIN.06&quot;,&quot;PFIN.07&quot;,&quot;PFIN.08&quot;,&quot;PROG.1&quot;,&quot;PROG.2&quot;,&quot;PROG.3&quot;,&quot;PURCHASES&quot;,&quot;TAX.1&quot;,&quot;TIAACO.0&quot;,&quot;TIMEDB.0&quot;,&quot;TIMEDB.1&quot;,&quot;TIMEDB.2&quot;,&quot;TIMEDB.3&quot;,&quot;TIMEDB.4&quot;,&quot;TRAINING.1&quot;,&quot;TRAINING.2&quot;,&quot;TRAINING.3&quot;,&quot;TRAINING.4&quot;,&quot;TRAINING.5&quot;,&quot;TRANS.1&quot;,&quot;News&quot;,&quot;READ.1&quot;,&quot;CH&quot;,&quot;PROG.4&quot;,&quot;PROG.5&quot;,&quot;160758.A&quot;,&quot;160758.P&quot;,&quot;160758.R&quot;,&quot;160755.P&quot;,&quot;160755.A&quot;,&quot;AC&quot;,&quot;PERSONAL.9&quot;,&quot;MD&quot;,&quot;160758.1&quot;,&quot;160758.2&quot;,&quot;160758.3&quot;,&quot;160758.4&quot;,&quot;LMy&quot;,&quot;JMe&quot;,&quot;LH&quot;,&quot;ADf&quot;,&quot;VO&quot;,&quot;MaH&quot;,&quot;BG&quot;,&quot;REG&quot;,&quot;Training.6&quot;,&quot;CFA.0&quot;,&quot;CFA.1&quot;,&quot;CFA.2&quot;,&quot;CFA.3&quot;,&quot;CFA.4&quot;,&quot;CFA.5&quot;,&quot;CFA.6&quot;,&quot;CFA.7&quot;,&quot;CFA.8&quot;,&quot;CFA.9&quot;,&quot;CFA.10&quot;,&quot;IC&quot;,&quot;Family.4&quot;,&quot;Family.5&quot;,&quot;Family.6&quot;,&quot;Family.7&quot;,&quot;Family.8&quot;,&quot;A-K&quot;,&quot;A-M&quot;,&quot;A-D&quot;,&quot;C-M&quot;,&quot;A-D-M-C&quot;,&quot;CFA.T&quot;,&quot;TRANS.2&quot;,&quot;TRANS.3&quot;,&quot;160755.R&quot;,&quot;Jeremy H&quot;,&quot;JH&quot;,&quot;ST&quot;,&quot;160755.1&quot;,&quot;160755.2&quot;,&quot;160755.3&quot;,&quot;160755.4&quot;,&quot;160755.5&quot;,&quot;160755.6&quot;,&quot;170754.A&quot;,&quot;170754.P&quot;,&quot;170754.R&quot;,&quot;C-P&quot;,&quot;Family.9&quot;,&quot;BA&quot;,&quot;CFA.E&quot;,&quot;PHY.G&quot;,&quot;170754.1&quot;,&quot;170754.2&quot;,&quot;170754.3&quot;,&quot;170754.4&quot;,&quot;170746.1&quot;,&quot;170746.2&quot;,&quot;170746.3&quot;,&quot;170746.4&quot;,&quot;170746.5&quot;,&quot;170862.03.A&quot;,&quot;170862.03.P&quot;,&quot;JP&quot;,&quot;CFA.11&quot;,&quot;CFA.12&quot;,&quot;CFA.13&quot;,&quot;CFA.14&quot;,&quot;CFA.15&quot;,&quot;CFA.16&quot;,&quot;CFA.17&quot;,&quot;CFA.18&quot;,&quot;CFA.19&quot;,&quot;CFA.20&quot;,&quot;CFA.21&quot;,&quot;CFA.22&quot;,&quot;170745.P&quot;,&quot;DM&quot;,&quot;JD&quot;,&quot;NEWS.S&quot;,&quot;MB&quot;,&quot;NB&quot;,&quot;SM&quot;,&quot;AC-ME&quot;,&quot;HC&quot;,&quot;D-M&quot;,&quot;NW&quot;,&quot;NEWS.I&quot;,&quot;170745.01&quot;,&quot;170745.02&quot;,&quot;170745.03&quot;,&quot;170745.04&quot;,&quot;170745.05&quot;,&quot;170745.06&quot;,&quot;170745.07&quot;,&quot;170745.08&quot;,&quot;170745.09&quot;,&quot;170745.1&quot;,&quot;NORM.TV1&quot;,&quot;NORM.S&quot;,&quot;170745.A&quot;,&quot;170744.P&quot;,&quot;170744.A&quot;,&quot;PROG.6&quot;,&quot;PROG.7&quot;,&quot;170744.01&quot;,&quot;170744.02&quot;,&quot;170744.03&quot;,&quot;170744.04&quot;,&quot;TRAINING.7&quot;,&quot;170075&quot;,&quot;POL.00&quot;,&quot;SHRP.00&quot;,&quot;ISSUE.00&quot;,&quot;BPRM.00&quot;,&quot;RITV.00&quot;,&quot;DLP.00&quot;,&quot;AB&quot;,&quot;AUD.00&quot;,&quot;NP.00&quot;,&quot;C-ME&quot;,&quot;DLP.01&quot;,&quot;DLP.02&quot;,&quot;MTA.00&quot;,&quot;REP.00&quot;,&quot;REP.01&quot;,&quot;READ.02&quot;,&quot;BPRM.01&quot;,&quot;FCRM.01&quot;,&quot;FCRM.02&quot;,&quot;180161&quot;,&quot;MOVE.W&quot;,&quot;TRANS.4&quot;,&quot;180305&quot;,&quot;AUD.01&quot;,&quot;AUD.02&quot;,&quot;AUD.03&quot;,&quot;CV&quot;,&quot;TR&quot;,&quot;TBe&quot;,&quot;CFA.23&quot;,&quot;SLA.0&quot;,&quot;SP.0&quot;,&quot;NEWS.A&quot;,&quot;AUD.04&quot;,&quot;REP.02&quot;,&quot;SA.0&quot;,&quot;A-R&quot;,&quot;A-M-R-T-N&quot;,&quot;A-MH&quot;,&quot;AUD.05&quot;,&quot;AUD.06&quot;,&quot;REP.03&quot;,&quot;NORM.F&quot;,&quot;RCSA.00&quot;,&quot;RCSA.A&quot;,&quot;RCSA.R&quot;,&quot;RCSA.I&quot;,&quot;BPRM.R&quot;,&quot;ISSUE.R&quot;,&quot;SHRP.01&quot;,&quot;SHPR.R&quot;,&quot;ADb&quot;,&quot;PURC.01&quot;,&quot;NORM.C&quot;,&quot;NORM.FO&quot;,&quot;NORM.T&quot;,&quot;NORM.CA&quot;,&quot;REP.04&quot;,&quot;PROG.8&quot;,&quot;NP.01&quot;,&quot;REP.05&quot;,&quot;BSDI.0&quot;,&quot;RID.0&quot;,&quot;OB.0&quot;,&quot;N1&quot;,&quot;TRANS.5&quot;,&quot;AUD.07&quot;,&quot;VOL.G&quot;,&quot;TG.0&quot;,&quot;NP.02&quot;,&quot;NP.03&quot;,&quot;NP.04&quot;,&quot;PROG.9&quot;,&quot;CHC.R&quot;,&quot;WRT.S&quot;,&quot;SPA&quot;,&quot;SHRP.02&quot;,&quot;CRMP.0&quot;,&quot;TR.00&quot;,&quot;TR.01&quot;,&quot;RC.00&quot;,&quot;IRR.00&quot;]]," calcext:value-type="string">
            <text:p>[["150141","150141.1","150141.2","150143","150143.1","150143.2","150143.3","150143.4","150143.5","150143.6","150143.7","150143.8","150143.9","150145","150145.01","150145.02","150145.03","150145.04","150145.05","150145.07","150145.06","150182","150182.1","150182.2","150848","160038.A","160038.P","160038.R","160038.1","160038.2","160038.3","160038.4","160038.5","160038.6","160038.7","160038.8","160038.9","160041.A","160041.M","160041.1","160041.2","2012-RM-08.0.0","2013-AM-04.0.0","2013-AM-04.B.2","2013-AM-04.B.3","2013-AM-04.D.1","2013-AM-04.E.1","2013-AM-05.0.0","2013-AM-05.B.1","2013-AM-05.B.2","2013-AM-05.C.1","2013-AM-05.E.1","2013-AM-05.F.1","2013-AM-09.0.0","2013-AM-09.A.2","2013-AM-09.A.3","2013-AM-09.B.1","2013-AM-09.B.2","2013-AM-09.B.3","2013-AM-09.C.2","2013-AM-09.C.4","2013-AM-09.D.3","2013-AM-10.0.0","2013-AM-10.A.7","2013-AM-10.A.8","2013-AM-10.B.7","2013-AM-10.C.1","2013-AM-10.C.2","2013-AM-10.C.3","2013-AM-12.0.0","2013-AM-12.A.1","2013-AM-12.A.2","2013-AM-12.B.1","2013-AM-12.C.1","2013-AM-15.0.0","2013-AM-15.A.1","2013-AM-15.A.2","2013-AM-15.A.3","2013-AM-15.A.4","2013-AM-15.B.1","2013-AM-15.B.2","2013-AM-15.B.3","2013-AM-15.B.4","2013-AM-15.C.1","2013-AM-15.C.2","2013-RM-03.0.0","2013-RM-03.A.2","2013-RM-03.A.3","2013-RM-03.B.1","2013-RM-03.B.2","2013-RM-03.C.1","2013-RM-03.C.2","2013-RM-05.0.0","2013-SP-01.0.0","2013-SP-02.0.0","2014-AM-05.0.0","2014-AM-05.A.1","2014-AM-05.A.2","2014-AM-05.A.3","2014-AM-05.B.1","2014-AM-05.B.2","2014-AM-05.C.1","2014-AM-05.C.2","2014-AM-05.C.3","2014-AM-05.D.1","2014-AM-05.D.2","2014-AM-05.D.3","2014-AM-05.E.1","2014-AM-05.E.2","2014-AM-06.0.0","2014-AM-08.0","2014-AM-08.A","2014-AM-08.B","2014-AM-08.C","2014-AM-14.0.0","2014-AM-14.A.1","2014-AM-14.A.2","2014-AM-14.A.3","2014-AM-14.A.4","2014-AM-14.A.5","2014-AM-14.B.1","2014-AM-14.B.2","2014-AM-14.C.1","2014-AM-14.C.2","2014-AM-14.C.3","2014-AM-15.0.0","2014-AM-15.A.1","2014-AM-15.A.2","2014-AM-15.A.3","2014-AM-15.A.4","2014-AM-15.B.1","2014-AM-15.B.2","2014-AM-15.B.3","2014-AM-15.C.1","2014-AM-15.C.2","2014-AM-15.C.3","2014-AM-15.D.1","2014-AM-15.D.2","2014-AM-18.0.0","2014-AM-18.A.1","2014-AM-18.A.2","2014-AM-18.A.3","2014-AM-18.B.1","2014-AM-18.B.2","2014-AM-18.B.3","2014-AM-18.B.4","2014-AM-18.C.1","2014-AM-18.C.2","2014-AM-18.C.3","2014-AM-18.D.1","2014-AM-18.D.2","2014-AM-18.D.3","2014-AM-18.E.1","2014-AM-19.0.0","2014-FA-08.0.0","2014-FA-08.B.1","2014-FA-08.B.2","2014-FA-08.B.3","2014-FA-08.B.4","2014-FA-08.B.5","2014-FA-08.C.1","2014-FA-08.C.2","2014-FA-08.C.3","2014-FA-08.D.1","2014-FA-08.D.2","2014-FA-11.0.0","2014-FA-11.A.3","2014-FA-11.C.1","2014-FA-11.C.2","2014-FA-11.C.3","2014-FA-11.C.4","2014-FA-11.C.5","2014-FA-11.C.6","2014-FA-11.E.2","2014-FA-12.0.0","2014-FA-12.A.1","2014-FA-12.A.2","2014-FA-12.B.1","2014-FA-12.B.2","2014-FA-12.B.3","2014-FA-12.C.1","2014-FA-12.C.2","2014-FA-12.D.1","2014-IT-18.0.0","2014-RM-04.0.0","2014-RM-04.B.2","2014-RM-04.C.4","2014-RM-06.0.0","2014-SP-01.0.0","2015-AM-08.0.0","2015-AM-08.A.1","2015-AM-08.A.2","2015-AM-08.B.1","2015-AM-08.B.2","2015-AM-08.B.3","2015-AM-08.B.4","2015-AM-08.C.1","2015-AM-08.C.2","2015-AM-08.C.3","2015-AM-08.D.1","2015-AM-09.0.0","2015-AM-09.A.1","2015-AM-09.A.2","2015-AM-09.B.1","2015-AM-09.B.2","2015-AM-09.B.3","2015-AM-09.C.2","2015-AM-09.C.3","2015-AM-09.D.1","2015-AM-09.E.1","2015-AM-09.E.2","2015-AM-12.0.0","2015-TH-01.0","2015-TH-02.0","2015-TH-03.0.0","AD","ADMIN","BMP.A","BMP.0","BMP.1","BMP.2","BMP.3","BMP.4","BMP.6","BMP.7","BMP.5","CC.L","CC.O","BB","BM","CB","CW-Group","JC","JF","JL","JMo","KA","LD","LJ","MM","SJP","DI","Dog","AS","DT","KW","LM","AM","BK","CS","JM","JW","KS","MH","NK","ME","KP","Family.1","Family.2","Family.3","ENG","FRE","GER","ITA","Mpoints","Shopkick","FRIENDS.X","IIA.1","IIA.2","IIA.3","IIA.4","ISSUE","MAPS","MRA","LEARNING.1","LMOVE.1","LMOVE.2","LMOVE.3","LMOVE.4","BC","DA","DC","DL","PS","RC","MP","TB","MEET.1","NA","PCD.1","PCD.2","PCD.3","PCD.4","PCD.5","PCD.6","PERSONAL.1","PERSONAL.2","PERSONAL.3","PERSONAL.4","BREAK","PERSONAL.5","PERSONAL.6","PERSONAL.7","PERSONAL.8","PERSONAL.A","PFIN.00","PFIN.01","PFIN.02","PFIN.03","PFIN.04","PFIN.05","PFIN.06","PFIN.07","PFIN.08","PROG.1","PROG.2","PROG.3","PURCHASES","TAX.1","TIAACO.0","TIMEDB.0","TIMEDB.1","TIMEDB.2","TIMEDB.3","TIMEDB.4","TRAINING.1","TRAINING.2","TRAINING.3","TRAINING.4","TRAINING.5","TRANS.1","News","READ.1","CH","PROG.4","PROG.5","160758.A","160758.P","160758.R","160755.P","160755.A","AC","PERSONAL.9","MD","160758.1","160758.2","160758.3","160758.4","LMy","JMe","LH","ADf","VO","MaH","BG","REG","Training.6","CFA.0","CFA.1","CFA.2","CFA.3","CFA.4","CFA.5","CFA.6","CFA.7","CFA.8","CFA.9","CFA.10","IC","Family.4","Family.5","Family.6","Family.7","Family.8","A-K","A-M","A-D","C-M","A-D-M-C","CFA.T","TRANS.2","TRANS.3","160755.R","Jeremy H","JH","ST","160755.1","160755.2","160755.3","160755.4","160755.5","160755.6","170754.A","170754.P","170754.R","C-P","Family.9","BA","CFA.E","PHY.G","170754.1","170754.2","170754.3","170754.4","170746.1","170746.2","170746.3","170746.4","170746.5","170862.03.A","170862.03.P","JP","CFA.11","CFA.12","CFA.13","CFA.14","CFA.15","CFA.16","CFA.17","CFA.18","CFA.19","CFA.20","CFA.21","CFA.22","170745.P","DM","JD","NEWS.S","MB","NB","SM","AC-ME","HC","D-M","NW","NEWS.I","170745.01","170745.02","170745.03","170745.04","170745.05","170745.06","170745.07","170745.08","170745.09","170745.1","NORM.TV1","NORM.S","170745.A","170744.P","170744.A","PROG.6","PROG.7","170744.01","170744.02","170744.03","170744.04","TRAINING.7","170075","POL.00","SHRP.00","ISSUE.00","BPRM.00","RITV.00","DLP.00","AB","AUD.00","NP.00","C-ME","DLP.01","DLP.02","MTA.00","REP.00","REP.01","READ.02","BPRM.01","FCRM.01","FCRM.02","180161","MOVE.W","TRANS.4","180305","AUD.01","AUD.02","AUD.03","CV","TR","TBe","CFA.23","SLA.0","SP.0","NEWS.A","AUD.04","REP.02","SA.0","A-R","A-M-R-T-N","A-MH","AUD.05","AUD.06","REP.03","NORM.F","RCSA.00","RCSA.A","RCSA.R","RCSA.I","BPRM.R","ISSUE.R","SHRP.01","SHPR.R","ADb","PURC.01","NORM.C","NORM.FO","NORM.T","NORM.CA","REP.04","PROG.8","NP.01","REP.05","BSDI.0","RID.0","OB.0","N1","TRANS.5","AUD.07","VOL.G","TG.0","NP.02","NP.03","NP.04","PROG.9","CHC.R","WRT.S","SPA","SHRP.02","CRMP.0","TR.00","TR.01","RC.00","IRR.00"]],</text:p>
          </table:table-cell>
          <table:table-cell table:style-name="ce3" table:formula="of:=COM.MICROSOFT.CONCAT([.$H$1];[.P2:.P542];[.$L$1];[.$K$1])" office:value-type="string" office:string-value="[&quot;150141&quot;,&quot;150141&quot;,&quot;150141&quot;,&quot;150143&quot;,&quot;150143&quot;,&quot;150143&quot;,&quot;150143&quot;,&quot;150143&quot;,&quot;150143&quot;,&quot;150143&quot;,&quot;150143&quot;,&quot;150143&quot;,&quot;150143&quot;,&quot;150145&quot;,&quot;150145&quot;,&quot;150145&quot;,&quot;150145&quot;,&quot;150145&quot;,&quot;150145&quot;,&quot;150145&quot;,&quot;150145&quot;,&quot;150182&quot;,&quot;150182&quot;,&quot;150182&quot;,&quot;150848&quot;,&quot;160038&quot;,&quot;160038&quot;,&quot;160038&quot;,&quot;160038&quot;,&quot;160038&quot;,&quot;160038&quot;,&quot;160038&quot;,&quot;160038&quot;,&quot;160038&quot;,&quot;160038&quot;,&quot;160038&quot;,&quot;160038&quot;,&quot;160041&quot;,&quot;160041&quot;,&quot;160041&quot;,&quot;160041&quot;,&quot;2012-RM-08&quot;,&quot;2013-AM-04&quot;,&quot;2013-AM-04&quot;,&quot;2013-AM-04&quot;,&quot;2013-AM-04&quot;,&quot;2013-AM-04&quot;,&quot;2013-AM-05&quot;,&quot;2013-AM-05&quot;,&quot;2013-AM-05&quot;,&quot;2013-AM-05&quot;,&quot;2013-AM-05&quot;,&quot;2013-AM-05&quot;,&quot;2013-AM-09&quot;,&quot;2013-AM-09&quot;,&quot;2013-AM-09&quot;,&quot;2013-AM-09&quot;,&quot;2013-AM-09&quot;,&quot;2013-AM-09&quot;,&quot;2013-AM-09&quot;,&quot;2013-AM-09&quot;,&quot;2013-AM-09&quot;,&quot;2013-AM-10&quot;,&quot;2013-AM-10&quot;,&quot;2013-AM-10&quot;,&quot;2013-AM-10&quot;,&quot;2013-AM-10&quot;,&quot;2013-AM-10&quot;,&quot;2013-AM-10&quot;,&quot;2013-AM-12&quot;,&quot;2013-AM-12&quot;,&quot;2013-AM-12&quot;,&quot;2013-AM-12&quot;,&quot;2013-AM-12&quot;,&quot;2013-AM-15&quot;,&quot;2013-AM-15&quot;,&quot;2013-AM-15&quot;,&quot;2013-AM-15&quot;,&quot;2013-AM-15&quot;,&quot;2013-AM-15&quot;,&quot;2013-AM-15&quot;,&quot;2013-AM-15&quot;,&quot;2013-AM-15&quot;,&quot;2013-AM-15&quot;,&quot;2013-AM-15&quot;,&quot;2013-RM-03&quot;,&quot;2013-RM-03&quot;,&quot;2013-RM-03&quot;,&quot;2013-RM-03&quot;,&quot;2013-RM-03&quot;,&quot;2013-RM-03&quot;,&quot;2013-RM-03&quot;,&quot;2013-RM-05&quot;,&quot;2013-SP-01&quot;,&quot;2013-SP-02&quot;,&quot;2014-AM-05&quot;,&quot;2014-AM-05&quot;,&quot;2014-AM-05&quot;,&quot;2014-AM-05&quot;,&quot;2014-AM-05&quot;,&quot;2014-AM-05&quot;,&quot;2014-AM-05&quot;,&quot;2014-AM-05&quot;,&quot;2014-AM-05&quot;,&quot;2014-AM-05&quot;,&quot;2014-AM-05&quot;,&quot;2014-AM-05&quot;,&quot;2014-AM-05&quot;,&quot;2014-AM-05&quot;,&quot;2014-AM-06&quot;,&quot;2014-AM-08&quot;,&quot;2014-AM-08&quot;,&quot;2014-AM-08&quot;,&quot;2014-AM-08&quot;,&quot;2014-AM-14&quot;,&quot;2014-AM-14&quot;,&quot;2014-AM-14&quot;,&quot;2014-AM-14&quot;,&quot;2014-AM-14&quot;,&quot;2014-AM-14&quot;,&quot;2014-AM-14&quot;,&quot;2014-AM-14&quot;,&quot;2014-AM-14&quot;,&quot;2014-AM-14&quot;,&quot;2014-AM-14&quot;,&quot;2014-AM-15&quot;,&quot;2014-AM-15&quot;,&quot;2014-AM-15&quot;,&quot;2014-AM-15&quot;,&quot;2014-AM-15&quot;,&quot;2014-AM-15&quot;,&quot;2014-AM-15&quot;,&quot;2014-AM-15&quot;,&quot;2014-AM-15&quot;,&quot;2014-AM-15&quot;,&quot;2014-AM-15&quot;,&quot;2014-AM-15&quot;,&quot;2014-AM-15&quot;,&quot;2014-AM-18&quot;,&quot;2014-AM-18&quot;,&quot;2014-AM-18&quot;,&quot;2014-AM-18&quot;,&quot;2014-AM-18&quot;,&quot;2014-AM-18&quot;,&quot;2014-AM-18&quot;,&quot;2014-AM-18&quot;,&quot;2014-AM-18&quot;,&quot;2014-AM-18&quot;,&quot;2014-AM-18&quot;,&quot;2014-AM-18&quot;,&quot;2014-AM-18&quot;,&quot;2014-AM-18&quot;,&quot;2014-AM-18&quot;,&quot;2014-AM-19&quot;,&quot;2014-FA-08&quot;,&quot;2014-FA-08&quot;,&quot;2014-FA-08&quot;,&quot;2014-FA-08&quot;,&quot;2014-FA-08&quot;,&quot;2014-FA-08&quot;,&quot;2014-FA-08&quot;,&quot;2014-FA-08&quot;,&quot;2014-FA-08&quot;,&quot;2014-FA-08&quot;,&quot;2014-FA-08&quot;,&quot;2014-FA-11&quot;,&quot;2014-FA-11&quot;,&quot;2014-FA-11&quot;,&quot;2014-FA-11&quot;,&quot;2014-FA-11&quot;,&quot;2014-FA-11&quot;,&quot;2014-FA-11&quot;,&quot;2014-FA-11&quot;,&quot;2014-FA-11&quot;,&quot;2014-FA-12&quot;,&quot;2014-FA-12&quot;,&quot;2014-FA-12&quot;,&quot;2014-FA-12&quot;,&quot;2014-FA-12&quot;,&quot;2014-FA-12&quot;,&quot;2014-FA-12&quot;,&quot;2014-FA-12&quot;,&quot;2014-FA-12&quot;,&quot;2014-IT-18&quot;,&quot;2014-RM-04&quot;,&quot;2014-RM-04&quot;,&quot;2014-RM-04&quot;,&quot;2014-RM-06&quot;,&quot;2014-SP-01&quot;,&quot;2015-AM-08&quot;,&quot;2015-AM-08&quot;,&quot;2015-AM-08&quot;,&quot;2015-AM-08&quot;,&quot;2015-AM-08&quot;,&quot;2015-AM-08&quot;,&quot;2015-AM-08&quot;,&quot;2015-AM-08&quot;,&quot;2015-AM-08&quot;,&quot;2015-AM-08&quot;,&quot;2015-AM-08&quot;,&quot;2015-AM-09&quot;,&quot;2015-AM-09&quot;,&quot;2015-AM-09&quot;,&quot;2015-AM-09&quot;,&quot;2015-AM-09&quot;,&quot;2015-AM-09&quot;,&quot;2015-AM-09&quot;,&quot;2015-AM-09&quot;,&quot;2015-AM-09&quot;,&quot;2015-AM-09&quot;,&quot;2015-AM-09&quot;,&quot;2015-AM-12&quot;,&quot;2015-TH-01&quot;,&quot;2015-TH-02&quot;,&quot;2015-TH-03&quot;,&quot;FAMILY&quot;,&quot;ADMIN&quot;,&quot;BMP&quot;,&quot;BMP&quot;,&quot;BMP&quot;,&quot;BMP&quot;,&quot;BMP&quot;,&quot;BMP&quot;,&quot;BMP&quot;,&quot;BMP&quot;,&quot;BMP&quot;,&quot;CC&quot;,&quot;CC&quot;,&quot;M.CW&quot;,&quot;M.CW&quot;,&quot;M.CW&quot;,&quot;CWSocial&quot;,&quot;M.CW&quot;,&quot;M.CW&quot;,&quot;F.CW&quot;,&quot;F.CW&quot;,&quot;M.CW&quot;,&quot;F.CW&quot;,&quot;F.CW&quot;,&quot;M.CW&quot;,&quot;F.CW&quot;,&quot;DI&quot;,&quot;DOG&quot;,&quot;EXGFs&quot;,&quot;EXGFs&quot;,&quot;F.Friends&quot;,&quot;EXGFs&quot;,&quot;F.Friends&quot;,&quot;F.Friends&quot;,&quot;F.Friends&quot;,&quot;F.Friends&quot;,&quot;F.CW&quot;,&quot;F.Friends&quot;,&quot;F.Friends&quot;,&quot;F.Friends&quot;,&quot;F.Friends&quot;,&quot;F.CW&quot;,&quot;FAMILY&quot;,&quot;FAMILY&quot;,&quot;FAMILY&quot;,&quot;FLANG&quot;,&quot;FLANG&quot;,&quot;FLANG&quot;,&quot;FLANG&quot;,&quot;FMI&quot;,&quot;FMI&quot;,&quot;FRIENDS&quot;,&quot;IIA&quot;,&quot;IIA&quot;,&quot;IIA&quot;,&quot;IIA&quot;,&quot;ISSUES&quot;,&quot;ISSUES&quot;,&quot;ISSUES&quot;,&quot;LEARNING&quot;,&quot;LMOVE&quot;,&quot;LMOVE&quot;,&quot;LMOVE&quot;,&quot;LMOVE&quot;,&quot;M.Friends&quot;,&quot;M.Friends&quot;,&quot;M.Friends&quot;,&quot;M.Friends&quot;,&quot;M.Friends&quot;,&quot;M.Friends&quot;,&quot;M.Friends&quot;,&quot;M.Friends&quot;,&quot;MEET&quot;,&quot;NA&quot;,&quot;PCD&quot;,&quot;PCD&quot;,&quot;PCD&quot;,&quot;PCD&quot;,&quot;PCD&quot;,&quot;PCD&quot;,&quot;PERSONAL&quot;,&quot;PERSONAL&quot;,&quot;PERSONAL&quot;,&quot;PERSONAL&quot;,&quot;PERSONAL&quot;,&quot;TRANS&quot;,&quot;PERSONAL&quot;,&quot;PERSONAL&quot;,&quot;PERSONAL&quot;,&quot;PERSONAL&quot;,&quot;PFIN&quot;,&quot;PFIN&quot;,&quot;PFIN&quot;,&quot;PFIN&quot;,&quot;PFIN&quot;,&quot;PFIN&quot;,&quot;PFIN&quot;,&quot;PFIN&quot;,&quot;PFIN&quot;,&quot;PROG&quot;,&quot;PROG&quot;,&quot;PROG&quot;,&quot;PURCHASES&quot;,&quot;TAX&quot;,&quot;TIAACO&quot;,&quot;TIMEDB&quot;,&quot;TIMEDB&quot;,&quot;TIMEDB&quot;,&quot;TIMEDB&quot;,&quot;TIMEDB&quot;,&quot;TRAINING&quot;,&quot;TRAINING&quot;,&quot;TRAINING&quot;,&quot;TRAINING&quot;,&quot;TRAINING&quot;,&quot;TRANS&quot;,&quot;NEWS&quot;,&quot;READ&quot;,&quot;F.Friends&quot;,&quot;PROG&quot;,&quot;PROG&quot;,&quot;160758&quot;,&quot;160758&quot;,&quot;160758&quot;,&quot;160755&quot;,&quot;160755&quot;,&quot;F.CW&quot;,&quot;TRANS&quot;,&quot;M.Friends&quot;,&quot;160758&quot;,&quot;160758&quot;,&quot;160758&quot;,&quot;160758&quot;,&quot;F.Friends&quot;,&quot;M.CW&quot;,&quot;F.CW&quot;,&quot;F.Friends&quot;,&quot;F.CW&quot;,&quot;F.CW&quot;,&quot;F.CW&quot;,&quot;REG&quot;,&quot;CFA&quot;,&quot;CFA&quot;,&quot;CFA&quot;,&quot;CFA&quot;,&quot;CFA&quot;,&quot;CFA&quot;,&quot;CFA&quot;,&quot;CFA&quot;,&quot;CFA&quot;,&quot;CFA&quot;,&quot;CFA&quot;,&quot;CFA&quot;,&quot;CWSocial&quot;,&quot;FAMILY&quot;,&quot;FAMILY&quot;,&quot;FAMILY&quot;,&quot;FAMILY&quot;,&quot;FAMILY&quot;,&quot;F.Friends&quot;,&quot;F.Friends&quot;,&quot;M.Friends&quot;,&quot;CWSocial&quot;,&quot;CWSocial&quot;,&quot;CFA&quot;,&quot;TRANS&quot;,&quot;TRANS&quot;,&quot;160755&quot;,&quot;CWSocial&quot;,&quot;M.CW&quot;,&quot;F.CW&quot;,&quot;160755&quot;,&quot;160755&quot;,&quot;160755&quot;,&quot;160755&quot;,&quot;160755&quot;,&quot;160755&quot;,&quot;170754&quot;,&quot;170754&quot;,&quot;170754&quot;,&quot;CWSocial&quot;,&quot;FAMILY&quot;,&quot;M.Friends&quot;,&quot;CFA&quot;,&quot;PHY&quot;,&quot;170754&quot;,&quot;170754&quot;,&quot;170754&quot;,&quot;170754&quot;,&quot;170746&quot;,&quot;170746&quot;,&quot;170746&quot;,&quot;170746&quot;,&quot;170746&quot;,&quot;170862.03&quot;,&quot;170862.03&quot;,&quot;M.CW&quot;,&quot;CFA&quot;,&quot;CFA&quot;,&quot;CFA&quot;,&quot;CFA&quot;,&quot;CFA&quot;,&quot;CFA&quot;,&quot;CFA&quot;,&quot;CFA&quot;,&quot;CFA&quot;,&quot;CFA&quot;,&quot;CFA&quot;,&quot;CFA&quot;,&quot;170745&quot;,&quot;M.CW&quot;,&quot;M.CW&quot;,&quot;NEWS&quot;,&quot;F.CW&quot;,&quot;M.CW&quot;,&quot;M.CW&quot;,&quot;F.CW&quot;,&quot;M.CW&quot;,&quot;CWSocial&quot;,&quot;F.CW&quot;,&quot;NEWS&quot;,&quot;170745&quot;,&quot;170745&quot;,&quot;170745&quot;,&quot;170745&quot;,&quot;170745&quot;,&quot;170745&quot;,&quot;170745&quot;,&quot;170745&quot;,&quot;170745&quot;,&quot;170745&quot;,&quot;NORM&quot;,&quot;NORM&quot;,&quot;170745&quot;,&quot;170744&quot;,&quot;170744&quot;,&quot;PROG&quot;,&quot;PROG&quot;,&quot;170744&quot;,&quot;170744&quot;,&quot;170744&quot;,&quot;170744&quot;,&quot;TRAINING&quot;,&quot;170075&quot;,&quot;POL&quot;,&quot;SHRP&quot;,&quot;ISSUES&quot;,&quot;BPRM&quot;,&quot;RITV&quot;,&quot;DLP&quot;,&quot;F.CW&quot;,&quot;AUD&quot;,&quot;NP&quot;,&quot;F.Friends&quot;,&quot;DLP&quot;,&quot;DLP&quot;,&quot;MTA&quot;,&quot;REP&quot;,&quot;REP&quot;,&quot;READ&quot;,&quot;BPRM&quot;,&quot;FCRM&quot;,&quot;FCRM&quot;,&quot;180161&quot;,&quot;WMOVE&quot;,&quot;TRANS&quot;,&quot;180305&quot;,&quot;AUD&quot;,&quot;AUD&quot;,&quot;AUD&quot;,&quot;F.Friends&quot;,&quot;M.Friends&quot;,&quot;F.CW&quot;,&quot;CFA&quot;,&quot;SLA&quot;,&quot;SP&quot;,&quot;NEWS&quot;,&quot;AUD&quot;,&quot;REP&quot;,&quot;SA&quot;,&quot;M.Friends&quot;,&quot;CWSocial&quot;,&quot;F.Friends&quot;,&quot;AUD&quot;,&quot;AUD&quot;,&quot;REP&quot;,&quot;NORM&quot;,&quot;RCSA&quot;,&quot;RCSA&quot;,&quot;RCSA&quot;,&quot;RCSA&quot;,&quot;BPRM&quot;,&quot;ISSUES&quot;,&quot;SHRP&quot;,&quot;SHRP&quot;,&quot;M.CW&quot;,&quot;PURCHASES&quot;,&quot;NORM&quot;,&quot;NORM&quot;,&quot;NORM&quot;,&quot;NORM&quot;,&quot;REP&quot;,&quot;PROG&quot;,&quot;NP&quot;,&quot;REP&quot;,&quot;BSDI&quot;,&quot;RID&quot;,&quot;OB&quot;,&quot;M.Friends&quot;,&quot;TRANS&quot;,&quot;AUD&quot;,&quot;VOL&quot;,&quot;TG&quot;,&quot;NP&quot;,&quot;NP&quot;,&quot;NP&quot;,&quot;PROG&quot;,&quot;CHC&quot;,&quot;WRT&quot;,&quot;FLANG&quot;,&quot;SHRP&quot;,&quot;CRMP&quot;,&quot;TR&quot;,&quot;TR&quot;,&quot;RC&quot;,&quot;IRR&quot;]," calcext:value-type="string">
            <text:p>["150141","150141","150141","150143","150143","150143","150143","150143","150143","150143","150143","150143","150143","150145","150145","150145","150145","150145","150145","150145","150145","150182","150182","150182","150848","160038","160038","160038","160038","160038","160038","160038","160038","160038","160038","160038","160038","160041","160041","160041","160041","2012-RM-08","2013-AM-04","2013-AM-04","2013-AM-04","2013-AM-04","2013-AM-04","2013-AM-05","2013-AM-05","2013-AM-05","2013-AM-05","2013-AM-05","2013-AM-05","2013-AM-09","2013-AM-09","2013-AM-09","2013-AM-09","2013-AM-09","2013-AM-09","2013-AM-09","2013-AM-09","2013-AM-09","2013-AM-10","2013-AM-10","2013-AM-10","2013-AM-10","2013-AM-10","2013-AM-10","2013-AM-10","2013-AM-12","2013-AM-12","2013-AM-12","2013-AM-12","2013-AM-12","2013-AM-15","2013-AM-15","2013-AM-15","2013-AM-15","2013-AM-15","2013-AM-15","2013-AM-15","2013-AM-15","2013-AM-15","2013-AM-15","2013-AM-15","2013-RM-03","2013-RM-03","2013-RM-03","2013-RM-03","2013-RM-03","2013-RM-03","2013-RM-03","2013-RM-05","2013-SP-01","2013-SP-02","2014-AM-05","2014-AM-05","2014-AM-05","2014-AM-05","2014-AM-05","2014-AM-05","2014-AM-05","2014-AM-05","2014-AM-05","2014-AM-05","2014-AM-05","2014-AM-05","2014-AM-05","2014-AM-05","2014-AM-06","2014-AM-08","2014-AM-08","2014-AM-08","2014-AM-08","2014-AM-14","2014-AM-14","2014-AM-14","2014-AM-14","2014-AM-14","2014-AM-14","2014-AM-14","2014-AM-14","2014-AM-14","2014-AM-14","2014-AM-14","2014-AM-15","2014-AM-15","2014-AM-15","2014-AM-15","2014-AM-15","2014-AM-15","2014-AM-15","2014-AM-15","2014-AM-15","2014-AM-15","2014-AM-15","2014-AM-15","2014-AM-15","2014-AM-18","2014-AM-18","2014-AM-18","2014-AM-18","2014-AM-18","2014-AM-18","2014-AM-18","2014-AM-18","2014-AM-18","2014-AM-18","2014-AM-18","2014-AM-18","2014-AM-18","2014-AM-18","2014-AM-18","2014-AM-19","2014-FA-08","2014-FA-08","2014-FA-08","2014-FA-08","2014-FA-08","2014-FA-08","2014-FA-08","2014-FA-08","2014-FA-08","2014-FA-08","2014-FA-08","2014-FA-11","2014-FA-11","2014-FA-11","2014-FA-11","2014-FA-11","2014-FA-11","2014-FA-11","2014-FA-11","2014-FA-11","2014-FA-12","2014-FA-12","2014-FA-12","2014-FA-12","2014-FA-12","2014-FA-12","2014-FA-12","2014-FA-12","2014-FA-12","2014-IT-18","2014-RM-04","2014-RM-04","2014-RM-04","2014-RM-06","2014-SP-01","2015-AM-08","2015-AM-08","2015-AM-08","2015-AM-08","2015-AM-08","2015-AM-08","2015-AM-08","2015-AM-08","2015-AM-08","2015-AM-08","2015-AM-08","2015-AM-09","2015-AM-09","2015-AM-09","2015-AM-09","2015-AM-09","2015-AM-09","2015-AM-09","2015-AM-09","2015-AM-09","2015-AM-09","2015-AM-09","2015-AM-12","2015-TH-01","2015-TH-02","2015-TH-03","FAMILY","ADMIN","BMP","BMP","BMP","BMP","BMP","BMP","BMP","BMP","BMP","CC","CC","M.CW","M.CW","M.CW","CWSocial","M.CW","M.CW","F.CW","F.CW","M.CW","F.CW","F.CW","M.CW","F.CW","DI","DOG","EXGFs","EXGFs","F.Friends","EXGFs","F.Friends","F.Friends","F.Friends","F.Friends","F.CW","F.Friends","F.Friends","F.Friends","F.Friends","F.CW","FAMILY","FAMILY","FAMILY","FLANG","FLANG","FLANG","FLANG","FMI","FMI","FRIENDS","IIA","IIA","IIA","IIA","ISSUES","ISSUES","ISSUES","LEARNING","LMOVE","LMOVE","LMOVE","LMOVE","M.Friends","M.Friends","M.Friends","M.Friends","M.Friends","M.Friends","M.Friends","M.Friends","MEET","NA","PCD","PCD","PCD","PCD","PCD","PCD","PERSONAL","PERSONAL","PERSONAL","PERSONAL","PERSONAL","TRANS","PERSONAL","PERSONAL","PERSONAL","PERSONAL","PFIN","PFIN","PFIN","PFIN","PFIN","PFIN","PFIN","PFIN","PFIN","PROG","PROG","PROG","PURCHASES","TAX","TIAACO","TIMEDB","TIMEDB","TIMEDB","TIMEDB","TIMEDB","TRAINING","TRAINING","TRAINING","TRAINING","TRAINING","TRANS","NEWS","READ","F.Friends","PROG","PROG","160758","160758","160758","160755","160755","F.CW","TRANS","M.Friends","160758","160758","160758","160758","F.Friends","M.CW","F.CW","F.Friends","F.CW","F.CW","F.CW","REG","CFA","CFA","CFA","CFA","CFA","CFA","CFA","CFA","CFA","CFA","CFA","CFA","CWSocial","FAMILY","FAMILY","FAMILY","FAMILY","FAMILY","F.Friends","F.Friends","M.Friends","CWSocial","CWSocial","CFA","TRANS","TRANS","160755","CWSocial","M.CW","F.CW","160755","160755","160755","160755","160755","160755","170754","170754","170754","CWSocial","FAMILY","M.Friends","CFA","PHY","170754","170754","170754","170754","170746","170746","170746","170746","170746","170862.03","170862.03","M.CW","CFA","CFA","CFA","CFA","CFA","CFA","CFA","CFA","CFA","CFA","CFA","CFA","170745","M.CW","M.CW","NEWS","F.CW","M.CW","M.CW","F.CW","M.CW","CWSocial","F.CW","NEWS","170745","170745","170745","170745","170745","170745","170745","170745","170745","170745","NORM","NORM","170745","170744","170744","PROG","PROG","170744","170744","170744","170744","TRAINING","170075","POL","SHRP","ISSUES","BPRM","RITV","DLP","F.CW","AUD","NP","F.Friends","DLP","DLP","MTA","REP","REP","READ","BPRM","FCRM","FCRM","180161","WMOVE","TRANS","180305","AUD","AUD","AUD","F.Friends","M.Friends","F.CW","CFA","SLA","SP","NEWS","AUD","REP","SA","M.Friends","CWSocial","F.Friends","AUD","AUD","REP","NORM","RCSA","RCSA","RCSA","RCSA","BPRM","ISSUES","SHRP","SHRP","M.CW","PURCHASES","NORM","NORM","NORM","NORM","REP","PROG","NP","REP","BSDI","RID","OB","M.Friends","TRANS","AUD","VOL","TG","NP","NP","NP","PROG","CHC","WRT","FLANG","SHRP","CRMP","TR","TR","RC","IRR"],</text:p>
          </table:table-cell>
          <table:table-cell table:style-name="ce3" table:formula="of:=COM.MICROSOFT.CONCAT([.$H$1];[.Q2:.Q542];[.$L$1];[.$K$1])" office:value-type="string" office:string-value="[&quot;General&quot;,&quot;Portfolio Management&quot;,&quot;Trading&quot;,&quot;General&quot;,&quot;Physical Security&quot;,&quot;Record Retention&quot;,&quot;User Access&quot;,&quot;Trading&quot;,&quot;Operations&quot;,&quot;General Accounting&quot;,&quot;Fees&quot;,&quot;Compliance&quot;,&quot;Client Statements&quot;,&quot;General&quot;,&quot;Sales, Marketing, and New Accounts / Products&quot;,&quot;Investment Management&quot;,&quot;Back Office Functions&quot;,&quot;Risk Management / Portfolio Analytics&quot;,&quot;Physical and Information Security&quot;,&quot;BSA / AML / OFAC&quot;,&quot;Compliance&quot;,&quot;General&quot;,&quot;Issues Management Process&quot;,&quot;Data Integrity&quot;,&quot;General&quot;,&quot;Admin&quot;,&quot;Planning&quot;,&quot;FMG Reporting&quot;,&quot;FMG Money Mkt Reform&quot;,&quot;FMG Sales&quot;,&quot;FMG Move Money&quot;,&quot;FMG Pricing&quot;,&quot;FMG Manage Portfolio&quot;,&quot;FMG Confidential Info&quot;,&quot;Compliance&quot;,&quot;Third Parties&quot;,&quot;Board Reporting&quot;,&quot;Admin&quot;,&quot;Meetings&quot;,&quot;Meeting Notes&quot;,&quot;SharePoint&quot;,&quot;General&quot;,&quot;General&quot;,&quot;Performance Monitoring&quot;,&quot;Post-Trade Monitoring&quot;,&quot;System Access&quot;,&quot;BCP&quot;,&quot;General&quot;,&quot;Performance Monitoring&quot;,&quot;Post-Trade Monitoring&quot;,&quot;PM Trade Activity Monitoring&quot;,&quot;System Access&quot;,&quot;BCP&quot;,&quot;General&quot;,&quot;RAOOC Review&quot;,&quot;Board of Directors Oversight&quot;,&quot;Quarterly Financial Statement Review&quot;,&quot;Annual Independent Audit&quot;,&quot;Annual Independent Review of Performance &amp; Non-Per&quot;,&quot;Code of Conduct&quot;,&quot;BCP Plan&quot;,&quot;Standard Operating Procedures&quot;,&quot;General&quot;,&quot;TIAA Board Participation&quot;,&quot;Annual Budget Review and Approval&quot;,&quot;Negative News Monitoring&quot;,&quot;Quarterly Financial Statements&quot;,&quot;Annual Independent Audit&quot;,&quot;Month-end Closing Checklists&quot;,&quot;General&quot;,&quot;Governance &amp; Oversight&quot;,&quot;ALCO Review and Approval of Ranges&quot;,&quot;Monthly Tracking&quot;,&quot;Validation of Inputs&quot;,&quot;General&quot;,&quot;Deal Pipeline Meetings&quot;,&quot;TCAM UK IC &amp; IMC&quot;,&quot;Standard Operating Procedures&quot;,&quot;Risk Management&quot;,&quot;Quarterly Financial Reporting&quot;,&quot;Monthly Management Reporting&quot;,&quot;VAT Tax&quot;,&quot;FCU Filings&quot;,&quot;BCP&quot;,&quot;Operational Issues&quot;,&quot;General&quot;,&quot;Risk Appetite Level Oversight&quot;,&quot;Risk Appetite Usage Oversight&quot;,&quot;Risk Appetite Level Management&quot;,&quot;Risk Appetite Usage Management&quot;,&quot;Collaboration - RM/Business Stakeholders&quot;,&quot;Collaboration - Finance &amp; Actuarial&quot;,&quot;General&quot;,&quot;General&quot;,&quot;General&quot;,&quot;General&quot;,&quot;SOPs&quot;,&quot;SSAE 16s&quot;,&quot;4th Party Vendor Feeds&quot;,&quot;AMBD Reporting (CRM)&quot;,&quot;Sales Reporting (SalesVision)&quot;,&quot;Distribution Lists&quot;,&quot;CRM Maintenance&quot;,&quot;Email uploads&quot;,&quot;System Access&quot;,&quot;User List - HR Feed&quot;,&quot;Changes &amp; Enhancements&quot;,&quot;BCP - TIAA Level&quot;,&quot;BCP - SalesForce / Broadridge Level&quot;,&quot;General&quot;,&quot;General&quot;,&quot;Audit Universe&quot;,&quot;Risk Assessment&quot;,&quot;Risk and Control Items&quot;,&quot;General&quot;,&quot;Consolidation Worksheets&quot;,&quot;ELT &amp; Shareholder Reporting&quot;,&quot;Financial Statements&quot;,&quot;Bank Account Reconcilations&quot;,&quot;Invoice Reviews&quot;,&quot;Capital Adequacy - Regulatory&quot;,&quot;Capital Adequacy - BD&quot;,&quot;Paris GL to CODA Recon&quot;,&quot;Milan GL to CODA Recon&quot;,&quot;Third Party Vendor Oversight&quot;,&quot;General&quot;,&quot;Committee Members&quot;,&quot;Thresholds&quot;,&quot;Discussion Material Submission&quot;,&quot;Meeting Minutes&quot;,&quot;Transaction Reviews&quot;,&quot;Strategy Reviews&quot;,&quot;Proposal Reviews&quot;,&quot;Investment Requirements Summaires&quot;,&quot;Board of Directors Approvals&quot;,&quot;Client Approval Process&quot;,&quot;TIAA-CREF General Account&quot;,&quot;KAG&quot;,&quot;General&quot;,&quot;Initial Credit Reviews&quot;,&quot;Monthly Trade List Review&quot;,&quot;Quarterly Early Warning List Review&quot;,&quot;Monthly Holdings Review&quot;,&quot;Annual Broker/Counterparty List Review&quot;,&quot;Quarterly FIOC&quot;,&quot;Annual Investment Committee Approval&quot;,&quot;Annual ALCO Approval&quot;,&quot;Monthly Tracking Error Report&quot;,&quot;Outliers&quot;,&quot;Bloomberg AIM Confirmations&quot;,&quot;Daily Trade Fails Tracking&quot;,&quot;Rebooked Trades&quot;,&quot;BCP&quot;,&quot;General&quot;,&quot;General&quot;,&quot;Confluence Funds Validation&quot;,&quot;Real Estate Account Workpapers&quot;,&quot;Non-Confluence Funds FS Prep&quot;,&quot;Draft FS Review&quot;,&quot;PEO/PFO Sign-off&quot;,&quot;Business Partner Reviews&quot;,&quot;SOPs&quot;,&quot;Run Book &amp; Internal Calander&quot;,&quot;IT General Controls&quot;,&quot;System Access Reviews&quot;,&quot;General&quot;,&quot;Tax Returns&quot;,&quot;Tax Provisions&quot;,&quot;Excise Tax Calculations&quot;,&quot;RIC Diversification Test&quot;,&quot;REIT Adjustments&quot;,&quot;PFIC Analysis&quot;,&quot;Shareholder Reporting&quot;,&quot;End User Controls&quot;,&quot;General&quot;,&quot;Access Management: Internal Users&quot;,&quot;Access Management: External Users&quot;,&quot;User License Inactivation&quot;,&quot;Security Groups &amp; Property Lists&quot;,&quot;External Property Manager Approvers List&quot;,&quot;Entitlement Reviews: Internal&quot;,&quot;Entitlement Reviews: External&quot;,&quot;Non-systematic Controls&quot;,&quot;General&quot;,&quot;General&quot;,&quot;Entitlement Reviews&quot;,&quot;Equity Pricing Memo Reviews&quot;,&quot;General&quot;,&quot;General&quot;,&quot;General&quot;,&quot;Policies &amp; Procedures&quot;,&quot;Risk Assessments&quot;,&quot;Compulsory Training&quot;,&quot;Regulatory Awareness&quot;,&quot;Business Line Regulatory Risk Monitoring&quot;,&quot;ELT Reporting&quot;,&quot;Ongoing Compliance Monitoring&quot;,&quot;Standalone Montioring Engagements&quot;,&quot;Regulatory Breaches&quot;,&quot;Regulatory Reporting&quot;,&quot;General&quot;,&quot;Cash Payments&quot;,&quot;Transfers&quot;,&quot;Accounts Payable (Corporate)&quot;,&quot;Accounts Payable (Funds)&quot;,&quot;Accounts Receivable (Corporate)&quot;,&quot;Daily Balance Monitoring&quot;,&quot;Bank Recons&quot;,&quot;Managing Agents&quot;,&quot;System Access&quot;,&quot;Data Transmissions&quot;,&quot;Fund Finance&quot;,&quot;General&quot;,&quot;General&quot;,&quot;General&quot;,&quot;Alyssa&quot;,&quot;Admin&quot;,&quot;General&quot;,&quot;WFAM BMP&quot;,&quot;FMG BMP&quot;,&quot;Galliard BMP&quot;,&quot;Golden BMP&quot;,&quot;WCM BMP&quot;,&quot;FIA BMP&quot;,&quot;ECM BMP&quot;,&quot;Rock Creek BMP&quot;,&quot;Legal Entity Cvg. Coord.&quot;,&quot;OON Cvg. Coord.&quot;,&quot;Brian B.&quot;,&quot;Brian&quot;,&quot;Chris&quot;,&quot;Co-workers&quot;,&quot;Joe&quot;,&quot;Jarred&quot;,&quot;Joyce&quot;,&quot;Julianne&quot;,&quot;Kishwar&quot;,&quot;Laurie&quot;,&quot;Lauren J&quot;,&quot;Mani&quot;,&quot;Syndie&quot;,&quot;Division Initiatives&quot;,&quot;Dog&quot;,&quot;Auburn&quot;,&quot;Daya&quot;,&quot;Kristin&quot;,&quot;Lauren&quot;,&quot;Amy&quot;,&quot;Brentan&quot;,&quot;Caytie&quot;,&quot;Jen&quot;,&quot;Jasmine&quot;,&quot;Kira&quot;,&quot;Melinda&quot;,&quot;Nina&quot;,&quot;Meghan&quot;,&quot;Kelley&quot;,&quot;Mom&quot;,&quot;Dad&quot;,&quot;Other Family&quot;,&quot;English (Review)&quot;,&quot;French&quot;,&quot;German&quot;,&quot;Italian&quot;,&quot;Mpoints&quot;,&quot;Shopkick&quot;,&quot;General Social (Pre-Tracking)&quot;,&quot;Monthly Cash Recons&quot;,&quot;Slot Purchase Cooridination&quot;,&quot;Admin&quot;,&quot;Treasurer&quot;,&quot;Issue Validation&quot;,&quot;MAP Validation&quot;,&quot;MRA Validation&quot;,&quot;Learning&quot;,&quot;General&quot;,&quot;Neighborhood Research&quot;,&quot;Apartment Listing Review&quot;,&quot;Cost of Living Related Research&quot;,&quot;Brent&quot;,&quot;Dave A.&quot;,&quot;Dave&quot;,&quot;Dan&quot;,&quot;Patrick&quot;,&quot;Ray&quot;,&quot;Milo&quot;,&quot;Tom&quot;,&quot;Team Meeting&quot;,&quot;NA&quot;,&quot;Coaching&quot;,&quot;Development Planning&quot;,&quot;Performance Discussions&quot;,&quot;Candidate Interview&quot;,&quot;PCD - General&quot;,&quot;Self Evaluations&quot;,&quot;Non-Productive&quot;,&quot;Routine&quot;,&quot;Productive&quot;,&quot;Health&quot;,&quot;Break&quot;,&quot;Driving&quot;,&quot;Career&quot;,&quot;Shopping&quot;,&quot;Meals&quot;,&quot;Admin&quot;,&quot;Finances&quot;,&quot;Variable Cost Monitoring&quot;,&quot;Fixed Cost Monitoring&quot;,&quot;Budgeting&quot;,&quot;Cost Driver Analysis&quot;,&quot;Financial Planning / Forecasting&quot;,&quot;Salary Projections / Analysis&quot;,&quot;Bill Payments&quot;,&quot;Investment Research&quot;,&quot;Python&quot;,&quot;Java&quot;,&quot;HTML-CSS-JavaScript&quot;,&quot;Major Purchases&quot;,&quot;Tax Return Prep&quot;,&quot;General&quot;,&quot;Database&quot;,&quot;Underlying Tables&quot;,&quot;Queries&quot;,&quot;Forms&quot;,&quot;Reports&quot;,&quot;Audit Training&quot;,&quot;WF Training&quot;,&quot;CIA Exam&quot;,&quot;WFAS Onboarding&quot;,&quot;CFE Exam&quot;,&quot;Commute - Concord &quot;,&quot;News&quot;,&quot;Research&quot;,&quot;Chriselle&quot;,&quot;AJAX&quot;,&quot;JQuery&quot;,&quot;PCG Admin&quot;,&quot;PCG Planning&quot;,&quot;PCG Reporting&quot;,&quot;IPCS Planning&quot;,&quot;IPCS Admin&quot;,&quot;April&quot;,&quot;Air Travel&quot;,&quot;Matt&quot;,&quot;PCG Account Maintenance&quot;,&quot;PCG Advice &amp; Oversight&quot;,&quot;PCG Communications&quot;,&quot;PCG Risk Mgmt&quot;,&quot;Laura&quot;,&quot;Jay&quot;,&quot;Leigh&quot;,&quot;Alyssa &amp; Friends&quot;,&quot;Valeka&quot;,&quot;Marsha&quot;,&quot;Bree&quot;,&quot;Regulatory Reviews&quot;,&quot;CFA Exam Admin&quot;,&quot;CFA L2 - Level 1 Rev&quot;,&quot;CFA L2 - Ethics&quot;,&quot;CFA L2 - Quant Methods&quot;,&quot;CFA L2 - Economics&quot;,&quot;CFA L2 - Financial Rep&quot;,&quot;CFA L2 - Corp Finance&quot;,&quot;CFA L2 - Equity&quot;,&quot;CFA L2 - Fixed Inc&quot;,&quot;CFA L2 - Derivatives&quot;,&quot;CFA L2 - Alternatives&quot;,&quot;CFA L2 - Port Mgmt&quot;,&quot;IIA Contacts&quot;,&quot;My Parents&quot;,&quot;Alyssa &amp; My Parents&quot;,&quot;Alyssa &amp; Dogs&quot;,&quot;Alyssa, My Parents &amp; Dogs&quot;,&quot;My Parents &amp; Dogs&quot;,&quot;Alyssa &amp; Kristin&quot;,&quot;Alyssa &amp; Meghan&quot;,&quot;Alyssa &amp; Dave&quot;,&quot;Caytie &amp; Mani&quot;,&quot;AD-DC-ME-CS&quot;,&quot;CFA L2 - Practice Tests&quot;,&quot;Commute - CIC&quot;,&quot;Commute - Irregular&quot;,&quot;IPCS Reporting&quot;,&quot;JH&quot;,&quot;Jeremy H&quot;,&quot;Sandie&quot;,&quot;IPCS Sales&quot;,&quot;IPCS Account Setup&quot;,&quot;IPCS Roles &amp; Resp.&quot;,&quot;IPCS Policies&quot;,&quot;IPCS Move Money&quot;,&quot;IPCS Travel Exp&quot;,&quot;WFAM Sales Admin&quot;,&quot;WFAM Sales Planning&quot;,&quot;WFAM Sales Reporting&quot;,&quot;Caytie &amp; Patrick&quot;,&quot;Alyssa, Other Family, Dogs&quot;,&quot;Ben&quot;,&quot;CFA - Exam&quot;,&quot;Physics (General)&quot;,&quot;WFAM Sales - Marketing&quot;,&quot;WFAM Sales - Sales Activities&quot;,&quot;WFAM Sales - New Accounts&quot;,&quot;WFAM Sales - Call Centers&quot;,&quot;FMG Compliance&quot;,&quot;WCM Compliance&quot;,&quot;Galliard Compliance&quot;,&quot;Golden Compliance&quot;,&quot;Rock Creek Compliance&quot;,&quot;Reg O RR Admin&quot;,&quot;Reg O RR Planning&quot;,&quot;Jeremy P&quot;,&quot;CFA L3 - Ethics&quot;,&quot;CFA L3 - Wealth Mgmt&quot;,&quot;CFA L3 - Capital Mkts&quot;,&quot;CFA L3 - Asset Allocation&quot;,&quot;CFA L3 - Equity&quot;,&quot;CFA L3 - Fixed Inc&quot;,&quot;CFA L3 - Alts&quot;,&quot;CFA L3 - Risk Mgmt&quot;,&quot;CFA L3 - Derivatives&quot;,&quot;CFA L3 - Port Mgmt&quot;,&quot;CFA L3 - Behavioral Fin&quot;,&quot;CFA L3 - All&quot;,&quot;Galliard - Planning&quot;,&quot;Devon&quot;,&quot;Johan&quot;,&quot;Sports&quot;,&quot;Maureen&quot;,&quot;Neil&quot;,&quot;Sandy&quot;,&quot;April &amp; Meghan&quot;,&quot;Hassan&quot;,&quot;Dave &amp; Meghan&quot;,&quot;Nicki&quot;,&quot;Investment News&quot;,&quot;Galliard - Marketing&quot;,&quot;Galliard - Sales&quot;,&quot;Galliard - New Accounts&quot;,&quot;Galliard - Service Customers&quot;,&quot;Galliard - Physical Security&quot;,&quot;Galliard - User Access&quot;,&quot;Galliard - Trading&quot;,&quot;Galliard - Portfolio Mgmt&quot;,&quot;Galliard - Recons&quot;,&quot;Galliard - Oversight&quot;,&quot;Game of Thrones&quot;,&quot;Sports&quot;,&quot;Galliard - Admin&quot;,&quot;WCM - Planning&quot;,&quot;WCM - Admin&quot;,&quot;PHP&quot;,&quot;JSON&quot;,&quot;WCM - Trading&quot;,&quot;WCM - Port. Mgmt.&quot;,&quot;WCM - Client Service&quot;,&quot;WCM - Conf Info&quot;,&quot;CPE Training&quot;,&quot;RI Audit - General&quot;,&quot;Policy Mgmt - General&quot;,&quot;SHRP-RCSA - General&quot;,&quot;Issues - General&quot;,&quot;BPM - General&quot;,&quot;RITV - General&quot;,&quot;DLP - General&quot;,&quot;Alex&quot;,&quot;Audits - General&quot;,&quot;General - New Prod&quot;,&quot;Caytie &amp; Meghan&quot;,&quot;Elevated Internet Access&quot;,&quot;Email Filtering&quot;,&quot;General - MTA&quot;,&quot;General - Reporting&quot;,&quot;IP Qtrly Rep&quot;,&quot;Quora&quot;,&quot;Process Map Updates&quot;,&quot;FCRM - General&quot;,&quot;Customer Stats&quot;,&quot;IP SP - General&quot;,&quot;Waxhaw Move &quot;,&quot;Commute - Waxhaw&quot;,&quot;MIP Audit - General&quot;,&quot;Reinsurance AML Audit&quot;,&quot;Structured Products Audit&quot;,&quot;MIP Audit&quot;,&quot;Christine&quot;,&quot;Tyler&quot;,&quot;Taran&quot;,&quot;CFA L3 - Practice Tests&quot;,&quot;SLA General&quot;,&quot;Sales Practices - General&quot;,&quot;Astronomy&quot;,&quot;Iowa Exam&quot;,&quot;Monthly Forum&quot;,&quot;Self Assurance - General&quot;,&quot;Alyssa &amp; Ray&quot;,&quot;Alyssa Melinda Ray Tom Nina&quot;,&quot;Alyssa &amp; Melinda&quot;,&quot;IRR ERMA&quot;,&quot;Trading Audit&quot;,&quot;Partner Slide&quot;,&quot;Fashion&quot;,&quot;RCSA - General&quot;,&quot;RCSA Assessment&quot;,&quot;RCSA Reporting&quot;,&quot;Intl RCSA&quot;,&quot;BPRM Reporting&quot;,&quot;Issue Reporting&quot;,&quot;MR Controls&quot;,&quot;SHRP Reporting&quot;,&quot;Abe&quot;,&quot;2018 Car&quot;,&quot;Cocktails&quot;,&quot;Food&quot;,&quot;Travel&quot;,&quot;Cars&quot;,&quot;Risk Committee&quot;,&quot;Algorithms&quot;,&quot;REEF API&quot;,&quot;Weekly Report&quot;,&quot;BSDI General&quot;,&quot;Risk ID General&quot;,&quot;Onboarding - General&quot;,&quot;Neighbors&quot;,&quot;Commute - Waxhaw (O)&quot;,&quot;Municipals Audit&quot;,&quot;Volcker General&quot;,&quot;Trade Governance - General&quot;,&quot;Single Security&quot;,&quot;Reinsurance Retirements&quot;,&quot;E-Trading&quot;,&quot;Visual Basic&quot;,&quot;Childcare&quot;,&quot;Short Stories&quot;,&quot;Spanish&quot;,&quot;Hierarchy Changes&quot;,&quot;CRMP - General&quot;,&quot;Tech Risk (General)&quot;,&quot;Ada&quot;,&quot;Reg Control - General&quot;,&quot;Intl. Reg. Rep. General&quot;]," calcext:value-type="string">
            <text:p>["General","Portfolio Management","Trading","General","Physical Security","Record Retention","User Access","Trading","Operations","General Accounting","Fees","Compliance","Client Statements","General","Sales, Marketing, and New Accounts / Products","Investment Management","Back Office Functions","Risk Management / Portfolio Analytics","Physical and Information Security","BSA / AML / OFAC","Compliance","General","Issues Management Process","Data Integrity","General","Admin","Planning","FMG Reporting","FMG Money Mkt Reform","FMG Sales","FMG Move Money","FMG Pricing","FMG Manage Portfolio","FMG Confidential Info","Compliance","Third Parties","Board Reporting","Admin","Meetings","Meeting Notes","SharePoint","General","General","Performance Monitoring","Post-Trade Monitoring","System Access","BCP","General","Performance Monitoring","Post-Trade Monitoring","PM Trade Activity Monitoring","System Access","BCP","General","RAOOC Review","Board of Directors Oversight","Quarterly Financial Statement Review","Annual Independent Audit","Annual Independent Review of Performance &amp; Non-Per","Code of Conduct","BCP Plan","Standard Operating Procedures","General","TIAA Board Participation","Annual Budget Review and Approval","Negative News Monitoring","Quarterly Financial Statements","Annual Independent Audit","Month-end Closing Checklists","General","Governance &amp; Oversight","ALCO Review and Approval of Ranges","Monthly Tracking","Validation of Inputs","General","Deal Pipeline Meetings","TCAM UK IC &amp; IMC","Standard Operating Procedures","Risk Management","Quarterly Financial Reporting","Monthly Management Reporting","VAT Tax","FCU Filings","BCP","Operational Issues","General","Risk Appetite Level Oversight","Risk Appetite Usage Oversight","Risk Appetite Level Management","Risk Appetite Usage Management","Collaboration - RM/Business Stakeholders","Collaboration - Finance &amp; Actuarial","General","General","General","General","SOPs","SSAE 16s","4th Party Vendor Feeds","AMBD Reporting (CRM)","Sales Reporting (SalesVision)","Distribution Lists","CRM Maintenance","Email uploads","System Access","User List - HR Feed","Changes &amp; Enhancements","BCP - TIAA Level","BCP - SalesForce / Broadridge Level","General","General","Audit Universe","Risk Assessment","Risk and Control Items","General","Consolidation Worksheets","ELT &amp; Shareholder Reporting","Financial Statements","Bank Account Reconcilations","Invoice Reviews","Capital Adequacy - Regulatory","Capital Adequacy - BD","Paris GL to CODA Recon","Milan GL to CODA Recon","Third Party Vendor Oversight","General","Committee Members","Thresholds","Discussion Material Submission","Meeting Minutes","Transaction Reviews","Strategy Reviews","Proposal Reviews","Investment Requirements Summaires","Board of Directors Approvals","Client Approval Process","TIAA-CREF General Account","KAG","General","Initial Credit Reviews","Monthly Trade List Review","Quarterly Early Warning List Review","Monthly Holdings Review","Annual Broker/Counterparty List Review","Quarterly FIOC","Annual Investment Committee Approval","Annual ALCO Approval","Monthly Tracking Error Report","Outliers","Bloomberg AIM Confirmations","Daily Trade Fails Tracking","Rebooked Trades","BCP","General","General","Confluence Funds Validation","Real Estate Account Workpapers","Non-Confluence Funds FS Prep","Draft FS Review","PEO/PFO Sign-off","Business Partner Reviews","SOPs","Run Book &amp; Internal Calander","IT General Controls","System Access Reviews","General","Tax Returns","Tax Provisions","Excise Tax Calculations","RIC Diversification Test","REIT Adjustments","PFIC Analysis","Shareholder Reporting","End User Controls","General","Access Management: Internal Users","Access Management: External Users","User License Inactivation","Security Groups &amp; Property Lists","External Property Manager Approvers List","Entitlement Reviews: Internal","Entitlement Reviews: External","Non-systematic Controls","General","General","Entitlement Reviews","Equity Pricing Memo Reviews","General","General","General","Policies &amp; Procedures","Risk Assessments","Compulsory Training","Regulatory Awareness","Business Line Regulatory Risk Monitoring","ELT Reporting","Ongoing Compliance Monitoring","Standalone Montioring Engagements","Regulatory Breaches","Regulatory Reporting","General","Cash Payments","Transfers","Accounts Payable (Corporate)","Accounts Payable (Funds)","Accounts Receivable (Corporate)","Daily Balance Monitoring","Bank Recons","Managing Agents","System Access","Data Transmissions","Fund Finance","General","General","General","Alyssa","Admin","General","WFAM BMP","FMG BMP","Galliard BMP","Golden BMP","WCM BMP","FIA BMP","ECM BMP","Rock Creek BMP","Legal Entity Cvg. Coord.","OON Cvg. Coord.","Brian B.","Brian","Chris","Co-workers","Joe","Jarred","Joyce","Julianne","Kishwar","Laurie","Lauren J","Mani","Syndie","Division Initiatives","Dog","Auburn","Daya","Kristin","Lauren","Amy","Brentan","Caytie","Jen","Jasmine","Kira","Melinda","Nina","Meghan","Kelley","Mom","Dad","Other Family","English (Review)","French","German","Italian","Mpoints","Shopkick","General Social (Pre-Tracking)","Monthly Cash Recons","Slot Purchase Cooridination","Admin","Treasurer","Issue Validation","MAP Validation","MRA Validation","Learning","General","Neighborhood Research","Apartment Listing Review","Cost of Living Related Research","Brent","Dave A.","Dave","Dan","Patrick","Ray","Milo","Tom","Team Meeting","NA","Coaching","Development Planning","Performance Discussions","Candidate Interview","PCD - General","Self Evaluations","Non-Productive","Routine","Productive","Health","Break","Driving","Career","Shopping","Meals","Admin","Finances","Variable Cost Monitoring","Fixed Cost Monitoring","Budgeting","Cost Driver Analysis","Financial Planning / Forecasting","Salary Projections / Analysis","Bill Payments","Investment Research","Python","Java","HTML-CSS-JavaScript","Major Purchases","Tax Return Prep","General","Database","Underlying Tables","Queries","Forms","Reports","Audit Training","WF Training","CIA Exam","WFAS Onboarding","CFE Exam","Commute - Concord ","News","Research","Chriselle","AJAX","JQuery","PCG Admin","PCG Planning","PCG Reporting","IPCS Planning","IPCS Admin","April","Air Travel","Matt","PCG Account Maintenance","PCG Advice &amp; Oversight","PCG Communications","PCG Risk Mgmt","Laura","Jay","Leigh","Alyssa &amp; Friends","Valeka","Marsha","Bree","Regulatory Reviews","CFA Exam Admin","CFA L2 - Level 1 Rev","CFA L2 - Ethics","CFA L2 - Quant Methods","CFA L2 - Economics","CFA L2 - Financial Rep","CFA L2 - Corp Finance","CFA L2 - Equity","CFA L2 - Fixed Inc","CFA L2 - Derivatives","CFA L2 - Alternatives","CFA L2 - Port Mgmt","IIA Contacts","My Parents","Alyssa &amp; My Parents","Alyssa &amp; Dogs","Alyssa, My Parents &amp; Dogs","My Parents &amp; Dogs","Alyssa &amp; Kristin","Alyssa &amp; Meghan","Alyssa &amp; Dave","Caytie &amp; Mani","AD-DC-ME-CS","CFA L2 - Practice Tests","Commute - CIC","Commute - Irregular","IPCS Reporting","JH","Jeremy H","Sandie","IPCS Sales","IPCS Account Setup","IPCS Roles &amp; Resp.","IPCS Policies","IPCS Move Money","IPCS Travel Exp","WFAM Sales Admin","WFAM Sales Planning","WFAM Sales Reporting","Caytie &amp; Patrick","Alyssa, Other Family, Dogs","Ben","CFA - Exam","Physics (General)","WFAM Sales - Marketing","WFAM Sales - Sales Activities","WFAM Sales - New Accounts","WFAM Sales - Call Centers","FMG Compliance","WCM Compliance","Galliard Compliance","Golden Compliance","Rock Creek Compliance","Reg O RR Admin","Reg O RR Planning","Jeremy P","CFA L3 - Ethics","CFA L3 - Wealth Mgmt","CFA L3 - Capital Mkts","CFA L3 - Asset Allocation","CFA L3 - Equity","CFA L3 - Fixed Inc","CFA L3 - Alts","CFA L3 - Risk Mgmt","CFA L3 - Derivatives","CFA L3 - Port Mgmt","CFA L3 - Behavioral Fin","CFA L3 - All","Galliard - Planning","Devon","Johan","Sports","Maureen","Neil","Sandy","April &amp; Meghan","Hassan","Dave &amp; Meghan","Nicki","Investment News","Galliard - Marketing","Galliard - Sales","Galliard - New Accounts","Galliard - Service Customers","Galliard - Physical Security","Galliard - User Access","Galliard - Trading","Galliard - Portfolio Mgmt","Galliard - Recons","Galliard - Oversight","Game of Thrones","Sports","Galliard - Admin","WCM - Planning","WCM - Admin","PHP","JSON","WCM - Trading","WCM - Port. Mgmt.","WCM - Client Service","WCM - Conf Info","CPE Training","RI Audit - General","Policy Mgmt - General","SHRP-RCSA - General","Issues - General","BPM - General","RITV - General","DLP - General","Alex","Audits - General","General - New Prod","Caytie &amp; Meghan","Elevated Internet Access","Email Filtering","General - MTA","General - Reporting","IP Qtrly Rep","Quora","Process Map Updates","FCRM - General","Customer Stats","IP SP - General","Waxhaw Move ","Commute - Waxhaw","MIP Audit - General","Reinsurance AML Audit","Structured Products Audit","MIP Audit","Christine","Tyler","Taran","CFA L3 - Practice Tests","SLA General","Sales Practices - General","Astronomy","Iowa Exam","Monthly Forum","Self Assurance - General","Alyssa &amp; Ray","Alyssa Melinda Ray Tom Nina","Alyssa &amp; Melinda","IRR ERMA","Trading Audit","Partner Slide","Fashion","RCSA - General","RCSA Assessment","RCSA Reporting","Intl RCSA","BPRM Reporting","Issue Reporting","MR Controls","SHRP Reporting","Abe","2018 Car","Cocktails","Food","Travel","Cars","Risk Committee","Algorithms","REEF API","Weekly Report","BSDI General","Risk ID General","Onboarding - General","Neighbors","Commute - Waxhaw (O)","Municipals Audit","Volcker General","Trade Governance - General","Single Security","Reinsurance Retirements","E-Trading","Visual Basic","Childcare","Short Stories","Spanish","Hierarchy Changes","CRMP - General","Tech Risk (General)","Ada","Reg Control - General","Intl. Reg. Rep. General"],</text:p>
          </table:table-cell>
          <table:table-cell table:style-name="ce4" table:formula="of:=COM.MICROSOFT.CONCAT([.$H$1];[.R2:.R542];[.$L$1];[.$M$1])" office:value-type="string" office:string-value="[&quot;N&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N&quot;,&quot;N&quot;,&quot;N&quot;,&quot;N&quot;,&quot;N&quot;,&quot;N&quot;,&quot;&quot;,&quot;N&quot;,&quot;N&quot;,&quot;N&quot;,&quot;N&quot;,&quot;N&quot;,&quot;Y&quot;,&quot;N&quot;,&quot;N&quot;,&quot;N&quot;,&quot;N&quot;,&quot;N&quot;,&quot;N&quot;,&quot;N&quot;,&quot;N&quot;,&quot;N&quot;,&quot;&quot;,&quot;&quot;,&quot;N&quot;,&quot;N&quot;,&quot;&quot;,&quot;N&quot;,&quot;Y&quot;,&quot;N&quot;,&quot;&quot;,&quot;N&quot;,&quot;N&quot;,&quot;N&quot;,&quot;Y&quot;,&quot;N&quot;,&quot;&quot;,&quot;N&quot;,&quot;&quot;,&quot;&quot;,&quot;Y&quot;,&quot;N&quot;,&quot;N&quot;,&quot;N&quot;,&quot;N&quot;,&quot;&quot;,&quot;&quot;,&quot;&quot;,&quot;N&quot;,&quot;N&quot;,&quot;N&quot;,&quot;&quot;,&quot;N&quot;,&quot;N&quot;,&quot;N&quot;,&quot;Y&quot;,&quot;&quot;,&quot;&quot;,&quot;&quot;,&quot;&quot;,&quot;N&quot;,&quot;N&quot;,&quot;&quot;,&quot;N&quot;,&quot;N&quot;,&quot;Y&quot;,&quot;Y&quot;,&quot;N&quot;,&quot;&quot;,&quot;&quot;,&quot;N&quot;,&quot;N&quot;,&quot;N&quot;,&quot;N&quot;,&quot;Y&quot;,&quot;&quot;,&quot;&quot;,&quot;&quot;,&quot;&quot;,&quot;&quot;,&quot;&quot;,&quot;&quot;,&quot;Y&quot;,&quot;&quot;,&quot;&quot;,&quot;&quot;,&quot;&quot;,&quot;N&quot;,&quot;N&quot;,&quot;N&quot;,&quot;N&quot;,&quot;N&quot;,&quot;N&quot;,&quot;N&quot;,&quot;Y&quot;,&quot;Y&quot;,&quot;N&quot;,&quot;Y&quot;,&quot;N&quot;,&quot;N&quot;,&quot;&quot;,&quot;Y&quot;,&quot;N&quot;,&quot;N&quot;,&quot;N&quot;,&quot;N&quot;,&quot;N&quot;,&quot;Y&quot;,&quot;N&quot;,&quot;N&quot;,&quot;N&quot;,&quot;N&quot;,&quot;&quot;,&quot;&quot;,&quot;N&quot;,&quot;N&quot;,&quot;N&quot;,&quot;&quot;,&quot;&quot;,&quot;&quot;,&quot;&quot;,&quot;&quot;,&quot;N&quot;,&quot;Y&quot;,&quot;N&quot;,&quot;&quot;,&quot;&quot;,&quot;&quot;,&quot;&quot;,&quot;N&quot;,&quot;N&quot;,&quot;N&quot;,&quot;Y&quot;,&quot;N&quot;,&quot;N&quot;,&quot;N&quot;,&quot;N&quot;,&quot;Y&quot;,&quot;N&quot;,&quot;N&quot;,&quot;N&quot;,&quot;N&quot;,&quot;N&quot;,&quot;N&quot;,&quot;N&quot;,&quot;N&quot;,&quot;N&quot;,&quot;N&quot;,&quot;N&quot;,&quot;N&quot;,&quot;Y&quot;,&quot;Y&quot;,&quot;Y&quot;,&quot;N&quot;,&quot;N&quot;,&quot;Y&quot;,&quot;N&quot;,&quot;N&quot;,&quot;N&quot;,&quot;N&quot;,&quot;N&quot;,&quot;N&quot;,&quot;N&quot;,&quot;Y&quot;,&quot;N&quot;,&quot;N&quot;,&quot;N&quot;,&quot;Y&quot;,&quot;Y&quot;,&quot;Y&quot;,&quot;Y&quot;,&quot;Y&quot;,&quot;Y&quot;,&quot;Y&quot;,&quot;Y&quot;,&quot;Y&quot;,&quot;N&quot;,&quot;N&quot;,&quot;Y&quot;,&quot;Y&quot;,&quot;Y&quot;,&quot;Y&quot;,&quot;Y&quot;,&quot;Y&quot;,&quot;Y&quot;,&quot;Y&quot;,&quot;Y&quot;,&quot;Y&quot;,&quot;Y&quot;,&quot;Y&quot;,&quot;Y&quot;,&quot;Y&quot;,&quot;N&quot;,&quot;Y&quot;,&quot;Y&quot;,&quot;Y&quot;,&quot;Y&quot;,&quot;Y&quot;,&quot;Y&quot;,&quot;Y&quot;,&quot;Y&quot;,&quot;Y&quot;,&quot;Y&quot;,&quot;Y&quot;,&quot;Y&quot;,&quot;Y&quot;,&quot;N&quot;,&quot;Y&quot;,&quot;N&quot;,&quot;N&quot;,&quot;N&quot;,&quot;N&quot;,&quot;N&quot;,&quot;N&quot;,&quot;N&quot;,&quot;N&quot;,&quot;Y&quot;,&quot;Y&quot;,&quot;Y&quot;,&quot;Y&quot;,&quot;Y&quot;,&quot;Y&quot;,&quot;Y&quot;,&quot;Y&quot;,&quot;Y&quot;,&quot;Y&quot;,&quot;Y&quot;,&quot;N&quot;,&quot;N&quot;,&quot;Y&quot;,&quot;Y&quot;,&quot;Y&quot;,&quot;N&quot;,&quot;N&quot;,&quot;Y&quot;,&quot;Y&quot;,&quot;Y&quot;,&quot;Y&quot;,&quot;Y&quot;,&quot;Y&quot;,&quot;Y&quot;,&quot;Y&quot;,&quot;Y&quot;,&quot;Y&quot;,&quot;N&quot;,&quot;N&quot;,&quot;N&quot;,&quot;Y&quot;,&quot;N&quot;,&quot;N&quot;,&quot;Y&quot;,&quot;N&quot;,&quot;N&quot;,&quot;Y&quot;,&quot;Y&quot;,&quot;N&quot;,&quot;N&quot;,&quot;Y&quot;,&quot;N&quot;,&quot;Y&quot;,&quot;N&quot;,&quot;N&quot;,&quot;Y&quot;,&quot;N&quot;,&quot;N&quot;,&quot;N&quot;,&quot;N&quot;,&quot;Y&quot;,&quot;N&quot;,&quot;Y&quot;,&quot;N&quot;,&quot;N&quot;,&quot;N&quot;,&quot;N&quot;,&quot;N&quot;,&quot;N&quot;,&quot;N&quot;,&quot;N&quot;,&quot;N&quot;,&quot;N&quot;,&quot;N&quot;,&quot;N&quot;,&quot;Y&quot;,&quot;Y&quot;,&quot;Y&quot;,&quot;Y&quot;,&quot;N&quot;,&quot;N&quot;,&quot;Y&quot;,&quot;Y&quot;,&quot;N&quot;,&quot;Y&quot;,&quot;Y&quot;,&quot;N&quot;,&quot;N&quot;,&quot;N&quot;,&quot;N&quot;,&quot;Y&quot;,&quot;N&quot;,&quot;N&quot;,&quot;N&quot;,&quot;Y&quot;,&quot;N&quot;,&quot;N&quot;,&quot;Y&quot;,&quot;N&quot;,&quot;N&quot;,&quot;N&quot;,&quot;N&quot;,&quot;N&quot;,&quot;N&quot;,&quot;N&quot;,&quot;Y&quot;,&quot;Y&quot;,&quot;N&quot;,&quot;N&quot;,&quot;Y&quot;,&quot;N&quot;,&quot;N&quot;,&quot;Y&quot;,&quot;Y&quot;,&quot;N&quot;]]" calcext:value-type="string">
            <text:p>["N","N","","","","","","","","","","","","","","","","","","","","","","","","","","","","","","","","","","","","","","","","","","","","","","","","","","","","","","","","","","","","","","","","","","","","","","","","","","","","","","","","","","","","","","","","","","","","","","","","","","","","","","","","","","","","","","","N","","","","","","","","","","","","","","","","","","","","","","","","","","","","","","","","","","","","","","","","","","","","","","","","","","","","","","","","","","","","","","","","","","","","","","","","","","","","","","","","","","","","","","","","","","","","","","","","","","","","","","","","","N","","N","N","N","N","N","N","","N","N","N","N","N","Y","N","N","N","N","N","N","N","N","N","","","N","N","","N","Y","N","","N","N","N","Y","N","","N","","","Y","N","N","N","N","","","","N","N","N","","N","N","N","Y","","","","","N","N","","N","N","Y","Y","N","","","N","N","N","N","Y","","","","","","","","Y","","","","","N","N","N","N","N","N","N","Y","Y","N","Y","N","N","","Y","N","N","N","N","N","Y","N","N","N","N","","","N","N","N","","","","","","N","Y","N","","","","","N","N","N","Y","N","N","N","N","Y","N","N","N","N","N","N","N","N","N","N","N","N","Y","Y","Y","N","N","Y","N","N","N","N","N","N","N","Y","N","N","N","Y","Y","Y","Y","Y","Y","Y","Y","Y","N","N","Y","Y","Y","Y","Y","Y","Y","Y","Y","Y","Y","Y","Y","Y","N","Y","Y","Y","Y","Y","Y","Y","Y","Y","Y","Y","Y","Y","N","Y","N","N","N","N","N","N","N","N","Y","Y","Y","Y","Y","Y","Y","Y","Y","Y","Y","N","N","Y","Y","Y","N","N","Y","Y","Y","Y","Y","Y","Y","Y","Y","Y","N","N","N","Y","N","N","Y","N","N","Y","Y","N","N","Y","N","Y","N","N","Y","N","N","N","N","Y","N","Y","N","N","N","N","N","N","N","N","N","N","N","N","Y","Y","Y","Y","N","N","Y","Y","N","Y","Y","N","N","N","N","Y","N","N","N","Y","N","N","Y","N","N","N","N","N","N","N","Y","Y","N","N","Y","N","N","Y","Y","N"]]</text:p>
          </table:table-cell>
        </table:table-row>
        <table:table-row table:style-name="ro1" table:number-rows-repeated="1048031">
          <table:table-cell table:number-columns-repeated="18"/>
        </table:table-row>
        <table:table-row table:style-name="ro1">
          <table:table-cell table:number-columns-repeated="18"/>
        </table:table-row>
      </table:table>
      <table:table table:name="tblPU" table:style-name="ta1">
        <table:table-column table:style-name="co11" table:default-cell-style-name="ce1"/>
        <table:table-column table:style-name="co12" table:default-cell-style-name="ce1"/>
        <table:table-column table:style-name="co13"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14" table:number-columns-repeated="3" table:default-cell-style-name="ce1"/>
        <table:table-row table:style-name="ro1">
          <table:table-cell table:number-columns-repeated="4"/>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4"/>
        </table:table-row>
        <table:table-row table:style-name="ro1">
          <table:table-cell office:value-type="string" calcext:value-type="string">
            <text:p>A</text:p>
          </table:table-cell>
          <table:table-cell office:value-type="string" calcext:value-type="string">
            <text:p>Admin</text:p>
          </table:table-cell>
          <table:table-cell office:value-type="string" calcext:value-type="string">
            <text:p>Silver</text:p>
          </table:table-cell>
          <table:table-cell/>
          <table:table-cell table:style-name="Default" table:number-columns-repeated="7"/>
          <table:table-cell/>
          <table:table-cell table:formula="of:=[.$G$1]&amp;[.A2]&amp;[.$H$1]&amp;[.$I$1]" office:value-type="string" office:string-value="&quot;A&quot;," calcext:value-type="string">
            <text:p>"A",</text:p>
          </table:table-cell>
          <table:table-cell table:formula="of:=[.$G$1]&amp;[.B2]&amp;[.$H$1]&amp;[.$I$1]" office:value-type="string" office:string-value="&quot;Admin&quot;," calcext:value-type="string">
            <text:p>"Admin",</text:p>
          </table:table-cell>
          <table:table-cell table:formula="of:=[.$G$1]&amp;[.C2]&amp;[.$H$1]&amp;[.I1]" office:value-type="string" office:string-value="&quot;Silver&quot;," calcext:value-type="string">
            <text:p>"Silver",</text:p>
          </table:table-cell>
        </table:table-row>
        <table:table-row table:style-name="ro1">
          <table:table-cell office:value-type="string" calcext:value-type="string">
            <text:p>B</text:p>
          </table:table-cell>
          <table:table-cell office:value-type="string" calcext:value-type="string">
            <text:p>Break</text:p>
          </table:table-cell>
          <table:table-cell office:value-type="string" calcext:value-type="string">
            <text:p>red</text:p>
          </table:table-cell>
          <table:table-cell table:number-columns-repeated="9"/>
          <table:table-cell table:formula="of:=[.$G$1]&amp;[.A3]&amp;[.$H$1]&amp;[.$I$1]" office:value-type="string" office:string-value="&quot;B&quot;," calcext:value-type="string">
            <text:p>"B",</text:p>
          </table:table-cell>
          <table:table-cell table:formula="of:=[.$G$1]&amp;[.B3]&amp;[.$H$1]&amp;[.$I$1]" office:value-type="string" office:string-value="&quot;Break&quot;," calcext:value-type="string">
            <text:p>"Break",</text:p>
          </table:table-cell>
          <table:table-cell table:formula="of:=[.$G$1]&amp;[.C3]&amp;[.$H$1]&amp;[.I2]" office:value-type="string" office:string-value="&quot;red&quot;" calcext:value-type="string">
            <text:p>"red"</text:p>
          </table:table-cell>
        </table:table-row>
        <table:table-row table:style-name="ro1">
          <table:table-cell office:value-type="string" calcext:value-type="string">
            <text:p>D</text:p>
          </table:table-cell>
          <table:table-cell office:value-type="string" calcext:value-type="string">
            <text:p>Development</text:p>
          </table:table-cell>
          <table:table-cell office:value-type="string" calcext:value-type="string">
            <text:p>YellowGreen</text:p>
          </table:table-cell>
          <table:table-cell table:number-columns-repeated="9"/>
          <table:table-cell table:formula="of:=[.$G$1]&amp;[.A4]&amp;[.$H$1]&amp;[.$I$1]" office:value-type="string" office:string-value="&quot;D&quot;," calcext:value-type="string">
            <text:p>"D",</text:p>
          </table:table-cell>
          <table:table-cell table:formula="of:=[.$G$1]&amp;[.B4]&amp;[.$H$1]&amp;[.$I$1]" office:value-type="string" office:string-value="&quot;Development&quot;," calcext:value-type="string">
            <text:p>"Development",</text:p>
          </table:table-cell>
          <table:table-cell table:formula="of:=[.$G$1]&amp;[.C4]&amp;[.$H$1]&amp;[.I3]" office:value-type="string" office:string-value="&quot;YellowGreen&quot;" calcext:value-type="string">
            <text:p>"YellowGreen"</text:p>
          </table:table-cell>
        </table:table-row>
        <table:table-row table:style-name="ro1">
          <table:table-cell office:value-type="string" calcext:value-type="string">
            <text:p>I</text:p>
          </table:table-cell>
          <table:table-cell office:value-type="string" calcext:value-type="string">
            <text:p>IIA</text:p>
          </table:table-cell>
          <table:table-cell office:value-type="string" calcext:value-type="string">
            <text:p>pink</text:p>
          </table:table-cell>
          <table:table-cell table:number-columns-repeated="9"/>
          <table:table-cell table:formula="of:=[.$G$1]&amp;[.A5]&amp;[.$H$1]&amp;[.$I$1]" office:value-type="string" office:string-value="&quot;I&quot;," calcext:value-type="string">
            <text:p>"I",</text:p>
          </table:table-cell>
          <table:table-cell table:formula="of:=[.$G$1]&amp;[.B5]&amp;[.$H$1]&amp;[.$I$1]" office:value-type="string" office:string-value="&quot;IIA&quot;," calcext:value-type="string">
            <text:p>"IIA",</text:p>
          </table:table-cell>
          <table:table-cell table:formula="of:=[.$G$1]&amp;[.C5]&amp;[.$H$1]&amp;[.I4]" office:value-type="string" office:string-value="&quot;pink&quot;" calcext:value-type="string">
            <text:p>"pink"</text:p>
          </table:table-cell>
        </table:table-row>
        <table:table-row table:style-name="ro1">
          <table:table-cell office:value-type="string" calcext:value-type="string">
            <text:p>M</text:p>
          </table:table-cell>
          <table:table-cell office:value-type="string" calcext:value-type="string">
            <text:p>Meeting</text:p>
          </table:table-cell>
          <table:table-cell office:value-type="string" calcext:value-type="string">
            <text:p>lime</text:p>
          </table:table-cell>
          <table:table-cell table:number-columns-repeated="9"/>
          <table:table-cell table:formula="of:=[.$G$1]&amp;[.A6]&amp;[.$H$1]&amp;[.$I$1]" office:value-type="string" office:string-value="&quot;M&quot;," calcext:value-type="string">
            <text:p>"M",</text:p>
          </table:table-cell>
          <table:table-cell table:formula="of:=[.$G$1]&amp;[.B6]&amp;[.$H$1]&amp;[.$I$1]" office:value-type="string" office:string-value="&quot;Meeting&quot;," calcext:value-type="string">
            <text:p>"Meeting",</text:p>
          </table:table-cell>
          <table:table-cell table:formula="of:=[.$G$1]&amp;[.C6]&amp;[.$H$1]&amp;[.I5]" office:value-type="string" office:string-value="&quot;lime&quot;" calcext:value-type="string">
            <text:p>"lime"</text:p>
          </table:table-cell>
        </table:table-row>
        <table:table-row table:style-name="ro1">
          <table:table-cell office:value-type="string" calcext:value-type="string">
            <text:p>S</text:p>
          </table:table-cell>
          <table:table-cell office:value-type="string" calcext:value-type="string">
            <text:p>Social</text:p>
          </table:table-cell>
          <table:table-cell office:value-type="string" calcext:value-type="string">
            <text:p>yellow</text:p>
          </table:table-cell>
          <table:table-cell table:number-columns-repeated="9"/>
          <table:table-cell table:formula="of:=[.$G$1]&amp;[.A7]&amp;[.$H$1]&amp;[.$I$1]" office:value-type="string" office:string-value="&quot;S&quot;," calcext:value-type="string">
            <text:p>"S",</text:p>
          </table:table-cell>
          <table:table-cell table:formula="of:=[.$G$1]&amp;[.B7]&amp;[.$H$1]&amp;[.$I$1]" office:value-type="string" office:string-value="&quot;Social&quot;," calcext:value-type="string">
            <text:p>"Social",</text:p>
          </table:table-cell>
          <table:table-cell table:formula="of:=[.$G$1]&amp;[.C7]&amp;[.$H$1]&amp;[.I6]" office:value-type="string" office:string-value="&quot;yellow&quot;" calcext:value-type="string">
            <text:p>"yellow"</text:p>
          </table:table-cell>
        </table:table-row>
        <table:table-row table:style-name="ro1">
          <table:table-cell office:value-type="string" calcext:value-type="string">
            <text:p>P</text:p>
          </table:table-cell>
          <table:table-cell office:value-type="string" calcext:value-type="string">
            <text:p>Personal</text:p>
          </table:table-cell>
          <table:table-cell office:value-type="string" calcext:value-type="string">
            <text:p>purple</text:p>
          </table:table-cell>
          <table:table-cell table:number-columns-repeated="9"/>
          <table:table-cell table:formula="of:=[.$G$1]&amp;[.A8]&amp;[.$H$1]&amp;[.$I$1]" office:value-type="string" office:string-value="&quot;P&quot;," calcext:value-type="string">
            <text:p>"P",</text:p>
          </table:table-cell>
          <table:table-cell table:formula="of:=[.$G$1]&amp;[.B8]&amp;[.$H$1]&amp;[.$I$1]" office:value-type="string" office:string-value="&quot;Personal&quot;," calcext:value-type="string">
            <text:p>"Personal",</text:p>
          </table:table-cell>
          <table:table-cell table:formula="of:=[.$G$1]&amp;[.C8]&amp;[.$H$1]&amp;[.I7]" office:value-type="string" office:string-value="&quot;purple&quot;" calcext:value-type="string">
            <text:p>"purple"</text:p>
          </table:table-cell>
        </table:table-row>
        <table:table-row table:style-name="ro1">
          <table:table-cell office:value-type="string" calcext:value-type="string">
            <text:p>W</text:p>
          </table:table-cell>
          <table:table-cell office:value-type="string" calcext:value-type="string">
            <text:p>Work</text:p>
          </table:table-cell>
          <table:table-cell office:value-type="string" calcext:value-type="string">
            <text:p>green</text:p>
          </table:table-cell>
          <table:table-cell table:number-columns-repeated="9"/>
          <table:table-cell table:formula="of:=[.$G$1]&amp;[.A9]&amp;[.$H$1]&amp;[.$I$1]" office:value-type="string" office:string-value="&quot;W&quot;," calcext:value-type="string">
            <text:p>"W",</text:p>
          </table:table-cell>
          <table:table-cell table:formula="of:=[.$G$1]&amp;[.B9]&amp;[.$H$1]&amp;[.$I$1]" office:value-type="string" office:string-value="&quot;Work&quot;," calcext:value-type="string">
            <text:p>"Work",</text:p>
          </table:table-cell>
          <table:table-cell table:formula="of:=[.$G$1]&amp;[.C9]&amp;[.$H$1]&amp;[.I8]" office:value-type="string" office:string-value="&quot;green&quot;" calcext:value-type="string">
            <text:p>"green"</text:p>
          </table:table-cell>
        </table:table-row>
        <table:table-row table:style-name="ro1">
          <table:table-cell office:value-type="string" calcext:value-type="string">
            <text:p>N</text:p>
          </table:table-cell>
          <table:table-cell office:value-type="string" calcext:value-type="string">
            <text:p>Untracked</text:p>
          </table:table-cell>
          <table:table-cell office:value-type="string" calcext:value-type="string">
            <text:p>black</text:p>
          </table:table-cell>
          <table:table-cell table:number-columns-repeated="9"/>
          <table:table-cell table:formula="of:=[.$G$1]&amp;[.A10]&amp;[.$H$1]&amp;[.$I$1]" office:value-type="string" office:string-value="&quot;N&quot;," calcext:value-type="string">
            <text:p>"N",</text:p>
          </table:table-cell>
          <table:table-cell table:formula="of:=[.$G$1]&amp;[.B10]&amp;[.$H$1]&amp;[.$I$1]" office:value-type="string" office:string-value="&quot;Untracked&quot;," calcext:value-type="string">
            <text:p>"Untracked",</text:p>
          </table:table-cell>
          <table:table-cell table:formula="of:=[.$G$1]&amp;[.C10]&amp;[.$H$1]&amp;[.I9]" office:value-type="string" office:string-value="&quot;black&quot;" calcext:value-type="string">
            <text:p>"black"</text:p>
          </table:table-cell>
        </table:table-row>
        <table:table-row table:style-name="ro1">
          <table:table-cell office:value-type="string" calcext:value-type="string">
            <text:p>L</text:p>
          </table:table-cell>
          <table:table-cell office:value-type="string" calcext:value-type="string">
            <text:p>Learning</text:p>
          </table:table-cell>
          <table:table-cell office:value-type="string" calcext:value-type="string">
            <text:p>gold</text:p>
          </table:table-cell>
          <table:table-cell table:number-columns-repeated="9"/>
          <table:table-cell table:formula="of:=[.$G$1]&amp;[.A11]&amp;[.$H$1]&amp;[.$I$1]" office:value-type="string" office:string-value="&quot;L&quot;," calcext:value-type="string">
            <text:p>"L",</text:p>
          </table:table-cell>
          <table:table-cell table:formula="of:=[.$G$1]&amp;[.B11]&amp;[.$H$1]&amp;[.$I$1]" office:value-type="string" office:string-value="&quot;Learning&quot;," calcext:value-type="string">
            <text:p>"Learning",</text:p>
          </table:table-cell>
          <table:table-cell table:formula="of:=[.$G$1]&amp;[.C11]&amp;[.$H$1]&amp;[.I10]" office:value-type="string" office:string-value="&quot;gold&quot;" calcext:value-type="string">
            <text:p>"gold"</text:p>
          </table:table-cell>
        </table:table-row>
        <table:table-row table:style-name="ro1">
          <table:table-cell office:value-type="string" calcext:value-type="string">
            <text:p>T</text:p>
          </table:table-cell>
          <table:table-cell office:value-type="string" calcext:value-type="string">
            <text:p>Training</text:p>
          </table:table-cell>
          <table:table-cell office:value-type="string" calcext:value-type="string">
            <text:p>orange</text:p>
          </table:table-cell>
          <table:table-cell table:number-columns-repeated="9"/>
          <table:table-cell table:formula="of:=[.$G$1]&amp;[.A12]&amp;[.$H$1]&amp;[.$I$1]" office:value-type="string" office:string-value="&quot;T&quot;," calcext:value-type="string">
            <text:p>"T",</text:p>
          </table:table-cell>
          <table:table-cell table:formula="of:=[.$G$1]&amp;[.B12]&amp;[.$H$1]&amp;[.$I$1]" office:value-type="string" office:string-value="&quot;Training&quot;," calcext:value-type="string">
            <text:p>"Training",</text:p>
          </table:table-cell>
          <table:table-cell table:formula="of:=[.$G$1]&amp;[.C12]&amp;[.$H$1]&amp;[.I11]" office:value-type="string" office:string-value="&quot;orange&quot;" calcext:value-type="string">
            <text:p>"orange"</text:p>
          </table:table-cell>
        </table:table-row>
        <table:table-row table:style-name="ro1">
          <table:table-cell office:value-type="float" office:value="1" calcext:value-type="float">
            <text:p>1</text:p>
          </table:table-cell>
          <table:table-cell office:value-type="string" calcext:value-type="string">
            <text:p>Productive</text:p>
          </table:table-cell>
          <table:table-cell office:value-type="string" calcext:value-type="string">
            <text:p>Peru</text:p>
          </table:table-cell>
          <table:table-cell table:number-columns-repeated="9"/>
          <table:table-cell table:formula="of:=[.$G$1]&amp;[.A13]&amp;[.$H$1]&amp;[.$I$1]" office:value-type="string" office:string-value="&quot;1&quot;," calcext:value-type="string">
            <text:p>"1",</text:p>
          </table:table-cell>
          <table:table-cell table:formula="of:=[.$G$1]&amp;[.B13]&amp;[.$H$1]&amp;[.$I$1]" office:value-type="string" office:string-value="&quot;Productive&quot;," calcext:value-type="string">
            <text:p>"Productive",</text:p>
          </table:table-cell>
          <table:table-cell table:formula="of:=[.$G$1]&amp;[.C13]&amp;[.$H$1]&amp;[.I12]" office:value-type="string" office:string-value="&quot;Peru&quot;" calcext:value-type="string">
            <text:p>"Peru"</text:p>
          </table:table-cell>
        </table:table-row>
        <table:table-row table:style-name="ro1">
          <table:table-cell office:value-type="float" office:value="2" calcext:value-type="float">
            <text:p>2</text:p>
          </table:table-cell>
          <table:table-cell office:value-type="string" calcext:value-type="string">
            <text:p>Travel</text:p>
          </table:table-cell>
          <table:table-cell office:value-type="string" calcext:value-type="string">
            <text:p>DimGray</text:p>
          </table:table-cell>
          <table:table-cell table:number-columns-repeated="9"/>
          <table:table-cell table:formula="of:=[.$G$1]&amp;[.A14]&amp;[.$H$1]&amp;[.$I$1]" office:value-type="string" office:string-value="&quot;2&quot;," calcext:value-type="string">
            <text:p>"2",</text:p>
          </table:table-cell>
          <table:table-cell table:formula="of:=[.$G$1]&amp;[.B14]&amp;[.$H$1]&amp;[.$I$1]" office:value-type="string" office:string-value="&quot;Travel&quot;," calcext:value-type="string">
            <text:p>"Travel",</text:p>
          </table:table-cell>
          <table:table-cell table:formula="of:=[.$G$1]&amp;[.C14]&amp;[.$H$1]&amp;[.I13]" office:value-type="string" office:string-value="&quot;DimGray&quot;" calcext:value-type="string">
            <text:p>"DimGray"</text:p>
          </table:table-cell>
        </table:table-row>
        <table:table-row table:style-name="ro1">
          <table:table-cell office:value-type="string" calcext:value-type="string">
            <text:p>R</text:p>
          </table:table-cell>
          <table:table-cell office:value-type="string" calcext:value-type="string">
            <text:p>Routine</text:p>
          </table:table-cell>
          <table:table-cell office:value-type="string" calcext:value-type="string">
            <text:p>Cyan</text:p>
          </table:table-cell>
          <table:table-cell table:number-columns-repeated="9"/>
          <table:table-cell table:formula="of:=[.$G$1]&amp;[.A15]&amp;[.$H$1]&amp;[.$I$1]" office:value-type="string" office:string-value="&quot;R&quot;," calcext:value-type="string">
            <text:p>"R",</text:p>
          </table:table-cell>
          <table:table-cell table:formula="of:=[.$G$1]&amp;[.B15]&amp;[.$H$1]&amp;[.$I$1]" office:value-type="string" office:string-value="&quot;Routine&quot;," calcext:value-type="string">
            <text:p>"Routine",</text:p>
          </table:table-cell>
          <table:table-cell table:formula="of:=[.$G$1]&amp;[.C15]&amp;[.$H$1]&amp;[.I14]" office:value-type="string" office:string-value="&quot;Cyan&quot;" calcext:value-type="string">
            <text:p>"Cyan"</text:p>
          </table:table-cell>
        </table:table-row>
        <table:table-row table:style-name="ro1">
          <table:table-cell office:value-type="string" calcext:value-type="string">
            <text:p>H</text:p>
          </table:table-cell>
          <table:table-cell office:value-type="string" calcext:value-type="string">
            <text:p>Health</text:p>
          </table:table-cell>
          <table:table-cell office:value-type="string" calcext:value-type="string">
            <text:p>Blue</text:p>
          </table:table-cell>
          <table:table-cell table:number-columns-repeated="9"/>
          <table:table-cell table:formula="of:=[.$G$1]&amp;[.A16]&amp;[.$H$1]&amp;[.$I$1]" office:value-type="string" office:string-value="&quot;H&quot;," calcext:value-type="string">
            <text:p>"H",</text:p>
          </table:table-cell>
          <table:table-cell table:formula="of:=[.$G$1]&amp;[.B16]&amp;[.$H$1]&amp;[.$I$1]" office:value-type="string" office:string-value="&quot;Health&quot;," calcext:value-type="string">
            <text:p>"Health",</text:p>
          </table:table-cell>
          <table:table-cell table:formula="of:=[.$G$1]&amp;[.C16]&amp;[.$H$1]&amp;[.I15]" office:value-type="string" office:string-value="&quot;Blue&quot;" calcext:value-type="string">
            <text:p>"Blue"</text:p>
          </table:table-cell>
        </table:table-row>
        <table:table-row table:style-name="ro1">
          <table:table-cell office:value-type="float" office:value="3" calcext:value-type="float">
            <text:p>3</text:p>
          </table:table-cell>
          <table:table-cell office:value-type="string" calcext:value-type="string">
            <text:p>Meal</text:p>
          </table:table-cell>
          <table:table-cell office:value-type="string" calcext:value-type="string">
            <text:p>Fuchsia</text:p>
          </table:table-cell>
          <table:table-cell table:number-columns-repeated="9"/>
          <table:table-cell table:formula="of:=[.$G$1]&amp;[.A17]&amp;[.$H$1]" office:value-type="string" office:string-value="&quot;3&quot;" calcext:value-type="string">
            <text:p>"3"</text:p>
          </table:table-cell>
          <table:table-cell table:formula="of:=[.$G$1]&amp;[.B17]&amp;[.$H$1]" office:value-type="string" office:string-value="&quot;Meal&quot;" calcext:value-type="string">
            <text:p>"Meal"</text:p>
          </table:table-cell>
          <table:table-cell table:formula="of:=[.$G$1]&amp;[.C17]&amp;[.$H$1]" office:value-type="string" office:string-value="&quot;Fuchsia&quot;" calcext:value-type="string">
            <text:p>"Fuchsia"</text:p>
          </table:table-cell>
        </table:table-row>
        <table:table-row table:style-name="ro1">
          <table:table-cell table:number-columns-repeated="12"/>
          <table:table-cell table:style-name="ce3"/>
          <table:table-cell table:number-columns-repeated="2"/>
        </table:table-row>
        <table:table-row table:style-name="ro1">
          <table:table-cell table:number-columns-repeated="3"/>
          <table:table-cell table:style-name="ce3" table:number-columns-repeated="9"/>
          <table:table-cell table:style-name="ce3" table:formula="of:=COM.MICROSOFT.CONCAT([.$E$1];[.$F$1];[.M2:.M17];[.$J$1];[.$I$1])" office:value-type="string" office:string-value="[[&quot;A&quot;,&quot;B&quot;,&quot;D&quot;,&quot;I&quot;,&quot;M&quot;,&quot;S&quot;,&quot;P&quot;,&quot;W&quot;,&quot;N&quot;,&quot;L&quot;,&quot;T&quot;,&quot;1&quot;,&quot;2&quot;,&quot;R&quot;,&quot;H&quot;,&quot;3&quot;]," calcext:value-type="string">
            <text:p>[["A","B","D","I","M","S","P","W","N","L","T","1","2","R","H","3"],</text:p>
          </table:table-cell>
          <table:table-cell table:style-name="ce3" table:formula="of:=COM.MICROSOFT.CONCAT([.$F$1];[.N2:.N17];[.$J$1];[.$I$1])" office:value-type="string" office:string-value="[&quot;Admin&quot;,&quot;Break&quot;,&quot;Development&quot;,&quot;IIA&quot;,&quot;Meeting&quot;,&quot;Social&quot;,&quot;Personal&quot;,&quot;Work&quot;,&quot;Untracked&quot;,&quot;Learning&quot;,&quot;Training&quot;,&quot;Productive&quot;,&quot;Travel&quot;,&quot;Routine&quot;,&quot;Health&quot;,&quot;Meal&quot;]," calcext:value-type="string">
            <text:p>["Admin","Break","Development","IIA","Meeting","Social","Personal","Work","Untracked","Learning","Training","Productive","Travel","Routine","Health","Meal"],</text:p>
          </table:table-cell>
          <table:table-cell table:style-name="ce5" table:formula="of:=COM.MICROSOFT.CONCAT([.$F$1];[.O2:.O17];[.$J$1];[.$K$1])" office:value-type="string" office:string-value="[&quot;Silver&quot;,&quot;red&quot;&quot;YellowGreen&quot;&quot;pink&quot;&quot;lime&quot;&quot;yellow&quot;&quot;purple&quot;&quot;green&quot;&quot;black&quot;&quot;gold&quot;&quot;orange&quot;&quot;Peru&quot;&quot;DimGray&quot;&quot;Cyan&quot;&quot;Blue&quot;&quot;Fuchsia&quot;]]" calcext:value-type="string">
            <text:p>["Silver","red""YellowGreen""pink""lime""yellow""purple""green""black""gold""orange""Peru""DimGray""Cyan""Blue""Fuchsia"]]</text:p>
          </table:table-cell>
        </table:table-row>
        <table:table-row table:style-name="ro1" table:number-rows-repeated="104855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3:03:46.775781854</meta:creation-date>
    <dc:date>2023-03-25T00:49:20.057824389</dc:date>
    <meta:editing-duration>PT54M9S</meta:editing-duration>
    <meta:editing-cycles>22</meta:editing-cycles>
    <meta:generator>LibreOffice/7.3.7.2$Linux_X86_64 LibreOffice_project/30$Build-2</meta:generator>
    <meta:document-statistic meta:table-count="4" meta:cell-count="7054" meta:object-count="0"/>
  </office:meta>
</office:document-meta>
</file>